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10.352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5.263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1.104cm"/>
    </style:style>
    <style:style style:name="co7" style:family="table-column">
      <style:table-column-properties fo:break-before="auto" style:column-width="0.914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0.605cm"/>
    </style:style>
    <style:style style:name="co11" style:family="table-column">
      <style:table-column-properties fo:break-before="auto" style:column-width="3.926cm"/>
    </style:style>
    <style:style style:name="co12" style:family="table-column">
      <style:table-column-properties fo:break-before="auto" style:column-width="10.502cm"/>
    </style:style>
    <style:style style:name="co13" style:family="table-column">
      <style:table-column-properties fo:break-before="auto" style:column-width="7.904cm"/>
    </style:style>
    <style:style style:name="co14" style:family="table-column">
      <style:table-column-properties fo:break-before="auto" style:column-width="1.053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2.311cm"/>
    </style:style>
    <style:style style:name="co17" style:family="table-column">
      <style:table-column-properties fo:break-before="auto" style:column-width="2.619cm"/>
    </style:style>
    <style:style style:name="co18" style:family="table-column">
      <style:table-column-properties fo:break-before="auto" style:column-width="2.002cm"/>
    </style:style>
    <style:style style:name="co19" style:family="table-column">
      <style:table-column-properties fo:break-before="auto" style:column-width="1.266cm"/>
    </style:style>
    <style:style style:name="co20" style:family="table-column">
      <style:table-column-properties fo:break-before="auto" style:column-width="1.647cm"/>
    </style:style>
    <style:style style:name="co21" style:family="table-column">
      <style:table-column-properties fo:break-before="auto" style:column-width="2.454cm"/>
    </style:style>
    <style:style style:name="co22" style:family="table-column">
      <style:table-column-properties fo:break-before="auto" style:column-width="2.762cm"/>
    </style:style>
    <style:style style:name="co23" style:family="table-column">
      <style:table-column-properties fo:break-before="auto" style:column-width="2.549cm"/>
    </style:style>
    <style:style style:name="co24" style:family="table-column">
      <style:table-column-properties fo:break-before="auto" style:column-width="2.431cm"/>
    </style:style>
    <style:style style:name="co25" style:family="table-column">
      <style:table-column-properties fo:break-before="auto" style:column-width="3.244cm"/>
    </style:style>
    <style:style style:name="co26" style:family="table-column">
      <style:table-column-properties fo:break-before="auto" style:column-width="3.604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ro5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 tableooo:tab-color="#ffd320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Obtained_20_in_20_full">
      <style:table-cell-properties fo:padding-bottom="0.106cm" fo:padding-left="0.035cm" fo:padding-right="0.035cm" fo:padding-top="0.106cm"/>
      <style:text-properties fo:color="#000000"/>
      <style:map style:condition="is-true-formula([.$I3] &lt;= 0)" style:apply-style-name="Obtained_20_in_20_full" style:base-cell-address="Sheet2.A3"/>
      <style:map style:condition="is-true-formula([.$H3] &lt;= 0)" style:apply-style-name="Not_20_obtained_20_any" style:base-cell-address="Sheet2.A3"/>
    </style:style>
    <style:style style:name="ce5" style:family="table-cell" style:parent-style-name="Default">
      <style:table-cell-properties fo:border-bottom="2.01pt solid #000000" fo:border-left="none" fo:padding-bottom="0.106cm" fo:padding-left="0.035cm" fo:padding-right="0.035cm" fo:padding-top="0.106cm" fo:border-right="none" fo:border-top="none"/>
    </style:style>
    <style:style style:name="ce6" style:family="table-cell" style:parent-style-name="Default">
      <style:table-cell-properties fo:padding-bottom="0.106cm" fo:padding-left="0.035cm" fo:padding-right="0.035cm" fo:padding-top="0.106cm"/>
      <style:map style:condition="is-true-formula([.$I3] &lt;= 0)" style:apply-style-name="Obtained_20_in_20_full" style:base-cell-address="Sheet2.A3"/>
    </style:style>
    <style:style style:name="ce7" style:family="table-cell" style:parent-style-name="Default">
      <style:table-cell-properties fo:padding-bottom="0.106cm" fo:padding-left="0.035cm" fo:padding-right="0.035cm" fo:padding-top="0.106cm"/>
    </style:style>
    <style:style style:name="ce8" style:family="table-cell" style:parent-style-name="Default" style:data-style-name="N100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9" style:family="table-cell" style:parent-style-name="Default" style:data-style-name="N100">
      <style:table-cell-properties fo:padding-bottom="0.035cm" fo:padding-left="0.136cm" fo:padding-right="0.136cm" fo:padding-top="0.035cm"/>
    </style:style>
    <style:style style:name="ce10" style:family="table-cell" style:parent-style-name="Default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13" style:family="table-cell" style:parent-style-name="Default" style:data-style-name="N11">
      <style:table-cell-properties fo:padding-bottom="0.035cm" fo:padding-left="0.138cm" fo:padding-right="0.138cm" fo:padding-top="0.035cm"/>
    </style:style>
    <style:style style:name="ce14" style:family="table-cell" style:parent-style-name="Default" style:data-style-name="N5104">
      <style:table-cell-properties fo:padding-bottom="0.035cm" fo:padding-left="0.136cm" fo:padding-right="0.136cm" fo:padding-top="0.035cm"/>
      <style:text-properties style:font-weight-asian="normal"/>
    </style:style>
    <style:style style:name="ce15" style:family="table-cell" style:parent-style-name="Default">
      <style:table-cell-properties fo:padding-bottom="0.035cm" fo:padding-left="0.136cm" fo:padding-right="0.136cm" fo:padding-top="0.035cm"/>
    </style:style>
    <style:style style:name="ce16" style:family="table-cell" style:parent-style-name="Default">
      <style:table-cell-properties fo:border-bottom="none" fo:border-left="none" fo:padding-bottom="0.106cm" fo:padding-left="0.035cm" fo:padding-right="0.035cm" fo:padding-top="0.106cm" fo:border-right="0.06pt solid #000000" fo:border-top="none"/>
    </style:style>
    <style:style style:name="ce17" style:family="table-cell" style:parent-style-name="Default">
      <style:table-cell-properties fo:border-bottom="2.01pt solid #000000" fo:border-left="none" fo:padding-bottom="0.106cm" fo:padding-left="0.035cm" fo:padding-right="0.035cm" fo:padding-top="0.106cm" fo:border-right="0.06pt solid #000000" fo:border-top="none"/>
    </style:style>
    <style:style style:name="ce18" style:family="table-cell" style:parent-style-name="Default">
      <style:table-cell-properties fo:padding-bottom="0.106cm" fo:padding-left="0.035cm" fo:padding-right="0.035cm" fo:padding-top="0.106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order-left="none" fo:padding-bottom="0.106cm" fo:padding-left="0.035cm" fo:padding-right="0.035cm" fo:padding-top="0.106cm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padding-bottom="0.035cm" fo:padding-left="0.136cm" fo:padding-right="0.136cm" fo:padding-top="0.035cm" fo:border-right="none" fo:border-top="2.01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padding-bottom="0.035cm" fo:padding-left="0.136cm" fo:padding-right="0.136cm" fo:padding-top="0.035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6633" fo:border-left="0.06pt solid #000000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2.01pt solid #000000" fo:background-color="#ff6633" fo:border-left="0.06pt solid #000000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10">
      <style:table-cell-properties fo:border-bottom="none" fo:border-left="0.06pt solid #000000" fo:padding-bottom="0.106cm" fo:padding-left="0.035cm" fo:padding-right="0.035cm" fo:padding-top="0.106cm" fo:border-right="none" fo:border-top="none"/>
      <style:text-properties fo:color="#c0c0c0"/>
    </style:style>
    <style:style style:name="ce25" style:family="table-cell" style:parent-style-name="Default" style:data-style-name="N110">
      <style:table-cell-properties fo:border-bottom="2.01pt solid #000000" fo:border-left="0.06pt solid #000000" fo:padding-bottom="0.106cm" fo:padding-left="0.035cm" fo:padding-right="0.035cm" fo:padding-top="0.106cm" fo:border-right="none" fo:border-top="none"/>
      <style:text-properties fo:color="#c0c0c0"/>
    </style:style>
    <style:style style:name="ce26" style:family="table-cell" style:parent-style-name="Default" style:data-style-name="N110">
      <style:table-cell-properties fo:border-bottom="none" fo:border-left="0.06pt solid #000000" fo:padding-bottom="0.035cm" fo:padding-left="0.136cm" fo:padding-right="0.136cm" fo:padding-top="0.035cm" fo:border-right="none" fo:border-top="2.01pt solid #000000"/>
      <style:text-properties fo:color="#c0c0c0"/>
    </style:style>
    <style:style style:name="ce27" style:family="table-cell" style:parent-style-name="Default" style:data-style-name="N110">
      <style:table-cell-properties fo:border-bottom="none" fo:border-left="0.06pt solid #000000" fo:padding-bottom="0.035cm" fo:padding-left="0.136cm" fo:padding-right="0.136cm" fo:padding-top="0.035cm" fo:border-right="none" fo:border-top="none"/>
      <style:text-properties fo:color="#c0c0c0"/>
    </style:style>
    <style:style style:name="ce28" style:family="table-cell" style:parent-style-name="Default" style:data-style-name="N5110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5110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5110">
      <style:table-cell-properties fo:padding-bottom="0.106cm" fo:padding-left="0.035cm" fo:padding-right="0.035cm" fo:padding-top="0.106cm"/>
    </style:style>
    <style:style style:name="ce31" style:family="table-cell" style:parent-style-name="Default" style:data-style-name="N5110">
      <style:table-cell-properties fo:border-bottom="2.01pt solid #000000" fo:border-left="none" fo:padding-bottom="0.106cm" fo:padding-left="0.035cm" fo:padding-right="0.035cm" fo:padding-top="0.106cm" fo:border-right="none" fo:border-top="none"/>
    </style:style>
    <style:style style:name="ce32" style:family="table-cell" style:parent-style-name="Default" style:data-style-name="N5110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33" style:family="table-cell" style:parent-style-name="Default" style:data-style-name="N5110">
      <style:table-cell-properties fo:padding-bottom="0.035cm" fo:padding-left="0.136cm" fo:padding-right="0.136cm" fo:padding-top="0.035cm"/>
    </style:style>
    <style:style style:name="ce34" style:family="table-cell" style:parent-style-name="Default" style:data-style-name="N5111">
      <style:table-cell-properties fo:background-color="#ff6633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5111">
      <style:table-cell-properties fo:border-bottom="2.01pt solid #000000" fo:background-color="#ff6633" fo:border-left="none" fo:padding-bottom="0.101cm" fo:padding-left="0.15cm" fo:padding-right="0.15cm" fo:padding-top="0.049cm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5111">
      <style:table-cell-properties fo:padding-bottom="0.106cm" fo:padding-left="0.035cm" fo:padding-right="0.035cm" fo:padding-top="0.106cm"/>
    </style:style>
    <style:style style:name="ce37" style:family="table-cell" style:parent-style-name="Default" style:data-style-name="N5111">
      <style:table-cell-properties fo:border-bottom="2.01pt solid #000000" fo:border-left="none" fo:padding-bottom="0.106cm" fo:padding-left="0.035cm" fo:padding-right="0.035cm" fo:padding-top="0.106cm" fo:border-right="none" fo:border-top="none"/>
    </style:style>
    <style:style style:name="ce38" style:family="table-cell" style:parent-style-name="Default" style:data-style-name="N5111">
      <style:table-cell-properties fo:border="none" fo:padding-bottom="0.106cm" fo:padding-left="0.035cm" fo:padding-right="0.035cm" fo:padding-top="0.106cm"/>
    </style:style>
    <style:style style:name="ce39" style:family="table-cell" style:parent-style-name="Default" style:data-style-name="N5111">
      <style:table-cell-properties fo:padding-bottom="0.035cm" fo:padding-left="0.136cm" fo:padding-right="0.136cm" fo:padding-top="0.035cm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color="#000000"/>
      <style:map style:condition="cell-content()=&quot;NO PRICING&quot;" style:apply-style-name="Greyed_20_Out" style:base-cell-address="Sheet2.Z3"/>
      <style:map style:condition="cell-content()=&quot;FARNELL&quot;" style:apply-style-name="Farnell" style:base-cell-address="Sheet2.Z3"/>
      <style:map style:condition="cell-content()=&quot;FARNELL US&quot;" style:apply-style-name="Farnell_20_US" style:base-cell-address="Sheet2.Z3"/>
    </style:style>
    <style:style style:name="ce41" style:family="table-cell" style:parent-style-name="Default">
      <style:table-cell-properties fo:border-bottom="2.01pt solid #000000" fo:border-left="0.06pt solid #000000" fo:padding-bottom="0.106cm" fo:padding-left="0.035cm" fo:padding-right="0.035cm" fo:padding-top="0.106cm" fo:border-right="none" fo:border-top="none"/>
    </style:style>
    <style:style style:name="ce42" style:family="table-cell" style:parent-style-name="Default">
      <style:table-cell-properties fo:border-bottom="none" fo:border-left="0.06pt solid #000000" fo:padding-bottom="0.035cm" fo:padding-left="0.136cm" fo:padding-right="0.136cm" fo:padding-top="0.035cm" fo:border-right="none" fo:border-top="2.01pt solid #000000"/>
    </style:style>
    <style:style style:name="ce43" style:family="table-cell" style:parent-style-name="Default">
      <style:table-cell-properties fo:border-bottom="none" fo:border-left="0.06pt solid #000000" fo:padding-bottom="0.035cm" fo:padding-left="0.136cm" fo:padding-right="0.136cm" fo:padding-top="0.035cm" fo:border-right="none" fo:border-top="none"/>
    </style:style>
    <style:style style:name="ce44" style:family="table-cell" style:parent-style-name="Default">
      <style:table-cell-properties fo:background-color="#ff6633" fo:border="none" fo:padding-bottom="0.101cm" fo:padding-left="0.15cm" fo:padding-right="0.15cm" fo:padding-top="0.049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fo:border="none" fo:padding-bottom="0.106cm" fo:padding-left="0.035cm" fo:padding-right="0.035cm" fo:padding-top="0.106cm"/>
      <style:paragraph-properties fo:text-align="end"/>
      <style:text-properties fo:color="#000000"/>
      <style:map style:condition="cell-content()=&quot;NO PRICING&quot;" style:apply-style-name="Greyed_20_Out" style:base-cell-address="Sheet2.Z3"/>
      <style:map style:condition="cell-content()=&quot;FARNELL&quot;" style:apply-style-name="Farnell" style:base-cell-address="Sheet2.Z3"/>
      <style:map style:condition="cell-content()=&quot;FARNELL US&quot;" style:apply-style-name="Farnell_20_US" style:base-cell-address="Sheet2.Z3"/>
    </style:style>
    <style:style style:name="ce46" style:family="table-cell" style:parent-style-name="Default">
      <style:table-cell-properties fo:border="none"/>
      <style:text-properties fo:color="#000000"/>
      <style:map style:condition="cell-content()=&quot;NO PRICING&quot;" style:apply-style-name="Greyed_20_Out" style:base-cell-address="Sheet2.Z3"/>
      <style:map style:condition="cell-content()=&quot;FARNELL&quot;" style:apply-style-name="Farnell" style:base-cell-address="Sheet2.Z3"/>
      <style:map style:condition="cell-content()=&quot;FARNELL US&quot;" style:apply-style-name="Farnell_20_US" style:base-cell-address="Sheet2.Z3"/>
    </style:style>
    <style:style style:name="ce47" style:family="table-cell" style:parent-style-name="Default">
      <style:table-cell-properties fo:border="none" fo:padding-bottom="0.035cm" fo:padding-left="0.136cm" fo:padding-right="0.136cm" fo:padding-top="0.035cm"/>
    </style:style>
    <style:style style:name="ce48" style:family="table-cell" style:parent-style-name="Default">
      <style:table-cell-properties fo:padding-bottom="0.106cm" fo:padding-left="0.035cm" fo:padding-right="0.035cm" fo:padding-top="0.106cm"/>
      <style:text-properties fo:color="#000000"/>
      <style:map style:condition="cell-content()=&quot;NO PRICING&quot;" style:apply-style-name="Greyed_20_Out" style:base-cell-address="Sheet2.Z3"/>
      <style:map style:condition="cell-content()=&quot;FARNELL&quot;" style:apply-style-name="Farnell" style:base-cell-address="Sheet2.Z3"/>
      <style:map style:condition="cell-content()=&quot;FARNELL US&quot;" style:apply-style-name="Farnell_20_US" style:base-cell-address="Sheet2.Z3"/>
    </style:style>
    <style:style style:name="ce49" style:family="table-cell" style:parent-style-name="Default">
      <style:text-properties fo:color="#000000"/>
      <style:map style:condition="cell-content()=&quot;NO PRICING&quot;" style:apply-style-name="Greyed_20_Out" style:base-cell-address="Sheet2.Z3"/>
      <style:map style:condition="cell-content()=&quot;FARNELL&quot;" style:apply-style-name="Farnell" style:base-cell-address="Sheet2.Z3"/>
      <style:map style:condition="cell-content()=&quot;FARNELL US&quot;" style:apply-style-name="Farnell_20_US" style:base-cell-address="Sheet2.Z3"/>
    </style:style>
    <style:style style:name="ce50" style:family="table-cell" style:parent-style-name="Default" style:data-style-name="N37">
      <style:table-cell-properties fo:padding-bottom="0.035cm" fo:padding-left="0.136cm" fo:padding-right="0.136cm" fo:padding-top="0.035cm"/>
    </style:style>
    <style:style style:name="ce51" style:family="table-cell" style:parent-style-name="Default" style:data-style-name="N5111">
      <style:table-cell-properties fo:padding-bottom="0.106cm" fo:padding-left="0.035cm" fo:padding-right="0.035cm" fo:padding-top="0.106cm"/>
      <style:text-properties fo:color="#000000"/>
      <style:map style:condition="cell-content()=&quot;NO PRICING&quot;" style:apply-style-name="Greyed_20_Out" style:base-cell-address="Sheet2.Z3"/>
      <style:map style:condition="cell-content()=&quot;FARNELL&quot;" style:apply-style-name="Farnell" style:base-cell-address="Sheet2.Z3"/>
      <style:map style:condition="cell-content()=&quot;FARNELL US&quot;" style:apply-style-name="Farnell_20_US" style:base-cell-address="Sheet2.Z3"/>
    </style:style>
    <style:style style:name="ce52" style:family="table-cell" style:parent-style-name="Default" style:data-style-name="N5111">
      <style:table-cell-properties fo:border-bottom="none" fo:border-left="none" fo:padding-bottom="0.035cm" fo:padding-left="0.136cm" fo:padding-right="0.136cm" fo:padding-top="0.035cm" fo:border-right="none" fo:border-top="2.01pt solid #000000"/>
    </style:style>
    <style:style style:name="ce53" style:family="table-cell" style:parent-style-name="Default">
      <style:table-cell-properties fo:border-bottom="none" fo:background-color="#ff6633" style:text-align-source="fix" style:repeat-content="false" fo:border-left="0.06pt solid #000000" fo:padding-bottom="0.101cm" fo:padding-left="0.15cm" fo:padding-right="0.15cm" fo:padding-top="0.049cm" fo:border-right="none" fo:border-top="non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2.01pt solid #000000" fo:background-color="#ff6633" style:text-align-source="fix" style:repeat-content="false" fo:border-left="0.06pt solid #000000" fo:padding-bottom="0.101cm" fo:padding-left="0.15cm" fo:padding-right="0.15cm" fo:padding-top="0.049cm" fo:border-right="none" fo:border-top="non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padding-bottom="0.106cm" fo:padding-left="0.035cm" fo:padding-right="0.035cm" fo:padding-top="0.106cm" fo:border-right="none" fo:border-top="none"/>
      <style:paragraph-properties fo:text-align="center"/>
    </style:style>
    <style:style style:name="ce56" style:family="table-cell" style:parent-style-name="Default">
      <style:table-cell-properties fo:border-bottom="2.01pt solid #000000" style:text-align-source="fix" style:repeat-content="false" fo:border-left="0.06pt solid #000000" fo:padding-bottom="0.106cm" fo:padding-left="0.035cm" fo:padding-right="0.035cm" fo:padding-top="0.106cm" fo:border-right="none" fo:border-top="none"/>
      <style:paragraph-properties fo:text-align="center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2.01pt solid #000000"/>
      <style:paragraph-properties fo:text-align="center"/>
    </style:style>
    <style:style style:name="ce60" style:family="table-cell" style:parent-style-name="Default">
      <style:table-cell-properties fo:border-bottom="none" fo:border-left="none" fo:border-right="none" fo:border-top="2.01pt solid #000000"/>
    </style:style>
  </office:automatic-styles>
  <office:body>
    <office:spreadsheet>
      <table:table table:name="source" table:style-name="ta1">
        <table:table-source xlink:type="simple" xlink:href="../cft-bom.csv" table:table-name="Sheet1" table:filter-name="Text - txt - csv (StarCalc)" table:filter-options="44,34,76,1,,2057,true,fals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"/>
          <table:table-cell office:value-type="string">
            <text:p>Farnell</text:p>
          </table:table-cell>
          <table:table-cell table:number-columns-repeated="2"/>
          <table:table-cell office:value-type="string">
            <text:p>Farnell US</text:p>
          </table:table-cell>
          <table:table-cell table:number-columns-repeated="2"/>
          <table:table-cell office:value-type="string">
            <text:p>RS Online</text:p>
          </table:table-cell>
          <table:table-cell table:number-columns-repeated="2"/>
        </table:table-row>
        <table:table-row table:style-name="ro1">
          <table:table-cell office:value-type="string">
            <text:p>Qty</text:p>
          </table:table-cell>
          <table:table-cell office:value-type="string">
            <text:p>Part</text:p>
          </table:table-cell>
          <table:table-cell office:value-type="string">
            <text:p>Eagle Part</text:p>
          </table:table-cell>
          <table:table-cell office:value-type="string">
            <text:p>Description</text:p>
          </table:table-cell>
          <table:table-cell office:value-type="string">
            <text:p>Notes</text:p>
          </table:table-cell>
          <table:table-cell office:value-type="string">
            <text:p>Order Code</text:p>
          </table:table-cell>
          <table:table-cell office:value-type="string">
            <text:p>Price</text:p>
          </table:table-cell>
          <table:table-cell office:value-type="string">
            <text:p>Unit</text:p>
          </table:table-cell>
          <table:table-cell office:value-type="string">
            <text:p>Order Code</text:p>
          </table:table-cell>
          <table:table-cell office:value-type="string">
            <text:p>Price</text:p>
          </table:table-cell>
          <table:table-cell office:value-type="string">
            <text:p>Unit</text:p>
          </table:table-cell>
          <table:table-cell office:value-type="string">
            <text:p>Order Code</text:p>
          </table:table-cell>
          <table:table-cell office:value-type="string">
            <text:p>Price</text:p>
          </table:table-cell>
          <table:table-cell office:value-type="string">
            <text:p>Uni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nF Ceramic Capacitor</text:p>
          </table:table-cell>
          <table:table-cell office:value-type="string">
            <text:p>C-EU025-024X044</text:p>
          </table:table-cell>
          <table:table-cell office:value-type="string">
            <text:p>10nF Ceramic Capacitor</text:p>
          </table:table-cell>
          <table:table-cell/>
          <table:table-cell office:value-type="float" office:value="9411852">
            <text:p>9411852</text:p>
          </table:table-cell>
          <table:table-cell office:value-type="float" office:value="0.059">
            <text:p>0,059</text:p>
          </table:table-cell>
          <table:table-cell office:value-type="float" office:value="25">
            <text:p>25</text:p>
          </table:table-cell>
          <table:table-cell office:value-type="float" office:value="1694335">
            <text:p>1694335</text:p>
          </table:table-cell>
          <table:table-cell office:value-type="float" office:value="0.016">
            <text:p>0,0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0.1μF ceramic capacitor</text:p>
          </table:table-cell>
          <table:table-cell office:value-type="string">
            <text:p>C-EU025-024X044</text:p>
          </table:table-cell>
          <table:table-cell office:value-type="string">
            <text:p>0.1μF ceramic capacitor</text:p>
          </table:table-cell>
          <table:table-cell/>
          <table:table-cell office:value-type="float" office:value="1694337">
            <text:p>1694337</text:p>
          </table:table-cell>
          <table:table-cell office:value-type="float" office:value="0.019">
            <text:p>0,019</text:p>
          </table:table-cell>
          <table:table-cell office:value-type="float" office:value="100">
            <text:p>100</text:p>
          </table:table-cell>
          <table:table-cell office:value-type="float" office:value="1694337">
            <text:p>1694337</text:p>
          </table:table-cell>
          <table:table-cell office:value-type="float" office:value="0.019">
            <text:p>0,019</text:p>
          </table:table-cell>
          <table:table-cell office:value-type="float" office:value="100">
            <text:p>100</text:p>
          </table:table-cell>
          <table:table-cell office:value-type="string">
            <text:p>721-5240</text:p>
          </table:table-cell>
          <table:table-cell office:value-type="float" office:value="0.051">
            <text:p>0,05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1μF capacitor</text:p>
          </table:table-cell>
          <table:table-cell office:value-type="string">
            <text:p>C-EU025-024X044</text:p>
          </table:table-cell>
          <table:table-cell office:value-type="string">
            <text:p>1μF capacitor</text:p>
          </table:table-cell>
          <table:table-cell/>
          <table:table-cell office:value-type="float" office:value="3322210">
            <text:p>3322210</text:p>
          </table:table-cell>
          <table:table-cell office:value-type="float" office:value="0.148">
            <text:p>0,148</text:p>
          </table:table-cell>
          <table:table-cell office:value-type="float" office:value="1">
            <text:p>1</text:p>
          </table:table-cell>
          <table:table-cell office:value-type="float" office:value="1600879">
            <text:p>1600879</text:p>
          </table:table-cell>
          <table:table-cell office:value-type="float" office:value="0.041">
            <text:p>0,041</text:p>
          </table:table-cell>
          <table:table-cell office:value-type="float" office:value="25">
            <text:p>25</text:p>
          </table:table-cell>
          <table:table-cell office:value-type="string">
            <text:p>538-1578</text:p>
          </table:table-cell>
          <table:table-cell office:value-type="float" office:value="0.292">
            <text:p>0,2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 pF ceramic capacitor</text:p>
          </table:table-cell>
          <table:table-cell office:value-type="string">
            <text:p>C-EU025-024X044</text:p>
          </table:table-cell>
          <table:table-cell office:value-type="string">
            <text:p>22 pF ceramic capacitor</text:p>
          </table:table-cell>
          <table:table-cell/>
          <table:table-cell office:value-type="float" office:value="9411674">
            <text:p>9411674</text:p>
          </table:table-cell>
          <table:table-cell office:value-type="float" office:value="0.035">
            <text:p>0,035</text:p>
          </table:table-cell>
          <table:table-cell office:value-type="float" office:value="25">
            <text:p>2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3pF ceramic capacitor</text:p>
          </table:table-cell>
          <table:table-cell office:value-type="string">
            <text:p>C-EU025-024X044</text:p>
          </table:table-cell>
          <table:table-cell office:value-type="string">
            <text:p>33pF ceramic capacitor</text:p>
          </table:table-cell>
          <table:table-cell/>
          <table:table-cell office:value-type="float" office:value="9411682">
            <text:p>9411682</text:p>
          </table:table-cell>
          <table:table-cell office:value-type="float" office:value="0.04">
            <text:p>0,04</text:p>
          </table:table-cell>
          <table:table-cell office:value-type="float" office:value="25">
            <text:p>2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nF ceramic capacitor</text:p>
          </table:table-cell>
          <table:table-cell office:value-type="string">
            <text:p>C-EU025-024X044</text:p>
          </table:table-cell>
          <table:table-cell office:value-type="string">
            <text:p>47nF ceramic capacitor</text:p>
          </table:table-cell>
          <table:table-cell/>
          <table:table-cell office:value-type="float" office:value="1100530">
            <text:p>1100530</text:p>
          </table:table-cell>
          <table:table-cell office:value-type="float" office:value="0.055">
            <text:p>0,055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μF electrolytic capacitor</text:p>
          </table:table-cell>
          <table:table-cell office:value-type="string">
            <text:p>CPOL-EUE1.8-4</text:p>
          </table:table-cell>
          <table:table-cell office:value-type="string">
            <text:p>1μF electrolytic capacitor</text:p>
          </table:table-cell>
          <table:table-cell/>
          <table:table-cell office:value-type="float" office:value="1236655">
            <text:p>1236655</text:p>
          </table:table-cell>
          <table:table-cell office:value-type="float" office:value="0.034">
            <text:p>0,034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nF electrolytic capacitor</text:p>
          </table:table-cell>
          <table:table-cell office:value-type="string">
            <text:p>CPOL-EUE2.5-5</text:p>
          </table:table-cell>
          <table:table-cell office:value-type="string">
            <text:p>100nF electrolytic capacitor</text:p>
          </table:table-cell>
          <table:table-cell/>
          <table:table-cell office:value-type="float" office:value="1902938">
            <text:p>1902938</text:p>
          </table:table-cell>
          <table:table-cell office:value-type="float" office:value="0.033">
            <text:p>0,033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1 μF electrolytic capacitor</text:p>
          </table:table-cell>
          <table:table-cell office:value-type="string">
            <text:p>CPOL-EUE2.5-5</text:p>
          </table:table-cell>
          <table:table-cell office:value-type="string">
            <text:p>1 μF electrolytic capacitor</text:p>
          </table:table-cell>
          <table:table-cell office:value-type="string">
            <text:p>Through hole</text:p>
          </table:table-cell>
          <table:table-cell office:value-type="float" office:value="1236655">
            <text:p>1236655</text:p>
          </table:table-cell>
          <table:table-cell office:value-type="float" office:value="0.034">
            <text:p>0,034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 µF electrolytic capacitor</text:p>
          </table:table-cell>
          <table:table-cell office:value-type="string">
            <text:p>CPOL-EUE2.5-5</text:p>
          </table:table-cell>
          <table:table-cell office:value-type="string">
            <text:p>10 µF electrolytic capacitor</text:p>
          </table:table-cell>
          <table:table-cell/>
          <table:table-cell office:value-type="float" office:value="1902928">
            <text:p>1902928</text:p>
          </table:table-cell>
          <table:table-cell office:value-type="float" office:value="0.033">
            <text:p>0,03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40-6547</text:p>
          </table:table-cell>
          <table:table-cell office:value-type="float" office:value="0.026">
            <text:p>0,0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µF electrolytic capacitor</text:p>
          </table:table-cell>
          <table:table-cell office:value-type="string">
            <text:p>CPOL-EUE2.5-5</text:p>
          </table:table-cell>
          <table:table-cell office:value-type="string">
            <text:p>47µF electrolytic capacitor</text:p>
          </table:table-cell>
          <table:table-cell/>
          <table:table-cell office:value-type="float" office:value="1902909">
            <text:p>1902909</text:p>
          </table:table-cell>
          <table:table-cell office:value-type="float" office:value="0.041">
            <text:p>0,041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0µF electrolytic capacitor</text:p>
          </table:table-cell>
          <table:table-cell office:value-type="string">
            <text:p>CPOL-EUE2.5-5</text:p>
          </table:table-cell>
          <table:table-cell office:value-type="string">
            <text:p>220µF electrolytic capacitor</text:p>
          </table:table-cell>
          <table:table-cell/>
          <table:table-cell office:value-type="float" office:value="1902883">
            <text:p>1902883</text:p>
          </table:table-cell>
          <table:table-cell office:value-type="float" office:value="0.042">
            <text:p>0,042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μF/10V Electrolytic capacitor</text:p>
          </table:table-cell>
          <table:table-cell office:value-type="string">
            <text:p>CPOL-EUE2.5-7</text:p>
          </table:table-cell>
          <table:table-cell office:value-type="string">
            <text:p>10μF/10V Electrolytic capacitor</text:p>
          </table:table-cell>
          <table:table-cell table:number-columns-repeated="8"/>
          <table:table-cell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8x1 pin 2.54mm centre header</text:p>
          </table:table-cell>
          <table:table-cell office:value-type="string">
            <text:p>22-23-2081</text:p>
          </table:table-cell>
          <table:table-cell office:value-type="string">
            <text:p>8x1 pin 2.54mm centre header</text:p>
          </table:table-cell>
          <table:table-cell office:value-type="string">
            <text:p>Molex KK® series header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x1 pin 2.54mm centre header</text:p>
          </table:table-cell>
          <table:table-cell office:value-type="string">
            <text:p>22-23-2091</text:p>
          </table:table-cell>
          <table:table-cell office:value-type="string">
            <text:p>9x1 pin 2.54mm centre header</text:p>
          </table:table-cell>
          <table:table-cell office:value-type="string">
            <text:p>Molex KK® series header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B9 female or 2×5-pin header</text:p>
          </table:table-cell>
          <table:table-cell office:value-type="string">
            <text:p>F09VP</text:p>
          </table:table-cell>
          <table:table-cell office:value-type="string">
            <text:p>DB9 female or 2×5-pin header</text:p>
          </table:table-cell>
          <table:table-cell/>
          <table:table-cell office:value-type="float" office:value="1099294">
            <text:p>1099294</text:p>
          </table:table-cell>
          <table:table-cell office:value-type="float" office:value="0.48">
            <text:p>0,48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x20 pin shrouded header</text:p>
          </table:table-cell>
          <table:table-cell office:value-type="string">
            <text:p>IDE-CONNECTOR</text:p>
          </table:table-cell>
          <table:table-cell office:value-type="string">
            <text:p>2x20 pin shrouded header</text:p>
          </table:table-cell>
          <table:table-cell office:value-type="string">
            <text:p>IDE socket</text:p>
          </table:table-cell>
          <table:table-cell office:value-type="float" office:value="1099261">
            <text:p>1099261</text:p>
          </table:table-cell>
          <table:table-cell office:value-type="float" office:value="1.07">
            <text:p>1,07</text:p>
          </table:table-cell>
          <table:table-cell office:value-type="float" office:value="1">
            <text:p>1</text:p>
          </table:table-cell>
          <table:table-cell office:value-type="float" office:value="1258972">
            <text:p>1258972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office:value-type="string">
            <text:p>670-1825</text:p>
          </table:table-cell>
          <table:table-cell office:value-type="float" office:value="0.972">
            <text:p>0,9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B9 male or 2×5 pin header</text:p>
          </table:table-cell>
          <table:table-cell office:value-type="string">
            <text:p>M09HP</text:p>
          </table:table-cell>
          <table:table-cell office:value-type="string">
            <text:p>DB9 male or 2×5 pin header</text:p>
          </table:table-cell>
          <table:table-cell/>
          <table:table-cell office:value-type="float" office:value="1099289">
            <text:p>1099289</text:p>
          </table:table-cell>
          <table:table-cell office:value-type="float" office:value="0.48">
            <text:p>0,48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N4148 diode</text:p>
          </table:table-cell>
          <table:table-cell office:value-type="string">
            <text:p>1N4148DO35-7</text:p>
          </table:table-cell>
          <table:table-cell office:value-type="string">
            <text:p>1N4148 diode</text:p>
          </table:table-cell>
          <table:table-cell office:value-type="string">
            <text:p>Or any fast signal diode</text:p>
          </table:table-cell>
          <table:table-cell office:value-type="float" office:value="9565124">
            <text:p>9565124</text:p>
          </table:table-cell>
          <table:table-cell office:value-type="float" office:value="0.011">
            <text:p>0,01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36-7341</text:p>
          </table:table-cell>
          <table:table-cell office:value-type="float" office:value="0.003">
            <text:p>0,00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N5817 Schottky barrier rectifier</text:p>
          </table:table-cell>
          <table:table-cell office:value-type="string">
            <text:p>1N5817-B</text:p>
          </table:table-cell>
          <table:table-cell office:value-type="string">
            <text:p>1N5817 Schottky barrier rectifier</text:p>
          </table:table-cell>
          <table:table-cell/>
          <table:table-cell office:value-type="float" office:value="1843507">
            <text:p>1843507</text:p>
          </table:table-cell>
          <table:table-cell office:value-type="float" office:value="0.023">
            <text:p>0,023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N4002 diode</text:p>
          </table:table-cell>
          <table:table-cell office:value-type="string">
            <text:p>DIODE-DO41-10</text:p>
          </table:table-cell>
          <table:table-cell office:value-type="string">
            <text:p>1N4002 diode</text:p>
          </table:table-cell>
          <table:table-cell/>
          <table:table-cell office:value-type="float" office:value="1651083">
            <text:p>1651083</text:p>
          </table:table-cell>
          <table:table-cell office:value-type="float" office:value="0.056">
            <text:p>0,056</text:p>
          </table:table-cell>
          <table:table-cell office:value-type="float" office:value="1">
            <text:p>1</text:p>
          </table:table-cell>
          <table:table-cell office:value-type="float" office:value="1924512">
            <text:p>1924512</text:p>
          </table:table-cell>
          <table:table-cell office:value-type="float" office:value="0.022">
            <text:p>0,022</text:p>
          </table:table-cell>
          <table:table-cell office:value-type="float" office:value="10">
            <text:p>10</text:p>
          </table:table-cell>
          <table:table-cell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96-pin (A+B+C) DIN-41612 Bauform ‘C’ plug</text:p>
          </table:table-cell>
          <table:table-cell office:value-type="string">
            <text:p>VG96-3K</text:p>
          </table:table-cell>
          <table:table-cell office:value-type="string">
            <text:p>96-pin (A+B+C) DIN-41612 Bauform ‘C’ plug</text:p>
          </table:table-cell>
          <table:table-cell office:value-type="string">
            <text:p>Right angle through hole</text:p>
          </table:table-cell>
          <table:table-cell office:value-type="float" office:value="1656159">
            <text:p>1656159</text:p>
          </table:table-cell>
          <table:table-cell office:value-type="float" office:value="1.84">
            <text:p>1,84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6C2550 Dual 16550 UART</text:p>
          </table:table-cell>
          <table:table-cell office:value-type="string">
            <text:p>16C2550</text:p>
          </table:table-cell>
          <table:table-cell office:value-type="string">
            <text:p>16C2550 Dual 16550 UART</text:p>
          </table:table-cell>
          <table:table-cell/>
          <table:table-cell office:value-type="float" office:value="1294794">
            <text:p>1294794</text:p>
          </table:table-cell>
          <table:table-cell office:value-type="float" office:value="4.21">
            <text:p>4,21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 MBit (512k x 8) Static RAM</text:p>
          </table:table-cell>
          <table:table-cell office:value-type="string">
            <text:p>29F040DIP32</text:p>
          </table:table-cell>
          <table:table-cell office:value-type="string">
            <text:p>4 MBit (512k x 8) Static RAM</text:p>
          </table:table-cell>
          <table:table-cell/>
          <table:table-cell office:value-type="float" office:value="1562900">
            <text:p>1562900</text:p>
          </table:table-cell>
          <table:table-cell office:value-type="float" office:value="4.71">
            <text:p>4,71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9x040 4 MBit (512k x 8) Flash RAM</text:p>
          </table:table-cell>
          <table:table-cell office:value-type="string">
            <text:p>29F040PLCC32</text:p>
          </table:table-cell>
          <table:table-cell office:value-type="string">
            <text:p>29x040 4 MBit (512k x 8) Flash RAM</text:p>
          </table:table-cell>
          <table:table-cell office:value-type="string">
            <text:p>Socket: Farnell 1103872 (£0.48@10)</text:p>
          </table:table-cell>
          <table:table-cell office:value-type="float" office:value="1565992">
            <text:p>1565992</text:p>
          </table:table-cell>
          <table:table-cell office:value-type="float" office:value="1.18">
            <text:p>1,18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161</text:p>
          </table:table-cell>
          <table:table-cell office:value-type="string">
            <text:p>4161P</text:p>
          </table:table-cell>
          <table:table-cell table:number-columns-repeated="2"/>
          <table:table-cell office:value-type="float" office:value="380600">
            <text:p>380600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2113</text:p>
          </table:table-cell>
          <table:table-cell office:value-type="float" office:value="0.143">
            <text:p>0,1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4HC00 4× NAND gate</text:p>
          </table:table-cell>
          <table:table-cell office:value-type="string">
            <text:p>74HC00N</text:p>
          </table:table-cell>
          <table:table-cell office:value-type="string">
            <text:p>74HC00 4× NAND gate</text:p>
          </table:table-cell>
          <table:table-cell/>
          <table:table-cell office:value-type="float" office:value="9590889">
            <text:p>9590889</text:p>
          </table:table-cell>
          <table:table-cell office:value-type="float" office:value="0.38">
            <text:p>0,3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6012</text:p>
          </table:table-cell>
          <table:table-cell office:value-type="float" office:value="0.26">
            <text:p>0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02N</text:p>
          </table:table-cell>
          <table:table-cell table:number-columns-repeated="2"/>
          <table:table-cell office:value-type="float" office:value="9665781">
            <text:p>9665781</text:p>
          </table:table-cell>
          <table:table-cell office:value-type="float" office:value="0.33">
            <text:p>0,33</text:p>
          </table:table-cell>
          <table:table-cell office:value-type="float" office:value="1">
            <text:p>1</text:p>
          </table:table-cell>
          <table:table-cell office:value-type="float" office:value="1163587">
            <text:p>1163587</text:p>
          </table:table-cell>
          <table:table-cell office:value-type="float" office:value="0.322">
            <text:p>0,322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4HC03N Quad 2-input NAND gate, open collector output</text:p>
          </table:table-cell>
          <table:table-cell office:value-type="string">
            <text:p>74HC03N</text:p>
          </table:table-cell>
          <table:table-cell office:value-type="string">
            <text:p>74HC03N Quad 2-input NAND gate, open collector output</text:p>
          </table:table-cell>
          <table:table-cell/>
          <table:table-cell office:value-type="float" office:value="1282849">
            <text:p>1282849</text:p>
          </table:table-cell>
          <table:table-cell office:value-type="float" office:value="0.17">
            <text:p>0,17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74HC04N Hex inverter</text:p>
          </table:table-cell>
          <table:table-cell office:value-type="string">
            <text:p>74HC04N</text:p>
          </table:table-cell>
          <table:table-cell office:value-type="string">
            <text:p>74HC04N Hex inverter</text:p>
          </table:table-cell>
          <table:table-cell/>
          <table:table-cell office:value-type="float" office:value="9590951">
            <text:p>9590951</text:p>
          </table:table-cell>
          <table:table-cell office:value-type="float" office:value="0.23">
            <text:p>0,23</text:p>
          </table:table-cell>
          <table:table-cell office:value-type="float" office:value="10">
            <text:p>10</text:p>
          </table:table-cell>
          <table:table-cell office:value-type="float" office:value="2374080">
            <text:p>2374080</text:p>
          </table:table-cell>
          <table:table-cell office:value-type="float" office:value="0.086">
            <text:p>0,086</text:p>
          </table:table-cell>
          <table:table-cell office:value-type="float" office:value="1">
            <text:p>1</text:p>
          </table:table-cell>
          <table:table-cell office:value-type="string">
            <text:p>662-9997</text:p>
          </table:table-cell>
          <table:table-cell office:value-type="float" office:value="0.233">
            <text:p>0,2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05 6× open drain inverter</text:p>
          </table:table-cell>
          <table:table-cell office:value-type="string">
            <text:p>74HC05N</text:p>
          </table:table-cell>
          <table:table-cell office:value-type="string">
            <text:p>74HC05 6× open drain inverter</text:p>
          </table:table-cell>
          <table:table-cell/>
          <table:table-cell office:value-type="float" office:value="1470855">
            <text:p>1470855</text:p>
          </table:table-cell>
          <table:table-cell office:value-type="float" office:value="0.54">
            <text:p>0,5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42-921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74HC08 4× AND gate</text:p>
          </table:table-cell>
          <table:table-cell office:value-type="string">
            <text:p>74HC08N</text:p>
          </table:table-cell>
          <table:table-cell office:value-type="string">
            <text:p>74HC08 4× AND gate</text:p>
          </table:table-cell>
          <table:table-cell/>
          <table:table-cell office:value-type="float" office:value="9665803">
            <text:p>9665803</text:p>
          </table:table-cell>
          <table:table-cell office:value-type="float" office:value="0.22">
            <text:p>0,2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09-2845</text:p>
          </table:table-cell>
          <table:table-cell office:value-type="float" office:value="0.201">
            <text:p>0,2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74HC112N</text:p>
          </table:table-cell>
          <table:table-cell table:number-columns-repeated="2"/>
          <table:table-cell office:value-type="float" office:value="1749804">
            <text:p>1749804</text:p>
          </table:table-cell>
          <table:table-cell office:value-type="float" office:value="0.39">
            <text:p>0,3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63-1893</text:p>
          </table:table-cell>
          <table:table-cell office:value-type="float" office:value="0.219">
            <text:p>0,2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25N</text:p>
          </table:table-cell>
          <table:table-cell table:number-columns-repeated="2"/>
          <table:table-cell office:value-type="float" office:value="9591036">
            <text:p>9591036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7403</text:p>
          </table:table-cell>
          <table:table-cell office:value-type="float" office:value="0.32">
            <text:p>0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74HC138N 3-to-8 line Decoder</text:p>
          </table:table-cell>
          <table:table-cell office:value-type="string">
            <text:p>74HC138N</text:p>
          </table:table-cell>
          <table:table-cell office:value-type="string">
            <text:p>74HC138N 3-to-8 line Decoder</text:p>
          </table:table-cell>
          <table:table-cell/>
          <table:table-cell office:value-type="float" office:value="1826779">
            <text:p>1826779</text:p>
          </table:table-cell>
          <table:table-cell office:value-type="float" office:value="0.29">
            <text:p>0,29</text:p>
          </table:table-cell>
          <table:table-cell office:value-type="float" office:value="1">
            <text:p>1</text:p>
          </table:table-cell>
          <table:table-cell office:value-type="float" office:value="1318508">
            <text:p>1318508</text:p>
          </table:table-cell>
          <table:table-cell office:value-type="float" office:value="0.172">
            <text:p>0,172</text:p>
          </table:table-cell>
          <table:table-cell office:value-type="float" office:value="10">
            <text:p>10</text:p>
          </table:table-cell>
          <table:table-cell office:value-type="string">
            <text:p>663-0036</text:p>
          </table:table-cell>
          <table:table-cell office:value-type="float" office:value="0.267">
            <text:p>0,26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4HC139N</text:p>
          </table:table-cell>
          <table:table-cell table:number-columns-repeated="2"/>
          <table:table-cell office:value-type="float" office:value="380556">
            <text:p>380556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14N Hex inverting Schmitt trigger</text:p>
          </table:table-cell>
          <table:table-cell office:value-type="string">
            <text:p>74HC14N</text:p>
          </table:table-cell>
          <table:table-cell office:value-type="string">
            <text:p>74HC14N Hex inverting Schmitt trigger</text:p>
          </table:table-cell>
          <table:table-cell/>
          <table:table-cell office:value-type="float" office:value="7455513">
            <text:p>7455513</text:p>
          </table:table-cell>
          <table:table-cell office:value-type="float" office:value="0.133">
            <text:p>0,133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899</text:p>
          </table:table-cell>
          <table:table-cell office:value-type="float" office:value="0.164">
            <text:p>0,16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53N</text:p>
          </table:table-cell>
          <table:table-cell table:number-columns-repeated="2"/>
          <table:table-cell office:value-type="float" office:value="1753485">
            <text:p>1753485</text:p>
          </table:table-cell>
          <table:table-cell office:value-type="float" office:value="0.56">
            <text:p>0,5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43-0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64N</text:p>
          </table:table-cell>
          <table:table-cell table:number-columns-repeated="2"/>
          <table:table-cell office:value-type="float" office:value="1201282">
            <text:p>1201282</text:p>
          </table:table-cell>
          <table:table-cell office:value-type="float" office:value="0.46">
            <text:p>0,46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66N</text:p>
          </table:table-cell>
          <table:table-cell table:number-columns-repeated="2"/>
          <table:table-cell office:value-type="float" office:value="1287502">
            <text:p>1287502</text:p>
          </table:table-cell>
          <table:table-cell office:value-type="float" office:value="0.39">
            <text:p>0,39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174N</text:p>
          </table:table-cell>
          <table:table-cell table:number-columns-repeated="2"/>
          <table:table-cell office:value-type="float" office:value="1287531">
            <text:p>1287531</text:p>
          </table:table-cell>
          <table:table-cell office:value-type="float" office:value="0.32">
            <text:p>0,32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74HC193N</text:p>
          </table:table-cell>
          <table:table-cell table:number-columns-repeated="2"/>
          <table:table-cell office:value-type="float" office:value="1470793">
            <text:p>1470793</text:p>
          </table:table-cell>
          <table:table-cell office:value-type="float" office:value="0.34">
            <text:p>0,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27-372</text:p>
          </table:table-cell>
          <table:table-cell office:value-type="float" office:value="0.29">
            <text:p>0,2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21N</text:p>
          </table:table-cell>
          <table:table-cell table:number-columns-repeated="2"/>
          <table:table-cell office:value-type="float" office:value="1740011">
            <text:p>1740011</text:p>
          </table:table-cell>
          <table:table-cell office:value-type="float" office:value="0.23">
            <text:p>0,2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2665</text:p>
          </table:table-cell>
          <table:table-cell office:value-type="float" office:value="0.163">
            <text:p>0,16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245 Octal bus transceiver, 3-state</text:p>
          </table:table-cell>
          <table:table-cell office:value-type="string">
            <text:p>74HC245N</text:p>
          </table:table-cell>
          <table:table-cell office:value-type="string">
            <text:p>74HC245 Octal bus transceiver, 3-state</text:p>
          </table:table-cell>
          <table:table-cell/>
          <table:table-cell office:value-type="float" office:value="380714">
            <text:p>380714</text:p>
          </table:table-cell>
          <table:table-cell office:value-type="float" office:value="0.49">
            <text:p>0,4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6113</text:p>
          </table:table-cell>
          <table:table-cell office:value-type="float" office:value="0.38">
            <text:p>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74HC251N</text:p>
          </table:table-cell>
          <table:table-cell table:number-columns-repeated="2"/>
          <table:table-cell office:value-type="float" office:value="9591320">
            <text:p>9591320</text:p>
          </table:table-cell>
          <table:table-cell office:value-type="float" office:value="0.22">
            <text:p>0,2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63-0203</text:p>
          </table:table-cell>
          <table:table-cell office:value-type="float" office:value="0.423">
            <text:p>0,4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4HC253 Dual 4:1 multiplexer, 3-state</text:p>
          </table:table-cell>
          <table:table-cell office:value-type="string">
            <text:p>74HC253N</text:p>
          </table:table-cell>
          <table:table-cell office:value-type="string">
            <text:p>74HC253 Dual 4:1 multiplexer, 3-state</text:p>
          </table:table-cell>
          <table:table-cell/>
          <table:table-cell office:value-type="float" office:value="1753491">
            <text:p>1753491</text:p>
          </table:table-cell>
          <table:table-cell office:value-type="float" office:value="0.28">
            <text:p>0,2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3046</text:p>
          </table:table-cell>
          <table:table-cell office:value-type="float" office:value="0.147">
            <text:p>0,1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74HC273N</text:p>
          </table:table-cell>
          <table:table-cell table:number-columns-repeated="2"/>
          <table:table-cell office:value-type="float" office:value="9591397">
            <text:p>9591397</text:p>
          </table:table-cell>
          <table:table-cell office:value-type="float" office:value="0.34">
            <text:p>0,3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14-0925</text:p>
          </table:table-cell>
          <table:table-cell office:value-type="float" office:value="0.175">
            <text:p>0,17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4HC32 4× OR gate</text:p>
          </table:table-cell>
          <table:table-cell office:value-type="string">
            <text:p>74HC32N</text:p>
          </table:table-cell>
          <table:table-cell office:value-type="string">
            <text:p>74HC32 4× OR gate</text:p>
          </table:table-cell>
          <table:table-cell/>
          <table:table-cell office:value-type="float" office:value="1739939">
            <text:p>1739939</text:p>
          </table:table-cell>
          <table:table-cell office:value-type="float" office:value="0.27">
            <text:p>0,2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09-3021</text:p>
          </table:table-cell>
          <table:table-cell office:value-type="float" office:value="0.201">
            <text:p>0,2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373 Octal D-type transparent latch, negative edge triggered</text:p>
          </table:table-cell>
          <table:table-cell office:value-type="string">
            <text:p>74HC373N</text:p>
          </table:table-cell>
          <table:table-cell office:value-type="string">
            <text:p>74HC373 Octal D-type transparent latch, negative edge triggered</text:p>
          </table:table-cell>
          <table:table-cell/>
          <table:table-cell office:value-type="float" office:value="1607705">
            <text:p>1607705</text:p>
          </table:table-cell>
          <table:table-cell office:value-type="float" office:value="0.52">
            <text:p>0,5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922</text:p>
          </table:table-cell>
          <table:table-cell office:value-type="float" office:value="0.182">
            <text:p>0,18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374 Octal D-type transparent latch, positive edge triggered</text:p>
          </table:table-cell>
          <table:table-cell office:value-type="string">
            <text:p>74HC374N</text:p>
          </table:table-cell>
          <table:table-cell office:value-type="string">
            <text:p>74HC374 Octal D-type transparent latch, positive edge triggered</text:p>
          </table:table-cell>
          <table:table-cell/>
          <table:table-cell office:value-type="float" office:value="380763">
            <text:p>380763</text:p>
          </table:table-cell>
          <table:table-cell office:value-type="float" office:value="0.57">
            <text:p>0,5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9-6141</text:p>
          </table:table-cell>
          <table:table-cell office:value-type="float" office:value="0.38">
            <text:p>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540N Octal 3-state inverting buffer</text:p>
          </table:table-cell>
          <table:table-cell office:value-type="string">
            <text:p>74HC540N</text:p>
          </table:table-cell>
          <table:table-cell office:value-type="string">
            <text:p>74HC540N Octal 3-state inverting buffer</text:p>
          </table:table-cell>
          <table:table-cell/>
          <table:table-cell office:value-type="float" office:value="1753515">
            <text:p>175351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1163595">
            <text:p>1163595</text:p>
          </table:table-cell>
          <table:table-cell office:value-type="float" office:value="0.482">
            <text:p>0,482</text:p>
          </table:table-cell>
          <table:table-cell office:value-type="float" office:value="1">
            <text:p>1</text:p>
          </table:table-cell>
          <table:table-cell office:value-type="string">
            <text:p>443-249</text:p>
          </table:table-cell>
          <table:table-cell office:value-type="float" office:value="0.61">
            <text:p>0,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74HC541N Octal 3-state buffer</text:p>
          </table:table-cell>
          <table:table-cell office:value-type="string">
            <text:p>74HC541N</text:p>
          </table:table-cell>
          <table:table-cell office:value-type="string">
            <text:p>74HC541N Octal 3-state buffer</text:p>
          </table:table-cell>
          <table:table-cell/>
          <table:table-cell office:value-type="float" office:value="1470755">
            <text:p>1470755</text:p>
          </table:table-cell>
          <table:table-cell office:value-type="float" office:value="0.25">
            <text:p>0,2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953</text:p>
          </table:table-cell>
          <table:table-cell office:value-type="float" office:value="0.18">
            <text:p>0,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74HC574 8-bit D Flip Flop bus driver</text:p>
          </table:table-cell>
          <table:table-cell office:value-type="string">
            <text:p>74HC574N</text:p>
          </table:table-cell>
          <table:table-cell office:value-type="string">
            <text:p>74HC574 8-bit D Flip Flop bus driver</text:p>
          </table:table-cell>
          <table:table-cell/>
          <table:table-cell office:value-type="float" office:value="380830">
            <text:p>380830</text:p>
          </table:table-cell>
          <table:table-cell office:value-type="float" office:value="0.42">
            <text:p>0,4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14-0950</text:p>
          </table:table-cell>
          <table:table-cell office:value-type="float" office:value="0.18">
            <text:p>0,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590 8-bit registered binary counter</text:p>
          </table:table-cell>
          <table:table-cell office:value-type="string">
            <text:p>74HC590N</text:p>
          </table:table-cell>
          <table:table-cell office:value-type="string">
            <text:p>74HC590 8-bit registered binary counter</text:p>
          </table:table-cell>
          <table:table-cell/>
          <table:table-cell office:value-type="float" office:value="1652001">
            <text:p>1652001</text:p>
          </table:table-cell>
          <table:table-cell office:value-type="float" office:value="0.52">
            <text:p>0,5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09-2523</text:p>
          </table:table-cell>
          <table:table-cell office:value-type="float" office:value="0.236">
            <text:p>0,2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4HC688 8-bit magnitude/identity comparator</text:p>
          </table:table-cell>
          <table:table-cell office:value-type="string">
            <text:p>74HC688N</text:p>
          </table:table-cell>
          <table:table-cell office:value-type="string">
            <text:p>74HC688 8-bit magnitude/identity comparator</text:p>
          </table:table-cell>
          <table:table-cell/>
          <table:table-cell office:value-type="float" office:value="9591672">
            <text:p>9591672</text:p>
          </table:table-cell>
          <table:table-cell office:value-type="float" office:value="0.67">
            <text:p>0,6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709-2179</text:p>
          </table:table-cell>
          <table:table-cell office:value-type="float" office:value="0.168">
            <text:p>0,1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74HC74N</text:p>
          </table:table-cell>
          <table:table-cell table:number-columns-repeated="2"/>
          <table:table-cell office:value-type="float" office:value="1013916">
            <text:p>1013916</text:p>
          </table:table-cell>
          <table:table-cell office:value-type="float" office:value="0.103">
            <text:p>0,10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14-0975</text:p>
          </table:table-cell>
          <table:table-cell office:value-type="float" office:value="0.15">
            <text:p>0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74HC85N 4-bit Magnitude Comparator</text:p>
          </table:table-cell>
          <table:table-cell office:value-type="string">
            <text:p>74HC85N</text:p>
          </table:table-cell>
          <table:table-cell office:value-type="string">
            <text:p>74HC85N 4-bit Magnitude Comparator</text:p>
          </table:table-cell>
          <table:table-cell/>
          <table:table-cell office:value-type="float" office:value="380489">
            <text:p>380489</text:p>
          </table:table-cell>
          <table:table-cell office:value-type="float" office:value="0.61">
            <text:p>0,61</text:p>
          </table:table-cell>
          <table:table-cell office:value-type="float" office:value="1">
            <text:p>1</text:p>
          </table:table-cell>
          <table:table-cell office:value-type="float" office:value="1387859">
            <text:p>1387859</text:p>
          </table:table-cell>
          <table:table-cell office:value-type="float" office:value="0.543">
            <text:p>0,543</text:p>
          </table:table-cell>
          <table:table-cell office:value-type="float" office:value="1">
            <text:p>1</text:p>
          </table:table-cell>
          <table:table-cell office:value-type="string">
            <text:p>527-801</text:p>
          </table:table-cell>
          <table:table-cell office:value-type="float" office:value="0.544">
            <text:p>0,5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4HC86N</text:p>
          </table:table-cell>
          <table:table-cell table:number-columns-repeated="5"/>
          <table:table-cell office:value-type="float" office:value="1075957">
            <text:p>1075957</text:p>
          </table:table-cell>
          <table:table-cell office:value-type="float" office:value="0.169">
            <text:p>0,169</text:p>
          </table:table-cell>
          <table:table-cell office:value-type="float" office:value="1">
            <text:p>1</text:p>
          </table:table-cell>
          <table:table-cell office:value-type="string">
            <text:p>169-7380</text:p>
          </table:table-cell>
          <table:table-cell office:value-type="float" office:value="0.26">
            <text:p>0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4HCT00N Quad 2-input NAND gate</text:p>
          </table:table-cell>
          <table:table-cell office:value-type="string">
            <text:p>74HCT00N</text:p>
          </table:table-cell>
          <table:table-cell office:value-type="string">
            <text:p>74HCT00N Quad 2-input NAND gate</text:p>
          </table:table-cell>
          <table:table-cell/>
          <table:table-cell office:value-type="float" office:value="9591745">
            <text:p>9591745</text:p>
          </table:table-cell>
          <table:table-cell office:value-type="float" office:value="0.24">
            <text:p>0,24</text:p>
          </table:table-cell>
          <table:table-cell office:value-type="float" office:value="1">
            <text:p>1</text:p>
          </table:table-cell>
          <table:table-cell office:value-type="float" office:value="2373749">
            <text:p>2373749</text:p>
          </table:table-cell>
          <table:table-cell office:value-type="float" office:value="0.125">
            <text:p>0,125</text:p>
          </table:table-cell>
          <table:table-cell office:value-type="float" office:value="1">
            <text:p>1</text:p>
          </table:table-cell>
          <table:table-cell office:value-type="string">
            <text:p>217-5702</text:p>
          </table:table-cell>
          <table:table-cell office:value-type="float" office:value="0.14">
            <text:p>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4HCT253N</text:p>
          </table:table-cell>
          <table:table-cell table:number-columns-repeated="2"/>
          <table:table-cell office:value-type="float" office:value="1740166">
            <text:p>1740166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82C54</text:p>
          </table:table-cell>
          <table:table-cell table:number-columns-repeated="2"/>
          <table:table-cell office:value-type="float" office:value="1018175">
            <text:p>1018175</text:p>
          </table:table-cell>
          <table:table-cell office:value-type="float" office:value="6.69">
            <text:p>6,6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96-688</text:p>
          </table:table-cell>
          <table:table-cell office:value-type="float" office:value="6.71">
            <text:p>6,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Y-3-8910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LM386N-1</text:p>
          </table:table-cell>
          <table:table-cell/>
          <table:table-cell office:value-type="string">
            <text:p>Any LM386N-x will work</text:p>
          </table:table-cell>
          <table:table-cell office:value-type="float" office:value="9488340">
            <text:p>9488340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555N Timer</text:p>
          </table:table-cell>
          <table:table-cell office:value-type="string">
            <text:p>LM555N</text:p>
          </table:table-cell>
          <table:table-cell office:value-type="string">
            <text:p>LM555N Timer</text:p>
          </table:table-cell>
          <table:table-cell/>
          <table:table-cell office:value-type="float" office:value="1564692">
            <text:p>1564692</text:p>
          </table:table-cell>
          <table:table-cell office:value-type="float" office:value="0.52">
            <text:p>0,52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534-3469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M556N Dual timer</text:p>
          </table:table-cell>
          <table:table-cell office:value-type="string">
            <text:p>LM556N</text:p>
          </table:table-cell>
          <table:table-cell office:value-type="string">
            <text:p>LM556N Dual timer</text:p>
          </table:table-cell>
          <table:table-cell office:value-type="string">
            <text:p>May replace with 2×555 + 1×decoupling cap</text:p>
          </table:table-cell>
          <table:table-cell office:value-type="float" office:value="9488260">
            <text:p>9488260</text:p>
          </table:table-cell>
          <table:table-cell office:value-type="float" office:value="1.18">
            <text:p>1,1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36-0947</text:p>
          </table:table-cell>
          <table:table-cell office:value-type="float" office:value="0.77">
            <text:p>0,7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, 16 kbit (2k×8) NVRAM &amp; RTC</text:p>
          </table:table-cell>
          <table:table-cell office:value-type="string">
            <text:p>M48T02</text:p>
          </table:table-cell>
          <table:table-cell office:value-type="string">
            <text:p>5V, 16 kbit (2k×8) NVRAM &amp; RTC</text:p>
          </table:table-cell>
          <table:table-cell/>
          <table:table-cell office:value-type="float" office:value="1224444">
            <text:p>1224444</text:p>
          </table:table-cell>
          <table:table-cell office:value-type="float" office:value="13.14">
            <text:p>13,14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X-232 RS-232 transceiver</text:p>
          </table:table-cell>
          <table:table-cell office:value-type="string">
            <text:p>MAX232</text:p>
          </table:table-cell>
          <table:table-cell office:value-type="string">
            <text:p>MAX-232 RS-232 transceiver</text:p>
          </table:table-cell>
          <table:table-cell/>
          <table:table-cell office:value-type="float" office:value="1648737">
            <text:p>1648737</text:p>
          </table:table-cell>
          <table:table-cell office:value-type="float" office:value="0.73">
            <text:p>0,7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60-8613</text:p>
          </table:table-cell>
          <table:table-cell office:value-type="float" office:value="0.68">
            <text:p>0,6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MCP23016</text:p>
          </table:table-cell>
          <table:table-cell table:number-columns-repeated="2"/>
          <table:table-cell office:value-type="float" office:value="1439389">
            <text:p>1439389</text:p>
          </table:table-cell>
          <table:table-cell office:value-type="float" office:value="1.31">
            <text:p>1,31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168</text:p>
          </table:table-cell>
          <table:table-cell office:value-type="string">
            <text:p>MEGA8-P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SPEAKJET</text:p>
          </table:table-cell>
          <table:table-cell/>
          <table:table-cell office:value-type="string">
            <text:p>SpeakJet speech synthesiser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-pin 2.54mm header</text:p>
          </table:table-cell>
          <table:table-cell office:value-type="string">
            <text:p>JP1E</text:p>
          </table:table-cell>
          <table:table-cell office:value-type="string">
            <text:p>2-pin 2.54mm header</text:p>
          </table:table-cell>
          <table:table-cell table:number-columns-repeated="7"/>
          <table:table-cell office:value-type="string">
            <text:p>251-8086</text:p>
          </table:table-cell>
          <table:table-cell office:value-type="float" office:value="0.046">
            <text:p>0,04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-pin 2.54mm header</text:p>
          </table:table-cell>
          <table:table-cell office:value-type="string">
            <text:p>JP2E</text:p>
          </table:table-cell>
          <table:table-cell office:value-type="string">
            <text:p>3-pin 2.54mm header</text:p>
          </table:table-cell>
          <table:table-cell table:number-columns-repeated="7"/>
          <table:table-cell office:value-type="string">
            <text:p>251-8092</text:p>
          </table:table-cell>
          <table:table-cell office:value-type="float" office:value="0.078">
            <text:p>0,07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JP5Q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MA06-1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PINHD-1X2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NHD-1X3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PINHD-1X5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PINHD-1X8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INHD-1X9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×20-pin shrouded/keyed header</text:p>
          </table:table-cell>
          <table:table-cell office:value-type="string">
            <text:p>PINHD-2X20</text:p>
          </table:table-cell>
          <table:table-cell office:value-type="string">
            <text:p>2×20-pin shrouded/keyed header</text:p>
          </table:table-cell>
          <table:table-cell/>
          <table:table-cell office:value-type="float" office:value="1099261">
            <text:p>1099261</text:p>
          </table:table-cell>
          <table:table-cell office:value-type="float" office:value="1.07">
            <text:p>1,0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70-1825</text:p>
          </table:table-cell>
          <table:table-cell office:value-type="float" office:value="0.972">
            <text:p>0,9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5mm amber/orange/yellow LED</text:p>
          </table:table-cell>
          <table:table-cell office:value-type="string">
            <text:p>LED-5MM-AMBER</text:p>
          </table:table-cell>
          <table:table-cell office:value-type="string">
            <text:p>5mm amber/orange/yellow LED</text:p>
          </table:table-cell>
          <table:table-cell/>
          <table:table-cell office:value-type="float" office:value="1142581">
            <text:p>1142581</text:p>
          </table:table-cell>
          <table:table-cell office:value-type="float" office:value="0.21">
            <text:p>0,2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8-6010</text:p>
          </table:table-cell>
          <table:table-cell office:value-type="float" office:value="0.042">
            <text:p>0,0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mm green LED</text:p>
          </table:table-cell>
          <table:table-cell office:value-type="string">
            <text:p>LED-5MM-GREEN</text:p>
          </table:table-cell>
          <table:table-cell office:value-type="string">
            <text:p>5mm green LED</text:p>
          </table:table-cell>
          <table:table-cell/>
          <table:table-cell office:value-type="float" office:value="1855549">
            <text:p>1855549</text:p>
          </table:table-cell>
          <table:table-cell office:value-type="float" office:value="0.42">
            <text:p>0,4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8-6004</text:p>
          </table:table-cell>
          <table:table-cell office:value-type="float" office:value="0.042">
            <text:p>0,0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5mm red LED</text:p>
          </table:table-cell>
          <table:table-cell office:value-type="string">
            <text:p>LED-5MM-RED</text:p>
          </table:table-cell>
          <table:table-cell office:value-type="string">
            <text:p>5mm red LED</text:p>
          </table:table-cell>
          <table:table-cell/>
          <table:table-cell office:value-type="float" office:value="1581217">
            <text:p>1581217</text:p>
          </table:table-cell>
          <table:table-cell office:value-type="float" office:value="0.165">
            <text:p>0,16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8-5988</text:p>
          </table:table-cell>
          <table:table-cell office:value-type="float" office:value="0.042">
            <text:p>0,0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-pin shrouded header</text:p>
          </table:table-cell>
          <table:table-cell table:style-name="ce1" office:value-type="string">
            <text:p>2540-</text:p>
          </table:table-cell>
          <table:table-cell office:value-type="string">
            <text:p>20-pin shrouded header</text:p>
          </table:table-cell>
          <table:table-cell/>
          <table:table-cell office:value-type="float" office:value="1099261">
            <text:p>1099261</text:p>
          </table:table-cell>
          <table:table-cell office:value-type="float" office:value="1.07">
            <text:p>1,07</text:p>
          </table:table-cell>
          <table:table-cell office:value-type="float" office:value="1">
            <text:p>1</text:p>
          </table:table-cell>
          <table:table-cell office:value-type="float" office:value="1258972">
            <text:p>1258972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office:value-type="string">
            <text:p>670-1825</text:p>
          </table:table-cell>
          <table:table-cell office:value-type="float" office:value="0.972">
            <text:p>0,97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x1 2.54mm female wirewrap header</text:p>
          </table:table-cell>
          <table:table-cell office:value-type="string">
            <text:p>FE06-1</text:p>
          </table:table-cell>
          <table:table-cell office:value-type="string">
            <text:p>6x1 2.54mm female wirewrap header</text:p>
          </table:table-cell>
          <table:table-cell office:value-type="string">
            <text:p>Or other stackable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x1 2.54mm female wirewrap header</text:p>
          </table:table-cell>
          <table:table-cell office:value-type="string">
            <text:p>FE08-1</text:p>
          </table:table-cell>
          <table:table-cell office:value-type="string">
            <text:p>8x1 2.54mm female wirewrap header</text:p>
          </table:table-cell>
          <table:table-cell office:value-type="string">
            <text:p>Or other stackable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DIN socket, 6-pin (PS/2 keyboard), chassis-mount</text:p>
          </table:table-cell>
          <table:table-cell office:value-type="string">
            <text:p>MINI_DIN_6</text:p>
          </table:table-cell>
          <table:table-cell office:value-type="string">
            <text:p>Mini DIN socket, 6-pin (PS/2 keyboard), chassis-mount</text:p>
          </table:table-cell>
          <table:table-cell/>
          <table:table-cell office:value-type="float" office:value="1280671">
            <text:p>1280671</text:p>
          </table:table-cell>
          <table:table-cell office:value-type="float" office:value="0.72">
            <text:p>0,72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IZ812MJ Ethernet module</text:p>
          </table:table-cell>
          <table:table-cell office:value-type="string">
            <text:p>WIZ812MJ</text:p>
          </table:table-cell>
          <table:table-cell office:value-type="string">
            <text:p>WIZ812MJ Ethernet module</text:p>
          </table:table-cell>
          <table:table-cell table:number-columns-repeated="8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 log</text:p>
          </table:table-cell>
          <table:table-cell office:value-type="string">
            <text:p>3RP/1610G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MΩ resistor 0.25W</text:p>
          </table:table-cell>
          <table:table-cell office:value-type="string">
            <text:p>R-EU_0204/7</text:p>
          </table:table-cell>
          <table:table-cell office:value-type="string">
            <text:p>1MΩ resistor 0.25W</text:p>
          </table:table-cell>
          <table:table-cell/>
          <table:table-cell office:value-type="float" office:value="9339086">
            <text:p>9339086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615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kΩ resistor, 0.25W</text:p>
          </table:table-cell>
          <table:table-cell office:value-type="string">
            <text:p>R-EU_0204/7</text:p>
          </table:table-cell>
          <table:table-cell office:value-type="string">
            <text:p>1kΩ resistor, 0.25W</text:p>
          </table:table-cell>
          <table:table-cell/>
          <table:table-cell office:value-type="float" office:value="9339051">
            <text:p>9339051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255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k2</text:p>
          </table:table-cell>
          <table:table-cell office:value-type="string">
            <text:p>R-EU_0204/7</text:p>
          </table:table-cell>
          <table:table-cell/>
          <table:table-cell office:value-type="string">
            <text:p>2.2kΩ, ¼W resistor</text:p>
          </table:table-cell>
          <table:table-cell office:value-type="float" office:value="9339302">
            <text:p>9339302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4.7kΩ resistor, 0.25W</text:p>
          </table:table-cell>
          <table:table-cell office:value-type="string">
            <text:p>R-EU_0204/7</text:p>
          </table:table-cell>
          <table:table-cell office:value-type="string">
            <text:p>4.7kΩ resistor, 0.25W</text:p>
          </table:table-cell>
          <table:table-cell/>
          <table:table-cell office:value-type="float" office:value="9339540">
            <text:p>933954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334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MΩ resistor, 0.25W</text:p>
          </table:table-cell>
          <table:table-cell office:value-type="string">
            <text:p>R-EU_0204/7</text:p>
          </table:table-cell>
          <table:table-cell office:value-type="string">
            <text:p>10MΩ resistor, 0.25W</text:p>
          </table:table-cell>
          <table:table-cell/>
          <table:table-cell office:value-type="float" office:value="1186248">
            <text:p>1186248</text:p>
          </table:table-cell>
          <table:table-cell office:value-type="float" office:value="0.012">
            <text:p>0,012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5-667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Ω, ¼W Resistor</text:p>
          </table:table-cell>
          <table:table-cell office:value-type="string">
            <text:p>R-EU_0204/7</text:p>
          </table:table-cell>
          <table:table-cell office:value-type="string">
            <text:p>10Ω, ¼W Resistor</text:p>
          </table:table-cell>
          <table:table-cell/>
          <table:table-cell office:value-type="float" office:value="9339035">
            <text:p>9339035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office:value-type="string">
            <text:p>R-EU_0204/7</text:p>
          </table:table-cell>
          <table:table-cell/>
          <table:table-cell office:value-type="string">
            <text:p>10kΩ, ¼W Resistor</text:p>
          </table:table-cell>
          <table:table-cell office:value-type="float" office:value="9339060">
            <text:p>933906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7kΩ, ¼W Resistor</text:p>
          </table:table-cell>
          <table:table-cell office:value-type="string">
            <text:p>R-EU_0204/7</text:p>
          </table:table-cell>
          <table:table-cell office:value-type="string">
            <text:p>27kΩ, ¼W Resistor</text:p>
          </table:table-cell>
          <table:table-cell/>
          <table:table-cell office:value-type="float" office:value="9339370">
            <text:p>933937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Ω resistor, 0.25W</text:p>
          </table:table-cell>
          <table:table-cell office:value-type="string">
            <text:p>R-EU_0204/7</text:p>
          </table:table-cell>
          <table:table-cell office:value-type="string">
            <text:p>100Ω resistor, 0.25W</text:p>
          </table:table-cell>
          <table:table-cell/>
          <table:table-cell office:value-type="float" office:value="9339043">
            <text:p>9339043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132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00kΩ resistor, 0.25W</text:p>
          </table:table-cell>
          <table:table-cell office:value-type="string">
            <text:p>R-EU_0204/7</text:p>
          </table:table-cell>
          <table:table-cell office:value-type="string">
            <text:p>300kΩ resistor, 0.25W</text:p>
          </table:table-cell>
          <table:table-cell/>
          <table:table-cell office:value-type="float" office:value="9341714">
            <text:p>9341714</text:p>
          </table:table-cell>
          <table:table-cell office:value-type="float" office:value="0.025">
            <text:p>0,025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707-7864</text:p>
          </table:table-cell>
          <table:table-cell office:value-type="float" office:value="0.015">
            <text:p>0,0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330Ω resistor, 0.25W</text:p>
          </table:table-cell>
          <table:table-cell office:value-type="string">
            <text:p>R-EU_0204/7</text:p>
          </table:table-cell>
          <table:table-cell office:value-type="string">
            <text:p>330Ω resistor, 0.25W</text:p>
          </table:table-cell>
          <table:table-cell/>
          <table:table-cell office:value-type="float" office:value="9339418">
            <text:p>933941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707-7622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0Ω resistor, ¼W</text:p>
          </table:table-cell>
          <table:table-cell office:value-type="string">
            <text:p>R-EU_0204/7</text:p>
          </table:table-cell>
          <table:table-cell office:value-type="string">
            <text:p>470Ω resistor, ¼W</text:p>
          </table:table-cell>
          <table:table-cell/>
          <table:table-cell office:value-type="float" office:value="9339531">
            <text:p>9339531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211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60Ω, ¼W Resistor</text:p>
          </table:table-cell>
          <table:table-cell office:value-type="string">
            <text:p>R-EU_0204/7</text:p>
          </table:table-cell>
          <table:table-cell office:value-type="string">
            <text:p>560Ω, ¼W Resistor</text:p>
          </table:table-cell>
          <table:table-cell/>
          <table:table-cell office:value-type="float" office:value="9339590">
            <text:p>933959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80Ω, ¼W Resistor</text:p>
          </table:table-cell>
          <table:table-cell office:value-type="string">
            <text:p>R-EU_0204/7</text:p>
          </table:table-cell>
          <table:table-cell office:value-type="string">
            <text:p>680Ω, ¼W Resistor</text:p>
          </table:table-cell>
          <table:table-cell/>
          <table:table-cell office:value-type="float" office:value="9339655">
            <text:p>9339655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kΩ, ¼W resistor</text:p>
          </table:table-cell>
          <table:table-cell office:value-type="string">
            <text:p>R-EU_0207/7</text:p>
          </table:table-cell>
          <table:table-cell office:value-type="string">
            <text:p>1kΩ, ¼W resistor</text:p>
          </table:table-cell>
          <table:table-cell/>
          <table:table-cell office:value-type="float" office:value="9339051">
            <text:p>9339051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9kΩ, ¼W Resistor</text:p>
          </table:table-cell>
          <table:table-cell office:value-type="string">
            <text:p>R-EU_0207/7</text:p>
          </table:table-cell>
          <table:table-cell office:value-type="string">
            <text:p>3.9kΩ, ¼W Resistor</text:p>
          </table:table-cell>
          <table:table-cell/>
          <table:table-cell office:value-type="float" office:value="9339485">
            <text:p>9339485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 office:value-type="string">
            <text:p>R-EU_0207/7</text:p>
          </table:table-cell>
          <table:table-cell/>
          <table:table-cell office:value-type="string">
            <text:p>4.7kΩ, ¼W Resistor</text:p>
          </table:table-cell>
          <table:table-cell office:value-type="float" office:value="9339540">
            <text:p>9339540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40Ω, ¼W Resistor</text:p>
          </table:table-cell>
          <table:table-cell office:value-type="string">
            <text:p>R-EU_0207/7</text:p>
          </table:table-cell>
          <table:table-cell office:value-type="string">
            <text:p>240Ω, ¼W Resistor</text:p>
          </table:table-cell>
          <table:table-cell/>
          <table:table-cell office:value-type="float" office:value="9341587">
            <text:p>9341587</text:p>
          </table:table-cell>
          <table:table-cell office:value-type="float" office:value="0.025">
            <text:p>0,025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0R</text:p>
          </table:table-cell>
          <table:table-cell office:value-type="string">
            <text:p>R-EU_0207/7</text:p>
          </table:table-cell>
          <table:table-cell/>
          <table:table-cell office:value-type="string">
            <text:p>330Ω, ¼W Resistor</text:p>
          </table:table-cell>
          <table:table-cell office:value-type="float" office:value="9339418">
            <text:p>933941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90Ω ¼W Resistor</text:p>
          </table:table-cell>
          <table:table-cell office:value-type="string">
            <text:p>R-EU_0207/7</text:p>
          </table:table-cell>
          <table:table-cell office:value-type="string">
            <text:p>390Ω ¼W Resistor</text:p>
          </table:table-cell>
          <table:table-cell/>
          <table:table-cell office:value-type="float" office:value="9339477">
            <text:p>9339477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0 kΩ resistor, ¼W</text:p>
          </table:table-cell>
          <table:table-cell office:value-type="string">
            <text:p>R-EU_R0805</text:p>
          </table:table-cell>
          <table:table-cell office:value-type="string">
            <text:p>50 kΩ resistor, ¼W</text:p>
          </table:table-cell>
          <table:table-cell office:value-type="string">
            <text:p>Actually 47kΩ (cheaper)</text:p>
          </table:table-cell>
          <table:table-cell office:value-type="float" office:value="9339558">
            <text:p>933955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457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0k log</text:p>
          </table:table-cell>
          <table:table-cell office:value-type="string">
            <text:p>TRIM_EU-CT6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8×10kΩ resistor, DIL packaged</text:p>
          </table:table-cell>
          <table:table-cell office:value-type="string">
            <text:p>8R-N</text:p>
          </table:table-cell>
          <table:table-cell office:value-type="string">
            <text:p>8×10kΩ resistor, DIL packaged</text:p>
          </table:table-cell>
          <table:table-cell office:value-type="string">
            <text:p>Discretes used for prototyping</text:p>
          </table:table-cell>
          <table:table-cell office:value-type="float" office:value="9339418">
            <text:p>933941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707-7622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8×50kΩ resistor network</text:p>
          </table:table-cell>
          <table:table-cell office:value-type="string">
            <text:p>8R-N</text:p>
          </table:table-cell>
          <table:table-cell office:value-type="string">
            <text:p>8×50kΩ resistor network</text:p>
          </table:table-cell>
          <table:table-cell office:value-type="string">
            <text:p>Uses 47kΩ discretes for prototyping.</text:p>
          </table:table-cell>
          <table:table-cell office:value-type="float" office:value="9339558">
            <text:p>9339558</text:p>
          </table:table-cell>
          <table:table-cell office:value-type="float" office:value="0.011">
            <text:p>0,011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131-457</text:p>
          </table:table-cell>
          <table:table-cell office:value-type="float" office:value="0.014">
            <text:p>0,0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×4.7kΩ resistor network</text:p>
          </table:table-cell>
          <table:table-cell office:value-type="string">
            <text:p>G03R</text:p>
          </table:table-cell>
          <table:table-cell office:value-type="string">
            <text:p>3×4.7kΩ resistor network</text:p>
          </table:table-cell>
          <table:table-cell/>
          <table:table-cell office:value-type="float" office:value="9356347">
            <text:p>9356347</text:p>
          </table:table-cell>
          <table:table-cell office:value-type="float" office:value="0.24">
            <text:p>0,24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 office:value-type="string">
            <text:p>G04R</text:p>
          </table:table-cell>
          <table:table-cell/>
          <table:table-cell office:value-type="string">
            <text:p>Using 5-element (G05R) part.</text:p>
          </table:table-cell>
          <table:table-cell office:value-type="float" office:value="1973120">
            <text:p>1973120</text:p>
          </table:table-cell>
          <table:table-cell office:value-type="float" office:value="0.065">
            <text:p>0,065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×4.7kΩ resistor network</text:p>
          </table:table-cell>
          <table:table-cell office:value-type="string">
            <text:p>G05R</text:p>
          </table:table-cell>
          <table:table-cell office:value-type="string">
            <text:p>5×4.7kΩ resistor network</text:p>
          </table:table-cell>
          <table:table-cell/>
          <table:table-cell office:value-type="float" office:value="1973120">
            <text:p>1973120</text:p>
          </table:table-cell>
          <table:table-cell office:value-type="float" office:value="0.065">
            <text:p>0,065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×4.7kΩ resistor network</text:p>
          </table:table-cell>
          <table:table-cell office:value-type="string">
            <text:p>G06R</text:p>
          </table:table-cell>
          <table:table-cell office:value-type="string">
            <text:p>7×4.7kΩ resistor network</text:p>
          </table:table-cell>
          <table:table-cell/>
          <table:table-cell office:value-type="float" office:value="1973129">
            <text:p>1973129</text:p>
          </table:table-cell>
          <table:table-cell office:value-type="float" office:value="0.085">
            <text:p>0,085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Ω 6x bussed SIL resistor</text:p>
          </table:table-cell>
          <table:table-cell office:value-type="string">
            <text:p>G06R</text:p>
          </table:table-cell>
          <table:table-cell office:value-type="string">
            <text:p>10kΩ 6x bussed SIL resistor</text:p>
          </table:table-cell>
          <table:table-cell table:number-columns-repeated="8"/>
          <table:table-cell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8×4.7kΩ resistor network</text:p>
          </table:table-cell>
          <table:table-cell office:value-type="string">
            <text:p>G08R</text:p>
          </table:table-cell>
          <table:table-cell office:value-type="string">
            <text:p>8×4.7kΩ resistor network</text:p>
          </table:table-cell>
          <table:table-cell table:number-columns-repeated="4"/>
          <table:table-cell office:value-type="float" office:value="1602072">
            <text:p>1602072</text:p>
          </table:table-cell>
          <table:table-cell office:value-type="float" office:value="0.036">
            <text:p>0,036</text:p>
          </table:table-cell>
          <table:table-cell office:value-type="float" office:value="10">
            <text:p>10</text:p>
          </table:table-cell>
          <table:table-cell office:value-type="string">
            <text:p>522-4289</text:p>
          </table:table-cell>
          <table:table-cell office:value-type="float" office:value="0.31">
            <text:p>0,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×10kΩ resistor network</text:p>
          </table:table-cell>
          <table:table-cell office:value-type="string">
            <text:p>G08R</text:p>
          </table:table-cell>
          <table:table-cell office:value-type="string">
            <text:p>8×10kΩ resistor network</text:p>
          </table:table-cell>
          <table:table-cell/>
          <table:table-cell office:value-type="float" office:value="1973130">
            <text:p>1973130</text:p>
          </table:table-cell>
          <table:table-cell office:value-type="float" office:value="0.085">
            <text:p>0,085</text:p>
          </table:table-cell>
          <table:table-cell office:value-type="float" office:value="10">
            <text:p>10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8×330Ω resistor network</text:p>
          </table:table-cell>
          <table:table-cell office:value-type="string">
            <text:p>G08R</text:p>
          </table:table-cell>
          <table:table-cell office:value-type="string">
            <text:p>8×330Ω resistor network</text:p>
          </table:table-cell>
          <table:table-cell/>
          <table:table-cell office:value-type="float" office:value="9356975">
            <text:p>9356975</text:p>
          </table:table-cell>
          <table:table-cell office:value-type="float" office:value="0.3">
            <text:p>0,3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8×330Ω resistor network</text:p>
          </table:table-cell>
          <table:table-cell office:value-type="string">
            <text:p>GE08R</text:p>
          </table:table-cell>
          <table:table-cell office:value-type="string">
            <text:p>8×330Ω resistor network</text:p>
          </table:table-cell>
          <table:table-cell/>
          <table:table-cell office:value-type="float" office:value="1602072">
            <text:p>1602072</text:p>
          </table:table-cell>
          <table:table-cell office:value-type="float" office:value="0.041">
            <text:p>0,04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22-4289</text:p>
          </table:table-cell>
          <table:table-cell office:value-type="float" office:value="0.31">
            <text:p>0,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.7kΩ linear potentiometer</text:p>
          </table:table-cell>
          <table:table-cell office:value-type="string">
            <text:p>TRIM_EU-CT6</text:p>
          </table:table-cell>
          <table:table-cell office:value-type="string">
            <text:p>4.7kΩ linear potentiometer</text:p>
          </table:table-cell>
          <table:table-cell/>
          <table:table-cell office:value-type="float" office:value="1227523">
            <text:p>1227523</text:p>
          </table:table-cell>
          <table:table-cell office:value-type="float" office:value="0.23">
            <text:p>0,23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kΩ linear Trimmer/Potentiometer</text:p>
          </table:table-cell>
          <table:table-cell office:value-type="string">
            <text:p>TRIM_EU-CT6</text:p>
          </table:table-cell>
          <table:table-cell office:value-type="string">
            <text:p>100kΩ linear Trimmer/Potentiometer</text:p>
          </table:table-cell>
          <table:table-cell/>
          <table:table-cell office:value-type="float" office:value="9609849">
            <text:p>9609849</text:p>
          </table:table-cell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 office:value-type="float" office:value="1837190">
            <text:p>1837190</text:p>
          </table:table-cell>
          <table:table-cell office:value-type="float" office:value="0.473">
            <text:p>0,473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70Ω linear potentiometer</text:p>
          </table:table-cell>
          <table:table-cell office:value-type="string">
            <text:p>TRIM_EU-CT6</text:p>
          </table:table-cell>
          <table:table-cell office:value-type="string">
            <text:p>470Ω linear potentiometer</text:p>
          </table:table-cell>
          <table:table-cell/>
          <table:table-cell office:value-type="float" office:value="1227517">
            <text:p>1227517</text:p>
          </table:table-cell>
          <table:table-cell office:value-type="float" office:value="0.24">
            <text:p>0,24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uble-pole 3-position key switch</text:p>
          </table:table-cell>
          <table:table-cell office:value-type="string">
            <text:p>320-938</text:p>
          </table:table-cell>
          <table:table-cell office:value-type="string">
            <text:p>Double-pole 3-position key switch</text:p>
          </table:table-cell>
          <table:table-cell office:value-type="string">
            <text:p>Make-before-break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ctile switch</text:p>
          </table:table-cell>
          <table:table-cell office:value-type="string">
            <text:p>TAC_SWITCHPTH</text:p>
          </table:table-cell>
          <table:table-cell office:value-type="string">
            <text:p>Tactile switch</text:p>
          </table:table-cell>
          <table:table-cell/>
          <table:table-cell office:value-type="float" office:value="1813689">
            <text:p>1813689</text:p>
          </table:table-cell>
          <table:table-cell office:value-type="float" office:value="0.185">
            <text:p>0,185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n-On toggle switch</text:p>
          </table:table-cell>
          <table:table-cell office:value-type="string">
            <text:p>TL36PO</text:p>
          </table:table-cell>
          <table:table-cell office:value-type="string">
            <text:p>On-On toggle switch</text:p>
          </table:table-cell>
          <table:table-cell office:value-type="string">
            <text:p>Switch body and separate black/red actuators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m-Off-Mom toggle switch</text:p>
          </table:table-cell>
          <table:table-cell office:value-type="string">
            <text:p>TL37PO</text:p>
          </table:table-cell>
          <table:table-cell office:value-type="string">
            <text:p>Mom-Off-Mom toggle switch</text:p>
          </table:table-cell>
          <table:table-cell table:number-columns-repeated="8"/>
          <table:table-cell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m-Off-Mom toggle switch</text:p>
          </table:table-cell>
          <table:table-cell office:value-type="string">
            <text:p>TL47PO</text:p>
          </table:table-cell>
          <table:table-cell office:value-type="string">
            <text:p>Mom-Off-Mom toggle switch</text:p>
          </table:table-cell>
          <table:table-cell table:number-columns-repeated="8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-Off-On toggle switch</text:p>
          </table:table-cell>
          <table:table-cell office:value-type="string">
            <text:p>TL49PO</text:p>
          </table:table-cell>
          <table:table-cell office:value-type="string">
            <text:p>On-Off-On toggle switch</text:p>
          </table:table-cell>
          <table:table-cell office:value-type="string">
            <text:p>Also add lever actuator</text:p>
          </table:table-cell>
          <table:table-cell table:number-columns-repeated="7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eaker, 8 ohm</text:p>
          </table:table-cell>
          <table:table-cell office:value-type="string">
            <text:p>AL11P</text:p>
          </table:table-cell>
          <table:table-cell office:value-type="string">
            <text:p>Speaker, 8 ohm</text:p>
          </table:table-cell>
          <table:table-cell office:value-type="string">
            <text:p>Any 8 ohm speaker will do (e.g. from old PC cases)</text:p>
          </table:table-cell>
          <table:table-cell office:value-type="float" office:value="599256">
            <text:p>599256</text:p>
          </table:table-cell>
          <table:table-cell office:value-type="float" office:value="0.91">
            <text:p>0,91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3-1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x2 pin header</text:p>
          </table:table-cell>
          <table:table-cell office:value-type="string">
            <text:p>MA03-2</text:p>
          </table:table-cell>
          <table:table-cell office:value-type="string">
            <text:p>3x2 pin header</text:p>
          </table:table-cell>
          <table:table-cell table:number-columns-repeated="8"/>
          <table:table-cell/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A04-2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5-1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MA09-2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10-2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x dip switch or 2x3 pin header</text:p>
          </table:table-cell>
          <table:table-cell office:value-type="string">
            <text:p>SW_DIP-3</text:p>
          </table:table-cell>
          <table:table-cell office:value-type="string">
            <text:p>3x dip switch or 2x3 pin header</text:p>
          </table:table-cell>
          <table:table-cell table:number-columns-repeated="8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-way DIP switch</text:p>
          </table:table-cell>
          <table:table-cell office:value-type="string">
            <text:p>SW_DIP-8</text:p>
          </table:table-cell>
          <table:table-cell office:value-type="string">
            <text:p>8-way DIP switch</text:p>
          </table:table-cell>
          <table:table-cell office:value-type="string">
            <text:p>Through hole</text:p>
          </table:table-cell>
          <table:table-cell office:value-type="float" office:value="9471596">
            <text:p>9471596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12-257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C548 NPN Transistor</text:p>
          </table:table-cell>
          <table:table-cell office:value-type="string">
            <text:p>BC548</text:p>
          </table:table-cell>
          <table:table-cell office:value-type="string">
            <text:p>BC548 NPN Transistor</text:p>
          </table:table-cell>
          <table:table-cell/>
          <table:table-cell office:value-type="float" office:value="9558586">
            <text:p>9558586</text:p>
          </table:table-cell>
          <table:table-cell office:value-type="float" office:value="0.07">
            <text:p>0,07</text:p>
          </table:table-cell>
          <table:table-cell office:value-type="float" office:value="5">
            <text:p>5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503_09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W237-102</text:p>
          </table:table-cell>
          <table:table-cell table:number-columns-repeated="9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4.7456 MHz Crystal</text:p>
          </table:table-cell>
          <table:table-cell office:value-type="string">
            <text:p>CRYSTALHC49U-V</text:p>
          </table:table-cell>
          <table:table-cell office:value-type="string">
            <text:p>14.7456 MHz Crystal</text:p>
          </table:table-cell>
          <table:table-cell office:value-type="string">
            <text:p>RS-232C rate</text:p>
          </table:table-cell>
          <table:table-cell office:value-type="float" office:value="1611751">
            <text:p>1611751</text:p>
          </table:table-cell>
          <table:table-cell office:value-type="float" office:value="0.175">
            <text:p>0,175</text:p>
          </table:table-cell>
          <table:table-cell office:value-type="float" office:value="1">
            <text:p>1</text:p>
          </table:table-cell>
          <table:table-cell office:value-type="float" office:value="1701136">
            <text:p>1701136</text:p>
          </table:table-cell>
          <table:table-cell office:value-type="float" office:value="0.118">
            <text:p>0,118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2.768 kHz Crystal</text:p>
          </table:table-cell>
          <table:table-cell office:value-type="string">
            <text:p>CRYSTALTC38H</text:p>
          </table:table-cell>
          <table:table-cell office:value-type="string">
            <text:p>32.768 kHz Crystal</text:p>
          </table:table-cell>
          <table:table-cell/>
          <table:table-cell office:value-type="float" office:value="1652573">
            <text:p>1652573</text:p>
          </table:table-cell>
          <table:table-cell office:value-type="float" office:value="0.098">
            <text:p>0,098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.8432 MHz Oscillator</text:p>
          </table:table-cell>
          <table:table-cell office:value-type="string">
            <text:p>XO2-08-14-SOCKET</text:p>
          </table:table-cell>
          <table:table-cell office:value-type="string">
            <text:p>1.8432 MHz Oscillator</text:p>
          </table:table-cell>
          <table:table-cell/>
          <table:table-cell office:value-type="float" office:value="4666483">
            <text:p>4666483</text:p>
          </table:table-cell>
          <table:table-cell office:value-type="float" office:value="2.24">
            <text:p>2,24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 MHz Crystal</text:p>
          </table:table-cell>
          <table:table-cell office:value-type="string">
            <text:p>XO2-08-14-SOCKET</text:p>
          </table:table-cell>
          <table:table-cell office:value-type="string">
            <text:p>16 MHz Crystal</text:p>
          </table:table-cell>
          <table:table-cell office:value-type="string">
            <text:p>May need to reduce frequency. 4 MHz: RS 547-5392. 10 MHz: 547-5421. 12 MHz: RS 547-5459</text:p>
          </table:table-cell>
          <table:table-cell office:value-type="float" office:value="7942710">
            <text:p>7942710</text:p>
          </table:table-cell>
          <table:table-cell office:value-type="float" office:value="1.54">
            <text:p>1,5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47-5487</text:p>
          </table:table-cell>
          <table:table-cell office:value-type="float" office:value="1.43">
            <text:p>1,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 MHz crystal</text:p>
          </table:table-cell>
          <table:table-cell office:value-type="string">
            <text:p>XTAL/S</text:p>
          </table:table-cell>
          <table:table-cell office:value-type="string">
            <text:p>4 MHz crystal</text:p>
          </table:table-cell>
          <table:table-cell office:value-type="string">
            <text:p>18pF</text:p>
          </table:table-cell>
          <table:table-cell office:value-type="float" office:value="1611758">
            <text:p>1611758</text:p>
          </table:table-cell>
          <table:table-cell office:value-type="float" office:value="0.148">
            <text:p>0,148</text:p>
          </table:table-cell>
          <table:table-cell office:value-type="float" office:value="1">
            <text:p>1</text:p>
          </table:table-cell>
          <table:table-cell office:value-type="float" office:value="1701127">
            <text:p>1701127</text:p>
          </table:table-cell>
          <table:table-cell office:value-type="float" office:value="0.129">
            <text:p>0,129</text:p>
          </table:table-cell>
          <table:table-cell office:value-type="float" office:value="1">
            <text:p>1</text:p>
          </table:table-cell>
          <table:table-cell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2"/>
          <table:table-cell/>
          <table:table-cell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table:number-columns-repeated="2"/>
          <table:table-cell/>
          <table:table-cell table:number-columns-repeated="5"/>
          <table:table-cell table:number-columns-repeated="4"/>
        </table:table-row>
        <table:table-row table:style-name="ro2" table:number-rows-repeated="104837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2">
        <office:forms form:automatic-focus="false" form:apply-design-mode="false"/>
        <table:table-column table:style-name="co10" table:default-cell-style-name="ce9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6" table:default-cell-style-name="ce21"/>
        <table:table-column table:style-name="co16" table:number-columns-repeated="2" table:default-cell-style-name="ce15"/>
        <table:table-column table:style-name="co17" table:default-cell-style-name="ce27"/>
        <table:table-column table:style-name="co18" table:default-cell-style-name="ce33"/>
        <table:table-column table:style-name="co19" table:default-cell-style-name="ce15"/>
        <table:table-column table:style-name="co20" table:default-cell-style-name="ce15"/>
        <table:table-column table:style-name="co21" table:default-cell-style-name="ce39"/>
        <table:table-column table:style-name="co17" table:default-cell-style-name="ce27"/>
        <table:table-column table:style-name="co18" table:default-cell-style-name="ce33"/>
        <table:table-column table:style-name="co19" table:default-cell-style-name="ce15"/>
        <table:table-column table:style-name="co20" table:default-cell-style-name="ce15"/>
        <table:table-column table:style-name="co21" table:default-cell-style-name="ce39"/>
        <table:table-column table:style-name="co17" table:default-cell-style-name="ce27"/>
        <table:table-column table:style-name="co18" table:default-cell-style-name="ce33"/>
        <table:table-column table:style-name="co19" table:default-cell-style-name="ce15"/>
        <table:table-column table:style-name="co20" table:default-cell-style-name="ce15"/>
        <table:table-column table:style-name="co21" table:default-cell-style-name="ce39"/>
        <table:table-column table:style-name="co22" table:default-cell-style-name="ce43"/>
        <table:table-column table:style-name="co23" table:default-cell-style-name="ce47"/>
        <table:table-column table:style-name="co24" table:default-cell-style-name="ce15"/>
        <table:table-column table:style-name="co24" table:default-cell-style-name="ce39"/>
        <table:table-column table:style-name="co25" table:default-cell-style-name="ce58"/>
        <table:table-column table:style-name="co9" table:default-cell-style-name="Default"/>
        <table:table-column table:style-name="co26" table:default-cell-style-name="Default"/>
        <table:table-column table:style-name="co9" table:number-columns-repeated="991" table:default-cell-style-name="Default"/>
        <table:table-row table:style-name="ro3">
          <table:table-cell table:style-name="ce2"/>
          <table:table-cell table:style-name="ce10" table:number-columns-repeated="9"/>
          <table:table-cell table:style-name="ce22" office:value-type="string">
            <text:p>Farnell</text:p>
          </table:table-cell>
          <table:table-cell table:style-name="ce28"/>
          <table:table-cell table:style-name="ce10" table:number-columns-repeated="2"/>
          <table:table-cell table:style-name="ce34"/>
          <table:table-cell table:style-name="ce22" office:value-type="string">
            <text:p>Farnell US</text:p>
          </table:table-cell>
          <table:table-cell table:style-name="ce28"/>
          <table:table-cell table:style-name="ce10" table:number-columns-repeated="2"/>
          <table:table-cell table:style-name="ce34"/>
          <table:table-cell table:style-name="ce22" office:value-type="string">
            <text:p>RS Online</text:p>
          </table:table-cell>
          <table:table-cell table:style-name="ce28"/>
          <table:table-cell table:style-name="ce10" table:number-columns-repeated="2"/>
          <table:table-cell table:style-name="ce34"/>
          <table:table-cell table:style-name="ce22"/>
          <table:table-cell table:style-name="ce44"/>
          <table:table-cell table:style-name="ce10"/>
          <table:table-cell table:style-name="ce34"/>
          <table:table-cell table:style-name="ce53"/>
          <table:table-cell table:style-name="ce10" table:number-columns-repeated="993"/>
        </table:table-row>
        <table:table-row table:style-name="ro3">
          <table:table-cell table:style-name="ce3" office:value-type="string">
            <text:p>Part</text:p>
          </table:table-cell>
          <table:table-cell table:style-name="ce11" office:value-type="string">
            <text:p>Eagle Part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Notes</text:p>
          </table:table-cell>
          <table:table-cell table:style-name="ce11" office:value-type="string">
            <text:p>Qty</text:p>
          </table:table-cell>
          <table:table-cell table:style-name="ce11" office:value-type="string">
            <text:p>Qty + extra</text:p>
          </table:table-cell>
          <table:table-cell table:style-name="ce11" office:value-type="string">
            <text:p>Min Qty+</text:p>
          </table:table-cell>
          <table:table-cell table:style-name="ce11" office:value-type="string">
            <text:p>Bought</text:p>
          </table:table-cell>
          <table:table-cell table:style-name="ce11" office:value-type="string">
            <text:p>Remaining</text:p>
          </table:table-cell>
          <table:table-cell table:style-name="ce11"/>
          <table:table-cell table:style-name="ce23" office:value-type="string">
            <text:p>Order Code</text:p>
          </table:table-cell>
          <table:table-cell table:style-name="ce29" office:value-type="string">
            <text:p>Price (£)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Units</text:p>
          </table:table-cell>
          <table:table-cell table:style-name="ce35" office:value-type="string">
            <text:p>Total Price</text:p>
          </table:table-cell>
          <table:table-cell table:style-name="ce23" office:value-type="string">
            <text:p>Order Code</text:p>
          </table:table-cell>
          <table:table-cell table:style-name="ce29" office:value-type="string">
            <text:p>Price (£)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Units</text:p>
          </table:table-cell>
          <table:table-cell table:style-name="ce35" office:value-type="string">
            <text:p>Total Price</text:p>
          </table:table-cell>
          <table:table-cell table:style-name="ce23" office:value-type="string">
            <text:p>Order Code</text:p>
          </table:table-cell>
          <table:table-cell table:style-name="ce29" office:value-type="string">
            <text:p>Price (£)</text:p>
          </table:table-cell>
          <table:table-cell table:style-name="ce11" office:value-type="string">
            <text:p>Unit</text:p>
          </table:table-cell>
          <table:table-cell table:style-name="ce11" office:value-type="string">
            <text:p>Units</text:p>
          </table:table-cell>
          <table:table-cell table:style-name="ce35" office:value-type="string">
            <text:p>Total Price</text:p>
          </table:table-cell>
          <table:table-cell table:style-name="ce23" office:value-type="string">
            <text:p>Best Source</text:p>
          </table:table-cell>
          <table:table-cell table:style-name="ce11" office:value-type="string">
            <text:p>Order code</text:p>
          </table:table-cell>
          <table:table-cell table:style-name="ce11" office:value-type="string">
            <text:p>Units</text:p>
          </table:table-cell>
          <table:table-cell table:style-name="ce35" office:value-type="string">
            <text:p>Price (£)</text:p>
          </table:table-cell>
          <table:table-cell table:style-name="ce54"/>
          <table:table-cell table:style-name="ce11" table:number-columns-repeated="993"/>
        </table:table-row>
        <table:table-row table:style-name="ro4">
          <table:table-cell table:style-name="ce4" table:formula="of:=T([source.B3])" office:value-type="string" office:string-value="10nF Ceramic Capacitor">
            <text:p>10nF Ceramic Capacitor</text:p>
          </table:table-cell>
          <table:table-cell table:style-name="ce7" table:formula="of:=T([source.C3])" office:value-type="string" office:string-value="C-EU025-024X044">
            <text:p>C-EU025-024X044</text:p>
          </table:table-cell>
          <table:table-cell table:style-name="ce7" table:formula="of:=T([source.D3])" office:value-type="string" office:string-value="10nF Ceramic Capacitor">
            <text:p>10nF Ceramic Capacitor</text:p>
          </table:table-cell>
          <table:table-cell table:style-name="ce16" table:formula="of:=T([source.E3])">
            <text:p/>
          </table:table-cell>
          <table:table-cell table:style-name="ce7" table:formula="of:=[source.A3]" office:value-type="float" office:value="15">
            <text:p>15</text:p>
          </table:table-cell>
          <table:table-cell table:style-name="ce7" table:formula="of:=ROUND([.E3]* (1 + extra))" office:value-type="float" office:value="17">
            <text:p>17</text:p>
          </table:table-cell>
          <table:table-cell table:style-name="ce7" table:formula="of:=MAX([.F3];[.E3]+1)" office:value-type="float" office:value="17">
            <text:p>17</text:p>
          </table:table-cell>
          <table:table-cell table:style-name="ce18" table:formula="of:=[.G3]" office:value-type="float" office:value="17">
            <text:p>17</text:p>
          </table:table-cell>
          <table:table-cell table:style-name="ce7" table:formula="of:=[.G3]-[.H3]" office:value-type="float" office:value="0">
            <text:p>0</text:p>
          </table:table-cell>
          <table:table-cell table:style-name="ce7"/>
          <table:table-cell table:style-name="ce24" table:formula="of:=[source.F3]" office:value-type="float" office:value="9411852">
            <text:p>9411852</text:p>
          </table:table-cell>
          <table:table-cell table:style-name="ce30" table:formula="of:=[source.G3]" office:value-type="float" office:value="0.059">
            <text:p>0.059</text:p>
          </table:table-cell>
          <table:table-cell table:style-name="ce7" table:formula="of:=[source.H3]" office:value-type="float" office:value="25">
            <text:p>25</text:p>
          </table:table-cell>
          <table:table-cell table:style-name="ce7" table:formula="of:=CEILING([.$H3];[.M3])" office:value-type="float" office:value="25">
            <text:p>25</text:p>
          </table:table-cell>
          <table:table-cell table:style-name="ce36" table:formula="of:=IF([.N3]*[.L3] &gt; 0; [.N3]*[.L3]; &quot;&quot;)" office:value-type="float" office:value="1.475">
            <text:p>1.48</text:p>
          </table:table-cell>
          <table:table-cell table:style-name="ce24" table:formula="of:=[source.I3]" office:value-type="float" office:value="1694335">
            <text:p>1694335</text:p>
          </table:table-cell>
          <table:table-cell table:style-name="ce30" table:formula="of:=[source.J3]" office:value-type="float" office:value="0.016">
            <text:p>0.016</text:p>
          </table:table-cell>
          <table:table-cell table:style-name="ce7" table:formula="of:=[source.K3]" office:value-type="float" office:value="10">
            <text:p>10</text:p>
          </table:table-cell>
          <table:table-cell table:style-name="ce7" table:formula="of:=CEILING([.$H3];[.R3])" office:value-type="float" office:value="20">
            <text:p>20</text:p>
          </table:table-cell>
          <table:table-cell table:style-name="ce36" table:formula="of:=IF([.S3]*[.Q3] &gt; 0; [.S3]*[.Q3]; &quot;&quot;)" office:value-type="float" office:value="0.32">
            <text:p>0.32</text:p>
          </table:table-cell>
          <table:table-cell table:style-name="ce24" table:formula="of:=[source.L3]" office:value-type="float" office:value="0">
            <text:p/>
          </table:table-cell>
          <table:table-cell table:style-name="ce30" table:formula="of:=[source.M3]" office:value-type="float" office:value="0">
            <text:p>0.000</text:p>
          </table:table-cell>
          <table:table-cell table:style-name="ce7" table:formula="of:=[source.N3]" office:value-type="float" office:value="0">
            <text:p>0</text:p>
          </table:table-cell>
          <table:table-cell table:style-name="ce7" table:formula="of:=CEILING([.$H3];[.W3])" office:value-type="float" office:value="0">
            <text:p>0</text:p>
          </table:table-cell>
          <table:table-cell table:style-name="ce36" table:formula="of:=IF([.X3]*[.V3] &gt; 0; [.X3]*[.V3]; &quot;&quot;)">
            <text:p/>
          </table:table-cell>
          <table:table-cell table:style-name="ce40" table:formula="of:=IF([.$A3] &lt;&gt; &quot;&quot;; IF(MIN([.$O3];[.$T3];[.$Y3]) = [.$O3]; [.$K$1]; IF(MIN([.$O3];[.$T3];[.$Y3]) = [.$T3]; [.$P$1]; IF(ISNUMBER([.$Y3]); [.$U$1]; &quot;NO PRICING&quot;))); &quot;&quot;)" office:value-type="string" office:string-value="Farnell US">
            <text:p>Farnell US</text:p>
          </table:table-cell>
          <table:table-cell table:style-name="ce45" table:formula="of:=IF([.$A3] &lt;&gt; &quot;&quot;; IF(MIN([.$O3];[.$T3];[.$Y3]) = [.$O3]; [.$K3]; IF(MIN([.$O3];[.$T3];[.$Y3]) = [.$T3]; [.$P3]; IF(ISNUMBER([.$Y3]); [.$U3]; &quot;NO PRICING&quot;))); &quot;&quot;)" office:value-type="float" office:value="1694335">
            <text:p>1694335</text:p>
          </table:table-cell>
          <table:table-cell table:style-name="ce48" table:formula="of:=IF([.$A3] &lt;&gt; &quot;&quot;; IF(MIN([.$O3];[.$T3];[.$Y3]) = [.$O3]; [.$N3]; IF(MIN([.$O3];[.$T3];[.$Y3]) = [.$T3]; [.$S3]; IF(ISNUMBER([.$Y3]); [.$X3]; &quot;NO PRICING&quot;))); &quot;&quot;)" office:value-type="float" office:value="20">
            <text:p>20</text:p>
          </table:table-cell>
          <table:table-cell table:style-name="ce51" table:formula="of:=IF([.$A3] &lt;&gt; &quot;&quot;; IF(MIN([.$O3];[.$T3];[.$Y3]) = [.$O3]; [.$O3]; IF(MIN([.$O3];[.$T3];[.$Y3]) = [.$T3]; [.$T3]; IF(ISNUMBER([.$Y3]); [.$Y3]; &quot;NO PRICING&quot;))); &quot;&quot;)" office:value-type="float" office:value="0.32">
            <text:p>0.32</text:p>
          </table:table-cell>
          <table:table-cell table:style-name="ce55" office:value-type="string">
            <text:p>OK</text:p>
          </table:table-cell>
          <table:table-cell table:style-name="ce7" table:formula="of:=[.H3]" office:value-type="float" office:value="17">
            <text:p>17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])" office:value-type="string" office:string-value="0.1μF ceramic capacitor">
            <text:p>0.1μF ceramic capacitor</text:p>
          </table:table-cell>
          <table:table-cell table:style-name="ce7" table:formula="of:=T([source.C4])" office:value-type="string" office:string-value="C-EU025-024X044">
            <text:p>C-EU025-024X044</text:p>
          </table:table-cell>
          <table:table-cell table:style-name="ce7" table:formula="of:=T([source.D4])" office:value-type="string" office:string-value="0.1μF ceramic capacitor">
            <text:p>0.1μF ceramic capacitor</text:p>
          </table:table-cell>
          <table:table-cell table:style-name="ce16" table:formula="of:=T([source.E4])">
            <text:p/>
          </table:table-cell>
          <table:table-cell table:style-name="ce7" table:formula="of:=[source.A4]" office:value-type="float" office:value="250">
            <text:p>250</text:p>
          </table:table-cell>
          <table:table-cell table:style-name="ce7" table:formula="of:=ROUND([.E4]* (1 + extra))" office:value-type="float" office:value="275">
            <text:p>275</text:p>
          </table:table-cell>
          <table:table-cell table:style-name="ce7" table:formula="of:=MAX([.F4];[.E4]+1)" office:value-type="float" office:value="275">
            <text:p>275</text:p>
          </table:table-cell>
          <table:table-cell table:style-name="ce18" table:formula="of:=[.G4]" office:value-type="float" office:value="275">
            <text:p>275</text:p>
          </table:table-cell>
          <table:table-cell table:style-name="ce7" table:formula="of:=[.G4]-[.H4]" office:value-type="float" office:value="0">
            <text:p>0</text:p>
          </table:table-cell>
          <table:table-cell table:style-name="ce7"/>
          <table:table-cell table:style-name="ce24" table:formula="of:=[source.F4]" office:value-type="float" office:value="1694337">
            <text:p>1694337</text:p>
          </table:table-cell>
          <table:table-cell table:style-name="ce30" table:formula="of:=[source.G4]" office:value-type="float" office:value="0.019">
            <text:p>0.019</text:p>
          </table:table-cell>
          <table:table-cell table:style-name="ce7" table:formula="of:=[source.H4]" office:value-type="float" office:value="100">
            <text:p>100</text:p>
          </table:table-cell>
          <table:table-cell table:style-name="ce7" table:formula="of:=CEILING([.$H4];[.M4])" office:value-type="float" office:value="300">
            <text:p>300</text:p>
          </table:table-cell>
          <table:table-cell table:style-name="ce36" table:formula="of:=IF([.N4]*[.L4] &gt; 0; [.N4]*[.L4]; &quot;&quot;)" office:value-type="float" office:value="5.7">
            <text:p>5.70</text:p>
          </table:table-cell>
          <table:table-cell table:style-name="ce24" table:formula="of:=[source.I4]" office:value-type="float" office:value="1694337">
            <text:p>1694337</text:p>
          </table:table-cell>
          <table:table-cell table:style-name="ce30" table:formula="of:=[source.J4]" office:value-type="float" office:value="0.019">
            <text:p>0.019</text:p>
          </table:table-cell>
          <table:table-cell table:style-name="ce7" table:formula="of:=[source.K4]" office:value-type="float" office:value="100">
            <text:p>100</text:p>
          </table:table-cell>
          <table:table-cell table:style-name="ce7" table:formula="of:=CEILING([.$H4];[.R4])" office:value-type="float" office:value="300">
            <text:p>300</text:p>
          </table:table-cell>
          <table:table-cell table:style-name="ce36" table:formula="of:=IF([.S4]*[.Q4] &gt; 0; [.S4]*[.Q4]; &quot;&quot;)" office:value-type="float" office:value="5.7">
            <text:p>5.70</text:p>
          </table:table-cell>
          <table:table-cell table:style-name="ce24" table:formula="of:=[source.L4]" office:value-type="string" office:string-value="721-5240">
            <text:p>721-5240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]" office:value-type="float" office:value="50">
            <text:p>50</text:p>
          </table:table-cell>
          <table:table-cell table:style-name="ce7" table:formula="of:=CEILING([.$H4];[.W4])" office:value-type="float" office:value="300">
            <text:p>300</text:p>
          </table:table-cell>
          <table:table-cell table:style-name="ce36" table:formula="of:=IF([.X4]*[.V4] &gt; 0; [.X4]*[.V4]; &quot;&quot;)" office:value-type="float" office:value="299700">
            <text:p>299,700.00</text:p>
          </table:table-cell>
          <table:table-cell table:style-name="ce40" table:formula="of:=IF([.$A4] &lt;&gt; &quot;&quot;; IF(MIN([.$O4];[.$T4];[.$Y4]) = [.$O4]; [.$K$1]; IF(MIN([.$O4];[.$T4];[.$Y4]) = [.$T4]; [.$P$1]; IF(ISNUMBER([.$Y4]); [.$U$1]; &quot;NO PRICING&quot;))); &quot;&quot;)" office:value-type="string" office:string-value="Farnell">
            <text:p>Farnell</text:p>
          </table:table-cell>
          <table:table-cell table:style-name="ce45" table:formula="of:=IF([.$A4] &lt;&gt; &quot;&quot;; IF(MIN([.$O4];[.$T4];[.$Y4]) = [.$O4]; [.$K4]; IF(MIN([.$O4];[.$T4];[.$Y4]) = [.$T4]; [.$P4]; IF(ISNUMBER([.$Y4]); [.$U4]; &quot;NO PRICING&quot;))); &quot;&quot;)" office:value-type="float" office:value="1694337">
            <text:p>1694337</text:p>
          </table:table-cell>
          <table:table-cell table:style-name="ce48" table:formula="of:=IF([.$A4] &lt;&gt; &quot;&quot;; IF(MIN([.$O4];[.$T4];[.$Y4]) = [.$O4]; [.$N4]; IF(MIN([.$O4];[.$T4];[.$Y4]) = [.$T4]; [.$S4]; IF(ISNUMBER([.$Y4]); [.$X4]; &quot;NO PRICING&quot;))); &quot;&quot;)" office:value-type="float" office:value="300">
            <text:p>300</text:p>
          </table:table-cell>
          <table:table-cell table:style-name="ce51" table:formula="of:=IF([.$A4] &lt;&gt; &quot;&quot;; IF(MIN([.$O4];[.$T4];[.$Y4]) = [.$O4]; [.$O4]; IF(MIN([.$O4];[.$T4];[.$Y4]) = [.$T4]; [.$T4]; IF(ISNUMBER([.$Y4]); [.$Y4]; &quot;NO PRICING&quot;))); &quot;&quot;)" office:value-type="float" office:value="5.7">
            <text:p>5.70</text:p>
          </table:table-cell>
          <table:table-cell table:style-name="ce55" office:value-type="string">
            <text:p>OK (2112751)</text:p>
          </table:table-cell>
          <table:table-cell table:style-name="ce7" table:formula="of:=[.H4]" office:value-type="float" office:value="275">
            <text:p>275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])" office:value-type="string" office:string-value="1μF capacitor">
            <text:p>1μF capacitor</text:p>
          </table:table-cell>
          <table:table-cell table:style-name="ce7" table:formula="of:=T([source.C5])" office:value-type="string" office:string-value="C-EU025-024X044">
            <text:p>C-EU025-024X044</text:p>
          </table:table-cell>
          <table:table-cell table:style-name="ce7" table:formula="of:=T([source.D5])" office:value-type="string" office:string-value="1μF capacitor">
            <text:p>1μF capacitor</text:p>
          </table:table-cell>
          <table:table-cell table:style-name="ce16" table:formula="of:=T([source.E5])">
            <text:p/>
          </table:table-cell>
          <table:table-cell table:style-name="ce7" table:formula="of:=[source.A5]" office:value-type="float" office:value="53">
            <text:p>53</text:p>
          </table:table-cell>
          <table:table-cell table:style-name="ce7" table:formula="of:=ROUND([.E5]* (1 + extra))" office:value-type="float" office:value="58">
            <text:p>58</text:p>
          </table:table-cell>
          <table:table-cell table:style-name="ce7" table:formula="of:=MAX([.F5];[.E5]+1)" office:value-type="float" office:value="58">
            <text:p>58</text:p>
          </table:table-cell>
          <table:table-cell table:style-name="ce18" table:formula="of:=50" office:value-type="float" office:value="50">
            <text:p>50</text:p>
          </table:table-cell>
          <table:table-cell table:style-name="ce7" table:formula="of:=[.G5]-[.H5]" office:value-type="float" office:value="8">
            <text:p>8</text:p>
          </table:table-cell>
          <table:table-cell table:style-name="ce7"/>
          <table:table-cell table:style-name="ce24" table:formula="of:=[source.F5]" office:value-type="float" office:value="3322210">
            <text:p>3322210</text:p>
          </table:table-cell>
          <table:table-cell table:style-name="ce30" table:formula="of:=[source.G5]" office:value-type="float" office:value="0.148">
            <text:p>0.148</text:p>
          </table:table-cell>
          <table:table-cell table:style-name="ce7" table:formula="of:=[source.H5]" office:value-type="float" office:value="1">
            <text:p>1</text:p>
          </table:table-cell>
          <table:table-cell table:style-name="ce7" table:formula="of:=CEILING([.$H5];[.M5])" office:value-type="float" office:value="50">
            <text:p>50</text:p>
          </table:table-cell>
          <table:table-cell table:style-name="ce36" table:formula="of:=IF([.N5]*[.L5] &gt; 0; [.N5]*[.L5]; &quot;&quot;)" office:value-type="float" office:value="7.4">
            <text:p>7.40</text:p>
          </table:table-cell>
          <table:table-cell table:style-name="ce24" table:formula="of:=[source.I5]" office:value-type="float" office:value="1600879">
            <text:p>1600879</text:p>
          </table:table-cell>
          <table:table-cell table:style-name="ce30" table:formula="of:=[source.J5]" office:value-type="float" office:value="0.041">
            <text:p>0.041</text:p>
          </table:table-cell>
          <table:table-cell table:style-name="ce7" table:formula="of:=[source.K5]" office:value-type="float" office:value="25">
            <text:p>25</text:p>
          </table:table-cell>
          <table:table-cell table:style-name="ce7" table:formula="of:=CEILING([.$H5];[.R5])" office:value-type="float" office:value="50">
            <text:p>50</text:p>
          </table:table-cell>
          <table:table-cell table:style-name="ce36" table:formula="of:=IF([.S5]*[.Q5] &gt; 0; [.S5]*[.Q5]; &quot;&quot;)" office:value-type="float" office:value="2.05">
            <text:p>2.05</text:p>
          </table:table-cell>
          <table:table-cell table:style-name="ce24" table:formula="of:=[source.L5]" office:value-type="string" office:string-value="538-1578">
            <text:p>538-1578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]" office:value-type="float" office:value="1">
            <text:p>1</text:p>
          </table:table-cell>
          <table:table-cell table:style-name="ce7" table:formula="of:=CEILING([.$H5];[.W5])" office:value-type="float" office:value="50">
            <text:p>50</text:p>
          </table:table-cell>
          <table:table-cell table:style-name="ce36" table:formula="of:=IF([.X5]*[.V5] &gt; 0; [.X5]*[.V5]; &quot;&quot;)" office:value-type="float" office:value="49950">
            <text:p>49,950.00</text:p>
          </table:table-cell>
          <table:table-cell table:style-name="ce40" table:formula="of:=IF([.$A5] &lt;&gt; &quot;&quot;; IF(MIN([.$O5];[.$T5];[.$Y5]) = [.$O5]; [.$K$1]; IF(MIN([.$O5];[.$T5];[.$Y5]) = [.$T5]; [.$P$1]; IF(ISNUMBER([.$Y5]); [.$U$1]; &quot;NO PRICING&quot;))); &quot;&quot;)" office:value-type="string" office:string-value="Farnell US">
            <text:p>Farnell US</text:p>
          </table:table-cell>
          <table:table-cell table:style-name="ce45" table:formula="of:=IF([.$A5] &lt;&gt; &quot;&quot;; IF(MIN([.$O5];[.$T5];[.$Y5]) = [.$O5]; [.$K5]; IF(MIN([.$O5];[.$T5];[.$Y5]) = [.$T5]; [.$P5]; IF(ISNUMBER([.$Y5]); [.$U5]; &quot;NO PRICING&quot;))); &quot;&quot;)" office:value-type="float" office:value="1600879">
            <text:p>1600879</text:p>
          </table:table-cell>
          <table:table-cell table:style-name="ce48" table:formula="of:=IF([.$A5] &lt;&gt; &quot;&quot;; IF(MIN([.$O5];[.$T5];[.$Y5]) = [.$O5]; [.$N5]; IF(MIN([.$O5];[.$T5];[.$Y5]) = [.$T5]; [.$S5]; IF(ISNUMBER([.$Y5]); [.$X5]; &quot;NO PRICING&quot;))); &quot;&quot;)" office:value-type="float" office:value="50">
            <text:p>50</text:p>
          </table:table-cell>
          <table:table-cell table:style-name="ce51" table:formula="of:=IF([.$A5] &lt;&gt; &quot;&quot;; IF(MIN([.$O5];[.$T5];[.$Y5]) = [.$O5]; [.$O5]; IF(MIN([.$O5];[.$T5];[.$Y5]) = [.$T5]; [.$T5]; IF(ISNUMBER([.$Y5]); [.$Y5]; &quot;NO PRICING&quot;))); &quot;&quot;)" office:value-type="float" office:value="2.05">
            <text:p>2.05</text:p>
          </table:table-cell>
          <table:table-cell table:style-name="ce55" office:value-type="string">
            <text:p>OK (1186186)</text:p>
          </table:table-cell>
          <table:table-cell table:style-name="ce7" table:formula="of:=[.H5]" office:value-type="float" office:value="50">
            <text:p>5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])" office:value-type="string" office:string-value="22 pF ceramic capacitor">
            <text:p>22 pF ceramic capacitor</text:p>
          </table:table-cell>
          <table:table-cell table:style-name="ce7" table:formula="of:=T([source.C6])" office:value-type="string" office:string-value="C-EU025-024X044">
            <text:p>C-EU025-024X044</text:p>
          </table:table-cell>
          <table:table-cell table:style-name="ce7" table:formula="of:=T([source.D6])" office:value-type="string" office:string-value="22 pF ceramic capacitor">
            <text:p>22 pF ceramic capacitor</text:p>
          </table:table-cell>
          <table:table-cell table:style-name="ce16" table:formula="of:=T([source.E6])">
            <text:p/>
          </table:table-cell>
          <table:table-cell table:style-name="ce7" table:formula="of:=[source.A6]" office:value-type="float" office:value="4">
            <text:p>4</text:p>
          </table:table-cell>
          <table:table-cell table:style-name="ce7" table:formula="of:=ROUND([.E6]* (1 + extra))" office:value-type="float" office:value="4">
            <text:p>4</text:p>
          </table:table-cell>
          <table:table-cell table:style-name="ce7" table:formula="of:=MAX([.F6];[.E6]+1)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7" table:formula="of:=[.G6]-[.H6]" office:value-type="float" office:value="5">
            <text:p>5</text:p>
          </table:table-cell>
          <table:table-cell table:style-name="Default"/>
          <table:table-cell table:style-name="ce24" table:formula="of:=[source.F6]" office:value-type="float" office:value="9411674">
            <text:p>9411674</text:p>
          </table:table-cell>
          <table:table-cell table:style-name="ce30" table:formula="of:=[source.G6]" office:value-type="float" office:value="0.035">
            <text:p>0.035</text:p>
          </table:table-cell>
          <table:table-cell table:style-name="ce7" table:formula="of:=[source.H6]" office:value-type="float" office:value="25">
            <text:p>25</text:p>
          </table:table-cell>
          <table:table-cell table:style-name="ce7" table:formula="of:=CEILING([.$H6];[.M6])" office:value-type="float" office:value="0">
            <text:p>0</text:p>
          </table:table-cell>
          <table:table-cell table:style-name="ce36" table:formula="of:=IF([.N6]*[.L6] &gt; 0; [.N6]*[.L6]; &quot;&quot;)">
            <text:p/>
          </table:table-cell>
          <table:table-cell table:style-name="ce24" table:formula="of:=[source.I6]" office:value-type="float" office:value="0">
            <text:p/>
          </table:table-cell>
          <table:table-cell table:style-name="ce30" table:formula="of:=[source.J6]" office:value-type="float" office:value="0">
            <text:p>0.000</text:p>
          </table:table-cell>
          <table:table-cell table:style-name="ce7" table:formula="of:=[source.K6]" office:value-type="float" office:value="0">
            <text:p>0</text:p>
          </table:table-cell>
          <table:table-cell table:style-name="ce7" table:formula="of:=CEILING([.$H6];[.R6])" office:value-type="float" office:value="0">
            <text:p>0</text:p>
          </table:table-cell>
          <table:table-cell table:style-name="ce36" table:formula="of:=IF([.S6]*[.Q6] &gt; 0; [.S6]*[.Q6]; &quot;&quot;)">
            <text:p/>
          </table:table-cell>
          <table:table-cell table:style-name="ce24" table:formula="of:=[source.L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6]" office:value-type="float" office:value="0">
            <text:p>0</text:p>
          </table:table-cell>
          <table:table-cell table:style-name="ce7" table:formula="of:=CEILING([.$H6];[.W6])" office:value-type="float" office:value="0">
            <text:p>0</text:p>
          </table:table-cell>
          <table:table-cell table:style-name="ce36" table:formula="of:=IF([.X6]*[.V6] &gt; 0; [.X6]*[.V6]; &quot;&quot;)">
            <text:p/>
          </table:table-cell>
          <table:table-cell table:style-name="ce40" table:formula="of:=IF([.$A6] &lt;&gt; &quot;&quot;; IF(MIN([.$O6];[.$T6];[.$Y6]) = [.$O6]; [.$K$1]; IF(MIN([.$O6];[.$T6];[.$Y6]) = [.$T6]; [.$P$1]; IF(ISNUMBER([.$Y6]); [.$U$1]; &quot;NO PRICING&quot;))); &quot;&quot;)" office:value-type="string" office:string-value="NO PRICING">
            <text:p>NO PRICING</text:p>
          </table:table-cell>
          <table:table-cell table:style-name="ce45" table:formula="of:=IF([.$A6] &lt;&gt; &quot;&quot;; IF(MIN([.$O6];[.$T6];[.$Y6]) = [.$O6]; [.$K6]; IF(MIN([.$O6];[.$T6];[.$Y6]) = [.$T6]; [.$P6]; IF(ISNUMBER([.$Y6]); [.$U6]; &quot;NO PRICING&quot;))); &quot;&quot;)" office:value-type="string" office:string-value="NO PRICING">
            <text:p>NO PRICING</text:p>
          </table:table-cell>
          <table:table-cell table:style-name="ce48" table:formula="of:=IF([.$A6] &lt;&gt; &quot;&quot;; IF(MIN([.$O6];[.$T6];[.$Y6]) = [.$O6]; [.$N6]; IF(MIN([.$O6];[.$T6];[.$Y6]) = [.$T6]; [.$S6]; IF(ISNUMBER([.$Y6]); [.$X6]; &quot;NO PRICING&quot;))); &quot;&quot;)" office:value-type="string" office:string-value="NO PRICING">
            <text:p>NO PRICING</text:p>
          </table:table-cell>
          <table:table-cell table:style-name="ce51" table:formula="of:=IF([.$A6] &lt;&gt; &quot;&quot;; IF(MIN([.$O6];[.$T6];[.$Y6]) = [.$O6]; [.$O6]; IF(MIN([.$O6];[.$T6];[.$Y6]) = [.$T6]; [.$T6]; IF(ISNUMBER([.$Y6]); [.$Y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6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7])" office:value-type="string" office:string-value="33pF ceramic capacitor">
            <text:p>33pF ceramic capacitor</text:p>
          </table:table-cell>
          <table:table-cell table:style-name="ce7" table:formula="of:=T([source.C7])" office:value-type="string" office:string-value="C-EU025-024X044">
            <text:p>C-EU025-024X044</text:p>
          </table:table-cell>
          <table:table-cell table:style-name="ce7" table:formula="of:=T([source.D7])" office:value-type="string" office:string-value="33pF ceramic capacitor">
            <text:p>33pF ceramic capacitor</text:p>
          </table:table-cell>
          <table:table-cell table:style-name="ce16" table:formula="of:=T([source.E7])">
            <text:p/>
          </table:table-cell>
          <table:table-cell table:style-name="ce7" table:formula="of:=[source.A7]" office:value-type="float" office:value="3">
            <text:p>3</text:p>
          </table:table-cell>
          <table:table-cell table:style-name="ce7" table:formula="of:=ROUND([.E7]* (1 + extra))" office:value-type="float" office:value="3">
            <text:p>3</text:p>
          </table:table-cell>
          <table:table-cell table:style-name="ce7" table:formula="of:=MAX([.F7];[.E7]+1)" office:value-type="float" office:value="4">
            <text:p>4</text:p>
          </table:table-cell>
          <table:table-cell table:style-name="ce18" table:formula="of:=[.G7]" office:value-type="float" office:value="4">
            <text:p>4</text:p>
          </table:table-cell>
          <table:table-cell table:style-name="ce7" table:formula="of:=[.G7]-[.H7]" office:value-type="float" office:value="0">
            <text:p>0</text:p>
          </table:table-cell>
          <table:table-cell table:style-name="ce7"/>
          <table:table-cell table:style-name="ce24" table:formula="of:=[source.F7]" office:value-type="float" office:value="9411682">
            <text:p>9411682</text:p>
          </table:table-cell>
          <table:table-cell table:style-name="ce30" table:formula="of:=[source.G7]" office:value-type="float" office:value="0.04">
            <text:p>0.040</text:p>
          </table:table-cell>
          <table:table-cell table:style-name="ce7" table:formula="of:=[source.H7]" office:value-type="float" office:value="25">
            <text:p>25</text:p>
          </table:table-cell>
          <table:table-cell table:style-name="ce7" table:formula="of:=CEILING([.$H7];[.M7])" office:value-type="float" office:value="25">
            <text:p>25</text:p>
          </table:table-cell>
          <table:table-cell table:style-name="ce36" table:formula="of:=IF([.N7]*[.L7] &gt; 0; [.N7]*[.L7]; &quot;&quot;)" office:value-type="float" office:value="1">
            <text:p>1.00</text:p>
          </table:table-cell>
          <table:table-cell table:style-name="ce24" table:formula="of:=[source.I7]" office:value-type="float" office:value="0">
            <text:p/>
          </table:table-cell>
          <table:table-cell table:style-name="ce30" table:formula="of:=[source.J7]" office:value-type="float" office:value="0">
            <text:p>0.000</text:p>
          </table:table-cell>
          <table:table-cell table:style-name="ce7" table:formula="of:=[source.K7]" office:value-type="float" office:value="0">
            <text:p>0</text:p>
          </table:table-cell>
          <table:table-cell table:style-name="ce7" table:formula="of:=CEILING([.$H7];[.R7])" office:value-type="float" office:value="0">
            <text:p>0</text:p>
          </table:table-cell>
          <table:table-cell table:style-name="ce36" table:formula="of:=IF([.S7]*[.Q7] &gt; 0; [.S7]*[.Q7]; &quot;&quot;)">
            <text:p/>
          </table:table-cell>
          <table:table-cell table:style-name="ce24" table:formula="of:=[source.L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]" office:value-type="float" office:value="0">
            <text:p>0</text:p>
          </table:table-cell>
          <table:table-cell table:style-name="ce7" table:formula="of:=CEILING([.$H7];[.W7])" office:value-type="float" office:value="0">
            <text:p>0</text:p>
          </table:table-cell>
          <table:table-cell table:style-name="ce36" table:formula="of:=IF([.X7]*[.V7] &gt; 0; [.X7]*[.V7]; &quot;&quot;)">
            <text:p/>
          </table:table-cell>
          <table:table-cell table:style-name="ce40" table:formula="of:=IF([.$A7] &lt;&gt; &quot;&quot;; IF(MIN([.$O7];[.$T7];[.$Y7]) = [.$O7]; [.$K$1]; IF(MIN([.$O7];[.$T7];[.$Y7]) = [.$T7]; [.$P$1]; IF(ISNUMBER([.$Y7]); [.$U$1]; &quot;NO PRICING&quot;))); &quot;&quot;)" office:value-type="string" office:string-value="Farnell">
            <text:p>Farnell</text:p>
          </table:table-cell>
          <table:table-cell table:style-name="ce45" table:formula="of:=IF([.$A7] &lt;&gt; &quot;&quot;; IF(MIN([.$O7];[.$T7];[.$Y7]) = [.$O7]; [.$K7]; IF(MIN([.$O7];[.$T7];[.$Y7]) = [.$T7]; [.$P7]; IF(ISNUMBER([.$Y7]); [.$U7]; &quot;NO PRICING&quot;))); &quot;&quot;)" office:value-type="float" office:value="9411682">
            <text:p>9411682</text:p>
          </table:table-cell>
          <table:table-cell table:style-name="ce48" table:formula="of:=IF([.$A7] &lt;&gt; &quot;&quot;; IF(MIN([.$O7];[.$T7];[.$Y7]) = [.$O7]; [.$N7]; IF(MIN([.$O7];[.$T7];[.$Y7]) = [.$T7]; [.$S7]; IF(ISNUMBER([.$Y7]); [.$X7]; &quot;NO PRICING&quot;))); &quot;&quot;)" office:value-type="float" office:value="25">
            <text:p>25</text:p>
          </table:table-cell>
          <table:table-cell table:style-name="ce51" table:formula="of:=IF([.$A7] &lt;&gt; &quot;&quot;; IF(MIN([.$O7];[.$T7];[.$Y7]) = [.$O7]; [.$O7]; IF(MIN([.$O7];[.$T7];[.$Y7]) = [.$T7]; [.$T7]; IF(ISNUMBER([.$Y7]); [.$Y7]; &quot;NO PRICING&quot;))); &quot;&quot;)" office:value-type="float" office:value="1">
            <text:p>1.00</text:p>
          </table:table-cell>
          <table:table-cell table:style-name="ce55" office:value-type="string">
            <text:p>OK</text:p>
          </table:table-cell>
          <table:table-cell table:style-name="ce7" table:formula="of:=[.H7]" office:value-type="float" office:value="4">
            <text:p>4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])" office:value-type="string" office:string-value="47nF ceramic capacitor">
            <text:p>47nF ceramic capacitor</text:p>
          </table:table-cell>
          <table:table-cell table:style-name="ce7" table:formula="of:=T([source.C8])" office:value-type="string" office:string-value="C-EU025-024X044">
            <text:p>C-EU025-024X044</text:p>
          </table:table-cell>
          <table:table-cell table:style-name="ce7" table:formula="of:=T([source.D8])" office:value-type="string" office:string-value="47nF ceramic capacitor">
            <text:p>47nF ceramic capacitor</text:p>
          </table:table-cell>
          <table:table-cell table:style-name="ce16" table:formula="of:=T([source.E8])">
            <text:p/>
          </table:table-cell>
          <table:table-cell table:style-name="ce7" table:formula="of:=[source.A8]" office:value-type="float" office:value="2">
            <text:p>2</text:p>
          </table:table-cell>
          <table:table-cell table:style-name="ce7" table:formula="of:=ROUND([.E8]* (1 + extra))" office:value-type="float" office:value="2">
            <text:p>2</text:p>
          </table:table-cell>
          <table:table-cell table:style-name="ce7" table:formula="of:=MAX([.F8];[.E8]+1)" office:value-type="float" office:value="3">
            <text:p>3</text:p>
          </table:table-cell>
          <table:table-cell table:style-name="ce18"/>
          <table:table-cell table:style-name="ce7" table:formula="of:=[.G8]-[.H8]" office:value-type="float" office:value="3">
            <text:p>3</text:p>
          </table:table-cell>
          <table:table-cell table:style-name="ce7"/>
          <table:table-cell table:style-name="ce24" table:formula="of:=[source.F8]" office:value-type="float" office:value="1100530">
            <text:p>1100530</text:p>
          </table:table-cell>
          <table:table-cell table:style-name="ce30" table:formula="of:=[source.G8]" office:value-type="float" office:value="0.055">
            <text:p>0.055</text:p>
          </table:table-cell>
          <table:table-cell table:style-name="ce7" table:formula="of:=[source.H8]" office:value-type="float" office:value="5">
            <text:p>5</text:p>
          </table:table-cell>
          <table:table-cell table:style-name="ce7" table:formula="of:=CEILING([.$H8];[.M8])" office:value-type="float" office:value="0">
            <text:p>0</text:p>
          </table:table-cell>
          <table:table-cell table:style-name="ce36" table:formula="of:=IF([.N8]*[.L8] &gt; 0; [.N8]*[.L8]; &quot;&quot;)">
            <text:p/>
          </table:table-cell>
          <table:table-cell table:style-name="ce24" table:formula="of:=[source.I8]" office:value-type="float" office:value="0">
            <text:p/>
          </table:table-cell>
          <table:table-cell table:style-name="ce30" table:formula="of:=[source.J8]" office:value-type="float" office:value="0">
            <text:p>0.000</text:p>
          </table:table-cell>
          <table:table-cell table:style-name="ce7" table:formula="of:=[source.K8]" office:value-type="float" office:value="0">
            <text:p>0</text:p>
          </table:table-cell>
          <table:table-cell table:style-name="ce7" table:formula="of:=CEILING([.$H8];[.R8])" office:value-type="float" office:value="0">
            <text:p>0</text:p>
          </table:table-cell>
          <table:table-cell table:style-name="ce36" table:formula="of:=IF([.S8]*[.Q8] &gt; 0; [.S8]*[.Q8]; &quot;&quot;)">
            <text:p/>
          </table:table-cell>
          <table:table-cell table:style-name="ce24" table:formula="of:=[source.L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8]" office:value-type="float" office:value="0">
            <text:p>0</text:p>
          </table:table-cell>
          <table:table-cell table:style-name="ce7" table:formula="of:=CEILING([.$H8];[.W8])" office:value-type="float" office:value="0">
            <text:p>0</text:p>
          </table:table-cell>
          <table:table-cell table:style-name="ce36" table:formula="of:=IF([.X8]*[.V8] &gt; 0; [.X8]*[.V8]; &quot;&quot;)">
            <text:p/>
          </table:table-cell>
          <table:table-cell table:style-name="ce40" table:formula="of:=IF([.$A8] &lt;&gt; &quot;&quot;; IF(MIN([.$O8];[.$T8];[.$Y8]) = [.$O8]; [.$K$1]; IF(MIN([.$O8];[.$T8];[.$Y8]) = [.$T8]; [.$P$1]; IF(ISNUMBER([.$Y8]); [.$U$1]; &quot;NO PRICING&quot;))); &quot;&quot;)" office:value-type="string" office:string-value="NO PRICING">
            <text:p>NO PRICING</text:p>
          </table:table-cell>
          <table:table-cell table:style-name="ce45" table:formula="of:=IF([.$A8] &lt;&gt; &quot;&quot;; IF(MIN([.$O8];[.$T8];[.$Y8]) = [.$O8]; [.$K8]; IF(MIN([.$O8];[.$T8];[.$Y8]) = [.$T8]; [.$P8]; IF(ISNUMBER([.$Y8]); [.$U8]; &quot;NO PRICING&quot;))); &quot;&quot;)" office:value-type="string" office:string-value="NO PRICING">
            <text:p>NO PRICING</text:p>
          </table:table-cell>
          <table:table-cell table:style-name="ce48" table:formula="of:=IF([.$A8] &lt;&gt; &quot;&quot;; IF(MIN([.$O8];[.$T8];[.$Y8]) = [.$O8]; [.$N8]; IF(MIN([.$O8];[.$T8];[.$Y8]) = [.$T8]; [.$S8]; IF(ISNUMBER([.$Y8]); [.$X8]; &quot;NO PRICING&quot;))); &quot;&quot;)" office:value-type="string" office:string-value="NO PRICING">
            <text:p>NO PRICING</text:p>
          </table:table-cell>
          <table:table-cell table:style-name="ce51" table:formula="of:=IF([.$A8] &lt;&gt; &quot;&quot;; IF(MIN([.$O8];[.$T8];[.$Y8]) = [.$O8]; [.$O8]; IF(MIN([.$O8];[.$T8];[.$Y8]) = [.$T8]; [.$T8]; IF(ISNUMBER([.$Y8]); [.$Y8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8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])" office:value-type="string" office:string-value="1μF electrolytic capacitor">
            <text:p>1μF electrolytic capacitor</text:p>
          </table:table-cell>
          <table:table-cell table:style-name="ce7" table:formula="of:=T([source.C9])" office:value-type="string" office:string-value="CPOL-EUE1.8-4">
            <text:p>CPOL-EUE1.8-4</text:p>
          </table:table-cell>
          <table:table-cell table:style-name="ce7" table:formula="of:=T([source.D9])" office:value-type="string" office:string-value="1μF electrolytic capacitor">
            <text:p>1μF electrolytic capacitor</text:p>
          </table:table-cell>
          <table:table-cell table:style-name="ce16" table:formula="of:=T([source.E9])">
            <text:p/>
          </table:table-cell>
          <table:table-cell table:style-name="ce7" table:formula="of:=[source.A9]" office:value-type="float" office:value="16">
            <text:p>16</text:p>
          </table:table-cell>
          <table:table-cell table:style-name="ce7" table:formula="of:=ROUND([.E9]* (1 + extra))" office:value-type="float" office:value="18">
            <text:p>18</text:p>
          </table:table-cell>
          <table:table-cell table:style-name="ce7" table:formula="of:=MAX([.F9];[.E9]+1)" office:value-type="float" office:value="18">
            <text:p>18</text:p>
          </table:table-cell>
          <table:table-cell table:style-name="ce18" table:formula="of:=10" office:value-type="float" office:value="10">
            <text:p>10</text:p>
          </table:table-cell>
          <table:table-cell table:style-name="ce7" table:formula="of:=[.G9]-[.H9]" office:value-type="float" office:value="8">
            <text:p>8</text:p>
          </table:table-cell>
          <table:table-cell table:style-name="ce7"/>
          <table:table-cell table:style-name="ce24" table:formula="of:=[source.F9]" office:value-type="float" office:value="1236655">
            <text:p>1236655</text:p>
          </table:table-cell>
          <table:table-cell table:style-name="ce30" table:formula="of:=[source.G9]" office:value-type="float" office:value="0.034">
            <text:p>0.034</text:p>
          </table:table-cell>
          <table:table-cell table:style-name="ce7" table:formula="of:=[source.H9]" office:value-type="float" office:value="1">
            <text:p>1</text:p>
          </table:table-cell>
          <table:table-cell table:style-name="ce7" table:formula="of:=CEILING([.$H9];[.M9])" office:value-type="float" office:value="10">
            <text:p>10</text:p>
          </table:table-cell>
          <table:table-cell table:style-name="ce36" table:formula="of:=IF([.N9]*[.L9] &gt; 0; [.N9]*[.L9]; &quot;&quot;)" office:value-type="float" office:value="0.34">
            <text:p>0.34</text:p>
          </table:table-cell>
          <table:table-cell table:style-name="ce24" table:formula="of:=[source.I9]" office:value-type="float" office:value="0">
            <text:p/>
          </table:table-cell>
          <table:table-cell table:style-name="ce30" table:formula="of:=[source.J9]" office:value-type="float" office:value="0">
            <text:p>0.000</text:p>
          </table:table-cell>
          <table:table-cell table:style-name="ce7" table:formula="of:=[source.K9]" office:value-type="float" office:value="0">
            <text:p>0</text:p>
          </table:table-cell>
          <table:table-cell table:style-name="ce7" table:formula="of:=CEILING([.$H9];[.R9])" office:value-type="float" office:value="0">
            <text:p>0</text:p>
          </table:table-cell>
          <table:table-cell table:style-name="ce36" table:formula="of:=IF([.S9]*[.Q9] &gt; 0; [.S9]*[.Q9]; &quot;&quot;)">
            <text:p/>
          </table:table-cell>
          <table:table-cell table:style-name="ce24" table:formula="of:=[source.L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9]" office:value-type="float" office:value="0">
            <text:p>0</text:p>
          </table:table-cell>
          <table:table-cell table:style-name="ce7" table:formula="of:=CEILING([.$H9];[.W9])" office:value-type="float" office:value="0">
            <text:p>0</text:p>
          </table:table-cell>
          <table:table-cell table:style-name="ce36" table:formula="of:=IF([.X9]*[.V9] &gt; 0; [.X9]*[.V9]; &quot;&quot;)">
            <text:p/>
          </table:table-cell>
          <table:table-cell table:style-name="ce40" table:formula="of:=IF([.$A9] &lt;&gt; &quot;&quot;; IF(MIN([.$O9];[.$T9];[.$Y9]) = [.$O9]; [.$K$1]; IF(MIN([.$O9];[.$T9];[.$Y9]) = [.$T9]; [.$P$1]; IF(ISNUMBER([.$Y9]); [.$U$1]; &quot;NO PRICING&quot;))); &quot;&quot;)" office:value-type="string" office:string-value="Farnell">
            <text:p>Farnell</text:p>
          </table:table-cell>
          <table:table-cell table:style-name="ce45" table:formula="of:=IF([.$A9] &lt;&gt; &quot;&quot;; IF(MIN([.$O9];[.$T9];[.$Y9]) = [.$O9]; [.$K9]; IF(MIN([.$O9];[.$T9];[.$Y9]) = [.$T9]; [.$P9]; IF(ISNUMBER([.$Y9]); [.$U9]; &quot;NO PRICING&quot;))); &quot;&quot;)" office:value-type="float" office:value="1236655">
            <text:p>1236655</text:p>
          </table:table-cell>
          <table:table-cell table:style-name="ce48" table:formula="of:=IF([.$A9] &lt;&gt; &quot;&quot;; IF(MIN([.$O9];[.$T9];[.$Y9]) = [.$O9]; [.$N9]; IF(MIN([.$O9];[.$T9];[.$Y9]) = [.$T9]; [.$S9]; IF(ISNUMBER([.$Y9]); [.$X9]; &quot;NO PRICING&quot;))); &quot;&quot;)" office:value-type="float" office:value="10">
            <text:p>10</text:p>
          </table:table-cell>
          <table:table-cell table:style-name="ce51" table:formula="of:=IF([.$A9] &lt;&gt; &quot;&quot;; IF(MIN([.$O9];[.$T9];[.$Y9]) = [.$O9]; [.$O9]; IF(MIN([.$O9];[.$T9];[.$Y9]) = [.$T9]; [.$T9]; IF(ISNUMBER([.$Y9]); [.$Y9]; &quot;NO PRICING&quot;))); &quot;&quot;)" office:value-type="float" office:value="0.34">
            <text:p>0.34</text:p>
          </table:table-cell>
          <table:table-cell table:style-name="ce55" office:value-type="string">
            <text:p>OK (1902942)</text:p>
          </table:table-cell>
          <table:table-cell table:style-name="ce7" table:formula="of:=[.H9]" office:value-type="float" office:value="10">
            <text:p>10</text:p>
          </table:table-cell>
          <table:table-cell table:style-name="ce7" office:value-type="string">
            <text:p>Farnell £0.034 for 1, min 10</text:p>
          </table:table-cell>
          <table:table-cell table:style-name="ce7" table:number-columns-repeated="991"/>
        </table:table-row>
        <table:table-row table:style-name="ro4">
          <table:table-cell table:style-name="ce4" table:formula="of:=T([source.B10])" office:value-type="string" office:string-value="100nF electrolytic capacitor">
            <text:p>100nF electrolytic capacitor</text:p>
          </table:table-cell>
          <table:table-cell table:style-name="ce7" table:formula="of:=T([source.C10])" office:value-type="string" office:string-value="CPOL-EUE2.5-5">
            <text:p>CPOL-EUE2.5-5</text:p>
          </table:table-cell>
          <table:table-cell table:style-name="ce7" table:formula="of:=T([source.D10])" office:value-type="string" office:string-value="100nF electrolytic capacitor">
            <text:p>100nF electrolytic capacitor</text:p>
          </table:table-cell>
          <table:table-cell table:style-name="ce16" table:formula="of:=T([source.E10])">
            <text:p/>
          </table:table-cell>
          <table:table-cell table:style-name="ce7" table:formula="of:=[source.A10]" office:value-type="float" office:value="1">
            <text:p>1</text:p>
          </table:table-cell>
          <table:table-cell table:style-name="ce7" table:formula="of:=ROUND([.E10]* (1 + extra))" office:value-type="float" office:value="1">
            <text:p>1</text:p>
          </table:table-cell>
          <table:table-cell table:style-name="ce7" table:formula="of:=MAX([.F10];[.E10]+1)" office:value-type="float" office:value="2">
            <text:p>2</text:p>
          </table:table-cell>
          <table:table-cell table:style-name="ce18"/>
          <table:table-cell table:style-name="ce7" table:formula="of:=[.G10]-[.H10]" office:value-type="float" office:value="2">
            <text:p>2</text:p>
          </table:table-cell>
          <table:table-cell table:style-name="ce7"/>
          <table:table-cell table:style-name="ce24" table:formula="of:=[source.F10]" office:value-type="float" office:value="1902938">
            <text:p>1902938</text:p>
          </table:table-cell>
          <table:table-cell table:style-name="ce30" table:formula="of:=[source.G10]" office:value-type="float" office:value="0.033">
            <text:p>0.033</text:p>
          </table:table-cell>
          <table:table-cell table:style-name="ce7" table:formula="of:=[source.H10]" office:value-type="float" office:value="10">
            <text:p>10</text:p>
          </table:table-cell>
          <table:table-cell table:style-name="ce7" table:formula="of:=CEILING([.$H10];[.M10])" office:value-type="float" office:value="0">
            <text:p>0</text:p>
          </table:table-cell>
          <table:table-cell table:style-name="ce36" table:formula="of:=IF([.N10]*[.L10] &gt; 0; [.N10]*[.L10]; &quot;&quot;)">
            <text:p/>
          </table:table-cell>
          <table:table-cell table:style-name="ce24" table:formula="of:=[source.I10]" office:value-type="float" office:value="0">
            <text:p/>
          </table:table-cell>
          <table:table-cell table:style-name="ce30" table:formula="of:=[source.J10]" office:value-type="float" office:value="0">
            <text:p>0.000</text:p>
          </table:table-cell>
          <table:table-cell table:style-name="ce7" table:formula="of:=[source.K10]" office:value-type="float" office:value="0">
            <text:p>0</text:p>
          </table:table-cell>
          <table:table-cell table:style-name="ce7" table:formula="of:=CEILING([.$H10];[.R10])" office:value-type="float" office:value="0">
            <text:p>0</text:p>
          </table:table-cell>
          <table:table-cell table:style-name="ce36" table:formula="of:=IF([.S10]*[.Q10] &gt; 0; [.S10]*[.Q10]; &quot;&quot;)">
            <text:p/>
          </table:table-cell>
          <table:table-cell table:style-name="ce24" table:formula="of:=[source.L1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0]" office:value-type="float" office:value="0">
            <text:p>0</text:p>
          </table:table-cell>
          <table:table-cell table:style-name="ce7" table:formula="of:=CEILING([.$H10];[.W10])" office:value-type="float" office:value="0">
            <text:p>0</text:p>
          </table:table-cell>
          <table:table-cell table:style-name="ce36" table:formula="of:=IF([.X10]*[.V10] &gt; 0; [.X10]*[.V10]; &quot;&quot;)">
            <text:p/>
          </table:table-cell>
          <table:table-cell table:style-name="ce40" table:formula="of:=IF([.$A10] &lt;&gt; &quot;&quot;; IF(MIN([.$O10];[.$T10];[.$Y10]) = [.$O10]; [.$K$1]; IF(MIN([.$O10];[.$T10];[.$Y10]) = [.$T10]; [.$P$1]; IF(ISNUMBER([.$Y10]); [.$U$1]; &quot;NO PRICING&quot;))); &quot;&quot;)" office:value-type="string" office:string-value="NO PRICING">
            <text:p>NO PRICING</text:p>
          </table:table-cell>
          <table:table-cell table:style-name="ce45" table:formula="of:=IF([.$A10] &lt;&gt; &quot;&quot;; IF(MIN([.$O10];[.$T10];[.$Y10]) = [.$O10]; [.$K10]; IF(MIN([.$O10];[.$T10];[.$Y10]) = [.$T10]; [.$P10]; IF(ISNUMBER([.$Y10]); [.$U10]; &quot;NO PRICING&quot;))); &quot;&quot;)" office:value-type="string" office:string-value="NO PRICING">
            <text:p>NO PRICING</text:p>
          </table:table-cell>
          <table:table-cell table:style-name="ce48" table:formula="of:=IF([.$A10] &lt;&gt; &quot;&quot;; IF(MIN([.$O10];[.$T10];[.$Y10]) = [.$O10]; [.$N10]; IF(MIN([.$O10];[.$T10];[.$Y10]) = [.$T10]; [.$S10]; IF(ISNUMBER([.$Y10]); [.$X10]; &quot;NO PRICING&quot;))); &quot;&quot;)" office:value-type="string" office:string-value="NO PRICING">
            <text:p>NO PRICING</text:p>
          </table:table-cell>
          <table:table-cell table:style-name="ce51" table:formula="of:=IF([.$A10] &lt;&gt; &quot;&quot;; IF(MIN([.$O10];[.$T10];[.$Y10]) = [.$O10]; [.$O10]; IF(MIN([.$O10];[.$T10];[.$Y10]) = [.$T10]; [.$T10]; IF(ISNUMBER([.$Y10]); [.$Y1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])" office:value-type="string" office:string-value="1 μF electrolytic capacitor">
            <text:p>1 μF electrolytic capacitor</text:p>
          </table:table-cell>
          <table:table-cell table:style-name="ce7" table:formula="of:=T([source.C11])" office:value-type="string" office:string-value="CPOL-EUE2.5-5">
            <text:p>CPOL-EUE2.5-5</text:p>
          </table:table-cell>
          <table:table-cell table:style-name="ce7" table:formula="of:=T([source.D11])" office:value-type="string" office:string-value="1 μF electrolytic capacitor">
            <text:p>1 μF electrolytic capacitor</text:p>
          </table:table-cell>
          <table:table-cell table:style-name="ce16" table:formula="of:=T([source.E11])" office:value-type="string" office:string-value="Through hole">
            <text:p>Through hole</text:p>
          </table:table-cell>
          <table:table-cell table:style-name="ce7" table:formula="of:=[source.A11]" office:value-type="float" office:value="29">
            <text:p>29</text:p>
          </table:table-cell>
          <table:table-cell table:style-name="ce7" table:formula="of:=ROUND([.E11]* (1 + extra))" office:value-type="float" office:value="32">
            <text:p>32</text:p>
          </table:table-cell>
          <table:table-cell table:style-name="ce7" table:formula="of:=MAX([.F11];[.E11]+1)" office:value-type="float" office:value="32">
            <text:p>32</text:p>
          </table:table-cell>
          <table:table-cell table:style-name="ce18"/>
          <table:table-cell table:style-name="ce7" table:formula="of:=[.G11]-[.H11]" office:value-type="float" office:value="32">
            <text:p>32</text:p>
          </table:table-cell>
          <table:table-cell table:style-name="ce7"/>
          <table:table-cell table:style-name="ce24" table:formula="of:=[source.F11]" office:value-type="float" office:value="1236655">
            <text:p>1236655</text:p>
          </table:table-cell>
          <table:table-cell table:style-name="ce30" table:formula="of:=[source.G11]" office:value-type="float" office:value="0.034">
            <text:p>0.034</text:p>
          </table:table-cell>
          <table:table-cell table:style-name="ce7" table:formula="of:=[source.H11]" office:value-type="float" office:value="1">
            <text:p>1</text:p>
          </table:table-cell>
          <table:table-cell table:style-name="ce7" table:formula="of:=CEILING([.$H11];[.M11])" office:value-type="float" office:value="0">
            <text:p>0</text:p>
          </table:table-cell>
          <table:table-cell table:style-name="ce36" table:formula="of:=IF([.N11]*[.L11] &gt; 0; [.N11]*[.L11]; &quot;&quot;)">
            <text:p/>
          </table:table-cell>
          <table:table-cell table:style-name="ce24" table:formula="of:=[source.I11]" office:value-type="float" office:value="0">
            <text:p/>
          </table:table-cell>
          <table:table-cell table:style-name="ce30" table:formula="of:=[source.J11]" office:value-type="float" office:value="0">
            <text:p>0.000</text:p>
          </table:table-cell>
          <table:table-cell table:style-name="ce7" table:formula="of:=[source.K11]" office:value-type="float" office:value="0">
            <text:p>0</text:p>
          </table:table-cell>
          <table:table-cell table:style-name="ce7" table:formula="of:=CEILING([.$H11];[.R11])" office:value-type="float" office:value="0">
            <text:p>0</text:p>
          </table:table-cell>
          <table:table-cell table:style-name="ce36" table:formula="of:=IF([.S11]*[.Q11] &gt; 0; [.S11]*[.Q11]; &quot;&quot;)">
            <text:p/>
          </table:table-cell>
          <table:table-cell table:style-name="ce24" table:formula="of:=[source.L1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]" office:value-type="float" office:value="0">
            <text:p>0</text:p>
          </table:table-cell>
          <table:table-cell table:style-name="ce7" table:formula="of:=CEILING([.$H11];[.W11])" office:value-type="float" office:value="0">
            <text:p>0</text:p>
          </table:table-cell>
          <table:table-cell table:style-name="ce36" table:formula="of:=IF([.X11]*[.V11] &gt; 0; [.X11]*[.V11]; &quot;&quot;)">
            <text:p/>
          </table:table-cell>
          <table:table-cell table:style-name="ce40" table:formula="of:=IF([.$A11] &lt;&gt; &quot;&quot;; IF(MIN([.$O11];[.$T11];[.$Y11]) = [.$O11]; [.$K$1]; IF(MIN([.$O11];[.$T11];[.$Y11]) = [.$T11]; [.$P$1]; IF(ISNUMBER([.$Y11]); [.$U$1]; &quot;NO PRICING&quot;))); &quot;&quot;)" office:value-type="string" office:string-value="NO PRICING">
            <text:p>NO PRICING</text:p>
          </table:table-cell>
          <table:table-cell table:style-name="ce45" table:formula="of:=IF([.$A11] &lt;&gt; &quot;&quot;; IF(MIN([.$O11];[.$T11];[.$Y11]) = [.$O11]; [.$K11]; IF(MIN([.$O11];[.$T11];[.$Y11]) = [.$T11]; [.$P11]; IF(ISNUMBER([.$Y11]); [.$U11]; &quot;NO PRICING&quot;))); &quot;&quot;)" office:value-type="string" office:string-value="NO PRICING">
            <text:p>NO PRICING</text:p>
          </table:table-cell>
          <table:table-cell table:style-name="ce48" table:formula="of:=IF([.$A11] &lt;&gt; &quot;&quot;; IF(MIN([.$O11];[.$T11];[.$Y11]) = [.$O11]; [.$N11]; IF(MIN([.$O11];[.$T11];[.$Y11]) = [.$T11]; [.$S11]; IF(ISNUMBER([.$Y11]); [.$X11]; &quot;NO PRICING&quot;))); &quot;&quot;)" office:value-type="string" office:string-value="NO PRICING">
            <text:p>NO PRICING</text:p>
          </table:table-cell>
          <table:table-cell table:style-name="ce51" table:formula="of:=IF([.$A11] &lt;&gt; &quot;&quot;; IF(MIN([.$O11];[.$T11];[.$Y11]) = [.$O11]; [.$O11]; IF(MIN([.$O11];[.$T11];[.$Y11]) = [.$T11]; [.$T11]; IF(ISNUMBER([.$Y11]); [.$Y1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])" office:value-type="string" office:string-value="10 µF electrolytic capacitor">
            <text:p>10 µF electrolytic capacitor</text:p>
          </table:table-cell>
          <table:table-cell table:style-name="ce7" table:formula="of:=T([source.C12])" office:value-type="string" office:string-value="CPOL-EUE2.5-5">
            <text:p>CPOL-EUE2.5-5</text:p>
          </table:table-cell>
          <table:table-cell table:style-name="ce7" table:formula="of:=T([source.D12])" office:value-type="string" office:string-value="10 µF electrolytic capacitor">
            <text:p>10 µF electrolytic capacitor</text:p>
          </table:table-cell>
          <table:table-cell table:style-name="ce16" table:formula="of:=T([source.E12])">
            <text:p/>
          </table:table-cell>
          <table:table-cell table:style-name="ce7" table:formula="of:=[source.A12]" office:value-type="float" office:value="9">
            <text:p>9</text:p>
          </table:table-cell>
          <table:table-cell table:style-name="ce7" table:formula="of:=ROUND([.E12]* (1 + extra))" office:value-type="float" office:value="10">
            <text:p>10</text:p>
          </table:table-cell>
          <table:table-cell table:style-name="ce7" table:formula="of:=MAX([.F12];[.E12]+1)" office:value-type="float" office:value="10">
            <text:p>10</text:p>
          </table:table-cell>
          <table:table-cell table:style-name="ce18" table:formula="of:=10" office:value-type="float" office:value="10">
            <text:p>10</text:p>
          </table:table-cell>
          <table:table-cell table:style-name="ce7" table:formula="of:=[.G12]-[.H12]" office:value-type="float" office:value="0">
            <text:p>0</text:p>
          </table:table-cell>
          <table:table-cell table:style-name="ce7"/>
          <table:table-cell table:style-name="ce24" table:formula="of:=[source.F12]" office:value-type="float" office:value="1902928">
            <text:p>1902928</text:p>
          </table:table-cell>
          <table:table-cell table:style-name="ce30" table:formula="of:=[source.G12]" office:value-type="float" office:value="0.033">
            <text:p>0.033</text:p>
          </table:table-cell>
          <table:table-cell table:style-name="ce7" table:formula="of:=[source.H12]" office:value-type="float" office:value="1">
            <text:p>1</text:p>
          </table:table-cell>
          <table:table-cell table:style-name="ce7" table:formula="of:=CEILING([.$H12];[.M12])" office:value-type="float" office:value="10">
            <text:p>10</text:p>
          </table:table-cell>
          <table:table-cell table:style-name="ce36" table:formula="of:=IF([.N12]*[.L12] &gt; 0; [.N12]*[.L12]; &quot;&quot;)" office:value-type="float" office:value="0.33">
            <text:p>0.33</text:p>
          </table:table-cell>
          <table:table-cell table:style-name="ce24" table:formula="of:=[source.I12]" office:value-type="float" office:value="0">
            <text:p/>
          </table:table-cell>
          <table:table-cell table:style-name="ce30" table:formula="of:=[source.J12]" office:value-type="float" office:value="0">
            <text:p>0.000</text:p>
          </table:table-cell>
          <table:table-cell table:style-name="ce7" table:formula="of:=[source.K12]" office:value-type="float" office:value="0">
            <text:p>0</text:p>
          </table:table-cell>
          <table:table-cell table:style-name="ce7" table:formula="of:=CEILING([.$H12];[.R12])" office:value-type="float" office:value="0">
            <text:p>0</text:p>
          </table:table-cell>
          <table:table-cell table:style-name="ce36" table:formula="of:=IF([.S12]*[.Q12] &gt; 0; [.S12]*[.Q12]; &quot;&quot;)">
            <text:p/>
          </table:table-cell>
          <table:table-cell table:style-name="ce24" table:formula="of:=[source.L12]" office:value-type="string" office:string-value="440-6547">
            <text:p>440-6547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2]" office:value-type="float" office:value="50">
            <text:p>50</text:p>
          </table:table-cell>
          <table:table-cell table:style-name="ce7" table:formula="of:=CEILING([.$H12];[.W12])" office:value-type="float" office:value="50">
            <text:p>50</text:p>
          </table:table-cell>
          <table:table-cell table:style-name="ce36" table:formula="of:=IF([.X12]*[.V12] &gt; 0; [.X12]*[.V12]; &quot;&quot;)" office:value-type="float" office:value="49950">
            <text:p>49,950.00</text:p>
          </table:table-cell>
          <table:table-cell table:style-name="ce40" table:formula="of:=IF([.$A12] &lt;&gt; &quot;&quot;; IF(MIN([.$O12];[.$T12];[.$Y12]) = [.$O12]; [.$K$1]; IF(MIN([.$O12];[.$T12];[.$Y12]) = [.$T12]; [.$P$1]; IF(ISNUMBER([.$Y12]); [.$U$1]; &quot;NO PRICING&quot;))); &quot;&quot;)" office:value-type="string" office:string-value="Farnell">
            <text:p>Farnell</text:p>
          </table:table-cell>
          <table:table-cell table:style-name="ce45" table:formula="of:=IF([.$A12] &lt;&gt; &quot;&quot;; IF(MIN([.$O12];[.$T12];[.$Y12]) = [.$O12]; [.$K12]; IF(MIN([.$O12];[.$T12];[.$Y12]) = [.$T12]; [.$P12]; IF(ISNUMBER([.$Y12]); [.$U12]; &quot;NO PRICING&quot;))); &quot;&quot;)" office:value-type="float" office:value="1902928">
            <text:p>1902928</text:p>
          </table:table-cell>
          <table:table-cell table:style-name="ce48" table:formula="of:=IF([.$A12] &lt;&gt; &quot;&quot;; IF(MIN([.$O12];[.$T12];[.$Y12]) = [.$O12]; [.$N12]; IF(MIN([.$O12];[.$T12];[.$Y12]) = [.$T12]; [.$S12]; IF(ISNUMBER([.$Y12]); [.$X12]; &quot;NO PRICING&quot;))); &quot;&quot;)" office:value-type="float" office:value="10">
            <text:p>10</text:p>
          </table:table-cell>
          <table:table-cell table:style-name="ce51" table:formula="of:=IF([.$A12] &lt;&gt; &quot;&quot;; IF(MIN([.$O12];[.$T12];[.$Y12]) = [.$O12]; [.$O12]; IF(MIN([.$O12];[.$T12];[.$Y12]) = [.$T12]; [.$T12]; IF(ISNUMBER([.$Y12]); [.$Y12]; &quot;NO PRICING&quot;))); &quot;&quot;)" office:value-type="float" office:value="0.33">
            <text:p>0.33</text:p>
          </table:table-cell>
          <table:table-cell table:style-name="ce55" office:value-type="string">
            <text:p>OK (1870986)</text:p>
          </table:table-cell>
          <table:table-cell table:style-name="ce7" table:formula="of:=[.H12]" office:value-type="float" office:value="10">
            <text:p>1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3])" office:value-type="string" office:string-value="47µF electrolytic capacitor">
            <text:p>47µF electrolytic capacitor</text:p>
          </table:table-cell>
          <table:table-cell table:style-name="ce7" table:formula="of:=T([source.C13])" office:value-type="string" office:string-value="CPOL-EUE2.5-5">
            <text:p>CPOL-EUE2.5-5</text:p>
          </table:table-cell>
          <table:table-cell table:style-name="ce7" table:formula="of:=T([source.D13])" office:value-type="string" office:string-value="47µF electrolytic capacitor">
            <text:p>47µF electrolytic capacitor</text:p>
          </table:table-cell>
          <table:table-cell table:style-name="ce16" table:formula="of:=T([source.E13])">
            <text:p/>
          </table:table-cell>
          <table:table-cell table:style-name="ce7" table:formula="of:=[source.A13]" office:value-type="float" office:value="2">
            <text:p>2</text:p>
          </table:table-cell>
          <table:table-cell table:style-name="ce7" table:formula="of:=ROUND([.E13]* (1 + extra))" office:value-type="float" office:value="2">
            <text:p>2</text:p>
          </table:table-cell>
          <table:table-cell table:style-name="ce7" table:formula="of:=MAX([.F13];[.E13]+1)" office:value-type="float" office:value="3">
            <text:p>3</text:p>
          </table:table-cell>
          <table:table-cell table:style-name="ce18"/>
          <table:table-cell table:style-name="ce7" table:formula="of:=[.G13]-[.H13]" office:value-type="float" office:value="3">
            <text:p>3</text:p>
          </table:table-cell>
          <table:table-cell table:style-name="ce7"/>
          <table:table-cell table:style-name="ce24" table:formula="of:=[source.F13]" office:value-type="float" office:value="1902909">
            <text:p>1902909</text:p>
          </table:table-cell>
          <table:table-cell table:style-name="ce30" table:formula="of:=[source.G13]" office:value-type="float" office:value="0.041">
            <text:p>0.041</text:p>
          </table:table-cell>
          <table:table-cell table:style-name="ce7" table:formula="of:=[source.H13]" office:value-type="float" office:value="10">
            <text:p>10</text:p>
          </table:table-cell>
          <table:table-cell table:style-name="ce7" table:formula="of:=CEILING([.$H13];[.M13])" office:value-type="float" office:value="0">
            <text:p>0</text:p>
          </table:table-cell>
          <table:table-cell table:style-name="ce36" table:formula="of:=IF([.N13]*[.L13] &gt; 0; [.N13]*[.L13]; &quot;&quot;)">
            <text:p/>
          </table:table-cell>
          <table:table-cell table:style-name="ce24" table:formula="of:=[source.I13]" office:value-type="float" office:value="0">
            <text:p/>
          </table:table-cell>
          <table:table-cell table:style-name="ce30" table:formula="of:=[source.J13]" office:value-type="float" office:value="0">
            <text:p>0.000</text:p>
          </table:table-cell>
          <table:table-cell table:style-name="ce7" table:formula="of:=[source.K13]" office:value-type="float" office:value="0">
            <text:p>0</text:p>
          </table:table-cell>
          <table:table-cell table:style-name="ce7" table:formula="of:=CEILING([.$H13];[.R13])" office:value-type="float" office:value="0">
            <text:p>0</text:p>
          </table:table-cell>
          <table:table-cell table:style-name="ce36" table:formula="of:=IF([.S13]*[.Q13] &gt; 0; [.S13]*[.Q13]; &quot;&quot;)">
            <text:p/>
          </table:table-cell>
          <table:table-cell table:style-name="ce24" table:formula="of:=[source.L1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]" office:value-type="float" office:value="0">
            <text:p>0</text:p>
          </table:table-cell>
          <table:table-cell table:style-name="ce7" table:formula="of:=CEILING([.$H13];[.W13])" office:value-type="float" office:value="0">
            <text:p>0</text:p>
          </table:table-cell>
          <table:table-cell table:style-name="ce36" table:formula="of:=IF([.X13]*[.V13] &gt; 0; [.X13]*[.V13]; &quot;&quot;)">
            <text:p/>
          </table:table-cell>
          <table:table-cell table:style-name="ce40" table:formula="of:=IF([.$A13] &lt;&gt; &quot;&quot;; IF(MIN([.$O13];[.$T13];[.$Y13]) = [.$O13]; [.$K$1]; IF(MIN([.$O13];[.$T13];[.$Y13]) = [.$T13]; [.$P$1]; IF(ISNUMBER([.$Y13]); [.$U$1]; &quot;NO PRICING&quot;))); &quot;&quot;)" office:value-type="string" office:string-value="NO PRICING">
            <text:p>NO PRICING</text:p>
          </table:table-cell>
          <table:table-cell table:style-name="ce45" table:formula="of:=IF([.$A13] &lt;&gt; &quot;&quot;; IF(MIN([.$O13];[.$T13];[.$Y13]) = [.$O13]; [.$K13]; IF(MIN([.$O13];[.$T13];[.$Y13]) = [.$T13]; [.$P13]; IF(ISNUMBER([.$Y13]); [.$U13]; &quot;NO PRICING&quot;))); &quot;&quot;)" office:value-type="string" office:string-value="NO PRICING">
            <text:p>NO PRICING</text:p>
          </table:table-cell>
          <table:table-cell table:style-name="ce48" table:formula="of:=IF([.$A13] &lt;&gt; &quot;&quot;; IF(MIN([.$O13];[.$T13];[.$Y13]) = [.$O13]; [.$N13]; IF(MIN([.$O13];[.$T13];[.$Y13]) = [.$T13]; [.$S13]; IF(ISNUMBER([.$Y13]); [.$X13]; &quot;NO PRICING&quot;))); &quot;&quot;)" office:value-type="string" office:string-value="NO PRICING">
            <text:p>NO PRICING</text:p>
          </table:table-cell>
          <table:table-cell table:style-name="ce51" table:formula="of:=IF([.$A13] &lt;&gt; &quot;&quot;; IF(MIN([.$O13];[.$T13];[.$Y13]) = [.$O13]; [.$O13]; IF(MIN([.$O13];[.$T13];[.$Y13]) = [.$T13]; [.$T13]; IF(ISNUMBER([.$Y13]); [.$Y1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])" office:value-type="string" office:string-value="220µF electrolytic capacitor">
            <text:p>220µF electrolytic capacitor</text:p>
          </table:table-cell>
          <table:table-cell table:style-name="ce7" table:formula="of:=T([source.C14])" office:value-type="string" office:string-value="CPOL-EUE2.5-5">
            <text:p>CPOL-EUE2.5-5</text:p>
          </table:table-cell>
          <table:table-cell table:style-name="ce7" table:formula="of:=T([source.D14])" office:value-type="string" office:string-value="220µF electrolytic capacitor">
            <text:p>220µF electrolytic capacitor</text:p>
          </table:table-cell>
          <table:table-cell table:style-name="ce16" table:formula="of:=T([source.E14])">
            <text:p/>
          </table:table-cell>
          <table:table-cell table:style-name="ce7" table:formula="of:=[source.A14]" office:value-type="float" office:value="2">
            <text:p>2</text:p>
          </table:table-cell>
          <table:table-cell table:style-name="ce7" table:formula="of:=ROUND([.E14]* (1 + extra))" office:value-type="float" office:value="2">
            <text:p>2</text:p>
          </table:table-cell>
          <table:table-cell table:style-name="ce7" table:formula="of:=MAX([.F14];[.E14]+1)" office:value-type="float" office:value="3">
            <text:p>3</text:p>
          </table:table-cell>
          <table:table-cell table:style-name="ce18"/>
          <table:table-cell table:style-name="ce7" table:formula="of:=[.G14]-[.H14]" office:value-type="float" office:value="3">
            <text:p>3</text:p>
          </table:table-cell>
          <table:table-cell table:style-name="ce7"/>
          <table:table-cell table:style-name="ce24" table:formula="of:=[source.F14]" office:value-type="float" office:value="1902883">
            <text:p>1902883</text:p>
          </table:table-cell>
          <table:table-cell table:style-name="ce30" table:formula="of:=[source.G14]" office:value-type="float" office:value="0.042">
            <text:p>0.042</text:p>
          </table:table-cell>
          <table:table-cell table:style-name="ce7" table:formula="of:=[source.H14]" office:value-type="float" office:value="10">
            <text:p>10</text:p>
          </table:table-cell>
          <table:table-cell table:style-name="ce7" table:formula="of:=CEILING([.$H14];[.M14])" office:value-type="float" office:value="0">
            <text:p>0</text:p>
          </table:table-cell>
          <table:table-cell table:style-name="ce36" table:formula="of:=IF([.N14]*[.L14] &gt; 0; [.N14]*[.L14]; &quot;&quot;)">
            <text:p/>
          </table:table-cell>
          <table:table-cell table:style-name="ce24" table:formula="of:=[source.I14]" office:value-type="float" office:value="0">
            <text:p/>
          </table:table-cell>
          <table:table-cell table:style-name="ce30" table:formula="of:=[source.J14]" office:value-type="float" office:value="0">
            <text:p>0.000</text:p>
          </table:table-cell>
          <table:table-cell table:style-name="ce7" table:formula="of:=[source.K14]" office:value-type="float" office:value="0">
            <text:p>0</text:p>
          </table:table-cell>
          <table:table-cell table:style-name="ce7" table:formula="of:=CEILING([.$H14];[.R14])" office:value-type="float" office:value="0">
            <text:p>0</text:p>
          </table:table-cell>
          <table:table-cell table:style-name="ce36" table:formula="of:=IF([.S14]*[.Q14] &gt; 0; [.S14]*[.Q14]; &quot;&quot;)">
            <text:p/>
          </table:table-cell>
          <table:table-cell table:style-name="ce24" table:formula="of:=[source.L1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]" office:value-type="float" office:value="0">
            <text:p>0</text:p>
          </table:table-cell>
          <table:table-cell table:style-name="ce7" table:formula="of:=CEILING([.$H14];[.W14])" office:value-type="float" office:value="0">
            <text:p>0</text:p>
          </table:table-cell>
          <table:table-cell table:style-name="ce36" table:formula="of:=IF([.X14]*[.V14] &gt; 0; [.X14]*[.V14]; &quot;&quot;)">
            <text:p/>
          </table:table-cell>
          <table:table-cell table:style-name="ce40" table:formula="of:=IF([.$A14] &lt;&gt; &quot;&quot;; IF(MIN([.$O14];[.$T14];[.$Y14]) = [.$O14]; [.$K$1]; IF(MIN([.$O14];[.$T14];[.$Y14]) = [.$T14]; [.$P$1]; IF(ISNUMBER([.$Y14]); [.$U$1]; &quot;NO PRICING&quot;))); &quot;&quot;)" office:value-type="string" office:string-value="NO PRICING">
            <text:p>NO PRICING</text:p>
          </table:table-cell>
          <table:table-cell table:style-name="ce45" table:formula="of:=IF([.$A14] &lt;&gt; &quot;&quot;; IF(MIN([.$O14];[.$T14];[.$Y14]) = [.$O14]; [.$K14]; IF(MIN([.$O14];[.$T14];[.$Y14]) = [.$T14]; [.$P14]; IF(ISNUMBER([.$Y14]); [.$U14]; &quot;NO PRICING&quot;))); &quot;&quot;)" office:value-type="string" office:string-value="NO PRICING">
            <text:p>NO PRICING</text:p>
          </table:table-cell>
          <table:table-cell table:style-name="ce48" table:formula="of:=IF([.$A14] &lt;&gt; &quot;&quot;; IF(MIN([.$O14];[.$T14];[.$Y14]) = [.$O14]; [.$N14]; IF(MIN([.$O14];[.$T14];[.$Y14]) = [.$T14]; [.$S14]; IF(ISNUMBER([.$Y14]); [.$X14]; &quot;NO PRICING&quot;))); &quot;&quot;)" office:value-type="string" office:string-value="NO PRICING">
            <text:p>NO PRICING</text:p>
          </table:table-cell>
          <table:table-cell table:style-name="ce51" table:formula="of:=IF([.$A14] &lt;&gt; &quot;&quot;; IF(MIN([.$O14];[.$T14];[.$Y14]) = [.$O14]; [.$O14]; IF(MIN([.$O14];[.$T14];[.$Y14]) = [.$T14]; [.$T14]; IF(ISNUMBER([.$Y14]); [.$Y1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4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5])" office:value-type="string" office:string-value="10μF/10V Electrolytic capacitor">
            <text:p>10μF/10V Electrolytic capacitor</text:p>
          </table:table-cell>
          <table:table-cell table:style-name="ce7" table:formula="of:=T([source.C15])" office:value-type="string" office:string-value="CPOL-EUE2.5-7">
            <text:p>CPOL-EUE2.5-7</text:p>
          </table:table-cell>
          <table:table-cell table:style-name="ce7" table:formula="of:=T([source.D15])" office:value-type="string" office:string-value="10μF/10V Electrolytic capacitor">
            <text:p>10μF/10V Electrolytic capacitor</text:p>
          </table:table-cell>
          <table:table-cell table:style-name="ce16" table:formula="of:=T([source.E15])">
            <text:p/>
          </table:table-cell>
          <table:table-cell table:style-name="ce7" table:formula="of:=[source.A15]" office:value-type="float" office:value="1">
            <text:p>1</text:p>
          </table:table-cell>
          <table:table-cell table:style-name="ce7" table:formula="of:=ROUND([.E15]* (1 + extra))" office:value-type="float" office:value="1">
            <text:p>1</text:p>
          </table:table-cell>
          <table:table-cell table:style-name="ce7" table:formula="of:=MAX([.F15];[.E15]+1)" office:value-type="float" office:value="2">
            <text:p>2</text:p>
          </table:table-cell>
          <table:table-cell table:style-name="ce18"/>
          <table:table-cell table:style-name="ce7" table:formula="of:=[.G15]-[.H15]" office:value-type="float" office:value="2">
            <text:p>2</text:p>
          </table:table-cell>
          <table:table-cell table:style-name="ce7"/>
          <table:table-cell table:style-name="ce24" table:formula="of:=[source.F15]" office:value-type="float" office:value="0">
            <text:p/>
          </table:table-cell>
          <table:table-cell table:style-name="ce30" table:formula="of:=[source.G15]" office:value-type="float" office:value="0">
            <text:p>0.000</text:p>
          </table:table-cell>
          <table:table-cell table:style-name="ce7" table:formula="of:=[source.H15]" office:value-type="float" office:value="0">
            <text:p>0</text:p>
          </table:table-cell>
          <table:table-cell table:style-name="ce7" table:formula="of:=CEILING([.$H15];[.M15])" office:value-type="float" office:value="0">
            <text:p>0</text:p>
          </table:table-cell>
          <table:table-cell table:style-name="ce36" table:formula="of:=IF([.N15]*[.L15] &gt; 0; [.N15]*[.L15]; &quot;&quot;)">
            <text:p/>
          </table:table-cell>
          <table:table-cell table:style-name="ce24" table:formula="of:=[source.I15]" office:value-type="float" office:value="0">
            <text:p/>
          </table:table-cell>
          <table:table-cell table:style-name="ce30" table:formula="of:=[source.J15]" office:value-type="float" office:value="0">
            <text:p>0.000</text:p>
          </table:table-cell>
          <table:table-cell table:style-name="ce7" table:formula="of:=[source.K15]" office:value-type="float" office:value="0">
            <text:p>0</text:p>
          </table:table-cell>
          <table:table-cell table:style-name="ce7" table:formula="of:=CEILING([.$H15];[.R15])" office:value-type="float" office:value="0">
            <text:p>0</text:p>
          </table:table-cell>
          <table:table-cell table:style-name="ce36" table:formula="of:=IF([.S15]*[.Q15] &gt; 0; [.S15]*[.Q15]; &quot;&quot;)">
            <text:p/>
          </table:table-cell>
          <table:table-cell table:style-name="ce24" table:formula="of:=[source.L1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]" office:value-type="float" office:value="0">
            <text:p>0</text:p>
          </table:table-cell>
          <table:table-cell table:style-name="ce7" table:formula="of:=CEILING([.$H15];[.W15])" office:value-type="float" office:value="0">
            <text:p>0</text:p>
          </table:table-cell>
          <table:table-cell table:style-name="ce36" table:formula="of:=IF([.X15]*[.V15] &gt; 0; [.X15]*[.V15]; &quot;&quot;)">
            <text:p/>
          </table:table-cell>
          <table:table-cell table:style-name="ce40" table:formula="of:=IF([.$A15] &lt;&gt; &quot;&quot;; IF(MIN([.$O15];[.$T15];[.$Y15]) = [.$O15]; [.$K$1]; IF(MIN([.$O15];[.$T15];[.$Y15]) = [.$T15]; [.$P$1]; IF(ISNUMBER([.$Y15]); [.$U$1]; &quot;NO PRICING&quot;))); &quot;&quot;)" office:value-type="string" office:string-value="NO PRICING">
            <text:p>NO PRICING</text:p>
          </table:table-cell>
          <table:table-cell table:style-name="ce45" table:formula="of:=IF([.$A15] &lt;&gt; &quot;&quot;; IF(MIN([.$O15];[.$T15];[.$Y15]) = [.$O15]; [.$K15]; IF(MIN([.$O15];[.$T15];[.$Y15]) = [.$T15]; [.$P15]; IF(ISNUMBER([.$Y15]); [.$U15]; &quot;NO PRICING&quot;))); &quot;&quot;)" office:value-type="string" office:string-value="NO PRICING">
            <text:p>NO PRICING</text:p>
          </table:table-cell>
          <table:table-cell table:style-name="ce48" table:formula="of:=IF([.$A15] &lt;&gt; &quot;&quot;; IF(MIN([.$O15];[.$T15];[.$Y15]) = [.$O15]; [.$N15]; IF(MIN([.$O15];[.$T15];[.$Y15]) = [.$T15]; [.$S15]; IF(ISNUMBER([.$Y15]); [.$X15]; &quot;NO PRICING&quot;))); &quot;&quot;)" office:value-type="string" office:string-value="NO PRICING">
            <text:p>NO PRICING</text:p>
          </table:table-cell>
          <table:table-cell table:style-name="ce51" table:formula="of:=IF([.$A15] &lt;&gt; &quot;&quot;; IF(MIN([.$O15];[.$T15];[.$Y15]) = [.$O15]; [.$O15]; IF(MIN([.$O15];[.$T15];[.$Y15]) = [.$T15]; [.$T15]; IF(ISNUMBER([.$Y15]); [.$Y15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5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6])" office:value-type="string" office:string-value="8x1 pin 2.54mm centre header">
            <text:p>8x1 pin 2.54mm centre header</text:p>
          </table:table-cell>
          <table:table-cell table:style-name="ce7" table:formula="of:=T([source.C16])" office:value-type="string" office:string-value="22-23-2081">
            <text:p>22-23-2081</text:p>
          </table:table-cell>
          <table:table-cell table:style-name="ce7" table:formula="of:=T([source.D16])" office:value-type="string" office:string-value="8x1 pin 2.54mm centre header">
            <text:p>8x1 pin 2.54mm centre header</text:p>
          </table:table-cell>
          <table:table-cell table:style-name="ce16" table:formula="of:=T([source.E16])" office:value-type="string" office:string-value="Molex KK® series header">
            <text:p>Molex KK® series header</text:p>
          </table:table-cell>
          <table:table-cell table:style-name="ce7" table:formula="of:=[source.A16]" office:value-type="float" office:value="22">
            <text:p>22</text:p>
          </table:table-cell>
          <table:table-cell table:style-name="ce7" table:formula="of:=ROUND([.E16]* (1 + extra))" office:value-type="float" office:value="24">
            <text:p>24</text:p>
          </table:table-cell>
          <table:table-cell table:style-name="ce7" table:formula="of:=MAX([.F16];[.E16]+1)" office:value-type="float" office:value="24">
            <text:p>24</text:p>
          </table:table-cell>
          <table:table-cell table:style-name="ce18"/>
          <table:table-cell table:style-name="ce7" table:formula="of:=[.G16]-[.H16]" office:value-type="float" office:value="24">
            <text:p>24</text:p>
          </table:table-cell>
          <table:table-cell table:style-name="ce7"/>
          <table:table-cell table:style-name="ce24" table:formula="of:=[source.F16]" office:value-type="float" office:value="0">
            <text:p/>
          </table:table-cell>
          <table:table-cell table:style-name="ce30" table:formula="of:=[source.G16]" office:value-type="float" office:value="0">
            <text:p>0.000</text:p>
          </table:table-cell>
          <table:table-cell table:style-name="ce7" table:formula="of:=[source.H16]" office:value-type="float" office:value="0">
            <text:p>0</text:p>
          </table:table-cell>
          <table:table-cell table:style-name="ce7" table:formula="of:=CEILING([.$H16];[.M16])" office:value-type="float" office:value="0">
            <text:p>0</text:p>
          </table:table-cell>
          <table:table-cell table:style-name="ce36" table:formula="of:=IF([.N16]*[.L16] &gt; 0; [.N16]*[.L16]; &quot;&quot;)">
            <text:p/>
          </table:table-cell>
          <table:table-cell table:style-name="ce24" table:formula="of:=[source.I16]" office:value-type="float" office:value="0">
            <text:p/>
          </table:table-cell>
          <table:table-cell table:style-name="ce30" table:formula="of:=[source.J16]" office:value-type="float" office:value="0">
            <text:p>0.000</text:p>
          </table:table-cell>
          <table:table-cell table:style-name="ce7" table:formula="of:=[source.K16]" office:value-type="float" office:value="0">
            <text:p>0</text:p>
          </table:table-cell>
          <table:table-cell table:style-name="ce7" table:formula="of:=CEILING([.$H16];[.R16])" office:value-type="float" office:value="0">
            <text:p>0</text:p>
          </table:table-cell>
          <table:table-cell table:style-name="ce36" table:formula="of:=IF([.S16]*[.Q16] &gt; 0; [.S16]*[.Q16]; &quot;&quot;)">
            <text:p/>
          </table:table-cell>
          <table:table-cell table:style-name="ce24" table:formula="of:=[source.L1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]" office:value-type="float" office:value="0">
            <text:p>0</text:p>
          </table:table-cell>
          <table:table-cell table:style-name="ce7" table:formula="of:=CEILING([.$H16];[.W16])" office:value-type="float" office:value="0">
            <text:p>0</text:p>
          </table:table-cell>
          <table:table-cell table:style-name="ce36" table:formula="of:=IF([.X16]*[.V16] &gt; 0; [.X16]*[.V16]; &quot;&quot;)">
            <text:p/>
          </table:table-cell>
          <table:table-cell table:style-name="ce40" table:formula="of:=IF([.$A16] &lt;&gt; &quot;&quot;; IF(MIN([.$O16];[.$T16];[.$Y16]) = [.$O16]; [.$K$1]; IF(MIN([.$O16];[.$T16];[.$Y16]) = [.$T16]; [.$P$1]; IF(ISNUMBER([.$Y16]); [.$U$1]; &quot;NO PRICING&quot;))); &quot;&quot;)" office:value-type="string" office:string-value="NO PRICING">
            <text:p>NO PRICING</text:p>
          </table:table-cell>
          <table:table-cell table:style-name="ce45" table:formula="of:=IF([.$A16] &lt;&gt; &quot;&quot;; IF(MIN([.$O16];[.$T16];[.$Y16]) = [.$O16]; [.$K16]; IF(MIN([.$O16];[.$T16];[.$Y16]) = [.$T16]; [.$P16]; IF(ISNUMBER([.$Y16]); [.$U16]; &quot;NO PRICING&quot;))); &quot;&quot;)" office:value-type="string" office:string-value="NO PRICING">
            <text:p>NO PRICING</text:p>
          </table:table-cell>
          <table:table-cell table:style-name="ce48" table:formula="of:=IF([.$A16] &lt;&gt; &quot;&quot;; IF(MIN([.$O16];[.$T16];[.$Y16]) = [.$O16]; [.$N16]; IF(MIN([.$O16];[.$T16];[.$Y16]) = [.$T16]; [.$S16]; IF(ISNUMBER([.$Y16]); [.$X16]; &quot;NO PRICING&quot;))); &quot;&quot;)" office:value-type="string" office:string-value="NO PRICING">
            <text:p>NO PRICING</text:p>
          </table:table-cell>
          <table:table-cell table:style-name="ce51" table:formula="of:=IF([.$A16] &lt;&gt; &quot;&quot;; IF(MIN([.$O16];[.$T16];[.$Y16]) = [.$O16]; [.$O16]; IF(MIN([.$O16];[.$T16];[.$Y16]) = [.$T16]; [.$T16]; IF(ISNUMBER([.$Y16]); [.$Y1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6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7])" office:value-type="string" office:string-value="9x1 pin 2.54mm centre header">
            <text:p>9x1 pin 2.54mm centre header</text:p>
          </table:table-cell>
          <table:table-cell table:style-name="ce7" table:formula="of:=T([source.C17])" office:value-type="string" office:string-value="22-23-2091">
            <text:p>22-23-2091</text:p>
          </table:table-cell>
          <table:table-cell table:style-name="ce7" table:formula="of:=T([source.D17])" office:value-type="string" office:string-value="9x1 pin 2.54mm centre header">
            <text:p>9x1 pin 2.54mm centre header</text:p>
          </table:table-cell>
          <table:table-cell table:style-name="ce16" table:formula="of:=T([source.E18])">
            <text:p/>
          </table:table-cell>
          <table:table-cell table:style-name="ce7" table:formula="of:=[source.A17]" office:value-type="float" office:value="1">
            <text:p>1</text:p>
          </table:table-cell>
          <table:table-cell table:style-name="ce7" table:formula="of:=ROUND([.E17]* (1 + extra))" office:value-type="float" office:value="1">
            <text:p>1</text:p>
          </table:table-cell>
          <table:table-cell table:style-name="ce7" table:formula="of:=MAX([.F17];[.E17]+1)" office:value-type="float" office:value="2">
            <text:p>2</text:p>
          </table:table-cell>
          <table:table-cell table:style-name="ce18"/>
          <table:table-cell table:style-name="ce7" table:formula="of:=[.G17]-[.H17]" office:value-type="float" office:value="2">
            <text:p>2</text:p>
          </table:table-cell>
          <table:table-cell table:style-name="ce7"/>
          <table:table-cell table:style-name="ce24" table:formula="of:=[source.F17]" office:value-type="float" office:value="0">
            <text:p/>
          </table:table-cell>
          <table:table-cell table:style-name="ce30" table:formula="of:=[source.G17]" office:value-type="float" office:value="0">
            <text:p>0.000</text:p>
          </table:table-cell>
          <table:table-cell table:style-name="ce7" table:formula="of:=[source.H17]" office:value-type="float" office:value="0">
            <text:p>0</text:p>
          </table:table-cell>
          <table:table-cell table:style-name="ce7" table:formula="of:=CEILING([.$H17];[.M17])" office:value-type="float" office:value="0">
            <text:p>0</text:p>
          </table:table-cell>
          <table:table-cell table:style-name="ce36" table:formula="of:=IF([.N17]*[.L17] &gt; 0; [.N17]*[.L17]; &quot;&quot;)">
            <text:p/>
          </table:table-cell>
          <table:table-cell table:style-name="ce24" table:formula="of:=[source.I17]" office:value-type="float" office:value="0">
            <text:p/>
          </table:table-cell>
          <table:table-cell table:style-name="ce30" table:formula="of:=[source.J17]" office:value-type="float" office:value="0">
            <text:p>0.000</text:p>
          </table:table-cell>
          <table:table-cell table:style-name="ce7" table:formula="of:=[source.K17]" office:value-type="float" office:value="0">
            <text:p>0</text:p>
          </table:table-cell>
          <table:table-cell table:style-name="ce7" table:formula="of:=CEILING([.$H17];[.R17])" office:value-type="float" office:value="0">
            <text:p>0</text:p>
          </table:table-cell>
          <table:table-cell table:style-name="ce36" table:formula="of:=IF([.S17]*[.Q17] &gt; 0; [.S17]*[.Q17]; &quot;&quot;)">
            <text:p/>
          </table:table-cell>
          <table:table-cell table:style-name="ce24" table:formula="of:=[source.L1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]" office:value-type="float" office:value="0">
            <text:p>0</text:p>
          </table:table-cell>
          <table:table-cell table:style-name="ce7" table:formula="of:=CEILING([.$H17];[.W17])" office:value-type="float" office:value="0">
            <text:p>0</text:p>
          </table:table-cell>
          <table:table-cell table:style-name="ce36" table:formula="of:=IF([.X17]*[.V17] &gt; 0; [.X17]*[.V17]; &quot;&quot;)">
            <text:p/>
          </table:table-cell>
          <table:table-cell table:style-name="ce40" table:formula="of:=IF([.$A17] &lt;&gt; &quot;&quot;; IF(MIN([.$O17];[.$T17];[.$Y17]) = [.$O17]; [.$K$1]; IF(MIN([.$O17];[.$T17];[.$Y17]) = [.$T17]; [.$P$1]; IF(ISNUMBER([.$Y17]); [.$U$1]; &quot;NO PRICING&quot;))); &quot;&quot;)" office:value-type="string" office:string-value="NO PRICING">
            <text:p>NO PRICING</text:p>
          </table:table-cell>
          <table:table-cell table:style-name="ce45" table:formula="of:=IF([.$A17] &lt;&gt; &quot;&quot;; IF(MIN([.$O17];[.$T17];[.$Y17]) = [.$O17]; [.$K17]; IF(MIN([.$O17];[.$T17];[.$Y17]) = [.$T17]; [.$P17]; IF(ISNUMBER([.$Y17]); [.$U17]; &quot;NO PRICING&quot;))); &quot;&quot;)" office:value-type="string" office:string-value="NO PRICING">
            <text:p>NO PRICING</text:p>
          </table:table-cell>
          <table:table-cell table:style-name="ce48" table:formula="of:=IF([.$A17] &lt;&gt; &quot;&quot;; IF(MIN([.$O17];[.$T17];[.$Y17]) = [.$O17]; [.$N17]; IF(MIN([.$O17];[.$T17];[.$Y17]) = [.$T17]; [.$S17]; IF(ISNUMBER([.$Y17]); [.$X17]; &quot;NO PRICING&quot;))); &quot;&quot;)" office:value-type="string" office:string-value="NO PRICING">
            <text:p>NO PRICING</text:p>
          </table:table-cell>
          <table:table-cell table:style-name="ce51" table:formula="of:=IF([.$A17] &lt;&gt; &quot;&quot;; IF(MIN([.$O17];[.$T17];[.$Y17]) = [.$O17]; [.$O17]; IF(MIN([.$O17];[.$T17];[.$Y17]) = [.$T17]; [.$T17]; IF(ISNUMBER([.$Y17]); [.$Y17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7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8])" office:value-type="string" office:string-value="DB9 female or 2×5-pin header">
            <text:p>DB9 female or 2×5-pin header</text:p>
          </table:table-cell>
          <table:table-cell table:style-name="ce7" table:formula="of:=T([source.C18])" office:value-type="string" office:string-value="F09VP">
            <text:p>F09VP</text:p>
          </table:table-cell>
          <table:table-cell table:style-name="ce7" table:formula="of:=T([source.D18])" office:value-type="string" office:string-value="DB9 female or 2×5-pin header">
            <text:p>DB9 female or 2×5-pin header</text:p>
          </table:table-cell>
          <table:table-cell table:style-name="ce16" table:formula="of:=T([source.E17])" office:value-type="string" office:string-value="Molex KK® series header">
            <text:p>Molex KK® series header</text:p>
          </table:table-cell>
          <table:table-cell table:style-name="ce7" table:formula="of:=[source.A18]" office:value-type="float" office:value="1">
            <text:p>1</text:p>
          </table:table-cell>
          <table:table-cell table:style-name="ce7" table:formula="of:=ROUND([.E18]* (1 + extra))" office:value-type="float" office:value="1">
            <text:p>1</text:p>
          </table:table-cell>
          <table:table-cell table:style-name="ce7" table:formula="of:=MAX([.F18];[.E18]+1)" office:value-type="float" office:value="2">
            <text:p>2</text:p>
          </table:table-cell>
          <table:table-cell table:style-name="ce18"/>
          <table:table-cell table:style-name="ce7" table:formula="of:=[.G18]-[.H18]" office:value-type="float" office:value="2">
            <text:p>2</text:p>
          </table:table-cell>
          <table:table-cell table:style-name="ce7"/>
          <table:table-cell table:style-name="ce24" table:formula="of:=[source.F18]" office:value-type="float" office:value="1099294">
            <text:p>1099294</text:p>
          </table:table-cell>
          <table:table-cell table:style-name="ce30" table:formula="of:=[source.G18]" office:value-type="float" office:value="0.48">
            <text:p>0.480</text:p>
          </table:table-cell>
          <table:table-cell table:style-name="ce7" table:formula="of:=[source.H18]" office:value-type="float" office:value="5">
            <text:p>5</text:p>
          </table:table-cell>
          <table:table-cell table:style-name="ce7" table:formula="of:=CEILING([.$H18];[.M18])" office:value-type="float" office:value="0">
            <text:p>0</text:p>
          </table:table-cell>
          <table:table-cell table:style-name="ce36" table:formula="of:=IF([.N18]*[.L18] &gt; 0; [.N18]*[.L18]; &quot;&quot;)">
            <text:p/>
          </table:table-cell>
          <table:table-cell table:style-name="ce24" table:formula="of:=[source.I18]" office:value-type="float" office:value="0">
            <text:p/>
          </table:table-cell>
          <table:table-cell table:style-name="ce30" table:formula="of:=[source.J18]" office:value-type="float" office:value="0">
            <text:p>0.000</text:p>
          </table:table-cell>
          <table:table-cell table:style-name="ce7" table:formula="of:=[source.K18]" office:value-type="float" office:value="0">
            <text:p>0</text:p>
          </table:table-cell>
          <table:table-cell table:style-name="ce7" table:formula="of:=CEILING([.$H18];[.R18])" office:value-type="float" office:value="0">
            <text:p>0</text:p>
          </table:table-cell>
          <table:table-cell table:style-name="ce36" table:formula="of:=IF([.S18]*[.Q18] &gt; 0; [.S18]*[.Q18]; &quot;&quot;)">
            <text:p/>
          </table:table-cell>
          <table:table-cell table:style-name="ce24" table:formula="of:=[source.L1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]" office:value-type="float" office:value="0">
            <text:p>0</text:p>
          </table:table-cell>
          <table:table-cell table:style-name="ce7" table:formula="of:=CEILING([.$H18];[.W18])" office:value-type="float" office:value="0">
            <text:p>0</text:p>
          </table:table-cell>
          <table:table-cell table:style-name="ce36" table:formula="of:=IF([.X18]*[.V18] &gt; 0; [.X18]*[.V18]; &quot;&quot;)">
            <text:p/>
          </table:table-cell>
          <table:table-cell table:style-name="ce40" table:formula="of:=IF([.$A18] &lt;&gt; &quot;&quot;; IF(MIN([.$O18];[.$T18];[.$Y18]) = [.$O18]; [.$K$1]; IF(MIN([.$O18];[.$T18];[.$Y18]) = [.$T18]; [.$P$1]; IF(ISNUMBER([.$Y18]); [.$U$1]; &quot;NO PRICING&quot;))); &quot;&quot;)" office:value-type="string" office:string-value="NO PRICING">
            <text:p>NO PRICING</text:p>
          </table:table-cell>
          <table:table-cell table:style-name="ce45" table:formula="of:=IF([.$A18] &lt;&gt; &quot;&quot;; IF(MIN([.$O18];[.$T18];[.$Y18]) = [.$O18]; [.$K18]; IF(MIN([.$O18];[.$T18];[.$Y18]) = [.$T18]; [.$P18]; IF(ISNUMBER([.$Y18]); [.$U18]; &quot;NO PRICING&quot;))); &quot;&quot;)" office:value-type="string" office:string-value="NO PRICING">
            <text:p>NO PRICING</text:p>
          </table:table-cell>
          <table:table-cell table:style-name="ce48" table:formula="of:=IF([.$A18] &lt;&gt; &quot;&quot;; IF(MIN([.$O18];[.$T18];[.$Y18]) = [.$O18]; [.$N18]; IF(MIN([.$O18];[.$T18];[.$Y18]) = [.$T18]; [.$S18]; IF(ISNUMBER([.$Y18]); [.$X18]; &quot;NO PRICING&quot;))); &quot;&quot;)" office:value-type="string" office:string-value="NO PRICING">
            <text:p>NO PRICING</text:p>
          </table:table-cell>
          <table:table-cell table:style-name="ce51" table:formula="of:=IF([.$A18] &lt;&gt; &quot;&quot;; IF(MIN([.$O18];[.$T18];[.$Y18]) = [.$O18]; [.$O18]; IF(MIN([.$O18];[.$T18];[.$Y18]) = [.$T18]; [.$T18]; IF(ISNUMBER([.$Y18]); [.$Y18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8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9])" office:value-type="string" office:string-value="2x20 pin shrouded header">
            <text:p>2x20 pin shrouded header</text:p>
          </table:table-cell>
          <table:table-cell table:style-name="ce7" table:formula="of:=T([source.C19])" office:value-type="string" office:string-value="IDE-CONNECTOR">
            <text:p>IDE-CONNECTOR</text:p>
          </table:table-cell>
          <table:table-cell table:style-name="ce7" table:formula="of:=T([source.D19])" office:value-type="string" office:string-value="2x20 pin shrouded header">
            <text:p>2x20 pin shrouded header</text:p>
          </table:table-cell>
          <table:table-cell table:style-name="ce16" table:formula="of:=T([source.E20])">
            <text:p/>
          </table:table-cell>
          <table:table-cell table:style-name="ce7" table:formula="of:=[source.A19]" office:value-type="float" office:value="2">
            <text:p>2</text:p>
          </table:table-cell>
          <table:table-cell table:style-name="ce7" table:formula="of:=ROUND([.E19]* (1 + extra))" office:value-type="float" office:value="2">
            <text:p>2</text:p>
          </table:table-cell>
          <table:table-cell table:style-name="ce7" table:formula="of:=MAX([.F19];[.E19]+1)" office:value-type="float" office:value="3">
            <text:p>3</text:p>
          </table:table-cell>
          <table:table-cell table:style-name="ce18"/>
          <table:table-cell table:style-name="ce7" table:formula="of:=[.G19]-[.H19]" office:value-type="float" office:value="3">
            <text:p>3</text:p>
          </table:table-cell>
          <table:table-cell table:style-name="ce7"/>
          <table:table-cell table:style-name="ce24" table:formula="of:=[source.F19]" office:value-type="float" office:value="1099261">
            <text:p>1099261</text:p>
          </table:table-cell>
          <table:table-cell table:style-name="ce30" table:formula="of:=[source.G19]" office:value-type="float" office:value="1.07">
            <text:p>1.070</text:p>
          </table:table-cell>
          <table:table-cell table:style-name="ce7" table:formula="of:=[source.H19]" office:value-type="float" office:value="1">
            <text:p>1</text:p>
          </table:table-cell>
          <table:table-cell table:style-name="ce7" table:formula="of:=CEILING([.$H19];[.M19])" office:value-type="float" office:value="0">
            <text:p>0</text:p>
          </table:table-cell>
          <table:table-cell table:style-name="ce36" table:formula="of:=IF([.N19]*[.L19] &gt; 0; [.N19]*[.L19]; &quot;&quot;)">
            <text:p/>
          </table:table-cell>
          <table:table-cell table:style-name="ce24" table:formula="of:=[source.I19]" office:value-type="float" office:value="1258972">
            <text:p>1258972</text:p>
          </table:table-cell>
          <table:table-cell table:style-name="ce30" table:formula="of:=[source.J19]" office:value-type="float" office:value="0.66">
            <text:p>0.660</text:p>
          </table:table-cell>
          <table:table-cell table:style-name="ce7" table:formula="of:=[source.K19]" office:value-type="float" office:value="1">
            <text:p>1</text:p>
          </table:table-cell>
          <table:table-cell table:style-name="ce7" table:formula="of:=CEILING([.$H19];[.R19])" office:value-type="float" office:value="0">
            <text:p>0</text:p>
          </table:table-cell>
          <table:table-cell table:style-name="ce36" table:formula="of:=IF([.S19]*[.Q19] &gt; 0; [.S19]*[.Q19]; &quot;&quot;)">
            <text:p/>
          </table:table-cell>
          <table:table-cell table:style-name="ce24" table:formula="of:=[source.L19]" office:value-type="string" office:string-value="670-1825">
            <text:p>670-182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9]" office:value-type="float" office:value="5">
            <text:p>5</text:p>
          </table:table-cell>
          <table:table-cell table:style-name="ce7" table:formula="of:=CEILING([.$H19];[.W19])" office:value-type="float" office:value="0">
            <text:p>0</text:p>
          </table:table-cell>
          <table:table-cell table:style-name="ce36" table:formula="of:=IF([.X19]*[.V19] &gt; 0; [.X19]*[.V19]; &quot;&quot;)">
            <text:p/>
          </table:table-cell>
          <table:table-cell table:style-name="ce40" table:formula="of:=IF([.$A19] &lt;&gt; &quot;&quot;; IF(MIN([.$O19];[.$T19];[.$Y19]) = [.$O19]; [.$K$1]; IF(MIN([.$O19];[.$T19];[.$Y19]) = [.$T19]; [.$P$1]; IF(ISNUMBER([.$Y19]); [.$U$1]; &quot;NO PRICING&quot;))); &quot;&quot;)" office:value-type="string" office:string-value="NO PRICING">
            <text:p>NO PRICING</text:p>
          </table:table-cell>
          <table:table-cell table:style-name="ce45" table:formula="of:=IF([.$A19] &lt;&gt; &quot;&quot;; IF(MIN([.$O19];[.$T19];[.$Y19]) = [.$O19]; [.$K19]; IF(MIN([.$O19];[.$T19];[.$Y19]) = [.$T19]; [.$P19]; IF(ISNUMBER([.$Y19]); [.$U19]; &quot;NO PRICING&quot;))); &quot;&quot;)" office:value-type="string" office:string-value="NO PRICING">
            <text:p>NO PRICING</text:p>
          </table:table-cell>
          <table:table-cell table:style-name="ce48" table:formula="of:=IF([.$A19] &lt;&gt; &quot;&quot;; IF(MIN([.$O19];[.$T19];[.$Y19]) = [.$O19]; [.$N19]; IF(MIN([.$O19];[.$T19];[.$Y19]) = [.$T19]; [.$S19]; IF(ISNUMBER([.$Y19]); [.$X19]; &quot;NO PRICING&quot;))); &quot;&quot;)" office:value-type="string" office:string-value="NO PRICING">
            <text:p>NO PRICING</text:p>
          </table:table-cell>
          <table:table-cell table:style-name="ce51" table:formula="of:=IF([.$A19] &lt;&gt; &quot;&quot;; IF(MIN([.$O19];[.$T19];[.$Y19]) = [.$O19]; [.$O19]; IF(MIN([.$O19];[.$T19];[.$Y19]) = [.$T19]; [.$T19]; IF(ISNUMBER([.$Y19]); [.$Y19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9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0])" office:value-type="string" office:string-value="DB9 male or 2×5 pin header">
            <text:p>DB9 male or 2×5 pin header</text:p>
          </table:table-cell>
          <table:table-cell table:style-name="ce7" table:formula="of:=T([source.C20])" office:value-type="string" office:string-value="M09HP">
            <text:p>M09HP</text:p>
          </table:table-cell>
          <table:table-cell table:style-name="ce7" table:formula="of:=T([source.D20])" office:value-type="string" office:string-value="DB9 male or 2×5 pin header">
            <text:p>DB9 male or 2×5 pin header</text:p>
          </table:table-cell>
          <table:table-cell table:style-name="ce16" table:formula="of:=T([source.E19])" office:value-type="string" office:string-value="IDE socket">
            <text:p>IDE socket</text:p>
          </table:table-cell>
          <table:table-cell table:style-name="ce7" table:formula="of:=[source.A20]" office:value-type="float" office:value="2">
            <text:p>2</text:p>
          </table:table-cell>
          <table:table-cell table:style-name="ce7" table:formula="of:=ROUND([.E20]* (1 + extra))" office:value-type="float" office:value="2">
            <text:p>2</text:p>
          </table:table-cell>
          <table:table-cell table:style-name="ce7" table:formula="of:=MAX([.F20];[.E20]+1)" office:value-type="float" office:value="3">
            <text:p>3</text:p>
          </table:table-cell>
          <table:table-cell table:style-name="ce18"/>
          <table:table-cell table:style-name="ce7" table:formula="of:=[.G20]-[.H20]" office:value-type="float" office:value="3">
            <text:p>3</text:p>
          </table:table-cell>
          <table:table-cell table:style-name="ce7"/>
          <table:table-cell table:style-name="ce24" table:formula="of:=[source.F20]" office:value-type="float" office:value="1099289">
            <text:p>1099289</text:p>
          </table:table-cell>
          <table:table-cell table:style-name="ce30" table:formula="of:=[source.G20]" office:value-type="float" office:value="0.48">
            <text:p>0.480</text:p>
          </table:table-cell>
          <table:table-cell table:style-name="ce7" table:formula="of:=[source.H20]" office:value-type="float" office:value="5">
            <text:p>5</text:p>
          </table:table-cell>
          <table:table-cell table:style-name="ce7" table:formula="of:=CEILING([.$H20];[.M20])" office:value-type="float" office:value="0">
            <text:p>0</text:p>
          </table:table-cell>
          <table:table-cell table:style-name="ce36" table:formula="of:=IF([.N20]*[.L20] &gt; 0; [.N20]*[.L20]; &quot;&quot;)">
            <text:p/>
          </table:table-cell>
          <table:table-cell table:style-name="ce24" table:formula="of:=[source.I20]" office:value-type="float" office:value="0">
            <text:p/>
          </table:table-cell>
          <table:table-cell table:style-name="ce30" table:formula="of:=[source.J20]" office:value-type="float" office:value="0">
            <text:p>0.000</text:p>
          </table:table-cell>
          <table:table-cell table:style-name="ce7" table:formula="of:=[source.K20]" office:value-type="float" office:value="0">
            <text:p>0</text:p>
          </table:table-cell>
          <table:table-cell table:style-name="ce7" table:formula="of:=CEILING([.$H20];[.R20])" office:value-type="float" office:value="0">
            <text:p>0</text:p>
          </table:table-cell>
          <table:table-cell table:style-name="ce36" table:formula="of:=IF([.S20]*[.Q20] &gt; 0; [.S20]*[.Q20]; &quot;&quot;)">
            <text:p/>
          </table:table-cell>
          <table:table-cell table:style-name="ce24" table:formula="of:=[source.L2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20]" office:value-type="float" office:value="0">
            <text:p>0</text:p>
          </table:table-cell>
          <table:table-cell table:style-name="ce7" table:formula="of:=CEILING([.$H20];[.W20])" office:value-type="float" office:value="0">
            <text:p>0</text:p>
          </table:table-cell>
          <table:table-cell table:style-name="ce36" table:formula="of:=IF([.X20]*[.V20] &gt; 0; [.X20]*[.V20]; &quot;&quot;)">
            <text:p/>
          </table:table-cell>
          <table:table-cell table:style-name="ce40" table:formula="of:=IF([.$A20] &lt;&gt; &quot;&quot;; IF(MIN([.$O20];[.$T20];[.$Y20]) = [.$O20]; [.$K$1]; IF(MIN([.$O20];[.$T20];[.$Y20]) = [.$T20]; [.$P$1]; IF(ISNUMBER([.$Y20]); [.$U$1]; &quot;NO PRICING&quot;))); &quot;&quot;)" office:value-type="string" office:string-value="NO PRICING">
            <text:p>NO PRICING</text:p>
          </table:table-cell>
          <table:table-cell table:style-name="ce45" table:formula="of:=IF([.$A20] &lt;&gt; &quot;&quot;; IF(MIN([.$O20];[.$T20];[.$Y20]) = [.$O20]; [.$K20]; IF(MIN([.$O20];[.$T20];[.$Y20]) = [.$T20]; [.$P20]; IF(ISNUMBER([.$Y20]); [.$U20]; &quot;NO PRICING&quot;))); &quot;&quot;)" office:value-type="string" office:string-value="NO PRICING">
            <text:p>NO PRICING</text:p>
          </table:table-cell>
          <table:table-cell table:style-name="ce48" table:formula="of:=IF([.$A20] &lt;&gt; &quot;&quot;; IF(MIN([.$O20];[.$T20];[.$Y20]) = [.$O20]; [.$N20]; IF(MIN([.$O20];[.$T20];[.$Y20]) = [.$T20]; [.$S20]; IF(ISNUMBER([.$Y20]); [.$X20]; &quot;NO PRICING&quot;))); &quot;&quot;)" office:value-type="string" office:string-value="NO PRICING">
            <text:p>NO PRICING</text:p>
          </table:table-cell>
          <table:table-cell table:style-name="ce51" table:formula="of:=IF([.$A20] &lt;&gt; &quot;&quot;; IF(MIN([.$O20];[.$T20];[.$Y20]) = [.$O20]; [.$O20]; IF(MIN([.$O20];[.$T20];[.$Y20]) = [.$T20]; [.$T20]; IF(ISNUMBER([.$Y20]); [.$Y2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2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1])" office:value-type="string" office:string-value="1N4148 diode">
            <text:p>1N4148 diode</text:p>
          </table:table-cell>
          <table:table-cell table:style-name="ce7" table:formula="of:=T([source.C21])" office:value-type="string" office:string-value="1N4148DO35-7">
            <text:p>1N4148DO35-7</text:p>
          </table:table-cell>
          <table:table-cell table:style-name="ce7" table:formula="of:=T([source.D21])" office:value-type="string" office:string-value="1N4148 diode">
            <text:p>1N4148 diode</text:p>
          </table:table-cell>
          <table:table-cell table:style-name="ce16" table:formula="of:=T([source.E21])" office:value-type="string" office:string-value="Or any fast signal diode">
            <text:p>Or any fast signal diode</text:p>
          </table:table-cell>
          <table:table-cell table:style-name="ce7" table:formula="of:=[source.A21]" office:value-type="float" office:value="3">
            <text:p>3</text:p>
          </table:table-cell>
          <table:table-cell table:style-name="ce7" table:formula="of:=ROUND([.E21]* (1 + extra))" office:value-type="float" office:value="3">
            <text:p>3</text:p>
          </table:table-cell>
          <table:table-cell table:style-name="ce7" table:formula="of:=MAX([.F21];[.E21]+1)" office:value-type="float" office:value="4">
            <text:p>4</text:p>
          </table:table-cell>
          <table:table-cell table:style-name="ce18"/>
          <table:table-cell table:style-name="ce7" table:formula="of:=[.G21]-[.H21]" office:value-type="float" office:value="4">
            <text:p>4</text:p>
          </table:table-cell>
          <table:table-cell table:style-name="ce7"/>
          <table:table-cell table:style-name="ce24" table:formula="of:=[source.F21]" office:value-type="float" office:value="9565124">
            <text:p>9565124</text:p>
          </table:table-cell>
          <table:table-cell table:style-name="ce30" table:formula="of:=[source.G21]" office:value-type="float" office:value="0.011">
            <text:p>0.011</text:p>
          </table:table-cell>
          <table:table-cell table:style-name="ce7" table:formula="of:=[source.H21]" office:value-type="float" office:value="1">
            <text:p>1</text:p>
          </table:table-cell>
          <table:table-cell table:style-name="ce7" table:formula="of:=CEILING([.$H21];[.M21])" office:value-type="float" office:value="0">
            <text:p>0</text:p>
          </table:table-cell>
          <table:table-cell table:style-name="ce36" table:formula="of:=IF([.N21]*[.L21] &gt; 0; [.N21]*[.L21]; &quot;&quot;)">
            <text:p/>
          </table:table-cell>
          <table:table-cell table:style-name="ce24" table:formula="of:=[source.I21]" office:value-type="float" office:value="0">
            <text:p/>
          </table:table-cell>
          <table:table-cell table:style-name="ce30" table:formula="of:=[source.J21]" office:value-type="float" office:value="0">
            <text:p>0.000</text:p>
          </table:table-cell>
          <table:table-cell table:style-name="ce7" table:formula="of:=[source.K21]" office:value-type="float" office:value="0">
            <text:p>0</text:p>
          </table:table-cell>
          <table:table-cell table:style-name="ce7" table:formula="of:=CEILING([.$H21];[.R21])" office:value-type="float" office:value="0">
            <text:p>0</text:p>
          </table:table-cell>
          <table:table-cell table:style-name="ce36" table:formula="of:=IF([.S21]*[.Q21] &gt; 0; [.S21]*[.Q21]; &quot;&quot;)">
            <text:p/>
          </table:table-cell>
          <table:table-cell table:style-name="ce24" table:formula="of:=[source.L21]" office:value-type="string" office:string-value="436-7341">
            <text:p>436-7341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21]" office:value-type="float" office:value="100">
            <text:p>100</text:p>
          </table:table-cell>
          <table:table-cell table:style-name="ce7" table:formula="of:=CEILING([.$H21];[.W21])" office:value-type="float" office:value="0">
            <text:p>0</text:p>
          </table:table-cell>
          <table:table-cell table:style-name="ce36" table:formula="of:=IF([.X21]*[.V21] &gt; 0; [.X21]*[.V21]; &quot;&quot;)">
            <text:p/>
          </table:table-cell>
          <table:table-cell table:style-name="ce40" table:formula="of:=IF([.$A21] &lt;&gt; &quot;&quot;; IF(MIN([.$O21];[.$T21];[.$Y21]) = [.$O21]; [.$K$1]; IF(MIN([.$O21];[.$T21];[.$Y21]) = [.$T21]; [.$P$1]; IF(ISNUMBER([.$Y21]); [.$U$1]; &quot;NO PRICING&quot;))); &quot;&quot;)" office:value-type="string" office:string-value="NO PRICING">
            <text:p>NO PRICING</text:p>
          </table:table-cell>
          <table:table-cell table:style-name="ce45" table:formula="of:=IF([.$A21] &lt;&gt; &quot;&quot;; IF(MIN([.$O21];[.$T21];[.$Y21]) = [.$O21]; [.$K21]; IF(MIN([.$O21];[.$T21];[.$Y21]) = [.$T21]; [.$P21]; IF(ISNUMBER([.$Y21]); [.$U21]; &quot;NO PRICING&quot;))); &quot;&quot;)" office:value-type="string" office:string-value="NO PRICING">
            <text:p>NO PRICING</text:p>
          </table:table-cell>
          <table:table-cell table:style-name="ce48" table:formula="of:=IF([.$A21] &lt;&gt; &quot;&quot;; IF(MIN([.$O21];[.$T21];[.$Y21]) = [.$O21]; [.$N21]; IF(MIN([.$O21];[.$T21];[.$Y21]) = [.$T21]; [.$S21]; IF(ISNUMBER([.$Y21]); [.$X21]; &quot;NO PRICING&quot;))); &quot;&quot;)" office:value-type="string" office:string-value="NO PRICING">
            <text:p>NO PRICING</text:p>
          </table:table-cell>
          <table:table-cell table:style-name="ce51" table:formula="of:=IF([.$A21] &lt;&gt; &quot;&quot;; IF(MIN([.$O21];[.$T21];[.$Y21]) = [.$O21]; [.$O21]; IF(MIN([.$O21];[.$T21];[.$Y21]) = [.$T21]; [.$T21]; IF(ISNUMBER([.$Y21]); [.$Y2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2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2])" office:value-type="string" office:string-value="1N5817 Schottky barrier rectifier">
            <text:p>1N5817 Schottky barrier rectifier</text:p>
          </table:table-cell>
          <table:table-cell table:style-name="ce7" table:formula="of:=T([source.C22])" office:value-type="string" office:string-value="1N5817-B">
            <text:p>1N5817-B</text:p>
          </table:table-cell>
          <table:table-cell table:style-name="ce7" table:formula="of:=T([source.D22])" office:value-type="string" office:string-value="1N5817 Schottky barrier rectifier">
            <text:p>1N5817 Schottky barrier rectifier</text:p>
          </table:table-cell>
          <table:table-cell table:style-name="ce16" table:formula="of:=T([source.E22])">
            <text:p/>
          </table:table-cell>
          <table:table-cell table:style-name="ce7" table:formula="of:=[source.A22]" office:value-type="float" office:value="1">
            <text:p>1</text:p>
          </table:table-cell>
          <table:table-cell table:style-name="ce7" table:formula="of:=ROUND([.E22]* (1 + extra))" office:value-type="float" office:value="1">
            <text:p>1</text:p>
          </table:table-cell>
          <table:table-cell table:style-name="ce7" table:formula="of:=MAX([.F22];[.E22]+1)" office:value-type="float" office:value="2">
            <text:p>2</text:p>
          </table:table-cell>
          <table:table-cell table:style-name="ce18"/>
          <table:table-cell table:style-name="ce7" table:formula="of:=[.G22]-[.H22]" office:value-type="float" office:value="2">
            <text:p>2</text:p>
          </table:table-cell>
          <table:table-cell table:style-name="ce7"/>
          <table:table-cell table:style-name="ce24" table:formula="of:=[source.F22]" office:value-type="float" office:value="1843507">
            <text:p>1843507</text:p>
          </table:table-cell>
          <table:table-cell table:style-name="ce30" table:formula="of:=[source.G22]" office:value-type="float" office:value="0.023">
            <text:p>0.023</text:p>
          </table:table-cell>
          <table:table-cell table:style-name="ce7" table:formula="of:=[source.H22]" office:value-type="float" office:value="1">
            <text:p>1</text:p>
          </table:table-cell>
          <table:table-cell table:style-name="ce7" table:formula="of:=CEILING([.$H22];[.M22])" office:value-type="float" office:value="0">
            <text:p>0</text:p>
          </table:table-cell>
          <table:table-cell table:style-name="ce36" table:formula="of:=IF([.N22]*[.L22] &gt; 0; [.N22]*[.L22]; &quot;&quot;)">
            <text:p/>
          </table:table-cell>
          <table:table-cell table:style-name="ce24" table:formula="of:=[source.I22]" office:value-type="float" office:value="0">
            <text:p/>
          </table:table-cell>
          <table:table-cell table:style-name="ce30" table:formula="of:=[source.J22]" office:value-type="float" office:value="0">
            <text:p>0.000</text:p>
          </table:table-cell>
          <table:table-cell table:style-name="ce7" table:formula="of:=[source.K22]" office:value-type="float" office:value="0">
            <text:p>0</text:p>
          </table:table-cell>
          <table:table-cell table:style-name="ce7" table:formula="of:=CEILING([.$H22];[.R22])" office:value-type="float" office:value="0">
            <text:p>0</text:p>
          </table:table-cell>
          <table:table-cell table:style-name="ce36" table:formula="of:=IF([.S22]*[.Q22] &gt; 0; [.S22]*[.Q22]; &quot;&quot;)">
            <text:p/>
          </table:table-cell>
          <table:table-cell table:style-name="ce24" table:formula="of:=[source.L2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22]" office:value-type="float" office:value="0">
            <text:p>0</text:p>
          </table:table-cell>
          <table:table-cell table:style-name="ce7" table:formula="of:=CEILING([.$H22];[.W22])" office:value-type="float" office:value="0">
            <text:p>0</text:p>
          </table:table-cell>
          <table:table-cell table:style-name="ce36" table:formula="of:=IF([.X22]*[.V22] &gt; 0; [.X22]*[.V22]; &quot;&quot;)">
            <text:p/>
          </table:table-cell>
          <table:table-cell table:style-name="ce40" table:formula="of:=IF([.$A22] &lt;&gt; &quot;&quot;; IF(MIN([.$O22];[.$T22];[.$Y22]) = [.$O22]; [.$K$1]; IF(MIN([.$O22];[.$T22];[.$Y22]) = [.$T22]; [.$P$1]; IF(ISNUMBER([.$Y22]); [.$U$1]; &quot;NO PRICING&quot;))); &quot;&quot;)" office:value-type="string" office:string-value="NO PRICING">
            <text:p>NO PRICING</text:p>
          </table:table-cell>
          <table:table-cell table:style-name="ce45" table:formula="of:=IF([.$A22] &lt;&gt; &quot;&quot;; IF(MIN([.$O22];[.$T22];[.$Y22]) = [.$O22]; [.$K22]; IF(MIN([.$O22];[.$T22];[.$Y22]) = [.$T22]; [.$P22]; IF(ISNUMBER([.$Y22]); [.$U22]; &quot;NO PRICING&quot;))); &quot;&quot;)" office:value-type="string" office:string-value="NO PRICING">
            <text:p>NO PRICING</text:p>
          </table:table-cell>
          <table:table-cell table:style-name="ce48" table:formula="of:=IF([.$A22] &lt;&gt; &quot;&quot;; IF(MIN([.$O22];[.$T22];[.$Y22]) = [.$O22]; [.$N22]; IF(MIN([.$O22];[.$T22];[.$Y22]) = [.$T22]; [.$S22]; IF(ISNUMBER([.$Y22]); [.$X22]; &quot;NO PRICING&quot;))); &quot;&quot;)" office:value-type="string" office:string-value="NO PRICING">
            <text:p>NO PRICING</text:p>
          </table:table-cell>
          <table:table-cell table:style-name="ce51" table:formula="of:=IF([.$A22] &lt;&gt; &quot;&quot;; IF(MIN([.$O22];[.$T22];[.$Y22]) = [.$O22]; [.$O22]; IF(MIN([.$O22];[.$T22];[.$Y22]) = [.$T22]; [.$T22]; IF(ISNUMBER([.$Y22]); [.$Y22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22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3])" office:value-type="string" office:string-value="1N4002 diode">
            <text:p>1N4002 diode</text:p>
          </table:table-cell>
          <table:table-cell table:style-name="ce7" table:formula="of:=T([source.C23])" office:value-type="string" office:string-value="DIODE-DO41-10">
            <text:p>DIODE-DO41-10</text:p>
          </table:table-cell>
          <table:table-cell table:style-name="ce7" table:formula="of:=T([source.D23])" office:value-type="string" office:string-value="1N4002 diode">
            <text:p>1N4002 diode</text:p>
          </table:table-cell>
          <table:table-cell table:style-name="ce16" table:formula="of:=T([source.E23])">
            <text:p/>
          </table:table-cell>
          <table:table-cell table:style-name="ce7" table:formula="of:=[source.A23]" office:value-type="float" office:value="1">
            <text:p>1</text:p>
          </table:table-cell>
          <table:table-cell table:style-name="ce7" table:formula="of:=ROUND([.E23]* (1 + extra))" office:value-type="float" office:value="1">
            <text:p>1</text:p>
          </table:table-cell>
          <table:table-cell table:style-name="ce7" table:formula="of:=MAX([.F23];[.E23]+1)" office:value-type="float" office:value="2">
            <text:p>2</text:p>
          </table:table-cell>
          <table:table-cell table:style-name="ce18"/>
          <table:table-cell table:style-name="ce7" table:formula="of:=[.G23]-[.H23]" office:value-type="float" office:value="2">
            <text:p>2</text:p>
          </table:table-cell>
          <table:table-cell table:style-name="ce7"/>
          <table:table-cell table:style-name="ce24" table:formula="of:=[source.F23]" office:value-type="float" office:value="1651083">
            <text:p>1651083</text:p>
          </table:table-cell>
          <table:table-cell table:style-name="ce30" table:formula="of:=[source.G23]" office:value-type="float" office:value="0.056">
            <text:p>0.056</text:p>
          </table:table-cell>
          <table:table-cell table:style-name="ce7" table:formula="of:=[source.H23]" office:value-type="float" office:value="1">
            <text:p>1</text:p>
          </table:table-cell>
          <table:table-cell table:style-name="ce7" table:formula="of:=CEILING([.$H23];[.M23])" office:value-type="float" office:value="0">
            <text:p>0</text:p>
          </table:table-cell>
          <table:table-cell table:style-name="ce36" table:formula="of:=IF([.N23]*[.L23] &gt; 0; [.N23]*[.L23]; &quot;&quot;)">
            <text:p/>
          </table:table-cell>
          <table:table-cell table:style-name="ce24" table:formula="of:=[source.I23]" office:value-type="float" office:value="1924512">
            <text:p>1924512</text:p>
          </table:table-cell>
          <table:table-cell table:style-name="ce30" table:formula="of:=[source.J23]" office:value-type="float" office:value="0.022">
            <text:p>0.022</text:p>
          </table:table-cell>
          <table:table-cell table:style-name="ce7" table:formula="of:=[source.K23]" office:value-type="float" office:value="10">
            <text:p>10</text:p>
          </table:table-cell>
          <table:table-cell table:style-name="ce7" table:formula="of:=CEILING([.$H23];[.R23])" office:value-type="float" office:value="0">
            <text:p>0</text:p>
          </table:table-cell>
          <table:table-cell table:style-name="ce36" table:formula="of:=IF([.S23]*[.Q23] &gt; 0; [.S23]*[.Q23]; &quot;&quot;)">
            <text:p/>
          </table:table-cell>
          <table:table-cell table:style-name="ce24" table:formula="of:=[source.L2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23]" office:value-type="float" office:value="0">
            <text:p>0</text:p>
          </table:table-cell>
          <table:table-cell table:style-name="ce7" table:formula="of:=CEILING([.$H23];[.W23])" office:value-type="float" office:value="0">
            <text:p>0</text:p>
          </table:table-cell>
          <table:table-cell table:style-name="ce36" table:formula="of:=IF([.X23]*[.V23] &gt; 0; [.X23]*[.V23]; &quot;&quot;)">
            <text:p/>
          </table:table-cell>
          <table:table-cell table:style-name="ce40" table:formula="of:=IF([.$A23] &lt;&gt; &quot;&quot;; IF(MIN([.$O23];[.$T23];[.$Y23]) = [.$O23]; [.$K$1]; IF(MIN([.$O23];[.$T23];[.$Y23]) = [.$T23]; [.$P$1]; IF(ISNUMBER([.$Y23]); [.$U$1]; &quot;NO PRICING&quot;))); &quot;&quot;)" office:value-type="string" office:string-value="NO PRICING">
            <text:p>NO PRICING</text:p>
          </table:table-cell>
          <table:table-cell table:style-name="ce45" table:formula="of:=IF([.$A23] &lt;&gt; &quot;&quot;; IF(MIN([.$O23];[.$T23];[.$Y23]) = [.$O23]; [.$K23]; IF(MIN([.$O23];[.$T23];[.$Y23]) = [.$T23]; [.$P23]; IF(ISNUMBER([.$Y23]); [.$U23]; &quot;NO PRICING&quot;))); &quot;&quot;)" office:value-type="string" office:string-value="NO PRICING">
            <text:p>NO PRICING</text:p>
          </table:table-cell>
          <table:table-cell table:style-name="ce48" table:formula="of:=IF([.$A23] &lt;&gt; &quot;&quot;; IF(MIN([.$O23];[.$T23];[.$Y23]) = [.$O23]; [.$N23]; IF(MIN([.$O23];[.$T23];[.$Y23]) = [.$T23]; [.$S23]; IF(ISNUMBER([.$Y23]); [.$X23]; &quot;NO PRICING&quot;))); &quot;&quot;)" office:value-type="string" office:string-value="NO PRICING">
            <text:p>NO PRICING</text:p>
          </table:table-cell>
          <table:table-cell table:style-name="ce51" table:formula="of:=IF([.$A23] &lt;&gt; &quot;&quot;; IF(MIN([.$O23];[.$T23];[.$Y23]) = [.$O23]; [.$O23]; IF(MIN([.$O23];[.$T23];[.$Y23]) = [.$T23]; [.$T23]; IF(ISNUMBER([.$Y23]); [.$Y2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2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4])" office:value-type="string" office:string-value="96-pin (A+B+C) DIN-41612 Bauform ‘C’ plug">
            <text:p>96-pin (A+B+C) DIN-41612 Bauform ‘C’ plug</text:p>
          </table:table-cell>
          <table:table-cell table:style-name="ce7" table:formula="of:=T([source.C24])" office:value-type="string" office:string-value="VG96-3K">
            <text:p>VG96-3K</text:p>
          </table:table-cell>
          <table:table-cell table:style-name="ce7" table:formula="of:=T([source.D24])" office:value-type="string" office:string-value="96-pin (A+B+C) DIN-41612 Bauform ‘C’ plug">
            <text:p>96-pin (A+B+C) DIN-41612 Bauform ‘C’ plug</text:p>
          </table:table-cell>
          <table:table-cell table:style-name="ce16" table:formula="of:=T([source.E24])" office:value-type="string" office:string-value="Right angle through hole">
            <text:p>Right angle through hole</text:p>
          </table:table-cell>
          <table:table-cell table:style-name="ce7" table:formula="of:=[source.A24]" office:value-type="float" office:value="2">
            <text:p>2</text:p>
          </table:table-cell>
          <table:table-cell table:style-name="ce7" table:formula="of:=ROUND([.E24]* (1 + extra))" office:value-type="float" office:value="2">
            <text:p>2</text:p>
          </table:table-cell>
          <table:table-cell table:style-name="ce7" table:formula="of:=MAX([.F24];[.E24]+1)" office:value-type="float" office:value="3">
            <text:p>3</text:p>
          </table:table-cell>
          <table:table-cell table:style-name="ce18"/>
          <table:table-cell table:style-name="ce7" table:formula="of:=[.G24]-[.H24]" office:value-type="float" office:value="3">
            <text:p>3</text:p>
          </table:table-cell>
          <table:table-cell table:style-name="ce7"/>
          <table:table-cell table:style-name="ce24" table:formula="of:=[source.F24]" office:value-type="float" office:value="1656159">
            <text:p>1656159</text:p>
          </table:table-cell>
          <table:table-cell table:style-name="ce30" table:formula="of:=[source.G24]" office:value-type="float" office:value="1.84">
            <text:p>1.840</text:p>
          </table:table-cell>
          <table:table-cell table:style-name="ce7" table:formula="of:=[source.H24]" office:value-type="float" office:value="1">
            <text:p>1</text:p>
          </table:table-cell>
          <table:table-cell table:style-name="ce7" table:formula="of:=CEILING([.$H24];[.M24])" office:value-type="float" office:value="0">
            <text:p>0</text:p>
          </table:table-cell>
          <table:table-cell table:style-name="ce36" table:formula="of:=IF([.N24]*[.L24] &gt; 0; [.N24]*[.L24]; &quot;&quot;)">
            <text:p/>
          </table:table-cell>
          <table:table-cell table:style-name="ce24" table:formula="of:=[source.I24]" office:value-type="float" office:value="0">
            <text:p/>
          </table:table-cell>
          <table:table-cell table:style-name="ce30" table:formula="of:=[source.J24]" office:value-type="float" office:value="0">
            <text:p>0.000</text:p>
          </table:table-cell>
          <table:table-cell table:style-name="ce7" table:formula="of:=[source.K24]" office:value-type="float" office:value="0">
            <text:p>0</text:p>
          </table:table-cell>
          <table:table-cell table:style-name="ce7" table:formula="of:=CEILING([.$H24];[.R24])" office:value-type="float" office:value="0">
            <text:p>0</text:p>
          </table:table-cell>
          <table:table-cell table:style-name="ce36" table:formula="of:=IF([.S24]*[.Q24] &gt; 0; [.S24]*[.Q24]; &quot;&quot;)">
            <text:p/>
          </table:table-cell>
          <table:table-cell table:style-name="ce24" table:formula="of:=[source.L2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24]" office:value-type="float" office:value="0">
            <text:p>0</text:p>
          </table:table-cell>
          <table:table-cell table:style-name="ce7" table:formula="of:=CEILING([.$H24];[.W24])" office:value-type="float" office:value="0">
            <text:p>0</text:p>
          </table:table-cell>
          <table:table-cell table:style-name="ce36" table:formula="of:=IF([.X24]*[.V24] &gt; 0; [.X24]*[.V24]; &quot;&quot;)">
            <text:p/>
          </table:table-cell>
          <table:table-cell table:style-name="ce40" table:formula="of:=IF([.$A24] &lt;&gt; &quot;&quot;; IF(MIN([.$O24];[.$T24];[.$Y24]) = [.$O24]; [.$K$1]; IF(MIN([.$O24];[.$T24];[.$Y24]) = [.$T24]; [.$P$1]; IF(ISNUMBER([.$Y24]); [.$U$1]; &quot;NO PRICING&quot;))); &quot;&quot;)" office:value-type="string" office:string-value="NO PRICING">
            <text:p>NO PRICING</text:p>
          </table:table-cell>
          <table:table-cell table:style-name="ce45" table:formula="of:=IF([.$A24] &lt;&gt; &quot;&quot;; IF(MIN([.$O24];[.$T24];[.$Y24]) = [.$O24]; [.$K24]; IF(MIN([.$O24];[.$T24];[.$Y24]) = [.$T24]; [.$P24]; IF(ISNUMBER([.$Y24]); [.$U24]; &quot;NO PRICING&quot;))); &quot;&quot;)" office:value-type="string" office:string-value="NO PRICING">
            <text:p>NO PRICING</text:p>
          </table:table-cell>
          <table:table-cell table:style-name="ce48" table:formula="of:=IF([.$A24] &lt;&gt; &quot;&quot;; IF(MIN([.$O24];[.$T24];[.$Y24]) = [.$O24]; [.$N24]; IF(MIN([.$O24];[.$T24];[.$Y24]) = [.$T24]; [.$S24]; IF(ISNUMBER([.$Y24]); [.$X24]; &quot;NO PRICING&quot;))); &quot;&quot;)" office:value-type="string" office:string-value="NO PRICING">
            <text:p>NO PRICING</text:p>
          </table:table-cell>
          <table:table-cell table:style-name="ce51" table:formula="of:=IF([.$A24] &lt;&gt; &quot;&quot;; IF(MIN([.$O24];[.$T24];[.$Y24]) = [.$O24]; [.$O24]; IF(MIN([.$O24];[.$T24];[.$Y24]) = [.$T24]; [.$T24]; IF(ISNUMBER([.$Y24]); [.$Y2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24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5])" office:value-type="string" office:string-value="16C2550 Dual 16550 UART">
            <text:p>16C2550 Dual 16550 UART</text:p>
          </table:table-cell>
          <table:table-cell table:style-name="ce7" table:formula="of:=T([source.C25])" office:value-type="string" office:string-value="16C2550">
            <text:p>16C2550</text:p>
          </table:table-cell>
          <table:table-cell table:style-name="ce7" table:formula="of:=T([source.D25])" office:value-type="string" office:string-value="16C2550 Dual 16550 UART">
            <text:p>16C2550 Dual 16550 UART</text:p>
          </table:table-cell>
          <table:table-cell table:style-name="ce16" table:formula="of:=T([source.E29])">
            <text:p/>
          </table:table-cell>
          <table:table-cell table:style-name="ce7" table:formula="of:=[source.A25]" office:value-type="float" office:value="2">
            <text:p>2</text:p>
          </table:table-cell>
          <table:table-cell table:style-name="ce7" table:formula="of:=ROUND([.E25]* (1 + extra))" office:value-type="float" office:value="2">
            <text:p>2</text:p>
          </table:table-cell>
          <table:table-cell table:style-name="ce7" table:formula="of:=MAX([.F25];[.E25]+1)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7" table:formula="of:=[.G25]-[.H25]" office:value-type="float" office:value="2">
            <text:p>2</text:p>
          </table:table-cell>
          <table:table-cell table:style-name="ce7"/>
          <table:table-cell table:style-name="ce24" table:formula="of:=[source.F25]" office:value-type="float" office:value="1294794">
            <text:p>1294794</text:p>
          </table:table-cell>
          <table:table-cell table:style-name="ce30" table:formula="of:=[source.G25]" office:value-type="float" office:value="4.21">
            <text:p>4.210</text:p>
          </table:table-cell>
          <table:table-cell table:style-name="ce7" table:formula="of:=[source.H25]" office:value-type="float" office:value="1">
            <text:p>1</text:p>
          </table:table-cell>
          <table:table-cell table:style-name="ce7" table:formula="of:=CEILING([.$H25];[.M25])" office:value-type="float" office:value="1">
            <text:p>1</text:p>
          </table:table-cell>
          <table:table-cell table:style-name="ce36" table:formula="of:=IF([.N25]*[.L25] &gt; 0; [.N25]*[.L25]; &quot;&quot;)" office:value-type="float" office:value="4.21">
            <text:p>4.21</text:p>
          </table:table-cell>
          <table:table-cell table:style-name="ce24" table:formula="of:=[source.I25]" office:value-type="float" office:value="0">
            <text:p/>
          </table:table-cell>
          <table:table-cell table:style-name="ce30" table:formula="of:=[source.J25]" office:value-type="float" office:value="0">
            <text:p>0.000</text:p>
          </table:table-cell>
          <table:table-cell table:style-name="ce7" table:formula="of:=[source.K25]" office:value-type="float" office:value="0">
            <text:p>0</text:p>
          </table:table-cell>
          <table:table-cell table:style-name="ce7" table:formula="of:=CEILING([.$H25];[.R25])" office:value-type="float" office:value="0">
            <text:p>0</text:p>
          </table:table-cell>
          <table:table-cell table:style-name="ce36" table:formula="of:=IF([.S25]*[.Q25] &gt; 0; [.S25]*[.Q25]; &quot;&quot;)">
            <text:p/>
          </table:table-cell>
          <table:table-cell table:style-name="ce24" table:formula="of:=[source.L2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25]" office:value-type="float" office:value="0">
            <text:p>0</text:p>
          </table:table-cell>
          <table:table-cell table:style-name="ce7" table:formula="of:=CEILING([.$H25];[.W25])" office:value-type="float" office:value="0">
            <text:p>0</text:p>
          </table:table-cell>
          <table:table-cell table:style-name="ce36" table:formula="of:=IF([.X25]*[.V25] &gt; 0; [.X25]*[.V25]; &quot;&quot;)">
            <text:p/>
          </table:table-cell>
          <table:table-cell table:style-name="ce40" table:formula="of:=IF([.$A25] &lt;&gt; &quot;&quot;; IF(MIN([.$O25];[.$T25];[.$Y25]) = [.$O25]; [.$K$1]; IF(MIN([.$O25];[.$T25];[.$Y25]) = [.$T25]; [.$P$1]; IF(ISNUMBER([.$Y25]); [.$U$1]; &quot;NO PRICING&quot;))); &quot;&quot;)" office:value-type="string" office:string-value="Farnell">
            <text:p>Farnell</text:p>
          </table:table-cell>
          <table:table-cell table:style-name="ce45" table:formula="of:=IF([.$A25] &lt;&gt; &quot;&quot;; IF(MIN([.$O25];[.$T25];[.$Y25]) = [.$O25]; [.$K25]; IF(MIN([.$O25];[.$T25];[.$Y25]) = [.$T25]; [.$P25]; IF(ISNUMBER([.$Y25]); [.$U25]; &quot;NO PRICING&quot;))); &quot;&quot;)" office:value-type="float" office:value="1294794">
            <text:p>1294794</text:p>
          </table:table-cell>
          <table:table-cell table:style-name="ce48" table:formula="of:=IF([.$A25] &lt;&gt; &quot;&quot;; IF(MIN([.$O25];[.$T25];[.$Y25]) = [.$O25]; [.$N25]; IF(MIN([.$O25];[.$T25];[.$Y25]) = [.$T25]; [.$S25]; IF(ISNUMBER([.$Y25]); [.$X25]; &quot;NO PRICING&quot;))); &quot;&quot;)" office:value-type="float" office:value="1">
            <text:p>1</text:p>
          </table:table-cell>
          <table:table-cell table:style-name="ce51" table:formula="of:=IF([.$A25] &lt;&gt; &quot;&quot;; IF(MIN([.$O25];[.$T25];[.$Y25]) = [.$O25]; [.$O25]; IF(MIN([.$O25];[.$T25];[.$Y25]) = [.$T25]; [.$T25]; IF(ISNUMBER([.$Y25]); [.$Y25]; &quot;NO PRICING&quot;))); &quot;&quot;)" office:value-type="float" office:value="4.21">
            <text:p>4.21</text:p>
          </table:table-cell>
          <table:table-cell table:style-name="ce55" office:value-type="string">
            <text:p>OK</text:p>
          </table:table-cell>
          <table:table-cell table:style-name="ce7" table:formula="of:=[.H25]" office:value-type="float" office:value="1">
            <text:p>1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6])" office:value-type="string" office:string-value="4 MBit (512k x 8) Static RAM">
            <text:p>4 MBit (512k x 8) Static RAM</text:p>
          </table:table-cell>
          <table:table-cell table:style-name="ce7" table:formula="of:=T([source.C26])" office:value-type="string" office:string-value="29F040DIP32">
            <text:p>29F040DIP32</text:p>
          </table:table-cell>
          <table:table-cell table:style-name="ce7" table:formula="of:=T([source.D26])" office:value-type="string" office:string-value="4 MBit (512k x 8) Static RAM">
            <text:p>4 MBit (512k x 8) Static RAM</text:p>
          </table:table-cell>
          <table:table-cell table:style-name="ce16" table:formula="of:=T([source.E26])">
            <text:p/>
          </table:table-cell>
          <table:table-cell table:style-name="ce7" table:formula="of:=[source.A26]" office:value-type="float" office:value="2">
            <text:p>2</text:p>
          </table:table-cell>
          <table:table-cell table:style-name="ce7" table:formula="of:=ROUND([.E26]* (1 + extra))" office:value-type="float" office:value="2">
            <text:p>2</text:p>
          </table:table-cell>
          <table:table-cell table:style-name="ce7" table:formula="of:=MAX([.F26];[.E26]+1)" office:value-type="float" office:value="3">
            <text:p>3</text:p>
          </table:table-cell>
          <table:table-cell table:style-name="ce18" table:formula="of:=[.G26]" office:value-type="float" office:value="3">
            <text:p>3</text:p>
          </table:table-cell>
          <table:table-cell table:style-name="ce7" table:formula="of:=[.G26]-[.H26]" office:value-type="float" office:value="0">
            <text:p>0</text:p>
          </table:table-cell>
          <table:table-cell table:style-name="ce7"/>
          <table:table-cell table:style-name="ce24" table:formula="of:=[source.F26]" office:value-type="float" office:value="1562900">
            <text:p>1562900</text:p>
          </table:table-cell>
          <table:table-cell table:style-name="ce30" table:formula="of:=[source.G26]" office:value-type="float" office:value="4.71">
            <text:p>4.710</text:p>
          </table:table-cell>
          <table:table-cell table:style-name="ce7" table:formula="of:=[source.H26]" office:value-type="float" office:value="1">
            <text:p>1</text:p>
          </table:table-cell>
          <table:table-cell table:style-name="ce7" table:formula="of:=CEILING([.$H26];[.M26])" office:value-type="float" office:value="3">
            <text:p>3</text:p>
          </table:table-cell>
          <table:table-cell table:style-name="ce36" table:formula="of:=IF([.N26]*[.L26] &gt; 0; [.N26]*[.L26]; &quot;&quot;)" office:value-type="float" office:value="14.13">
            <text:p>14.13</text:p>
          </table:table-cell>
          <table:table-cell table:style-name="ce24" table:formula="of:=[source.I26]" office:value-type="float" office:value="0">
            <text:p/>
          </table:table-cell>
          <table:table-cell table:style-name="ce30" table:formula="of:=[source.J26]" office:value-type="float" office:value="0">
            <text:p>0.000</text:p>
          </table:table-cell>
          <table:table-cell table:style-name="ce7" table:formula="of:=[source.K26]" office:value-type="float" office:value="0">
            <text:p>0</text:p>
          </table:table-cell>
          <table:table-cell table:style-name="ce7" table:formula="of:=CEILING([.$H26];[.R26])" office:value-type="float" office:value="0">
            <text:p>0</text:p>
          </table:table-cell>
          <table:table-cell table:style-name="ce36" table:formula="of:=IF([.S26]*[.Q26] &gt; 0; [.S26]*[.Q26]; &quot;&quot;)">
            <text:p/>
          </table:table-cell>
          <table:table-cell table:style-name="ce24" table:formula="of:=[source.L2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26]" office:value-type="float" office:value="0">
            <text:p>0</text:p>
          </table:table-cell>
          <table:table-cell table:style-name="ce7" table:formula="of:=CEILING([.$H26];[.W26])" office:value-type="float" office:value="0">
            <text:p>0</text:p>
          </table:table-cell>
          <table:table-cell table:style-name="ce36" table:formula="of:=IF([.X26]*[.V26] &gt; 0; [.X26]*[.V26]; &quot;&quot;)">
            <text:p/>
          </table:table-cell>
          <table:table-cell table:style-name="ce40" table:formula="of:=IF([.$A26] &lt;&gt; &quot;&quot;; IF(MIN([.$O26];[.$T26];[.$Y26]) = [.$O26]; [.$K$1]; IF(MIN([.$O26];[.$T26];[.$Y26]) = [.$T26]; [.$P$1]; IF(ISNUMBER([.$Y26]); [.$U$1]; &quot;NO PRICING&quot;))); &quot;&quot;)" office:value-type="string" office:string-value="Farnell">
            <text:p>Farnell</text:p>
          </table:table-cell>
          <table:table-cell table:style-name="ce45" table:formula="of:=IF([.$A26] &lt;&gt; &quot;&quot;; IF(MIN([.$O26];[.$T26];[.$Y26]) = [.$O26]; [.$K26]; IF(MIN([.$O26];[.$T26];[.$Y26]) = [.$T26]; [.$P26]; IF(ISNUMBER([.$Y26]); [.$U26]; &quot;NO PRICING&quot;))); &quot;&quot;)" office:value-type="float" office:value="1562900">
            <text:p>1562900</text:p>
          </table:table-cell>
          <table:table-cell table:style-name="ce48" table:formula="of:=IF([.$A26] &lt;&gt; &quot;&quot;; IF(MIN([.$O26];[.$T26];[.$Y26]) = [.$O26]; [.$N26]; IF(MIN([.$O26];[.$T26];[.$Y26]) = [.$T26]; [.$S26]; IF(ISNUMBER([.$Y26]); [.$X26]; &quot;NO PRICING&quot;))); &quot;&quot;)" office:value-type="float" office:value="3">
            <text:p>3</text:p>
          </table:table-cell>
          <table:table-cell table:style-name="ce51" table:formula="of:=IF([.$A26] &lt;&gt; &quot;&quot;; IF(MIN([.$O26];[.$T26];[.$Y26]) = [.$O26]; [.$O26]; IF(MIN([.$O26];[.$T26];[.$Y26]) = [.$T26]; [.$T26]; IF(ISNUMBER([.$Y26]); [.$Y26]; &quot;NO PRICING&quot;))); &quot;&quot;)" office:value-type="float" office:value="14.13">
            <text:p>14.13</text:p>
          </table:table-cell>
          <table:table-cell table:style-name="ce55" office:value-type="string">
            <text:p>OK</text:p>
          </table:table-cell>
          <table:table-cell table:style-name="ce7" table:formula="of:=[.H26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7])" office:value-type="string" office:string-value="29x040 4 MBit (512k x 8) Flash RAM">
            <text:p>29x040 4 MBit (512k x 8) Flash RAM</text:p>
          </table:table-cell>
          <table:table-cell table:style-name="ce7" table:formula="of:=T([source.C27])" office:value-type="string" office:string-value="29F040PLCC32">
            <text:p>29F040PLCC32</text:p>
          </table:table-cell>
          <table:table-cell table:style-name="ce7" table:formula="of:=T([source.D27])" office:value-type="string" office:string-value="29x040 4 MBit (512k x 8) Flash RAM">
            <text:p>29x040 4 MBit (512k x 8) Flash RAM</text:p>
          </table:table-cell>
          <table:table-cell table:style-name="ce16" table:formula="of:=T([source.E28])">
            <text:p/>
          </table:table-cell>
          <table:table-cell table:style-name="ce7" table:formula="of:=[source.A27]" office:value-type="float" office:value="11">
            <text:p>11</text:p>
          </table:table-cell>
          <table:table-cell table:style-name="ce7" table:formula="of:=ROUND([.E27]* (1 + extra))" office:value-type="float" office:value="12">
            <text:p>12</text:p>
          </table:table-cell>
          <table:table-cell table:style-name="ce7" table:formula="of:=MAX([.F27];[.E27]+1)" office:value-type="float" office:value="12">
            <text:p>12</text:p>
          </table:table-cell>
          <table:table-cell table:style-name="ce18" table:formula="of:=[.G27]" office:value-type="float" office:value="12">
            <text:p>12</text:p>
          </table:table-cell>
          <table:table-cell table:style-name="ce7" table:formula="of:=[.G27]-[.H27]" office:value-type="float" office:value="0">
            <text:p>0</text:p>
          </table:table-cell>
          <table:table-cell table:style-name="ce7"/>
          <table:table-cell table:style-name="ce24" table:formula="of:=[source.F27]" office:value-type="float" office:value="1565992">
            <text:p>1565992</text:p>
          </table:table-cell>
          <table:table-cell table:style-name="ce30" table:formula="of:=[source.G27]" office:value-type="float" office:value="1.18">
            <text:p>1.180</text:p>
          </table:table-cell>
          <table:table-cell table:style-name="ce7" table:formula="of:=[source.H27]" office:value-type="float" office:value="10">
            <text:p>10</text:p>
          </table:table-cell>
          <table:table-cell table:style-name="ce7" table:formula="of:=CEILING([.$H27];[.M27])" office:value-type="float" office:value="20">
            <text:p>20</text:p>
          </table:table-cell>
          <table:table-cell table:style-name="ce36" table:formula="of:=IF([.N27]*[.L27] &gt; 0; [.N27]*[.L27]; &quot;&quot;)" office:value-type="float" office:value="23.6">
            <text:p>23.60</text:p>
          </table:table-cell>
          <table:table-cell table:style-name="ce24" table:formula="of:=[source.I27]" office:value-type="float" office:value="0">
            <text:p/>
          </table:table-cell>
          <table:table-cell table:style-name="ce30" table:formula="of:=[source.J27]" office:value-type="float" office:value="0">
            <text:p>0.000</text:p>
          </table:table-cell>
          <table:table-cell table:style-name="ce7" table:formula="of:=[source.K27]" office:value-type="float" office:value="0">
            <text:p>0</text:p>
          </table:table-cell>
          <table:table-cell table:style-name="ce7" table:formula="of:=CEILING([.$H27];[.R27])" office:value-type="float" office:value="0">
            <text:p>0</text:p>
          </table:table-cell>
          <table:table-cell table:style-name="ce36" table:formula="of:=IF([.S27]*[.Q27] &gt; 0; [.S27]*[.Q27]; &quot;&quot;)">
            <text:p/>
          </table:table-cell>
          <table:table-cell table:style-name="ce24" table:formula="of:=[source.L2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27]" office:value-type="float" office:value="0">
            <text:p>0</text:p>
          </table:table-cell>
          <table:table-cell table:style-name="ce7" table:formula="of:=CEILING([.$H27];[.W27])" office:value-type="float" office:value="0">
            <text:p>0</text:p>
          </table:table-cell>
          <table:table-cell table:style-name="ce36" table:formula="of:=IF([.X27]*[.V27] &gt; 0; [.X27]*[.V27]; &quot;&quot;)">
            <text:p/>
          </table:table-cell>
          <table:table-cell table:style-name="ce40" table:formula="of:=IF([.$A27] &lt;&gt; &quot;&quot;; IF(MIN([.$O27];[.$T27];[.$Y27]) = [.$O27]; [.$K$1]; IF(MIN([.$O27];[.$T27];[.$Y27]) = [.$T27]; [.$P$1]; IF(ISNUMBER([.$Y27]); [.$U$1]; &quot;NO PRICING&quot;))); &quot;&quot;)" office:value-type="string" office:string-value="Farnell">
            <text:p>Farnell</text:p>
          </table:table-cell>
          <table:table-cell table:style-name="ce45" table:formula="of:=IF([.$A27] &lt;&gt; &quot;&quot;; IF(MIN([.$O27];[.$T27];[.$Y27]) = [.$O27]; [.$K27]; IF(MIN([.$O27];[.$T27];[.$Y27]) = [.$T27]; [.$P27]; IF(ISNUMBER([.$Y27]); [.$U27]; &quot;NO PRICING&quot;))); &quot;&quot;)" office:value-type="float" office:value="1565992">
            <text:p>1565992</text:p>
          </table:table-cell>
          <table:table-cell table:style-name="ce48" table:formula="of:=IF([.$A27] &lt;&gt; &quot;&quot;; IF(MIN([.$O27];[.$T27];[.$Y27]) = [.$O27]; [.$N27]; IF(MIN([.$O27];[.$T27];[.$Y27]) = [.$T27]; [.$S27]; IF(ISNUMBER([.$Y27]); [.$X27]; &quot;NO PRICING&quot;))); &quot;&quot;)" office:value-type="float" office:value="20">
            <text:p>20</text:p>
          </table:table-cell>
          <table:table-cell table:style-name="ce51" table:formula="of:=IF([.$A27] &lt;&gt; &quot;&quot;; IF(MIN([.$O27];[.$T27];[.$Y27]) = [.$O27]; [.$O27]; IF(MIN([.$O27];[.$T27];[.$Y27]) = [.$T27]; [.$T27]; IF(ISNUMBER([.$Y27]); [.$Y27]; &quot;NO PRICING&quot;))); &quot;&quot;)" office:value-type="float" office:value="23.6">
            <text:p>23.60</text:p>
          </table:table-cell>
          <table:table-cell table:style-name="ce55" office:value-type="string">
            <text:p>OK</text:p>
          </table:table-cell>
          <table:table-cell table:style-name="ce7" table:formula="of:=[.H27]" office:value-type="float" office:value="12">
            <text:p>1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8])" office:value-type="string" office:string-value="74HC161">
            <text:p>74HC161</text:p>
          </table:table-cell>
          <table:table-cell table:style-name="ce7" table:formula="of:=T([source.C28])" office:value-type="string" office:string-value="4161P">
            <text:p>4161P</text:p>
          </table:table-cell>
          <table:table-cell table:style-name="ce7" table:formula="of:=T([source.D28])">
            <text:p/>
          </table:table-cell>
          <table:table-cell table:style-name="ce16" table:formula="of:=T([source.E27])" office:value-type="string" office:string-value="Socket: Farnell 1103872 (£0.48@10)">
            <text:p>Socket: Farnell 1103872 (£0.48@10)</text:p>
          </table:table-cell>
          <table:table-cell table:style-name="ce7" table:formula="of:=[source.A28]" office:value-type="float" office:value="1">
            <text:p>1</text:p>
          </table:table-cell>
          <table:table-cell table:style-name="ce7" table:formula="of:=ROUND([.E28]* (1 + extra))" office:value-type="float" office:value="1">
            <text:p>1</text:p>
          </table:table-cell>
          <table:table-cell table:style-name="ce7" table:formula="of:=MAX([.F28];[.E28]+1)" office:value-type="float" office:value="2">
            <text:p>2</text:p>
          </table:table-cell>
          <table:table-cell table:style-name="ce18" table:formula="of:=[.G28]" office:value-type="float" office:value="2">
            <text:p>2</text:p>
          </table:table-cell>
          <table:table-cell table:style-name="ce7" table:formula="of:=[.G28]-[.H28]" office:value-type="float" office:value="0">
            <text:p>0</text:p>
          </table:table-cell>
          <table:table-cell table:style-name="ce7"/>
          <table:table-cell table:style-name="ce24" table:formula="of:=[source.F28]" office:value-type="float" office:value="380600">
            <text:p>380600</text:p>
          </table:table-cell>
          <table:table-cell table:style-name="ce30" table:formula="of:=[source.G28]" office:value-type="float" office:value="0.48">
            <text:p>0.480</text:p>
          </table:table-cell>
          <table:table-cell table:style-name="ce7" table:formula="of:=[source.H28]" office:value-type="float" office:value="1">
            <text:p>1</text:p>
          </table:table-cell>
          <table:table-cell table:style-name="ce7" table:formula="of:=CEILING([.$H28];[.M28])" office:value-type="float" office:value="2">
            <text:p>2</text:p>
          </table:table-cell>
          <table:table-cell table:style-name="ce36" table:formula="of:=IF([.N28]*[.L28] &gt; 0; [.N28]*[.L28]; &quot;&quot;)" office:value-type="float" office:value="0.96">
            <text:p>0.96</text:p>
          </table:table-cell>
          <table:table-cell table:style-name="ce24" table:formula="of:=[source.I28]" office:value-type="float" office:value="0">
            <text:p/>
          </table:table-cell>
          <table:table-cell table:style-name="ce30" table:formula="of:=[source.J28]" office:value-type="float" office:value="0">
            <text:p>0.000</text:p>
          </table:table-cell>
          <table:table-cell table:style-name="ce7" table:formula="of:=[source.K28]" office:value-type="float" office:value="0">
            <text:p>0</text:p>
          </table:table-cell>
          <table:table-cell table:style-name="ce7" table:formula="of:=CEILING([.$H28];[.R28])" office:value-type="float" office:value="0">
            <text:p>0</text:p>
          </table:table-cell>
          <table:table-cell table:style-name="ce36" table:formula="of:=IF([.S28]*[.Q28] &gt; 0; [.S28]*[.Q28]; &quot;&quot;)">
            <text:p/>
          </table:table-cell>
          <table:table-cell table:style-name="ce24" table:formula="of:=[source.L28]" office:value-type="string" office:string-value="709-2113">
            <text:p>709-211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28]" office:value-type="float" office:value="10">
            <text:p>10</text:p>
          </table:table-cell>
          <table:table-cell table:style-name="ce7" table:formula="of:=CEILING([.$H28];[.W28])" office:value-type="float" office:value="10">
            <text:p>10</text:p>
          </table:table-cell>
          <table:table-cell table:style-name="ce36" table:formula="of:=IF([.X28]*[.V28] &gt; 0; [.X28]*[.V28]; &quot;&quot;)" office:value-type="float" office:value="9990">
            <text:p>9,990.00</text:p>
          </table:table-cell>
          <table:table-cell table:style-name="ce40" table:formula="of:=IF([.$A28] &lt;&gt; &quot;&quot;; IF(MIN([.$O28];[.$T28];[.$Y28]) = [.$O28]; [.$K$1]; IF(MIN([.$O28];[.$T28];[.$Y28]) = [.$T28]; [.$P$1]; IF(ISNUMBER([.$Y28]); [.$U$1]; &quot;NO PRICING&quot;))); &quot;&quot;)" office:value-type="string" office:string-value="Farnell">
            <text:p>Farnell</text:p>
          </table:table-cell>
          <table:table-cell table:style-name="ce45" table:formula="of:=IF([.$A28] &lt;&gt; &quot;&quot;; IF(MIN([.$O28];[.$T28];[.$Y28]) = [.$O28]; [.$K28]; IF(MIN([.$O28];[.$T28];[.$Y28]) = [.$T28]; [.$P28]; IF(ISNUMBER([.$Y28]); [.$U28]; &quot;NO PRICING&quot;))); &quot;&quot;)" office:value-type="float" office:value="380600">
            <text:p>380600</text:p>
          </table:table-cell>
          <table:table-cell table:style-name="ce48" table:formula="of:=IF([.$A28] &lt;&gt; &quot;&quot;; IF(MIN([.$O28];[.$T28];[.$Y28]) = [.$O28]; [.$N28]; IF(MIN([.$O28];[.$T28];[.$Y28]) = [.$T28]; [.$S28]; IF(ISNUMBER([.$Y28]); [.$X28]; &quot;NO PRICING&quot;))); &quot;&quot;)" office:value-type="float" office:value="2">
            <text:p>2</text:p>
          </table:table-cell>
          <table:table-cell table:style-name="ce51" table:formula="of:=IF([.$A28] &lt;&gt; &quot;&quot;; IF(MIN([.$O28];[.$T28];[.$Y28]) = [.$O28]; [.$O28]; IF(MIN([.$O28];[.$T28];[.$Y28]) = [.$T28]; [.$T28]; IF(ISNUMBER([.$Y28]); [.$Y28]; &quot;NO PRICING&quot;))); &quot;&quot;)" office:value-type="float" office:value="0.96">
            <text:p>0.96</text:p>
          </table:table-cell>
          <table:table-cell table:style-name="ce55" office:value-type="string">
            <text:p>OK</text:p>
          </table:table-cell>
          <table:table-cell table:style-name="ce7" table:formula="of:=[.H28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29])" office:value-type="string" office:string-value="74HC00 4× NAND gate">
            <text:p>74HC00 4× NAND gate</text:p>
          </table:table-cell>
          <table:table-cell table:style-name="ce7" table:formula="of:=T([source.C29])" office:value-type="string" office:string-value="74HC00N">
            <text:p>74HC00N</text:p>
          </table:table-cell>
          <table:table-cell table:style-name="ce7" table:formula="of:=T([source.D29])" office:value-type="string" office:string-value="74HC00 4× NAND gate">
            <text:p>74HC00 4× NAND gate</text:p>
          </table:table-cell>
          <table:table-cell table:style-name="ce16" table:formula="of:=T([source.E25])">
            <text:p/>
          </table:table-cell>
          <table:table-cell table:style-name="ce7" table:formula="of:=[source.A29]" office:value-type="float" office:value="9">
            <text:p>9</text:p>
          </table:table-cell>
          <table:table-cell table:style-name="ce7" table:formula="of:=ROUND([.E29]* (1 + extra))" office:value-type="float" office:value="10">
            <text:p>10</text:p>
          </table:table-cell>
          <table:table-cell table:style-name="ce7" table:formula="of:=MAX([.F29];[.E29]+1)" office:value-type="float" office:value="10">
            <text:p>10</text:p>
          </table:table-cell>
          <table:table-cell table:style-name="ce18" table:formula="of:=5" office:value-type="float" office:value="5">
            <text:p>5</text:p>
          </table:table-cell>
          <table:table-cell table:style-name="ce7" table:formula="of:=[.G29]-[.H29]" office:value-type="float" office:value="5">
            <text:p>5</text:p>
          </table:table-cell>
          <table:table-cell table:style-name="ce7"/>
          <table:table-cell table:style-name="ce24" table:formula="of:=[source.F29]" office:value-type="float" office:value="9590889">
            <text:p>9590889</text:p>
          </table:table-cell>
          <table:table-cell table:style-name="ce30" table:formula="of:=[source.G29]" office:value-type="float" office:value="0.38">
            <text:p>0.380</text:p>
          </table:table-cell>
          <table:table-cell table:style-name="ce7" table:formula="of:=[source.H29]" office:value-type="float" office:value="1">
            <text:p>1</text:p>
          </table:table-cell>
          <table:table-cell table:style-name="ce7" table:formula="of:=CEILING([.$H29];[.M29])" office:value-type="float" office:value="5">
            <text:p>5</text:p>
          </table:table-cell>
          <table:table-cell table:style-name="ce36" table:formula="of:=IF([.N29]*[.L29] &gt; 0; [.N29]*[.L29]; &quot;&quot;)" office:value-type="float" office:value="1.9">
            <text:p>1.90</text:p>
          </table:table-cell>
          <table:table-cell table:style-name="ce24" table:formula="of:=[source.I29]" office:value-type="float" office:value="0">
            <text:p/>
          </table:table-cell>
          <table:table-cell table:style-name="ce30" table:formula="of:=[source.J29]" office:value-type="float" office:value="0">
            <text:p>0.000</text:p>
          </table:table-cell>
          <table:table-cell table:style-name="ce7" table:formula="of:=[source.K29]" office:value-type="float" office:value="0">
            <text:p>0</text:p>
          </table:table-cell>
          <table:table-cell table:style-name="ce7" table:formula="of:=CEILING([.$H29];[.R29])" office:value-type="float" office:value="0">
            <text:p>0</text:p>
          </table:table-cell>
          <table:table-cell table:style-name="ce36" table:formula="of:=IF([.S29]*[.Q29] &gt; 0; [.S29]*[.Q29]; &quot;&quot;)">
            <text:p/>
          </table:table-cell>
          <table:table-cell table:style-name="ce24" table:formula="of:=[source.L29]" office:value-type="string" office:string-value="169-6012">
            <text:p>169-601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29]" office:value-type="float" office:value="1">
            <text:p>1</text:p>
          </table:table-cell>
          <table:table-cell table:style-name="ce7" table:formula="of:=CEILING([.$H29];[.W29])" office:value-type="float" office:value="5">
            <text:p>5</text:p>
          </table:table-cell>
          <table:table-cell table:style-name="ce36" table:formula="of:=IF([.X29]*[.V29] &gt; 0; [.X29]*[.V29]; &quot;&quot;)" office:value-type="float" office:value="4995">
            <text:p>4,995.00</text:p>
          </table:table-cell>
          <table:table-cell table:style-name="ce40" table:formula="of:=IF([.$A29] &lt;&gt; &quot;&quot;; IF(MIN([.$O29];[.$T29];[.$Y29]) = [.$O29]; [.$K$1]; IF(MIN([.$O29];[.$T29];[.$Y29]) = [.$T29]; [.$P$1]; IF(ISNUMBER([.$Y29]); [.$U$1]; &quot;NO PRICING&quot;))); &quot;&quot;)" office:value-type="string" office:string-value="Farnell">
            <text:p>Farnell</text:p>
          </table:table-cell>
          <table:table-cell table:style-name="ce45" table:formula="of:=IF([.$A29] &lt;&gt; &quot;&quot;; IF(MIN([.$O29];[.$T29];[.$Y29]) = [.$O29]; [.$K29]; IF(MIN([.$O29];[.$T29];[.$Y29]) = [.$T29]; [.$P29]; IF(ISNUMBER([.$Y29]); [.$U29]; &quot;NO PRICING&quot;))); &quot;&quot;)" office:value-type="float" office:value="9590889">
            <text:p>9590889</text:p>
          </table:table-cell>
          <table:table-cell table:style-name="ce48" table:formula="of:=IF([.$A29] &lt;&gt; &quot;&quot;; IF(MIN([.$O29];[.$T29];[.$Y29]) = [.$O29]; [.$N29]; IF(MIN([.$O29];[.$T29];[.$Y29]) = [.$T29]; [.$S29]; IF(ISNUMBER([.$Y29]); [.$X29]; &quot;NO PRICING&quot;))); &quot;&quot;)" office:value-type="float" office:value="5">
            <text:p>5</text:p>
          </table:table-cell>
          <table:table-cell table:style-name="ce51" table:formula="of:=IF([.$A29] &lt;&gt; &quot;&quot;; IF(MIN([.$O29];[.$T29];[.$Y29]) = [.$O29]; [.$O29]; IF(MIN([.$O29];[.$T29];[.$Y29]) = [.$T29]; [.$T29]; IF(ISNUMBER([.$Y29]); [.$Y29]; &quot;NO PRICING&quot;))); &quot;&quot;)" office:value-type="float" office:value="1.9">
            <text:p>1.90</text:p>
          </table:table-cell>
          <table:table-cell table:style-name="ce55" office:value-type="string">
            <text:p>OK</text:p>
          </table:table-cell>
          <table:table-cell table:style-name="ce7" table:formula="of:=[.H29]" office:value-type="float" office:value="5">
            <text:p>5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0])" office:value-type="string" office:string-value="74HC02N">
            <text:p>74HC02N</text:p>
          </table:table-cell>
          <table:table-cell table:style-name="ce7" table:formula="of:=T([source.C30])" office:value-type="string" office:string-value="74HC02N">
            <text:p>74HC02N</text:p>
          </table:table-cell>
          <table:table-cell table:style-name="ce7" table:formula="of:=T([source.D30])">
            <text:p/>
          </table:table-cell>
          <table:table-cell table:style-name="ce16" table:formula="of:=T([source.E30])">
            <text:p/>
          </table:table-cell>
          <table:table-cell table:style-name="ce7" table:formula="of:=[source.A30]" office:value-type="float" office:value="2">
            <text:p>2</text:p>
          </table:table-cell>
          <table:table-cell table:style-name="ce7" table:formula="of:=ROUND([.E30]* (1 + extra))" office:value-type="float" office:value="2">
            <text:p>2</text:p>
          </table:table-cell>
          <table:table-cell table:style-name="ce7" table:formula="of:=MAX([.F30];[.E30]+1)" office:value-type="float" office:value="3">
            <text:p>3</text:p>
          </table:table-cell>
          <table:table-cell table:style-name="ce18"/>
          <table:table-cell table:style-name="ce7" table:formula="of:=[.G30]-[.H30]" office:value-type="float" office:value="3">
            <text:p>3</text:p>
          </table:table-cell>
          <table:table-cell table:style-name="ce7"/>
          <table:table-cell table:style-name="ce24" table:formula="of:=[source.F30]" office:value-type="float" office:value="9665781">
            <text:p>9665781</text:p>
          </table:table-cell>
          <table:table-cell table:style-name="ce30" table:formula="of:=[source.G30]" office:value-type="float" office:value="0.33">
            <text:p>0.330</text:p>
          </table:table-cell>
          <table:table-cell table:style-name="ce7" table:formula="of:=[source.H30]" office:value-type="float" office:value="1">
            <text:p>1</text:p>
          </table:table-cell>
          <table:table-cell table:style-name="ce7" table:formula="of:=CEILING([.$H30];[.M30])" office:value-type="float" office:value="0">
            <text:p>0</text:p>
          </table:table-cell>
          <table:table-cell table:style-name="ce36" table:formula="of:=IF([.N30]*[.L30] &gt; 0; [.N30]*[.L30]; &quot;&quot;)">
            <text:p/>
          </table:table-cell>
          <table:table-cell table:style-name="ce24" table:formula="of:=[source.I30]" office:value-type="float" office:value="1163587">
            <text:p>1163587</text:p>
          </table:table-cell>
          <table:table-cell table:style-name="ce30" table:formula="of:=[source.J30]" office:value-type="float" office:value="0.322">
            <text:p>0.322</text:p>
          </table:table-cell>
          <table:table-cell table:style-name="ce7" table:formula="of:=[source.K30]" office:value-type="float" office:value="1">
            <text:p>1</text:p>
          </table:table-cell>
          <table:table-cell table:style-name="ce7" table:formula="of:=CEILING([.$H30];[.R30])" office:value-type="float" office:value="0">
            <text:p>0</text:p>
          </table:table-cell>
          <table:table-cell table:style-name="ce36" table:formula="of:=IF([.S30]*[.Q30] &gt; 0; [.S30]*[.Q30]; &quot;&quot;)">
            <text:p/>
          </table:table-cell>
          <table:table-cell table:style-name="ce24" table:formula="of:=[source.L3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30]" office:value-type="float" office:value="0">
            <text:p>0</text:p>
          </table:table-cell>
          <table:table-cell table:style-name="ce7" table:formula="of:=CEILING([.$H30];[.W30])" office:value-type="float" office:value="0">
            <text:p>0</text:p>
          </table:table-cell>
          <table:table-cell table:style-name="ce36" table:formula="of:=IF([.X30]*[.V30] &gt; 0; [.X30]*[.V30]; &quot;&quot;)">
            <text:p/>
          </table:table-cell>
          <table:table-cell table:style-name="ce40" table:formula="of:=IF([.$A30] &lt;&gt; &quot;&quot;; IF(MIN([.$O30];[.$T30];[.$Y30]) = [.$O30]; [.$K$1]; IF(MIN([.$O30];[.$T30];[.$Y30]) = [.$T30]; [.$P$1]; IF(ISNUMBER([.$Y30]); [.$U$1]; &quot;NO PRICING&quot;))); &quot;&quot;)" office:value-type="string" office:string-value="NO PRICING">
            <text:p>NO PRICING</text:p>
          </table:table-cell>
          <table:table-cell table:style-name="ce45" table:formula="of:=IF([.$A30] &lt;&gt; &quot;&quot;; IF(MIN([.$O30];[.$T30];[.$Y30]) = [.$O30]; [.$K30]; IF(MIN([.$O30];[.$T30];[.$Y30]) = [.$T30]; [.$P30]; IF(ISNUMBER([.$Y30]); [.$U30]; &quot;NO PRICING&quot;))); &quot;&quot;)" office:value-type="string" office:string-value="NO PRICING">
            <text:p>NO PRICING</text:p>
          </table:table-cell>
          <table:table-cell table:style-name="ce48" table:formula="of:=IF([.$A30] &lt;&gt; &quot;&quot;; IF(MIN([.$O30];[.$T30];[.$Y30]) = [.$O30]; [.$N30]; IF(MIN([.$O30];[.$T30];[.$Y30]) = [.$T30]; [.$S30]; IF(ISNUMBER([.$Y30]); [.$X30]; &quot;NO PRICING&quot;))); &quot;&quot;)" office:value-type="string" office:string-value="NO PRICING">
            <text:p>NO PRICING</text:p>
          </table:table-cell>
          <table:table-cell table:style-name="ce51" table:formula="of:=IF([.$A30] &lt;&gt; &quot;&quot;; IF(MIN([.$O30];[.$T30];[.$Y30]) = [.$O30]; [.$O30]; IF(MIN([.$O30];[.$T30];[.$Y30]) = [.$T30]; [.$T30]; IF(ISNUMBER([.$Y30]); [.$Y3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3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1])" office:value-type="string" office:string-value="74HC03N Quad 2-input NAND gate, open collector output">
            <text:p>74HC03N Quad 2-input NAND gate, open collector output</text:p>
          </table:table-cell>
          <table:table-cell table:style-name="ce7" table:formula="of:=T([source.C31])" office:value-type="string" office:string-value="74HC03N">
            <text:p>74HC03N</text:p>
          </table:table-cell>
          <table:table-cell table:style-name="ce7" table:formula="of:=T([source.D31])" office:value-type="string" office:string-value="74HC03N Quad 2-input NAND gate, open collector output">
            <text:p>74HC03N Quad 2-input NAND gate, open collector output</text:p>
          </table:table-cell>
          <table:table-cell table:style-name="ce16" table:formula="of:=T([source.E32])">
            <text:p/>
          </table:table-cell>
          <table:table-cell table:style-name="ce7" table:formula="of:=[source.A31]" office:value-type="float" office:value="2">
            <text:p>2</text:p>
          </table:table-cell>
          <table:table-cell table:style-name="ce7" table:formula="of:=ROUND([.E31]* (1 + extra))" office:value-type="float" office:value="2">
            <text:p>2</text:p>
          </table:table-cell>
          <table:table-cell table:style-name="ce7" table:formula="of:=MAX([.F31];[.E31]+1)" office:value-type="float" office:value="3">
            <text:p>3</text:p>
          </table:table-cell>
          <table:table-cell table:style-name="ce18"/>
          <table:table-cell table:style-name="ce7" table:formula="of:=[.G31]-[.H31]" office:value-type="float" office:value="3">
            <text:p>3</text:p>
          </table:table-cell>
          <table:table-cell table:style-name="ce7"/>
          <table:table-cell table:style-name="ce24" table:formula="of:=[source.F31]" office:value-type="float" office:value="1282849">
            <text:p>1282849</text:p>
          </table:table-cell>
          <table:table-cell table:style-name="ce30" table:formula="of:=[source.G31]" office:value-type="float" office:value="0.17">
            <text:p>0.170</text:p>
          </table:table-cell>
          <table:table-cell table:style-name="ce7" table:formula="of:=[source.H31]" office:value-type="float" office:value="1">
            <text:p>1</text:p>
          </table:table-cell>
          <table:table-cell table:style-name="ce7" table:formula="of:=CEILING([.$H31];[.M31])" office:value-type="float" office:value="0">
            <text:p>0</text:p>
          </table:table-cell>
          <table:table-cell table:style-name="ce36" table:formula="of:=IF([.N31]*[.L31] &gt; 0; [.N31]*[.L31]; &quot;&quot;)">
            <text:p/>
          </table:table-cell>
          <table:table-cell table:style-name="ce24" table:formula="of:=[source.I31]" office:value-type="float" office:value="0">
            <text:p/>
          </table:table-cell>
          <table:table-cell table:style-name="ce30" table:formula="of:=[source.J31]" office:value-type="float" office:value="0">
            <text:p>0.000</text:p>
          </table:table-cell>
          <table:table-cell table:style-name="ce7" table:formula="of:=[source.K31]" office:value-type="float" office:value="0">
            <text:p>0</text:p>
          </table:table-cell>
          <table:table-cell table:style-name="ce7" table:formula="of:=CEILING([.$H31];[.R31])" office:value-type="float" office:value="0">
            <text:p>0</text:p>
          </table:table-cell>
          <table:table-cell table:style-name="ce36" table:formula="of:=IF([.S31]*[.Q31] &gt; 0; [.S31]*[.Q31]; &quot;&quot;)">
            <text:p/>
          </table:table-cell>
          <table:table-cell table:style-name="ce24" table:formula="of:=[source.L3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31]" office:value-type="float" office:value="0">
            <text:p>0</text:p>
          </table:table-cell>
          <table:table-cell table:style-name="ce7" table:formula="of:=CEILING([.$H31];[.W31])" office:value-type="float" office:value="0">
            <text:p>0</text:p>
          </table:table-cell>
          <table:table-cell table:style-name="ce36" table:formula="of:=IF([.X31]*[.V31] &gt; 0; [.X31]*[.V31]; &quot;&quot;)">
            <text:p/>
          </table:table-cell>
          <table:table-cell table:style-name="ce40" table:formula="of:=IF([.$A31] &lt;&gt; &quot;&quot;; IF(MIN([.$O31];[.$T31];[.$Y31]) = [.$O31]; [.$K$1]; IF(MIN([.$O31];[.$T31];[.$Y31]) = [.$T31]; [.$P$1]; IF(ISNUMBER([.$Y31]); [.$U$1]; &quot;NO PRICING&quot;))); &quot;&quot;)" office:value-type="string" office:string-value="NO PRICING">
            <text:p>NO PRICING</text:p>
          </table:table-cell>
          <table:table-cell table:style-name="ce45" table:formula="of:=IF([.$A31] &lt;&gt; &quot;&quot;; IF(MIN([.$O31];[.$T31];[.$Y31]) = [.$O31]; [.$K31]; IF(MIN([.$O31];[.$T31];[.$Y31]) = [.$T31]; [.$P31]; IF(ISNUMBER([.$Y31]); [.$U31]; &quot;NO PRICING&quot;))); &quot;&quot;)" office:value-type="string" office:string-value="NO PRICING">
            <text:p>NO PRICING</text:p>
          </table:table-cell>
          <table:table-cell table:style-name="ce48" table:formula="of:=IF([.$A31] &lt;&gt; &quot;&quot;; IF(MIN([.$O31];[.$T31];[.$Y31]) = [.$O31]; [.$N31]; IF(MIN([.$O31];[.$T31];[.$Y31]) = [.$T31]; [.$S31]; IF(ISNUMBER([.$Y31]); [.$X31]; &quot;NO PRICING&quot;))); &quot;&quot;)" office:value-type="string" office:string-value="NO PRICING">
            <text:p>NO PRICING</text:p>
          </table:table-cell>
          <table:table-cell table:style-name="ce51" table:formula="of:=IF([.$A31] &lt;&gt; &quot;&quot;; IF(MIN([.$O31];[.$T31];[.$Y31]) = [.$O31]; [.$O31]; IF(MIN([.$O31];[.$T31];[.$Y31]) = [.$T31]; [.$T31]; IF(ISNUMBER([.$Y31]); [.$Y3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3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2])" office:value-type="string" office:string-value="74HC04N Hex inverter">
            <text:p>74HC04N Hex inverter</text:p>
          </table:table-cell>
          <table:table-cell table:style-name="ce7" table:formula="of:=T([source.C32])" office:value-type="string" office:string-value="74HC04N">
            <text:p>74HC04N</text:p>
          </table:table-cell>
          <table:table-cell table:style-name="ce7" table:formula="of:=T([source.D32])" office:value-type="string" office:string-value="74HC04N Hex inverter">
            <text:p>74HC04N Hex inverter</text:p>
          </table:table-cell>
          <table:table-cell table:style-name="ce16" table:formula="of:=T([source.E36])">
            <text:p/>
          </table:table-cell>
          <table:table-cell table:style-name="ce7" table:formula="of:=[source.A32]" office:value-type="float" office:value="9">
            <text:p>9</text:p>
          </table:table-cell>
          <table:table-cell table:style-name="ce7" table:formula="of:=ROUND([.E32]* (1 + extra))" office:value-type="float" office:value="10">
            <text:p>10</text:p>
          </table:table-cell>
          <table:table-cell table:style-name="ce7" table:formula="of:=MAX([.F32];[.E32]+1)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7" table:formula="of:=[.G32]-[.H32]" office:value-type="float" office:value="2">
            <text:p>2</text:p>
          </table:table-cell>
          <table:table-cell table:style-name="ce7"/>
          <table:table-cell table:style-name="ce24" table:formula="of:=[source.F32]" office:value-type="float" office:value="9590951">
            <text:p>9590951</text:p>
          </table:table-cell>
          <table:table-cell table:style-name="ce30" table:formula="of:=[source.G32]" office:value-type="float" office:value="0.23">
            <text:p>0.230</text:p>
          </table:table-cell>
          <table:table-cell table:style-name="ce7" table:formula="of:=[source.H32]" office:value-type="float" office:value="10">
            <text:p>10</text:p>
          </table:table-cell>
          <table:table-cell table:style-name="ce7" table:formula="of:=CEILING([.$H32];[.M32])" office:value-type="float" office:value="10">
            <text:p>10</text:p>
          </table:table-cell>
          <table:table-cell table:style-name="ce36" table:formula="of:=IF([.N32]*[.L32] &gt; 0; [.N32]*[.L32]; &quot;&quot;)" office:value-type="float" office:value="2.3">
            <text:p>2.30</text:p>
          </table:table-cell>
          <table:table-cell table:style-name="ce24" table:formula="of:=[source.I32]" office:value-type="float" office:value="2374080">
            <text:p>2374080</text:p>
          </table:table-cell>
          <table:table-cell table:style-name="ce30" table:formula="of:=[source.J32]" office:value-type="float" office:value="0.086">
            <text:p>0.086</text:p>
          </table:table-cell>
          <table:table-cell table:style-name="ce7" table:formula="of:=[source.K32]" office:value-type="float" office:value="1">
            <text:p>1</text:p>
          </table:table-cell>
          <table:table-cell table:style-name="ce7" table:formula="of:=CEILING([.$H32];[.R32])" office:value-type="float" office:value="8">
            <text:p>8</text:p>
          </table:table-cell>
          <table:table-cell table:style-name="ce36" table:formula="of:=IF([.S32]*[.Q32] &gt; 0; [.S32]*[.Q32]; &quot;&quot;)" office:value-type="float" office:value="0.688">
            <text:p>0.69</text:p>
          </table:table-cell>
          <table:table-cell table:style-name="ce24" table:formula="of:=[source.L32]" office:value-type="string" office:string-value="662-9997">
            <text:p>662-9997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32]" office:value-type="float" office:value="10">
            <text:p>10</text:p>
          </table:table-cell>
          <table:table-cell table:style-name="ce7" table:formula="of:=CEILING([.$H32];[.W32])" office:value-type="float" office:value="10">
            <text:p>10</text:p>
          </table:table-cell>
          <table:table-cell table:style-name="ce36" table:formula="of:=IF([.X32]*[.V32] &gt; 0; [.X32]*[.V32]; &quot;&quot;)" office:value-type="float" office:value="9990">
            <text:p>9,990.00</text:p>
          </table:table-cell>
          <table:table-cell table:style-name="ce40" table:formula="of:=IF([.$A32] &lt;&gt; &quot;&quot;; IF(MIN([.$O32];[.$T32];[.$Y32]) = [.$O32]; [.$K$1]; IF(MIN([.$O32];[.$T32];[.$Y32]) = [.$T32]; [.$P$1]; IF(ISNUMBER([.$Y32]); [.$U$1]; &quot;NO PRICING&quot;))); &quot;&quot;)" office:value-type="string" office:string-value="Farnell US">
            <text:p>Farnell US</text:p>
          </table:table-cell>
          <table:table-cell table:style-name="ce45" table:formula="of:=IF([.$A32] &lt;&gt; &quot;&quot;; IF(MIN([.$O32];[.$T32];[.$Y32]) = [.$O32]; [.$K32]; IF(MIN([.$O32];[.$T32];[.$Y32]) = [.$T32]; [.$P32]; IF(ISNUMBER([.$Y32]); [.$U32]; &quot;NO PRICING&quot;))); &quot;&quot;)" office:value-type="float" office:value="2374080">
            <text:p>2374080</text:p>
          </table:table-cell>
          <table:table-cell table:style-name="ce48" table:formula="of:=IF([.$A32] &lt;&gt; &quot;&quot;; IF(MIN([.$O32];[.$T32];[.$Y32]) = [.$O32]; [.$N32]; IF(MIN([.$O32];[.$T32];[.$Y32]) = [.$T32]; [.$S32]; IF(ISNUMBER([.$Y32]); [.$X32]; &quot;NO PRICING&quot;))); &quot;&quot;)" office:value-type="float" office:value="8">
            <text:p>8</text:p>
          </table:table-cell>
          <table:table-cell table:style-name="ce51" table:formula="of:=IF([.$A32] &lt;&gt; &quot;&quot;; IF(MIN([.$O32];[.$T32];[.$Y32]) = [.$O32]; [.$O32]; IF(MIN([.$O32];[.$T32];[.$Y32]) = [.$T32]; [.$T32]; IF(ISNUMBER([.$Y32]); [.$Y32]; &quot;NO PRICING&quot;))); &quot;&quot;)" office:value-type="float" office:value="0.688">
            <text:p>0.69</text:p>
          </table:table-cell>
          <table:table-cell table:style-name="ce55" office:value-type="string">
            <text:p>OK</text:p>
          </table:table-cell>
          <table:table-cell table:style-name="ce7" table:formula="of:=[.H32]" office:value-type="float" office:value="8">
            <text:p>8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3])" office:value-type="string" office:string-value="74HC05 6× open drain inverter">
            <text:p>74HC05 6× open drain inverter</text:p>
          </table:table-cell>
          <table:table-cell table:style-name="ce7" table:formula="of:=T([source.C33])" office:value-type="string" office:string-value="74HC05N">
            <text:p>74HC05N</text:p>
          </table:table-cell>
          <table:table-cell table:style-name="ce7" table:formula="of:=T([source.D33])" office:value-type="string" office:string-value="74HC05 6× open drain inverter">
            <text:p>74HC05 6× open drain inverter</text:p>
          </table:table-cell>
          <table:table-cell table:style-name="ce16" table:formula="of:=T([source.E34])">
            <text:p/>
          </table:table-cell>
          <table:table-cell table:style-name="ce7" table:formula="of:=[source.A33]" office:value-type="float" office:value="5">
            <text:p>5</text:p>
          </table:table-cell>
          <table:table-cell table:style-name="ce7" table:formula="of:=ROUND([.E33]* (1 + extra))" office:value-type="float" office:value="6">
            <text:p>6</text:p>
          </table:table-cell>
          <table:table-cell table:style-name="ce7" table:formula="of:=MAX([.F33];[.E33]+1)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7" table:formula="of:=[.G33]-[.H33]" office:value-type="float" office:value="2">
            <text:p>2</text:p>
          </table:table-cell>
          <table:table-cell table:style-name="ce7"/>
          <table:table-cell table:style-name="ce24" table:formula="of:=[source.F33]" office:value-type="float" office:value="1470855">
            <text:p>1470855</text:p>
          </table:table-cell>
          <table:table-cell table:style-name="ce30" table:formula="of:=[source.G33]" office:value-type="float" office:value="0.54">
            <text:p>0.540</text:p>
          </table:table-cell>
          <table:table-cell table:style-name="ce7" table:formula="of:=[source.H33]" office:value-type="float" office:value="1">
            <text:p>1</text:p>
          </table:table-cell>
          <table:table-cell table:style-name="ce7" table:formula="of:=CEILING([.$H33];[.M33])" office:value-type="float" office:value="4">
            <text:p>4</text:p>
          </table:table-cell>
          <table:table-cell table:style-name="ce36" table:formula="of:=IF([.N33]*[.L33] &gt; 0; [.N33]*[.L33]; &quot;&quot;)" office:value-type="float" office:value="2.16">
            <text:p>2.16</text:p>
          </table:table-cell>
          <table:table-cell table:style-name="ce24" table:formula="of:=[source.I33]" office:value-type="float" office:value="0">
            <text:p/>
          </table:table-cell>
          <table:table-cell table:style-name="ce30" table:formula="of:=[source.J33]" office:value-type="float" office:value="0">
            <text:p>0.000</text:p>
          </table:table-cell>
          <table:table-cell table:style-name="ce7" table:formula="of:=[source.K33]" office:value-type="float" office:value="0">
            <text:p>0</text:p>
          </table:table-cell>
          <table:table-cell table:style-name="ce7" table:formula="of:=CEILING([.$H33];[.R33])" office:value-type="float" office:value="0">
            <text:p>0</text:p>
          </table:table-cell>
          <table:table-cell table:style-name="ce36" table:formula="of:=IF([.S33]*[.Q33] &gt; 0; [.S33]*[.Q33]; &quot;&quot;)">
            <text:p/>
          </table:table-cell>
          <table:table-cell table:style-name="ce24" table:formula="of:=[source.L33]" office:value-type="string" office:string-value="442-921">
            <text:p>442-921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33]" office:value-type="float" office:value="1">
            <text:p>1</text:p>
          </table:table-cell>
          <table:table-cell table:style-name="ce7" table:formula="of:=CEILING([.$H33];[.W33])" office:value-type="float" office:value="4">
            <text:p>4</text:p>
          </table:table-cell>
          <table:table-cell table:style-name="ce36" table:formula="of:=IF([.X33]*[.V33] &gt; 0; [.X33]*[.V33]; &quot;&quot;)" office:value-type="float" office:value="3996">
            <text:p>3,996.00</text:p>
          </table:table-cell>
          <table:table-cell table:style-name="ce40" table:formula="of:=IF([.$A33] &lt;&gt; &quot;&quot;; IF(MIN([.$O33];[.$T33];[.$Y33]) = [.$O33]; [.$K$1]; IF(MIN([.$O33];[.$T33];[.$Y33]) = [.$T33]; [.$P$1]; IF(ISNUMBER([.$Y33]); [.$U$1]; &quot;NO PRICING&quot;))); &quot;&quot;)" office:value-type="string" office:string-value="Farnell">
            <text:p>Farnell</text:p>
          </table:table-cell>
          <table:table-cell table:style-name="ce45" table:formula="of:=IF([.$A33] &lt;&gt; &quot;&quot;; IF(MIN([.$O33];[.$T33];[.$Y33]) = [.$O33]; [.$K33]; IF(MIN([.$O33];[.$T33];[.$Y33]) = [.$T33]; [.$P33]; IF(ISNUMBER([.$Y33]); [.$U33]; &quot;NO PRICING&quot;))); &quot;&quot;)" office:value-type="float" office:value="1470855">
            <text:p>1470855</text:p>
          </table:table-cell>
          <table:table-cell table:style-name="ce48" table:formula="of:=IF([.$A33] &lt;&gt; &quot;&quot;; IF(MIN([.$O33];[.$T33];[.$Y33]) = [.$O33]; [.$N33]; IF(MIN([.$O33];[.$T33];[.$Y33]) = [.$T33]; [.$S33]; IF(ISNUMBER([.$Y33]); [.$X33]; &quot;NO PRICING&quot;))); &quot;&quot;)" office:value-type="float" office:value="4">
            <text:p>4</text:p>
          </table:table-cell>
          <table:table-cell table:style-name="ce51" table:formula="of:=IF([.$A33] &lt;&gt; &quot;&quot;; IF(MIN([.$O33];[.$T33];[.$Y33]) = [.$O33]; [.$O33]; IF(MIN([.$O33];[.$T33];[.$Y33]) = [.$T33]; [.$T33]; IF(ISNUMBER([.$Y33]); [.$Y33]; &quot;NO PRICING&quot;))); &quot;&quot;)" office:value-type="float" office:value="2.16">
            <text:p>2.16</text:p>
          </table:table-cell>
          <table:table-cell table:style-name="ce55" office:value-type="string">
            <text:p>OK</text:p>
          </table:table-cell>
          <table:table-cell table:style-name="ce7" table:formula="of:=[.H33]" office:value-type="float" office:value="4">
            <text:p>4</text:p>
          </table:table-cell>
          <table:table-cell/>
          <table:table-cell table:style-name="ce7" table:number-columns-repeated="991"/>
        </table:table-row>
        <table:table-row table:style-name="ro4">
          <table:table-cell table:style-name="ce4" table:formula="of:=T([source.B34])" office:value-type="string" office:string-value="74HC08 4× AND gate">
            <text:p>74HC08 4× AND gate</text:p>
          </table:table-cell>
          <table:table-cell table:style-name="ce7" table:formula="of:=T([source.C34])" office:value-type="string" office:string-value="74HC08N">
            <text:p>74HC08N</text:p>
          </table:table-cell>
          <table:table-cell table:style-name="ce7" table:formula="of:=T([source.D34])" office:value-type="string" office:string-value="74HC08 4× AND gate">
            <text:p>74HC08 4× AND gate</text:p>
          </table:table-cell>
          <table:table-cell table:style-name="ce16" table:formula="of:=T([source.E31])">
            <text:p/>
          </table:table-cell>
          <table:table-cell table:style-name="ce7" table:formula="of:=[source.A34]" office:value-type="float" office:value="7">
            <text:p>7</text:p>
          </table:table-cell>
          <table:table-cell table:style-name="ce7" table:formula="of:=ROUND([.E34]* (1 + extra))" office:value-type="float" office:value="8">
            <text:p>8</text:p>
          </table:table-cell>
          <table:table-cell table:style-name="ce7" table:formula="of:=MAX([.F34];[.E34]+1)" office:value-type="float" office:value="8">
            <text:p>8</text:p>
          </table:table-cell>
          <table:table-cell table:style-name="ce18" table:formula="of:=[.G34]" office:value-type="float" office:value="8">
            <text:p>8</text:p>
          </table:table-cell>
          <table:table-cell table:style-name="ce7" table:formula="of:=[.G34]-[.H34]" office:value-type="float" office:value="0">
            <text:p>0</text:p>
          </table:table-cell>
          <table:table-cell table:style-name="ce7"/>
          <table:table-cell table:style-name="ce24" table:formula="of:=[source.F34]" office:value-type="float" office:value="9665803">
            <text:p>9665803</text:p>
          </table:table-cell>
          <table:table-cell table:style-name="ce30" table:formula="of:=[source.G34]" office:value-type="float" office:value="0.22">
            <text:p>0.220</text:p>
          </table:table-cell>
          <table:table-cell table:style-name="ce7" table:formula="of:=[source.H34]" office:value-type="float" office:value="10">
            <text:p>10</text:p>
          </table:table-cell>
          <table:table-cell table:style-name="ce7" table:formula="of:=CEILING([.$H34];[.M34])" office:value-type="float" office:value="10">
            <text:p>10</text:p>
          </table:table-cell>
          <table:table-cell table:style-name="ce36" table:formula="of:=IF([.N34]*[.L34] &gt; 0; [.N34]*[.L34]; &quot;&quot;)" office:value-type="float" office:value="2.2">
            <text:p>2.20</text:p>
          </table:table-cell>
          <table:table-cell table:style-name="ce24" table:formula="of:=[source.I34]" office:value-type="float" office:value="0">
            <text:p/>
          </table:table-cell>
          <table:table-cell table:style-name="ce30" table:formula="of:=[source.J34]" office:value-type="float" office:value="0">
            <text:p>0.000</text:p>
          </table:table-cell>
          <table:table-cell table:style-name="ce7" table:formula="of:=[source.K34]" office:value-type="float" office:value="0">
            <text:p>0</text:p>
          </table:table-cell>
          <table:table-cell table:style-name="ce7" table:formula="of:=CEILING([.$H34];[.R34])" office:value-type="float" office:value="0">
            <text:p>0</text:p>
          </table:table-cell>
          <table:table-cell table:style-name="ce36" table:formula="of:=IF([.S34]*[.Q34] &gt; 0; [.S34]*[.Q34]; &quot;&quot;)">
            <text:p/>
          </table:table-cell>
          <table:table-cell table:style-name="ce24" table:formula="of:=[source.L34]" office:value-type="string" office:string-value="709-2845">
            <text:p>709-284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34]" office:value-type="float" office:value="10">
            <text:p>10</text:p>
          </table:table-cell>
          <table:table-cell table:style-name="ce7" table:formula="of:=CEILING([.$H34];[.W34])" office:value-type="float" office:value="10">
            <text:p>10</text:p>
          </table:table-cell>
          <table:table-cell table:style-name="ce36" table:formula="of:=IF([.X34]*[.V34] &gt; 0; [.X34]*[.V34]; &quot;&quot;)" office:value-type="float" office:value="9990">
            <text:p>9,990.00</text:p>
          </table:table-cell>
          <table:table-cell table:style-name="ce40" table:formula="of:=IF([.$A34] &lt;&gt; &quot;&quot;; IF(MIN([.$O34];[.$T34];[.$Y34]) = [.$O34]; [.$K$1]; IF(MIN([.$O34];[.$T34];[.$Y34]) = [.$T34]; [.$P$1]; IF(ISNUMBER([.$Y34]); [.$U$1]; &quot;NO PRICING&quot;))); &quot;&quot;)" office:value-type="string" office:string-value="Farnell">
            <text:p>Farnell</text:p>
          </table:table-cell>
          <table:table-cell table:style-name="ce45" table:formula="of:=IF([.$A34] &lt;&gt; &quot;&quot;; IF(MIN([.$O34];[.$T34];[.$Y34]) = [.$O34]; [.$K34]; IF(MIN([.$O34];[.$T34];[.$Y34]) = [.$T34]; [.$P34]; IF(ISNUMBER([.$Y34]); [.$U34]; &quot;NO PRICING&quot;))); &quot;&quot;)" office:value-type="float" office:value="9665803">
            <text:p>9665803</text:p>
          </table:table-cell>
          <table:table-cell table:style-name="ce48" table:formula="of:=IF([.$A34] &lt;&gt; &quot;&quot;; IF(MIN([.$O34];[.$T34];[.$Y34]) = [.$O34]; [.$N34]; IF(MIN([.$O34];[.$T34];[.$Y34]) = [.$T34]; [.$S34]; IF(ISNUMBER([.$Y34]); [.$X34]; &quot;NO PRICING&quot;))); &quot;&quot;)" office:value-type="float" office:value="10">
            <text:p>10</text:p>
          </table:table-cell>
          <table:table-cell table:style-name="ce51" table:formula="of:=IF([.$A34] &lt;&gt; &quot;&quot;; IF(MIN([.$O34];[.$T34];[.$Y34]) = [.$O34]; [.$O34]; IF(MIN([.$O34];[.$T34];[.$Y34]) = [.$T34]; [.$T34]; IF(ISNUMBER([.$Y34]); [.$Y34]; &quot;NO PRICING&quot;))); &quot;&quot;)" office:value-type="float" office:value="2.2">
            <text:p>2.20</text:p>
          </table:table-cell>
          <table:table-cell table:style-name="ce55" office:value-type="string">
            <text:p>OK</text:p>
          </table:table-cell>
          <table:table-cell table:style-name="ce7" table:formula="of:=[.H34]" office:value-type="float" office:value="8">
            <text:p>8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5])" office:value-type="string" office:string-value="74HC112N">
            <text:p>74HC112N</text:p>
          </table:table-cell>
          <table:table-cell table:style-name="ce7" table:formula="of:=T([source.C35])" office:value-type="string" office:string-value="74HC112N">
            <text:p>74HC112N</text:p>
          </table:table-cell>
          <table:table-cell table:style-name="ce7" table:formula="of:=T([source.D35])">
            <text:p/>
          </table:table-cell>
          <table:table-cell table:style-name="ce16" table:formula="of:=T([source.E35])">
            <text:p/>
          </table:table-cell>
          <table:table-cell table:style-name="ce7" table:formula="of:=[source.A35]" office:value-type="float" office:value="8">
            <text:p>8</text:p>
          </table:table-cell>
          <table:table-cell table:style-name="ce7" table:formula="of:=ROUND([.E35]* (1 + extra))" office:value-type="float" office:value="9">
            <text:p>9</text:p>
          </table:table-cell>
          <table:table-cell table:style-name="ce7" table:formula="of:=MAX([.F35];[.E35]+1)" office:value-type="float" office:value="9">
            <text:p>9</text:p>
          </table:table-cell>
          <table:table-cell table:style-name="ce18" table:formula="of:=[.G35]" office:value-type="float" office:value="9">
            <text:p>9</text:p>
          </table:table-cell>
          <table:table-cell table:style-name="ce7" table:formula="of:=[.G35]-[.H35]" office:value-type="float" office:value="0">
            <text:p>0</text:p>
          </table:table-cell>
          <table:table-cell table:style-name="ce7"/>
          <table:table-cell table:style-name="ce24" table:formula="of:=[source.F35]" office:value-type="float" office:value="1749804">
            <text:p>1749804</text:p>
          </table:table-cell>
          <table:table-cell table:style-name="ce30" table:formula="of:=[source.G35]" office:value-type="float" office:value="0.39">
            <text:p>0.390</text:p>
          </table:table-cell>
          <table:table-cell table:style-name="ce7" table:formula="of:=[source.H35]" office:value-type="float" office:value="1">
            <text:p>1</text:p>
          </table:table-cell>
          <table:table-cell table:style-name="ce7" table:formula="of:=CEILING([.$H35];[.M35])" office:value-type="float" office:value="9">
            <text:p>9</text:p>
          </table:table-cell>
          <table:table-cell table:style-name="ce36" table:formula="of:=IF([.N35]*[.L35] &gt; 0; [.N35]*[.L35]; &quot;&quot;)" office:value-type="float" office:value="3.51">
            <text:p>3.51</text:p>
          </table:table-cell>
          <table:table-cell table:style-name="ce24" table:formula="of:=[source.I35]" office:value-type="float" office:value="0">
            <text:p/>
          </table:table-cell>
          <table:table-cell table:style-name="ce30" table:formula="of:=[source.J35]" office:value-type="float" office:value="0">
            <text:p>0.000</text:p>
          </table:table-cell>
          <table:table-cell table:style-name="ce7" table:formula="of:=[source.K35]" office:value-type="float" office:value="0">
            <text:p>0</text:p>
          </table:table-cell>
          <table:table-cell table:style-name="ce7" table:formula="of:=CEILING([.$H35];[.R35])" office:value-type="float" office:value="0">
            <text:p>0</text:p>
          </table:table-cell>
          <table:table-cell table:style-name="ce36" table:formula="of:=IF([.S35]*[.Q35] &gt; 0; [.S35]*[.Q35]; &quot;&quot;)">
            <text:p/>
          </table:table-cell>
          <table:table-cell table:style-name="ce24" table:formula="of:=[source.L35]" office:value-type="string" office:string-value="663-1893">
            <text:p>663-189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35]" office:value-type="float" office:value="10">
            <text:p>10</text:p>
          </table:table-cell>
          <table:table-cell table:style-name="ce7" table:formula="of:=CEILING([.$H35];[.W35])" office:value-type="float" office:value="10">
            <text:p>10</text:p>
          </table:table-cell>
          <table:table-cell table:style-name="ce36" table:formula="of:=IF([.X35]*[.V35] &gt; 0; [.X35]*[.V35]; &quot;&quot;)" office:value-type="float" office:value="9990">
            <text:p>9,990.00</text:p>
          </table:table-cell>
          <table:table-cell table:style-name="ce40" table:formula="of:=IF([.$A35] &lt;&gt; &quot;&quot;; IF(MIN([.$O35];[.$T35];[.$Y35]) = [.$O35]; [.$K$1]; IF(MIN([.$O35];[.$T35];[.$Y35]) = [.$T35]; [.$P$1]; IF(ISNUMBER([.$Y35]); [.$U$1]; &quot;NO PRICING&quot;))); &quot;&quot;)" office:value-type="string" office:string-value="Farnell">
            <text:p>Farnell</text:p>
          </table:table-cell>
          <table:table-cell table:style-name="ce45" table:formula="of:=IF([.$A35] &lt;&gt; &quot;&quot;; IF(MIN([.$O35];[.$T35];[.$Y35]) = [.$O35]; [.$K35]; IF(MIN([.$O35];[.$T35];[.$Y35]) = [.$T35]; [.$P35]; IF(ISNUMBER([.$Y35]); [.$U35]; &quot;NO PRICING&quot;))); &quot;&quot;)" office:value-type="float" office:value="1749804">
            <text:p>1749804</text:p>
          </table:table-cell>
          <table:table-cell table:style-name="ce48" table:formula="of:=IF([.$A35] &lt;&gt; &quot;&quot;; IF(MIN([.$O35];[.$T35];[.$Y35]) = [.$O35]; [.$N35]; IF(MIN([.$O35];[.$T35];[.$Y35]) = [.$T35]; [.$S35]; IF(ISNUMBER([.$Y35]); [.$X35]; &quot;NO PRICING&quot;))); &quot;&quot;)" office:value-type="float" office:value="9">
            <text:p>9</text:p>
          </table:table-cell>
          <table:table-cell table:style-name="ce51" table:formula="of:=IF([.$A35] &lt;&gt; &quot;&quot;; IF(MIN([.$O35];[.$T35];[.$Y35]) = [.$O35]; [.$O35]; IF(MIN([.$O35];[.$T35];[.$Y35]) = [.$T35]; [.$T35]; IF(ISNUMBER([.$Y35]); [.$Y35]; &quot;NO PRICING&quot;))); &quot;&quot;)" office:value-type="float" office:value="3.51">
            <text:p>3.51</text:p>
          </table:table-cell>
          <table:table-cell table:style-name="ce55" office:value-type="string">
            <text:p>OK</text:p>
          </table:table-cell>
          <table:table-cell table:style-name="ce7" table:formula="of:=[.H35]" office:value-type="float" office:value="9">
            <text:p>9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6])" office:value-type="string" office:string-value="74HC125N">
            <text:p>74HC125N</text:p>
          </table:table-cell>
          <table:table-cell table:style-name="ce7" table:formula="of:=T([source.C36])" office:value-type="string" office:string-value="74HC125N">
            <text:p>74HC125N</text:p>
          </table:table-cell>
          <table:table-cell table:style-name="ce7" table:formula="of:=T([source.D36])">
            <text:p/>
          </table:table-cell>
          <table:table-cell table:style-name="ce16" table:formula="of:=T([source.E33])">
            <text:p/>
          </table:table-cell>
          <table:table-cell table:style-name="ce7" table:formula="of:=[source.A36]" office:value-type="float" office:value="2">
            <text:p>2</text:p>
          </table:table-cell>
          <table:table-cell table:style-name="ce7" table:formula="of:=ROUND([.E36]* (1 + extra))" office:value-type="float" office:value="2">
            <text:p>2</text:p>
          </table:table-cell>
          <table:table-cell table:style-name="ce7" table:formula="of:=MAX([.F36];[.E36]+1)" office:value-type="float" office:value="3">
            <text:p>3</text:p>
          </table:table-cell>
          <table:table-cell table:style-name="ce18"/>
          <table:table-cell table:style-name="ce7" table:formula="of:=[.G36]-[.H36]" office:value-type="float" office:value="3">
            <text:p>3</text:p>
          </table:table-cell>
          <table:table-cell table:style-name="ce7"/>
          <table:table-cell table:style-name="ce24" table:formula="of:=[source.F36]" office:value-type="float" office:value="9591036">
            <text:p>9591036</text:p>
          </table:table-cell>
          <table:table-cell table:style-name="ce30" table:formula="of:=[source.G36]" office:value-type="float" office:value="0.48">
            <text:p>0.480</text:p>
          </table:table-cell>
          <table:table-cell table:style-name="ce7" table:formula="of:=[source.H36]" office:value-type="float" office:value="1">
            <text:p>1</text:p>
          </table:table-cell>
          <table:table-cell table:style-name="ce7" table:formula="of:=CEILING([.$H36];[.M36])" office:value-type="float" office:value="0">
            <text:p>0</text:p>
          </table:table-cell>
          <table:table-cell table:style-name="ce36" table:formula="of:=IF([.N36]*[.L36] &gt; 0; [.N36]*[.L36]; &quot;&quot;)">
            <text:p/>
          </table:table-cell>
          <table:table-cell table:style-name="ce24" table:formula="of:=[source.I36]" office:value-type="float" office:value="0">
            <text:p/>
          </table:table-cell>
          <table:table-cell table:style-name="ce30" table:formula="of:=[source.J36]" office:value-type="float" office:value="0">
            <text:p>0.000</text:p>
          </table:table-cell>
          <table:table-cell table:style-name="ce7" table:formula="of:=[source.K36]" office:value-type="float" office:value="0">
            <text:p>0</text:p>
          </table:table-cell>
          <table:table-cell table:style-name="ce7" table:formula="of:=CEILING([.$H36];[.R36])" office:value-type="float" office:value="0">
            <text:p>0</text:p>
          </table:table-cell>
          <table:table-cell table:style-name="ce36" table:formula="of:=IF([.S36]*[.Q36] &gt; 0; [.S36]*[.Q36]; &quot;&quot;)">
            <text:p/>
          </table:table-cell>
          <table:table-cell table:style-name="ce24" table:formula="of:=[source.L36]" office:value-type="string" office:string-value="169-7403">
            <text:p>169-740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36]" office:value-type="float" office:value="1">
            <text:p>1</text:p>
          </table:table-cell>
          <table:table-cell table:style-name="ce7" table:formula="of:=CEILING([.$H36];[.W36])" office:value-type="float" office:value="0">
            <text:p>0</text:p>
          </table:table-cell>
          <table:table-cell table:style-name="ce36" table:formula="of:=IF([.X36]*[.V36] &gt; 0; [.X36]*[.V36]; &quot;&quot;)">
            <text:p/>
          </table:table-cell>
          <table:table-cell table:style-name="ce40" table:formula="of:=IF([.$A36] &lt;&gt; &quot;&quot;; IF(MIN([.$O36];[.$T36];[.$Y36]) = [.$O36]; [.$K$1]; IF(MIN([.$O36];[.$T36];[.$Y36]) = [.$T36]; [.$P$1]; IF(ISNUMBER([.$Y36]); [.$U$1]; &quot;NO PRICING&quot;))); &quot;&quot;)" office:value-type="string" office:string-value="NO PRICING">
            <text:p>NO PRICING</text:p>
          </table:table-cell>
          <table:table-cell table:style-name="ce45" table:formula="of:=IF([.$A36] &lt;&gt; &quot;&quot;; IF(MIN([.$O36];[.$T36];[.$Y36]) = [.$O36]; [.$K36]; IF(MIN([.$O36];[.$T36];[.$Y36]) = [.$T36]; [.$P36]; IF(ISNUMBER([.$Y36]); [.$U36]; &quot;NO PRICING&quot;))); &quot;&quot;)" office:value-type="string" office:string-value="NO PRICING">
            <text:p>NO PRICING</text:p>
          </table:table-cell>
          <table:table-cell table:style-name="ce48" table:formula="of:=IF([.$A36] &lt;&gt; &quot;&quot;; IF(MIN([.$O36];[.$T36];[.$Y36]) = [.$O36]; [.$N36]; IF(MIN([.$O36];[.$T36];[.$Y36]) = [.$T36]; [.$S36]; IF(ISNUMBER([.$Y36]); [.$X36]; &quot;NO PRICING&quot;))); &quot;&quot;)" office:value-type="string" office:string-value="NO PRICING">
            <text:p>NO PRICING</text:p>
          </table:table-cell>
          <table:table-cell table:style-name="ce51" table:formula="of:=IF([.$A36] &lt;&gt; &quot;&quot;; IF(MIN([.$O36];[.$T36];[.$Y36]) = [.$O36]; [.$O36]; IF(MIN([.$O36];[.$T36];[.$Y36]) = [.$T36]; [.$T36]; IF(ISNUMBER([.$Y36]); [.$Y3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36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7])" office:value-type="string" office:string-value="74HC138N 3-to-8 line Decoder">
            <text:p>74HC138N 3-to-8 line Decoder</text:p>
          </table:table-cell>
          <table:table-cell table:style-name="ce7" table:formula="of:=T([source.C37])" office:value-type="string" office:string-value="74HC138N">
            <text:p>74HC138N</text:p>
          </table:table-cell>
          <table:table-cell table:style-name="ce7" table:formula="of:=T([source.D37])" office:value-type="string" office:string-value="74HC138N 3-to-8 line Decoder">
            <text:p>74HC138N 3-to-8 line Decoder</text:p>
          </table:table-cell>
          <table:table-cell table:style-name="ce16" table:formula="of:=T([source.E37])">
            <text:p/>
          </table:table-cell>
          <table:table-cell table:style-name="ce7" table:formula="of:=[source.A37]" office:value-type="float" office:value="22">
            <text:p>22</text:p>
          </table:table-cell>
          <table:table-cell table:style-name="ce7" table:formula="of:=ROUND([.E37]* (1 + extra))" office:value-type="float" office:value="24">
            <text:p>24</text:p>
          </table:table-cell>
          <table:table-cell table:style-name="ce7" table:formula="of:=MAX([.F37];[.E37]+1)" office:value-type="float" office:value="24">
            <text:p>24</text:p>
          </table:table-cell>
          <table:table-cell table:style-name="ce18" office:value-type="float" office:value="10">
            <text:p>10</text:p>
          </table:table-cell>
          <table:table-cell table:style-name="ce7" table:formula="of:=[.G37]-[.H37]" office:value-type="float" office:value="14">
            <text:p>14</text:p>
          </table:table-cell>
          <table:table-cell table:style-name="ce7"/>
          <table:table-cell table:style-name="ce24" table:formula="of:=[source.F37]" office:value-type="float" office:value="1826779">
            <text:p>1826779</text:p>
          </table:table-cell>
          <table:table-cell table:style-name="ce30" table:formula="of:=[source.G37]" office:value-type="float" office:value="0.29">
            <text:p>0.290</text:p>
          </table:table-cell>
          <table:table-cell table:style-name="ce7" table:formula="of:=[source.H37]" office:value-type="float" office:value="1">
            <text:p>1</text:p>
          </table:table-cell>
          <table:table-cell table:style-name="ce7" table:formula="of:=CEILING([.$H37];[.M37])" office:value-type="float" office:value="10">
            <text:p>10</text:p>
          </table:table-cell>
          <table:table-cell table:style-name="ce36" table:formula="of:=IF([.N37]*[.L37] &gt; 0; [.N37]*[.L37]; &quot;&quot;)" office:value-type="float" office:value="2.9">
            <text:p>2.90</text:p>
          </table:table-cell>
          <table:table-cell table:style-name="ce24" table:formula="of:=[source.I37]" office:value-type="float" office:value="1318508">
            <text:p>1318508</text:p>
          </table:table-cell>
          <table:table-cell table:style-name="ce30" table:formula="of:=[source.J37]" office:value-type="float" office:value="0.172">
            <text:p>0.172</text:p>
          </table:table-cell>
          <table:table-cell table:style-name="ce7" table:formula="of:=[source.K37]" office:value-type="float" office:value="10">
            <text:p>10</text:p>
          </table:table-cell>
          <table:table-cell table:style-name="ce7" table:formula="of:=CEILING([.$H37];[.R37])" office:value-type="float" office:value="10">
            <text:p>10</text:p>
          </table:table-cell>
          <table:table-cell table:style-name="ce36" table:formula="of:=IF([.S37]*[.Q37] &gt; 0; [.S37]*[.Q37]; &quot;&quot;)" office:value-type="float" office:value="1.72">
            <text:p>1.72</text:p>
          </table:table-cell>
          <table:table-cell table:style-name="ce24" table:formula="of:=[source.L37]" office:value-type="string" office:string-value="663-0036">
            <text:p>663-0036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37]" office:value-type="float" office:value="10">
            <text:p>10</text:p>
          </table:table-cell>
          <table:table-cell table:style-name="ce7" table:formula="of:=CEILING([.$H37];[.W37])" office:value-type="float" office:value="10">
            <text:p>10</text:p>
          </table:table-cell>
          <table:table-cell table:style-name="ce36" table:formula="of:=IF([.X37]*[.V37] &gt; 0; [.X37]*[.V37]; &quot;&quot;)" office:value-type="float" office:value="9990">
            <text:p>9,990.00</text:p>
          </table:table-cell>
          <table:table-cell table:style-name="ce40" table:formula="of:=IF([.$A37] &lt;&gt; &quot;&quot;; IF(MIN([.$O37];[.$T37];[.$Y37]) = [.$O37]; [.$K$1]; IF(MIN([.$O37];[.$T37];[.$Y37]) = [.$T37]; [.$P$1]; IF(ISNUMBER([.$Y37]); [.$U$1]; &quot;NO PRICING&quot;))); &quot;&quot;)" office:value-type="string" office:string-value="Farnell US">
            <text:p>Farnell US</text:p>
          </table:table-cell>
          <table:table-cell table:style-name="ce45" table:formula="of:=IF([.$A37] &lt;&gt; &quot;&quot;; IF(MIN([.$O37];[.$T37];[.$Y37]) = [.$O37]; [.$K37]; IF(MIN([.$O37];[.$T37];[.$Y37]) = [.$T37]; [.$P37]; IF(ISNUMBER([.$Y37]); [.$U37]; &quot;NO PRICING&quot;))); &quot;&quot;)" office:value-type="float" office:value="1318508">
            <text:p>1318508</text:p>
          </table:table-cell>
          <table:table-cell table:style-name="ce48" table:formula="of:=IF([.$A37] &lt;&gt; &quot;&quot;; IF(MIN([.$O37];[.$T37];[.$Y37]) = [.$O37]; [.$N37]; IF(MIN([.$O37];[.$T37];[.$Y37]) = [.$T37]; [.$S37]; IF(ISNUMBER([.$Y37]); [.$X37]; &quot;NO PRICING&quot;))); &quot;&quot;)" office:value-type="float" office:value="10">
            <text:p>10</text:p>
          </table:table-cell>
          <table:table-cell table:style-name="ce51" table:formula="of:=IF([.$A37] &lt;&gt; &quot;&quot;; IF(MIN([.$O37];[.$T37];[.$Y37]) = [.$O37]; [.$O37]; IF(MIN([.$O37];[.$T37];[.$Y37]) = [.$T37]; [.$T37]; IF(ISNUMBER([.$Y37]); [.$Y37]; &quot;NO PRICING&quot;))); &quot;&quot;)" office:value-type="float" office:value="1.72">
            <text:p>1.72</text:p>
          </table:table-cell>
          <table:table-cell table:style-name="ce55" office:value-type="string">
            <text:p>OK (1652026)</text:p>
          </table:table-cell>
          <table:table-cell table:style-name="ce7" table:formula="of:=[.H37]" office:value-type="float" office:value="10">
            <text:p>1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8])" office:value-type="string" office:string-value="74HC139N">
            <text:p>74HC139N</text:p>
          </table:table-cell>
          <table:table-cell table:style-name="ce7" table:formula="of:=T([source.C38])" office:value-type="string" office:string-value="74HC139N">
            <text:p>74HC139N</text:p>
          </table:table-cell>
          <table:table-cell table:style-name="ce7" table:formula="of:=T([source.D38])">
            <text:p/>
          </table:table-cell>
          <table:table-cell table:style-name="ce16" table:formula="of:=T([source.E39])">
            <text:p/>
          </table:table-cell>
          <table:table-cell table:style-name="ce7" table:formula="of:=[source.A38]" office:value-type="float" office:value="1">
            <text:p>1</text:p>
          </table:table-cell>
          <table:table-cell table:style-name="ce7" table:formula="of:=ROUND([.E38]* (1 + extra))" office:value-type="float" office:value="1">
            <text:p>1</text:p>
          </table:table-cell>
          <table:table-cell table:style-name="ce7" table:formula="of:=MAX([.F38];[.E38]+1)" office:value-type="float" office:value="2">
            <text:p>2</text:p>
          </table:table-cell>
          <table:table-cell table:style-name="ce18" table:formula="of:=[.G38]" office:value-type="float" office:value="2">
            <text:p>2</text:p>
          </table:table-cell>
          <table:table-cell table:style-name="ce7" table:formula="of:=[.G38]-[.H38]" office:value-type="float" office:value="0">
            <text:p>0</text:p>
          </table:table-cell>
          <table:table-cell table:style-name="ce7"/>
          <table:table-cell table:style-name="ce24" table:formula="of:=[source.F38]" office:value-type="float" office:value="380556">
            <text:p>380556</text:p>
          </table:table-cell>
          <table:table-cell table:style-name="ce30" table:formula="of:=[source.G38]" office:value-type="float" office:value="0.35">
            <text:p>0.350</text:p>
          </table:table-cell>
          <table:table-cell table:style-name="ce7" table:formula="of:=[source.H38]" office:value-type="float" office:value="1">
            <text:p>1</text:p>
          </table:table-cell>
          <table:table-cell table:style-name="ce7" table:formula="of:=CEILING([.$H38];[.M38])" office:value-type="float" office:value="2">
            <text:p>2</text:p>
          </table:table-cell>
          <table:table-cell table:style-name="ce36" table:formula="of:=IF([.N38]*[.L38] &gt; 0; [.N38]*[.L38]; &quot;&quot;)" office:value-type="float" office:value="0.7">
            <text:p>0.70</text:p>
          </table:table-cell>
          <table:table-cell table:style-name="ce24" table:formula="of:=[source.I38]" office:value-type="float" office:value="0">
            <text:p/>
          </table:table-cell>
          <table:table-cell table:style-name="ce30" table:formula="of:=[source.J38]" office:value-type="float" office:value="0">
            <text:p>0.000</text:p>
          </table:table-cell>
          <table:table-cell table:style-name="ce7" table:formula="of:=[source.K38]" office:value-type="float" office:value="0">
            <text:p>0</text:p>
          </table:table-cell>
          <table:table-cell table:style-name="ce7" table:formula="of:=CEILING([.$H38];[.R38])" office:value-type="float" office:value="0">
            <text:p>0</text:p>
          </table:table-cell>
          <table:table-cell table:style-name="ce36" table:formula="of:=IF([.S38]*[.Q38] &gt; 0; [.S38]*[.Q38]; &quot;&quot;)">
            <text:p/>
          </table:table-cell>
          <table:table-cell table:style-name="ce24" table:formula="of:=[source.L3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38]" office:value-type="float" office:value="0">
            <text:p>0</text:p>
          </table:table-cell>
          <table:table-cell table:style-name="ce7" table:formula="of:=CEILING([.$H38];[.W38])" office:value-type="float" office:value="0">
            <text:p>0</text:p>
          </table:table-cell>
          <table:table-cell table:style-name="ce36" table:formula="of:=IF([.X38]*[.V38] &gt; 0; [.X38]*[.V38]; &quot;&quot;)">
            <text:p/>
          </table:table-cell>
          <table:table-cell table:style-name="ce40" table:formula="of:=IF([.$A38] &lt;&gt; &quot;&quot;; IF(MIN([.$O38];[.$T38];[.$Y38]) = [.$O38]; [.$K$1]; IF(MIN([.$O38];[.$T38];[.$Y38]) = [.$T38]; [.$P$1]; IF(ISNUMBER([.$Y38]); [.$U$1]; &quot;NO PRICING&quot;))); &quot;&quot;)" office:value-type="string" office:string-value="Farnell">
            <text:p>Farnell</text:p>
          </table:table-cell>
          <table:table-cell table:style-name="ce45" table:formula="of:=IF([.$A38] &lt;&gt; &quot;&quot;; IF(MIN([.$O38];[.$T38];[.$Y38]) = [.$O38]; [.$K38]; IF(MIN([.$O38];[.$T38];[.$Y38]) = [.$T38]; [.$P38]; IF(ISNUMBER([.$Y38]); [.$U38]; &quot;NO PRICING&quot;))); &quot;&quot;)" office:value-type="float" office:value="380556">
            <text:p>380556</text:p>
          </table:table-cell>
          <table:table-cell table:style-name="ce48" table:formula="of:=IF([.$A38] &lt;&gt; &quot;&quot;; IF(MIN([.$O38];[.$T38];[.$Y38]) = [.$O38]; [.$N38]; IF(MIN([.$O38];[.$T38];[.$Y38]) = [.$T38]; [.$S38]; IF(ISNUMBER([.$Y38]); [.$X38]; &quot;NO PRICING&quot;))); &quot;&quot;)" office:value-type="float" office:value="2">
            <text:p>2</text:p>
          </table:table-cell>
          <table:table-cell table:style-name="ce51" table:formula="of:=IF([.$A38] &lt;&gt; &quot;&quot;; IF(MIN([.$O38];[.$T38];[.$Y38]) = [.$O38]; [.$O38]; IF(MIN([.$O38];[.$T38];[.$Y38]) = [.$T38]; [.$T38]; IF(ISNUMBER([.$Y38]); [.$Y38]; &quot;NO PRICING&quot;))); &quot;&quot;)" office:value-type="float" office:value="0.7">
            <text:p>0.70</text:p>
          </table:table-cell>
          <table:table-cell table:style-name="ce55" office:value-type="string">
            <text:p>OK (1685905)</text:p>
          </table:table-cell>
          <table:table-cell table:style-name="ce7" table:formula="of:=[.H38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39])" office:value-type="string" office:string-value="74HC14N Hex inverting Schmitt trigger">
            <text:p>74HC14N Hex inverting Schmitt trigger</text:p>
          </table:table-cell>
          <table:table-cell table:style-name="ce7" table:formula="of:=T([source.C39])" office:value-type="string" office:string-value="74HC14N">
            <text:p>74HC14N</text:p>
          </table:table-cell>
          <table:table-cell table:style-name="ce7" table:formula="of:=T([source.D39])" office:value-type="string" office:string-value="74HC14N Hex inverting Schmitt trigger">
            <text:p>74HC14N Hex inverting Schmitt trigger</text:p>
          </table:table-cell>
          <table:table-cell table:style-name="ce16" table:formula="of:=T([source.E42])">
            <text:p/>
          </table:table-cell>
          <table:table-cell table:style-name="ce7" table:formula="of:=[source.A39]" office:value-type="float" office:value="5">
            <text:p>5</text:p>
          </table:table-cell>
          <table:table-cell table:style-name="ce7" table:formula="of:=ROUND([.E39]* (1 + extra))" office:value-type="float" office:value="6">
            <text:p>6</text:p>
          </table:table-cell>
          <table:table-cell table:style-name="ce7" table:formula="of:=MAX([.F39];[.E39]+1)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7" table:formula="of:=[.G39]-[.H39]" office:value-type="float" office:value="3">
            <text:p>3</text:p>
          </table:table-cell>
          <table:table-cell table:style-name="ce7"/>
          <table:table-cell table:style-name="ce24" table:formula="of:=[source.F39]" office:value-type="float" office:value="7455513">
            <text:p>7455513</text:p>
          </table:table-cell>
          <table:table-cell table:style-name="ce30" table:formula="of:=[source.G39]" office:value-type="float" office:value="0.133">
            <text:p>0.133</text:p>
          </table:table-cell>
          <table:table-cell table:style-name="ce7" table:formula="of:=[source.H39]" office:value-type="float" office:value="10">
            <text:p>10</text:p>
          </table:table-cell>
          <table:table-cell table:style-name="ce7" table:formula="of:=CEILING([.$H39];[.M39])" office:value-type="float" office:value="10">
            <text:p>10</text:p>
          </table:table-cell>
          <table:table-cell table:style-name="ce36" table:formula="of:=IF([.N39]*[.L39] &gt; 0; [.N39]*[.L39]; &quot;&quot;)" office:value-type="float" office:value="1.33">
            <text:p>1.33</text:p>
          </table:table-cell>
          <table:table-cell table:style-name="ce24" table:formula="of:=[source.I39]" office:value-type="float" office:value="0">
            <text:p/>
          </table:table-cell>
          <table:table-cell table:style-name="ce30" table:formula="of:=[source.J39]" office:value-type="float" office:value="0">
            <text:p>0.000</text:p>
          </table:table-cell>
          <table:table-cell table:style-name="ce7" table:formula="of:=[source.K39]" office:value-type="float" office:value="0">
            <text:p>0</text:p>
          </table:table-cell>
          <table:table-cell table:style-name="ce7" table:formula="of:=CEILING([.$H39];[.R39])" office:value-type="float" office:value="0">
            <text:p>0</text:p>
          </table:table-cell>
          <table:table-cell table:style-name="ce36" table:formula="of:=IF([.S39]*[.Q39] &gt; 0; [.S39]*[.Q39]; &quot;&quot;)">
            <text:p/>
          </table:table-cell>
          <table:table-cell table:style-name="ce24" table:formula="of:=[source.L39]" office:value-type="string" office:string-value="714-0899">
            <text:p>714-0899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39]" office:value-type="float" office:value="20">
            <text:p>20</text:p>
          </table:table-cell>
          <table:table-cell table:style-name="ce7" table:formula="of:=CEILING([.$H39];[.W39])" office:value-type="float" office:value="20">
            <text:p>20</text:p>
          </table:table-cell>
          <table:table-cell table:style-name="ce36" table:formula="of:=IF([.X39]*[.V39] &gt; 0; [.X39]*[.V39]; &quot;&quot;)" office:value-type="float" office:value="19980">
            <text:p>19,980.00</text:p>
          </table:table-cell>
          <table:table-cell table:style-name="ce40" table:formula="of:=IF([.$A39] &lt;&gt; &quot;&quot;; IF(MIN([.$O39];[.$T39];[.$Y39]) = [.$O39]; [.$K$1]; IF(MIN([.$O39];[.$T39];[.$Y39]) = [.$T39]; [.$P$1]; IF(ISNUMBER([.$Y39]); [.$U$1]; &quot;NO PRICING&quot;))); &quot;&quot;)" office:value-type="string" office:string-value="Farnell">
            <text:p>Farnell</text:p>
          </table:table-cell>
          <table:table-cell table:style-name="ce45" table:formula="of:=IF([.$A39] &lt;&gt; &quot;&quot;; IF(MIN([.$O39];[.$T39];[.$Y39]) = [.$O39]; [.$K39]; IF(MIN([.$O39];[.$T39];[.$Y39]) = [.$T39]; [.$P39]; IF(ISNUMBER([.$Y39]); [.$U39]; &quot;NO PRICING&quot;))); &quot;&quot;)" office:value-type="float" office:value="7455513">
            <text:p>7455513</text:p>
          </table:table-cell>
          <table:table-cell table:style-name="ce48" table:formula="of:=IF([.$A39] &lt;&gt; &quot;&quot;; IF(MIN([.$O39];[.$T39];[.$Y39]) = [.$O39]; [.$N39]; IF(MIN([.$O39];[.$T39];[.$Y39]) = [.$T39]; [.$S39]; IF(ISNUMBER([.$Y39]); [.$X39]; &quot;NO PRICING&quot;))); &quot;&quot;)" office:value-type="float" office:value="10">
            <text:p>10</text:p>
          </table:table-cell>
          <table:table-cell table:style-name="ce51" table:formula="of:=IF([.$A39] &lt;&gt; &quot;&quot;; IF(MIN([.$O39];[.$T39];[.$Y39]) = [.$O39]; [.$O39]; IF(MIN([.$O39];[.$T39];[.$Y39]) = [.$T39]; [.$T39]; IF(ISNUMBER([.$Y39]); [.$Y39]; &quot;NO PRICING&quot;))); &quot;&quot;)" office:value-type="float" office:value="1.33">
            <text:p>1.33</text:p>
          </table:table-cell>
          <table:table-cell table:style-name="ce55" office:value-type="string">
            <text:p>OK</text:p>
          </table:table-cell>
          <table:table-cell table:style-name="ce7" table:formula="of:=[.H39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0])" office:value-type="string" office:string-value="74HC153N">
            <text:p>74HC153N</text:p>
          </table:table-cell>
          <table:table-cell table:style-name="ce7" table:formula="of:=T([source.C40])" office:value-type="string" office:string-value="74HC153N">
            <text:p>74HC153N</text:p>
          </table:table-cell>
          <table:table-cell table:style-name="ce7" table:formula="of:=T([source.D40])">
            <text:p/>
          </table:table-cell>
          <table:table-cell table:style-name="ce16" table:formula="of:=T([source.E41])">
            <text:p/>
          </table:table-cell>
          <table:table-cell table:style-name="ce7" table:formula="of:=[source.A40]" office:value-type="float" office:value="2">
            <text:p>2</text:p>
          </table:table-cell>
          <table:table-cell table:style-name="ce7" table:formula="of:=ROUND([.E40]* (1 + extra))" office:value-type="float" office:value="2">
            <text:p>2</text:p>
          </table:table-cell>
          <table:table-cell table:style-name="ce7" table:formula="of:=MAX([.F40];[.E40]+1)" office:value-type="float" office:value="3">
            <text:p>3</text:p>
          </table:table-cell>
          <table:table-cell table:style-name="ce18"/>
          <table:table-cell table:style-name="ce7" table:formula="of:=[.G40]-[.H40]" office:value-type="float" office:value="3">
            <text:p>3</text:p>
          </table:table-cell>
          <table:table-cell table:style-name="ce7"/>
          <table:table-cell table:style-name="ce24" table:formula="of:=[source.F40]" office:value-type="float" office:value="1753485">
            <text:p>1753485</text:p>
          </table:table-cell>
          <table:table-cell table:style-name="ce30" table:formula="of:=[source.G40]" office:value-type="float" office:value="0.56">
            <text:p>0.560</text:p>
          </table:table-cell>
          <table:table-cell table:style-name="ce7" table:formula="of:=[source.H40]" office:value-type="float" office:value="1">
            <text:p>1</text:p>
          </table:table-cell>
          <table:table-cell table:style-name="ce7" table:formula="of:=CEILING([.$H40];[.M40])" office:value-type="float" office:value="0">
            <text:p>0</text:p>
          </table:table-cell>
          <table:table-cell table:style-name="ce36" table:formula="of:=IF([.N40]*[.L40] &gt; 0; [.N40]*[.L40]; &quot;&quot;)">
            <text:p/>
          </table:table-cell>
          <table:table-cell table:style-name="ce24" table:formula="of:=[source.I40]" office:value-type="float" office:value="0">
            <text:p/>
          </table:table-cell>
          <table:table-cell table:style-name="ce30" table:formula="of:=[source.J40]" office:value-type="float" office:value="0">
            <text:p>0.000</text:p>
          </table:table-cell>
          <table:table-cell table:style-name="ce7" table:formula="of:=[source.K40]" office:value-type="float" office:value="0">
            <text:p>0</text:p>
          </table:table-cell>
          <table:table-cell table:style-name="ce7" table:formula="of:=CEILING([.$H40];[.R40])" office:value-type="float" office:value="0">
            <text:p>0</text:p>
          </table:table-cell>
          <table:table-cell table:style-name="ce36" table:formula="of:=IF([.S40]*[.Q40] &gt; 0; [.S40]*[.Q40]; &quot;&quot;)">
            <text:p/>
          </table:table-cell>
          <table:table-cell table:style-name="ce24" table:formula="of:=[source.L40]" office:value-type="string" office:string-value="443-075">
            <text:p>443-07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0]" office:value-type="float" office:value="1">
            <text:p>1</text:p>
          </table:table-cell>
          <table:table-cell table:style-name="ce7" table:formula="of:=CEILING([.$H40];[.W40])" office:value-type="float" office:value="0">
            <text:p>0</text:p>
          </table:table-cell>
          <table:table-cell table:style-name="ce36" table:formula="of:=IF([.X40]*[.V40] &gt; 0; [.X40]*[.V40]; &quot;&quot;)">
            <text:p/>
          </table:table-cell>
          <table:table-cell table:style-name="ce40" table:formula="of:=IF([.$A40] &lt;&gt; &quot;&quot;; IF(MIN([.$O40];[.$T40];[.$Y40]) = [.$O40]; [.$K$1]; IF(MIN([.$O40];[.$T40];[.$Y40]) = [.$T40]; [.$P$1]; IF(ISNUMBER([.$Y40]); [.$U$1]; &quot;NO PRICING&quot;))); &quot;&quot;)" office:value-type="string" office:string-value="NO PRICING">
            <text:p>NO PRICING</text:p>
          </table:table-cell>
          <table:table-cell table:style-name="ce45" table:formula="of:=IF([.$A40] &lt;&gt; &quot;&quot;; IF(MIN([.$O40];[.$T40];[.$Y40]) = [.$O40]; [.$K40]; IF(MIN([.$O40];[.$T40];[.$Y40]) = [.$T40]; [.$P40]; IF(ISNUMBER([.$Y40]); [.$U40]; &quot;NO PRICING&quot;))); &quot;&quot;)" office:value-type="string" office:string-value="NO PRICING">
            <text:p>NO PRICING</text:p>
          </table:table-cell>
          <table:table-cell table:style-name="ce48" table:formula="of:=IF([.$A40] &lt;&gt; &quot;&quot;; IF(MIN([.$O40];[.$T40];[.$Y40]) = [.$O40]; [.$N40]; IF(MIN([.$O40];[.$T40];[.$Y40]) = [.$T40]; [.$S40]; IF(ISNUMBER([.$Y40]); [.$X40]; &quot;NO PRICING&quot;))); &quot;&quot;)" office:value-type="string" office:string-value="NO PRICING">
            <text:p>NO PRICING</text:p>
          </table:table-cell>
          <table:table-cell table:style-name="ce51" table:formula="of:=IF([.$A40] &lt;&gt; &quot;&quot;; IF(MIN([.$O40];[.$T40];[.$Y40]) = [.$O40]; [.$O40]; IF(MIN([.$O40];[.$T40];[.$Y40]) = [.$T40]; [.$T40]; IF(ISNUMBER([.$Y40]); [.$Y4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4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1])" office:value-type="string" office:string-value="74HC164N">
            <text:p>74HC164N</text:p>
          </table:table-cell>
          <table:table-cell table:style-name="ce7" table:formula="of:=T([source.C41])" office:value-type="string" office:string-value="74HC164N">
            <text:p>74HC164N</text:p>
          </table:table-cell>
          <table:table-cell table:style-name="ce7" table:formula="of:=T([source.D41])">
            <text:p/>
          </table:table-cell>
          <table:table-cell table:style-name="ce16" table:formula="of:=T([source.E43])">
            <text:p/>
          </table:table-cell>
          <table:table-cell table:style-name="ce7" table:formula="of:=[source.A41]" office:value-type="float" office:value="2">
            <text:p>2</text:p>
          </table:table-cell>
          <table:table-cell table:style-name="ce7" table:formula="of:=ROUND([.E41]* (1 + extra))" office:value-type="float" office:value="2">
            <text:p>2</text:p>
          </table:table-cell>
          <table:table-cell table:style-name="ce7" table:formula="of:=MAX([.F41];[.E41]+1)" office:value-type="float" office:value="3">
            <text:p>3</text:p>
          </table:table-cell>
          <table:table-cell table:style-name="ce18"/>
          <table:table-cell table:style-name="ce7" table:formula="of:=[.G41]-[.H41]" office:value-type="float" office:value="3">
            <text:p>3</text:p>
          </table:table-cell>
          <table:table-cell table:style-name="ce7"/>
          <table:table-cell table:style-name="ce24" table:formula="of:=[source.F41]" office:value-type="float" office:value="1201282">
            <text:p>1201282</text:p>
          </table:table-cell>
          <table:table-cell table:style-name="ce30" table:formula="of:=[source.G41]" office:value-type="float" office:value="0.46">
            <text:p>0.460</text:p>
          </table:table-cell>
          <table:table-cell table:style-name="ce7" table:formula="of:=[source.H41]" office:value-type="float" office:value="1">
            <text:p>1</text:p>
          </table:table-cell>
          <table:table-cell table:style-name="ce7" table:formula="of:=CEILING([.$H41];[.M41])" office:value-type="float" office:value="0">
            <text:p>0</text:p>
          </table:table-cell>
          <table:table-cell table:style-name="ce36" table:formula="of:=IF([.N41]*[.L41] &gt; 0; [.N41]*[.L41]; &quot;&quot;)">
            <text:p/>
          </table:table-cell>
          <table:table-cell table:style-name="ce24" table:formula="of:=[source.I41]" office:value-type="float" office:value="0">
            <text:p/>
          </table:table-cell>
          <table:table-cell table:style-name="ce30" table:formula="of:=[source.J41]" office:value-type="float" office:value="0">
            <text:p>0.000</text:p>
          </table:table-cell>
          <table:table-cell table:style-name="ce7" table:formula="of:=[source.K41]" office:value-type="float" office:value="0">
            <text:p>0</text:p>
          </table:table-cell>
          <table:table-cell table:style-name="ce7" table:formula="of:=CEILING([.$H41];[.R41])" office:value-type="float" office:value="0">
            <text:p>0</text:p>
          </table:table-cell>
          <table:table-cell table:style-name="ce36" table:formula="of:=IF([.S41]*[.Q41] &gt; 0; [.S41]*[.Q41]; &quot;&quot;)">
            <text:p/>
          </table:table-cell>
          <table:table-cell table:style-name="ce24" table:formula="of:=[source.L4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41]" office:value-type="float" office:value="0">
            <text:p>0</text:p>
          </table:table-cell>
          <table:table-cell table:style-name="ce7" table:formula="of:=CEILING([.$H41];[.W41])" office:value-type="float" office:value="0">
            <text:p>0</text:p>
          </table:table-cell>
          <table:table-cell table:style-name="ce36" table:formula="of:=IF([.X41]*[.V41] &gt; 0; [.X41]*[.V41]; &quot;&quot;)">
            <text:p/>
          </table:table-cell>
          <table:table-cell table:style-name="ce40" table:formula="of:=IF([.$A41] &lt;&gt; &quot;&quot;; IF(MIN([.$O41];[.$T41];[.$Y41]) = [.$O41]; [.$K$1]; IF(MIN([.$O41];[.$T41];[.$Y41]) = [.$T41]; [.$P$1]; IF(ISNUMBER([.$Y41]); [.$U$1]; &quot;NO PRICING&quot;))); &quot;&quot;)" office:value-type="string" office:string-value="NO PRICING">
            <text:p>NO PRICING</text:p>
          </table:table-cell>
          <table:table-cell table:style-name="ce45" table:formula="of:=IF([.$A41] &lt;&gt; &quot;&quot;; IF(MIN([.$O41];[.$T41];[.$Y41]) = [.$O41]; [.$K41]; IF(MIN([.$O41];[.$T41];[.$Y41]) = [.$T41]; [.$P41]; IF(ISNUMBER([.$Y41]); [.$U41]; &quot;NO PRICING&quot;))); &quot;&quot;)" office:value-type="string" office:string-value="NO PRICING">
            <text:p>NO PRICING</text:p>
          </table:table-cell>
          <table:table-cell table:style-name="ce48" table:formula="of:=IF([.$A41] &lt;&gt; &quot;&quot;; IF(MIN([.$O41];[.$T41];[.$Y41]) = [.$O41]; [.$N41]; IF(MIN([.$O41];[.$T41];[.$Y41]) = [.$T41]; [.$S41]; IF(ISNUMBER([.$Y41]); [.$X41]; &quot;NO PRICING&quot;))); &quot;&quot;)" office:value-type="string" office:string-value="NO PRICING">
            <text:p>NO PRICING</text:p>
          </table:table-cell>
          <table:table-cell table:style-name="ce51" table:formula="of:=IF([.$A41] &lt;&gt; &quot;&quot;; IF(MIN([.$O41];[.$T41];[.$Y41]) = [.$O41]; [.$O41]; IF(MIN([.$O41];[.$T41];[.$Y41]) = [.$T41]; [.$T41]; IF(ISNUMBER([.$Y41]); [.$Y4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4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2])" office:value-type="string" office:string-value="74HC166N">
            <text:p>74HC166N</text:p>
          </table:table-cell>
          <table:table-cell table:style-name="ce7" table:formula="of:=T([source.C42])" office:value-type="string" office:string-value="74HC166N">
            <text:p>74HC166N</text:p>
          </table:table-cell>
          <table:table-cell table:style-name="ce7" table:formula="of:=T([source.D42])">
            <text:p/>
          </table:table-cell>
          <table:table-cell table:style-name="ce16" table:formula="of:=T([source.E40])">
            <text:p/>
          </table:table-cell>
          <table:table-cell table:style-name="ce7" table:formula="of:=[source.A42]" office:value-type="float" office:value="2">
            <text:p>2</text:p>
          </table:table-cell>
          <table:table-cell table:style-name="ce7" table:formula="of:=ROUND([.E42]* (1 + extra))" office:value-type="float" office:value="2">
            <text:p>2</text:p>
          </table:table-cell>
          <table:table-cell table:style-name="ce7" table:formula="of:=MAX([.F42];[.E42]+1)" office:value-type="float" office:value="3">
            <text:p>3</text:p>
          </table:table-cell>
          <table:table-cell table:style-name="ce18"/>
          <table:table-cell table:style-name="ce7" table:formula="of:=[.G42]-[.H42]" office:value-type="float" office:value="3">
            <text:p>3</text:p>
          </table:table-cell>
          <table:table-cell table:style-name="ce7"/>
          <table:table-cell table:style-name="ce24" table:formula="of:=[source.F42]" office:value-type="float" office:value="1287502">
            <text:p>1287502</text:p>
          </table:table-cell>
          <table:table-cell table:style-name="ce30" table:formula="of:=[source.G42]" office:value-type="float" office:value="0.39">
            <text:p>0.390</text:p>
          </table:table-cell>
          <table:table-cell table:style-name="ce7" table:formula="of:=[source.H42]" office:value-type="float" office:value="1">
            <text:p>1</text:p>
          </table:table-cell>
          <table:table-cell table:style-name="ce7" table:formula="of:=CEILING([.$H42];[.M42])" office:value-type="float" office:value="0">
            <text:p>0</text:p>
          </table:table-cell>
          <table:table-cell table:style-name="ce36" table:formula="of:=IF([.N42]*[.L42] &gt; 0; [.N42]*[.L42]; &quot;&quot;)">
            <text:p/>
          </table:table-cell>
          <table:table-cell table:style-name="ce24" table:formula="of:=[source.I42]" office:value-type="float" office:value="0">
            <text:p/>
          </table:table-cell>
          <table:table-cell table:style-name="ce30" table:formula="of:=[source.J42]" office:value-type="float" office:value="0">
            <text:p>0.000</text:p>
          </table:table-cell>
          <table:table-cell table:style-name="ce7" table:formula="of:=[source.K42]" office:value-type="float" office:value="0">
            <text:p>0</text:p>
          </table:table-cell>
          <table:table-cell table:style-name="ce7" table:formula="of:=CEILING([.$H42];[.R42])" office:value-type="float" office:value="0">
            <text:p>0</text:p>
          </table:table-cell>
          <table:table-cell table:style-name="ce36" table:formula="of:=IF([.S42]*[.Q42] &gt; 0; [.S42]*[.Q42]; &quot;&quot;)">
            <text:p/>
          </table:table-cell>
          <table:table-cell table:style-name="ce24" table:formula="of:=[source.L4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42]" office:value-type="float" office:value="0">
            <text:p>0</text:p>
          </table:table-cell>
          <table:table-cell table:style-name="ce7" table:formula="of:=CEILING([.$H42];[.W42])" office:value-type="float" office:value="0">
            <text:p>0</text:p>
          </table:table-cell>
          <table:table-cell table:style-name="ce36" table:formula="of:=IF([.X42]*[.V42] &gt; 0; [.X42]*[.V42]; &quot;&quot;)">
            <text:p/>
          </table:table-cell>
          <table:table-cell table:style-name="ce40" table:formula="of:=IF([.$A42] &lt;&gt; &quot;&quot;; IF(MIN([.$O42];[.$T42];[.$Y42]) = [.$O42]; [.$K$1]; IF(MIN([.$O42];[.$T42];[.$Y42]) = [.$T42]; [.$P$1]; IF(ISNUMBER([.$Y42]); [.$U$1]; &quot;NO PRICING&quot;))); &quot;&quot;)" office:value-type="string" office:string-value="NO PRICING">
            <text:p>NO PRICING</text:p>
          </table:table-cell>
          <table:table-cell table:style-name="ce45" table:formula="of:=IF([.$A42] &lt;&gt; &quot;&quot;; IF(MIN([.$O42];[.$T42];[.$Y42]) = [.$O42]; [.$K42]; IF(MIN([.$O42];[.$T42];[.$Y42]) = [.$T42]; [.$P42]; IF(ISNUMBER([.$Y42]); [.$U42]; &quot;NO PRICING&quot;))); &quot;&quot;)" office:value-type="string" office:string-value="NO PRICING">
            <text:p>NO PRICING</text:p>
          </table:table-cell>
          <table:table-cell table:style-name="ce48" table:formula="of:=IF([.$A42] &lt;&gt; &quot;&quot;; IF(MIN([.$O42];[.$T42];[.$Y42]) = [.$O42]; [.$N42]; IF(MIN([.$O42];[.$T42];[.$Y42]) = [.$T42]; [.$S42]; IF(ISNUMBER([.$Y42]); [.$X42]; &quot;NO PRICING&quot;))); &quot;&quot;)" office:value-type="string" office:string-value="NO PRICING">
            <text:p>NO PRICING</text:p>
          </table:table-cell>
          <table:table-cell table:style-name="ce51" table:formula="of:=IF([.$A42] &lt;&gt; &quot;&quot;; IF(MIN([.$O42];[.$T42];[.$Y42]) = [.$O42]; [.$O42]; IF(MIN([.$O42];[.$T42];[.$Y42]) = [.$T42]; [.$T42]; IF(ISNUMBER([.$Y42]); [.$Y42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42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3])" office:value-type="string" office:string-value="74HC174N">
            <text:p>74HC174N</text:p>
          </table:table-cell>
          <table:table-cell table:style-name="ce7" table:formula="of:=T([source.C43])" office:value-type="string" office:string-value="74HC174N">
            <text:p>74HC174N</text:p>
          </table:table-cell>
          <table:table-cell table:style-name="ce7" table:formula="of:=T([source.D43])">
            <text:p/>
          </table:table-cell>
          <table:table-cell table:style-name="ce16" table:formula="of:=T([source.E38])">
            <text:p/>
          </table:table-cell>
          <table:table-cell table:style-name="ce7" table:formula="of:=[source.A43]" office:value-type="float" office:value="2">
            <text:p>2</text:p>
          </table:table-cell>
          <table:table-cell table:style-name="ce7" table:formula="of:=ROUND([.E43]* (1 + extra))" office:value-type="float" office:value="2">
            <text:p>2</text:p>
          </table:table-cell>
          <table:table-cell table:style-name="ce7" table:formula="of:=MAX([.F43];[.E43]+1)" office:value-type="float" office:value="3">
            <text:p>3</text:p>
          </table:table-cell>
          <table:table-cell table:style-name="ce18"/>
          <table:table-cell table:style-name="ce7" table:formula="of:=[.G43]-[.H43]" office:value-type="float" office:value="3">
            <text:p>3</text:p>
          </table:table-cell>
          <table:table-cell table:style-name="ce7"/>
          <table:table-cell table:style-name="ce24" table:formula="of:=[source.F43]" office:value-type="float" office:value="1287531">
            <text:p>1287531</text:p>
          </table:table-cell>
          <table:table-cell table:style-name="ce30" table:formula="of:=[source.G43]" office:value-type="float" office:value="0.32">
            <text:p>0.320</text:p>
          </table:table-cell>
          <table:table-cell table:style-name="ce7" table:formula="of:=[source.H43]" office:value-type="float" office:value="1">
            <text:p>1</text:p>
          </table:table-cell>
          <table:table-cell table:style-name="ce7" table:formula="of:=CEILING([.$H43];[.M43])" office:value-type="float" office:value="0">
            <text:p>0</text:p>
          </table:table-cell>
          <table:table-cell table:style-name="ce36" table:formula="of:=IF([.N43]*[.L43] &gt; 0; [.N43]*[.L43]; &quot;&quot;)">
            <text:p/>
          </table:table-cell>
          <table:table-cell table:style-name="ce24" table:formula="of:=[source.I43]" office:value-type="float" office:value="0">
            <text:p/>
          </table:table-cell>
          <table:table-cell table:style-name="ce30" table:formula="of:=[source.J43]" office:value-type="float" office:value="0">
            <text:p>0.000</text:p>
          </table:table-cell>
          <table:table-cell table:style-name="ce7" table:formula="of:=[source.K43]" office:value-type="float" office:value="0">
            <text:p>0</text:p>
          </table:table-cell>
          <table:table-cell table:style-name="ce7" table:formula="of:=CEILING([.$H43];[.R43])" office:value-type="float" office:value="0">
            <text:p>0</text:p>
          </table:table-cell>
          <table:table-cell table:style-name="ce36" table:formula="of:=IF([.S43]*[.Q43] &gt; 0; [.S43]*[.Q43]; &quot;&quot;)">
            <text:p/>
          </table:table-cell>
          <table:table-cell table:style-name="ce24" table:formula="of:=[source.L4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43]" office:value-type="float" office:value="0">
            <text:p>0</text:p>
          </table:table-cell>
          <table:table-cell table:style-name="ce7" table:formula="of:=CEILING([.$H43];[.W43])" office:value-type="float" office:value="0">
            <text:p>0</text:p>
          </table:table-cell>
          <table:table-cell table:style-name="ce36" table:formula="of:=IF([.X43]*[.V43] &gt; 0; [.X43]*[.V43]; &quot;&quot;)">
            <text:p/>
          </table:table-cell>
          <table:table-cell table:style-name="ce40" table:formula="of:=IF([.$A43] &lt;&gt; &quot;&quot;; IF(MIN([.$O43];[.$T43];[.$Y43]) = [.$O43]; [.$K$1]; IF(MIN([.$O43];[.$T43];[.$Y43]) = [.$T43]; [.$P$1]; IF(ISNUMBER([.$Y43]); [.$U$1]; &quot;NO PRICING&quot;))); &quot;&quot;)" office:value-type="string" office:string-value="NO PRICING">
            <text:p>NO PRICING</text:p>
          </table:table-cell>
          <table:table-cell table:style-name="ce45" table:formula="of:=IF([.$A43] &lt;&gt; &quot;&quot;; IF(MIN([.$O43];[.$T43];[.$Y43]) = [.$O43]; [.$K43]; IF(MIN([.$O43];[.$T43];[.$Y43]) = [.$T43]; [.$P43]; IF(ISNUMBER([.$Y43]); [.$U43]; &quot;NO PRICING&quot;))); &quot;&quot;)" office:value-type="string" office:string-value="NO PRICING">
            <text:p>NO PRICING</text:p>
          </table:table-cell>
          <table:table-cell table:style-name="ce48" table:formula="of:=IF([.$A43] &lt;&gt; &quot;&quot;; IF(MIN([.$O43];[.$T43];[.$Y43]) = [.$O43]; [.$N43]; IF(MIN([.$O43];[.$T43];[.$Y43]) = [.$T43]; [.$S43]; IF(ISNUMBER([.$Y43]); [.$X43]; &quot;NO PRICING&quot;))); &quot;&quot;)" office:value-type="string" office:string-value="NO PRICING">
            <text:p>NO PRICING</text:p>
          </table:table-cell>
          <table:table-cell table:style-name="ce51" table:formula="of:=IF([.$A43] &lt;&gt; &quot;&quot;; IF(MIN([.$O43];[.$T43];[.$Y43]) = [.$O43]; [.$O43]; IF(MIN([.$O43];[.$T43];[.$Y43]) = [.$T43]; [.$T43]; IF(ISNUMBER([.$Y43]); [.$Y4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4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4])" office:value-type="string" office:string-value="74HC193N">
            <text:p>74HC193N</text:p>
          </table:table-cell>
          <table:table-cell table:style-name="ce7" table:formula="of:=T([source.C44])" office:value-type="string" office:string-value="74HC193N">
            <text:p>74HC193N</text:p>
          </table:table-cell>
          <table:table-cell table:style-name="ce7" table:formula="of:=T([source.D44])">
            <text:p/>
          </table:table-cell>
          <table:table-cell table:style-name="ce16" table:formula="of:=T([source.E51])">
            <text:p/>
          </table:table-cell>
          <table:table-cell table:style-name="ce7" table:formula="of:=[source.A44]" office:value-type="float" office:value="14">
            <text:p>14</text:p>
          </table:table-cell>
          <table:table-cell table:style-name="ce7" table:formula="of:=ROUND([.E44]* (1 + extra))" office:value-type="float" office:value="15">
            <text:p>15</text:p>
          </table:table-cell>
          <table:table-cell table:style-name="ce7" table:formula="of:=MAX([.F44];[.E44]+1)" office:value-type="float" office:value="15">
            <text:p>15</text:p>
          </table:table-cell>
          <table:table-cell table:style-name="ce18" table:formula="of:=[.G44]" office:value-type="float" office:value="15">
            <text:p>15</text:p>
          </table:table-cell>
          <table:table-cell table:style-name="ce7" table:formula="of:=[.G44]-[.H44]" office:value-type="float" office:value="0">
            <text:p>0</text:p>
          </table:table-cell>
          <table:table-cell table:style-name="ce7"/>
          <table:table-cell table:style-name="ce24" table:formula="of:=[source.F44]" office:value-type="float" office:value="1470793">
            <text:p>1470793</text:p>
          </table:table-cell>
          <table:table-cell table:style-name="ce30" table:formula="of:=[source.G44]" office:value-type="float" office:value="0.34">
            <text:p>0.340</text:p>
          </table:table-cell>
          <table:table-cell table:style-name="ce7" table:formula="of:=[source.H44]" office:value-type="float" office:value="1">
            <text:p>1</text:p>
          </table:table-cell>
          <table:table-cell table:style-name="ce7" table:formula="of:=CEILING([.$H44];[.M44])" office:value-type="float" office:value="15">
            <text:p>15</text:p>
          </table:table-cell>
          <table:table-cell table:style-name="ce36" table:formula="of:=IF([.N44]*[.L44] &gt; 0; [.N44]*[.L44]; &quot;&quot;)" office:value-type="float" office:value="5.1">
            <text:p>5.10</text:p>
          </table:table-cell>
          <table:table-cell table:style-name="ce24" table:formula="of:=[source.I44]" office:value-type="float" office:value="0">
            <text:p/>
          </table:table-cell>
          <table:table-cell table:style-name="ce30" table:formula="of:=[source.J44]" office:value-type="float" office:value="0">
            <text:p>0.000</text:p>
          </table:table-cell>
          <table:table-cell table:style-name="ce7" table:formula="of:=[source.K44]" office:value-type="float" office:value="0">
            <text:p>0</text:p>
          </table:table-cell>
          <table:table-cell table:style-name="ce7" table:formula="of:=CEILING([.$H44];[.R44])" office:value-type="float" office:value="0">
            <text:p>0</text:p>
          </table:table-cell>
          <table:table-cell table:style-name="ce36" table:formula="of:=IF([.S44]*[.Q44] &gt; 0; [.S44]*[.Q44]; &quot;&quot;)">
            <text:p/>
          </table:table-cell>
          <table:table-cell table:style-name="ce24" table:formula="of:=[source.L44]" office:value-type="string" office:string-value="527-372">
            <text:p>527-37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4]" office:value-type="float" office:value="25">
            <text:p>25</text:p>
          </table:table-cell>
          <table:table-cell table:style-name="ce7" table:formula="of:=CEILING([.$H44];[.W44])" office:value-type="float" office:value="25">
            <text:p>25</text:p>
          </table:table-cell>
          <table:table-cell table:style-name="ce36" table:formula="of:=IF([.X44]*[.V44] &gt; 0; [.X44]*[.V44]; &quot;&quot;)" office:value-type="float" office:value="24975">
            <text:p>24,975.00</text:p>
          </table:table-cell>
          <table:table-cell table:style-name="ce40" table:formula="of:=IF([.$A44] &lt;&gt; &quot;&quot;; IF(MIN([.$O44];[.$T44];[.$Y44]) = [.$O44]; [.$K$1]; IF(MIN([.$O44];[.$T44];[.$Y44]) = [.$T44]; [.$P$1]; IF(ISNUMBER([.$Y44]); [.$U$1]; &quot;NO PRICING&quot;))); &quot;&quot;)" office:value-type="string" office:string-value="Farnell">
            <text:p>Farnell</text:p>
          </table:table-cell>
          <table:table-cell table:style-name="ce45" table:formula="of:=IF([.$A44] &lt;&gt; &quot;&quot;; IF(MIN([.$O44];[.$T44];[.$Y44]) = [.$O44]; [.$K44]; IF(MIN([.$O44];[.$T44];[.$Y44]) = [.$T44]; [.$P44]; IF(ISNUMBER([.$Y44]); [.$U44]; &quot;NO PRICING&quot;))); &quot;&quot;)" office:value-type="float" office:value="1470793">
            <text:p>1470793</text:p>
          </table:table-cell>
          <table:table-cell table:style-name="ce48" table:formula="of:=IF([.$A44] &lt;&gt; &quot;&quot;; IF(MIN([.$O44];[.$T44];[.$Y44]) = [.$O44]; [.$N44]; IF(MIN([.$O44];[.$T44];[.$Y44]) = [.$T44]; [.$S44]; IF(ISNUMBER([.$Y44]); [.$X44]; &quot;NO PRICING&quot;))); &quot;&quot;)" office:value-type="float" office:value="15">
            <text:p>15</text:p>
          </table:table-cell>
          <table:table-cell table:style-name="ce51" table:formula="of:=IF([.$A44] &lt;&gt; &quot;&quot;; IF(MIN([.$O44];[.$T44];[.$Y44]) = [.$O44]; [.$O44]; IF(MIN([.$O44];[.$T44];[.$Y44]) = [.$T44]; [.$T44]; IF(ISNUMBER([.$Y44]); [.$Y44]; &quot;NO PRICING&quot;))); &quot;&quot;)" office:value-type="float" office:value="5.1">
            <text:p>5.10</text:p>
          </table:table-cell>
          <table:table-cell table:style-name="ce55" office:value-type="string">
            <text:p>OK (1740248)</text:p>
          </table:table-cell>
          <table:table-cell table:style-name="ce7" table:formula="of:=[.H44]" office:value-type="float" office:value="15">
            <text:p>15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5])" office:value-type="string" office:string-value="74HC21N">
            <text:p>74HC21N</text:p>
          </table:table-cell>
          <table:table-cell table:style-name="ce7" table:formula="of:=T([source.C45])" office:value-type="string" office:string-value="74HC21N">
            <text:p>74HC21N</text:p>
          </table:table-cell>
          <table:table-cell table:style-name="ce7" table:formula="of:=T([source.D45])">
            <text:p/>
          </table:table-cell>
          <table:table-cell table:style-name="ce16" table:formula="of:=T([source.E44])">
            <text:p/>
          </table:table-cell>
          <table:table-cell table:style-name="ce7" table:formula="of:=[source.A45]" office:value-type="float" office:value="2">
            <text:p>2</text:p>
          </table:table-cell>
          <table:table-cell table:style-name="ce7" table:formula="of:=ROUND([.E45]* (1 + extra))" office:value-type="float" office:value="2">
            <text:p>2</text:p>
          </table:table-cell>
          <table:table-cell table:style-name="ce7" table:formula="of:=MAX([.F45];[.E45]+1)" office:value-type="float" office:value="3">
            <text:p>3</text:p>
          </table:table-cell>
          <table:table-cell table:style-name="ce18"/>
          <table:table-cell table:style-name="ce7" table:formula="of:=[.G45]-[.H45]" office:value-type="float" office:value="3">
            <text:p>3</text:p>
          </table:table-cell>
          <table:table-cell table:style-name="ce7"/>
          <table:table-cell table:style-name="ce24" table:formula="of:=[source.F45]" office:value-type="float" office:value="1740011">
            <text:p>1740011</text:p>
          </table:table-cell>
          <table:table-cell table:style-name="ce30" table:formula="of:=[source.G45]" office:value-type="float" office:value="0.23">
            <text:p>0.230</text:p>
          </table:table-cell>
          <table:table-cell table:style-name="ce7" table:formula="of:=[source.H45]" office:value-type="float" office:value="1">
            <text:p>1</text:p>
          </table:table-cell>
          <table:table-cell table:style-name="ce7" table:formula="of:=CEILING([.$H45];[.M45])" office:value-type="float" office:value="0">
            <text:p>0</text:p>
          </table:table-cell>
          <table:table-cell table:style-name="ce36" table:formula="of:=IF([.N45]*[.L45] &gt; 0; [.N45]*[.L45]; &quot;&quot;)">
            <text:p/>
          </table:table-cell>
          <table:table-cell table:style-name="ce24" table:formula="of:=[source.I45]" office:value-type="float" office:value="0">
            <text:p/>
          </table:table-cell>
          <table:table-cell table:style-name="ce30" table:formula="of:=[source.J45]" office:value-type="float" office:value="0">
            <text:p>0.000</text:p>
          </table:table-cell>
          <table:table-cell table:style-name="ce7" table:formula="of:=[source.K45]" office:value-type="float" office:value="0">
            <text:p>0</text:p>
          </table:table-cell>
          <table:table-cell table:style-name="ce7" table:formula="of:=CEILING([.$H45];[.R45])" office:value-type="float" office:value="0">
            <text:p>0</text:p>
          </table:table-cell>
          <table:table-cell table:style-name="ce36" table:formula="of:=IF([.S45]*[.Q45] &gt; 0; [.S45]*[.Q45]; &quot;&quot;)">
            <text:p/>
          </table:table-cell>
          <table:table-cell table:style-name="ce24" table:formula="of:=[source.L45]" office:value-type="string" office:string-value="709-2665">
            <text:p>709-266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5]" office:value-type="float" office:value="20">
            <text:p>20</text:p>
          </table:table-cell>
          <table:table-cell table:style-name="ce7" table:formula="of:=CEILING([.$H45];[.W45])" office:value-type="float" office:value="0">
            <text:p>0</text:p>
          </table:table-cell>
          <table:table-cell table:style-name="ce36" table:formula="of:=IF([.X45]*[.V45] &gt; 0; [.X45]*[.V45]; &quot;&quot;)">
            <text:p/>
          </table:table-cell>
          <table:table-cell table:style-name="ce40" table:formula="of:=IF([.$A45] &lt;&gt; &quot;&quot;; IF(MIN([.$O45];[.$T45];[.$Y45]) = [.$O45]; [.$K$1]; IF(MIN([.$O45];[.$T45];[.$Y45]) = [.$T45]; [.$P$1]; IF(ISNUMBER([.$Y45]); [.$U$1]; &quot;NO PRICING&quot;))); &quot;&quot;)" office:value-type="string" office:string-value="NO PRICING">
            <text:p>NO PRICING</text:p>
          </table:table-cell>
          <table:table-cell table:style-name="ce45" table:formula="of:=IF([.$A45] &lt;&gt; &quot;&quot;; IF(MIN([.$O45];[.$T45];[.$Y45]) = [.$O45]; [.$K45]; IF(MIN([.$O45];[.$T45];[.$Y45]) = [.$T45]; [.$P45]; IF(ISNUMBER([.$Y45]); [.$U45]; &quot;NO PRICING&quot;))); &quot;&quot;)" office:value-type="string" office:string-value="NO PRICING">
            <text:p>NO PRICING</text:p>
          </table:table-cell>
          <table:table-cell table:style-name="ce48" table:formula="of:=IF([.$A45] &lt;&gt; &quot;&quot;; IF(MIN([.$O45];[.$T45];[.$Y45]) = [.$O45]; [.$N45]; IF(MIN([.$O45];[.$T45];[.$Y45]) = [.$T45]; [.$S45]; IF(ISNUMBER([.$Y45]); [.$X45]; &quot;NO PRICING&quot;))); &quot;&quot;)" office:value-type="string" office:string-value="NO PRICING">
            <text:p>NO PRICING</text:p>
          </table:table-cell>
          <table:table-cell table:style-name="ce51" table:formula="of:=IF([.$A45] &lt;&gt; &quot;&quot;; IF(MIN([.$O45];[.$T45];[.$Y45]) = [.$O45]; [.$O45]; IF(MIN([.$O45];[.$T45];[.$Y45]) = [.$T45]; [.$T45]; IF(ISNUMBER([.$Y45]); [.$Y45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45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6])" office:value-type="string" office:string-value="74HC245 Octal bus transceiver, 3-state">
            <text:p>74HC245 Octal bus transceiver, 3-state</text:p>
          </table:table-cell>
          <table:table-cell table:style-name="ce7" table:formula="of:=T([source.C46])" office:value-type="string" office:string-value="74HC245N">
            <text:p>74HC245N</text:p>
          </table:table-cell>
          <table:table-cell table:style-name="ce7" table:formula="of:=T([source.D46])" office:value-type="string" office:string-value="74HC245 Octal bus transceiver, 3-state">
            <text:p>74HC245 Octal bus transceiver, 3-state</text:p>
          </table:table-cell>
          <table:table-cell table:style-name="ce16" table:formula="of:=T([source.E47])">
            <text:p/>
          </table:table-cell>
          <table:table-cell table:style-name="ce7" table:formula="of:=[source.A46]" office:value-type="float" office:value="5">
            <text:p>5</text:p>
          </table:table-cell>
          <table:table-cell table:style-name="ce7" table:formula="of:=ROUND([.E46]* (1 + extra))" office:value-type="float" office:value="6">
            <text:p>6</text:p>
          </table:table-cell>
          <table:table-cell table:style-name="ce7" table:formula="of:=MAX([.F46];[.E46]+1)" office:value-type="float" office:value="6">
            <text:p>6</text:p>
          </table:table-cell>
          <table:table-cell table:style-name="ce18" table:formula="of:=[.G46]" office:value-type="float" office:value="6">
            <text:p>6</text:p>
          </table:table-cell>
          <table:table-cell table:style-name="ce7" table:formula="of:=[.G46]-[.H46]" office:value-type="float" office:value="0">
            <text:p>0</text:p>
          </table:table-cell>
          <table:table-cell table:style-name="ce7"/>
          <table:table-cell table:style-name="ce24" table:formula="of:=[source.F46]" office:value-type="float" office:value="380714">
            <text:p>380714</text:p>
          </table:table-cell>
          <table:table-cell table:style-name="ce30" table:formula="of:=[source.G46]" office:value-type="float" office:value="0.49">
            <text:p>0.490</text:p>
          </table:table-cell>
          <table:table-cell table:style-name="ce7" table:formula="of:=[source.H46]" office:value-type="float" office:value="1">
            <text:p>1</text:p>
          </table:table-cell>
          <table:table-cell table:style-name="ce7" table:formula="of:=CEILING([.$H46];[.M46])" office:value-type="float" office:value="6">
            <text:p>6</text:p>
          </table:table-cell>
          <table:table-cell table:style-name="ce36" table:formula="of:=IF([.N46]*[.L46] &gt; 0; [.N46]*[.L46]; &quot;&quot;)" office:value-type="float" office:value="2.94">
            <text:p>2.94</text:p>
          </table:table-cell>
          <table:table-cell table:style-name="ce24" table:formula="of:=[source.I46]" office:value-type="float" office:value="0">
            <text:p/>
          </table:table-cell>
          <table:table-cell table:style-name="ce30" table:formula="of:=[source.J46]" office:value-type="float" office:value="0">
            <text:p>0.000</text:p>
          </table:table-cell>
          <table:table-cell table:style-name="ce7" table:formula="of:=[source.K46]" office:value-type="float" office:value="0">
            <text:p>0</text:p>
          </table:table-cell>
          <table:table-cell table:style-name="ce7" table:formula="of:=CEILING([.$H46];[.R46])" office:value-type="float" office:value="0">
            <text:p>0</text:p>
          </table:table-cell>
          <table:table-cell table:style-name="ce36" table:formula="of:=IF([.S46]*[.Q46] &gt; 0; [.S46]*[.Q46]; &quot;&quot;)">
            <text:p/>
          </table:table-cell>
          <table:table-cell table:style-name="ce24" table:formula="of:=[source.L46]" office:value-type="string" office:string-value="169-6113">
            <text:p>169-611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6]" office:value-type="float" office:value="1">
            <text:p>1</text:p>
          </table:table-cell>
          <table:table-cell table:style-name="ce7" table:formula="of:=CEILING([.$H46];[.W46])" office:value-type="float" office:value="6">
            <text:p>6</text:p>
          </table:table-cell>
          <table:table-cell table:style-name="ce36" table:formula="of:=IF([.X46]*[.V46] &gt; 0; [.X46]*[.V46]; &quot;&quot;)" office:value-type="float" office:value="5994">
            <text:p>5,994.00</text:p>
          </table:table-cell>
          <table:table-cell table:style-name="ce40" table:formula="of:=IF([.$A46] &lt;&gt; &quot;&quot;; IF(MIN([.$O46];[.$T46];[.$Y46]) = [.$O46]; [.$K$1]; IF(MIN([.$O46];[.$T46];[.$Y46]) = [.$T46]; [.$P$1]; IF(ISNUMBER([.$Y46]); [.$U$1]; &quot;NO PRICING&quot;))); &quot;&quot;)" office:value-type="string" office:string-value="Farnell">
            <text:p>Farnell</text:p>
          </table:table-cell>
          <table:table-cell table:style-name="ce45" table:formula="of:=IF([.$A46] &lt;&gt; &quot;&quot;; IF(MIN([.$O46];[.$T46];[.$Y46]) = [.$O46]; [.$K46]; IF(MIN([.$O46];[.$T46];[.$Y46]) = [.$T46]; [.$P46]; IF(ISNUMBER([.$Y46]); [.$U46]; &quot;NO PRICING&quot;))); &quot;&quot;)" office:value-type="float" office:value="380714">
            <text:p>380714</text:p>
          </table:table-cell>
          <table:table-cell table:style-name="ce48" table:formula="of:=IF([.$A46] &lt;&gt; &quot;&quot;; IF(MIN([.$O46];[.$T46];[.$Y46]) = [.$O46]; [.$N46]; IF(MIN([.$O46];[.$T46];[.$Y46]) = [.$T46]; [.$S46]; IF(ISNUMBER([.$Y46]); [.$X46]; &quot;NO PRICING&quot;))); &quot;&quot;)" office:value-type="float" office:value="6">
            <text:p>6</text:p>
          </table:table-cell>
          <table:table-cell table:style-name="ce51" table:formula="of:=IF([.$A46] &lt;&gt; &quot;&quot;; IF(MIN([.$O46];[.$T46];[.$Y46]) = [.$O46]; [.$O46]; IF(MIN([.$O46];[.$T46];[.$Y46]) = [.$T46]; [.$T46]; IF(ISNUMBER([.$Y46]); [.$Y46]; &quot;NO PRICING&quot;))); &quot;&quot;)" office:value-type="float" office:value="2.94">
            <text:p>2.94</text:p>
          </table:table-cell>
          <table:table-cell table:style-name="ce55" office:value-type="string">
            <text:p>OK (1387854)</text:p>
          </table:table-cell>
          <table:table-cell table:style-name="ce7" table:formula="of:=[.H46]" office:value-type="float" office:value="6">
            <text:p>6</text:p>
          </table:table-cell>
          <table:table-cell/>
          <table:table-cell table:style-name="ce7" table:number-columns-repeated="991"/>
        </table:table-row>
        <table:table-row table:style-name="ro4">
          <table:table-cell table:style-name="ce4" table:formula="of:=T([source.B47])" office:value-type="string" office:string-value="74HC251N">
            <text:p>74HC251N</text:p>
          </table:table-cell>
          <table:table-cell table:style-name="ce7" table:formula="of:=T([source.C47])" office:value-type="string" office:string-value="74HC251N">
            <text:p>74HC251N</text:p>
          </table:table-cell>
          <table:table-cell table:style-name="ce7" table:formula="of:=T([source.D47])">
            <text:p/>
          </table:table-cell>
          <table:table-cell table:style-name="ce16" table:formula="of:=T([source.E48])">
            <text:p/>
          </table:table-cell>
          <table:table-cell table:style-name="ce7" table:formula="of:=[source.A47]" office:value-type="float" office:value="2">
            <text:p>2</text:p>
          </table:table-cell>
          <table:table-cell table:style-name="ce7" table:formula="of:=ROUND([.E47]* (1 + extra))" office:value-type="float" office:value="2">
            <text:p>2</text:p>
          </table:table-cell>
          <table:table-cell table:style-name="ce7" table:formula="of:=MAX([.F47];[.E47]+1)" office:value-type="float" office:value="3">
            <text:p>3</text:p>
          </table:table-cell>
          <table:table-cell table:style-name="ce18" table:formula="of:=[.G47]" office:value-type="float" office:value="3">
            <text:p>3</text:p>
          </table:table-cell>
          <table:table-cell table:style-name="ce7" table:formula="of:=[.G47]-[.H47]" office:value-type="float" office:value="0">
            <text:p>0</text:p>
          </table:table-cell>
          <table:table-cell table:style-name="ce7"/>
          <table:table-cell table:style-name="ce24" table:formula="of:=[source.F47]" office:value-type="float" office:value="9591320">
            <text:p>9591320</text:p>
          </table:table-cell>
          <table:table-cell table:style-name="ce30" table:formula="of:=[source.G47]" office:value-type="float" office:value="0.22">
            <text:p>0.220</text:p>
          </table:table-cell>
          <table:table-cell table:style-name="ce7" table:formula="of:=[source.H47]" office:value-type="float" office:value="1">
            <text:p>1</text:p>
          </table:table-cell>
          <table:table-cell table:style-name="ce7" table:formula="of:=CEILING([.$H47];[.M47])" office:value-type="float" office:value="3">
            <text:p>3</text:p>
          </table:table-cell>
          <table:table-cell table:style-name="ce36" table:formula="of:=IF([.N47]*[.L47] &gt; 0; [.N47]*[.L47]; &quot;&quot;)" office:value-type="float" office:value="0.66">
            <text:p>0.66</text:p>
          </table:table-cell>
          <table:table-cell table:style-name="ce24" table:formula="of:=[source.I47]" office:value-type="float" office:value="0">
            <text:p/>
          </table:table-cell>
          <table:table-cell table:style-name="ce30" table:formula="of:=[source.J47]" office:value-type="float" office:value="0">
            <text:p>0.000</text:p>
          </table:table-cell>
          <table:table-cell table:style-name="ce7" table:formula="of:=[source.K47]" office:value-type="float" office:value="0">
            <text:p>0</text:p>
          </table:table-cell>
          <table:table-cell table:style-name="ce7" table:formula="of:=CEILING([.$H47];[.R47])" office:value-type="float" office:value="0">
            <text:p>0</text:p>
          </table:table-cell>
          <table:table-cell table:style-name="ce36" table:formula="of:=IF([.S47]*[.Q47] &gt; 0; [.S47]*[.Q47]; &quot;&quot;)">
            <text:p/>
          </table:table-cell>
          <table:table-cell table:style-name="ce24" table:formula="of:=[source.L47]" office:value-type="string" office:string-value="663-0203">
            <text:p>663-020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7]" office:value-type="float" office:value="10">
            <text:p>10</text:p>
          </table:table-cell>
          <table:table-cell table:style-name="ce7" table:formula="of:=CEILING([.$H47];[.W47])" office:value-type="float" office:value="10">
            <text:p>10</text:p>
          </table:table-cell>
          <table:table-cell table:style-name="ce36" table:formula="of:=IF([.X47]*[.V47] &gt; 0; [.X47]*[.V47]; &quot;&quot;)" office:value-type="float" office:value="9990">
            <text:p>9,990.00</text:p>
          </table:table-cell>
          <table:table-cell table:style-name="ce40" table:formula="of:=IF([.$A47] &lt;&gt; &quot;&quot;; IF(MIN([.$O47];[.$T47];[.$Y47]) = [.$O47]; [.$K$1]; IF(MIN([.$O47];[.$T47];[.$Y47]) = [.$T47]; [.$P$1]; IF(ISNUMBER([.$Y47]); [.$U$1]; &quot;NO PRICING&quot;))); &quot;&quot;)" office:value-type="string" office:string-value="Farnell">
            <text:p>Farnell</text:p>
          </table:table-cell>
          <table:table-cell table:style-name="ce45" table:formula="of:=IF([.$A47] &lt;&gt; &quot;&quot;; IF(MIN([.$O47];[.$T47];[.$Y47]) = [.$O47]; [.$K47]; IF(MIN([.$O47];[.$T47];[.$Y47]) = [.$T47]; [.$P47]; IF(ISNUMBER([.$Y47]); [.$U47]; &quot;NO PRICING&quot;))); &quot;&quot;)" office:value-type="float" office:value="9591320">
            <text:p>9591320</text:p>
          </table:table-cell>
          <table:table-cell table:style-name="ce48" table:formula="of:=IF([.$A47] &lt;&gt; &quot;&quot;; IF(MIN([.$O47];[.$T47];[.$Y47]) = [.$O47]; [.$N47]; IF(MIN([.$O47];[.$T47];[.$Y47]) = [.$T47]; [.$S47]; IF(ISNUMBER([.$Y47]); [.$X47]; &quot;NO PRICING&quot;))); &quot;&quot;)" office:value-type="float" office:value="3">
            <text:p>3</text:p>
          </table:table-cell>
          <table:table-cell table:style-name="ce51" table:formula="of:=IF([.$A47] &lt;&gt; &quot;&quot;; IF(MIN([.$O47];[.$T47];[.$Y47]) = [.$O47]; [.$O47]; IF(MIN([.$O47];[.$T47];[.$Y47]) = [.$T47]; [.$T47]; IF(ISNUMBER([.$Y47]); [.$Y47]; &quot;NO PRICING&quot;))); &quot;&quot;)" office:value-type="float" office:value="0.66">
            <text:p>0.66</text:p>
          </table:table-cell>
          <table:table-cell table:style-name="ce55" office:value-type="string">
            <text:p>OK (9591320)</text:p>
          </table:table-cell>
          <table:table-cell table:style-name="ce7" table:formula="of:=[.H47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8])" office:value-type="string" office:string-value="74HC253 Dual 4:1 multiplexer, 3-state">
            <text:p>74HC253 Dual 4:1 multiplexer, 3-state</text:p>
          </table:table-cell>
          <table:table-cell table:style-name="ce7" table:formula="of:=T([source.C48])" office:value-type="string" office:string-value="74HC253N">
            <text:p>74HC253N</text:p>
          </table:table-cell>
          <table:table-cell table:style-name="ce7" table:formula="of:=T([source.D48])" office:value-type="string" office:string-value="74HC253 Dual 4:1 multiplexer, 3-state">
            <text:p>74HC253 Dual 4:1 multiplexer, 3-state</text:p>
          </table:table-cell>
          <table:table-cell table:style-name="ce16" table:formula="of:=T([source.E46])">
            <text:p/>
          </table:table-cell>
          <table:table-cell table:style-name="ce7" table:formula="of:=[source.A48]" office:value-type="float" office:value="3">
            <text:p>3</text:p>
          </table:table-cell>
          <table:table-cell table:style-name="ce7" table:formula="of:=ROUND([.E48]* (1 + extra))" office:value-type="float" office:value="3">
            <text:p>3</text:p>
          </table:table-cell>
          <table:table-cell table:style-name="ce7" table:formula="of:=MAX([.F48];[.E48]+1)" office:value-type="float" office:value="4">
            <text:p>4</text:p>
          </table:table-cell>
          <table:table-cell table:style-name="ce18" table:formula="of:=[.G48]" office:value-type="float" office:value="4">
            <text:p>4</text:p>
          </table:table-cell>
          <table:table-cell table:style-name="ce7" table:formula="of:=[.G48]-[.H48]" office:value-type="float" office:value="0">
            <text:p>0</text:p>
          </table:table-cell>
          <table:table-cell table:style-name="ce7"/>
          <table:table-cell table:style-name="ce24" table:formula="of:=[source.F48]" office:value-type="float" office:value="1753491">
            <text:p>1753491</text:p>
          </table:table-cell>
          <table:table-cell table:style-name="ce30" table:formula="of:=[source.G48]" office:value-type="float" office:value="0.28">
            <text:p>0.280</text:p>
          </table:table-cell>
          <table:table-cell table:style-name="ce7" table:formula="of:=[source.H48]" office:value-type="float" office:value="1">
            <text:p>1</text:p>
          </table:table-cell>
          <table:table-cell table:style-name="ce7" table:formula="of:=CEILING([.$H48];[.M48])" office:value-type="float" office:value="4">
            <text:p>4</text:p>
          </table:table-cell>
          <table:table-cell table:style-name="ce36" table:formula="of:=IF([.N48]*[.L48] &gt; 0; [.N48]*[.L48]; &quot;&quot;)" office:value-type="float" office:value="1.12">
            <text:p>1.12</text:p>
          </table:table-cell>
          <table:table-cell table:style-name="ce24" table:formula="of:=[source.I48]" office:value-type="float" office:value="0">
            <text:p/>
          </table:table-cell>
          <table:table-cell table:style-name="ce30" table:formula="of:=[source.J48]" office:value-type="float" office:value="0">
            <text:p>0.000</text:p>
          </table:table-cell>
          <table:table-cell table:style-name="ce7" table:formula="of:=[source.K48]" office:value-type="float" office:value="0">
            <text:p>0</text:p>
          </table:table-cell>
          <table:table-cell table:style-name="ce7" table:formula="of:=CEILING([.$H48];[.R48])" office:value-type="float" office:value="0">
            <text:p>0</text:p>
          </table:table-cell>
          <table:table-cell table:style-name="ce36" table:formula="of:=IF([.S48]*[.Q48] &gt; 0; [.S48]*[.Q48]; &quot;&quot;)">
            <text:p/>
          </table:table-cell>
          <table:table-cell table:style-name="ce24" table:formula="of:=[source.L48]" office:value-type="string" office:string-value="709-3046">
            <text:p>709-3046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8]" office:value-type="float" office:value="10">
            <text:p>10</text:p>
          </table:table-cell>
          <table:table-cell table:style-name="ce7" table:formula="of:=CEILING([.$H48];[.W48])" office:value-type="float" office:value="10">
            <text:p>10</text:p>
          </table:table-cell>
          <table:table-cell table:style-name="ce36" table:formula="of:=IF([.X48]*[.V48] &gt; 0; [.X48]*[.V48]; &quot;&quot;)" office:value-type="float" office:value="9990">
            <text:p>9,990.00</text:p>
          </table:table-cell>
          <table:table-cell table:style-name="ce40" table:formula="of:=IF([.$A48] &lt;&gt; &quot;&quot;; IF(MIN([.$O48];[.$T48];[.$Y48]) = [.$O48]; [.$K$1]; IF(MIN([.$O48];[.$T48];[.$Y48]) = [.$T48]; [.$P$1]; IF(ISNUMBER([.$Y48]); [.$U$1]; &quot;NO PRICING&quot;))); &quot;&quot;)" office:value-type="string" office:string-value="Farnell">
            <text:p>Farnell</text:p>
          </table:table-cell>
          <table:table-cell table:style-name="ce45" table:formula="of:=IF([.$A48] &lt;&gt; &quot;&quot;; IF(MIN([.$O48];[.$T48];[.$Y48]) = [.$O48]; [.$K48]; IF(MIN([.$O48];[.$T48];[.$Y48]) = [.$T48]; [.$P48]; IF(ISNUMBER([.$Y48]); [.$U48]; &quot;NO PRICING&quot;))); &quot;&quot;)" office:value-type="float" office:value="1753491">
            <text:p>1753491</text:p>
          </table:table-cell>
          <table:table-cell table:style-name="ce48" table:formula="of:=IF([.$A48] &lt;&gt; &quot;&quot;; IF(MIN([.$O48];[.$T48];[.$Y48]) = [.$O48]; [.$N48]; IF(MIN([.$O48];[.$T48];[.$Y48]) = [.$T48]; [.$S48]; IF(ISNUMBER([.$Y48]); [.$X48]; &quot;NO PRICING&quot;))); &quot;&quot;)" office:value-type="float" office:value="4">
            <text:p>4</text:p>
          </table:table-cell>
          <table:table-cell table:style-name="ce51" table:formula="of:=IF([.$A48] &lt;&gt; &quot;&quot;; IF(MIN([.$O48];[.$T48];[.$Y48]) = [.$O48]; [.$O48]; IF(MIN([.$O48];[.$T48];[.$Y48]) = [.$T48]; [.$T48]; IF(ISNUMBER([.$Y48]); [.$Y48]; &quot;NO PRICING&quot;))); &quot;&quot;)" office:value-type="float" office:value="1.12">
            <text:p>1.12</text:p>
          </table:table-cell>
          <table:table-cell table:style-name="ce55" office:value-type="string">
            <text:p>OK</text:p>
          </table:table-cell>
          <table:table-cell table:style-name="ce7" table:formula="of:=[.H48]" office:value-type="float" office:value="4">
            <text:p>4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49])" office:value-type="string" office:string-value="74HC273N">
            <text:p>74HC273N</text:p>
          </table:table-cell>
          <table:table-cell table:style-name="ce7" table:formula="of:=T([source.C49])" office:value-type="string" office:string-value="74HC273N">
            <text:p>74HC273N</text:p>
          </table:table-cell>
          <table:table-cell table:style-name="ce7" table:formula="of:=T([source.D49])">
            <text:p/>
          </table:table-cell>
          <table:table-cell table:style-name="ce16" table:formula="of:=T([source.E45])">
            <text:p/>
          </table:table-cell>
          <table:table-cell table:style-name="ce7" table:formula="of:=[source.A49]" office:value-type="float" office:value="4">
            <text:p>4</text:p>
          </table:table-cell>
          <table:table-cell table:style-name="ce7" table:formula="of:=ROUND([.E49]* (1 + extra))" office:value-type="float" office:value="4">
            <text:p>4</text:p>
          </table:table-cell>
          <table:table-cell table:style-name="ce7" table:formula="of:=MAX([.F49];[.E49]+1)" office:value-type="float" office:value="5">
            <text:p>5</text:p>
          </table:table-cell>
          <table:table-cell table:style-name="ce18" table:formula="of:=[.G49]" office:value-type="float" office:value="5">
            <text:p>5</text:p>
          </table:table-cell>
          <table:table-cell table:style-name="ce7" table:formula="of:=[.G49]-[.H49]" office:value-type="float" office:value="0">
            <text:p>0</text:p>
          </table:table-cell>
          <table:table-cell table:style-name="ce7"/>
          <table:table-cell table:style-name="ce24" table:formula="of:=[source.F49]" office:value-type="float" office:value="9591397">
            <text:p>9591397</text:p>
          </table:table-cell>
          <table:table-cell table:style-name="ce30" table:formula="of:=[source.G49]" office:value-type="float" office:value="0.34">
            <text:p>0.340</text:p>
          </table:table-cell>
          <table:table-cell table:style-name="ce7" table:formula="of:=[source.H49]" office:value-type="float" office:value="1">
            <text:p>1</text:p>
          </table:table-cell>
          <table:table-cell table:style-name="ce7" table:formula="of:=CEILING([.$H49];[.M49])" office:value-type="float" office:value="5">
            <text:p>5</text:p>
          </table:table-cell>
          <table:table-cell table:style-name="ce36" table:formula="of:=IF([.N49]*[.L49] &gt; 0; [.N49]*[.L49]; &quot;&quot;)" office:value-type="float" office:value="1.7">
            <text:p>1.70</text:p>
          </table:table-cell>
          <table:table-cell table:style-name="ce24" table:formula="of:=[source.I49]" office:value-type="float" office:value="0">
            <text:p/>
          </table:table-cell>
          <table:table-cell table:style-name="ce30" table:formula="of:=[source.J49]" office:value-type="float" office:value="0">
            <text:p>0.000</text:p>
          </table:table-cell>
          <table:table-cell table:style-name="ce7" table:formula="of:=[source.K49]" office:value-type="float" office:value="0">
            <text:p>0</text:p>
          </table:table-cell>
          <table:table-cell table:style-name="ce7" table:formula="of:=CEILING([.$H49];[.R49])" office:value-type="float" office:value="0">
            <text:p>0</text:p>
          </table:table-cell>
          <table:table-cell table:style-name="ce36" table:formula="of:=IF([.S49]*[.Q49] &gt; 0; [.S49]*[.Q49]; &quot;&quot;)">
            <text:p/>
          </table:table-cell>
          <table:table-cell table:style-name="ce24" table:formula="of:=[source.L49]" office:value-type="string" office:string-value="714-0925">
            <text:p>714-092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49]" office:value-type="float" office:value="20">
            <text:p>20</text:p>
          </table:table-cell>
          <table:table-cell table:style-name="ce7" table:formula="of:=CEILING([.$H49];[.W49])" office:value-type="float" office:value="20">
            <text:p>20</text:p>
          </table:table-cell>
          <table:table-cell table:style-name="ce36" table:formula="of:=IF([.X49]*[.V49] &gt; 0; [.X49]*[.V49]; &quot;&quot;)" office:value-type="float" office:value="19980">
            <text:p>19,980.00</text:p>
          </table:table-cell>
          <table:table-cell table:style-name="ce40" table:formula="of:=IF([.$A49] &lt;&gt; &quot;&quot;; IF(MIN([.$O49];[.$T49];[.$Y49]) = [.$O49]; [.$K$1]; IF(MIN([.$O49];[.$T49];[.$Y49]) = [.$T49]; [.$P$1]; IF(ISNUMBER([.$Y49]); [.$U$1]; &quot;NO PRICING&quot;))); &quot;&quot;)" office:value-type="string" office:string-value="Farnell">
            <text:p>Farnell</text:p>
          </table:table-cell>
          <table:table-cell table:style-name="ce45" table:formula="of:=IF([.$A49] &lt;&gt; &quot;&quot;; IF(MIN([.$O49];[.$T49];[.$Y49]) = [.$O49]; [.$K49]; IF(MIN([.$O49];[.$T49];[.$Y49]) = [.$T49]; [.$P49]; IF(ISNUMBER([.$Y49]); [.$U49]; &quot;NO PRICING&quot;))); &quot;&quot;)" office:value-type="float" office:value="9591397">
            <text:p>9591397</text:p>
          </table:table-cell>
          <table:table-cell table:style-name="ce48" table:formula="of:=IF([.$A49] &lt;&gt; &quot;&quot;; IF(MIN([.$O49];[.$T49];[.$Y49]) = [.$O49]; [.$N49]; IF(MIN([.$O49];[.$T49];[.$Y49]) = [.$T49]; [.$S49]; IF(ISNUMBER([.$Y49]); [.$X49]; &quot;NO PRICING&quot;))); &quot;&quot;)" office:value-type="float" office:value="5">
            <text:p>5</text:p>
          </table:table-cell>
          <table:table-cell table:style-name="ce51" table:formula="of:=IF([.$A49] &lt;&gt; &quot;&quot;; IF(MIN([.$O49];[.$T49];[.$Y49]) = [.$O49]; [.$O49]; IF(MIN([.$O49];[.$T49];[.$Y49]) = [.$T49]; [.$T49]; IF(ISNUMBER([.$Y49]); [.$Y49]; &quot;NO PRICING&quot;))); &quot;&quot;)" office:value-type="float" office:value="1.7">
            <text:p>1.70</text:p>
          </table:table-cell>
          <table:table-cell table:style-name="ce55" office:value-type="string">
            <text:p>OK (966592)</text:p>
          </table:table-cell>
          <table:table-cell table:style-name="ce7" table:formula="of:=[.H49]" office:value-type="float" office:value="5">
            <text:p>5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0])" office:value-type="string" office:string-value="74HC32 4× OR gate">
            <text:p>74HC32 4× OR gate</text:p>
          </table:table-cell>
          <table:table-cell table:style-name="ce7" table:formula="of:=T([source.C50])" office:value-type="string" office:string-value="74HC32N">
            <text:p>74HC32N</text:p>
          </table:table-cell>
          <table:table-cell table:style-name="ce7" table:formula="of:=T([source.D50])" office:value-type="string" office:string-value="74HC32 4× OR gate">
            <text:p>74HC32 4× OR gate</text:p>
          </table:table-cell>
          <table:table-cell table:style-name="ce16" table:formula="of:=T([source.E49])">
            <text:p/>
          </table:table-cell>
          <table:table-cell table:style-name="ce7" table:formula="of:=[source.A50]" office:value-type="float" office:value="8">
            <text:p>8</text:p>
          </table:table-cell>
          <table:table-cell table:style-name="ce7" table:formula="of:=ROUND([.E50]* (1 + extra))" office:value-type="float" office:value="9">
            <text:p>9</text:p>
          </table:table-cell>
          <table:table-cell table:style-name="ce7" table:formula="of:=MAX([.F50];[.E50]+1)" office:value-type="float" office:value="9">
            <text:p>9</text:p>
          </table:table-cell>
          <table:table-cell table:style-name="ce18" table:formula="of:=[.G50]" office:value-type="float" office:value="9">
            <text:p>9</text:p>
          </table:table-cell>
          <table:table-cell table:style-name="ce7" table:formula="of:=[.G50]-[.H50]" office:value-type="float" office:value="0">
            <text:p>0</text:p>
          </table:table-cell>
          <table:table-cell table:style-name="ce7"/>
          <table:table-cell table:style-name="ce24" table:formula="of:=[source.F50]" office:value-type="float" office:value="1739939">
            <text:p>1739939</text:p>
          </table:table-cell>
          <table:table-cell table:style-name="ce30" table:formula="of:=[source.G50]" office:value-type="float" office:value="0.27">
            <text:p>0.270</text:p>
          </table:table-cell>
          <table:table-cell table:style-name="ce7" table:formula="of:=[source.H50]" office:value-type="float" office:value="10">
            <text:p>10</text:p>
          </table:table-cell>
          <table:table-cell table:style-name="ce7" table:formula="of:=CEILING([.$H50];[.M50])" office:value-type="float" office:value="10">
            <text:p>10</text:p>
          </table:table-cell>
          <table:table-cell table:style-name="ce36" table:formula="of:=IF([.N50]*[.L50] &gt; 0; [.N50]*[.L50]; &quot;&quot;)" office:value-type="float" office:value="2.7">
            <text:p>2.70</text:p>
          </table:table-cell>
          <table:table-cell table:style-name="ce24" table:formula="of:=[source.I50]" office:value-type="float" office:value="0">
            <text:p/>
          </table:table-cell>
          <table:table-cell table:style-name="ce30" table:formula="of:=[source.J50]" office:value-type="float" office:value="0">
            <text:p>0.000</text:p>
          </table:table-cell>
          <table:table-cell table:style-name="ce7" table:formula="of:=[source.K50]" office:value-type="float" office:value="0">
            <text:p>0</text:p>
          </table:table-cell>
          <table:table-cell table:style-name="ce7" table:formula="of:=CEILING([.$H50];[.R50])" office:value-type="float" office:value="0">
            <text:p>0</text:p>
          </table:table-cell>
          <table:table-cell table:style-name="ce36" table:formula="of:=IF([.S50]*[.Q50] &gt; 0; [.S50]*[.Q50]; &quot;&quot;)">
            <text:p/>
          </table:table-cell>
          <table:table-cell table:style-name="ce24" table:formula="of:=[source.L50]" office:value-type="string" office:string-value="709-3021">
            <text:p>709-3021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0]" office:value-type="float" office:value="10">
            <text:p>10</text:p>
          </table:table-cell>
          <table:table-cell table:style-name="ce7" table:formula="of:=CEILING([.$H50];[.W50])" office:value-type="float" office:value="10">
            <text:p>10</text:p>
          </table:table-cell>
          <table:table-cell table:style-name="ce36" table:formula="of:=IF([.X50]*[.V50] &gt; 0; [.X50]*[.V50]; &quot;&quot;)" office:value-type="float" office:value="9990">
            <text:p>9,990.00</text:p>
          </table:table-cell>
          <table:table-cell table:style-name="ce40" table:formula="of:=IF([.$A50] &lt;&gt; &quot;&quot;; IF(MIN([.$O50];[.$T50];[.$Y50]) = [.$O50]; [.$K$1]; IF(MIN([.$O50];[.$T50];[.$Y50]) = [.$T50]; [.$P$1]; IF(ISNUMBER([.$Y50]); [.$U$1]; &quot;NO PRICING&quot;))); &quot;&quot;)" office:value-type="string" office:string-value="Farnell">
            <text:p>Farnell</text:p>
          </table:table-cell>
          <table:table-cell table:style-name="ce45" table:formula="of:=IF([.$A50] &lt;&gt; &quot;&quot;; IF(MIN([.$O50];[.$T50];[.$Y50]) = [.$O50]; [.$K50]; IF(MIN([.$O50];[.$T50];[.$Y50]) = [.$T50]; [.$P50]; IF(ISNUMBER([.$Y50]); [.$U50]; &quot;NO PRICING&quot;))); &quot;&quot;)" office:value-type="float" office:value="1739939">
            <text:p>1739939</text:p>
          </table:table-cell>
          <table:table-cell table:style-name="ce48" table:formula="of:=IF([.$A50] &lt;&gt; &quot;&quot;; IF(MIN([.$O50];[.$T50];[.$Y50]) = [.$O50]; [.$N50]; IF(MIN([.$O50];[.$T50];[.$Y50]) = [.$T50]; [.$S50]; IF(ISNUMBER([.$Y50]); [.$X50]; &quot;NO PRICING&quot;))); &quot;&quot;)" office:value-type="float" office:value="10">
            <text:p>10</text:p>
          </table:table-cell>
          <table:table-cell table:style-name="ce51" table:formula="of:=IF([.$A50] &lt;&gt; &quot;&quot;; IF(MIN([.$O50];[.$T50];[.$Y50]) = [.$O50]; [.$O50]; IF(MIN([.$O50];[.$T50];[.$Y50]) = [.$T50]; [.$T50]; IF(ISNUMBER([.$Y50]); [.$Y50]; &quot;NO PRICING&quot;))); &quot;&quot;)" office:value-type="float" office:value="2.7">
            <text:p>2.70</text:p>
          </table:table-cell>
          <table:table-cell table:style-name="ce55" office:value-type="string">
            <text:p>OK (9591435)</text:p>
          </table:table-cell>
          <table:table-cell table:style-name="ce7" table:formula="of:=[.H50]" office:value-type="float" office:value="9">
            <text:p>9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1])" office:value-type="string" office:string-value="74HC373 Octal D-type transparent latch, negative edge triggered">
            <text:p>74HC373 Octal D-type transparent latch, negative edge triggered</text:p>
          </table:table-cell>
          <table:table-cell table:style-name="ce7" table:formula="of:=T([source.C51])" office:value-type="string" office:string-value="74HC373N">
            <text:p>74HC373N</text:p>
          </table:table-cell>
          <table:table-cell table:style-name="ce7" table:formula="of:=T([source.D51])" office:value-type="string" office:string-value="74HC373 Octal D-type transparent latch, negative edge triggered">
            <text:p>74HC373 Octal D-type transparent latch, negative edge triggered</text:p>
          </table:table-cell>
          <table:table-cell table:style-name="ce16" table:formula="of:=T([source.E50])">
            <text:p/>
          </table:table-cell>
          <table:table-cell table:style-name="ce7" table:formula="of:=[source.A51]" office:value-type="float" office:value="1">
            <text:p>1</text:p>
          </table:table-cell>
          <table:table-cell table:style-name="ce7" table:formula="of:=ROUND([.E51]* (1 + extra))" office:value-type="float" office:value="1">
            <text:p>1</text:p>
          </table:table-cell>
          <table:table-cell table:style-name="ce7" table:formula="of:=MAX([.F51];[.E51]+1)" office:value-type="float" office:value="2">
            <text:p>2</text:p>
          </table:table-cell>
          <table:table-cell table:style-name="ce18"/>
          <table:table-cell table:style-name="ce7" table:formula="of:=[.G51]-[.H51]" office:value-type="float" office:value="2">
            <text:p>2</text:p>
          </table:table-cell>
          <table:table-cell table:style-name="ce7"/>
          <table:table-cell table:style-name="ce24" table:formula="of:=[source.F51]" office:value-type="float" office:value="1607705">
            <text:p>1607705</text:p>
          </table:table-cell>
          <table:table-cell table:style-name="ce30" table:formula="of:=[source.G51]" office:value-type="float" office:value="0.52">
            <text:p>0.520</text:p>
          </table:table-cell>
          <table:table-cell table:style-name="ce7" table:formula="of:=[source.H51]" office:value-type="float" office:value="10">
            <text:p>10</text:p>
          </table:table-cell>
          <table:table-cell table:style-name="ce7" table:formula="of:=CEILING([.$H51];[.M51])" office:value-type="float" office:value="0">
            <text:p>0</text:p>
          </table:table-cell>
          <table:table-cell table:style-name="ce36" table:formula="of:=IF([.N51]*[.L51] &gt; 0; [.N51]*[.L51]; &quot;&quot;)">
            <text:p/>
          </table:table-cell>
          <table:table-cell table:style-name="ce24" table:formula="of:=[source.I51]" office:value-type="float" office:value="0">
            <text:p/>
          </table:table-cell>
          <table:table-cell table:style-name="ce30" table:formula="of:=[source.J51]" office:value-type="float" office:value="0">
            <text:p>0.000</text:p>
          </table:table-cell>
          <table:table-cell table:style-name="ce7" table:formula="of:=[source.K51]" office:value-type="float" office:value="0">
            <text:p>0</text:p>
          </table:table-cell>
          <table:table-cell table:style-name="ce7" table:formula="of:=CEILING([.$H51];[.R51])" office:value-type="float" office:value="0">
            <text:p>0</text:p>
          </table:table-cell>
          <table:table-cell table:style-name="ce36" table:formula="of:=IF([.S51]*[.Q51] &gt; 0; [.S51]*[.Q51]; &quot;&quot;)">
            <text:p/>
          </table:table-cell>
          <table:table-cell table:style-name="ce24" table:formula="of:=[source.L51]" office:value-type="string" office:string-value="714-0922">
            <text:p>714-092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1]" office:value-type="float" office:value="20">
            <text:p>20</text:p>
          </table:table-cell>
          <table:table-cell table:style-name="ce7" table:formula="of:=CEILING([.$H51];[.W51])" office:value-type="float" office:value="0">
            <text:p>0</text:p>
          </table:table-cell>
          <table:table-cell table:style-name="ce36" table:formula="of:=IF([.X51]*[.V51] &gt; 0; [.X51]*[.V51]; &quot;&quot;)">
            <text:p/>
          </table:table-cell>
          <table:table-cell table:style-name="ce40" table:formula="of:=IF([.$A51] &lt;&gt; &quot;&quot;; IF(MIN([.$O51];[.$T51];[.$Y51]) = [.$O51]; [.$K$1]; IF(MIN([.$O51];[.$T51];[.$Y51]) = [.$T51]; [.$P$1]; IF(ISNUMBER([.$Y51]); [.$U$1]; &quot;NO PRICING&quot;))); &quot;&quot;)" office:value-type="string" office:string-value="NO PRICING">
            <text:p>NO PRICING</text:p>
          </table:table-cell>
          <table:table-cell table:style-name="ce45" table:formula="of:=IF([.$A51] &lt;&gt; &quot;&quot;; IF(MIN([.$O51];[.$T51];[.$Y51]) = [.$O51]; [.$K51]; IF(MIN([.$O51];[.$T51];[.$Y51]) = [.$T51]; [.$P51]; IF(ISNUMBER([.$Y51]); [.$U51]; &quot;NO PRICING&quot;))); &quot;&quot;)" office:value-type="string" office:string-value="NO PRICING">
            <text:p>NO PRICING</text:p>
          </table:table-cell>
          <table:table-cell table:style-name="ce48" table:formula="of:=IF([.$A51] &lt;&gt; &quot;&quot;; IF(MIN([.$O51];[.$T51];[.$Y51]) = [.$O51]; [.$N51]; IF(MIN([.$O51];[.$T51];[.$Y51]) = [.$T51]; [.$S51]; IF(ISNUMBER([.$Y51]); [.$X51]; &quot;NO PRICING&quot;))); &quot;&quot;)" office:value-type="string" office:string-value="NO PRICING">
            <text:p>NO PRICING</text:p>
          </table:table-cell>
          <table:table-cell table:style-name="ce51" table:formula="of:=IF([.$A51] &lt;&gt; &quot;&quot;; IF(MIN([.$O51];[.$T51];[.$Y51]) = [.$O51]; [.$O51]; IF(MIN([.$O51];[.$T51];[.$Y51]) = [.$T51]; [.$T51]; IF(ISNUMBER([.$Y51]); [.$Y5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5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2])" office:value-type="string" office:string-value="74HC374 Octal D-type transparent latch, positive edge triggered">
            <text:p>74HC374 Octal D-type transparent latch, positive edge triggered</text:p>
          </table:table-cell>
          <table:table-cell table:style-name="ce7" table:formula="of:=T([source.C52])" office:value-type="string" office:string-value="74HC374N">
            <text:p>74HC374N</text:p>
          </table:table-cell>
          <table:table-cell table:style-name="ce7" table:formula="of:=T([source.D52])" office:value-type="string" office:string-value="74HC374 Octal D-type transparent latch, positive edge triggered">
            <text:p>74HC374 Octal D-type transparent latch, positive edge triggered</text:p>
          </table:table-cell>
          <table:table-cell table:style-name="ce16" table:formula="of:=T([source.E52])">
            <text:p/>
          </table:table-cell>
          <table:table-cell table:style-name="ce7" table:formula="of:=[source.A52]" office:value-type="float" office:value="5">
            <text:p>5</text:p>
          </table:table-cell>
          <table:table-cell table:style-name="ce7" table:formula="of:=ROUND([.E52]* (1 + extra))" office:value-type="float" office:value="6">
            <text:p>6</text:p>
          </table:table-cell>
          <table:table-cell table:style-name="ce7" table:formula="of:=MAX([.F52];[.E52]+1)" office:value-type="float" office:value="6">
            <text:p>6</text:p>
          </table:table-cell>
          <table:table-cell table:style-name="ce18" table:formula="of:=2" office:value-type="float" office:value="2">
            <text:p>2</text:p>
          </table:table-cell>
          <table:table-cell table:style-name="ce7" table:formula="of:=[.G52]-[.H52]" office:value-type="float" office:value="4">
            <text:p>4</text:p>
          </table:table-cell>
          <table:table-cell table:style-name="ce7"/>
          <table:table-cell table:style-name="ce24" table:formula="of:=[source.F52]" office:value-type="float" office:value="380763">
            <text:p>380763</text:p>
          </table:table-cell>
          <table:table-cell table:style-name="ce30" table:formula="of:=[source.G52]" office:value-type="float" office:value="0.57">
            <text:p>0.570</text:p>
          </table:table-cell>
          <table:table-cell table:style-name="ce7" table:formula="of:=[source.H52]" office:value-type="float" office:value="1">
            <text:p>1</text:p>
          </table:table-cell>
          <table:table-cell table:style-name="ce7" table:formula="of:=CEILING([.$H52];[.M52])" office:value-type="float" office:value="2">
            <text:p>2</text:p>
          </table:table-cell>
          <table:table-cell table:style-name="ce36" table:formula="of:=IF([.N52]*[.L52] &gt; 0; [.N52]*[.L52]; &quot;&quot;)" office:value-type="float" office:value="1.14">
            <text:p>1.14</text:p>
          </table:table-cell>
          <table:table-cell table:style-name="ce24" table:formula="of:=[source.I52]" office:value-type="float" office:value="0">
            <text:p/>
          </table:table-cell>
          <table:table-cell table:style-name="ce30" table:formula="of:=[source.J52]" office:value-type="float" office:value="0">
            <text:p>0.000</text:p>
          </table:table-cell>
          <table:table-cell table:style-name="ce7" table:formula="of:=[source.K52]" office:value-type="float" office:value="0">
            <text:p>0</text:p>
          </table:table-cell>
          <table:table-cell table:style-name="ce7" table:formula="of:=CEILING([.$H52];[.R52])" office:value-type="float" office:value="0">
            <text:p>0</text:p>
          </table:table-cell>
          <table:table-cell table:style-name="ce36" table:formula="of:=IF([.S52]*[.Q52] &gt; 0; [.S52]*[.Q52]; &quot;&quot;)">
            <text:p/>
          </table:table-cell>
          <table:table-cell table:style-name="ce24" table:formula="of:=[source.L52]" office:value-type="string" office:string-value="169-6141">
            <text:p>169-6141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2]" office:value-type="float" office:value="1">
            <text:p>1</text:p>
          </table:table-cell>
          <table:table-cell table:style-name="ce7" table:formula="of:=CEILING([.$H52];[.W52])" office:value-type="float" office:value="2">
            <text:p>2</text:p>
          </table:table-cell>
          <table:table-cell table:style-name="ce36" table:formula="of:=IF([.X52]*[.V52] &gt; 0; [.X52]*[.V52]; &quot;&quot;)" office:value-type="float" office:value="1998">
            <text:p>1,998.00</text:p>
          </table:table-cell>
          <table:table-cell table:style-name="ce40" table:formula="of:=IF([.$A52] &lt;&gt; &quot;&quot;; IF(MIN([.$O52];[.$T52];[.$Y52]) = [.$O52]; [.$K$1]; IF(MIN([.$O52];[.$T52];[.$Y52]) = [.$T52]; [.$P$1]; IF(ISNUMBER([.$Y52]); [.$U$1]; &quot;NO PRICING&quot;))); &quot;&quot;)" office:value-type="string" office:string-value="Farnell">
            <text:p>Farnell</text:p>
          </table:table-cell>
          <table:table-cell table:style-name="ce45" table:formula="of:=IF([.$A52] &lt;&gt; &quot;&quot;; IF(MIN([.$O52];[.$T52];[.$Y52]) = [.$O52]; [.$K52]; IF(MIN([.$O52];[.$T52];[.$Y52]) = [.$T52]; [.$P52]; IF(ISNUMBER([.$Y52]); [.$U52]; &quot;NO PRICING&quot;))); &quot;&quot;)" office:value-type="float" office:value="380763">
            <text:p>380763</text:p>
          </table:table-cell>
          <table:table-cell table:style-name="ce48" table:formula="of:=IF([.$A52] &lt;&gt; &quot;&quot;; IF(MIN([.$O52];[.$T52];[.$Y52]) = [.$O52]; [.$N52]; IF(MIN([.$O52];[.$T52];[.$Y52]) = [.$T52]; [.$S52]; IF(ISNUMBER([.$Y52]); [.$X52]; &quot;NO PRICING&quot;))); &quot;&quot;)" office:value-type="float" office:value="2">
            <text:p>2</text:p>
          </table:table-cell>
          <table:table-cell table:style-name="ce51" table:formula="of:=IF([.$A52] &lt;&gt; &quot;&quot;; IF(MIN([.$O52];[.$T52];[.$Y52]) = [.$O52]; [.$O52]; IF(MIN([.$O52];[.$T52];[.$Y52]) = [.$T52]; [.$T52]; IF(ISNUMBER([.$Y52]); [.$Y52]; &quot;NO PRICING&quot;))); &quot;&quot;)" office:value-type="float" office:value="1.14">
            <text:p>1.14</text:p>
          </table:table-cell>
          <table:table-cell table:style-name="ce55" office:value-type="string">
            <text:p>OK (1075948)</text:p>
          </table:table-cell>
          <table:table-cell table:style-name="ce7" table:formula="of:=[.H52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3])" office:value-type="string" office:string-value="74HC540N Octal 3-state inverting buffer">
            <text:p>74HC540N Octal 3-state inverting buffer</text:p>
          </table:table-cell>
          <table:table-cell table:style-name="ce7" table:formula="of:=T([source.C53])" office:value-type="string" office:string-value="74HC540N">
            <text:p>74HC540N</text:p>
          </table:table-cell>
          <table:table-cell table:style-name="ce7" table:formula="of:=T([source.D53])" office:value-type="string" office:string-value="74HC540N Octal 3-state inverting buffer">
            <text:p>74HC540N Octal 3-state inverting buffer</text:p>
          </table:table-cell>
          <table:table-cell table:style-name="ce16" table:formula="of:=T([source.E53])">
            <text:p/>
          </table:table-cell>
          <table:table-cell table:style-name="ce7" table:formula="of:=[source.A53]" office:value-type="float" office:value="5">
            <text:p>5</text:p>
          </table:table-cell>
          <table:table-cell table:style-name="ce7" table:formula="of:=ROUND([.E53]* (1 + extra))" office:value-type="float" office:value="6">
            <text:p>6</text:p>
          </table:table-cell>
          <table:table-cell table:style-name="ce7" table:formula="of:=MAX([.F53];[.E53]+1)" office:value-type="float" office:value="6">
            <text:p>6</text:p>
          </table:table-cell>
          <table:table-cell table:style-name="ce18" table:formula="of:=[.G53]" office:value-type="float" office:value="6">
            <text:p>6</text:p>
          </table:table-cell>
          <table:table-cell table:style-name="ce7" table:formula="of:=[.G53]-[.H53]" office:value-type="float" office:value="0">
            <text:p>0</text:p>
          </table:table-cell>
          <table:table-cell table:style-name="ce7"/>
          <table:table-cell table:style-name="ce24" table:formula="of:=[source.F53]" office:value-type="float" office:value="1753515">
            <text:p>1753515</text:p>
          </table:table-cell>
          <table:table-cell table:style-name="ce30" table:formula="of:=[source.G53]" office:value-type="float" office:value="0.6">
            <text:p>0.600</text:p>
          </table:table-cell>
          <table:table-cell table:style-name="ce7" table:formula="of:=[source.H53]" office:value-type="float" office:value="1">
            <text:p>1</text:p>
          </table:table-cell>
          <table:table-cell table:style-name="ce7" table:formula="of:=CEILING([.$H53];[.M53])" office:value-type="float" office:value="6">
            <text:p>6</text:p>
          </table:table-cell>
          <table:table-cell table:style-name="ce36" table:formula="of:=IF([.N53]*[.L53] &gt; 0; [.N53]*[.L53]; &quot;&quot;)" office:value-type="float" office:value="3.6">
            <text:p>3.60</text:p>
          </table:table-cell>
          <table:table-cell table:style-name="ce24" table:formula="of:=[source.I53]" office:value-type="float" office:value="1163595">
            <text:p>1163595</text:p>
          </table:table-cell>
          <table:table-cell table:style-name="ce30" table:formula="of:=[source.J53]" office:value-type="float" office:value="0.482">
            <text:p>0.482</text:p>
          </table:table-cell>
          <table:table-cell table:style-name="ce7" table:formula="of:=[source.K53]" office:value-type="float" office:value="1">
            <text:p>1</text:p>
          </table:table-cell>
          <table:table-cell table:style-name="ce7" table:formula="of:=CEILING([.$H53];[.R53])" office:value-type="float" office:value="6">
            <text:p>6</text:p>
          </table:table-cell>
          <table:table-cell table:style-name="ce36" table:formula="of:=IF([.S53]*[.Q53] &gt; 0; [.S53]*[.Q53]; &quot;&quot;)" office:value-type="float" office:value="2.892">
            <text:p>2.89</text:p>
          </table:table-cell>
          <table:table-cell table:style-name="ce24" table:formula="of:=[source.L53]" office:value-type="string" office:string-value="443-249">
            <text:p>443-249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3]" office:value-type="float" office:value="1">
            <text:p>1</text:p>
          </table:table-cell>
          <table:table-cell table:style-name="ce7" table:formula="of:=CEILING([.$H53];[.W53])" office:value-type="float" office:value="6">
            <text:p>6</text:p>
          </table:table-cell>
          <table:table-cell table:style-name="ce36" table:formula="of:=IF([.X53]*[.V53] &gt; 0; [.X53]*[.V53]; &quot;&quot;)" office:value-type="float" office:value="5994">
            <text:p>5,994.00</text:p>
          </table:table-cell>
          <table:table-cell table:style-name="ce40" table:formula="of:=IF([.$A53] &lt;&gt; &quot;&quot;; IF(MIN([.$O53];[.$T53];[.$Y53]) = [.$O53]; [.$K$1]; IF(MIN([.$O53];[.$T53];[.$Y53]) = [.$T53]; [.$P$1]; IF(ISNUMBER([.$Y53]); [.$U$1]; &quot;NO PRICING&quot;))); &quot;&quot;)" office:value-type="string" office:string-value="Farnell US">
            <text:p>Farnell US</text:p>
          </table:table-cell>
          <table:table-cell table:style-name="ce45" table:formula="of:=IF([.$A53] &lt;&gt; &quot;&quot;; IF(MIN([.$O53];[.$T53];[.$Y53]) = [.$O53]; [.$K53]; IF(MIN([.$O53];[.$T53];[.$Y53]) = [.$T53]; [.$P53]; IF(ISNUMBER([.$Y53]); [.$U53]; &quot;NO PRICING&quot;))); &quot;&quot;)" office:value-type="float" office:value="1163595">
            <text:p>1163595</text:p>
          </table:table-cell>
          <table:table-cell table:style-name="ce48" table:formula="of:=IF([.$A53] &lt;&gt; &quot;&quot;; IF(MIN([.$O53];[.$T53];[.$Y53]) = [.$O53]; [.$N53]; IF(MIN([.$O53];[.$T53];[.$Y53]) = [.$T53]; [.$S53]; IF(ISNUMBER([.$Y53]); [.$X53]; &quot;NO PRICING&quot;))); &quot;&quot;)" office:value-type="float" office:value="6">
            <text:p>6</text:p>
          </table:table-cell>
          <table:table-cell table:style-name="ce51" table:formula="of:=IF([.$A53] &lt;&gt; &quot;&quot;; IF(MIN([.$O53];[.$T53];[.$Y53]) = [.$O53]; [.$O53]; IF(MIN([.$O53];[.$T53];[.$Y53]) = [.$T53]; [.$T53]; IF(ISNUMBER([.$Y53]); [.$Y53]; &quot;NO PRICING&quot;))); &quot;&quot;)" office:value-type="float" office:value="2.892">
            <text:p>2.89</text:p>
          </table:table-cell>
          <table:table-cell table:style-name="ce55" office:value-type="string">
            <text:p>OK</text:p>
          </table:table-cell>
          <table:table-cell table:style-name="ce7" table:formula="of:=[.H53]" office:value-type="float" office:value="6">
            <text:p>6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4])" office:value-type="string" office:string-value="74HC541N Octal 3-state buffer">
            <text:p>74HC541N Octal 3-state buffer</text:p>
          </table:table-cell>
          <table:table-cell table:style-name="ce7" table:formula="of:=T([source.C54])" office:value-type="string" office:string-value="74HC541N">
            <text:p>74HC541N</text:p>
          </table:table-cell>
          <table:table-cell table:style-name="ce7" table:formula="of:=T([source.D54])" office:value-type="string" office:string-value="74HC541N Octal 3-state buffer">
            <text:p>74HC541N Octal 3-state buffer</text:p>
          </table:table-cell>
          <table:table-cell table:style-name="ce16" table:formula="of:=T([source.E63])">
            <text:p/>
          </table:table-cell>
          <table:table-cell table:style-name="ce7" table:formula="of:=[source.A54]" office:value-type="float" office:value="52">
            <text:p>52</text:p>
          </table:table-cell>
          <table:table-cell table:style-name="ce7" table:formula="of:=ROUND([.E54]* (1 + extra))" office:value-type="float" office:value="57">
            <text:p>57</text:p>
          </table:table-cell>
          <table:table-cell table:style-name="ce7" table:formula="of:=MAX([.F54];[.E54]+1)" office:value-type="float" office:value="57">
            <text:p>57</text:p>
          </table:table-cell>
          <table:table-cell table:style-name="ce18" office:value-type="float" office:value="60">
            <text:p>60</text:p>
          </table:table-cell>
          <table:table-cell table:style-name="ce7" table:formula="of:=[.G54]-[.H54]" office:value-type="float" office:value="-3">
            <text:p>-3</text:p>
          </table:table-cell>
          <table:table-cell table:style-name="ce7"/>
          <table:table-cell table:style-name="ce24" table:formula="of:=[source.F54]" office:value-type="float" office:value="1470755">
            <text:p>1470755</text:p>
          </table:table-cell>
          <table:table-cell table:style-name="ce30" table:formula="of:=[source.G54]" office:value-type="float" office:value="0.25">
            <text:p>0.250</text:p>
          </table:table-cell>
          <table:table-cell table:style-name="ce7" table:formula="of:=[source.H54]" office:value-type="float" office:value="10">
            <text:p>10</text:p>
          </table:table-cell>
          <table:table-cell table:style-name="ce7" table:formula="of:=CEILING([.$H54];[.M54])" office:value-type="float" office:value="60">
            <text:p>60</text:p>
          </table:table-cell>
          <table:table-cell table:style-name="ce36" table:formula="of:=IF([.N54]*[.L54] &gt; 0; [.N54]*[.L54]; &quot;&quot;)" office:value-type="float" office:value="15">
            <text:p>15.00</text:p>
          </table:table-cell>
          <table:table-cell table:style-name="ce24" table:formula="of:=[source.I54]" office:value-type="float" office:value="0">
            <text:p/>
          </table:table-cell>
          <table:table-cell table:style-name="ce30" table:formula="of:=[source.J54]" office:value-type="float" office:value="0">
            <text:p>0.000</text:p>
          </table:table-cell>
          <table:table-cell table:style-name="ce7" table:formula="of:=[source.K54]" office:value-type="float" office:value="0">
            <text:p>0</text:p>
          </table:table-cell>
          <table:table-cell table:style-name="ce7" table:formula="of:=CEILING([.$H54];[.R54])" office:value-type="float" office:value="0">
            <text:p>0</text:p>
          </table:table-cell>
          <table:table-cell table:style-name="ce36" table:formula="of:=IF([.S54]*[.Q54] &gt; 0; [.S54]*[.Q54]; &quot;&quot;)">
            <text:p/>
          </table:table-cell>
          <table:table-cell table:style-name="ce24" table:formula="of:=[source.L54]" office:value-type="string" office:string-value="714-0953">
            <text:p>714-095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4]" office:value-type="float" office:value="20">
            <text:p>20</text:p>
          </table:table-cell>
          <table:table-cell table:style-name="ce7" table:formula="of:=CEILING([.$H54];[.W54])" office:value-type="float" office:value="60">
            <text:p>60</text:p>
          </table:table-cell>
          <table:table-cell table:style-name="ce36" table:formula="of:=IF([.X54]*[.V54] &gt; 0; [.X54]*[.V54]; &quot;&quot;)" office:value-type="float" office:value="59940">
            <text:p>59,940.00</text:p>
          </table:table-cell>
          <table:table-cell table:style-name="ce40" table:formula="of:=IF([.$A54] &lt;&gt; &quot;&quot;; IF(MIN([.$O54];[.$T54];[.$Y54]) = [.$O54]; [.$K$1]; IF(MIN([.$O54];[.$T54];[.$Y54]) = [.$T54]; [.$P$1]; IF(ISNUMBER([.$Y54]); [.$U$1]; &quot;NO PRICING&quot;))); &quot;&quot;)" office:value-type="string" office:string-value="Farnell">
            <text:p>Farnell</text:p>
          </table:table-cell>
          <table:table-cell table:style-name="ce45" table:formula="of:=IF([.$A54] &lt;&gt; &quot;&quot;; IF(MIN([.$O54];[.$T54];[.$Y54]) = [.$O54]; [.$K54]; IF(MIN([.$O54];[.$T54];[.$Y54]) = [.$T54]; [.$P54]; IF(ISNUMBER([.$Y54]); [.$U54]; &quot;NO PRICING&quot;))); &quot;&quot;)" office:value-type="float" office:value="1470755">
            <text:p>1470755</text:p>
          </table:table-cell>
          <table:table-cell table:style-name="ce48" table:formula="of:=IF([.$A54] &lt;&gt; &quot;&quot;; IF(MIN([.$O54];[.$T54];[.$Y54]) = [.$O54]; [.$N54]; IF(MIN([.$O54];[.$T54];[.$Y54]) = [.$T54]; [.$S54]; IF(ISNUMBER([.$Y54]); [.$X54]; &quot;NO PRICING&quot;))); &quot;&quot;)" office:value-type="float" office:value="60">
            <text:p>60</text:p>
          </table:table-cell>
          <table:table-cell table:style-name="ce51" table:formula="of:=IF([.$A54] &lt;&gt; &quot;&quot;; IF(MIN([.$O54];[.$T54];[.$Y54]) = [.$O54]; [.$O54]; IF(MIN([.$O54];[.$T54];[.$Y54]) = [.$T54]; [.$T54]; IF(ISNUMBER([.$Y54]); [.$Y54]; &quot;NO PRICING&quot;))); &quot;&quot;)" office:value-type="float" office:value="15">
            <text:p>15.00</text:p>
          </table:table-cell>
          <table:table-cell table:style-name="ce55" office:value-type="string">
            <text:p>OK</text:p>
          </table:table-cell>
          <table:table-cell table:style-name="ce7" table:formula="of:=[.H54]" office:value-type="float" office:value="60">
            <text:p>6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5])" office:value-type="string" office:string-value="74HC574 8-bit D Flip Flop bus driver">
            <text:p>74HC574 8-bit D Flip Flop bus driver</text:p>
          </table:table-cell>
          <table:table-cell table:style-name="ce7" table:formula="of:=T([source.C55])" office:value-type="string" office:string-value="74HC574N">
            <text:p>74HC574N</text:p>
          </table:table-cell>
          <table:table-cell table:style-name="ce7" table:formula="of:=T([source.D55])" office:value-type="string" office:string-value="74HC574 8-bit D Flip Flop bus driver">
            <text:p>74HC574 8-bit D Flip Flop bus driver</text:p>
          </table:table-cell>
          <table:table-cell table:style-name="ce16" table:formula="of:=T([source.E62])">
            <text:p/>
          </table:table-cell>
          <table:table-cell table:style-name="ce7" table:formula="of:=[source.A55]" office:value-type="float" office:value="15">
            <text:p>15</text:p>
          </table:table-cell>
          <table:table-cell table:style-name="ce7" table:formula="of:=ROUND([.E55]* (1 + extra))" office:value-type="float" office:value="17">
            <text:p>17</text:p>
          </table:table-cell>
          <table:table-cell table:style-name="ce7" table:formula="of:=MAX([.F55];[.E55]+1)" office:value-type="float" office:value="17">
            <text:p>17</text:p>
          </table:table-cell>
          <table:table-cell table:style-name="ce18" table:formula="of:=[.G55]" office:value-type="float" office:value="17">
            <text:p>17</text:p>
          </table:table-cell>
          <table:table-cell table:style-name="ce7" table:formula="of:=[.G55]-[.H55]" office:value-type="float" office:value="0">
            <text:p>0</text:p>
          </table:table-cell>
          <table:table-cell table:style-name="ce7"/>
          <table:table-cell table:style-name="ce24" table:formula="of:=[source.F55]" office:value-type="float" office:value="380830">
            <text:p>380830</text:p>
          </table:table-cell>
          <table:table-cell table:style-name="ce30" table:formula="of:=[source.G55]" office:value-type="float" office:value="0.42">
            <text:p>0.420</text:p>
          </table:table-cell>
          <table:table-cell table:style-name="ce7" table:formula="of:=[source.H55]" office:value-type="float" office:value="10">
            <text:p>10</text:p>
          </table:table-cell>
          <table:table-cell table:style-name="ce7" table:formula="of:=CEILING([.$H55];[.M55])" office:value-type="float" office:value="20">
            <text:p>20</text:p>
          </table:table-cell>
          <table:table-cell table:style-name="ce36" table:formula="of:=IF([.N55]*[.L55] &gt; 0; [.N55]*[.L55]; &quot;&quot;)" office:value-type="float" office:value="8.4">
            <text:p>8.40</text:p>
          </table:table-cell>
          <table:table-cell table:style-name="ce24" table:formula="of:=[source.I55]" office:value-type="float" office:value="0">
            <text:p/>
          </table:table-cell>
          <table:table-cell table:style-name="ce30" table:formula="of:=[source.J55]" office:value-type="float" office:value="0">
            <text:p>0.000</text:p>
          </table:table-cell>
          <table:table-cell table:style-name="ce7" table:formula="of:=[source.K55]" office:value-type="float" office:value="0">
            <text:p>0</text:p>
          </table:table-cell>
          <table:table-cell table:style-name="ce7" table:formula="of:=CEILING([.$H55];[.R55])" office:value-type="float" office:value="0">
            <text:p>0</text:p>
          </table:table-cell>
          <table:table-cell table:style-name="ce36" table:formula="of:=IF([.S55]*[.Q55] &gt; 0; [.S55]*[.Q55]; &quot;&quot;)">
            <text:p/>
          </table:table-cell>
          <table:table-cell table:style-name="ce24" table:formula="of:=[source.L55]" office:value-type="string" office:string-value="714-0950">
            <text:p>714-0950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5]" office:value-type="float" office:value="20">
            <text:p>20</text:p>
          </table:table-cell>
          <table:table-cell table:style-name="ce7" table:formula="of:=CEILING([.$H55];[.W55])" office:value-type="float" office:value="20">
            <text:p>20</text:p>
          </table:table-cell>
          <table:table-cell table:style-name="ce36" table:formula="of:=IF([.X55]*[.V55] &gt; 0; [.X55]*[.V55]; &quot;&quot;)" office:value-type="float" office:value="19980">
            <text:p>19,980.00</text:p>
          </table:table-cell>
          <table:table-cell table:style-name="ce40" table:formula="of:=IF([.$A55] &lt;&gt; &quot;&quot;; IF(MIN([.$O55];[.$T55];[.$Y55]) = [.$O55]; [.$K$1]; IF(MIN([.$O55];[.$T55];[.$Y55]) = [.$T55]; [.$P$1]; IF(ISNUMBER([.$Y55]); [.$U$1]; &quot;NO PRICING&quot;))); &quot;&quot;)" office:value-type="string" office:string-value="Farnell">
            <text:p>Farnell</text:p>
          </table:table-cell>
          <table:table-cell table:style-name="ce45" table:formula="of:=IF([.$A55] &lt;&gt; &quot;&quot;; IF(MIN([.$O55];[.$T55];[.$Y55]) = [.$O55]; [.$K55]; IF(MIN([.$O55];[.$T55];[.$Y55]) = [.$T55]; [.$P55]; IF(ISNUMBER([.$Y55]); [.$U55]; &quot;NO PRICING&quot;))); &quot;&quot;)" office:value-type="float" office:value="380830">
            <text:p>380830</text:p>
          </table:table-cell>
          <table:table-cell table:style-name="ce48" table:formula="of:=IF([.$A55] &lt;&gt; &quot;&quot;; IF(MIN([.$O55];[.$T55];[.$Y55]) = [.$O55]; [.$N55]; IF(MIN([.$O55];[.$T55];[.$Y55]) = [.$T55]; [.$S55]; IF(ISNUMBER([.$Y55]); [.$X55]; &quot;NO PRICING&quot;))); &quot;&quot;)" office:value-type="float" office:value="20">
            <text:p>20</text:p>
          </table:table-cell>
          <table:table-cell table:style-name="ce51" table:formula="of:=IF([.$A55] &lt;&gt; &quot;&quot;; IF(MIN([.$O55];[.$T55];[.$Y55]) = [.$O55]; [.$O55]; IF(MIN([.$O55];[.$T55];[.$Y55]) = [.$T55]; [.$T55]; IF(ISNUMBER([.$Y55]); [.$Y55]; &quot;NO PRICING&quot;))); &quot;&quot;)" office:value-type="float" office:value="8.4">
            <text:p>8.40</text:p>
          </table:table-cell>
          <table:table-cell table:style-name="ce55" office:value-type="string">
            <text:p>OK (9591630)</text:p>
          </table:table-cell>
          <table:table-cell table:style-name="ce7" table:formula="of:=[.H55]" office:value-type="float" office:value="17">
            <text:p>17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6])" office:value-type="string" office:string-value="74HC590 8-bit registered binary counter">
            <text:p>74HC590 8-bit registered binary counter</text:p>
          </table:table-cell>
          <table:table-cell table:style-name="ce7" table:formula="of:=T([source.C56])" office:value-type="string" office:string-value="74HC590N">
            <text:p>74HC590N</text:p>
          </table:table-cell>
          <table:table-cell table:style-name="ce7" table:formula="of:=T([source.D56])" office:value-type="string" office:string-value="74HC590 8-bit registered binary counter">
            <text:p>74HC590 8-bit registered binary counter</text:p>
          </table:table-cell>
          <table:table-cell table:style-name="ce16" table:formula="of:=T([source.E59])">
            <text:p/>
          </table:table-cell>
          <table:table-cell table:style-name="ce7" table:formula="of:=[source.A56]" office:value-type="float" office:value="1">
            <text:p>1</text:p>
          </table:table-cell>
          <table:table-cell table:style-name="ce7" table:formula="of:=ROUND([.E56]* (1 + extra))" office:value-type="float" office:value="1">
            <text:p>1</text:p>
          </table:table-cell>
          <table:table-cell table:style-name="ce7" table:formula="of:=MAX([.F56];[.E56]+1)" office:value-type="float" office:value="2">
            <text:p>2</text:p>
          </table:table-cell>
          <table:table-cell table:style-name="ce18" table:formula="of:=[.G56]" office:value-type="float" office:value="2">
            <text:p>2</text:p>
          </table:table-cell>
          <table:table-cell table:style-name="ce7" table:formula="of:=[.G56]-[.H56]" office:value-type="float" office:value="0">
            <text:p>0</text:p>
          </table:table-cell>
          <table:table-cell table:style-name="ce7"/>
          <table:table-cell table:style-name="ce24" table:formula="of:=[source.F56]" office:value-type="float" office:value="1652001">
            <text:p>1652001</text:p>
          </table:table-cell>
          <table:table-cell table:style-name="ce30" table:formula="of:=[source.G56]" office:value-type="float" office:value="0.52">
            <text:p>0.520</text:p>
          </table:table-cell>
          <table:table-cell table:style-name="ce7" table:formula="of:=[source.H56]" office:value-type="float" office:value="1">
            <text:p>1</text:p>
          </table:table-cell>
          <table:table-cell table:style-name="ce7" table:formula="of:=CEILING([.$H56];[.M56])" office:value-type="float" office:value="2">
            <text:p>2</text:p>
          </table:table-cell>
          <table:table-cell table:style-name="ce36" table:formula="of:=IF([.N56]*[.L56] &gt; 0; [.N56]*[.L56]; &quot;&quot;)" office:value-type="float" office:value="1.04">
            <text:p>1.04</text:p>
          </table:table-cell>
          <table:table-cell table:style-name="ce24" table:formula="of:=[source.I56]" office:value-type="float" office:value="0">
            <text:p/>
          </table:table-cell>
          <table:table-cell table:style-name="ce30" table:formula="of:=[source.J56]" office:value-type="float" office:value="0">
            <text:p>0.000</text:p>
          </table:table-cell>
          <table:table-cell table:style-name="ce7" table:formula="of:=[source.K56]" office:value-type="float" office:value="0">
            <text:p>0</text:p>
          </table:table-cell>
          <table:table-cell table:style-name="ce7" table:formula="of:=CEILING([.$H56];[.R56])" office:value-type="float" office:value="0">
            <text:p>0</text:p>
          </table:table-cell>
          <table:table-cell table:style-name="ce36" table:formula="of:=IF([.S56]*[.Q56] &gt; 0; [.S56]*[.Q56]; &quot;&quot;)">
            <text:p/>
          </table:table-cell>
          <table:table-cell table:style-name="ce24" table:formula="of:=[source.L56]" office:value-type="string" office:string-value="709-2523">
            <text:p>709-252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6]" office:value-type="float" office:value="5">
            <text:p>5</text:p>
          </table:table-cell>
          <table:table-cell table:style-name="ce7" table:formula="of:=CEILING([.$H56];[.W56])" office:value-type="float" office:value="5">
            <text:p>5</text:p>
          </table:table-cell>
          <table:table-cell table:style-name="ce36" table:formula="of:=IF([.X56]*[.V56] &gt; 0; [.X56]*[.V56]; &quot;&quot;)" office:value-type="float" office:value="4995">
            <text:p>4,995.00</text:p>
          </table:table-cell>
          <table:table-cell table:style-name="ce40" table:formula="of:=IF([.$A56] &lt;&gt; &quot;&quot;; IF(MIN([.$O56];[.$T56];[.$Y56]) = [.$O56]; [.$K$1]; IF(MIN([.$O56];[.$T56];[.$Y56]) = [.$T56]; [.$P$1]; IF(ISNUMBER([.$Y56]); [.$U$1]; &quot;NO PRICING&quot;))); &quot;&quot;)" office:value-type="string" office:string-value="Farnell">
            <text:p>Farnell</text:p>
          </table:table-cell>
          <table:table-cell table:style-name="ce45" table:formula="of:=IF([.$A56] &lt;&gt; &quot;&quot;; IF(MIN([.$O56];[.$T56];[.$Y56]) = [.$O56]; [.$K56]; IF(MIN([.$O56];[.$T56];[.$Y56]) = [.$T56]; [.$P56]; IF(ISNUMBER([.$Y56]); [.$U56]; &quot;NO PRICING&quot;))); &quot;&quot;)" office:value-type="float" office:value="1652001">
            <text:p>1652001</text:p>
          </table:table-cell>
          <table:table-cell table:style-name="ce48" table:formula="of:=IF([.$A56] &lt;&gt; &quot;&quot;; IF(MIN([.$O56];[.$T56];[.$Y56]) = [.$O56]; [.$N56]; IF(MIN([.$O56];[.$T56];[.$Y56]) = [.$T56]; [.$S56]; IF(ISNUMBER([.$Y56]); [.$X56]; &quot;NO PRICING&quot;))); &quot;&quot;)" office:value-type="float" office:value="2">
            <text:p>2</text:p>
          </table:table-cell>
          <table:table-cell table:style-name="ce51" table:formula="of:=IF([.$A56] &lt;&gt; &quot;&quot;; IF(MIN([.$O56];[.$T56];[.$Y56]) = [.$O56]; [.$O56]; IF(MIN([.$O56];[.$T56];[.$Y56]) = [.$T56]; [.$T56]; IF(ISNUMBER([.$Y56]); [.$Y56]; &quot;NO PRICING&quot;))); &quot;&quot;)" office:value-type="float" office:value="1.04">
            <text:p>1.04</text:p>
          </table:table-cell>
          <table:table-cell table:style-name="ce55" office:value-type="string">
            <text:p>OK</text:p>
          </table:table-cell>
          <table:table-cell table:style-name="ce7" table:formula="of:=[.H56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7])" office:value-type="string" office:string-value="74HC688 8-bit magnitude/identity comparator">
            <text:p>74HC688 8-bit magnitude/identity comparator</text:p>
          </table:table-cell>
          <table:table-cell table:style-name="ce7" table:formula="of:=T([source.C57])" office:value-type="string" office:string-value="74HC688N">
            <text:p>74HC688N</text:p>
          </table:table-cell>
          <table:table-cell table:style-name="ce7" table:formula="of:=T([source.D57])" office:value-type="string" office:string-value="74HC688 8-bit magnitude/identity comparator">
            <text:p>74HC688 8-bit magnitude/identity comparator</text:p>
          </table:table-cell>
          <table:table-cell table:style-name="ce16" table:formula="of:=T([source.E60])">
            <text:p/>
          </table:table-cell>
          <table:table-cell table:style-name="ce7" table:formula="of:=[source.A57]" office:value-type="float" office:value="5">
            <text:p>5</text:p>
          </table:table-cell>
          <table:table-cell table:style-name="ce7" table:formula="of:=ROUND([.E57]* (1 + extra))" office:value-type="float" office:value="6">
            <text:p>6</text:p>
          </table:table-cell>
          <table:table-cell table:style-name="ce7" table:formula="of:=MAX([.F57];[.E57]+1)" office:value-type="float" office:value="6">
            <text:p>6</text:p>
          </table:table-cell>
          <table:table-cell table:style-name="ce18" table:formula="of:=[.G57]" office:value-type="float" office:value="6">
            <text:p>6</text:p>
          </table:table-cell>
          <table:table-cell table:style-name="ce7" table:formula="of:=[.G57]-[.H57]" office:value-type="float" office:value="0">
            <text:p>0</text:p>
          </table:table-cell>
          <table:table-cell table:style-name="ce7"/>
          <table:table-cell table:style-name="ce24" table:formula="of:=[source.F57]" office:value-type="float" office:value="9591672">
            <text:p>9591672</text:p>
          </table:table-cell>
          <table:table-cell table:style-name="ce30" table:formula="of:=[source.G57]" office:value-type="float" office:value="0.67">
            <text:p>0.670</text:p>
          </table:table-cell>
          <table:table-cell table:style-name="ce7" table:formula="of:=[source.H57]" office:value-type="float" office:value="10">
            <text:p>10</text:p>
          </table:table-cell>
          <table:table-cell table:style-name="ce7" table:formula="of:=CEILING([.$H57];[.M57])" office:value-type="float" office:value="10">
            <text:p>10</text:p>
          </table:table-cell>
          <table:table-cell table:style-name="ce36" table:formula="of:=IF([.N57]*[.L57] &gt; 0; [.N57]*[.L57]; &quot;&quot;)" office:value-type="float" office:value="6.7">
            <text:p>6.70</text:p>
          </table:table-cell>
          <table:table-cell table:style-name="ce24" table:formula="of:=[source.I57]" office:value-type="float" office:value="0">
            <text:p/>
          </table:table-cell>
          <table:table-cell table:style-name="ce30" table:formula="of:=[source.J57]" office:value-type="float" office:value="0">
            <text:p>0.000</text:p>
          </table:table-cell>
          <table:table-cell table:style-name="ce7" table:formula="of:=[source.K57]" office:value-type="float" office:value="0">
            <text:p>0</text:p>
          </table:table-cell>
          <table:table-cell table:style-name="ce7" table:formula="of:=CEILING([.$H57];[.R57])" office:value-type="float" office:value="0">
            <text:p>0</text:p>
          </table:table-cell>
          <table:table-cell table:style-name="ce36" table:formula="of:=IF([.S57]*[.Q57] &gt; 0; [.S57]*[.Q57]; &quot;&quot;)">
            <text:p/>
          </table:table-cell>
          <table:table-cell table:style-name="ce24" table:formula="of:=[source.L57]" office:value-type="string" office:string-value="709-2179">
            <text:p>709-2179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7]" office:value-type="float" office:value="5">
            <text:p>5</text:p>
          </table:table-cell>
          <table:table-cell table:style-name="ce7" table:formula="of:=CEILING([.$H57];[.W57])" office:value-type="float" office:value="10">
            <text:p>10</text:p>
          </table:table-cell>
          <table:table-cell table:style-name="ce36" table:formula="of:=IF([.X57]*[.V57] &gt; 0; [.X57]*[.V57]; &quot;&quot;)" office:value-type="float" office:value="9990">
            <text:p>9,990.00</text:p>
          </table:table-cell>
          <table:table-cell table:style-name="ce40" table:formula="of:=IF([.$A57] &lt;&gt; &quot;&quot;; IF(MIN([.$O57];[.$T57];[.$Y57]) = [.$O57]; [.$K$1]; IF(MIN([.$O57];[.$T57];[.$Y57]) = [.$T57]; [.$P$1]; IF(ISNUMBER([.$Y57]); [.$U$1]; &quot;NO PRICING&quot;))); &quot;&quot;)" office:value-type="string" office:string-value="Farnell">
            <text:p>Farnell</text:p>
          </table:table-cell>
          <table:table-cell table:style-name="ce45" table:formula="of:=IF([.$A57] &lt;&gt; &quot;&quot;; IF(MIN([.$O57];[.$T57];[.$Y57]) = [.$O57]; [.$K57]; IF(MIN([.$O57];[.$T57];[.$Y57]) = [.$T57]; [.$P57]; IF(ISNUMBER([.$Y57]); [.$U57]; &quot;NO PRICING&quot;))); &quot;&quot;)" office:value-type="float" office:value="9591672">
            <text:p>9591672</text:p>
          </table:table-cell>
          <table:table-cell table:style-name="ce48" table:formula="of:=IF([.$A57] &lt;&gt; &quot;&quot;; IF(MIN([.$O57];[.$T57];[.$Y57]) = [.$O57]; [.$N57]; IF(MIN([.$O57];[.$T57];[.$Y57]) = [.$T57]; [.$S57]; IF(ISNUMBER([.$Y57]); [.$X57]; &quot;NO PRICING&quot;))); &quot;&quot;)" office:value-type="float" office:value="10">
            <text:p>10</text:p>
          </table:table-cell>
          <table:table-cell table:style-name="ce51" table:formula="of:=IF([.$A57] &lt;&gt; &quot;&quot;; IF(MIN([.$O57];[.$T57];[.$Y57]) = [.$O57]; [.$O57]; IF(MIN([.$O57];[.$T57];[.$Y57]) = [.$T57]; [.$T57]; IF(ISNUMBER([.$Y57]); [.$Y57]; &quot;NO PRICING&quot;))); &quot;&quot;)" office:value-type="float" office:value="6.7">
            <text:p>6.70</text:p>
          </table:table-cell>
          <table:table-cell table:style-name="ce55" office:value-type="string">
            <text:p>OK (1740256)</text:p>
          </table:table-cell>
          <table:table-cell table:style-name="ce7" table:formula="of:=[.H57]" office:value-type="float" office:value="6">
            <text:p>6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8])" office:value-type="string" office:string-value="74HC74N">
            <text:p>74HC74N</text:p>
          </table:table-cell>
          <table:table-cell table:style-name="ce7" table:formula="of:=T([source.C58])" office:value-type="string" office:string-value="74HC74N">
            <text:p>74HC74N</text:p>
          </table:table-cell>
          <table:table-cell table:style-name="ce7" table:formula="of:=T([source.D58])">
            <text:p/>
          </table:table-cell>
          <table:table-cell table:style-name="ce16" table:formula="of:=T([source.E57])">
            <text:p/>
          </table:table-cell>
          <table:table-cell table:style-name="ce7" table:formula="of:=[source.A58]" office:value-type="float" office:value="7">
            <text:p>7</text:p>
          </table:table-cell>
          <table:table-cell table:style-name="ce7" table:formula="of:=ROUND([.E58]* (1 + extra))" office:value-type="float" office:value="8">
            <text:p>8</text:p>
          </table:table-cell>
          <table:table-cell table:style-name="ce7" table:formula="of:=MAX([.F58];[.E58]+1)" office:value-type="float" office:value="8">
            <text:p>8</text:p>
          </table:table-cell>
          <table:table-cell table:style-name="ce18" table:formula="of:=[.G58]" office:value-type="float" office:value="8">
            <text:p>8</text:p>
          </table:table-cell>
          <table:table-cell table:style-name="ce7" table:formula="of:=[.G58]-[.H58]" office:value-type="float" office:value="0">
            <text:p>0</text:p>
          </table:table-cell>
          <table:table-cell table:style-name="ce7"/>
          <table:table-cell table:style-name="ce24" table:formula="of:=[source.F58]" office:value-type="float" office:value="1013916">
            <text:p>1013916</text:p>
          </table:table-cell>
          <table:table-cell table:style-name="ce30" table:formula="of:=[source.G58]" office:value-type="float" office:value="0.103">
            <text:p>0.103</text:p>
          </table:table-cell>
          <table:table-cell table:style-name="ce7" table:formula="of:=[source.H58]" office:value-type="float" office:value="1">
            <text:p>1</text:p>
          </table:table-cell>
          <table:table-cell table:style-name="ce7" table:formula="of:=CEILING([.$H58];[.M58])" office:value-type="float" office:value="8">
            <text:p>8</text:p>
          </table:table-cell>
          <table:table-cell table:style-name="ce36" table:formula="of:=IF([.N58]*[.L58] &gt; 0; [.N58]*[.L58]; &quot;&quot;)" office:value-type="float" office:value="0.824">
            <text:p>0.82</text:p>
          </table:table-cell>
          <table:table-cell table:style-name="ce24" table:formula="of:=[source.I58]" office:value-type="float" office:value="0">
            <text:p/>
          </table:table-cell>
          <table:table-cell table:style-name="ce30" table:formula="of:=[source.J58]" office:value-type="float" office:value="0">
            <text:p>0.000</text:p>
          </table:table-cell>
          <table:table-cell table:style-name="ce7" table:formula="of:=[source.K58]" office:value-type="float" office:value="0">
            <text:p>0</text:p>
          </table:table-cell>
          <table:table-cell table:style-name="ce7" table:formula="of:=CEILING([.$H58];[.R58])" office:value-type="float" office:value="0">
            <text:p>0</text:p>
          </table:table-cell>
          <table:table-cell table:style-name="ce36" table:formula="of:=IF([.S58]*[.Q58] &gt; 0; [.S58]*[.Q58]; &quot;&quot;)">
            <text:p/>
          </table:table-cell>
          <table:table-cell table:style-name="ce24" table:formula="of:=[source.L58]" office:value-type="string" office:string-value="714-0975">
            <text:p>714-097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8]" office:value-type="float" office:value="20">
            <text:p>20</text:p>
          </table:table-cell>
          <table:table-cell table:style-name="ce7" table:formula="of:=CEILING([.$H58];[.W58])" office:value-type="float" office:value="20">
            <text:p>20</text:p>
          </table:table-cell>
          <table:table-cell table:style-name="ce36" table:formula="of:=IF([.X58]*[.V58] &gt; 0; [.X58]*[.V58]; &quot;&quot;)" office:value-type="float" office:value="19980">
            <text:p>19,980.00</text:p>
          </table:table-cell>
          <table:table-cell table:style-name="ce40" table:formula="of:=IF([.$A58] &lt;&gt; &quot;&quot;; IF(MIN([.$O58];[.$T58];[.$Y58]) = [.$O58]; [.$K$1]; IF(MIN([.$O58];[.$T58];[.$Y58]) = [.$T58]; [.$P$1]; IF(ISNUMBER([.$Y58]); [.$U$1]; &quot;NO PRICING&quot;))); &quot;&quot;)" office:value-type="string" office:string-value="Farnell">
            <text:p>Farnell</text:p>
          </table:table-cell>
          <table:table-cell table:style-name="ce45" table:formula="of:=IF([.$A58] &lt;&gt; &quot;&quot;; IF(MIN([.$O58];[.$T58];[.$Y58]) = [.$O58]; [.$K58]; IF(MIN([.$O58];[.$T58];[.$Y58]) = [.$T58]; [.$P58]; IF(ISNUMBER([.$Y58]); [.$U58]; &quot;NO PRICING&quot;))); &quot;&quot;)" office:value-type="float" office:value="1013916">
            <text:p>1013916</text:p>
          </table:table-cell>
          <table:table-cell table:style-name="ce48" table:formula="of:=IF([.$A58] &lt;&gt; &quot;&quot;; IF(MIN([.$O58];[.$T58];[.$Y58]) = [.$O58]; [.$N58]; IF(MIN([.$O58];[.$T58];[.$Y58]) = [.$T58]; [.$S58]; IF(ISNUMBER([.$Y58]); [.$X58]; &quot;NO PRICING&quot;))); &quot;&quot;)" office:value-type="float" office:value="8">
            <text:p>8</text:p>
          </table:table-cell>
          <table:table-cell table:style-name="ce51" table:formula="of:=IF([.$A58] &lt;&gt; &quot;&quot;; IF(MIN([.$O58];[.$T58];[.$Y58]) = [.$O58]; [.$O58]; IF(MIN([.$O58];[.$T58];[.$Y58]) = [.$T58]; [.$T58]; IF(ISNUMBER([.$Y58]); [.$Y58]; &quot;NO PRICING&quot;))); &quot;&quot;)" office:value-type="float" office:value="0.824">
            <text:p>0.82</text:p>
          </table:table-cell>
          <table:table-cell table:style-name="ce55" office:value-type="string">
            <text:p>OK</text:p>
          </table:table-cell>
          <table:table-cell table:style-name="ce7" table:formula="of:=[.H58]" office:value-type="float" office:value="8">
            <text:p>8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59])" office:value-type="string" office:string-value="74HC85N 4-bit Magnitude Comparator">
            <text:p>74HC85N 4-bit Magnitude Comparator</text:p>
          </table:table-cell>
          <table:table-cell table:style-name="ce7" table:formula="of:=T([source.C59])" office:value-type="string" office:string-value="74HC85N">
            <text:p>74HC85N</text:p>
          </table:table-cell>
          <table:table-cell table:style-name="ce7" table:formula="of:=T([source.D59])" office:value-type="string" office:string-value="74HC85N 4-bit Magnitude Comparator">
            <text:p>74HC85N 4-bit Magnitude Comparator</text:p>
          </table:table-cell>
          <table:table-cell table:style-name="ce16" table:formula="of:=T([source.E56])">
            <text:p/>
          </table:table-cell>
          <table:table-cell table:style-name="ce7" table:formula="of:=[source.A59]" office:value-type="float" office:value="1">
            <text:p>1</text:p>
          </table:table-cell>
          <table:table-cell table:style-name="ce7" table:formula="of:=ROUND([.E59]* (1 + extra))" office:value-type="float" office:value="1">
            <text:p>1</text:p>
          </table:table-cell>
          <table:table-cell table:style-name="ce7" table:formula="of:=MAX([.F59];[.E59]+1)" office:value-type="float" office:value="2">
            <text:p>2</text:p>
          </table:table-cell>
          <table:table-cell table:style-name="ce18"/>
          <table:table-cell table:style-name="ce7" table:formula="of:=[.G59]-[.H59]" office:value-type="float" office:value="2">
            <text:p>2</text:p>
          </table:table-cell>
          <table:table-cell table:style-name="ce7"/>
          <table:table-cell table:style-name="ce24" table:formula="of:=[source.F59]" office:value-type="float" office:value="380489">
            <text:p>380489</text:p>
          </table:table-cell>
          <table:table-cell table:style-name="ce30" table:formula="of:=[source.G59]" office:value-type="float" office:value="0.61">
            <text:p>0.610</text:p>
          </table:table-cell>
          <table:table-cell table:style-name="ce7" table:formula="of:=[source.H59]" office:value-type="float" office:value="1">
            <text:p>1</text:p>
          </table:table-cell>
          <table:table-cell table:style-name="ce7" table:formula="of:=CEILING([.$H59];[.M59])" office:value-type="float" office:value="0">
            <text:p>0</text:p>
          </table:table-cell>
          <table:table-cell table:style-name="ce36" table:formula="of:=IF([.N59]*[.L59] &gt; 0; [.N59]*[.L59]; &quot;&quot;)">
            <text:p/>
          </table:table-cell>
          <table:table-cell table:style-name="ce24" table:formula="of:=[source.I59]" office:value-type="float" office:value="1387859">
            <text:p>1387859</text:p>
          </table:table-cell>
          <table:table-cell table:style-name="ce30" table:formula="of:=[source.J59]" office:value-type="float" office:value="0.543">
            <text:p>0.543</text:p>
          </table:table-cell>
          <table:table-cell table:style-name="ce7" table:formula="of:=[source.K59]" office:value-type="float" office:value="1">
            <text:p>1</text:p>
          </table:table-cell>
          <table:table-cell table:style-name="ce7" table:formula="of:=CEILING([.$H59];[.R59])" office:value-type="float" office:value="0">
            <text:p>0</text:p>
          </table:table-cell>
          <table:table-cell table:style-name="ce36" table:formula="of:=IF([.S59]*[.Q59] &gt; 0; [.S59]*[.Q59]; &quot;&quot;)">
            <text:p/>
          </table:table-cell>
          <table:table-cell table:style-name="ce24" table:formula="of:=[source.L59]" office:value-type="string" office:string-value="527-801">
            <text:p>527-801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59]" office:value-type="float" office:value="25">
            <text:p>25</text:p>
          </table:table-cell>
          <table:table-cell table:style-name="ce7" table:formula="of:=CEILING([.$H59];[.W59])" office:value-type="float" office:value="0">
            <text:p>0</text:p>
          </table:table-cell>
          <table:table-cell table:style-name="ce36" table:formula="of:=IF([.X59]*[.V59] &gt; 0; [.X59]*[.V59]; &quot;&quot;)">
            <text:p/>
          </table:table-cell>
          <table:table-cell table:style-name="ce40" table:formula="of:=IF([.$A59] &lt;&gt; &quot;&quot;; IF(MIN([.$O59];[.$T59];[.$Y59]) = [.$O59]; [.$K$1]; IF(MIN([.$O59];[.$T59];[.$Y59]) = [.$T59]; [.$P$1]; IF(ISNUMBER([.$Y59]); [.$U$1]; &quot;NO PRICING&quot;))); &quot;&quot;)" office:value-type="string" office:string-value="NO PRICING">
            <text:p>NO PRICING</text:p>
          </table:table-cell>
          <table:table-cell table:style-name="ce45" table:formula="of:=IF([.$A59] &lt;&gt; &quot;&quot;; IF(MIN([.$O59];[.$T59];[.$Y59]) = [.$O59]; [.$K59]; IF(MIN([.$O59];[.$T59];[.$Y59]) = [.$T59]; [.$P59]; IF(ISNUMBER([.$Y59]); [.$U59]; &quot;NO PRICING&quot;))); &quot;&quot;)" office:value-type="string" office:string-value="NO PRICING">
            <text:p>NO PRICING</text:p>
          </table:table-cell>
          <table:table-cell table:style-name="ce48" table:formula="of:=IF([.$A59] &lt;&gt; &quot;&quot;; IF(MIN([.$O59];[.$T59];[.$Y59]) = [.$O59]; [.$N59]; IF(MIN([.$O59];[.$T59];[.$Y59]) = [.$T59]; [.$S59]; IF(ISNUMBER([.$Y59]); [.$X59]; &quot;NO PRICING&quot;))); &quot;&quot;)" office:value-type="string" office:string-value="NO PRICING">
            <text:p>NO PRICING</text:p>
          </table:table-cell>
          <table:table-cell table:style-name="ce51" table:formula="of:=IF([.$A59] &lt;&gt; &quot;&quot;; IF(MIN([.$O59];[.$T59];[.$Y59]) = [.$O59]; [.$O59]; IF(MIN([.$O59];[.$T59];[.$Y59]) = [.$T59]; [.$T59]; IF(ISNUMBER([.$Y59]); [.$Y59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59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0])" office:value-type="string" office:string-value="74HC86N">
            <text:p>74HC86N</text:p>
          </table:table-cell>
          <table:table-cell table:style-name="ce7" table:formula="of:=T([source.C60])" office:value-type="string" office:string-value="74HC86N">
            <text:p>74HC86N</text:p>
          </table:table-cell>
          <table:table-cell table:style-name="ce7" table:formula="of:=T([source.D60])">
            <text:p/>
          </table:table-cell>
          <table:table-cell table:style-name="ce16" table:formula="of:=T([source.E61])">
            <text:p/>
          </table:table-cell>
          <table:table-cell table:style-name="ce7" table:formula="of:=[source.A60]" office:value-type="float" office:value="1">
            <text:p>1</text:p>
          </table:table-cell>
          <table:table-cell table:style-name="ce7" table:formula="of:=ROUND([.E60]* (1 + extra))" office:value-type="float" office:value="1">
            <text:p>1</text:p>
          </table:table-cell>
          <table:table-cell table:style-name="ce7" table:formula="of:=MAX([.F60];[.E60]+1)" office:value-type="float" office:value="2">
            <text:p>2</text:p>
          </table:table-cell>
          <table:table-cell table:style-name="ce18" table:formula="of:=[.G60]" office:value-type="float" office:value="2">
            <text:p>2</text:p>
          </table:table-cell>
          <table:table-cell table:style-name="ce7" table:formula="of:=[.G60]-[.H60]" office:value-type="float" office:value="0">
            <text:p>0</text:p>
          </table:table-cell>
          <table:table-cell table:style-name="ce7"/>
          <table:table-cell table:style-name="ce24" table:formula="of:=[source.F60]" office:value-type="float" office:value="0">
            <text:p/>
          </table:table-cell>
          <table:table-cell table:style-name="ce30" table:formula="of:=[source.G60]" office:value-type="float" office:value="0">
            <text:p>0.000</text:p>
          </table:table-cell>
          <table:table-cell table:style-name="ce7" table:formula="of:=[source.H60]" office:value-type="float" office:value="0">
            <text:p>0</text:p>
          </table:table-cell>
          <table:table-cell table:style-name="ce7" table:formula="of:=CEILING([.$H60];[.M60])" office:value-type="float" office:value="0">
            <text:p>0</text:p>
          </table:table-cell>
          <table:table-cell table:style-name="ce36" table:formula="of:=IF([.N60]*[.L60] &gt; 0; [.N60]*[.L60]; &quot;&quot;)">
            <text:p/>
          </table:table-cell>
          <table:table-cell table:style-name="ce24" table:formula="of:=[source.I60]" office:value-type="float" office:value="1075957">
            <text:p>1075957</text:p>
          </table:table-cell>
          <table:table-cell table:style-name="ce30" table:formula="of:=[source.J60]" office:value-type="float" office:value="0.169">
            <text:p>0.169</text:p>
          </table:table-cell>
          <table:table-cell table:style-name="ce7" table:formula="of:=[source.K60]" office:value-type="float" office:value="1">
            <text:p>1</text:p>
          </table:table-cell>
          <table:table-cell table:style-name="ce7" table:formula="of:=CEILING([.$H60];[.R60])" office:value-type="float" office:value="2">
            <text:p>2</text:p>
          </table:table-cell>
          <table:table-cell table:style-name="ce36" table:formula="of:=IF([.S60]*[.Q60] &gt; 0; [.S60]*[.Q60]; &quot;&quot;)" office:value-type="float" office:value="0.338">
            <text:p>0.34</text:p>
          </table:table-cell>
          <table:table-cell table:style-name="ce24" table:formula="of:=[source.L60]" office:value-type="string" office:string-value="169-7380">
            <text:p>169-7380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60]" office:value-type="float" office:value="1">
            <text:p>1</text:p>
          </table:table-cell>
          <table:table-cell table:style-name="ce7" table:formula="of:=CEILING([.$H60];[.W60])" office:value-type="float" office:value="2">
            <text:p>2</text:p>
          </table:table-cell>
          <table:table-cell table:style-name="ce36" table:formula="of:=IF([.X60]*[.V60] &gt; 0; [.X60]*[.V60]; &quot;&quot;)" office:value-type="float" office:value="1998">
            <text:p>1,998.00</text:p>
          </table:table-cell>
          <table:table-cell table:style-name="ce40" table:formula="of:=IF([.$A60] &lt;&gt; &quot;&quot;; IF(MIN([.$O60];[.$T60];[.$Y60]) = [.$O60]; [.$K$1]; IF(MIN([.$O60];[.$T60];[.$Y60]) = [.$T60]; [.$P$1]; IF(ISNUMBER([.$Y60]); [.$U$1]; &quot;NO PRICING&quot;))); &quot;&quot;)" office:value-type="string" office:string-value="Farnell US">
            <text:p>Farnell US</text:p>
          </table:table-cell>
          <table:table-cell table:style-name="ce45" table:formula="of:=IF([.$A60] &lt;&gt; &quot;&quot;; IF(MIN([.$O60];[.$T60];[.$Y60]) = [.$O60]; [.$K60]; IF(MIN([.$O60];[.$T60];[.$Y60]) = [.$T60]; [.$P60]; IF(ISNUMBER([.$Y60]); [.$U60]; &quot;NO PRICING&quot;))); &quot;&quot;)" office:value-type="float" office:value="1075957">
            <text:p>1075957</text:p>
          </table:table-cell>
          <table:table-cell table:style-name="ce48" table:formula="of:=IF([.$A60] &lt;&gt; &quot;&quot;; IF(MIN([.$O60];[.$T60];[.$Y60]) = [.$O60]; [.$N60]; IF(MIN([.$O60];[.$T60];[.$Y60]) = [.$T60]; [.$S60]; IF(ISNUMBER([.$Y60]); [.$X60]; &quot;NO PRICING&quot;))); &quot;&quot;)" office:value-type="float" office:value="2">
            <text:p>2</text:p>
          </table:table-cell>
          <table:table-cell table:style-name="ce51" table:formula="of:=IF([.$A60] &lt;&gt; &quot;&quot;; IF(MIN([.$O60];[.$T60];[.$Y60]) = [.$O60]; [.$O60]; IF(MIN([.$O60];[.$T60];[.$Y60]) = [.$T60]; [.$T60]; IF(ISNUMBER([.$Y60]); [.$Y60]; &quot;NO PRICING&quot;))); &quot;&quot;)" office:value-type="float" office:value="0.338">
            <text:p>0.34</text:p>
          </table:table-cell>
          <table:table-cell table:style-name="ce55" office:value-type="string">
            <text:p>OK</text:p>
          </table:table-cell>
          <table:table-cell table:style-name="ce7" table:formula="of:=[.H60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1])" office:value-type="string" office:string-value="74HCT00N Quad 2-input NAND gate">
            <text:p>74HCT00N Quad 2-input NAND gate</text:p>
          </table:table-cell>
          <table:table-cell table:style-name="ce7" table:formula="of:=T([source.C61])" office:value-type="string" office:string-value="74HCT00N">
            <text:p>74HCT00N</text:p>
          </table:table-cell>
          <table:table-cell table:style-name="ce7" table:formula="of:=T([source.D61])" office:value-type="string" office:string-value="74HCT00N Quad 2-input NAND gate">
            <text:p>74HCT00N Quad 2-input NAND gate</text:p>
          </table:table-cell>
          <table:table-cell table:style-name="ce16" table:formula="of:=T([source.E54])">
            <text:p/>
          </table:table-cell>
          <table:table-cell table:style-name="ce7" table:formula="of:=[source.A61]" office:value-type="float" office:value="3">
            <text:p>3</text:p>
          </table:table-cell>
          <table:table-cell table:style-name="ce7" table:formula="of:=ROUND([.E61]* (1 + extra))" office:value-type="float" office:value="3">
            <text:p>3</text:p>
          </table:table-cell>
          <table:table-cell table:style-name="ce7" table:formula="of:=MAX([.F61];[.E61]+1)" office:value-type="float" office:value="4">
            <text:p>4</text:p>
          </table:table-cell>
          <table:table-cell table:style-name="ce18"/>
          <table:table-cell table:style-name="ce7" table:formula="of:=[.G61]-[.H61]" office:value-type="float" office:value="4">
            <text:p>4</text:p>
          </table:table-cell>
          <table:table-cell table:style-name="ce7"/>
          <table:table-cell table:style-name="ce24" table:formula="of:=[source.F61]" office:value-type="float" office:value="9591745">
            <text:p>9591745</text:p>
          </table:table-cell>
          <table:table-cell table:style-name="ce30" table:formula="of:=[source.G61]" office:value-type="float" office:value="0.24">
            <text:p>0.240</text:p>
          </table:table-cell>
          <table:table-cell table:style-name="ce7" table:formula="of:=[source.H61]" office:value-type="float" office:value="1">
            <text:p>1</text:p>
          </table:table-cell>
          <table:table-cell table:style-name="ce7" table:formula="of:=CEILING([.$H61];[.M61])" office:value-type="float" office:value="0">
            <text:p>0</text:p>
          </table:table-cell>
          <table:table-cell table:style-name="ce36" table:formula="of:=IF([.N61]*[.L61] &gt; 0; [.N61]*[.L61]; &quot;&quot;)">
            <text:p/>
          </table:table-cell>
          <table:table-cell table:style-name="ce24" table:formula="of:=[source.I61]" office:value-type="float" office:value="2373749">
            <text:p>2373749</text:p>
          </table:table-cell>
          <table:table-cell table:style-name="ce30" table:formula="of:=[source.J61]" office:value-type="float" office:value="0.125">
            <text:p>0.125</text:p>
          </table:table-cell>
          <table:table-cell table:style-name="ce7" table:formula="of:=[source.K61]" office:value-type="float" office:value="1">
            <text:p>1</text:p>
          </table:table-cell>
          <table:table-cell table:style-name="ce7" table:formula="of:=CEILING([.$H61];[.R61])" office:value-type="float" office:value="0">
            <text:p>0</text:p>
          </table:table-cell>
          <table:table-cell table:style-name="ce36" table:formula="of:=IF([.S61]*[.Q61] &gt; 0; [.S61]*[.Q61]; &quot;&quot;)">
            <text:p/>
          </table:table-cell>
          <table:table-cell table:style-name="ce24" table:formula="of:=[source.L61]" office:value-type="string" office:string-value="217-5702">
            <text:p>217-570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61]" office:value-type="float" office:value="1">
            <text:p>1</text:p>
          </table:table-cell>
          <table:table-cell table:style-name="ce7" table:formula="of:=CEILING([.$H61];[.W61])" office:value-type="float" office:value="0">
            <text:p>0</text:p>
          </table:table-cell>
          <table:table-cell table:style-name="ce36" table:formula="of:=IF([.X61]*[.V61] &gt; 0; [.X61]*[.V61]; &quot;&quot;)">
            <text:p/>
          </table:table-cell>
          <table:table-cell table:style-name="ce40" table:formula="of:=IF([.$A61] &lt;&gt; &quot;&quot;; IF(MIN([.$O61];[.$T61];[.$Y61]) = [.$O61]; [.$K$1]; IF(MIN([.$O61];[.$T61];[.$Y61]) = [.$T61]; [.$P$1]; IF(ISNUMBER([.$Y61]); [.$U$1]; &quot;NO PRICING&quot;))); &quot;&quot;)" office:value-type="string" office:string-value="NO PRICING">
            <text:p>NO PRICING</text:p>
          </table:table-cell>
          <table:table-cell table:style-name="ce45" table:formula="of:=IF([.$A61] &lt;&gt; &quot;&quot;; IF(MIN([.$O61];[.$T61];[.$Y61]) = [.$O61]; [.$K61]; IF(MIN([.$O61];[.$T61];[.$Y61]) = [.$T61]; [.$P61]; IF(ISNUMBER([.$Y61]); [.$U61]; &quot;NO PRICING&quot;))); &quot;&quot;)" office:value-type="string" office:string-value="NO PRICING">
            <text:p>NO PRICING</text:p>
          </table:table-cell>
          <table:table-cell table:style-name="ce48" table:formula="of:=IF([.$A61] &lt;&gt; &quot;&quot;; IF(MIN([.$O61];[.$T61];[.$Y61]) = [.$O61]; [.$N61]; IF(MIN([.$O61];[.$T61];[.$Y61]) = [.$T61]; [.$S61]; IF(ISNUMBER([.$Y61]); [.$X61]; &quot;NO PRICING&quot;))); &quot;&quot;)" office:value-type="string" office:string-value="NO PRICING">
            <text:p>NO PRICING</text:p>
          </table:table-cell>
          <table:table-cell table:style-name="ce51" table:formula="of:=IF([.$A61] &lt;&gt; &quot;&quot;; IF(MIN([.$O61];[.$T61];[.$Y61]) = [.$O61]; [.$O61]; IF(MIN([.$O61];[.$T61];[.$Y61]) = [.$T61]; [.$T61]; IF(ISNUMBER([.$Y61]); [.$Y6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6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2])" office:value-type="string" office:string-value="74HCT253N">
            <text:p>74HCT253N</text:p>
          </table:table-cell>
          <table:table-cell table:style-name="ce7" table:formula="of:=T([source.C62])" office:value-type="string" office:string-value="74HCT253N">
            <text:p>74HCT253N</text:p>
          </table:table-cell>
          <table:table-cell table:style-name="ce7" table:formula="of:=T([source.D62])">
            <text:p/>
          </table:table-cell>
          <table:table-cell table:style-name="ce16" table:formula="of:=T([source.E58])">
            <text:p/>
          </table:table-cell>
          <table:table-cell table:style-name="ce7" table:formula="of:=[source.A62]" office:value-type="float" office:value="1">
            <text:p>1</text:p>
          </table:table-cell>
          <table:table-cell table:style-name="ce7" table:formula="of:=ROUND([.E62]* (1 + extra))" office:value-type="float" office:value="1">
            <text:p>1</text:p>
          </table:table-cell>
          <table:table-cell table:style-name="ce7" table:formula="of:=MAX([.F62];[.E62]+1)" office:value-type="float" office:value="2">
            <text:p>2</text:p>
          </table:table-cell>
          <table:table-cell table:style-name="ce18" table:formula="of:=[.G62]" office:value-type="float" office:value="2">
            <text:p>2</text:p>
          </table:table-cell>
          <table:table-cell table:style-name="ce7" table:formula="of:=[.G62]-[.H62]" office:value-type="float" office:value="0">
            <text:p>0</text:p>
          </table:table-cell>
          <table:table-cell table:style-name="ce7"/>
          <table:table-cell table:style-name="ce24" table:formula="of:=[source.F62]" office:value-type="float" office:value="1740166">
            <text:p>1740166</text:p>
          </table:table-cell>
          <table:table-cell table:style-name="ce30" table:formula="of:=[source.G62]" office:value-type="float" office:value="0.4">
            <text:p>0.400</text:p>
          </table:table-cell>
          <table:table-cell table:style-name="ce7" table:formula="of:=[source.H62]" office:value-type="float" office:value="1">
            <text:p>1</text:p>
          </table:table-cell>
          <table:table-cell table:style-name="ce7" table:formula="of:=CEILING([.$H62];[.M62])" office:value-type="float" office:value="2">
            <text:p>2</text:p>
          </table:table-cell>
          <table:table-cell table:style-name="ce36" table:formula="of:=IF([.N62]*[.L62] &gt; 0; [.N62]*[.L62]; &quot;&quot;)" office:value-type="float" office:value="0.8">
            <text:p>0.80</text:p>
          </table:table-cell>
          <table:table-cell table:style-name="ce24" table:formula="of:=[source.I62]" office:value-type="float" office:value="0">
            <text:p/>
          </table:table-cell>
          <table:table-cell table:style-name="ce30" table:formula="of:=[source.J62]" office:value-type="float" office:value="0">
            <text:p>0.000</text:p>
          </table:table-cell>
          <table:table-cell table:style-name="ce7" table:formula="of:=[source.K62]" office:value-type="float" office:value="0">
            <text:p>0</text:p>
          </table:table-cell>
          <table:table-cell table:style-name="ce7" table:formula="of:=CEILING([.$H62];[.R62])" office:value-type="float" office:value="0">
            <text:p>0</text:p>
          </table:table-cell>
          <table:table-cell table:style-name="ce36" table:formula="of:=IF([.S62]*[.Q62] &gt; 0; [.S62]*[.Q62]; &quot;&quot;)">
            <text:p/>
          </table:table-cell>
          <table:table-cell table:style-name="ce24" table:formula="of:=[source.L6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62]" office:value-type="float" office:value="0">
            <text:p>0</text:p>
          </table:table-cell>
          <table:table-cell table:style-name="ce7" table:formula="of:=CEILING([.$H62];[.W62])" office:value-type="float" office:value="0">
            <text:p>0</text:p>
          </table:table-cell>
          <table:table-cell table:style-name="ce36" table:formula="of:=IF([.X62]*[.V62] &gt; 0; [.X62]*[.V62]; &quot;&quot;)">
            <text:p/>
          </table:table-cell>
          <table:table-cell table:style-name="ce40" table:formula="of:=IF([.$A62] &lt;&gt; &quot;&quot;; IF(MIN([.$O62];[.$T62];[.$Y62]) = [.$O62]; [.$K$1]; IF(MIN([.$O62];[.$T62];[.$Y62]) = [.$T62]; [.$P$1]; IF(ISNUMBER([.$Y62]); [.$U$1]; &quot;NO PRICING&quot;))); &quot;&quot;)" office:value-type="string" office:string-value="Farnell">
            <text:p>Farnell</text:p>
          </table:table-cell>
          <table:table-cell table:style-name="ce45" table:formula="of:=IF([.$A62] &lt;&gt; &quot;&quot;; IF(MIN([.$O62];[.$T62];[.$Y62]) = [.$O62]; [.$K62]; IF(MIN([.$O62];[.$T62];[.$Y62]) = [.$T62]; [.$P62]; IF(ISNUMBER([.$Y62]); [.$U62]; &quot;NO PRICING&quot;))); &quot;&quot;)" office:value-type="float" office:value="1740166">
            <text:p>1740166</text:p>
          </table:table-cell>
          <table:table-cell table:style-name="ce48" table:formula="of:=IF([.$A62] &lt;&gt; &quot;&quot;; IF(MIN([.$O62];[.$T62];[.$Y62]) = [.$O62]; [.$N62]; IF(MIN([.$O62];[.$T62];[.$Y62]) = [.$T62]; [.$S62]; IF(ISNUMBER([.$Y62]); [.$X62]; &quot;NO PRICING&quot;))); &quot;&quot;)" office:value-type="float" office:value="2">
            <text:p>2</text:p>
          </table:table-cell>
          <table:table-cell table:style-name="ce51" table:formula="of:=IF([.$A62] &lt;&gt; &quot;&quot;; IF(MIN([.$O62];[.$T62];[.$Y62]) = [.$O62]; [.$O62]; IF(MIN([.$O62];[.$T62];[.$Y62]) = [.$T62]; [.$T62]; IF(ISNUMBER([.$Y62]); [.$Y62]; &quot;NO PRICING&quot;))); &quot;&quot;)" office:value-type="float" office:value="0.8">
            <text:p>0.80</text:p>
          </table:table-cell>
          <table:table-cell table:style-name="ce55" office:value-type="string">
            <text:p>OK</text:p>
          </table:table-cell>
          <table:table-cell table:style-name="ce7" table:formula="of:=[.H62]" office:value-type="float" office:value="2">
            <text:p>2</text:p>
          </table:table-cell>
          <table:table-cell/>
          <table:table-cell table:style-name="ce7" table:number-columns-repeated="991"/>
        </table:table-row>
        <table:table-row table:style-name="ro4">
          <table:table-cell table:style-name="ce4" table:formula="of:=T([source.B63])" office:value-type="string" office:string-value="82C54">
            <text:p>82C54</text:p>
          </table:table-cell>
          <table:table-cell table:style-name="ce7" table:formula="of:=T([source.C63])" office:value-type="string" office:string-value="82C54">
            <text:p>82C54</text:p>
          </table:table-cell>
          <table:table-cell table:style-name="ce7" table:formula="of:=T([source.D63])">
            <text:p/>
          </table:table-cell>
          <table:table-cell table:style-name="ce16" table:formula="of:=T([source.E55])">
            <text:p/>
          </table:table-cell>
          <table:table-cell table:style-name="ce7" table:formula="of:=[source.A63]" office:value-type="float" office:value="2">
            <text:p>2</text:p>
          </table:table-cell>
          <table:table-cell table:style-name="ce7" table:formula="of:=ROUND([.E63]* (1 + extra))" office:value-type="float" office:value="2">
            <text:p>2</text:p>
          </table:table-cell>
          <table:table-cell table:style-name="ce7" table:formula="of:=MAX([.F63];[.E63]+1)" office:value-type="float" office:value="3">
            <text:p>3</text:p>
          </table:table-cell>
          <table:table-cell table:style-name="ce18"/>
          <table:table-cell table:style-name="ce7" table:formula="of:=[.G63]-[.H63]" office:value-type="float" office:value="3">
            <text:p>3</text:p>
          </table:table-cell>
          <table:table-cell table:style-name="ce7"/>
          <table:table-cell table:style-name="ce24" table:formula="of:=[source.F63]" office:value-type="float" office:value="1018175">
            <text:p>1018175</text:p>
          </table:table-cell>
          <table:table-cell table:style-name="ce30" table:formula="of:=[source.G63]" office:value-type="float" office:value="6.69">
            <text:p>6.690</text:p>
          </table:table-cell>
          <table:table-cell table:style-name="ce7" table:formula="of:=[source.H63]" office:value-type="float" office:value="1">
            <text:p>1</text:p>
          </table:table-cell>
          <table:table-cell table:style-name="ce7" table:formula="of:=CEILING([.$H63];[.M63])" office:value-type="float" office:value="0">
            <text:p>0</text:p>
          </table:table-cell>
          <table:table-cell table:style-name="ce36" table:formula="of:=IF([.N63]*[.L63] &gt; 0; [.N63]*[.L63]; &quot;&quot;)">
            <text:p/>
          </table:table-cell>
          <table:table-cell table:style-name="ce24" table:formula="of:=[source.I63]" office:value-type="float" office:value="0">
            <text:p/>
          </table:table-cell>
          <table:table-cell table:style-name="ce30" table:formula="of:=[source.J63]" office:value-type="float" office:value="0">
            <text:p>0.000</text:p>
          </table:table-cell>
          <table:table-cell table:style-name="ce7" table:formula="of:=[source.K63]" office:value-type="float" office:value="0">
            <text:p>0</text:p>
          </table:table-cell>
          <table:table-cell table:style-name="ce7" table:formula="of:=CEILING([.$H63];[.R63])" office:value-type="float" office:value="0">
            <text:p>0</text:p>
          </table:table-cell>
          <table:table-cell table:style-name="ce36" table:formula="of:=IF([.S63]*[.Q63] &gt; 0; [.S63]*[.Q63]; &quot;&quot;)">
            <text:p/>
          </table:table-cell>
          <table:table-cell table:style-name="ce24" table:formula="of:=[source.L63]" office:value-type="string" office:string-value="496-688">
            <text:p>496-688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63]" office:value-type="float" office:value="1">
            <text:p>1</text:p>
          </table:table-cell>
          <table:table-cell table:style-name="ce7" table:formula="of:=CEILING([.$H63];[.W63])" office:value-type="float" office:value="0">
            <text:p>0</text:p>
          </table:table-cell>
          <table:table-cell table:style-name="ce36" table:formula="of:=IF([.X63]*[.V63] &gt; 0; [.X63]*[.V63]; &quot;&quot;)">
            <text:p/>
          </table:table-cell>
          <table:table-cell table:style-name="ce40" table:formula="of:=IF([.$A63] &lt;&gt; &quot;&quot;; IF(MIN([.$O63];[.$T63];[.$Y63]) = [.$O63]; [.$K$1]; IF(MIN([.$O63];[.$T63];[.$Y63]) = [.$T63]; [.$P$1]; IF(ISNUMBER([.$Y63]); [.$U$1]; &quot;NO PRICING&quot;))); &quot;&quot;)" office:value-type="string" office:string-value="NO PRICING">
            <text:p>NO PRICING</text:p>
          </table:table-cell>
          <table:table-cell table:style-name="ce45" table:formula="of:=IF([.$A63] &lt;&gt; &quot;&quot;; IF(MIN([.$O63];[.$T63];[.$Y63]) = [.$O63]; [.$K63]; IF(MIN([.$O63];[.$T63];[.$Y63]) = [.$T63]; [.$P63]; IF(ISNUMBER([.$Y63]); [.$U63]; &quot;NO PRICING&quot;))); &quot;&quot;)" office:value-type="string" office:string-value="NO PRICING">
            <text:p>NO PRICING</text:p>
          </table:table-cell>
          <table:table-cell table:style-name="ce48" table:formula="of:=IF([.$A63] &lt;&gt; &quot;&quot;; IF(MIN([.$O63];[.$T63];[.$Y63]) = [.$O63]; [.$N63]; IF(MIN([.$O63];[.$T63];[.$Y63]) = [.$T63]; [.$S63]; IF(ISNUMBER([.$Y63]); [.$X63]; &quot;NO PRICING&quot;))); &quot;&quot;)" office:value-type="string" office:string-value="NO PRICING">
            <text:p>NO PRICING</text:p>
          </table:table-cell>
          <table:table-cell table:style-name="ce51" table:formula="of:=IF([.$A63] &lt;&gt; &quot;&quot;; IF(MIN([.$O63];[.$T63];[.$Y63]) = [.$O63]; [.$O63]; IF(MIN([.$O63];[.$T63];[.$Y63]) = [.$T63]; [.$T63]; IF(ISNUMBER([.$Y63]); [.$Y6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6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4])" office:value-type="string" office:string-value="AY-3-8910">
            <text:p>AY-3-8910</text:p>
          </table:table-cell>
          <table:table-cell table:style-name="ce7" table:formula="of:=T([source.C64])" office:value-type="string" office:string-value="AY-3-8910">
            <text:p>AY-3-8910</text:p>
          </table:table-cell>
          <table:table-cell table:style-name="ce7" table:formula="of:=T([source.D64])">
            <text:p/>
          </table:table-cell>
          <table:table-cell table:style-name="ce16" table:formula="of:=T([source.E64])">
            <text:p/>
          </table:table-cell>
          <table:table-cell table:style-name="ce7" table:formula="of:=[source.A64]" office:value-type="float" office:value="1">
            <text:p>1</text:p>
          </table:table-cell>
          <table:table-cell table:style-name="ce7" table:formula="of:=ROUND([.E64]* (1 + extra))" office:value-type="float" office:value="1">
            <text:p>1</text:p>
          </table:table-cell>
          <table:table-cell table:style-name="ce7" table:formula="of:=MAX([.F64];[.E64]+1)" office:value-type="float" office:value="2">
            <text:p>2</text:p>
          </table:table-cell>
          <table:table-cell table:style-name="ce18"/>
          <table:table-cell table:style-name="ce7" table:formula="of:=[.G64]-[.H64]" office:value-type="float" office:value="2">
            <text:p>2</text:p>
          </table:table-cell>
          <table:table-cell table:style-name="ce7"/>
          <table:table-cell table:style-name="ce24" table:formula="of:=[source.F64]" office:value-type="float" office:value="0">
            <text:p/>
          </table:table-cell>
          <table:table-cell table:style-name="ce30" table:formula="of:=[source.G64]" office:value-type="float" office:value="0">
            <text:p>0.000</text:p>
          </table:table-cell>
          <table:table-cell table:style-name="ce7" table:formula="of:=[source.H64]" office:value-type="float" office:value="0">
            <text:p>0</text:p>
          </table:table-cell>
          <table:table-cell table:style-name="ce7" table:formula="of:=CEILING([.$H64];[.M64])" office:value-type="float" office:value="0">
            <text:p>0</text:p>
          </table:table-cell>
          <table:table-cell table:style-name="ce36" table:formula="of:=IF([.N64]*[.L64] &gt; 0; [.N64]*[.L64]; &quot;&quot;)">
            <text:p/>
          </table:table-cell>
          <table:table-cell table:style-name="ce24" table:formula="of:=[source.I64]" office:value-type="float" office:value="0">
            <text:p/>
          </table:table-cell>
          <table:table-cell table:style-name="ce30" table:formula="of:=[source.J64]" office:value-type="float" office:value="0">
            <text:p>0.000</text:p>
          </table:table-cell>
          <table:table-cell table:style-name="ce7" table:formula="of:=[source.K64]" office:value-type="float" office:value="0">
            <text:p>0</text:p>
          </table:table-cell>
          <table:table-cell table:style-name="ce7" table:formula="of:=CEILING([.$H64];[.R64])" office:value-type="float" office:value="0">
            <text:p>0</text:p>
          </table:table-cell>
          <table:table-cell table:style-name="ce36" table:formula="of:=IF([.S64]*[.Q64] &gt; 0; [.S64]*[.Q64]; &quot;&quot;)">
            <text:p/>
          </table:table-cell>
          <table:table-cell table:style-name="ce24" table:formula="of:=[source.L6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64]" office:value-type="float" office:value="0">
            <text:p>0</text:p>
          </table:table-cell>
          <table:table-cell table:style-name="ce7" table:formula="of:=CEILING([.$H64];[.W64])" office:value-type="float" office:value="0">
            <text:p>0</text:p>
          </table:table-cell>
          <table:table-cell table:style-name="ce36" table:formula="of:=IF([.X64]*[.V64] &gt; 0; [.X64]*[.V64]; &quot;&quot;)">
            <text:p/>
          </table:table-cell>
          <table:table-cell table:style-name="ce40" table:formula="of:=IF([.$A64] &lt;&gt; &quot;&quot;; IF(MIN([.$O64];[.$T64];[.$Y64]) = [.$O64]; [.$K$1]; IF(MIN([.$O64];[.$T64];[.$Y64]) = [.$T64]; [.$P$1]; IF(ISNUMBER([.$Y64]); [.$U$1]; &quot;NO PRICING&quot;))); &quot;&quot;)" office:value-type="string" office:string-value="NO PRICING">
            <text:p>NO PRICING</text:p>
          </table:table-cell>
          <table:table-cell table:style-name="ce45" table:formula="of:=IF([.$A64] &lt;&gt; &quot;&quot;; IF(MIN([.$O64];[.$T64];[.$Y64]) = [.$O64]; [.$K64]; IF(MIN([.$O64];[.$T64];[.$Y64]) = [.$T64]; [.$P64]; IF(ISNUMBER([.$Y64]); [.$U64]; &quot;NO PRICING&quot;))); &quot;&quot;)" office:value-type="string" office:string-value="NO PRICING">
            <text:p>NO PRICING</text:p>
          </table:table-cell>
          <table:table-cell table:style-name="ce48" table:formula="of:=IF([.$A64] &lt;&gt; &quot;&quot;; IF(MIN([.$O64];[.$T64];[.$Y64]) = [.$O64]; [.$N64]; IF(MIN([.$O64];[.$T64];[.$Y64]) = [.$T64]; [.$S64]; IF(ISNUMBER([.$Y64]); [.$X64]; &quot;NO PRICING&quot;))); &quot;&quot;)" office:value-type="string" office:string-value="NO PRICING">
            <text:p>NO PRICING</text:p>
          </table:table-cell>
          <table:table-cell table:style-name="ce51" table:formula="of:=IF([.$A64] &lt;&gt; &quot;&quot;; IF(MIN([.$O64];[.$T64];[.$Y64]) = [.$O64]; [.$O64]; IF(MIN([.$O64];[.$T64];[.$Y64]) = [.$T64]; [.$T64]; IF(ISNUMBER([.$Y64]); [.$Y6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64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5])" office:value-type="string" office:string-value="LM386N-1">
            <text:p>LM386N-1</text:p>
          </table:table-cell>
          <table:table-cell table:style-name="ce7" table:formula="of:=T([source.C65])" office:value-type="string" office:string-value="LM386N-1">
            <text:p>LM386N-1</text:p>
          </table:table-cell>
          <table:table-cell table:style-name="ce7" table:formula="of:=T([source.D65])">
            <text:p/>
          </table:table-cell>
          <table:table-cell table:style-name="ce16" table:formula="of:=T([source.E65])" office:value-type="string" office:string-value="Any LM386N-x will work">
            <text:p>Any LM386N-x will work</text:p>
          </table:table-cell>
          <table:table-cell table:style-name="ce7" table:formula="of:=[source.A65]" office:value-type="float" office:value="2">
            <text:p>2</text:p>
          </table:table-cell>
          <table:table-cell table:style-name="ce7" table:formula="of:=ROUND([.E65]* (1 + extra))" office:value-type="float" office:value="2">
            <text:p>2</text:p>
          </table:table-cell>
          <table:table-cell table:style-name="ce7" table:formula="of:=MAX([.F65];[.E65]+1)" office:value-type="float" office:value="3">
            <text:p>3</text:p>
          </table:table-cell>
          <table:table-cell table:style-name="ce18"/>
          <table:table-cell table:style-name="ce7" table:formula="of:=[.G65]-[.H65]" office:value-type="float" office:value="3">
            <text:p>3</text:p>
          </table:table-cell>
          <table:table-cell table:style-name="ce7"/>
          <table:table-cell table:style-name="ce24" table:formula="of:=[source.F65]" office:value-type="float" office:value="9488340">
            <text:p>9488340</text:p>
          </table:table-cell>
          <table:table-cell table:style-name="ce30" table:formula="of:=[source.G65]" office:value-type="float" office:value="0.48">
            <text:p>0.480</text:p>
          </table:table-cell>
          <table:table-cell table:style-name="ce7" table:formula="of:=[source.H65]" office:value-type="float" office:value="1">
            <text:p>1</text:p>
          </table:table-cell>
          <table:table-cell table:style-name="ce7" table:formula="of:=CEILING([.$H65];[.M65])" office:value-type="float" office:value="0">
            <text:p>0</text:p>
          </table:table-cell>
          <table:table-cell table:style-name="ce36" table:formula="of:=IF([.N65]*[.L65] &gt; 0; [.N65]*[.L65]; &quot;&quot;)">
            <text:p/>
          </table:table-cell>
          <table:table-cell table:style-name="ce24" table:formula="of:=[source.I65]" office:value-type="float" office:value="0">
            <text:p/>
          </table:table-cell>
          <table:table-cell table:style-name="ce30" table:formula="of:=[source.J65]" office:value-type="float" office:value="0">
            <text:p>0.000</text:p>
          </table:table-cell>
          <table:table-cell table:style-name="ce7" table:formula="of:=[source.K65]" office:value-type="float" office:value="0">
            <text:p>0</text:p>
          </table:table-cell>
          <table:table-cell table:style-name="ce7" table:formula="of:=CEILING([.$H65];[.R65])" office:value-type="float" office:value="0">
            <text:p>0</text:p>
          </table:table-cell>
          <table:table-cell table:style-name="ce36" table:formula="of:=IF([.S65]*[.Q65] &gt; 0; [.S65]*[.Q65]; &quot;&quot;)">
            <text:p/>
          </table:table-cell>
          <table:table-cell table:style-name="ce24" table:formula="of:=[source.L6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65]" office:value-type="float" office:value="0">
            <text:p>0</text:p>
          </table:table-cell>
          <table:table-cell table:style-name="ce7" table:formula="of:=CEILING([.$H65];[.W65])" office:value-type="float" office:value="0">
            <text:p>0</text:p>
          </table:table-cell>
          <table:table-cell table:style-name="ce36" table:formula="of:=IF([.X65]*[.V65] &gt; 0; [.X65]*[.V65]; &quot;&quot;)">
            <text:p/>
          </table:table-cell>
          <table:table-cell table:style-name="ce40" table:formula="of:=IF([.$A65] &lt;&gt; &quot;&quot;; IF(MIN([.$O65];[.$T65];[.$Y65]) = [.$O65]; [.$K$1]; IF(MIN([.$O65];[.$T65];[.$Y65]) = [.$T65]; [.$P$1]; IF(ISNUMBER([.$Y65]); [.$U$1]; &quot;NO PRICING&quot;))); &quot;&quot;)" office:value-type="string" office:string-value="NO PRICING">
            <text:p>NO PRICING</text:p>
          </table:table-cell>
          <table:table-cell table:style-name="ce45" table:formula="of:=IF([.$A65] &lt;&gt; &quot;&quot;; IF(MIN([.$O65];[.$T65];[.$Y65]) = [.$O65]; [.$K65]; IF(MIN([.$O65];[.$T65];[.$Y65]) = [.$T65]; [.$P65]; IF(ISNUMBER([.$Y65]); [.$U65]; &quot;NO PRICING&quot;))); &quot;&quot;)" office:value-type="string" office:string-value="NO PRICING">
            <text:p>NO PRICING</text:p>
          </table:table-cell>
          <table:table-cell table:style-name="ce48" table:formula="of:=IF([.$A65] &lt;&gt; &quot;&quot;; IF(MIN([.$O65];[.$T65];[.$Y65]) = [.$O65]; [.$N65]; IF(MIN([.$O65];[.$T65];[.$Y65]) = [.$T65]; [.$S65]; IF(ISNUMBER([.$Y65]); [.$X65]; &quot;NO PRICING&quot;))); &quot;&quot;)" office:value-type="string" office:string-value="NO PRICING">
            <text:p>NO PRICING</text:p>
          </table:table-cell>
          <table:table-cell table:style-name="ce51" table:formula="of:=IF([.$A65] &lt;&gt; &quot;&quot;; IF(MIN([.$O65];[.$T65];[.$Y65]) = [.$O65]; [.$O65]; IF(MIN([.$O65];[.$T65];[.$Y65]) = [.$T65]; [.$T65]; IF(ISNUMBER([.$Y65]); [.$Y65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65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6])" office:value-type="string" office:string-value="LM555N Timer">
            <text:p>LM555N Timer</text:p>
          </table:table-cell>
          <table:table-cell table:style-name="ce7" table:formula="of:=T([source.C66])" office:value-type="string" office:string-value="LM555N">
            <text:p>LM555N</text:p>
          </table:table-cell>
          <table:table-cell table:style-name="ce7" table:formula="of:=T([source.D66])" office:value-type="string" office:string-value="LM555N Timer">
            <text:p>LM555N Timer</text:p>
          </table:table-cell>
          <table:table-cell table:style-name="ce16" table:formula="of:=T([source.E67])" office:value-type="string" office:string-value="May replace with 2×555 + 1×decoupling cap">
            <text:p>May replace with 2×555 + 1×decoupling cap</text:p>
          </table:table-cell>
          <table:table-cell table:style-name="ce7" table:formula="of:=[source.A66]" office:value-type="float" office:value="2">
            <text:p>2</text:p>
          </table:table-cell>
          <table:table-cell table:style-name="ce7" table:formula="of:=ROUND([.E66]* (1 + extra))" office:value-type="float" office:value="2">
            <text:p>2</text:p>
          </table:table-cell>
          <table:table-cell table:style-name="ce7" table:formula="of:=MAX([.F66];[.E66]+1)" office:value-type="float" office:value="3">
            <text:p>3</text:p>
          </table:table-cell>
          <table:table-cell table:style-name="ce18"/>
          <table:table-cell table:style-name="ce7" table:formula="of:=[.G66]-[.H66]" office:value-type="float" office:value="3">
            <text:p>3</text:p>
          </table:table-cell>
          <table:table-cell table:style-name="ce7"/>
          <table:table-cell table:style-name="ce24" table:formula="of:=[source.F66]" office:value-type="float" office:value="1564692">
            <text:p>1564692</text:p>
          </table:table-cell>
          <table:table-cell table:style-name="ce30" table:formula="of:=[source.G66]" office:value-type="float" office:value="0.52">
            <text:p>0.520</text:p>
          </table:table-cell>
          <table:table-cell table:style-name="ce7" table:formula="of:=[source.H66]" office:value-type="float" office:value="10">
            <text:p>10</text:p>
          </table:table-cell>
          <table:table-cell table:style-name="ce7" table:formula="of:=CEILING([.$H66];[.M66])" office:value-type="float" office:value="0">
            <text:p>0</text:p>
          </table:table-cell>
          <table:table-cell table:style-name="ce36" table:formula="of:=IF([.N66]*[.L66] &gt; 0; [.N66]*[.L66]; &quot;&quot;)">
            <text:p/>
          </table:table-cell>
          <table:table-cell table:style-name="ce24" table:formula="of:=[source.I66]" office:value-type="float" office:value="0">
            <text:p/>
          </table:table-cell>
          <table:table-cell table:style-name="ce30" table:formula="of:=[source.J66]" office:value-type="float" office:value="0">
            <text:p>0.000</text:p>
          </table:table-cell>
          <table:table-cell table:style-name="ce7" table:formula="of:=[source.K66]" office:value-type="float" office:value="0">
            <text:p>0</text:p>
          </table:table-cell>
          <table:table-cell table:style-name="ce7" table:formula="of:=CEILING([.$H66];[.R66])" office:value-type="float" office:value="0">
            <text:p>0</text:p>
          </table:table-cell>
          <table:table-cell table:style-name="ce36" table:formula="of:=IF([.S66]*[.Q66] &gt; 0; [.S66]*[.Q66]; &quot;&quot;)">
            <text:p/>
          </table:table-cell>
          <table:table-cell table:style-name="ce24" table:formula="of:=[source.L66]" office:value-type="string" office:string-value="534-3469">
            <text:p>534-3469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66]" office:value-type="float" office:value="1">
            <text:p>1</text:p>
          </table:table-cell>
          <table:table-cell table:style-name="ce7" table:formula="of:=CEILING([.$H66];[.W66])" office:value-type="float" office:value="0">
            <text:p>0</text:p>
          </table:table-cell>
          <table:table-cell table:style-name="ce36" table:formula="of:=IF([.X66]*[.V66] &gt; 0; [.X66]*[.V66]; &quot;&quot;)">
            <text:p/>
          </table:table-cell>
          <table:table-cell table:style-name="ce40" table:formula="of:=IF([.$A66] &lt;&gt; &quot;&quot;; IF(MIN([.$O66];[.$T66];[.$Y66]) = [.$O66]; [.$K$1]; IF(MIN([.$O66];[.$T66];[.$Y66]) = [.$T66]; [.$P$1]; IF(ISNUMBER([.$Y66]); [.$U$1]; &quot;NO PRICING&quot;))); &quot;&quot;)" office:value-type="string" office:string-value="NO PRICING">
            <text:p>NO PRICING</text:p>
          </table:table-cell>
          <table:table-cell table:style-name="ce45" table:formula="of:=IF([.$A66] &lt;&gt; &quot;&quot;; IF(MIN([.$O66];[.$T66];[.$Y66]) = [.$O66]; [.$K66]; IF(MIN([.$O66];[.$T66];[.$Y66]) = [.$T66]; [.$P66]; IF(ISNUMBER([.$Y66]); [.$U66]; &quot;NO PRICING&quot;))); &quot;&quot;)" office:value-type="string" office:string-value="NO PRICING">
            <text:p>NO PRICING</text:p>
          </table:table-cell>
          <table:table-cell table:style-name="ce48" table:formula="of:=IF([.$A66] &lt;&gt; &quot;&quot;; IF(MIN([.$O66];[.$T66];[.$Y66]) = [.$O66]; [.$N66]; IF(MIN([.$O66];[.$T66];[.$Y66]) = [.$T66]; [.$S66]; IF(ISNUMBER([.$Y66]); [.$X66]; &quot;NO PRICING&quot;))); &quot;&quot;)" office:value-type="string" office:string-value="NO PRICING">
            <text:p>NO PRICING</text:p>
          </table:table-cell>
          <table:table-cell table:style-name="ce51" table:formula="of:=IF([.$A66] &lt;&gt; &quot;&quot;; IF(MIN([.$O66];[.$T66];[.$Y66]) = [.$O66]; [.$O66]; IF(MIN([.$O66];[.$T66];[.$Y66]) = [.$T66]; [.$T66]; IF(ISNUMBER([.$Y66]); [.$Y6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66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7])" office:value-type="string" office:string-value="LM556N Dual timer">
            <text:p>LM556N Dual timer</text:p>
          </table:table-cell>
          <table:table-cell table:style-name="ce7" table:formula="of:=T([source.C67])" office:value-type="string" office:string-value="LM556N">
            <text:p>LM556N</text:p>
          </table:table-cell>
          <table:table-cell table:style-name="ce7" table:formula="of:=T([source.D67])" office:value-type="string" office:string-value="LM556N Dual timer">
            <text:p>LM556N Dual timer</text:p>
          </table:table-cell>
          <table:table-cell table:style-name="ce16" table:formula="of:=T([source.E68])">
            <text:p/>
          </table:table-cell>
          <table:table-cell table:style-name="ce7" table:formula="of:=[source.A67]" office:value-type="float" office:value="8">
            <text:p>8</text:p>
          </table:table-cell>
          <table:table-cell table:style-name="ce7" table:formula="of:=ROUND([.E67]* (1 + extra))" office:value-type="float" office:value="9">
            <text:p>9</text:p>
          </table:table-cell>
          <table:table-cell table:style-name="ce7" table:formula="of:=MAX([.F67];[.E67]+1)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7" table:formula="of:=[.G67]-[.H67]" office:value-type="float" office:value="6">
            <text:p>6</text:p>
          </table:table-cell>
          <table:table-cell table:style-name="ce7"/>
          <table:table-cell table:style-name="ce24" table:formula="of:=[source.F67]" office:value-type="float" office:value="9488260">
            <text:p>9488260</text:p>
          </table:table-cell>
          <table:table-cell table:style-name="ce30" table:formula="of:=[source.G67]" office:value-type="float" office:value="1.18">
            <text:p>1.180</text:p>
          </table:table-cell>
          <table:table-cell table:style-name="ce7" table:formula="of:=[source.H67]" office:value-type="float" office:value="1">
            <text:p>1</text:p>
          </table:table-cell>
          <table:table-cell table:style-name="ce7" table:formula="of:=CEILING([.$H67];[.M67])" office:value-type="float" office:value="3">
            <text:p>3</text:p>
          </table:table-cell>
          <table:table-cell table:style-name="ce36" table:formula="of:=IF([.N67]*[.L67] &gt; 0; [.N67]*[.L67]; &quot;&quot;)" office:value-type="float" office:value="3.54">
            <text:p>3.54</text:p>
          </table:table-cell>
          <table:table-cell table:style-name="ce24" table:formula="of:=[source.I67]" office:value-type="float" office:value="0">
            <text:p/>
          </table:table-cell>
          <table:table-cell table:style-name="ce30" table:formula="of:=[source.J67]" office:value-type="float" office:value="0">
            <text:p>0.000</text:p>
          </table:table-cell>
          <table:table-cell table:style-name="ce7" table:formula="of:=[source.K67]" office:value-type="float" office:value="0">
            <text:p>0</text:p>
          </table:table-cell>
          <table:table-cell table:style-name="ce7" table:formula="of:=CEILING([.$H67];[.R67])" office:value-type="float" office:value="0">
            <text:p>0</text:p>
          </table:table-cell>
          <table:table-cell table:style-name="ce36" table:formula="of:=IF([.S67]*[.Q67] &gt; 0; [.S67]*[.Q67]; &quot;&quot;)">
            <text:p/>
          </table:table-cell>
          <table:table-cell table:style-name="ce24" table:formula="of:=[source.L67]" office:value-type="string" office:string-value="536-0947">
            <text:p>536-0947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67]" office:value-type="float" office:value="10">
            <text:p>10</text:p>
          </table:table-cell>
          <table:table-cell table:style-name="ce7" table:formula="of:=CEILING([.$H67];[.W67])" office:value-type="float" office:value="10">
            <text:p>10</text:p>
          </table:table-cell>
          <table:table-cell table:style-name="ce36" table:formula="of:=IF([.X67]*[.V67] &gt; 0; [.X67]*[.V67]; &quot;&quot;)" office:value-type="float" office:value="9990">
            <text:p>9,990.00</text:p>
          </table:table-cell>
          <table:table-cell table:style-name="ce40" table:formula="of:=IF([.$A67] &lt;&gt; &quot;&quot;; IF(MIN([.$O67];[.$T67];[.$Y67]) = [.$O67]; [.$K$1]; IF(MIN([.$O67];[.$T67];[.$Y67]) = [.$T67]; [.$P$1]; IF(ISNUMBER([.$Y67]); [.$U$1]; &quot;NO PRICING&quot;))); &quot;&quot;)" office:value-type="string" office:string-value="Farnell">
            <text:p>Farnell</text:p>
          </table:table-cell>
          <table:table-cell table:style-name="ce45" table:formula="of:=IF([.$A67] &lt;&gt; &quot;&quot;; IF(MIN([.$O67];[.$T67];[.$Y67]) = [.$O67]; [.$K67]; IF(MIN([.$O67];[.$T67];[.$Y67]) = [.$T67]; [.$P67]; IF(ISNUMBER([.$Y67]); [.$U67]; &quot;NO PRICING&quot;))); &quot;&quot;)" office:value-type="float" office:value="9488260">
            <text:p>9488260</text:p>
          </table:table-cell>
          <table:table-cell table:style-name="ce48" table:formula="of:=IF([.$A67] &lt;&gt; &quot;&quot;; IF(MIN([.$O67];[.$T67];[.$Y67]) = [.$O67]; [.$N67]; IF(MIN([.$O67];[.$T67];[.$Y67]) = [.$T67]; [.$S67]; IF(ISNUMBER([.$Y67]); [.$X67]; &quot;NO PRICING&quot;))); &quot;&quot;)" office:value-type="float" office:value="3">
            <text:p>3</text:p>
          </table:table-cell>
          <table:table-cell table:style-name="ce51" table:formula="of:=IF([.$A67] &lt;&gt; &quot;&quot;; IF(MIN([.$O67];[.$T67];[.$Y67]) = [.$O67]; [.$O67]; IF(MIN([.$O67];[.$T67];[.$Y67]) = [.$T67]; [.$T67]; IF(ISNUMBER([.$Y67]); [.$Y67]; &quot;NO PRICING&quot;))); &quot;&quot;)" office:value-type="float" office:value="3.54">
            <text:p>3.54</text:p>
          </table:table-cell>
          <table:table-cell table:style-name="ce55" office:value-type="string">
            <text:p>OK</text:p>
          </table:table-cell>
          <table:table-cell table:style-name="ce7" table:formula="of:=[.H67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8])" office:value-type="string" office:string-value="5V, 16 kbit (2k×8) NVRAM &amp; RTC">
            <text:p>5V, 16 kbit (2k×8) NVRAM &amp; RTC</text:p>
          </table:table-cell>
          <table:table-cell table:style-name="ce7" table:formula="of:=T([source.C68])" office:value-type="string" office:string-value="M48T02">
            <text:p>M48T02</text:p>
          </table:table-cell>
          <table:table-cell table:style-name="ce7" table:formula="of:=T([source.D68])" office:value-type="string" office:string-value="5V, 16 kbit (2k×8) NVRAM &amp; RTC">
            <text:p>5V, 16 kbit (2k×8) NVRAM &amp; RTC</text:p>
          </table:table-cell>
          <table:table-cell table:style-name="ce16" table:formula="of:=T([source.E93])">
            <text:p/>
          </table:table-cell>
          <table:table-cell table:style-name="ce7" table:formula="of:=[source.A68]" office:value-type="float" office:value="1">
            <text:p>1</text:p>
          </table:table-cell>
          <table:table-cell table:style-name="ce7" table:formula="of:=ROUND([.E68]* (1 + extra))" office:value-type="float" office:value="1">
            <text:p>1</text:p>
          </table:table-cell>
          <table:table-cell table:style-name="ce7" table:formula="of:=MAX([.F68];[.E68]+1)" office:value-type="float" office:value="2">
            <text:p>2</text:p>
          </table:table-cell>
          <table:table-cell table:style-name="ce18"/>
          <table:table-cell table:style-name="ce7" table:formula="of:=[.G68]-[.H68]" office:value-type="float" office:value="2">
            <text:p>2</text:p>
          </table:table-cell>
          <table:table-cell table:style-name="ce7"/>
          <table:table-cell table:style-name="ce24" table:formula="of:=[source.F68]" office:value-type="float" office:value="1224444">
            <text:p>1224444</text:p>
          </table:table-cell>
          <table:table-cell table:style-name="ce30" table:formula="of:=[source.G68]" office:value-type="float" office:value="13.14">
            <text:p>13.140</text:p>
          </table:table-cell>
          <table:table-cell table:style-name="ce7" table:formula="of:=[source.H68]" office:value-type="float" office:value="1">
            <text:p>1</text:p>
          </table:table-cell>
          <table:table-cell table:style-name="ce7" table:formula="of:=CEILING([.$H68];[.M68])" office:value-type="float" office:value="0">
            <text:p>0</text:p>
          </table:table-cell>
          <table:table-cell table:style-name="ce36" table:formula="of:=IF([.N68]*[.L68] &gt; 0; [.N68]*[.L68]; &quot;&quot;)">
            <text:p/>
          </table:table-cell>
          <table:table-cell table:style-name="ce24" table:formula="of:=[source.I68]" office:value-type="float" office:value="0">
            <text:p/>
          </table:table-cell>
          <table:table-cell table:style-name="ce30" table:formula="of:=[source.J68]" office:value-type="float" office:value="0">
            <text:p>0.000</text:p>
          </table:table-cell>
          <table:table-cell table:style-name="ce7" table:formula="of:=[source.K68]" office:value-type="float" office:value="0">
            <text:p>0</text:p>
          </table:table-cell>
          <table:table-cell table:style-name="ce7" table:formula="of:=CEILING([.$H68];[.R68])" office:value-type="float" office:value="0">
            <text:p>0</text:p>
          </table:table-cell>
          <table:table-cell table:style-name="ce36" table:formula="of:=IF([.S68]*[.Q68] &gt; 0; [.S68]*[.Q68]; &quot;&quot;)">
            <text:p/>
          </table:table-cell>
          <table:table-cell table:style-name="ce24" table:formula="of:=[source.L6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68]" office:value-type="float" office:value="0">
            <text:p>0</text:p>
          </table:table-cell>
          <table:table-cell table:style-name="ce7" table:formula="of:=CEILING([.$H68];[.W68])" office:value-type="float" office:value="0">
            <text:p>0</text:p>
          </table:table-cell>
          <table:table-cell table:style-name="ce36" table:formula="of:=IF([.X68]*[.V68] &gt; 0; [.X68]*[.V68]; &quot;&quot;)">
            <text:p/>
          </table:table-cell>
          <table:table-cell table:style-name="ce40" table:formula="of:=IF([.$A68] &lt;&gt; &quot;&quot;; IF(MIN([.$O68];[.$T68];[.$Y68]) = [.$O68]; [.$K$1]; IF(MIN([.$O68];[.$T68];[.$Y68]) = [.$T68]; [.$P$1]; IF(ISNUMBER([.$Y68]); [.$U$1]; &quot;NO PRICING&quot;))); &quot;&quot;)" office:value-type="string" office:string-value="NO PRICING">
            <text:p>NO PRICING</text:p>
          </table:table-cell>
          <table:table-cell table:style-name="ce45" table:formula="of:=IF([.$A68] &lt;&gt; &quot;&quot;; IF(MIN([.$O68];[.$T68];[.$Y68]) = [.$O68]; [.$K68]; IF(MIN([.$O68];[.$T68];[.$Y68]) = [.$T68]; [.$P68]; IF(ISNUMBER([.$Y68]); [.$U68]; &quot;NO PRICING&quot;))); &quot;&quot;)" office:value-type="string" office:string-value="NO PRICING">
            <text:p>NO PRICING</text:p>
          </table:table-cell>
          <table:table-cell table:style-name="ce48" table:formula="of:=IF([.$A68] &lt;&gt; &quot;&quot;; IF(MIN([.$O68];[.$T68];[.$Y68]) = [.$O68]; [.$N68]; IF(MIN([.$O68];[.$T68];[.$Y68]) = [.$T68]; [.$S68]; IF(ISNUMBER([.$Y68]); [.$X68]; &quot;NO PRICING&quot;))); &quot;&quot;)" office:value-type="string" office:string-value="NO PRICING">
            <text:p>NO PRICING</text:p>
          </table:table-cell>
          <table:table-cell table:style-name="ce51" table:formula="of:=IF([.$A68] &lt;&gt; &quot;&quot;; IF(MIN([.$O68];[.$T68];[.$Y68]) = [.$O68]; [.$O68]; IF(MIN([.$O68];[.$T68];[.$Y68]) = [.$T68]; [.$T68]; IF(ISNUMBER([.$Y68]); [.$Y68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68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69])" office:value-type="string" office:string-value="MAX-232 RS-232 transceiver">
            <text:p>MAX-232 RS-232 transceiver</text:p>
          </table:table-cell>
          <table:table-cell table:style-name="ce7" table:formula="of:=T([source.C69])" office:value-type="string" office:string-value="MAX232">
            <text:p>MAX232</text:p>
          </table:table-cell>
          <table:table-cell table:style-name="ce7" table:formula="of:=T([source.D69])" office:value-type="string" office:string-value="MAX-232 RS-232 transceiver">
            <text:p>MAX-232 RS-232 transceiver</text:p>
          </table:table-cell>
          <table:table-cell table:style-name="ce16" table:formula="of:=T([source.E97])">
            <text:p/>
          </table:table-cell>
          <table:table-cell table:style-name="ce7" table:formula="of:=[source.A69]" office:value-type="float" office:value="3">
            <text:p>3</text:p>
          </table:table-cell>
          <table:table-cell table:style-name="ce7" table:formula="of:=ROUND([.E69]* (1 + extra))" office:value-type="float" office:value="3">
            <text:p>3</text:p>
          </table:table-cell>
          <table:table-cell table:style-name="ce7" table:formula="of:=MAX([.F69];[.E69]+1)" office:value-type="float" office:value="4">
            <text:p>4</text:p>
          </table:table-cell>
          <table:table-cell table:style-name="ce18" table:formula="of:=[.G69]" office:value-type="float" office:value="4">
            <text:p>4</text:p>
          </table:table-cell>
          <table:table-cell table:style-name="ce7" table:formula="of:=[.G69]-[.H69]" office:value-type="float" office:value="0">
            <text:p>0</text:p>
          </table:table-cell>
          <table:table-cell table:style-name="ce7"/>
          <table:table-cell table:style-name="ce24" table:formula="of:=[source.F69]" office:value-type="float" office:value="1648737">
            <text:p>1648737</text:p>
          </table:table-cell>
          <table:table-cell table:style-name="ce30" table:formula="of:=[source.G69]" office:value-type="float" office:value="0.73">
            <text:p>0.730</text:p>
          </table:table-cell>
          <table:table-cell table:style-name="ce7" table:formula="of:=[source.H69]" office:value-type="float" office:value="1">
            <text:p>1</text:p>
          </table:table-cell>
          <table:table-cell table:style-name="ce7" table:formula="of:=CEILING([.$H69];[.M69])" office:value-type="float" office:value="4">
            <text:p>4</text:p>
          </table:table-cell>
          <table:table-cell table:style-name="ce36" office:value-type="float" office:value="4">
            <text:p>4.00</text:p>
          </table:table-cell>
          <table:table-cell table:style-name="ce24" table:formula="of:=[source.I69]" office:value-type="float" office:value="0">
            <text:p/>
          </table:table-cell>
          <table:table-cell table:style-name="ce30" table:formula="of:=[source.J69]" office:value-type="float" office:value="0">
            <text:p>0.000</text:p>
          </table:table-cell>
          <table:table-cell table:style-name="ce7" table:formula="of:=[source.K69]" office:value-type="float" office:value="0">
            <text:p>0</text:p>
          </table:table-cell>
          <table:table-cell table:style-name="ce7" table:formula="of:=CEILING([.$H69];[.R69])" office:value-type="float" office:value="0">
            <text:p>0</text:p>
          </table:table-cell>
          <table:table-cell table:style-name="ce36" table:formula="of:=IF([.S69]*[.Q69] &gt; 0; [.S69]*[.Q69]; &quot;&quot;)">
            <text:p/>
          </table:table-cell>
          <table:table-cell table:style-name="ce24" table:formula="of:=[source.L69]" office:value-type="string" office:string-value="660-8613">
            <text:p>660-8613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69]" office:value-type="float" office:value="5">
            <text:p>5</text:p>
          </table:table-cell>
          <table:table-cell table:style-name="ce7" table:formula="of:=CEILING([.$H69];[.W69])" office:value-type="float" office:value="5">
            <text:p>5</text:p>
          </table:table-cell>
          <table:table-cell table:style-name="ce36" table:formula="of:=IF([.X69]*[.V69] &gt; 0; [.X69]*[.V69]; &quot;&quot;)" office:value-type="float" office:value="4995">
            <text:p>4,995.00</text:p>
          </table:table-cell>
          <table:table-cell table:style-name="ce40" table:formula="of:=IF([.$A69] &lt;&gt; &quot;&quot;; IF(MIN([.$O69];[.$T69];[.$Y69]) = [.$O69]; [.$K$1]; IF(MIN([.$O69];[.$T69];[.$Y69]) = [.$T69]; [.$P$1]; IF(ISNUMBER([.$Y69]); [.$U$1]; &quot;NO PRICING&quot;))); &quot;&quot;)" office:value-type="string" office:string-value="Farnell">
            <text:p>Farnell</text:p>
          </table:table-cell>
          <table:table-cell table:style-name="ce45" table:formula="of:=IF([.$A69] &lt;&gt; &quot;&quot;; IF(MIN([.$O69];[.$T69];[.$Y69]) = [.$O69]; [.$K69]; IF(MIN([.$O69];[.$T69];[.$Y69]) = [.$T69]; [.$P69]; IF(ISNUMBER([.$Y69]); [.$U69]; &quot;NO PRICING&quot;))); &quot;&quot;)" office:value-type="float" office:value="1648737">
            <text:p>1648737</text:p>
          </table:table-cell>
          <table:table-cell table:style-name="ce48" table:formula="of:=IF([.$A69] &lt;&gt; &quot;&quot;; IF(MIN([.$O69];[.$T69];[.$Y69]) = [.$O69]; [.$N69]; IF(MIN([.$O69];[.$T69];[.$Y69]) = [.$T69]; [.$S69]; IF(ISNUMBER([.$Y69]); [.$X69]; &quot;NO PRICING&quot;))); &quot;&quot;)" office:value-type="float" office:value="4">
            <text:p>4</text:p>
          </table:table-cell>
          <table:table-cell table:style-name="ce51" table:formula="of:=IF([.$A69] &lt;&gt; &quot;&quot;; IF(MIN([.$O69];[.$T69];[.$Y69]) = [.$O69]; [.$O69]; IF(MIN([.$O69];[.$T69];[.$Y69]) = [.$T69]; [.$T69]; IF(ISNUMBER([.$Y69]); [.$Y69]; &quot;NO PRICING&quot;))); &quot;&quot;)" office:value-type="float" office:value="4">
            <text:p>4.00</text:p>
          </table:table-cell>
          <table:table-cell table:style-name="ce55" office:value-type="string">
            <text:p>OK (7456580)</text:p>
          </table:table-cell>
          <table:table-cell table:style-name="ce7" table:formula="of:=[.H69]" office:value-type="float" office:value="4">
            <text:p>4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70])" office:value-type="string" office:string-value="MCP23016">
            <text:p>MCP23016</text:p>
          </table:table-cell>
          <table:table-cell table:style-name="ce7" table:formula="of:=T([source.C70])" office:value-type="string" office:string-value="MCP23016">
            <text:p>MCP23016</text:p>
          </table:table-cell>
          <table:table-cell table:style-name="ce7" table:formula="of:=T([source.D70])">
            <text:p/>
          </table:table-cell>
          <table:table-cell table:style-name="ce16" table:formula="of:=T([source.E101])">
            <text:p/>
          </table:table-cell>
          <table:table-cell table:style-name="ce7" table:formula="of:=[source.A70]" office:value-type="float" office:value="3">
            <text:p>3</text:p>
          </table:table-cell>
          <table:table-cell table:style-name="ce7" table:formula="of:=ROUND([.E70]* (1 + extra))" office:value-type="float" office:value="3">
            <text:p>3</text:p>
          </table:table-cell>
          <table:table-cell table:style-name="ce7" table:formula="of:=MAX([.F70];[.E70]+1)" office:value-type="float" office:value="4">
            <text:p>4</text:p>
          </table:table-cell>
          <table:table-cell table:style-name="ce18" table:formula="of:=[.G70]" office:value-type="float" office:value="4">
            <text:p>4</text:p>
          </table:table-cell>
          <table:table-cell table:style-name="ce7" table:formula="of:=[.G70]-[.H70]" office:value-type="float" office:value="0">
            <text:p>0</text:p>
          </table:table-cell>
          <table:table-cell table:style-name="ce7"/>
          <table:table-cell table:style-name="ce24" table:formula="of:=[source.F70]" office:value-type="float" office:value="1439389">
            <text:p>1439389</text:p>
          </table:table-cell>
          <table:table-cell table:style-name="ce30" table:formula="of:=[source.G70]" office:value-type="float" office:value="1.31">
            <text:p>1.310</text:p>
          </table:table-cell>
          <table:table-cell table:style-name="ce7" table:formula="of:=[source.H70]" office:value-type="float" office:value="1">
            <text:p>1</text:p>
          </table:table-cell>
          <table:table-cell table:style-name="ce7" table:formula="of:=CEILING([.$H70];[.M70])" office:value-type="float" office:value="4">
            <text:p>4</text:p>
          </table:table-cell>
          <table:table-cell table:style-name="ce36" office:value-type="float" office:value="4">
            <text:p>4.00</text:p>
          </table:table-cell>
          <table:table-cell table:style-name="ce24" table:formula="of:=[source.I70]" office:value-type="float" office:value="0">
            <text:p/>
          </table:table-cell>
          <table:table-cell table:style-name="ce30" table:formula="of:=[source.J70]" office:value-type="float" office:value="0">
            <text:p>0.000</text:p>
          </table:table-cell>
          <table:table-cell table:style-name="ce7" table:formula="of:=[source.K70]" office:value-type="float" office:value="0">
            <text:p>0</text:p>
          </table:table-cell>
          <table:table-cell table:style-name="ce7" table:formula="of:=CEILING([.$H70];[.R70])" office:value-type="float" office:value="0">
            <text:p>0</text:p>
          </table:table-cell>
          <table:table-cell table:style-name="ce36" table:formula="of:=IF([.S70]*[.Q70] &gt; 0; [.S70]*[.Q70]; &quot;&quot;)">
            <text:p/>
          </table:table-cell>
          <table:table-cell table:style-name="ce24" table:formula="of:=[source.L7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0]" office:value-type="float" office:value="0">
            <text:p>0</text:p>
          </table:table-cell>
          <table:table-cell table:style-name="ce7" table:formula="of:=CEILING([.$H70];[.W70])" office:value-type="float" office:value="0">
            <text:p>0</text:p>
          </table:table-cell>
          <table:table-cell table:style-name="ce36" table:formula="of:=IF([.X70]*[.V70] &gt; 0; [.X70]*[.V70]; &quot;&quot;)">
            <text:p/>
          </table:table-cell>
          <table:table-cell table:style-name="ce40" table:formula="of:=IF([.$A70] &lt;&gt; &quot;&quot;; IF(MIN([.$O70];[.$T70];[.$Y70]) = [.$O70]; [.$K$1]; IF(MIN([.$O70];[.$T70];[.$Y70]) = [.$T70]; [.$P$1]; IF(ISNUMBER([.$Y70]); [.$U$1]; &quot;NO PRICING&quot;))); &quot;&quot;)" office:value-type="string" office:string-value="Farnell">
            <text:p>Farnell</text:p>
          </table:table-cell>
          <table:table-cell table:style-name="ce45" table:formula="of:=IF([.$A70] &lt;&gt; &quot;&quot;; IF(MIN([.$O70];[.$T70];[.$Y70]) = [.$O70]; [.$K70]; IF(MIN([.$O70];[.$T70];[.$Y70]) = [.$T70]; [.$P70]; IF(ISNUMBER([.$Y70]); [.$U70]; &quot;NO PRICING&quot;))); &quot;&quot;)" office:value-type="float" office:value="1439389">
            <text:p>1439389</text:p>
          </table:table-cell>
          <table:table-cell table:style-name="ce48" table:formula="of:=IF([.$A70] &lt;&gt; &quot;&quot;; IF(MIN([.$O70];[.$T70];[.$Y70]) = [.$O70]; [.$N70]; IF(MIN([.$O70];[.$T70];[.$Y70]) = [.$T70]; [.$S70]; IF(ISNUMBER([.$Y70]); [.$X70]; &quot;NO PRICING&quot;))); &quot;&quot;)" office:value-type="float" office:value="4">
            <text:p>4</text:p>
          </table:table-cell>
          <table:table-cell table:style-name="ce51" table:formula="of:=IF([.$A70] &lt;&gt; &quot;&quot;; IF(MIN([.$O70];[.$T70];[.$Y70]) = [.$O70]; [.$O70]; IF(MIN([.$O70];[.$T70];[.$Y70]) = [.$T70]; [.$T70]; IF(ISNUMBER([.$Y70]); [.$Y70]; &quot;NO PRICING&quot;))); &quot;&quot;)" office:value-type="float" office:value="4">
            <text:p>4.00</text:p>
          </table:table-cell>
          <table:table-cell table:style-name="ce55" office:value-type="string">
            <text:p>OK</text:p>
          </table:table-cell>
          <table:table-cell table:style-name="ce7" table:formula="of:=[.H70]" office:value-type="float" office:value="4">
            <text:p>4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71])" office:value-type="string" office:string-value="ATMEGA168">
            <text:p>ATMEGA168</text:p>
          </table:table-cell>
          <table:table-cell table:style-name="ce7" table:formula="of:=T([source.C71])" office:value-type="string" office:string-value="MEGA8-P">
            <text:p>MEGA8-P</text:p>
          </table:table-cell>
          <table:table-cell table:style-name="ce7" table:formula="of:=T([source.D71])">
            <text:p/>
          </table:table-cell>
          <table:table-cell table:style-name="ce16" table:formula="of:=T([source.E72])" office:value-type="string" office:string-value="SpeakJet speech synthesiser">
            <text:p>SpeakJet speech synthesiser</text:p>
          </table:table-cell>
          <table:table-cell table:style-name="ce7" table:formula="of:=[source.A71]" office:value-type="float" office:value="1">
            <text:p>1</text:p>
          </table:table-cell>
          <table:table-cell table:style-name="ce7" table:formula="of:=ROUND([.E71]* (1 + extra))" office:value-type="float" office:value="1">
            <text:p>1</text:p>
          </table:table-cell>
          <table:table-cell table:style-name="ce7" table:formula="of:=MAX([.F71];[.E71]+1)" office:value-type="float" office:value="2">
            <text:p>2</text:p>
          </table:table-cell>
          <table:table-cell table:style-name="ce18"/>
          <table:table-cell table:style-name="ce7" table:formula="of:=[.G71]-[.H71]" office:value-type="float" office:value="2">
            <text:p>2</text:p>
          </table:table-cell>
          <table:table-cell table:style-name="ce7"/>
          <table:table-cell table:style-name="ce24" table:formula="of:=[source.F71]" office:value-type="float" office:value="0">
            <text:p/>
          </table:table-cell>
          <table:table-cell table:style-name="ce30" table:formula="of:=[source.G71]" office:value-type="float" office:value="0">
            <text:p>0.000</text:p>
          </table:table-cell>
          <table:table-cell table:style-name="ce7" table:formula="of:=[source.H71]" office:value-type="float" office:value="0">
            <text:p>0</text:p>
          </table:table-cell>
          <table:table-cell table:style-name="ce7" table:formula="of:=CEILING([.$H71];[.M71])" office:value-type="float" office:value="0">
            <text:p>0</text:p>
          </table:table-cell>
          <table:table-cell table:style-name="ce36" table:formula="of:=IF([.N71]*[.L71] &gt; 0; [.N71]*[.L71]; &quot;&quot;)">
            <text:p/>
          </table:table-cell>
          <table:table-cell table:style-name="ce24" table:formula="of:=[source.I71]" office:value-type="float" office:value="0">
            <text:p/>
          </table:table-cell>
          <table:table-cell table:style-name="ce30" table:formula="of:=[source.J71]" office:value-type="float" office:value="0">
            <text:p>0.000</text:p>
          </table:table-cell>
          <table:table-cell table:style-name="ce7" table:formula="of:=[source.K71]" office:value-type="float" office:value="0">
            <text:p>0</text:p>
          </table:table-cell>
          <table:table-cell table:style-name="ce7" table:formula="of:=CEILING([.$H71];[.R71])" office:value-type="float" office:value="0">
            <text:p>0</text:p>
          </table:table-cell>
          <table:table-cell table:style-name="ce36" table:formula="of:=IF([.S71]*[.Q71] &gt; 0; [.S71]*[.Q71]; &quot;&quot;)">
            <text:p/>
          </table:table-cell>
          <table:table-cell table:style-name="ce24" table:formula="of:=[source.L7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1]" office:value-type="float" office:value="0">
            <text:p>0</text:p>
          </table:table-cell>
          <table:table-cell table:style-name="ce7" table:formula="of:=CEILING([.$H71];[.W71])" office:value-type="float" office:value="0">
            <text:p>0</text:p>
          </table:table-cell>
          <table:table-cell table:style-name="ce36" table:formula="of:=IF([.X71]*[.V71] &gt; 0; [.X71]*[.V71]; &quot;&quot;)">
            <text:p/>
          </table:table-cell>
          <table:table-cell table:style-name="ce40" table:formula="of:=IF([.$A71] &lt;&gt; &quot;&quot;; IF(MIN([.$O71];[.$T71];[.$Y71]) = [.$O71]; [.$K$1]; IF(MIN([.$O71];[.$T71];[.$Y71]) = [.$T71]; [.$P$1]; IF(ISNUMBER([.$Y71]); [.$U$1]; &quot;NO PRICING&quot;))); &quot;&quot;)" office:value-type="string" office:string-value="NO PRICING">
            <text:p>NO PRICING</text:p>
          </table:table-cell>
          <table:table-cell table:style-name="ce45" table:formula="of:=IF([.$A71] &lt;&gt; &quot;&quot;; IF(MIN([.$O71];[.$T71];[.$Y71]) = [.$O71]; [.$K71]; IF(MIN([.$O71];[.$T71];[.$Y71]) = [.$T71]; [.$P71]; IF(ISNUMBER([.$Y71]); [.$U71]; &quot;NO PRICING&quot;))); &quot;&quot;)" office:value-type="string" office:string-value="NO PRICING">
            <text:p>NO PRICING</text:p>
          </table:table-cell>
          <table:table-cell table:style-name="ce48" table:formula="of:=IF([.$A71] &lt;&gt; &quot;&quot;; IF(MIN([.$O71];[.$T71];[.$Y71]) = [.$O71]; [.$N71]; IF(MIN([.$O71];[.$T71];[.$Y71]) = [.$T71]; [.$S71]; IF(ISNUMBER([.$Y71]); [.$X71]; &quot;NO PRICING&quot;))); &quot;&quot;)" office:value-type="string" office:string-value="NO PRICING">
            <text:p>NO PRICING</text:p>
          </table:table-cell>
          <table:table-cell table:style-name="ce51" table:formula="of:=IF([.$A71] &lt;&gt; &quot;&quot;; IF(MIN([.$O71];[.$T71];[.$Y71]) = [.$O71]; [.$O71]; IF(MIN([.$O71];[.$T71];[.$Y71]) = [.$T71]; [.$T71]; IF(ISNUMBER([.$Y71]); [.$Y7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7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72])" office:value-type="string" office:string-value="SPEAKJET">
            <text:p>SPEAKJET</text:p>
          </table:table-cell>
          <table:table-cell table:style-name="ce7" table:formula="of:=T([source.C72])" office:value-type="string" office:string-value="SPEAKJET">
            <text:p>SPEAKJET</text:p>
          </table:table-cell>
          <table:table-cell table:style-name="ce7" table:formula="of:=T([source.D72])">
            <text:p/>
          </table:table-cell>
          <table:table-cell table:style-name="ce16" table:formula="of:=T([source.E69])">
            <text:p/>
          </table:table-cell>
          <table:table-cell table:style-name="ce7" table:formula="of:=[source.A72]" office:value-type="float" office:value="1">
            <text:p>1</text:p>
          </table:table-cell>
          <table:table-cell table:style-name="ce7" table:formula="of:=ROUND([.E72]* (1 + extra))" office:value-type="float" office:value="1">
            <text:p>1</text:p>
          </table:table-cell>
          <table:table-cell table:style-name="ce7" table:formula="of:=MAX([.F72];[.E72]+1)" office:value-type="float" office:value="2">
            <text:p>2</text:p>
          </table:table-cell>
          <table:table-cell table:style-name="ce18"/>
          <table:table-cell table:style-name="ce7" table:formula="of:=[.G72]-[.H72]" office:value-type="float" office:value="2">
            <text:p>2</text:p>
          </table:table-cell>
          <table:table-cell table:style-name="ce7"/>
          <table:table-cell table:style-name="ce24" table:formula="of:=[source.F72]" office:value-type="float" office:value="0">
            <text:p/>
          </table:table-cell>
          <table:table-cell table:style-name="ce30" table:formula="of:=[source.G72]" office:value-type="float" office:value="0">
            <text:p>0.000</text:p>
          </table:table-cell>
          <table:table-cell table:style-name="ce7" table:formula="of:=[source.H72]" office:value-type="float" office:value="0">
            <text:p>0</text:p>
          </table:table-cell>
          <table:table-cell table:style-name="ce7" table:formula="of:=CEILING([.$H72];[.M72])" office:value-type="float" office:value="0">
            <text:p>0</text:p>
          </table:table-cell>
          <table:table-cell table:style-name="ce36" table:formula="of:=IF([.N72]*[.L72] &gt; 0; [.N72]*[.L72]; &quot;&quot;)">
            <text:p/>
          </table:table-cell>
          <table:table-cell table:style-name="ce24" table:formula="of:=[source.I72]" office:value-type="float" office:value="0">
            <text:p/>
          </table:table-cell>
          <table:table-cell table:style-name="ce30" table:formula="of:=[source.J72]" office:value-type="float" office:value="0">
            <text:p>0.000</text:p>
          </table:table-cell>
          <table:table-cell table:style-name="ce7" table:formula="of:=[source.K72]" office:value-type="float" office:value="0">
            <text:p>0</text:p>
          </table:table-cell>
          <table:table-cell table:style-name="ce7" table:formula="of:=CEILING([.$H72];[.R72])" office:value-type="float" office:value="0">
            <text:p>0</text:p>
          </table:table-cell>
          <table:table-cell table:style-name="ce36" table:formula="of:=IF([.S72]*[.Q72] &gt; 0; [.S72]*[.Q72]; &quot;&quot;)">
            <text:p/>
          </table:table-cell>
          <table:table-cell table:style-name="ce24" table:formula="of:=[source.L7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2]" office:value-type="float" office:value="0">
            <text:p>0</text:p>
          </table:table-cell>
          <table:table-cell table:style-name="ce7" table:formula="of:=CEILING([.$H72];[.W72])" office:value-type="float" office:value="0">
            <text:p>0</text:p>
          </table:table-cell>
          <table:table-cell table:style-name="ce36" table:formula="of:=IF([.X72]*[.V72] &gt; 0; [.X72]*[.V72]; &quot;&quot;)">
            <text:p/>
          </table:table-cell>
          <table:table-cell table:style-name="ce40" table:formula="of:=IF([.$A72] &lt;&gt; &quot;&quot;; IF(MIN([.$O72];[.$T72];[.$Y72]) = [.$O72]; [.$K$1]; IF(MIN([.$O72];[.$T72];[.$Y72]) = [.$T72]; [.$P$1]; IF(ISNUMBER([.$Y72]); [.$U$1]; &quot;NO PRICING&quot;))); &quot;&quot;)" office:value-type="string" office:string-value="NO PRICING">
            <text:p>NO PRICING</text:p>
          </table:table-cell>
          <table:table-cell table:style-name="ce45" table:formula="of:=IF([.$A72] &lt;&gt; &quot;&quot;; IF(MIN([.$O72];[.$T72];[.$Y72]) = [.$O72]; [.$K72]; IF(MIN([.$O72];[.$T72];[.$Y72]) = [.$T72]; [.$P72]; IF(ISNUMBER([.$Y72]); [.$U72]; &quot;NO PRICING&quot;))); &quot;&quot;)" office:value-type="string" office:string-value="NO PRICING">
            <text:p>NO PRICING</text:p>
          </table:table-cell>
          <table:table-cell table:style-name="ce48" table:formula="of:=IF([.$A72] &lt;&gt; &quot;&quot;; IF(MIN([.$O72];[.$T72];[.$Y72]) = [.$O72]; [.$N72]; IF(MIN([.$O72];[.$T72];[.$Y72]) = [.$T72]; [.$S72]; IF(ISNUMBER([.$Y72]); [.$X72]; &quot;NO PRICING&quot;))); &quot;&quot;)" office:value-type="string" office:string-value="NO PRICING">
            <text:p>NO PRICING</text:p>
          </table:table-cell>
          <table:table-cell table:style-name="ce51" table:formula="of:=IF([.$A72] &lt;&gt; &quot;&quot;; IF(MIN([.$O72];[.$T72];[.$Y72]) = [.$O72]; [.$O72]; IF(MIN([.$O72];[.$T72];[.$Y72]) = [.$T72]; [.$T72]; IF(ISNUMBER([.$Y72]); [.$Y72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72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73])" office:value-type="string" office:string-value="2-pin 2.54mm header">
            <text:p>2-pin 2.54mm header</text:p>
          </table:table-cell>
          <table:table-cell table:style-name="ce7" table:formula="of:=T([source.C73])" office:value-type="string" office:string-value="JP1E">
            <text:p>JP1E</text:p>
          </table:table-cell>
          <table:table-cell table:style-name="ce7" table:formula="of:=T([source.D73])" office:value-type="string" office:string-value="2-pin 2.54mm header">
            <text:p>2-pin 2.54mm header</text:p>
          </table:table-cell>
          <table:table-cell table:style-name="ce16" table:formula="of:=T([source.E96])">
            <text:p/>
          </table:table-cell>
          <table:table-cell table:style-name="ce7" table:formula="of:=[source.A73]" office:value-type="float" office:value="7">
            <text:p>7</text:p>
          </table:table-cell>
          <table:table-cell table:style-name="ce7" table:formula="of:=ROUND([.E73]* (1 + extra))" office:value-type="float" office:value="8">
            <text:p>8</text:p>
          </table:table-cell>
          <table:table-cell table:style-name="ce7" table:formula="of:=MAX([.F73];[.E73]+1)" office:value-type="float" office:value="8">
            <text:p>8</text:p>
          </table:table-cell>
          <table:table-cell table:style-name="ce18"/>
          <table:table-cell table:style-name="ce7" table:formula="of:=[.G73]-[.H73]" office:value-type="float" office:value="8">
            <text:p>8</text:p>
          </table:table-cell>
          <table:table-cell table:style-name="ce7"/>
          <table:table-cell table:style-name="ce24" table:formula="of:=[source.F73]" office:value-type="float" office:value="0">
            <text:p/>
          </table:table-cell>
          <table:table-cell table:style-name="ce30" table:formula="of:=[source.G73]" office:value-type="float" office:value="0">
            <text:p>0.000</text:p>
          </table:table-cell>
          <table:table-cell table:style-name="ce7" table:formula="of:=[source.H73]" office:value-type="float" office:value="0">
            <text:p>0</text:p>
          </table:table-cell>
          <table:table-cell table:style-name="ce7" table:formula="of:=CEILING([.$H73];[.M73])" office:value-type="float" office:value="0">
            <text:p>0</text:p>
          </table:table-cell>
          <table:table-cell table:style-name="ce36" table:formula="of:=IF([.N73]*[.L73] &gt; 0; [.N73]*[.L73]; &quot;&quot;)">
            <text:p/>
          </table:table-cell>
          <table:table-cell table:style-name="ce24" table:formula="of:=[source.I73]" office:value-type="float" office:value="0">
            <text:p/>
          </table:table-cell>
          <table:table-cell table:style-name="ce30" table:formula="of:=[source.J73]" office:value-type="float" office:value="0">
            <text:p>0.000</text:p>
          </table:table-cell>
          <table:table-cell table:style-name="ce7" table:formula="of:=[source.K73]" office:value-type="float" office:value="0">
            <text:p>0</text:p>
          </table:table-cell>
          <table:table-cell table:style-name="ce7" table:formula="of:=CEILING([.$H73];[.R73])" office:value-type="float" office:value="0">
            <text:p>0</text:p>
          </table:table-cell>
          <table:table-cell table:style-name="ce36" table:formula="of:=IF([.S73]*[.Q73] &gt; 0; [.S73]*[.Q73]; &quot;&quot;)">
            <text:p/>
          </table:table-cell>
          <table:table-cell table:style-name="ce24" table:formula="of:=[source.L73]" office:value-type="string" office:string-value="251-8086">
            <text:p>251-8086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73]" office:value-type="float" office:value="25">
            <text:p>25</text:p>
          </table:table-cell>
          <table:table-cell table:style-name="ce7" table:formula="of:=CEILING([.$H73];[.W73])" office:value-type="float" office:value="0">
            <text:p>0</text:p>
          </table:table-cell>
          <table:table-cell table:style-name="ce36" table:formula="of:=IF([.X73]*[.V73] &gt; 0; [.X73]*[.V73]; &quot;&quot;)">
            <text:p/>
          </table:table-cell>
          <table:table-cell table:style-name="ce40" table:formula="of:=IF([.$A73] &lt;&gt; &quot;&quot;; IF(MIN([.$O73];[.$T73];[.$Y73]) = [.$O73]; [.$K$1]; IF(MIN([.$O73];[.$T73];[.$Y73]) = [.$T73]; [.$P$1]; IF(ISNUMBER([.$Y73]); [.$U$1]; &quot;NO PRICING&quot;))); &quot;&quot;)" office:value-type="string" office:string-value="NO PRICING">
            <text:p>NO PRICING</text:p>
          </table:table-cell>
          <table:table-cell table:style-name="ce45" table:formula="of:=IF([.$A73] &lt;&gt; &quot;&quot;; IF(MIN([.$O73];[.$T73];[.$Y73]) = [.$O73]; [.$K73]; IF(MIN([.$O73];[.$T73];[.$Y73]) = [.$T73]; [.$P73]; IF(ISNUMBER([.$Y73]); [.$U73]; &quot;NO PRICING&quot;))); &quot;&quot;)" office:value-type="string" office:string-value="NO PRICING">
            <text:p>NO PRICING</text:p>
          </table:table-cell>
          <table:table-cell table:style-name="ce48" table:formula="of:=IF([.$A73] &lt;&gt; &quot;&quot;; IF(MIN([.$O73];[.$T73];[.$Y73]) = [.$O73]; [.$N73]; IF(MIN([.$O73];[.$T73];[.$Y73]) = [.$T73]; [.$S73]; IF(ISNUMBER([.$Y73]); [.$X73]; &quot;NO PRICING&quot;))); &quot;&quot;)" office:value-type="string" office:string-value="NO PRICING">
            <text:p>NO PRICING</text:p>
          </table:table-cell>
          <table:table-cell table:style-name="ce51" table:formula="of:=IF([.$A73] &lt;&gt; &quot;&quot;; IF(MIN([.$O73];[.$T73];[.$Y73]) = [.$O73]; [.$O73]; IF(MIN([.$O73];[.$T73];[.$Y73]) = [.$T73]; [.$T73]; IF(ISNUMBER([.$Y73]); [.$Y7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7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74])" office:value-type="string" office:string-value="3-pin 2.54mm header">
            <text:p>3-pin 2.54mm header</text:p>
          </table:table-cell>
          <table:table-cell table:style-name="ce7" table:formula="of:=T([source.C74])" office:value-type="string" office:string-value="JP2E">
            <text:p>JP2E</text:p>
          </table:table-cell>
          <table:table-cell table:style-name="ce7" table:formula="of:=T([source.D74])" office:value-type="string" office:string-value="3-pin 2.54mm header">
            <text:p>3-pin 2.54mm header</text:p>
          </table:table-cell>
          <table:table-cell table:style-name="ce16" table:formula="of:=T([source.E66])">
            <text:p/>
          </table:table-cell>
          <table:table-cell table:style-name="ce7" table:formula="of:=[source.A74]" office:value-type="float" office:value="14">
            <text:p>14</text:p>
          </table:table-cell>
          <table:table-cell table:style-name="ce7" table:formula="of:=ROUND([.E74]* (1 + extra))" office:value-type="float" office:value="15">
            <text:p>15</text:p>
          </table:table-cell>
          <table:table-cell table:style-name="ce7" table:formula="of:=MAX([.F74];[.E74]+1)" office:value-type="float" office:value="15">
            <text:p>15</text:p>
          </table:table-cell>
          <table:table-cell table:style-name="ce18"/>
          <table:table-cell table:style-name="ce7" table:formula="of:=[.G74]-[.H74]" office:value-type="float" office:value="15">
            <text:p>15</text:p>
          </table:table-cell>
          <table:table-cell table:style-name="ce7"/>
          <table:table-cell table:style-name="ce24" table:formula="of:=[source.F74]" office:value-type="float" office:value="0">
            <text:p/>
          </table:table-cell>
          <table:table-cell table:style-name="ce30" table:formula="of:=[source.G74]" office:value-type="float" office:value="0">
            <text:p>0.000</text:p>
          </table:table-cell>
          <table:table-cell table:style-name="ce7" table:formula="of:=[source.H74]" office:value-type="float" office:value="0">
            <text:p>0</text:p>
          </table:table-cell>
          <table:table-cell table:style-name="ce7" table:formula="of:=CEILING([.$H74];[.M74])" office:value-type="float" office:value="0">
            <text:p>0</text:p>
          </table:table-cell>
          <table:table-cell table:style-name="ce36" table:formula="of:=IF([.N74]*[.L74] &gt; 0; [.N74]*[.L74]; &quot;&quot;)">
            <text:p/>
          </table:table-cell>
          <table:table-cell table:style-name="ce24" table:formula="of:=[source.I74]" office:value-type="float" office:value="0">
            <text:p/>
          </table:table-cell>
          <table:table-cell table:style-name="ce30" table:formula="of:=[source.J74]" office:value-type="float" office:value="0">
            <text:p>0.000</text:p>
          </table:table-cell>
          <table:table-cell table:style-name="ce7" table:formula="of:=[source.K74]" office:value-type="float" office:value="0">
            <text:p>0</text:p>
          </table:table-cell>
          <table:table-cell table:style-name="ce7" table:formula="of:=CEILING([.$H74];[.R74])" office:value-type="float" office:value="0">
            <text:p>0</text:p>
          </table:table-cell>
          <table:table-cell table:style-name="ce36" table:formula="of:=IF([.S74]*[.Q74] &gt; 0; [.S74]*[.Q74]; &quot;&quot;)">
            <text:p/>
          </table:table-cell>
          <table:table-cell table:style-name="ce24" table:formula="of:=[source.L74]" office:value-type="string" office:string-value="251-8092">
            <text:p>251-809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74]" office:value-type="float" office:value="25">
            <text:p>25</text:p>
          </table:table-cell>
          <table:table-cell table:style-name="ce7" table:formula="of:=CEILING([.$H74];[.W74])" office:value-type="float" office:value="0">
            <text:p>0</text:p>
          </table:table-cell>
          <table:table-cell table:style-name="ce36" table:formula="of:=IF([.X74]*[.V74] &gt; 0; [.X74]*[.V74]; &quot;&quot;)">
            <text:p/>
          </table:table-cell>
          <table:table-cell table:style-name="ce40" table:formula="of:=IF([.$A74] &lt;&gt; &quot;&quot;; IF(MIN([.$O74];[.$T74];[.$Y74]) = [.$O74]; [.$K$1]; IF(MIN([.$O74];[.$T74];[.$Y74]) = [.$T74]; [.$P$1]; IF(ISNUMBER([.$Y74]); [.$U$1]; &quot;NO PRICING&quot;))); &quot;&quot;)" office:value-type="string" office:string-value="NO PRICING">
            <text:p>NO PRICING</text:p>
          </table:table-cell>
          <table:table-cell table:style-name="ce45" table:formula="of:=IF([.$A74] &lt;&gt; &quot;&quot;; IF(MIN([.$O74];[.$T74];[.$Y74]) = [.$O74]; [.$K74]; IF(MIN([.$O74];[.$T74];[.$Y74]) = [.$T74]; [.$P74]; IF(ISNUMBER([.$Y74]); [.$U74]; &quot;NO PRICING&quot;))); &quot;&quot;)" office:value-type="string" office:string-value="NO PRICING">
            <text:p>NO PRICING</text:p>
          </table:table-cell>
          <table:table-cell table:style-name="ce48" table:formula="of:=IF([.$A74] &lt;&gt; &quot;&quot;; IF(MIN([.$O74];[.$T74];[.$Y74]) = [.$O74]; [.$N74]; IF(MIN([.$O74];[.$T74];[.$Y74]) = [.$T74]; [.$S74]; IF(ISNUMBER([.$Y74]); [.$X74]; &quot;NO PRICING&quot;))); &quot;&quot;)" office:value-type="string" office:string-value="NO PRICING">
            <text:p>NO PRICING</text:p>
          </table:table-cell>
          <table:table-cell table:style-name="ce51" table:formula="of:=IF([.$A74] &lt;&gt; &quot;&quot;; IF(MIN([.$O74];[.$T74];[.$Y74]) = [.$O74]; [.$O74]; IF(MIN([.$O74];[.$T74];[.$Y74]) = [.$T74]; [.$T74]; IF(ISNUMBER([.$Y74]); [.$Y7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7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75])">
            <text:p/>
          </table:table-cell>
          <table:table-cell table:style-name="ce7" table:formula="of:=T([source.C75])" office:value-type="string" office:string-value="JP5Q">
            <text:p>JP5Q</text:p>
          </table:table-cell>
          <table:table-cell table:style-name="ce7" table:formula="of:=T([source.D75])">
            <text:p/>
          </table:table-cell>
          <table:table-cell table:style-name="ce16" table:formula="of:=T([source.E98])" office:value-type="string" office:string-value="10kΩ, ¼W Resistor">
            <text:p>10kΩ, ¼W Resistor</text:p>
          </table:table-cell>
          <table:table-cell table:style-name="ce7" table:formula="of:=[source.A75]" office:value-type="float" office:value="1">
            <text:p>1</text:p>
          </table:table-cell>
          <table:table-cell table:style-name="ce7" table:formula="of:=ROUND([.E75]* (1 + extra))" office:value-type="float" office:value="1">
            <text:p>1</text:p>
          </table:table-cell>
          <table:table-cell table:style-name="ce7" table:formula="of:=MAX([.F75];[.E75]+1)" office:value-type="float" office:value="2">
            <text:p>2</text:p>
          </table:table-cell>
          <table:table-cell table:style-name="ce18"/>
          <table:table-cell table:style-name="ce7" table:formula="of:=[.G75]-[.H75]" office:value-type="float" office:value="2">
            <text:p>2</text:p>
          </table:table-cell>
          <table:table-cell table:style-name="ce7"/>
          <table:table-cell table:style-name="ce24" table:formula="of:=[source.F75]" office:value-type="float" office:value="0">
            <text:p/>
          </table:table-cell>
          <table:table-cell table:style-name="ce30" table:formula="of:=[source.G75]" office:value-type="float" office:value="0">
            <text:p>0.000</text:p>
          </table:table-cell>
          <table:table-cell table:style-name="ce7" table:formula="of:=[source.H75]" office:value-type="float" office:value="0">
            <text:p>0</text:p>
          </table:table-cell>
          <table:table-cell table:style-name="ce7" table:formula="of:=CEILING([.$H75];[.M75])" office:value-type="float" office:value="0">
            <text:p>0</text:p>
          </table:table-cell>
          <table:table-cell table:style-name="ce36" table:formula="of:=IF([.N75]*[.L75] &gt; 0; [.N75]*[.L75]; &quot;&quot;)">
            <text:p/>
          </table:table-cell>
          <table:table-cell table:style-name="ce24" table:formula="of:=[source.I75]" office:value-type="float" office:value="0">
            <text:p/>
          </table:table-cell>
          <table:table-cell table:style-name="ce30" table:formula="of:=[source.J75]" office:value-type="float" office:value="0">
            <text:p>0.000</text:p>
          </table:table-cell>
          <table:table-cell table:style-name="ce7" table:formula="of:=[source.K75]" office:value-type="float" office:value="0">
            <text:p>0</text:p>
          </table:table-cell>
          <table:table-cell table:style-name="ce7" table:formula="of:=CEILING([.$H75];[.R75])" office:value-type="float" office:value="0">
            <text:p>0</text:p>
          </table:table-cell>
          <table:table-cell table:style-name="ce36" table:formula="of:=IF([.S75]*[.Q75] &gt; 0; [.S75]*[.Q75]; &quot;&quot;)">
            <text:p/>
          </table:table-cell>
          <table:table-cell table:style-name="ce24" table:formula="of:=[source.L7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5]" office:value-type="float" office:value="0">
            <text:p>0</text:p>
          </table:table-cell>
          <table:table-cell table:style-name="ce7" table:formula="of:=CEILING([.$H75];[.W75])" office:value-type="float" office:value="0">
            <text:p>0</text:p>
          </table:table-cell>
          <table:table-cell table:style-name="ce36" table:formula="of:=IF([.X75]*[.V75] &gt; 0; [.X75]*[.V75]; &quot;&quot;)">
            <text:p/>
          </table:table-cell>
          <table:table-cell table:style-name="ce40" table:formula="of:=IF([.$A75] &lt;&gt; &quot;&quot;; IF(MIN([.$O75];[.$T75];[.$Y75]) = [.$O75]; [.$K$1]; IF(MIN([.$O75];[.$T75];[.$Y75]) = [.$T75]; [.$P$1]; IF(ISNUMBER([.$Y75]); [.$U$1]; &quot;NO PRICING&quot;))); &quot;&quot;)">
            <text:p/>
          </table:table-cell>
          <table:table-cell table:style-name="ce45" table:formula="of:=IF([.$A75] &lt;&gt; &quot;&quot;; IF(MIN([.$O75];[.$T75];[.$Y75]) = [.$O75]; [.$K75]; IF(MIN([.$O75];[.$T75];[.$Y75]) = [.$T75]; [.$P75]; IF(ISNUMBER([.$Y75]); [.$U75]; &quot;NO PRICING&quot;))); &quot;&quot;)">
            <text:p/>
          </table:table-cell>
          <table:table-cell table:style-name="ce48" table:formula="of:=IF([.$A75] &lt;&gt; &quot;&quot;; IF(MIN([.$O75];[.$T75];[.$Y75]) = [.$O75]; [.$N75]; IF(MIN([.$O75];[.$T75];[.$Y75]) = [.$T75]; [.$S75]; IF(ISNUMBER([.$Y75]); [.$X75]; &quot;NO PRICING&quot;))); &quot;&quot;)">
            <text:p/>
          </table:table-cell>
          <table:table-cell table:style-name="ce51" table:formula="of:=IF([.$A75] &lt;&gt; &quot;&quot;; IF(MIN([.$O75];[.$T75];[.$Y75]) = [.$O75]; [.$O75]; IF(MIN([.$O75];[.$T75];[.$Y75]) = [.$T75]; [.$T75]; IF(ISNUMBER([.$Y75]); [.$Y75]; &quot;NO PRICING&quot;))); &quot;&quot;)">
            <text:p/>
          </table:table-cell>
          <table:table-cell table:style-name="ce55"/>
          <table:table-cell table:style-name="ce7" table:formula="of:=[.H75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76])">
            <text:p/>
          </table:table-cell>
          <table:table-cell table:style-name="ce7" table:formula="of:=T([source.C76])" office:value-type="string" office:string-value="MA06-1">
            <text:p>MA06-1</text:p>
          </table:table-cell>
          <table:table-cell table:style-name="ce7" table:formula="of:=T([source.D76])">
            <text:p/>
          </table:table-cell>
          <table:table-cell table:style-name="ce16" table:formula="of:=T([source.E100])">
            <text:p/>
          </table:table-cell>
          <table:table-cell table:style-name="ce7" table:formula="of:=[source.A76]" office:value-type="float" office:value="4">
            <text:p>4</text:p>
          </table:table-cell>
          <table:table-cell table:style-name="ce7" table:formula="of:=ROUND([.E76]* (1 + extra))" office:value-type="float" office:value="4">
            <text:p>4</text:p>
          </table:table-cell>
          <table:table-cell table:style-name="ce7" table:formula="of:=MAX([.F76];[.E76]+1)" office:value-type="float" office:value="5">
            <text:p>5</text:p>
          </table:table-cell>
          <table:table-cell table:style-name="ce18"/>
          <table:table-cell table:style-name="ce7" table:formula="of:=[.G76]-[.H76]" office:value-type="float" office:value="5">
            <text:p>5</text:p>
          </table:table-cell>
          <table:table-cell table:style-name="ce7"/>
          <table:table-cell table:style-name="ce24" table:formula="of:=[source.F76]" office:value-type="float" office:value="0">
            <text:p/>
          </table:table-cell>
          <table:table-cell table:style-name="ce30" table:formula="of:=[source.G76]" office:value-type="float" office:value="0">
            <text:p>0.000</text:p>
          </table:table-cell>
          <table:table-cell table:style-name="ce7" table:formula="of:=[source.H76]" office:value-type="float" office:value="0">
            <text:p>0</text:p>
          </table:table-cell>
          <table:table-cell table:style-name="ce7" table:formula="of:=CEILING([.$H76];[.M76])" office:value-type="float" office:value="0">
            <text:p>0</text:p>
          </table:table-cell>
          <table:table-cell table:style-name="ce36" table:formula="of:=IF([.N76]*[.L76] &gt; 0; [.N76]*[.L76]; &quot;&quot;)">
            <text:p/>
          </table:table-cell>
          <table:table-cell table:style-name="ce24" table:formula="of:=[source.I76]" office:value-type="float" office:value="0">
            <text:p/>
          </table:table-cell>
          <table:table-cell table:style-name="ce30" table:formula="of:=[source.J76]" office:value-type="float" office:value="0">
            <text:p>0.000</text:p>
          </table:table-cell>
          <table:table-cell table:style-name="ce7" table:formula="of:=[source.K76]" office:value-type="float" office:value="0">
            <text:p>0</text:p>
          </table:table-cell>
          <table:table-cell table:style-name="ce7" table:formula="of:=CEILING([.$H76];[.R76])" office:value-type="float" office:value="0">
            <text:p>0</text:p>
          </table:table-cell>
          <table:table-cell table:style-name="ce36" table:formula="of:=IF([.S76]*[.Q76] &gt; 0; [.S76]*[.Q76]; &quot;&quot;)">
            <text:p/>
          </table:table-cell>
          <table:table-cell table:style-name="ce24" table:formula="of:=[source.L7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6]" office:value-type="float" office:value="0">
            <text:p>0</text:p>
          </table:table-cell>
          <table:table-cell table:style-name="ce7" table:formula="of:=CEILING([.$H76];[.W76])" office:value-type="float" office:value="0">
            <text:p>0</text:p>
          </table:table-cell>
          <table:table-cell table:style-name="ce36" table:formula="of:=IF([.X76]*[.V76] &gt; 0; [.X76]*[.V76]; &quot;&quot;)">
            <text:p/>
          </table:table-cell>
          <table:table-cell table:style-name="ce40" table:formula="of:=IF([.$A76] &lt;&gt; &quot;&quot;; IF(MIN([.$O76];[.$T76];[.$Y76]) = [.$O76]; [.$K$1]; IF(MIN([.$O76];[.$T76];[.$Y76]) = [.$T76]; [.$P$1]; IF(ISNUMBER([.$Y76]); [.$U$1]; &quot;NO PRICING&quot;))); &quot;&quot;)">
            <text:p/>
          </table:table-cell>
          <table:table-cell table:style-name="ce45" table:formula="of:=IF([.$A76] &lt;&gt; &quot;&quot;; IF(MIN([.$O76];[.$T76];[.$Y76]) = [.$O76]; [.$K76]; IF(MIN([.$O76];[.$T76];[.$Y76]) = [.$T76]; [.$P76]; IF(ISNUMBER([.$Y76]); [.$U76]; &quot;NO PRICING&quot;))); &quot;&quot;)">
            <text:p/>
          </table:table-cell>
          <table:table-cell table:style-name="ce48" table:formula="of:=IF([.$A76] &lt;&gt; &quot;&quot;; IF(MIN([.$O76];[.$T76];[.$Y76]) = [.$O76]; [.$N76]; IF(MIN([.$O76];[.$T76];[.$Y76]) = [.$T76]; [.$S76]; IF(ISNUMBER([.$Y76]); [.$X76]; &quot;NO PRICING&quot;))); &quot;&quot;)">
            <text:p/>
          </table:table-cell>
          <table:table-cell table:style-name="ce51" table:formula="of:=IF([.$A76] &lt;&gt; &quot;&quot;; IF(MIN([.$O76];[.$T76];[.$Y76]) = [.$O76]; [.$O76]; IF(MIN([.$O76];[.$T76];[.$Y76]) = [.$T76]; [.$T76]; IF(ISNUMBER([.$Y76]); [.$Y76]; &quot;NO PRICING&quot;))); &quot;&quot;)">
            <text:p/>
          </table:table-cell>
          <table:table-cell table:style-name="ce55"/>
          <table:table-cell table:style-name="ce7" table:formula="of:=[.H76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77])">
            <text:p/>
          </table:table-cell>
          <table:table-cell table:style-name="ce7" table:formula="of:=T([source.C77])" office:value-type="string" office:string-value="PINHD-1X2">
            <text:p>PINHD-1X2</text:p>
          </table:table-cell>
          <table:table-cell table:style-name="ce7" table:formula="of:=T([source.D77])">
            <text:p/>
          </table:table-cell>
          <table:table-cell table:style-name="ce16" table:formula="of:=T([source.E92])">
            <text:p/>
          </table:table-cell>
          <table:table-cell table:style-name="ce7" table:formula="of:=[source.A77]" office:value-type="float" office:value="3">
            <text:p>3</text:p>
          </table:table-cell>
          <table:table-cell table:style-name="ce7" table:formula="of:=ROUND([.E77]* (1 + extra))" office:value-type="float" office:value="3">
            <text:p>3</text:p>
          </table:table-cell>
          <table:table-cell table:style-name="ce7" table:formula="of:=MAX([.F77];[.E77]+1)" office:value-type="float" office:value="4">
            <text:p>4</text:p>
          </table:table-cell>
          <table:table-cell table:style-name="ce18"/>
          <table:table-cell table:style-name="ce7" table:formula="of:=[.G77]-[.H77]" office:value-type="float" office:value="4">
            <text:p>4</text:p>
          </table:table-cell>
          <table:table-cell table:style-name="ce7"/>
          <table:table-cell table:style-name="ce24" table:formula="of:=[source.F77]" office:value-type="float" office:value="0">
            <text:p/>
          </table:table-cell>
          <table:table-cell table:style-name="ce30" table:formula="of:=[source.G77]" office:value-type="float" office:value="0">
            <text:p>0.000</text:p>
          </table:table-cell>
          <table:table-cell table:style-name="ce7" table:formula="of:=[source.H77]" office:value-type="float" office:value="0">
            <text:p>0</text:p>
          </table:table-cell>
          <table:table-cell table:style-name="ce7" table:formula="of:=CEILING([.$H77];[.M77])" office:value-type="float" office:value="0">
            <text:p>0</text:p>
          </table:table-cell>
          <table:table-cell table:style-name="ce36" table:formula="of:=IF([.N77]*[.L77] &gt; 0; [.N77]*[.L77]; &quot;&quot;)">
            <text:p/>
          </table:table-cell>
          <table:table-cell table:style-name="ce24" table:formula="of:=[source.I77]" office:value-type="float" office:value="0">
            <text:p/>
          </table:table-cell>
          <table:table-cell table:style-name="ce30" table:formula="of:=[source.J77]" office:value-type="float" office:value="0">
            <text:p>0.000</text:p>
          </table:table-cell>
          <table:table-cell table:style-name="ce7" table:formula="of:=[source.K77]" office:value-type="float" office:value="0">
            <text:p>0</text:p>
          </table:table-cell>
          <table:table-cell table:style-name="ce7" table:formula="of:=CEILING([.$H77];[.R77])" office:value-type="float" office:value="0">
            <text:p>0</text:p>
          </table:table-cell>
          <table:table-cell table:style-name="ce36" table:formula="of:=IF([.S77]*[.Q77] &gt; 0; [.S77]*[.Q77]; &quot;&quot;)">
            <text:p/>
          </table:table-cell>
          <table:table-cell table:style-name="ce24" table:formula="of:=[source.L7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7]" office:value-type="float" office:value="0">
            <text:p>0</text:p>
          </table:table-cell>
          <table:table-cell table:style-name="ce7" table:formula="of:=CEILING([.$H77];[.W77])" office:value-type="float" office:value="0">
            <text:p>0</text:p>
          </table:table-cell>
          <table:table-cell table:style-name="ce36" table:formula="of:=IF([.X77]*[.V77] &gt; 0; [.X77]*[.V77]; &quot;&quot;)">
            <text:p/>
          </table:table-cell>
          <table:table-cell table:style-name="ce40" table:formula="of:=IF([.$A77] &lt;&gt; &quot;&quot;; IF(MIN([.$O77];[.$T77];[.$Y77]) = [.$O77]; [.$K$1]; IF(MIN([.$O77];[.$T77];[.$Y77]) = [.$T77]; [.$P$1]; IF(ISNUMBER([.$Y77]); [.$U$1]; &quot;NO PRICING&quot;))); &quot;&quot;)">
            <text:p/>
          </table:table-cell>
          <table:table-cell table:style-name="ce45" table:formula="of:=IF([.$A77] &lt;&gt; &quot;&quot;; IF(MIN([.$O77];[.$T77];[.$Y77]) = [.$O77]; [.$K77]; IF(MIN([.$O77];[.$T77];[.$Y77]) = [.$T77]; [.$P77]; IF(ISNUMBER([.$Y77]); [.$U77]; &quot;NO PRICING&quot;))); &quot;&quot;)">
            <text:p/>
          </table:table-cell>
          <table:table-cell table:style-name="ce48" table:formula="of:=IF([.$A77] &lt;&gt; &quot;&quot;; IF(MIN([.$O77];[.$T77];[.$Y77]) = [.$O77]; [.$N77]; IF(MIN([.$O77];[.$T77];[.$Y77]) = [.$T77]; [.$S77]; IF(ISNUMBER([.$Y77]); [.$X77]; &quot;NO PRICING&quot;))); &quot;&quot;)">
            <text:p/>
          </table:table-cell>
          <table:table-cell table:style-name="ce51" table:formula="of:=IF([.$A77] &lt;&gt; &quot;&quot;; IF(MIN([.$O77];[.$T77];[.$Y77]) = [.$O77]; [.$O77]; IF(MIN([.$O77];[.$T77];[.$Y77]) = [.$T77]; [.$T77]; IF(ISNUMBER([.$Y77]); [.$Y77]; &quot;NO PRICING&quot;))); &quot;&quot;)">
            <text:p/>
          </table:table-cell>
          <table:table-cell table:style-name="ce55"/>
          <table:table-cell table:style-name="ce7" table:formula="of:=[.H77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78])">
            <text:p/>
          </table:table-cell>
          <table:table-cell table:style-name="ce7" table:formula="of:=T([source.C78])" office:value-type="string" office:string-value="PINHD-1X3">
            <text:p>PINHD-1X3</text:p>
          </table:table-cell>
          <table:table-cell table:style-name="ce7" table:formula="of:=T([source.D78])">
            <text:p/>
          </table:table-cell>
          <table:table-cell table:style-name="ce16" table:formula="of:=T([source.E70])">
            <text:p/>
          </table:table-cell>
          <table:table-cell table:style-name="ce7" table:formula="of:=[source.A78]" office:value-type="float" office:value="1">
            <text:p>1</text:p>
          </table:table-cell>
          <table:table-cell table:style-name="ce7" table:formula="of:=ROUND([.E78]* (1 + extra))" office:value-type="float" office:value="1">
            <text:p>1</text:p>
          </table:table-cell>
          <table:table-cell table:style-name="ce7" table:formula="of:=MAX([.F78];[.E78]+1)" office:value-type="float" office:value="2">
            <text:p>2</text:p>
          </table:table-cell>
          <table:table-cell table:style-name="ce18"/>
          <table:table-cell table:style-name="ce7" table:formula="of:=[.G78]-[.H78]" office:value-type="float" office:value="2">
            <text:p>2</text:p>
          </table:table-cell>
          <table:table-cell table:style-name="ce7"/>
          <table:table-cell table:style-name="ce24" table:formula="of:=[source.F78]" office:value-type="float" office:value="0">
            <text:p/>
          </table:table-cell>
          <table:table-cell table:style-name="ce30" table:formula="of:=[source.G78]" office:value-type="float" office:value="0">
            <text:p>0.000</text:p>
          </table:table-cell>
          <table:table-cell table:style-name="ce7" table:formula="of:=[source.H78]" office:value-type="float" office:value="0">
            <text:p>0</text:p>
          </table:table-cell>
          <table:table-cell table:style-name="ce7" table:formula="of:=CEILING([.$H78];[.M78])" office:value-type="float" office:value="0">
            <text:p>0</text:p>
          </table:table-cell>
          <table:table-cell table:style-name="ce36" table:formula="of:=IF([.N78]*[.L78] &gt; 0; [.N78]*[.L78]; &quot;&quot;)">
            <text:p/>
          </table:table-cell>
          <table:table-cell table:style-name="ce24" table:formula="of:=[source.I78]" office:value-type="float" office:value="0">
            <text:p/>
          </table:table-cell>
          <table:table-cell table:style-name="ce30" table:formula="of:=[source.J78]" office:value-type="float" office:value="0">
            <text:p>0.000</text:p>
          </table:table-cell>
          <table:table-cell table:style-name="ce7" table:formula="of:=[source.K78]" office:value-type="float" office:value="0">
            <text:p>0</text:p>
          </table:table-cell>
          <table:table-cell table:style-name="ce7" table:formula="of:=CEILING([.$H78];[.R78])" office:value-type="float" office:value="0">
            <text:p>0</text:p>
          </table:table-cell>
          <table:table-cell table:style-name="ce36" table:formula="of:=IF([.S78]*[.Q78] &gt; 0; [.S78]*[.Q78]; &quot;&quot;)">
            <text:p/>
          </table:table-cell>
          <table:table-cell table:style-name="ce24" table:formula="of:=[source.L7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8]" office:value-type="float" office:value="0">
            <text:p>0</text:p>
          </table:table-cell>
          <table:table-cell table:style-name="ce7" table:formula="of:=CEILING([.$H78];[.W78])" office:value-type="float" office:value="0">
            <text:p>0</text:p>
          </table:table-cell>
          <table:table-cell table:style-name="ce36" table:formula="of:=IF([.X78]*[.V78] &gt; 0; [.X78]*[.V78]; &quot;&quot;)">
            <text:p/>
          </table:table-cell>
          <table:table-cell table:style-name="ce40" table:formula="of:=IF([.$A78] &lt;&gt; &quot;&quot;; IF(MIN([.$O78];[.$T78];[.$Y78]) = [.$O78]; [.$K$1]; IF(MIN([.$O78];[.$T78];[.$Y78]) = [.$T78]; [.$P$1]; IF(ISNUMBER([.$Y78]); [.$U$1]; &quot;NO PRICING&quot;))); &quot;&quot;)">
            <text:p/>
          </table:table-cell>
          <table:table-cell table:style-name="ce45" table:formula="of:=IF([.$A78] &lt;&gt; &quot;&quot;; IF(MIN([.$O78];[.$T78];[.$Y78]) = [.$O78]; [.$K78]; IF(MIN([.$O78];[.$T78];[.$Y78]) = [.$T78]; [.$P78]; IF(ISNUMBER([.$Y78]); [.$U78]; &quot;NO PRICING&quot;))); &quot;&quot;)">
            <text:p/>
          </table:table-cell>
          <table:table-cell table:style-name="ce48" table:formula="of:=IF([.$A78] &lt;&gt; &quot;&quot;; IF(MIN([.$O78];[.$T78];[.$Y78]) = [.$O78]; [.$N78]; IF(MIN([.$O78];[.$T78];[.$Y78]) = [.$T78]; [.$S78]; IF(ISNUMBER([.$Y78]); [.$X78]; &quot;NO PRICING&quot;))); &quot;&quot;)">
            <text:p/>
          </table:table-cell>
          <table:table-cell table:style-name="ce51" table:formula="of:=IF([.$A78] &lt;&gt; &quot;&quot;; IF(MIN([.$O78];[.$T78];[.$Y78]) = [.$O78]; [.$O78]; IF(MIN([.$O78];[.$T78];[.$Y78]) = [.$T78]; [.$T78]; IF(ISNUMBER([.$Y78]); [.$Y78]; &quot;NO PRICING&quot;))); &quot;&quot;)">
            <text:p/>
          </table:table-cell>
          <table:table-cell table:style-name="ce55"/>
          <table:table-cell table:style-name="ce7" table:formula="of:=[.H78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79])">
            <text:p/>
          </table:table-cell>
          <table:table-cell table:style-name="ce7" table:formula="of:=T([source.C79])" office:value-type="string" office:string-value="PINHD-1X5">
            <text:p>PINHD-1X5</text:p>
          </table:table-cell>
          <table:table-cell table:style-name="ce7" table:formula="of:=T([source.D79])">
            <text:p/>
          </table:table-cell>
          <table:table-cell table:style-name="ce16" table:formula="of:=T([source.E87])" office:value-type="string" office:string-value="Or other stackable">
            <text:p>Or other stackable</text:p>
          </table:table-cell>
          <table:table-cell table:style-name="ce7" table:formula="of:=[source.A79]" office:value-type="float" office:value="2">
            <text:p>2</text:p>
          </table:table-cell>
          <table:table-cell table:style-name="ce7" table:formula="of:=ROUND([.E79]* (1 + extra))" office:value-type="float" office:value="2">
            <text:p>2</text:p>
          </table:table-cell>
          <table:table-cell table:style-name="ce7" table:formula="of:=MAX([.F79];[.E79]+1)" office:value-type="float" office:value="3">
            <text:p>3</text:p>
          </table:table-cell>
          <table:table-cell table:style-name="ce18"/>
          <table:table-cell table:style-name="ce7" table:formula="of:=[.G79]-[.H79]" office:value-type="float" office:value="3">
            <text:p>3</text:p>
          </table:table-cell>
          <table:table-cell table:style-name="ce7"/>
          <table:table-cell table:style-name="ce24" table:formula="of:=[source.F79]" office:value-type="float" office:value="0">
            <text:p/>
          </table:table-cell>
          <table:table-cell table:style-name="ce30" table:formula="of:=[source.G79]" office:value-type="float" office:value="0">
            <text:p>0.000</text:p>
          </table:table-cell>
          <table:table-cell table:style-name="ce7" table:formula="of:=[source.H79]" office:value-type="float" office:value="0">
            <text:p>0</text:p>
          </table:table-cell>
          <table:table-cell table:style-name="ce7" table:formula="of:=CEILING([.$H79];[.M79])" office:value-type="float" office:value="0">
            <text:p>0</text:p>
          </table:table-cell>
          <table:table-cell table:style-name="ce36" table:formula="of:=IF([.N79]*[.L79] &gt; 0; [.N79]*[.L79]; &quot;&quot;)">
            <text:p/>
          </table:table-cell>
          <table:table-cell table:style-name="ce24" table:formula="of:=[source.I79]" office:value-type="float" office:value="0">
            <text:p/>
          </table:table-cell>
          <table:table-cell table:style-name="ce30" table:formula="of:=[source.J79]" office:value-type="float" office:value="0">
            <text:p>0.000</text:p>
          </table:table-cell>
          <table:table-cell table:style-name="ce7" table:formula="of:=[source.K79]" office:value-type="float" office:value="0">
            <text:p>0</text:p>
          </table:table-cell>
          <table:table-cell table:style-name="ce7" table:formula="of:=CEILING([.$H79];[.R79])" office:value-type="float" office:value="0">
            <text:p>0</text:p>
          </table:table-cell>
          <table:table-cell table:style-name="ce36" table:formula="of:=IF([.S79]*[.Q79] &gt; 0; [.S79]*[.Q79]; &quot;&quot;)">
            <text:p/>
          </table:table-cell>
          <table:table-cell table:style-name="ce24" table:formula="of:=[source.L7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79]" office:value-type="float" office:value="0">
            <text:p>0</text:p>
          </table:table-cell>
          <table:table-cell table:style-name="ce7" table:formula="of:=CEILING([.$H79];[.W79])" office:value-type="float" office:value="0">
            <text:p>0</text:p>
          </table:table-cell>
          <table:table-cell table:style-name="ce36" table:formula="of:=IF([.X79]*[.V79] &gt; 0; [.X79]*[.V79]; &quot;&quot;)">
            <text:p/>
          </table:table-cell>
          <table:table-cell table:style-name="ce40" table:formula="of:=IF([.$A79] &lt;&gt; &quot;&quot;; IF(MIN([.$O79];[.$T79];[.$Y79]) = [.$O79]; [.$K$1]; IF(MIN([.$O79];[.$T79];[.$Y79]) = [.$T79]; [.$P$1]; IF(ISNUMBER([.$Y79]); [.$U$1]; &quot;NO PRICING&quot;))); &quot;&quot;)">
            <text:p/>
          </table:table-cell>
          <table:table-cell table:style-name="ce45" table:formula="of:=IF([.$A79] &lt;&gt; &quot;&quot;; IF(MIN([.$O79];[.$T79];[.$Y79]) = [.$O79]; [.$K79]; IF(MIN([.$O79];[.$T79];[.$Y79]) = [.$T79]; [.$P79]; IF(ISNUMBER([.$Y79]); [.$U79]; &quot;NO PRICING&quot;))); &quot;&quot;)">
            <text:p/>
          </table:table-cell>
          <table:table-cell table:style-name="ce48" table:formula="of:=IF([.$A79] &lt;&gt; &quot;&quot;; IF(MIN([.$O79];[.$T79];[.$Y79]) = [.$O79]; [.$N79]; IF(MIN([.$O79];[.$T79];[.$Y79]) = [.$T79]; [.$S79]; IF(ISNUMBER([.$Y79]); [.$X79]; &quot;NO PRICING&quot;))); &quot;&quot;)">
            <text:p/>
          </table:table-cell>
          <table:table-cell table:style-name="ce51" table:formula="of:=IF([.$A79] &lt;&gt; &quot;&quot;; IF(MIN([.$O79];[.$T79];[.$Y79]) = [.$O79]; [.$O79]; IF(MIN([.$O79];[.$T79];[.$Y79]) = [.$T79]; [.$T79]; IF(ISNUMBER([.$Y79]); [.$Y79]; &quot;NO PRICING&quot;))); &quot;&quot;)">
            <text:p/>
          </table:table-cell>
          <table:table-cell table:style-name="ce55"/>
          <table:table-cell table:style-name="ce7" table:formula="of:=[.H79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80])">
            <text:p/>
          </table:table-cell>
          <table:table-cell table:style-name="ce7" table:formula="of:=T([source.C80])" office:value-type="string" office:string-value="PINHD-1X8">
            <text:p>PINHD-1X8</text:p>
          </table:table-cell>
          <table:table-cell table:style-name="ce7" table:formula="of:=T([source.D80])">
            <text:p/>
          </table:table-cell>
          <table:table-cell table:style-name="ce16" table:formula="of:=T([source.E99])">
            <text:p/>
          </table:table-cell>
          <table:table-cell table:style-name="ce7" table:formula="of:=[source.A80]" office:value-type="float" office:value="2">
            <text:p>2</text:p>
          </table:table-cell>
          <table:table-cell table:style-name="ce7" table:formula="of:=ROUND([.E80]* (1 + extra))" office:value-type="float" office:value="2">
            <text:p>2</text:p>
          </table:table-cell>
          <table:table-cell table:style-name="ce7" table:formula="of:=MAX([.F80];[.E80]+1)" office:value-type="float" office:value="3">
            <text:p>3</text:p>
          </table:table-cell>
          <table:table-cell table:style-name="ce18"/>
          <table:table-cell table:style-name="ce7" table:formula="of:=[.G80]-[.H80]" office:value-type="float" office:value="3">
            <text:p>3</text:p>
          </table:table-cell>
          <table:table-cell table:style-name="ce7"/>
          <table:table-cell table:style-name="ce24" table:formula="of:=[source.F80]" office:value-type="float" office:value="0">
            <text:p/>
          </table:table-cell>
          <table:table-cell table:style-name="ce30" table:formula="of:=[source.G80]" office:value-type="float" office:value="0">
            <text:p>0.000</text:p>
          </table:table-cell>
          <table:table-cell table:style-name="ce7" table:formula="of:=[source.H80]" office:value-type="float" office:value="0">
            <text:p>0</text:p>
          </table:table-cell>
          <table:table-cell table:style-name="ce7" table:formula="of:=CEILING([.$H80];[.M80])" office:value-type="float" office:value="0">
            <text:p>0</text:p>
          </table:table-cell>
          <table:table-cell table:style-name="ce36" table:formula="of:=IF([.N80]*[.L80] &gt; 0; [.N80]*[.L80]; &quot;&quot;)">
            <text:p/>
          </table:table-cell>
          <table:table-cell table:style-name="ce24" table:formula="of:=[source.I80]" office:value-type="float" office:value="0">
            <text:p/>
          </table:table-cell>
          <table:table-cell table:style-name="ce30" table:formula="of:=[source.J80]" office:value-type="float" office:value="0">
            <text:p>0.000</text:p>
          </table:table-cell>
          <table:table-cell table:style-name="ce7" table:formula="of:=[source.K80]" office:value-type="float" office:value="0">
            <text:p>0</text:p>
          </table:table-cell>
          <table:table-cell table:style-name="ce7" table:formula="of:=CEILING([.$H80];[.R80])" office:value-type="float" office:value="0">
            <text:p>0</text:p>
          </table:table-cell>
          <table:table-cell table:style-name="ce36" table:formula="of:=IF([.S80]*[.Q80] &gt; 0; [.S80]*[.Q80]; &quot;&quot;)">
            <text:p/>
          </table:table-cell>
          <table:table-cell table:style-name="ce24" table:formula="of:=[source.L8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80]" office:value-type="float" office:value="0">
            <text:p>0</text:p>
          </table:table-cell>
          <table:table-cell table:style-name="ce7" table:formula="of:=CEILING([.$H80];[.W80])" office:value-type="float" office:value="0">
            <text:p>0</text:p>
          </table:table-cell>
          <table:table-cell table:style-name="ce36" table:formula="of:=IF([.X80]*[.V80] &gt; 0; [.X80]*[.V80]; &quot;&quot;)">
            <text:p/>
          </table:table-cell>
          <table:table-cell table:style-name="ce40" table:formula="of:=IF([.$A80] &lt;&gt; &quot;&quot;; IF(MIN([.$O80];[.$T80];[.$Y80]) = [.$O80]; [.$K$1]; IF(MIN([.$O80];[.$T80];[.$Y80]) = [.$T80]; [.$P$1]; IF(ISNUMBER([.$Y80]); [.$U$1]; &quot;NO PRICING&quot;))); &quot;&quot;)">
            <text:p/>
          </table:table-cell>
          <table:table-cell table:style-name="ce45" table:formula="of:=IF([.$A80] &lt;&gt; &quot;&quot;; IF(MIN([.$O80];[.$T80];[.$Y80]) = [.$O80]; [.$K80]; IF(MIN([.$O80];[.$T80];[.$Y80]) = [.$T80]; [.$P80]; IF(ISNUMBER([.$Y80]); [.$U80]; &quot;NO PRICING&quot;))); &quot;&quot;)">
            <text:p/>
          </table:table-cell>
          <table:table-cell table:style-name="ce48" table:formula="of:=IF([.$A80] &lt;&gt; &quot;&quot;; IF(MIN([.$O80];[.$T80];[.$Y80]) = [.$O80]; [.$N80]; IF(MIN([.$O80];[.$T80];[.$Y80]) = [.$T80]; [.$S80]; IF(ISNUMBER([.$Y80]); [.$X80]; &quot;NO PRICING&quot;))); &quot;&quot;)">
            <text:p/>
          </table:table-cell>
          <table:table-cell table:style-name="ce51" table:formula="of:=IF([.$A80] &lt;&gt; &quot;&quot;; IF(MIN([.$O80];[.$T80];[.$Y80]) = [.$O80]; [.$O80]; IF(MIN([.$O80];[.$T80];[.$Y80]) = [.$T80]; [.$T80]; IF(ISNUMBER([.$Y80]); [.$Y80]; &quot;NO PRICING&quot;))); &quot;&quot;)">
            <text:p/>
          </table:table-cell>
          <table:table-cell table:style-name="ce55"/>
          <table:table-cell table:style-name="ce7" table:formula="of:=[.H80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81])">
            <text:p/>
          </table:table-cell>
          <table:table-cell table:style-name="ce7" table:formula="of:=T([source.C81])" office:value-type="string" office:string-value="PINHD-1X9">
            <text:p>PINHD-1X9</text:p>
          </table:table-cell>
          <table:table-cell table:style-name="ce7" table:formula="of:=T([source.D81])">
            <text:p/>
          </table:table-cell>
          <table:table-cell table:style-name="ce16" table:formula="of:=T([source.E88])" office:value-type="string" office:string-value="Or other stackable">
            <text:p>Or other stackable</text:p>
          </table:table-cell>
          <table:table-cell table:style-name="ce7" table:formula="of:=[source.A81]" office:value-type="float" office:value="1">
            <text:p>1</text:p>
          </table:table-cell>
          <table:table-cell table:style-name="ce7" table:formula="of:=ROUND([.E81]* (1 + extra))" office:value-type="float" office:value="1">
            <text:p>1</text:p>
          </table:table-cell>
          <table:table-cell table:style-name="ce7" table:formula="of:=MAX([.F81];[.E81]+1)" office:value-type="float" office:value="2">
            <text:p>2</text:p>
          </table:table-cell>
          <table:table-cell table:style-name="ce18"/>
          <table:table-cell table:style-name="ce7" table:formula="of:=[.G81]-[.H81]" office:value-type="float" office:value="2">
            <text:p>2</text:p>
          </table:table-cell>
          <table:table-cell table:style-name="ce7"/>
          <table:table-cell table:style-name="ce24" table:formula="of:=[source.F81]" office:value-type="float" office:value="0">
            <text:p/>
          </table:table-cell>
          <table:table-cell table:style-name="ce30" table:formula="of:=[source.G81]" office:value-type="float" office:value="0">
            <text:p>0.000</text:p>
          </table:table-cell>
          <table:table-cell table:style-name="ce7" table:formula="of:=[source.H81]" office:value-type="float" office:value="0">
            <text:p>0</text:p>
          </table:table-cell>
          <table:table-cell table:style-name="ce7" table:formula="of:=CEILING([.$H81];[.M81])" office:value-type="float" office:value="0">
            <text:p>0</text:p>
          </table:table-cell>
          <table:table-cell table:style-name="ce36" table:formula="of:=IF([.N81]*[.L81] &gt; 0; [.N81]*[.L81]; &quot;&quot;)">
            <text:p/>
          </table:table-cell>
          <table:table-cell table:style-name="ce24" table:formula="of:=[source.I81]" office:value-type="float" office:value="0">
            <text:p/>
          </table:table-cell>
          <table:table-cell table:style-name="ce30" table:formula="of:=[source.J81]" office:value-type="float" office:value="0">
            <text:p>0.000</text:p>
          </table:table-cell>
          <table:table-cell table:style-name="ce7" table:formula="of:=[source.K81]" office:value-type="float" office:value="0">
            <text:p>0</text:p>
          </table:table-cell>
          <table:table-cell table:style-name="ce7" table:formula="of:=CEILING([.$H81];[.R81])" office:value-type="float" office:value="0">
            <text:p>0</text:p>
          </table:table-cell>
          <table:table-cell table:style-name="ce36" table:formula="of:=IF([.S81]*[.Q81] &gt; 0; [.S81]*[.Q81]; &quot;&quot;)">
            <text:p/>
          </table:table-cell>
          <table:table-cell table:style-name="ce24" table:formula="of:=[source.L8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81]" office:value-type="float" office:value="0">
            <text:p>0</text:p>
          </table:table-cell>
          <table:table-cell table:style-name="ce7" table:formula="of:=CEILING([.$H81];[.W81])" office:value-type="float" office:value="0">
            <text:p>0</text:p>
          </table:table-cell>
          <table:table-cell table:style-name="ce36" table:formula="of:=IF([.X81]*[.V81] &gt; 0; [.X81]*[.V81]; &quot;&quot;)">
            <text:p/>
          </table:table-cell>
          <table:table-cell table:style-name="ce40" table:formula="of:=IF([.$A81] &lt;&gt; &quot;&quot;; IF(MIN([.$O81];[.$T81];[.$Y81]) = [.$O81]; [.$K$1]; IF(MIN([.$O81];[.$T81];[.$Y81]) = [.$T81]; [.$P$1]; IF(ISNUMBER([.$Y81]); [.$U$1]; &quot;NO PRICING&quot;))); &quot;&quot;)">
            <text:p/>
          </table:table-cell>
          <table:table-cell table:style-name="ce45" table:formula="of:=IF([.$A81] &lt;&gt; &quot;&quot;; IF(MIN([.$O81];[.$T81];[.$Y81]) = [.$O81]; [.$K81]; IF(MIN([.$O81];[.$T81];[.$Y81]) = [.$T81]; [.$P81]; IF(ISNUMBER([.$Y81]); [.$U81]; &quot;NO PRICING&quot;))); &quot;&quot;)">
            <text:p/>
          </table:table-cell>
          <table:table-cell table:style-name="ce48" table:formula="of:=IF([.$A81] &lt;&gt; &quot;&quot;; IF(MIN([.$O81];[.$T81];[.$Y81]) = [.$O81]; [.$N81]; IF(MIN([.$O81];[.$T81];[.$Y81]) = [.$T81]; [.$S81]; IF(ISNUMBER([.$Y81]); [.$X81]; &quot;NO PRICING&quot;))); &quot;&quot;)">
            <text:p/>
          </table:table-cell>
          <table:table-cell table:style-name="ce51" table:formula="of:=IF([.$A81] &lt;&gt; &quot;&quot;; IF(MIN([.$O81];[.$T81];[.$Y81]) = [.$O81]; [.$O81]; IF(MIN([.$O81];[.$T81];[.$Y81]) = [.$T81]; [.$T81]; IF(ISNUMBER([.$Y81]); [.$Y81]; &quot;NO PRICING&quot;))); &quot;&quot;)">
            <text:p/>
          </table:table-cell>
          <table:table-cell table:style-name="ce55"/>
          <table:table-cell table:style-name="ce7" table:formula="of:=[.H8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2])" office:value-type="string" office:string-value="2×20-pin shrouded/keyed header">
            <text:p>2×20-pin shrouded/keyed header</text:p>
          </table:table-cell>
          <table:table-cell table:style-name="ce7" table:formula="of:=T([source.C82])" office:value-type="string" office:string-value="PINHD-2X20">
            <text:p>PINHD-2X20</text:p>
          </table:table-cell>
          <table:table-cell table:style-name="ce7" table:formula="of:=T([source.D82])" office:value-type="string" office:string-value="2×20-pin shrouded/keyed header">
            <text:p>2×20-pin shrouded/keyed header</text:p>
          </table:table-cell>
          <table:table-cell table:style-name="ce16" table:formula="of:=T([source.E74])">
            <text:p/>
          </table:table-cell>
          <table:table-cell table:style-name="ce7" table:formula="of:=[source.A82]" office:value-type="float" office:value="2">
            <text:p>2</text:p>
          </table:table-cell>
          <table:table-cell table:style-name="ce7" table:formula="of:=ROUND([.E82]* (1 + extra))" office:value-type="float" office:value="2">
            <text:p>2</text:p>
          </table:table-cell>
          <table:table-cell table:style-name="ce7" table:formula="of:=MAX([.F82];[.E82]+1)" office:value-type="float" office:value="3">
            <text:p>3</text:p>
          </table:table-cell>
          <table:table-cell table:style-name="ce18"/>
          <table:table-cell table:style-name="ce7" table:formula="of:=[.G82]-[.H82]" office:value-type="float" office:value="3">
            <text:p>3</text:p>
          </table:table-cell>
          <table:table-cell table:style-name="ce7"/>
          <table:table-cell table:style-name="ce24" table:formula="of:=[source.F82]" office:value-type="float" office:value="1099261">
            <text:p>1099261</text:p>
          </table:table-cell>
          <table:table-cell table:style-name="ce30" table:formula="of:=[source.G82]" office:value-type="float" office:value="1.07">
            <text:p>1.070</text:p>
          </table:table-cell>
          <table:table-cell table:style-name="ce7" table:formula="of:=[source.H82]" office:value-type="float" office:value="1">
            <text:p>1</text:p>
          </table:table-cell>
          <table:table-cell table:style-name="ce7" table:formula="of:=CEILING([.$H82];[.M82])" office:value-type="float" office:value="0">
            <text:p>0</text:p>
          </table:table-cell>
          <table:table-cell table:style-name="ce36" table:formula="of:=IF([.N82]*[.L82] &gt; 0; [.N82]*[.L82]; &quot;&quot;)">
            <text:p/>
          </table:table-cell>
          <table:table-cell table:style-name="ce24" table:formula="of:=[source.I82]" office:value-type="float" office:value="0">
            <text:p/>
          </table:table-cell>
          <table:table-cell table:style-name="ce30" table:formula="of:=[source.J82]" office:value-type="float" office:value="0">
            <text:p>0.000</text:p>
          </table:table-cell>
          <table:table-cell table:style-name="ce7" table:formula="of:=[source.K82]" office:value-type="float" office:value="0">
            <text:p>0</text:p>
          </table:table-cell>
          <table:table-cell table:style-name="ce7" table:formula="of:=CEILING([.$H82];[.R82])" office:value-type="float" office:value="0">
            <text:p>0</text:p>
          </table:table-cell>
          <table:table-cell table:style-name="ce36" table:formula="of:=IF([.S82]*[.Q82] &gt; 0; [.S82]*[.Q82]; &quot;&quot;)">
            <text:p/>
          </table:table-cell>
          <table:table-cell table:style-name="ce24" table:formula="of:=[source.L82]" office:value-type="string" office:string-value="670-1825">
            <text:p>670-182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82]" office:value-type="float" office:value="5">
            <text:p>5</text:p>
          </table:table-cell>
          <table:table-cell table:style-name="ce7" table:formula="of:=CEILING([.$H82];[.W82])" office:value-type="float" office:value="0">
            <text:p>0</text:p>
          </table:table-cell>
          <table:table-cell table:style-name="ce36" table:formula="of:=IF([.X82]*[.V82] &gt; 0; [.X82]*[.V82]; &quot;&quot;)">
            <text:p/>
          </table:table-cell>
          <table:table-cell table:style-name="ce40" table:formula="of:=IF([.$A82] &lt;&gt; &quot;&quot;; IF(MIN([.$O82];[.$T82];[.$Y82]) = [.$O82]; [.$K$1]; IF(MIN([.$O82];[.$T82];[.$Y82]) = [.$T82]; [.$P$1]; IF(ISNUMBER([.$Y82]); [.$U$1]; &quot;NO PRICING&quot;))); &quot;&quot;)" office:value-type="string" office:string-value="NO PRICING">
            <text:p>NO PRICING</text:p>
          </table:table-cell>
          <table:table-cell table:style-name="ce45" table:formula="of:=IF([.$A82] &lt;&gt; &quot;&quot;; IF(MIN([.$O82];[.$T82];[.$Y82]) = [.$O82]; [.$K82]; IF(MIN([.$O82];[.$T82];[.$Y82]) = [.$T82]; [.$P82]; IF(ISNUMBER([.$Y82]); [.$U82]; &quot;NO PRICING&quot;))); &quot;&quot;)" office:value-type="string" office:string-value="NO PRICING">
            <text:p>NO PRICING</text:p>
          </table:table-cell>
          <table:table-cell table:style-name="ce48" table:formula="of:=IF([.$A82] &lt;&gt; &quot;&quot;; IF(MIN([.$O82];[.$T82];[.$Y82]) = [.$O82]; [.$N82]; IF(MIN([.$O82];[.$T82];[.$Y82]) = [.$T82]; [.$S82]; IF(ISNUMBER([.$Y82]); [.$X82]; &quot;NO PRICING&quot;))); &quot;&quot;)" office:value-type="string" office:string-value="NO PRICING">
            <text:p>NO PRICING</text:p>
          </table:table-cell>
          <table:table-cell table:style-name="ce51" table:formula="of:=IF([.$A82] &lt;&gt; &quot;&quot;; IF(MIN([.$O82];[.$T82];[.$Y82]) = [.$O82]; [.$O82]; IF(MIN([.$O82];[.$T82];[.$Y82]) = [.$T82]; [.$T82]; IF(ISNUMBER([.$Y82]); [.$Y82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82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3])" office:value-type="string" office:string-value="5mm amber/orange/yellow LED">
            <text:p>5mm amber/orange/yellow LED</text:p>
          </table:table-cell>
          <table:table-cell table:style-name="ce7" table:formula="of:=T([source.C83])" office:value-type="string" office:string-value="LED-5MM-AMBER">
            <text:p>LED-5MM-AMBER</text:p>
          </table:table-cell>
          <table:table-cell table:style-name="ce7" table:formula="of:=T([source.D83])" office:value-type="string" office:string-value="5mm amber/orange/yellow LED">
            <text:p>5mm amber/orange/yellow LED</text:p>
          </table:table-cell>
          <table:table-cell table:style-name="ce16" table:formula="of:=T([source.E89])">
            <text:p/>
          </table:table-cell>
          <table:table-cell table:style-name="ce7" table:formula="of:=[source.A83]" office:value-type="float" office:value="39">
            <text:p>39</text:p>
          </table:table-cell>
          <table:table-cell table:style-name="ce7" table:formula="of:=ROUND([.E83]* (1 + extra))" office:value-type="float" office:value="43">
            <text:p>43</text:p>
          </table:table-cell>
          <table:table-cell table:style-name="ce7" table:formula="of:=MAX([.F83];[.E83]+1)" office:value-type="float" office:value="43">
            <text:p>43</text:p>
          </table:table-cell>
          <table:table-cell table:style-name="ce18" office:value-type="float" office:value="10">
            <text:p>10</text:p>
          </table:table-cell>
          <table:table-cell table:style-name="ce7" table:formula="of:=[.G83]-[.H83]" office:value-type="float" office:value="33">
            <text:p>33</text:p>
          </table:table-cell>
          <table:table-cell table:style-name="ce7"/>
          <table:table-cell table:style-name="ce24" table:formula="of:=[source.F83]" office:value-type="float" office:value="1142581">
            <text:p>1142581</text:p>
          </table:table-cell>
          <table:table-cell table:style-name="ce30" table:formula="of:=[source.G83]" office:value-type="float" office:value="0.21">
            <text:p>0.210</text:p>
          </table:table-cell>
          <table:table-cell table:style-name="ce7" table:formula="of:=[source.H83]" office:value-type="float" office:value="1">
            <text:p>1</text:p>
          </table:table-cell>
          <table:table-cell table:style-name="ce7" table:formula="of:=CEILING([.$H83];[.M83])" office:value-type="float" office:value="10">
            <text:p>10</text:p>
          </table:table-cell>
          <table:table-cell table:style-name="ce36" table:formula="of:=IF([.N83]*[.L83] &gt; 0; [.N83]*[.L83]; &quot;&quot;)" office:value-type="float" office:value="2.1">
            <text:p>2.10</text:p>
          </table:table-cell>
          <table:table-cell table:style-name="ce24" table:formula="of:=[source.I83]" office:value-type="float" office:value="0">
            <text:p/>
          </table:table-cell>
          <table:table-cell table:style-name="ce30" table:formula="of:=[source.J83]" office:value-type="float" office:value="0">
            <text:p>0.000</text:p>
          </table:table-cell>
          <table:table-cell table:style-name="ce7" table:formula="of:=[source.K83]" office:value-type="float" office:value="0">
            <text:p>0</text:p>
          </table:table-cell>
          <table:table-cell table:style-name="ce7" table:formula="of:=CEILING([.$H83];[.R83])" office:value-type="float" office:value="0">
            <text:p>0</text:p>
          </table:table-cell>
          <table:table-cell table:style-name="ce36" table:formula="of:=IF([.S83]*[.Q83] &gt; 0; [.S83]*[.Q83]; &quot;&quot;)">
            <text:p/>
          </table:table-cell>
          <table:table-cell table:style-name="ce24" table:formula="of:=[source.L83]" office:value-type="string" office:string-value="228-6010">
            <text:p>228-6010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83]" office:value-type="float" office:value="1">
            <text:p>1</text:p>
          </table:table-cell>
          <table:table-cell table:style-name="ce7" table:formula="of:=CEILING([.$H83];[.W83])" office:value-type="float" office:value="10">
            <text:p>10</text:p>
          </table:table-cell>
          <table:table-cell table:style-name="ce36" table:formula="of:=IF([.X83]*[.V83] &gt; 0; [.X83]*[.V83]; &quot;&quot;)" office:value-type="float" office:value="9990">
            <text:p>9,990.00</text:p>
          </table:table-cell>
          <table:table-cell table:style-name="ce40" table:formula="of:=IF([.$A83] &lt;&gt; &quot;&quot;; IF(MIN([.$O83];[.$T83];[.$Y83]) = [.$O83]; [.$K$1]; IF(MIN([.$O83];[.$T83];[.$Y83]) = [.$T83]; [.$P$1]; IF(ISNUMBER([.$Y83]); [.$U$1]; &quot;NO PRICING&quot;))); &quot;&quot;)" office:value-type="string" office:string-value="Farnell">
            <text:p>Farnell</text:p>
          </table:table-cell>
          <table:table-cell table:style-name="ce45" table:formula="of:=IF([.$A83] &lt;&gt; &quot;&quot;; IF(MIN([.$O83];[.$T83];[.$Y83]) = [.$O83]; [.$K83]; IF(MIN([.$O83];[.$T83];[.$Y83]) = [.$T83]; [.$P83]; IF(ISNUMBER([.$Y83]); [.$U83]; &quot;NO PRICING&quot;))); &quot;&quot;)" office:value-type="float" office:value="1142581">
            <text:p>1142581</text:p>
          </table:table-cell>
          <table:table-cell table:style-name="ce48" table:formula="of:=IF([.$A83] &lt;&gt; &quot;&quot;; IF(MIN([.$O83];[.$T83];[.$Y83]) = [.$O83]; [.$N83]; IF(MIN([.$O83];[.$T83];[.$Y83]) = [.$T83]; [.$S83]; IF(ISNUMBER([.$Y83]); [.$X83]; &quot;NO PRICING&quot;))); &quot;&quot;)" office:value-type="float" office:value="10">
            <text:p>10</text:p>
          </table:table-cell>
          <table:table-cell table:style-name="ce51" table:formula="of:=IF([.$A83] &lt;&gt; &quot;&quot;; IF(MIN([.$O83];[.$T83];[.$Y83]) = [.$O83]; [.$O83]; IF(MIN([.$O83];[.$T83];[.$Y83]) = [.$T83]; [.$T83]; IF(ISNUMBER([.$Y83]); [.$Y83]; &quot;NO PRICING&quot;))); &quot;&quot;)" office:value-type="float" office:value="2.1">
            <text:p>2.10</text:p>
          </table:table-cell>
          <table:table-cell table:style-name="ce55" office:value-type="string">
            <text:p>OK (1581224)</text:p>
          </table:table-cell>
          <table:table-cell table:style-name="ce7" table:formula="of:=[.H83]" office:value-type="float" office:value="10">
            <text:p>1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4])" office:value-type="string" office:string-value="5mm green LED">
            <text:p>5mm green LED</text:p>
          </table:table-cell>
          <table:table-cell table:style-name="ce7" table:formula="of:=T([source.C84])" office:value-type="string" office:string-value="LED-5MM-GREEN">
            <text:p>LED-5MM-GREEN</text:p>
          </table:table-cell>
          <table:table-cell table:style-name="ce7" table:formula="of:=T([source.D84])" office:value-type="string" office:string-value="5mm green LED">
            <text:p>5mm green LED</text:p>
          </table:table-cell>
          <table:table-cell table:style-name="ce16" table:formula="of:=T([source.E83])">
            <text:p/>
          </table:table-cell>
          <table:table-cell table:style-name="ce7" table:formula="of:=[source.A84]" office:value-type="float" office:value="34">
            <text:p>34</text:p>
          </table:table-cell>
          <table:table-cell table:style-name="ce7" table:formula="of:=ROUND([.E84]* (1 + extra))" office:value-type="float" office:value="37">
            <text:p>37</text:p>
          </table:table-cell>
          <table:table-cell table:style-name="ce7" table:formula="of:=MAX([.F84];[.E84]+1)" office:value-type="float" office:value="37">
            <text:p>37</text:p>
          </table:table-cell>
          <table:table-cell table:style-name="ce18" office:value-type="float" office:value="10">
            <text:p>10</text:p>
          </table:table-cell>
          <table:table-cell table:style-name="ce7" table:formula="of:=[.G84]-[.H84]" office:value-type="float" office:value="27">
            <text:p>27</text:p>
          </table:table-cell>
          <table:table-cell table:style-name="ce7"/>
          <table:table-cell table:style-name="ce24" table:formula="of:=[source.F84]" office:value-type="float" office:value="1855549">
            <text:p>1855549</text:p>
          </table:table-cell>
          <table:table-cell table:style-name="ce30" table:formula="of:=[source.G84]" office:value-type="float" office:value="0.42">
            <text:p>0.420</text:p>
          </table:table-cell>
          <table:table-cell table:style-name="ce7" table:formula="of:=[source.H84]" office:value-type="float" office:value="1">
            <text:p>1</text:p>
          </table:table-cell>
          <table:table-cell table:style-name="ce7" table:formula="of:=CEILING([.$H84];[.M84])" office:value-type="float" office:value="10">
            <text:p>10</text:p>
          </table:table-cell>
          <table:table-cell table:style-name="ce36" table:formula="of:=IF([.N84]*[.L84] &gt; 0; [.N84]*[.L84]; &quot;&quot;)" office:value-type="float" office:value="4.2">
            <text:p>4.20</text:p>
          </table:table-cell>
          <table:table-cell table:style-name="ce24" table:formula="of:=[source.I84]" office:value-type="float" office:value="0">
            <text:p/>
          </table:table-cell>
          <table:table-cell table:style-name="ce30" table:formula="of:=[source.J84]" office:value-type="float" office:value="0">
            <text:p>0.000</text:p>
          </table:table-cell>
          <table:table-cell table:style-name="ce7" table:formula="of:=[source.K84]" office:value-type="float" office:value="0">
            <text:p>0</text:p>
          </table:table-cell>
          <table:table-cell table:style-name="ce7" table:formula="of:=CEILING([.$H84];[.R84])" office:value-type="float" office:value="0">
            <text:p>0</text:p>
          </table:table-cell>
          <table:table-cell table:style-name="ce36" table:formula="of:=IF([.S84]*[.Q84] &gt; 0; [.S84]*[.Q84]; &quot;&quot;)">
            <text:p/>
          </table:table-cell>
          <table:table-cell table:style-name="ce24" table:formula="of:=[source.L84]" office:value-type="string" office:string-value="228-6004">
            <text:p>228-6004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84]" office:value-type="float" office:value="1">
            <text:p>1</text:p>
          </table:table-cell>
          <table:table-cell table:style-name="ce7" table:formula="of:=CEILING([.$H84];[.W84])" office:value-type="float" office:value="10">
            <text:p>10</text:p>
          </table:table-cell>
          <table:table-cell table:style-name="ce36" table:formula="of:=IF([.X84]*[.V84] &gt; 0; [.X84]*[.V84]; &quot;&quot;)" office:value-type="float" office:value="9990">
            <text:p>9,990.00</text:p>
          </table:table-cell>
          <table:table-cell table:style-name="ce40" table:formula="of:=IF([.$A84] &lt;&gt; &quot;&quot;; IF(MIN([.$O84];[.$T84];[.$Y84]) = [.$O84]; [.$K$1]; IF(MIN([.$O84];[.$T84];[.$Y84]) = [.$T84]; [.$P$1]; IF(ISNUMBER([.$Y84]); [.$U$1]; &quot;NO PRICING&quot;))); &quot;&quot;)" office:value-type="string" office:string-value="Farnell">
            <text:p>Farnell</text:p>
          </table:table-cell>
          <table:table-cell table:style-name="ce45" table:formula="of:=IF([.$A84] &lt;&gt; &quot;&quot;; IF(MIN([.$O84];[.$T84];[.$Y84]) = [.$O84]; [.$K84]; IF(MIN([.$O84];[.$T84];[.$Y84]) = [.$T84]; [.$P84]; IF(ISNUMBER([.$Y84]); [.$U84]; &quot;NO PRICING&quot;))); &quot;&quot;)" office:value-type="float" office:value="1855549">
            <text:p>1855549</text:p>
          </table:table-cell>
          <table:table-cell table:style-name="ce48" table:formula="of:=IF([.$A84] &lt;&gt; &quot;&quot;; IF(MIN([.$O84];[.$T84];[.$Y84]) = [.$O84]; [.$N84]; IF(MIN([.$O84];[.$T84];[.$Y84]) = [.$T84]; [.$S84]; IF(ISNUMBER([.$Y84]); [.$X84]; &quot;NO PRICING&quot;))); &quot;&quot;)" office:value-type="float" office:value="10">
            <text:p>10</text:p>
          </table:table-cell>
          <table:table-cell table:style-name="ce51" table:formula="of:=IF([.$A84] &lt;&gt; &quot;&quot;; IF(MIN([.$O84];[.$T84];[.$Y84]) = [.$O84]; [.$O84]; IF(MIN([.$O84];[.$T84];[.$Y84]) = [.$T84]; [.$T84]; IF(ISNUMBER([.$Y84]); [.$Y84]; &quot;NO PRICING&quot;))); &quot;&quot;)" office:value-type="float" office:value="4.2">
            <text:p>4.20</text:p>
          </table:table-cell>
          <table:table-cell table:style-name="ce55" office:value-type="string">
            <text:p>OK (1461634)</text:p>
          </table:table-cell>
          <table:table-cell table:style-name="ce7" table:formula="of:=[.H84]" office:value-type="float" office:value="10">
            <text:p>1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5])" office:value-type="string" office:string-value="5mm red LED">
            <text:p>5mm red LED</text:p>
          </table:table-cell>
          <table:table-cell table:style-name="ce7" table:formula="of:=T([source.C85])" office:value-type="string" office:string-value="LED-5MM-RED">
            <text:p>LED-5MM-RED</text:p>
          </table:table-cell>
          <table:table-cell table:style-name="ce7" table:formula="of:=T([source.D85])" office:value-type="string" office:string-value="5mm red LED">
            <text:p>5mm red LED</text:p>
          </table:table-cell>
          <table:table-cell table:style-name="ce16" table:formula="of:=T([source.E86])">
            <text:p/>
          </table:table-cell>
          <table:table-cell table:style-name="ce7" table:formula="of:=[source.A85]" office:value-type="float" office:value="107">
            <text:p>107</text:p>
          </table:table-cell>
          <table:table-cell table:style-name="ce7" table:formula="of:=ROUND([.E85]* (1 + extra))" office:value-type="float" office:value="118">
            <text:p>118</text:p>
          </table:table-cell>
          <table:table-cell table:style-name="ce7" table:formula="of:=MAX([.F85];[.E85]+1)" office:value-type="float" office:value="118">
            <text:p>118</text:p>
          </table:table-cell>
          <table:table-cell table:style-name="ce18" office:value-type="float" office:value="10">
            <text:p>10</text:p>
          </table:table-cell>
          <table:table-cell table:style-name="ce7" table:formula="of:=[.G85]-[.H85]" office:value-type="float" office:value="108">
            <text:p>108</text:p>
          </table:table-cell>
          <table:table-cell table:style-name="ce7"/>
          <table:table-cell table:style-name="ce24" table:formula="of:=[source.F85]" office:value-type="float" office:value="1581217">
            <text:p>1581217</text:p>
          </table:table-cell>
          <table:table-cell table:style-name="ce30" table:formula="of:=[source.G85]" office:value-type="float" office:value="0.165">
            <text:p>0.165</text:p>
          </table:table-cell>
          <table:table-cell table:style-name="ce7" table:formula="of:=[source.H85]" office:value-type="float" office:value="1">
            <text:p>1</text:p>
          </table:table-cell>
          <table:table-cell table:style-name="ce7" table:formula="of:=CEILING([.$H85];[.M85])" office:value-type="float" office:value="10">
            <text:p>10</text:p>
          </table:table-cell>
          <table:table-cell table:style-name="ce36" table:formula="of:=IF([.N85]*[.L85] &gt; 0; [.N85]*[.L85]; &quot;&quot;)" office:value-type="float" office:value="1.65">
            <text:p>1.65</text:p>
          </table:table-cell>
          <table:table-cell table:style-name="ce24" table:formula="of:=[source.I85]" office:value-type="float" office:value="0">
            <text:p/>
          </table:table-cell>
          <table:table-cell table:style-name="ce30" table:formula="of:=[source.J85]" office:value-type="float" office:value="0">
            <text:p>0.000</text:p>
          </table:table-cell>
          <table:table-cell table:style-name="ce7" table:formula="of:=[source.K85]" office:value-type="float" office:value="0">
            <text:p>0</text:p>
          </table:table-cell>
          <table:table-cell table:style-name="ce7" table:formula="of:=CEILING([.$H85];[.R85])" office:value-type="float" office:value="0">
            <text:p>0</text:p>
          </table:table-cell>
          <table:table-cell table:style-name="ce36" table:formula="of:=IF([.S85]*[.Q85] &gt; 0; [.S85]*[.Q85]; &quot;&quot;)">
            <text:p/>
          </table:table-cell>
          <table:table-cell table:style-name="ce24" table:formula="of:=[source.L85]" office:value-type="string" office:string-value="228-5988">
            <text:p>228-5988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85]" office:value-type="float" office:value="25">
            <text:p>25</text:p>
          </table:table-cell>
          <table:table-cell table:style-name="ce7" table:formula="of:=CEILING([.$H85];[.W85])" office:value-type="float" office:value="25">
            <text:p>25</text:p>
          </table:table-cell>
          <table:table-cell table:style-name="ce36" table:formula="of:=IF([.X85]*[.V85] &gt; 0; [.X85]*[.V85]; &quot;&quot;)" office:value-type="float" office:value="24975">
            <text:p>24,975.00</text:p>
          </table:table-cell>
          <table:table-cell table:style-name="ce40" table:formula="of:=IF([.$A85] &lt;&gt; &quot;&quot;; IF(MIN([.$O85];[.$T85];[.$Y85]) = [.$O85]; [.$K$1]; IF(MIN([.$O85];[.$T85];[.$Y85]) = [.$T85]; [.$P$1]; IF(ISNUMBER([.$Y85]); [.$U$1]; &quot;NO PRICING&quot;))); &quot;&quot;)" office:value-type="string" office:string-value="Farnell">
            <text:p>Farnell</text:p>
          </table:table-cell>
          <table:table-cell table:style-name="ce45" table:formula="of:=IF([.$A85] &lt;&gt; &quot;&quot;; IF(MIN([.$O85];[.$T85];[.$Y85]) = [.$O85]; [.$K85]; IF(MIN([.$O85];[.$T85];[.$Y85]) = [.$T85]; [.$P85]; IF(ISNUMBER([.$Y85]); [.$U85]; &quot;NO PRICING&quot;))); &quot;&quot;)" office:value-type="float" office:value="1581217">
            <text:p>1581217</text:p>
          </table:table-cell>
          <table:table-cell table:style-name="ce48" table:formula="of:=IF([.$A85] &lt;&gt; &quot;&quot;; IF(MIN([.$O85];[.$T85];[.$Y85]) = [.$O85]; [.$N85]; IF(MIN([.$O85];[.$T85];[.$Y85]) = [.$T85]; [.$S85]; IF(ISNUMBER([.$Y85]); [.$X85]; &quot;NO PRICING&quot;))); &quot;&quot;)" office:value-type="float" office:value="10">
            <text:p>10</text:p>
          </table:table-cell>
          <table:table-cell table:style-name="ce51" table:formula="of:=IF([.$A85] &lt;&gt; &quot;&quot;; IF(MIN([.$O85];[.$T85];[.$Y85]) = [.$O85]; [.$O85]; IF(MIN([.$O85];[.$T85];[.$Y85]) = [.$T85]; [.$T85]; IF(ISNUMBER([.$Y85]); [.$Y85]; &quot;NO PRICING&quot;))); &quot;&quot;)" office:value-type="float" office:value="1.65">
            <text:p>1.65</text:p>
          </table:table-cell>
          <table:table-cell table:style-name="ce55" office:value-type="string">
            <text:p>OK (1461636)</text:p>
          </table:table-cell>
          <table:table-cell table:style-name="ce7" table:formula="of:=[.H85]" office:value-type="float" office:value="10">
            <text:p>1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6])" office:value-type="string" office:string-value="20-pin shrouded header">
            <text:p>20-pin shrouded header</text:p>
          </table:table-cell>
          <table:table-cell table:style-name="ce7" table:formula="of:=T([source.C86])" office:value-type="string" office:string-value="2540-">
            <text:p>2540-</text:p>
          </table:table-cell>
          <table:table-cell table:style-name="ce7" table:formula="of:=T([source.D86])" office:value-type="string" office:string-value="20-pin shrouded header">
            <text:p>20-pin shrouded header</text:p>
          </table:table-cell>
          <table:table-cell table:style-name="ce16" table:formula="of:=T([source.E90])">
            <text:p/>
          </table:table-cell>
          <table:table-cell table:style-name="ce7" table:formula="of:=[source.A86]" office:value-type="float" office:value="7">
            <text:p>7</text:p>
          </table:table-cell>
          <table:table-cell table:style-name="ce7" table:formula="of:=ROUND([.E86]* (1 + extra))" office:value-type="float" office:value="8">
            <text:p>8</text:p>
          </table:table-cell>
          <table:table-cell table:style-name="ce7" table:formula="of:=MAX([.F86];[.E86]+1)" office:value-type="float" office:value="8">
            <text:p>8</text:p>
          </table:table-cell>
          <table:table-cell table:style-name="ce18"/>
          <table:table-cell table:style-name="ce7" table:formula="of:=[.G86]-[.H86]" office:value-type="float" office:value="8">
            <text:p>8</text:p>
          </table:table-cell>
          <table:table-cell table:style-name="ce7"/>
          <table:table-cell table:style-name="ce24" table:formula="of:=[source.F86]" office:value-type="float" office:value="1099261">
            <text:p>1099261</text:p>
          </table:table-cell>
          <table:table-cell table:style-name="ce30" table:formula="of:=[source.G86]" office:value-type="float" office:value="1.07">
            <text:p>1.070</text:p>
          </table:table-cell>
          <table:table-cell table:style-name="ce7" table:formula="of:=[source.H86]" office:value-type="float" office:value="1">
            <text:p>1</text:p>
          </table:table-cell>
          <table:table-cell table:style-name="ce7" table:formula="of:=CEILING([.$H86];[.M86])" office:value-type="float" office:value="0">
            <text:p>0</text:p>
          </table:table-cell>
          <table:table-cell table:style-name="ce36" table:formula="of:=IF([.N86]*[.L86] &gt; 0; [.N86]*[.L86]; &quot;&quot;)">
            <text:p/>
          </table:table-cell>
          <table:table-cell table:style-name="ce24" table:formula="of:=[source.I86]" office:value-type="float" office:value="1258972">
            <text:p>1258972</text:p>
          </table:table-cell>
          <table:table-cell table:style-name="ce30" table:formula="of:=[source.J86]" office:value-type="float" office:value="0.66">
            <text:p>0.660</text:p>
          </table:table-cell>
          <table:table-cell table:style-name="ce7" table:formula="of:=[source.K86]" office:value-type="float" office:value="1">
            <text:p>1</text:p>
          </table:table-cell>
          <table:table-cell table:style-name="ce7" table:formula="of:=CEILING([.$H86];[.R86])" office:value-type="float" office:value="0">
            <text:p>0</text:p>
          </table:table-cell>
          <table:table-cell table:style-name="ce36" table:formula="of:=IF([.S86]*[.Q86] &gt; 0; [.S86]*[.Q86]; &quot;&quot;)">
            <text:p/>
          </table:table-cell>
          <table:table-cell table:style-name="ce24" table:formula="of:=[source.L86]" office:value-type="string" office:string-value="670-1825">
            <text:p>670-182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86]" office:value-type="float" office:value="5">
            <text:p>5</text:p>
          </table:table-cell>
          <table:table-cell table:style-name="ce7" table:formula="of:=CEILING([.$H86];[.W86])" office:value-type="float" office:value="0">
            <text:p>0</text:p>
          </table:table-cell>
          <table:table-cell table:style-name="ce36" table:formula="of:=IF([.X86]*[.V86] &gt; 0; [.X86]*[.V86]; &quot;&quot;)">
            <text:p/>
          </table:table-cell>
          <table:table-cell table:style-name="ce40" table:formula="of:=IF([.$A86] &lt;&gt; &quot;&quot;; IF(MIN([.$O86];[.$T86];[.$Y86]) = [.$O86]; [.$K$1]; IF(MIN([.$O86];[.$T86];[.$Y86]) = [.$T86]; [.$P$1]; IF(ISNUMBER([.$Y86]); [.$U$1]; &quot;NO PRICING&quot;))); &quot;&quot;)" office:value-type="string" office:string-value="NO PRICING">
            <text:p>NO PRICING</text:p>
          </table:table-cell>
          <table:table-cell table:style-name="ce45" table:formula="of:=IF([.$A86] &lt;&gt; &quot;&quot;; IF(MIN([.$O86];[.$T86];[.$Y86]) = [.$O86]; [.$K86]; IF(MIN([.$O86];[.$T86];[.$Y86]) = [.$T86]; [.$P86]; IF(ISNUMBER([.$Y86]); [.$U86]; &quot;NO PRICING&quot;))); &quot;&quot;)" office:value-type="string" office:string-value="NO PRICING">
            <text:p>NO PRICING</text:p>
          </table:table-cell>
          <table:table-cell table:style-name="ce48" table:formula="of:=IF([.$A86] &lt;&gt; &quot;&quot;; IF(MIN([.$O86];[.$T86];[.$Y86]) = [.$O86]; [.$N86]; IF(MIN([.$O86];[.$T86];[.$Y86]) = [.$T86]; [.$S86]; IF(ISNUMBER([.$Y86]); [.$X86]; &quot;NO PRICING&quot;))); &quot;&quot;)" office:value-type="string" office:string-value="NO PRICING">
            <text:p>NO PRICING</text:p>
          </table:table-cell>
          <table:table-cell table:style-name="ce51" table:formula="of:=IF([.$A86] &lt;&gt; &quot;&quot;; IF(MIN([.$O86];[.$T86];[.$Y86]) = [.$O86]; [.$O86]; IF(MIN([.$O86];[.$T86];[.$Y86]) = [.$T86]; [.$T86]; IF(ISNUMBER([.$Y86]); [.$Y8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86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7])" office:value-type="string" office:string-value="6x1 2.54mm female wirewrap header">
            <text:p>6x1 2.54mm female wirewrap header</text:p>
          </table:table-cell>
          <table:table-cell table:style-name="ce7" table:formula="of:=T([source.C87])" office:value-type="string" office:string-value="FE06-1">
            <text:p>FE06-1</text:p>
          </table:table-cell>
          <table:table-cell table:style-name="ce7" table:formula="of:=T([source.D87])" office:value-type="string" office:string-value="6x1 2.54mm female wirewrap header">
            <text:p>6x1 2.54mm female wirewrap header</text:p>
          </table:table-cell>
          <table:table-cell table:style-name="ce16" table:formula="of:=T([source.E75])">
            <text:p/>
          </table:table-cell>
          <table:table-cell table:style-name="ce7" table:formula="of:=[source.A87]" office:value-type="float" office:value="5">
            <text:p>5</text:p>
          </table:table-cell>
          <table:table-cell table:style-name="ce7" table:formula="of:=ROUND([.E87]* (1 + extra))" office:value-type="float" office:value="6">
            <text:p>6</text:p>
          </table:table-cell>
          <table:table-cell table:style-name="ce7" table:formula="of:=MAX([.F87];[.E87]+1)" office:value-type="float" office:value="6">
            <text:p>6</text:p>
          </table:table-cell>
          <table:table-cell table:style-name="ce18"/>
          <table:table-cell table:style-name="ce7" table:formula="of:=[.G87]-[.H87]" office:value-type="float" office:value="6">
            <text:p>6</text:p>
          </table:table-cell>
          <table:table-cell table:style-name="ce7"/>
          <table:table-cell table:style-name="ce24" table:formula="of:=[source.F87]" office:value-type="float" office:value="0">
            <text:p/>
          </table:table-cell>
          <table:table-cell table:style-name="ce30" table:formula="of:=[source.G87]" office:value-type="float" office:value="0">
            <text:p>0.000</text:p>
          </table:table-cell>
          <table:table-cell table:style-name="ce7" table:formula="of:=[source.H87]" office:value-type="float" office:value="0">
            <text:p>0</text:p>
          </table:table-cell>
          <table:table-cell table:style-name="ce7" table:formula="of:=CEILING([.$H87];[.M87])" office:value-type="float" office:value="0">
            <text:p>0</text:p>
          </table:table-cell>
          <table:table-cell table:style-name="ce36" table:formula="of:=IF([.N87]*[.L87] &gt; 0; [.N87]*[.L87]; &quot;&quot;)">
            <text:p/>
          </table:table-cell>
          <table:table-cell table:style-name="ce24" table:formula="of:=[source.I87]" office:value-type="float" office:value="0">
            <text:p/>
          </table:table-cell>
          <table:table-cell table:style-name="ce30" table:formula="of:=[source.J87]" office:value-type="float" office:value="0">
            <text:p>0.000</text:p>
          </table:table-cell>
          <table:table-cell table:style-name="ce7" table:formula="of:=[source.K87]" office:value-type="float" office:value="0">
            <text:p>0</text:p>
          </table:table-cell>
          <table:table-cell table:style-name="ce7" table:formula="of:=CEILING([.$H87];[.R87])" office:value-type="float" office:value="0">
            <text:p>0</text:p>
          </table:table-cell>
          <table:table-cell table:style-name="ce36" table:formula="of:=IF([.S87]*[.Q87] &gt; 0; [.S87]*[.Q87]; &quot;&quot;)">
            <text:p/>
          </table:table-cell>
          <table:table-cell table:style-name="ce24" table:formula="of:=[source.L8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87]" office:value-type="float" office:value="0">
            <text:p>0</text:p>
          </table:table-cell>
          <table:table-cell table:style-name="ce7" table:formula="of:=CEILING([.$H87];[.W87])" office:value-type="float" office:value="0">
            <text:p>0</text:p>
          </table:table-cell>
          <table:table-cell table:style-name="ce36" table:formula="of:=IF([.X87]*[.V87] &gt; 0; [.X87]*[.V87]; &quot;&quot;)">
            <text:p/>
          </table:table-cell>
          <table:table-cell table:style-name="ce40" table:formula="of:=IF([.$A87] &lt;&gt; &quot;&quot;; IF(MIN([.$O87];[.$T87];[.$Y87]) = [.$O87]; [.$K$1]; IF(MIN([.$O87];[.$T87];[.$Y87]) = [.$T87]; [.$P$1]; IF(ISNUMBER([.$Y87]); [.$U$1]; &quot;NO PRICING&quot;))); &quot;&quot;)" office:value-type="string" office:string-value="NO PRICING">
            <text:p>NO PRICING</text:p>
          </table:table-cell>
          <table:table-cell table:style-name="ce45" table:formula="of:=IF([.$A87] &lt;&gt; &quot;&quot;; IF(MIN([.$O87];[.$T87];[.$Y87]) = [.$O87]; [.$K87]; IF(MIN([.$O87];[.$T87];[.$Y87]) = [.$T87]; [.$P87]; IF(ISNUMBER([.$Y87]); [.$U87]; &quot;NO PRICING&quot;))); &quot;&quot;)" office:value-type="string" office:string-value="NO PRICING">
            <text:p>NO PRICING</text:p>
          </table:table-cell>
          <table:table-cell table:style-name="ce48" table:formula="of:=IF([.$A87] &lt;&gt; &quot;&quot;; IF(MIN([.$O87];[.$T87];[.$Y87]) = [.$O87]; [.$N87]; IF(MIN([.$O87];[.$T87];[.$Y87]) = [.$T87]; [.$S87]; IF(ISNUMBER([.$Y87]); [.$X87]; &quot;NO PRICING&quot;))); &quot;&quot;)" office:value-type="string" office:string-value="NO PRICING">
            <text:p>NO PRICING</text:p>
          </table:table-cell>
          <table:table-cell table:style-name="ce51" table:formula="of:=IF([.$A87] &lt;&gt; &quot;&quot;; IF(MIN([.$O87];[.$T87];[.$Y87]) = [.$O87]; [.$O87]; IF(MIN([.$O87];[.$T87];[.$Y87]) = [.$T87]; [.$T87]; IF(ISNUMBER([.$Y87]); [.$Y87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87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8])" office:value-type="string" office:string-value="8x1 2.54mm female wirewrap header">
            <text:p>8x1 2.54mm female wirewrap header</text:p>
          </table:table-cell>
          <table:table-cell table:style-name="ce7" table:formula="of:=T([source.C88])" office:value-type="string" office:string-value="FE08-1">
            <text:p>FE08-1</text:p>
          </table:table-cell>
          <table:table-cell table:style-name="ce7" table:formula="of:=T([source.D88])" office:value-type="string" office:string-value="8x1 2.54mm female wirewrap header">
            <text:p>8x1 2.54mm female wirewrap header</text:p>
          </table:table-cell>
          <table:table-cell table:style-name="ce16" table:formula="of:=T([source.E79])">
            <text:p/>
          </table:table-cell>
          <table:table-cell table:style-name="ce7" table:formula="of:=[source.A88]" office:value-type="float" office:value="2">
            <text:p>2</text:p>
          </table:table-cell>
          <table:table-cell table:style-name="ce7" table:formula="of:=ROUND([.E88]* (1 + extra))" office:value-type="float" office:value="2">
            <text:p>2</text:p>
          </table:table-cell>
          <table:table-cell table:style-name="ce7" table:formula="of:=MAX([.F88];[.E88]+1)" office:value-type="float" office:value="3">
            <text:p>3</text:p>
          </table:table-cell>
          <table:table-cell table:style-name="ce18"/>
          <table:table-cell table:style-name="ce7" table:formula="of:=[.G88]-[.H88]" office:value-type="float" office:value="3">
            <text:p>3</text:p>
          </table:table-cell>
          <table:table-cell table:style-name="ce7"/>
          <table:table-cell table:style-name="ce24" table:formula="of:=[source.F88]" office:value-type="float" office:value="0">
            <text:p/>
          </table:table-cell>
          <table:table-cell table:style-name="ce30" table:formula="of:=[source.G88]" office:value-type="float" office:value="0">
            <text:p>0.000</text:p>
          </table:table-cell>
          <table:table-cell table:style-name="ce7" table:formula="of:=[source.H88]" office:value-type="float" office:value="0">
            <text:p>0</text:p>
          </table:table-cell>
          <table:table-cell table:style-name="ce7" table:formula="of:=CEILING([.$H88];[.M88])" office:value-type="float" office:value="0">
            <text:p>0</text:p>
          </table:table-cell>
          <table:table-cell table:style-name="ce36" table:formula="of:=IF([.N88]*[.L88] &gt; 0; [.N88]*[.L88]; &quot;&quot;)">
            <text:p/>
          </table:table-cell>
          <table:table-cell table:style-name="ce24" table:formula="of:=[source.I88]" office:value-type="float" office:value="0">
            <text:p/>
          </table:table-cell>
          <table:table-cell table:style-name="ce30" table:formula="of:=[source.J88]" office:value-type="float" office:value="0">
            <text:p>0.000</text:p>
          </table:table-cell>
          <table:table-cell table:style-name="ce7" table:formula="of:=[source.K88]" office:value-type="float" office:value="0">
            <text:p>0</text:p>
          </table:table-cell>
          <table:table-cell table:style-name="ce7" table:formula="of:=CEILING([.$H88];[.R88])" office:value-type="float" office:value="0">
            <text:p>0</text:p>
          </table:table-cell>
          <table:table-cell table:style-name="ce36" table:formula="of:=IF([.S88]*[.Q88] &gt; 0; [.S88]*[.Q88]; &quot;&quot;)">
            <text:p/>
          </table:table-cell>
          <table:table-cell table:style-name="ce24" table:formula="of:=[source.L8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88]" office:value-type="float" office:value="0">
            <text:p>0</text:p>
          </table:table-cell>
          <table:table-cell table:style-name="ce7" table:formula="of:=CEILING([.$H88];[.W88])" office:value-type="float" office:value="0">
            <text:p>0</text:p>
          </table:table-cell>
          <table:table-cell table:style-name="ce36" table:formula="of:=IF([.X88]*[.V88] &gt; 0; [.X88]*[.V88]; &quot;&quot;)">
            <text:p/>
          </table:table-cell>
          <table:table-cell table:style-name="ce40" table:formula="of:=IF([.$A88] &lt;&gt; &quot;&quot;; IF(MIN([.$O88];[.$T88];[.$Y88]) = [.$O88]; [.$K$1]; IF(MIN([.$O88];[.$T88];[.$Y88]) = [.$T88]; [.$P$1]; IF(ISNUMBER([.$Y88]); [.$U$1]; &quot;NO PRICING&quot;))); &quot;&quot;)" office:value-type="string" office:string-value="NO PRICING">
            <text:p>NO PRICING</text:p>
          </table:table-cell>
          <table:table-cell table:style-name="ce45" table:formula="of:=IF([.$A88] &lt;&gt; &quot;&quot;; IF(MIN([.$O88];[.$T88];[.$Y88]) = [.$O88]; [.$K88]; IF(MIN([.$O88];[.$T88];[.$Y88]) = [.$T88]; [.$P88]; IF(ISNUMBER([.$Y88]); [.$U88]; &quot;NO PRICING&quot;))); &quot;&quot;)" office:value-type="string" office:string-value="NO PRICING">
            <text:p>NO PRICING</text:p>
          </table:table-cell>
          <table:table-cell table:style-name="ce48" table:formula="of:=IF([.$A88] &lt;&gt; &quot;&quot;; IF(MIN([.$O88];[.$T88];[.$Y88]) = [.$O88]; [.$N88]; IF(MIN([.$O88];[.$T88];[.$Y88]) = [.$T88]; [.$S88]; IF(ISNUMBER([.$Y88]); [.$X88]; &quot;NO PRICING&quot;))); &quot;&quot;)" office:value-type="string" office:string-value="NO PRICING">
            <text:p>NO PRICING</text:p>
          </table:table-cell>
          <table:table-cell table:style-name="ce51" table:formula="of:=IF([.$A88] &lt;&gt; &quot;&quot;; IF(MIN([.$O88];[.$T88];[.$Y88]) = [.$O88]; [.$O88]; IF(MIN([.$O88];[.$T88];[.$Y88]) = [.$T88]; [.$T88]; IF(ISNUMBER([.$Y88]); [.$Y88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88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89])" office:value-type="string" office:string-value="Mini DIN socket, 6-pin (PS/2 keyboard), chassis-mount">
            <text:p>Mini DIN socket, 6-pin (PS/2 keyboard), chassis-mount</text:p>
          </table:table-cell>
          <table:table-cell table:style-name="ce7" table:formula="of:=T([source.C89])" office:value-type="string" office:string-value="MINI_DIN_6">
            <text:p>MINI_DIN_6</text:p>
          </table:table-cell>
          <table:table-cell table:style-name="ce7" table:formula="of:=T([source.D89])" office:value-type="string" office:string-value="Mini DIN socket, 6-pin (PS/2 keyboard), chassis-mount">
            <text:p>Mini DIN socket, 6-pin (PS/2 keyboard), chassis-mount</text:p>
          </table:table-cell>
          <table:table-cell table:style-name="ce16" table:formula="of:=T([source.E85])">
            <text:p/>
          </table:table-cell>
          <table:table-cell table:style-name="ce7" table:formula="of:=[source.A89]" office:value-type="float" office:value="1">
            <text:p>1</text:p>
          </table:table-cell>
          <table:table-cell table:style-name="ce7" table:formula="of:=ROUND([.E89]* (1 + extra))" office:value-type="float" office:value="1">
            <text:p>1</text:p>
          </table:table-cell>
          <table:table-cell table:style-name="ce7" table:formula="of:=MAX([.F89];[.E89]+1)" office:value-type="float" office:value="2">
            <text:p>2</text:p>
          </table:table-cell>
          <table:table-cell table:style-name="ce18"/>
          <table:table-cell table:style-name="ce7" table:formula="of:=[.G89]-[.H89]" office:value-type="float" office:value="2">
            <text:p>2</text:p>
          </table:table-cell>
          <table:table-cell table:style-name="ce7"/>
          <table:table-cell table:style-name="ce24" table:formula="of:=[source.F89]" office:value-type="float" office:value="1280671">
            <text:p>1280671</text:p>
          </table:table-cell>
          <table:table-cell table:style-name="ce30" table:formula="of:=[source.G89]" office:value-type="float" office:value="0.72">
            <text:p>0.720</text:p>
          </table:table-cell>
          <table:table-cell table:style-name="ce7" table:formula="of:=[source.H89]" office:value-type="float" office:value="1">
            <text:p>1</text:p>
          </table:table-cell>
          <table:table-cell table:style-name="ce7" table:formula="of:=CEILING([.$H89];[.M89])" office:value-type="float" office:value="0">
            <text:p>0</text:p>
          </table:table-cell>
          <table:table-cell table:style-name="ce36" table:formula="of:=IF([.N89]*[.L89] &gt; 0; [.N89]*[.L89]; &quot;&quot;)">
            <text:p/>
          </table:table-cell>
          <table:table-cell table:style-name="ce24" table:formula="of:=[source.I89]" office:value-type="float" office:value="0">
            <text:p/>
          </table:table-cell>
          <table:table-cell table:style-name="ce30" table:formula="of:=[source.J89]" office:value-type="float" office:value="0">
            <text:p>0.000</text:p>
          </table:table-cell>
          <table:table-cell table:style-name="ce7" table:formula="of:=[source.K89]" office:value-type="float" office:value="0">
            <text:p>0</text:p>
          </table:table-cell>
          <table:table-cell table:style-name="ce7" table:formula="of:=CEILING([.$H89];[.R89])" office:value-type="float" office:value="0">
            <text:p>0</text:p>
          </table:table-cell>
          <table:table-cell table:style-name="ce36" table:formula="of:=IF([.S89]*[.Q89] &gt; 0; [.S89]*[.Q89]; &quot;&quot;)">
            <text:p/>
          </table:table-cell>
          <table:table-cell table:style-name="ce24" table:formula="of:=[source.L8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89]" office:value-type="float" office:value="0">
            <text:p>0</text:p>
          </table:table-cell>
          <table:table-cell table:style-name="ce7" table:formula="of:=CEILING([.$H89];[.W89])" office:value-type="float" office:value="0">
            <text:p>0</text:p>
          </table:table-cell>
          <table:table-cell table:style-name="ce36" table:formula="of:=IF([.X89]*[.V89] &gt; 0; [.X89]*[.V89]; &quot;&quot;)">
            <text:p/>
          </table:table-cell>
          <table:table-cell table:style-name="ce40" table:formula="of:=IF([.$A89] &lt;&gt; &quot;&quot;; IF(MIN([.$O89];[.$T89];[.$Y89]) = [.$O89]; [.$K$1]; IF(MIN([.$O89];[.$T89];[.$Y89]) = [.$T89]; [.$P$1]; IF(ISNUMBER([.$Y89]); [.$U$1]; &quot;NO PRICING&quot;))); &quot;&quot;)" office:value-type="string" office:string-value="NO PRICING">
            <text:p>NO PRICING</text:p>
          </table:table-cell>
          <table:table-cell table:style-name="ce45" table:formula="of:=IF([.$A89] &lt;&gt; &quot;&quot;; IF(MIN([.$O89];[.$T89];[.$Y89]) = [.$O89]; [.$K89]; IF(MIN([.$O89];[.$T89];[.$Y89]) = [.$T89]; [.$P89]; IF(ISNUMBER([.$Y89]); [.$U89]; &quot;NO PRICING&quot;))); &quot;&quot;)" office:value-type="string" office:string-value="NO PRICING">
            <text:p>NO PRICING</text:p>
          </table:table-cell>
          <table:table-cell table:style-name="ce48" table:formula="of:=IF([.$A89] &lt;&gt; &quot;&quot;; IF(MIN([.$O89];[.$T89];[.$Y89]) = [.$O89]; [.$N89]; IF(MIN([.$O89];[.$T89];[.$Y89]) = [.$T89]; [.$S89]; IF(ISNUMBER([.$Y89]); [.$X89]; &quot;NO PRICING&quot;))); &quot;&quot;)" office:value-type="string" office:string-value="NO PRICING">
            <text:p>NO PRICING</text:p>
          </table:table-cell>
          <table:table-cell table:style-name="ce51" table:formula="of:=IF([.$A89] &lt;&gt; &quot;&quot;; IF(MIN([.$O89];[.$T89];[.$Y89]) = [.$O89]; [.$O89]; IF(MIN([.$O89];[.$T89];[.$Y89]) = [.$T89]; [.$T89]; IF(ISNUMBER([.$Y89]); [.$Y89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89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0])" office:value-type="string" office:string-value="WIZ812MJ Ethernet module">
            <text:p>WIZ812MJ Ethernet module</text:p>
          </table:table-cell>
          <table:table-cell table:style-name="ce7" table:formula="of:=T([source.C90])" office:value-type="string" office:string-value="WIZ812MJ">
            <text:p>WIZ812MJ</text:p>
          </table:table-cell>
          <table:table-cell table:style-name="ce7" table:formula="of:=T([source.D90])" office:value-type="string" office:string-value="WIZ812MJ Ethernet module">
            <text:p>WIZ812MJ Ethernet module</text:p>
          </table:table-cell>
          <table:table-cell table:style-name="ce16" table:formula="of:=T([source.E91])">
            <text:p/>
          </table:table-cell>
          <table:table-cell table:style-name="ce7" table:formula="of:=[source.A90]" office:value-type="float" office:value="1">
            <text:p>1</text:p>
          </table:table-cell>
          <table:table-cell table:style-name="ce7" table:formula="of:=ROUND([.E90]* (1 + extra))" office:value-type="float" office:value="1">
            <text:p>1</text:p>
          </table:table-cell>
          <table:table-cell table:style-name="ce7" table:formula="of:=MAX([.F90];[.E90]+1)" office:value-type="float" office:value="2">
            <text:p>2</text:p>
          </table:table-cell>
          <table:table-cell table:style-name="ce18"/>
          <table:table-cell table:style-name="ce7" table:formula="of:=[.G90]-[.H90]" office:value-type="float" office:value="2">
            <text:p>2</text:p>
          </table:table-cell>
          <table:table-cell table:style-name="ce7"/>
          <table:table-cell table:style-name="ce24" table:formula="of:=[source.F90]" office:value-type="float" office:value="0">
            <text:p/>
          </table:table-cell>
          <table:table-cell table:style-name="ce30" table:formula="of:=[source.G90]" office:value-type="float" office:value="0">
            <text:p>0.000</text:p>
          </table:table-cell>
          <table:table-cell table:style-name="ce7" table:formula="of:=[source.H90]" office:value-type="float" office:value="0">
            <text:p>0</text:p>
          </table:table-cell>
          <table:table-cell table:style-name="ce7" table:formula="of:=CEILING([.$H90];[.M90])" office:value-type="float" office:value="0">
            <text:p>0</text:p>
          </table:table-cell>
          <table:table-cell table:style-name="ce36" table:formula="of:=IF([.N90]*[.L90] &gt; 0; [.N90]*[.L90]; &quot;&quot;)">
            <text:p/>
          </table:table-cell>
          <table:table-cell table:style-name="ce24" table:formula="of:=[source.I90]" office:value-type="float" office:value="0">
            <text:p/>
          </table:table-cell>
          <table:table-cell table:style-name="ce30" table:formula="of:=[source.J90]" office:value-type="float" office:value="0">
            <text:p>0.000</text:p>
          </table:table-cell>
          <table:table-cell table:style-name="ce7" table:formula="of:=[source.K90]" office:value-type="float" office:value="0">
            <text:p>0</text:p>
          </table:table-cell>
          <table:table-cell table:style-name="ce7" table:formula="of:=CEILING([.$H90];[.R90])" office:value-type="float" office:value="0">
            <text:p>0</text:p>
          </table:table-cell>
          <table:table-cell table:style-name="ce36" table:formula="of:=IF([.S90]*[.Q90] &gt; 0; [.S90]*[.Q90]; &quot;&quot;)">
            <text:p/>
          </table:table-cell>
          <table:table-cell table:style-name="ce24" table:formula="of:=[source.L9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90]" office:value-type="float" office:value="0">
            <text:p>0</text:p>
          </table:table-cell>
          <table:table-cell table:style-name="ce7" table:formula="of:=CEILING([.$H90];[.W90])" office:value-type="float" office:value="0">
            <text:p>0</text:p>
          </table:table-cell>
          <table:table-cell table:style-name="ce36" table:formula="of:=IF([.X90]*[.V90] &gt; 0; [.X90]*[.V90]; &quot;&quot;)">
            <text:p/>
          </table:table-cell>
          <table:table-cell table:style-name="ce40" table:formula="of:=IF([.$A90] &lt;&gt; &quot;&quot;; IF(MIN([.$O90];[.$T90];[.$Y90]) = [.$O90]; [.$K$1]; IF(MIN([.$O90];[.$T90];[.$Y90]) = [.$T90]; [.$P$1]; IF(ISNUMBER([.$Y90]); [.$U$1]; &quot;NO PRICING&quot;))); &quot;&quot;)" office:value-type="string" office:string-value="NO PRICING">
            <text:p>NO PRICING</text:p>
          </table:table-cell>
          <table:table-cell table:style-name="ce45" table:formula="of:=IF([.$A90] &lt;&gt; &quot;&quot;; IF(MIN([.$O90];[.$T90];[.$Y90]) = [.$O90]; [.$K90]; IF(MIN([.$O90];[.$T90];[.$Y90]) = [.$T90]; [.$P90]; IF(ISNUMBER([.$Y90]); [.$U90]; &quot;NO PRICING&quot;))); &quot;&quot;)" office:value-type="string" office:string-value="NO PRICING">
            <text:p>NO PRICING</text:p>
          </table:table-cell>
          <table:table-cell table:style-name="ce48" table:formula="of:=IF([.$A90] &lt;&gt; &quot;&quot;; IF(MIN([.$O90];[.$T90];[.$Y90]) = [.$O90]; [.$N90]; IF(MIN([.$O90];[.$T90];[.$Y90]) = [.$T90]; [.$S90]; IF(ISNUMBER([.$Y90]); [.$X90]; &quot;NO PRICING&quot;))); &quot;&quot;)" office:value-type="string" office:string-value="NO PRICING">
            <text:p>NO PRICING</text:p>
          </table:table-cell>
          <table:table-cell table:style-name="ce51" table:formula="of:=IF([.$A90] &lt;&gt; &quot;&quot;; IF(MIN([.$O90];[.$T90];[.$Y90]) = [.$O90]; [.$O90]; IF(MIN([.$O90];[.$T90];[.$Y90]) = [.$T90]; [.$T90]; IF(ISNUMBER([.$Y90]); [.$Y9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1])" office:value-type="string" office:string-value="10k log">
            <text:p>10k log</text:p>
          </table:table-cell>
          <table:table-cell table:style-name="ce7" table:formula="of:=T([source.C91])" office:value-type="string" office:string-value="3RP/1610G">
            <text:p>3RP/1610G</text:p>
          </table:table-cell>
          <table:table-cell table:style-name="ce7" table:formula="of:=T([source.D91])">
            <text:p/>
          </table:table-cell>
          <table:table-cell table:style-name="ce16" table:formula="of:=T([source.E71])">
            <text:p/>
          </table:table-cell>
          <table:table-cell table:style-name="ce7" table:formula="of:=[source.A91]" office:value-type="float" office:value="1">
            <text:p>1</text:p>
          </table:table-cell>
          <table:table-cell table:style-name="ce7" table:formula="of:=ROUND([.E91]* (1 + extra))" office:value-type="float" office:value="1">
            <text:p>1</text:p>
          </table:table-cell>
          <table:table-cell table:style-name="ce7" table:formula="of:=MAX([.F91];[.E91]+1)" office:value-type="float" office:value="2">
            <text:p>2</text:p>
          </table:table-cell>
          <table:table-cell table:style-name="ce18"/>
          <table:table-cell table:style-name="ce7" table:formula="of:=[.G91]-[.H91]" office:value-type="float" office:value="2">
            <text:p>2</text:p>
          </table:table-cell>
          <table:table-cell table:style-name="ce7"/>
          <table:table-cell table:style-name="ce24" table:formula="of:=[source.F91]" office:value-type="float" office:value="0">
            <text:p/>
          </table:table-cell>
          <table:table-cell table:style-name="ce30" table:formula="of:=[source.G91]" office:value-type="float" office:value="0">
            <text:p>0.000</text:p>
          </table:table-cell>
          <table:table-cell table:style-name="ce7" table:formula="of:=[source.H91]" office:value-type="float" office:value="0">
            <text:p>0</text:p>
          </table:table-cell>
          <table:table-cell table:style-name="ce7" table:formula="of:=CEILING([.$H91];[.M91])" office:value-type="float" office:value="0">
            <text:p>0</text:p>
          </table:table-cell>
          <table:table-cell table:style-name="ce36" table:formula="of:=IF([.N91]*[.L91] &gt; 0; [.N91]*[.L91]; &quot;&quot;)">
            <text:p/>
          </table:table-cell>
          <table:table-cell table:style-name="ce24" table:formula="of:=[source.I91]" office:value-type="float" office:value="0">
            <text:p/>
          </table:table-cell>
          <table:table-cell table:style-name="ce30" table:formula="of:=[source.J91]" office:value-type="float" office:value="0">
            <text:p>0.000</text:p>
          </table:table-cell>
          <table:table-cell table:style-name="ce7" table:formula="of:=[source.K91]" office:value-type="float" office:value="0">
            <text:p>0</text:p>
          </table:table-cell>
          <table:table-cell table:style-name="ce7" table:formula="of:=CEILING([.$H91];[.R91])" office:value-type="float" office:value="0">
            <text:p>0</text:p>
          </table:table-cell>
          <table:table-cell table:style-name="ce36" table:formula="of:=IF([.S91]*[.Q91] &gt; 0; [.S91]*[.Q91]; &quot;&quot;)">
            <text:p/>
          </table:table-cell>
          <table:table-cell table:style-name="ce24" table:formula="of:=[source.L9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91]" office:value-type="float" office:value="0">
            <text:p>0</text:p>
          </table:table-cell>
          <table:table-cell table:style-name="ce7" table:formula="of:=CEILING([.$H91];[.W91])" office:value-type="float" office:value="0">
            <text:p>0</text:p>
          </table:table-cell>
          <table:table-cell table:style-name="ce36" table:formula="of:=IF([.X91]*[.V91] &gt; 0; [.X91]*[.V91]; &quot;&quot;)">
            <text:p/>
          </table:table-cell>
          <table:table-cell table:style-name="ce40" table:formula="of:=IF([.$A91] &lt;&gt; &quot;&quot;; IF(MIN([.$O91];[.$T91];[.$Y91]) = [.$O91]; [.$K$1]; IF(MIN([.$O91];[.$T91];[.$Y91]) = [.$T91]; [.$P$1]; IF(ISNUMBER([.$Y91]); [.$U$1]; &quot;NO PRICING&quot;))); &quot;&quot;)" office:value-type="string" office:string-value="NO PRICING">
            <text:p>NO PRICING</text:p>
          </table:table-cell>
          <table:table-cell table:style-name="ce45" table:formula="of:=IF([.$A91] &lt;&gt; &quot;&quot;; IF(MIN([.$O91];[.$T91];[.$Y91]) = [.$O91]; [.$K91]; IF(MIN([.$O91];[.$T91];[.$Y91]) = [.$T91]; [.$P91]; IF(ISNUMBER([.$Y91]); [.$U91]; &quot;NO PRICING&quot;))); &quot;&quot;)" office:value-type="string" office:string-value="NO PRICING">
            <text:p>NO PRICING</text:p>
          </table:table-cell>
          <table:table-cell table:style-name="ce48" table:formula="of:=IF([.$A91] &lt;&gt; &quot;&quot;; IF(MIN([.$O91];[.$T91];[.$Y91]) = [.$O91]; [.$N91]; IF(MIN([.$O91];[.$T91];[.$Y91]) = [.$T91]; [.$S91]; IF(ISNUMBER([.$Y91]); [.$X91]; &quot;NO PRICING&quot;))); &quot;&quot;)" office:value-type="string" office:string-value="NO PRICING">
            <text:p>NO PRICING</text:p>
          </table:table-cell>
          <table:table-cell table:style-name="ce51" table:formula="of:=IF([.$A91] &lt;&gt; &quot;&quot;; IF(MIN([.$O91];[.$T91];[.$Y91]) = [.$O91]; [.$O91]; IF(MIN([.$O91];[.$T91];[.$Y91]) = [.$T91]; [.$T91]; IF(ISNUMBER([.$Y91]); [.$Y9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2])" office:value-type="string" office:string-value="1MΩ resistor 0.25W">
            <text:p>1MΩ resistor 0.25W</text:p>
          </table:table-cell>
          <table:table-cell table:style-name="ce7" table:formula="of:=T([source.C92])" office:value-type="string" office:string-value="R-EU_0204/7">
            <text:p>R-EU_0204/7</text:p>
          </table:table-cell>
          <table:table-cell table:style-name="ce7" table:formula="of:=T([source.D92])" office:value-type="string" office:string-value="1MΩ resistor 0.25W">
            <text:p>1MΩ resistor 0.25W</text:p>
          </table:table-cell>
          <table:table-cell table:style-name="ce16" table:formula="of:=T([source.E73])">
            <text:p/>
          </table:table-cell>
          <table:table-cell table:style-name="ce7" table:formula="of:=[source.A92]" office:value-type="float" office:value="3">
            <text:p>3</text:p>
          </table:table-cell>
          <table:table-cell table:style-name="ce7" table:formula="of:=ROUND([.E92]* (1 + extra))" office:value-type="float" office:value="3">
            <text:p>3</text:p>
          </table:table-cell>
          <table:table-cell table:style-name="ce7" table:formula="of:=MAX([.F92];[.E92]+1)" office:value-type="float" office:value="4">
            <text:p>4</text:p>
          </table:table-cell>
          <table:table-cell table:style-name="ce18"/>
          <table:table-cell table:style-name="ce7" table:formula="of:=[.G92]-[.H92]" office:value-type="float" office:value="4">
            <text:p>4</text:p>
          </table:table-cell>
          <table:table-cell table:style-name="ce7"/>
          <table:table-cell table:style-name="ce24" table:formula="of:=[source.F92]" office:value-type="float" office:value="9339086">
            <text:p>9339086</text:p>
          </table:table-cell>
          <table:table-cell table:style-name="ce30" table:formula="of:=[source.G92]" office:value-type="float" office:value="0.011">
            <text:p>0.011</text:p>
          </table:table-cell>
          <table:table-cell table:style-name="ce7" table:formula="of:=[source.H92]" office:value-type="float" office:value="50">
            <text:p>50</text:p>
          </table:table-cell>
          <table:table-cell table:style-name="ce7" table:formula="of:=CEILING([.$H92];[.M92])" office:value-type="float" office:value="0">
            <text:p>0</text:p>
          </table:table-cell>
          <table:table-cell table:style-name="ce36" table:formula="of:=IF([.N92]*[.L92] &gt; 0; [.N92]*[.L92]; &quot;&quot;)">
            <text:p/>
          </table:table-cell>
          <table:table-cell table:style-name="ce24" table:formula="of:=[source.I92]" office:value-type="float" office:value="0">
            <text:p/>
          </table:table-cell>
          <table:table-cell table:style-name="ce30" table:formula="of:=[source.J92]" office:value-type="float" office:value="0">
            <text:p>0.000</text:p>
          </table:table-cell>
          <table:table-cell table:style-name="ce7" table:formula="of:=[source.K92]" office:value-type="float" office:value="0">
            <text:p>0</text:p>
          </table:table-cell>
          <table:table-cell table:style-name="ce7" table:formula="of:=CEILING([.$H92];[.R92])" office:value-type="float" office:value="0">
            <text:p>0</text:p>
          </table:table-cell>
          <table:table-cell table:style-name="ce36" table:formula="of:=IF([.S92]*[.Q92] &gt; 0; [.S92]*[.Q92]; &quot;&quot;)">
            <text:p/>
          </table:table-cell>
          <table:table-cell table:style-name="ce24" table:formula="of:=[source.L92]" office:value-type="string" office:string-value="131-615">
            <text:p>131-61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92]" office:value-type="float" office:value="10">
            <text:p>10</text:p>
          </table:table-cell>
          <table:table-cell table:style-name="ce7" table:formula="of:=CEILING([.$H92];[.W92])" office:value-type="float" office:value="0">
            <text:p>0</text:p>
          </table:table-cell>
          <table:table-cell table:style-name="ce36" table:formula="of:=IF([.X92]*[.V92] &gt; 0; [.X92]*[.V92]; &quot;&quot;)">
            <text:p/>
          </table:table-cell>
          <table:table-cell table:style-name="ce40" table:formula="of:=IF([.$A92] &lt;&gt; &quot;&quot;; IF(MIN([.$O92];[.$T92];[.$Y92]) = [.$O92]; [.$K$1]; IF(MIN([.$O92];[.$T92];[.$Y92]) = [.$T92]; [.$P$1]; IF(ISNUMBER([.$Y92]); [.$U$1]; &quot;NO PRICING&quot;))); &quot;&quot;)" office:value-type="string" office:string-value="NO PRICING">
            <text:p>NO PRICING</text:p>
          </table:table-cell>
          <table:table-cell table:style-name="ce45" table:formula="of:=IF([.$A92] &lt;&gt; &quot;&quot;; IF(MIN([.$O92];[.$T92];[.$Y92]) = [.$O92]; [.$K92]; IF(MIN([.$O92];[.$T92];[.$Y92]) = [.$T92]; [.$P92]; IF(ISNUMBER([.$Y92]); [.$U92]; &quot;NO PRICING&quot;))); &quot;&quot;)" office:value-type="string" office:string-value="NO PRICING">
            <text:p>NO PRICING</text:p>
          </table:table-cell>
          <table:table-cell table:style-name="ce48" table:formula="of:=IF([.$A92] &lt;&gt; &quot;&quot;; IF(MIN([.$O92];[.$T92];[.$Y92]) = [.$O92]; [.$N92]; IF(MIN([.$O92];[.$T92];[.$Y92]) = [.$T92]; [.$S92]; IF(ISNUMBER([.$Y92]); [.$X92]; &quot;NO PRICING&quot;))); &quot;&quot;)" office:value-type="string" office:string-value="NO PRICING">
            <text:p>NO PRICING</text:p>
          </table:table-cell>
          <table:table-cell table:style-name="ce51" table:formula="of:=IF([.$A92] &lt;&gt; &quot;&quot;; IF(MIN([.$O92];[.$T92];[.$Y92]) = [.$O92]; [.$O92]; IF(MIN([.$O92];[.$T92];[.$Y92]) = [.$T92]; [.$T92]; IF(ISNUMBER([.$Y92]); [.$Y92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2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3])" office:value-type="string" office:string-value="1kΩ resistor, 0.25W">
            <text:p>1kΩ resistor, 0.25W</text:p>
          </table:table-cell>
          <table:table-cell table:style-name="ce7" table:formula="of:=T([source.C93])" office:value-type="string" office:string-value="R-EU_0204/7">
            <text:p>R-EU_0204/7</text:p>
          </table:table-cell>
          <table:table-cell table:style-name="ce7" table:formula="of:=T([source.D93])" office:value-type="string" office:string-value="1kΩ resistor, 0.25W">
            <text:p>1kΩ resistor, 0.25W</text:p>
          </table:table-cell>
          <table:table-cell table:style-name="ce16" table:formula="of:=T([source.E76])">
            <text:p/>
          </table:table-cell>
          <table:table-cell table:style-name="ce7" table:formula="of:=[source.A93]" office:value-type="float" office:value="5">
            <text:p>5</text:p>
          </table:table-cell>
          <table:table-cell table:style-name="ce7" table:formula="of:=ROUND([.E93]* (1 + extra))" office:value-type="float" office:value="6">
            <text:p>6</text:p>
          </table:table-cell>
          <table:table-cell table:style-name="ce7" table:formula="of:=MAX([.F93];[.E93]+1)" office:value-type="float" office:value="6">
            <text:p>6</text:p>
          </table:table-cell>
          <table:table-cell table:style-name="ce18"/>
          <table:table-cell table:style-name="ce7" table:formula="of:=[.G93]-[.H93]" office:value-type="float" office:value="6">
            <text:p>6</text:p>
          </table:table-cell>
          <table:table-cell table:style-name="ce7"/>
          <table:table-cell table:style-name="ce24" table:formula="of:=[source.F93]" office:value-type="float" office:value="9339051">
            <text:p>9339051</text:p>
          </table:table-cell>
          <table:table-cell table:style-name="ce30" table:formula="of:=[source.G93]" office:value-type="float" office:value="0.011">
            <text:p>0.011</text:p>
          </table:table-cell>
          <table:table-cell table:style-name="ce7" table:formula="of:=[source.H93]" office:value-type="float" office:value="50">
            <text:p>50</text:p>
          </table:table-cell>
          <table:table-cell table:style-name="ce7" table:formula="of:=CEILING([.$H93];[.M93])" office:value-type="float" office:value="0">
            <text:p>0</text:p>
          </table:table-cell>
          <table:table-cell table:style-name="ce36" table:formula="of:=IF([.N93]*[.L93] &gt; 0; [.N93]*[.L93]; &quot;&quot;)">
            <text:p/>
          </table:table-cell>
          <table:table-cell table:style-name="ce24" table:formula="of:=[source.I93]" office:value-type="float" office:value="0">
            <text:p/>
          </table:table-cell>
          <table:table-cell table:style-name="ce30" table:formula="of:=[source.J93]" office:value-type="float" office:value="0">
            <text:p>0.000</text:p>
          </table:table-cell>
          <table:table-cell table:style-name="ce7" table:formula="of:=[source.K93]" office:value-type="float" office:value="0">
            <text:p>0</text:p>
          </table:table-cell>
          <table:table-cell table:style-name="ce7" table:formula="of:=CEILING([.$H93];[.R93])" office:value-type="float" office:value="0">
            <text:p>0</text:p>
          </table:table-cell>
          <table:table-cell table:style-name="ce36" table:formula="of:=IF([.S93]*[.Q93] &gt; 0; [.S93]*[.Q93]; &quot;&quot;)">
            <text:p/>
          </table:table-cell>
          <table:table-cell table:style-name="ce24" table:formula="of:=[source.L93]" office:value-type="string" office:string-value="131-255">
            <text:p>131-255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93]" office:value-type="float" office:value="10">
            <text:p>10</text:p>
          </table:table-cell>
          <table:table-cell table:style-name="ce7" table:formula="of:=CEILING([.$H93];[.W93])" office:value-type="float" office:value="0">
            <text:p>0</text:p>
          </table:table-cell>
          <table:table-cell table:style-name="ce36" table:formula="of:=IF([.X93]*[.V93] &gt; 0; [.X93]*[.V93]; &quot;&quot;)">
            <text:p/>
          </table:table-cell>
          <table:table-cell table:style-name="ce40" table:formula="of:=IF([.$A93] &lt;&gt; &quot;&quot;; IF(MIN([.$O93];[.$T93];[.$Y93]) = [.$O93]; [.$K$1]; IF(MIN([.$O93];[.$T93];[.$Y93]) = [.$T93]; [.$P$1]; IF(ISNUMBER([.$Y93]); [.$U$1]; &quot;NO PRICING&quot;))); &quot;&quot;)" office:value-type="string" office:string-value="NO PRICING">
            <text:p>NO PRICING</text:p>
          </table:table-cell>
          <table:table-cell table:style-name="ce45" table:formula="of:=IF([.$A93] &lt;&gt; &quot;&quot;; IF(MIN([.$O93];[.$T93];[.$Y93]) = [.$O93]; [.$K93]; IF(MIN([.$O93];[.$T93];[.$Y93]) = [.$T93]; [.$P93]; IF(ISNUMBER([.$Y93]); [.$U93]; &quot;NO PRICING&quot;))); &quot;&quot;)" office:value-type="string" office:string-value="NO PRICING">
            <text:p>NO PRICING</text:p>
          </table:table-cell>
          <table:table-cell table:style-name="ce48" table:formula="of:=IF([.$A93] &lt;&gt; &quot;&quot;; IF(MIN([.$O93];[.$T93];[.$Y93]) = [.$O93]; [.$N93]; IF(MIN([.$O93];[.$T93];[.$Y93]) = [.$T93]; [.$S93]; IF(ISNUMBER([.$Y93]); [.$X93]; &quot;NO PRICING&quot;))); &quot;&quot;)" office:value-type="string" office:string-value="NO PRICING">
            <text:p>NO PRICING</text:p>
          </table:table-cell>
          <table:table-cell table:style-name="ce51" table:formula="of:=IF([.$A93] &lt;&gt; &quot;&quot;; IF(MIN([.$O93];[.$T93];[.$Y93]) = [.$O93]; [.$O93]; IF(MIN([.$O93];[.$T93];[.$Y93]) = [.$T93]; [.$T93]; IF(ISNUMBER([.$Y93]); [.$Y9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4])" office:value-type="string" office:string-value="2k2">
            <text:p>2k2</text:p>
          </table:table-cell>
          <table:table-cell table:style-name="ce7" table:formula="of:=T([source.C94])" office:value-type="string" office:string-value="R-EU_0204/7">
            <text:p>R-EU_0204/7</text:p>
          </table:table-cell>
          <table:table-cell table:style-name="ce7" table:formula="of:=T([source.D94])">
            <text:p/>
          </table:table-cell>
          <table:table-cell table:style-name="ce16" table:formula="of:=T([source.E78])">
            <text:p/>
          </table:table-cell>
          <table:table-cell table:style-name="ce7" table:formula="of:=[source.A94]" office:value-type="float" office:value="4">
            <text:p>4</text:p>
          </table:table-cell>
          <table:table-cell table:style-name="ce7" table:formula="of:=ROUND([.E94]* (1 + extra))" office:value-type="float" office:value="4">
            <text:p>4</text:p>
          </table:table-cell>
          <table:table-cell table:style-name="ce7" table:formula="of:=MAX([.F94];[.E94]+1)" office:value-type="float" office:value="5">
            <text:p>5</text:p>
          </table:table-cell>
          <table:table-cell table:style-name="ce18"/>
          <table:table-cell table:style-name="ce7" table:formula="of:=[.G94]-[.H94]" office:value-type="float" office:value="5">
            <text:p>5</text:p>
          </table:table-cell>
          <table:table-cell table:style-name="ce7"/>
          <table:table-cell table:style-name="ce24" table:formula="of:=[source.F94]" office:value-type="float" office:value="9339302">
            <text:p>9339302</text:p>
          </table:table-cell>
          <table:table-cell table:style-name="ce30" table:formula="of:=[source.G94]" office:value-type="float" office:value="0.011">
            <text:p>0.011</text:p>
          </table:table-cell>
          <table:table-cell table:style-name="ce7" table:formula="of:=[source.H94]" office:value-type="float" office:value="50">
            <text:p>50</text:p>
          </table:table-cell>
          <table:table-cell table:style-name="ce7" table:formula="of:=CEILING([.$H94];[.M94])" office:value-type="float" office:value="0">
            <text:p>0</text:p>
          </table:table-cell>
          <table:table-cell table:style-name="ce36" table:formula="of:=IF([.N94]*[.L94] &gt; 0; [.N94]*[.L94]; &quot;&quot;)">
            <text:p/>
          </table:table-cell>
          <table:table-cell table:style-name="ce24" table:formula="of:=[source.I94]" office:value-type="float" office:value="0">
            <text:p/>
          </table:table-cell>
          <table:table-cell table:style-name="ce30" table:formula="of:=[source.J94]" office:value-type="float" office:value="0">
            <text:p>0.000</text:p>
          </table:table-cell>
          <table:table-cell table:style-name="ce7" table:formula="of:=[source.K94]" office:value-type="float" office:value="0">
            <text:p>0</text:p>
          </table:table-cell>
          <table:table-cell table:style-name="ce7" table:formula="of:=CEILING([.$H94];[.R94])" office:value-type="float" office:value="0">
            <text:p>0</text:p>
          </table:table-cell>
          <table:table-cell table:style-name="ce36" table:formula="of:=IF([.S94]*[.Q94] &gt; 0; [.S94]*[.Q94]; &quot;&quot;)">
            <text:p/>
          </table:table-cell>
          <table:table-cell table:style-name="ce24" table:formula="of:=[source.L9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94]" office:value-type="float" office:value="0">
            <text:p>0</text:p>
          </table:table-cell>
          <table:table-cell table:style-name="ce7" table:formula="of:=CEILING([.$H94];[.W94])" office:value-type="float" office:value="0">
            <text:p>0</text:p>
          </table:table-cell>
          <table:table-cell table:style-name="ce36" table:formula="of:=IF([.X94]*[.V94] &gt; 0; [.X94]*[.V94]; &quot;&quot;)">
            <text:p/>
          </table:table-cell>
          <table:table-cell table:style-name="ce40" table:formula="of:=IF([.$A94] &lt;&gt; &quot;&quot;; IF(MIN([.$O94];[.$T94];[.$Y94]) = [.$O94]; [.$K$1]; IF(MIN([.$O94];[.$T94];[.$Y94]) = [.$T94]; [.$P$1]; IF(ISNUMBER([.$Y94]); [.$U$1]; &quot;NO PRICING&quot;))); &quot;&quot;)" office:value-type="string" office:string-value="NO PRICING">
            <text:p>NO PRICING</text:p>
          </table:table-cell>
          <table:table-cell table:style-name="ce45" table:formula="of:=IF([.$A94] &lt;&gt; &quot;&quot;; IF(MIN([.$O94];[.$T94];[.$Y94]) = [.$O94]; [.$K94]; IF(MIN([.$O94];[.$T94];[.$Y94]) = [.$T94]; [.$P94]; IF(ISNUMBER([.$Y94]); [.$U94]; &quot;NO PRICING&quot;))); &quot;&quot;)" office:value-type="string" office:string-value="NO PRICING">
            <text:p>NO PRICING</text:p>
          </table:table-cell>
          <table:table-cell table:style-name="ce48" table:formula="of:=IF([.$A94] &lt;&gt; &quot;&quot;; IF(MIN([.$O94];[.$T94];[.$Y94]) = [.$O94]; [.$N94]; IF(MIN([.$O94];[.$T94];[.$Y94]) = [.$T94]; [.$S94]; IF(ISNUMBER([.$Y94]); [.$X94]; &quot;NO PRICING&quot;))); &quot;&quot;)" office:value-type="string" office:string-value="NO PRICING">
            <text:p>NO PRICING</text:p>
          </table:table-cell>
          <table:table-cell table:style-name="ce51" table:formula="of:=IF([.$A94] &lt;&gt; &quot;&quot;; IF(MIN([.$O94];[.$T94];[.$Y94]) = [.$O94]; [.$O94]; IF(MIN([.$O94];[.$T94];[.$Y94]) = [.$T94]; [.$T94]; IF(ISNUMBER([.$Y94]); [.$Y9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4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5])" office:value-type="string" office:string-value="4.7kΩ resistor, 0.25W">
            <text:p>4.7kΩ resistor, 0.25W</text:p>
          </table:table-cell>
          <table:table-cell table:style-name="ce7" table:formula="of:=T([source.C95])" office:value-type="string" office:string-value="R-EU_0204/7">
            <text:p>R-EU_0204/7</text:p>
          </table:table-cell>
          <table:table-cell table:style-name="ce7" table:formula="of:=T([source.D95])" office:value-type="string" office:string-value="4.7kΩ resistor, 0.25W">
            <text:p>4.7kΩ resistor, 0.25W</text:p>
          </table:table-cell>
          <table:table-cell table:style-name="ce16" table:formula="of:=T([source.E80])">
            <text:p/>
          </table:table-cell>
          <table:table-cell table:style-name="ce7" table:formula="of:=[source.A95]" office:value-type="float" office:value="44">
            <text:p>44</text:p>
          </table:table-cell>
          <table:table-cell table:style-name="ce7" table:formula="of:=ROUND([.E95]* (1 + extra))" office:value-type="float" office:value="48">
            <text:p>48</text:p>
          </table:table-cell>
          <table:table-cell table:style-name="ce7" table:formula="of:=MAX([.F95];[.E95]+1)" office:value-type="float" office:value="48">
            <text:p>48</text:p>
          </table:table-cell>
          <table:table-cell table:style-name="ce18" table:formula="of:=[.G95]" office:value-type="float" office:value="48">
            <text:p>48</text:p>
          </table:table-cell>
          <table:table-cell table:style-name="ce7" table:formula="of:=[.G95]-[.H95]" office:value-type="float" office:value="0">
            <text:p>0</text:p>
          </table:table-cell>
          <table:table-cell table:style-name="ce7"/>
          <table:table-cell table:style-name="ce24" table:formula="of:=[source.F95]" office:value-type="float" office:value="9339540">
            <text:p>9339540</text:p>
          </table:table-cell>
          <table:table-cell table:style-name="ce30" table:formula="of:=[source.G95]" office:value-type="float" office:value="0.011">
            <text:p>0.011</text:p>
          </table:table-cell>
          <table:table-cell table:style-name="ce7" table:formula="of:=[source.H95]" office:value-type="float" office:value="50">
            <text:p>50</text:p>
          </table:table-cell>
          <table:table-cell table:style-name="ce7" table:formula="of:=CEILING([.$H95];[.M95])" office:value-type="float" office:value="50">
            <text:p>50</text:p>
          </table:table-cell>
          <table:table-cell table:style-name="ce36" table:formula="of:=IF([.N95]*[.L95] &gt; 0; [.N95]*[.L95]; &quot;&quot;)" office:value-type="float" office:value="0.55">
            <text:p>0.55</text:p>
          </table:table-cell>
          <table:table-cell table:style-name="ce24" table:formula="of:=[source.I95]" office:value-type="float" office:value="0">
            <text:p/>
          </table:table-cell>
          <table:table-cell table:style-name="ce30" table:formula="of:=[source.J95]" office:value-type="float" office:value="0">
            <text:p>0.000</text:p>
          </table:table-cell>
          <table:table-cell table:style-name="ce7" table:formula="of:=[source.K95]" office:value-type="float" office:value="0">
            <text:p>0</text:p>
          </table:table-cell>
          <table:table-cell table:style-name="ce7" table:formula="of:=CEILING([.$H95];[.R95])" office:value-type="float" office:value="0">
            <text:p>0</text:p>
          </table:table-cell>
          <table:table-cell table:style-name="ce36" table:formula="of:=IF([.S95]*[.Q95] &gt; 0; [.S95]*[.Q95]; &quot;&quot;)">
            <text:p/>
          </table:table-cell>
          <table:table-cell table:style-name="ce24" table:formula="of:=[source.L95]" office:value-type="string" office:string-value="131-334">
            <text:p>131-334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95]" office:value-type="float" office:value="10">
            <text:p>10</text:p>
          </table:table-cell>
          <table:table-cell table:style-name="ce7" table:formula="of:=CEILING([.$H95];[.W95])" office:value-type="float" office:value="50">
            <text:p>50</text:p>
          </table:table-cell>
          <table:table-cell table:style-name="ce36" table:formula="of:=IF([.X95]*[.V95] &gt; 0; [.X95]*[.V95]; &quot;&quot;)" office:value-type="float" office:value="49950">
            <text:p>49,950.00</text:p>
          </table:table-cell>
          <table:table-cell table:style-name="ce40" table:formula="of:=IF([.$A95] &lt;&gt; &quot;&quot;; IF(MIN([.$O95];[.$T95];[.$Y95]) = [.$O95]; [.$K$1]; IF(MIN([.$O95];[.$T95];[.$Y95]) = [.$T95]; [.$P$1]; IF(ISNUMBER([.$Y95]); [.$U$1]; &quot;NO PRICING&quot;))); &quot;&quot;)" office:value-type="string" office:string-value="Farnell">
            <text:p>Farnell</text:p>
          </table:table-cell>
          <table:table-cell table:style-name="ce45" table:formula="of:=IF([.$A95] &lt;&gt; &quot;&quot;; IF(MIN([.$O95];[.$T95];[.$Y95]) = [.$O95]; [.$K95]; IF(MIN([.$O95];[.$T95];[.$Y95]) = [.$T95]; [.$P95]; IF(ISNUMBER([.$Y95]); [.$U95]; &quot;NO PRICING&quot;))); &quot;&quot;)" office:value-type="float" office:value="9339540">
            <text:p>9339540</text:p>
          </table:table-cell>
          <table:table-cell table:style-name="ce48" table:formula="of:=IF([.$A95] &lt;&gt; &quot;&quot;; IF(MIN([.$O95];[.$T95];[.$Y95]) = [.$O95]; [.$N95]; IF(MIN([.$O95];[.$T95];[.$Y95]) = [.$T95]; [.$S95]; IF(ISNUMBER([.$Y95]); [.$X95]; &quot;NO PRICING&quot;))); &quot;&quot;)" office:value-type="float" office:value="50">
            <text:p>50</text:p>
          </table:table-cell>
          <table:table-cell table:style-name="ce51" table:formula="of:=IF([.$A95] &lt;&gt; &quot;&quot;; IF(MIN([.$O95];[.$T95];[.$Y95]) = [.$O95]; [.$O95]; IF(MIN([.$O95];[.$T95];[.$Y95]) = [.$T95]; [.$T95]; IF(ISNUMBER([.$Y95]); [.$Y95]; &quot;NO PRICING&quot;))); &quot;&quot;)" office:value-type="float" office:value="0.55">
            <text:p>0.55</text:p>
          </table:table-cell>
          <table:table-cell table:style-name="ce55" office:value-type="string">
            <text:p>OK</text:p>
          </table:table-cell>
          <table:table-cell table:style-name="ce7" table:formula="of:=[.H95]" office:value-type="float" office:value="48">
            <text:p>48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6])" office:value-type="string" office:string-value="10MΩ resistor, 0.25W">
            <text:p>10MΩ resistor, 0.25W</text:p>
          </table:table-cell>
          <table:table-cell table:style-name="ce7" table:formula="of:=T([source.C96])" office:value-type="string" office:string-value="R-EU_0204/7">
            <text:p>R-EU_0204/7</text:p>
          </table:table-cell>
          <table:table-cell table:style-name="ce7" table:formula="of:=T([source.D96])" office:value-type="string" office:string-value="10MΩ resistor, 0.25W">
            <text:p>10MΩ resistor, 0.25W</text:p>
          </table:table-cell>
          <table:table-cell table:style-name="ce16" table:formula="of:=T([source.E84])">
            <text:p/>
          </table:table-cell>
          <table:table-cell table:style-name="ce7" table:formula="of:=[source.A96]" office:value-type="float" office:value="2">
            <text:p>2</text:p>
          </table:table-cell>
          <table:table-cell table:style-name="ce7" table:formula="of:=ROUND([.E96]* (1 + extra))" office:value-type="float" office:value="2">
            <text:p>2</text:p>
          </table:table-cell>
          <table:table-cell table:style-name="ce7" table:formula="of:=MAX([.F96];[.E96]+1)" office:value-type="float" office:value="3">
            <text:p>3</text:p>
          </table:table-cell>
          <table:table-cell table:style-name="ce18"/>
          <table:table-cell table:style-name="ce7" table:formula="of:=[.G96]-[.H96]" office:value-type="float" office:value="3">
            <text:p>3</text:p>
          </table:table-cell>
          <table:table-cell table:style-name="ce7"/>
          <table:table-cell table:style-name="ce24" table:formula="of:=[source.F96]" office:value-type="float" office:value="1186248">
            <text:p>1186248</text:p>
          </table:table-cell>
          <table:table-cell table:style-name="ce30" table:formula="of:=[source.G96]" office:value-type="float" office:value="0.012">
            <text:p>0.012</text:p>
          </table:table-cell>
          <table:table-cell table:style-name="ce7" table:formula="of:=[source.H96]" office:value-type="float" office:value="50">
            <text:p>50</text:p>
          </table:table-cell>
          <table:table-cell table:style-name="ce7" table:formula="of:=CEILING([.$H96];[.M96])" office:value-type="float" office:value="0">
            <text:p>0</text:p>
          </table:table-cell>
          <table:table-cell table:style-name="ce36" table:formula="of:=IF([.N96]*[.L96] &gt; 0; [.N96]*[.L96]; &quot;&quot;)">
            <text:p/>
          </table:table-cell>
          <table:table-cell table:style-name="ce24" table:formula="of:=[source.I96]" office:value-type="float" office:value="0">
            <text:p/>
          </table:table-cell>
          <table:table-cell table:style-name="ce30" table:formula="of:=[source.J96]" office:value-type="float" office:value="0">
            <text:p>0.000</text:p>
          </table:table-cell>
          <table:table-cell table:style-name="ce7" table:formula="of:=[source.K96]" office:value-type="float" office:value="0">
            <text:p>0</text:p>
          </table:table-cell>
          <table:table-cell table:style-name="ce7" table:formula="of:=CEILING([.$H96];[.R96])" office:value-type="float" office:value="0">
            <text:p>0</text:p>
          </table:table-cell>
          <table:table-cell table:style-name="ce36" table:formula="of:=IF([.S96]*[.Q96] &gt; 0; [.S96]*[.Q96]; &quot;&quot;)">
            <text:p/>
          </table:table-cell>
          <table:table-cell table:style-name="ce24" table:formula="of:=[source.L96]" office:value-type="string" office:string-value="135-667">
            <text:p>135-667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96]" office:value-type="float" office:value="10">
            <text:p>10</text:p>
          </table:table-cell>
          <table:table-cell table:style-name="ce7" table:formula="of:=CEILING([.$H96];[.W96])" office:value-type="float" office:value="0">
            <text:p>0</text:p>
          </table:table-cell>
          <table:table-cell table:style-name="ce36" table:formula="of:=IF([.X96]*[.V96] &gt; 0; [.X96]*[.V96]; &quot;&quot;)">
            <text:p/>
          </table:table-cell>
          <table:table-cell table:style-name="ce40" table:formula="of:=IF([.$A96] &lt;&gt; &quot;&quot;; IF(MIN([.$O96];[.$T96];[.$Y96]) = [.$O96]; [.$K$1]; IF(MIN([.$O96];[.$T96];[.$Y96]) = [.$T96]; [.$P$1]; IF(ISNUMBER([.$Y96]); [.$U$1]; &quot;NO PRICING&quot;))); &quot;&quot;)" office:value-type="string" office:string-value="NO PRICING">
            <text:p>NO PRICING</text:p>
          </table:table-cell>
          <table:table-cell table:style-name="ce45" table:formula="of:=IF([.$A96] &lt;&gt; &quot;&quot;; IF(MIN([.$O96];[.$T96];[.$Y96]) = [.$O96]; [.$K96]; IF(MIN([.$O96];[.$T96];[.$Y96]) = [.$T96]; [.$P96]; IF(ISNUMBER([.$Y96]); [.$U96]; &quot;NO PRICING&quot;))); &quot;&quot;)" office:value-type="string" office:string-value="NO PRICING">
            <text:p>NO PRICING</text:p>
          </table:table-cell>
          <table:table-cell table:style-name="ce48" table:formula="of:=IF([.$A96] &lt;&gt; &quot;&quot;; IF(MIN([.$O96];[.$T96];[.$Y96]) = [.$O96]; [.$N96]; IF(MIN([.$O96];[.$T96];[.$Y96]) = [.$T96]; [.$S96]; IF(ISNUMBER([.$Y96]); [.$X96]; &quot;NO PRICING&quot;))); &quot;&quot;)" office:value-type="string" office:string-value="NO PRICING">
            <text:p>NO PRICING</text:p>
          </table:table-cell>
          <table:table-cell table:style-name="ce51" table:formula="of:=IF([.$A96] &lt;&gt; &quot;&quot;; IF(MIN([.$O96];[.$T96];[.$Y96]) = [.$O96]; [.$O96]; IF(MIN([.$O96];[.$T96];[.$Y96]) = [.$T96]; [.$T96]; IF(ISNUMBER([.$Y96]); [.$Y9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6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7])" office:value-type="string" office:string-value="10Ω, ¼W Resistor">
            <text:p>10Ω, ¼W Resistor</text:p>
          </table:table-cell>
          <table:table-cell table:style-name="ce7" table:formula="of:=T([source.C97])" office:value-type="string" office:string-value="R-EU_0204/7">
            <text:p>R-EU_0204/7</text:p>
          </table:table-cell>
          <table:table-cell table:style-name="ce7" table:formula="of:=T([source.D97])" office:value-type="string" office:string-value="10Ω, ¼W Resistor">
            <text:p>10Ω, ¼W Resistor</text:p>
          </table:table-cell>
          <table:table-cell table:style-name="ce16" table:formula="of:=T([source.E94])" office:value-type="string" office:string-value="2.2kΩ, ¼W resistor">
            <text:p>2.2kΩ, ¼W resistor</text:p>
          </table:table-cell>
          <table:table-cell table:style-name="ce7" table:formula="of:=[source.A97]" office:value-type="float" office:value="2">
            <text:p>2</text:p>
          </table:table-cell>
          <table:table-cell table:style-name="ce7" table:formula="of:=ROUND([.E97]* (1 + extra))" office:value-type="float" office:value="2">
            <text:p>2</text:p>
          </table:table-cell>
          <table:table-cell table:style-name="ce7" table:formula="of:=MAX([.F97];[.E97]+1)" office:value-type="float" office:value="3">
            <text:p>3</text:p>
          </table:table-cell>
          <table:table-cell table:style-name="ce18"/>
          <table:table-cell table:style-name="ce7" table:formula="of:=[.G97]-[.H97]" office:value-type="float" office:value="3">
            <text:p>3</text:p>
          </table:table-cell>
          <table:table-cell table:style-name="ce7"/>
          <table:table-cell table:style-name="ce24" table:formula="of:=[source.F97]" office:value-type="float" office:value="9339035">
            <text:p>9339035</text:p>
          </table:table-cell>
          <table:table-cell table:style-name="ce30" table:formula="of:=[source.G97]" office:value-type="float" office:value="0.011">
            <text:p>0.011</text:p>
          </table:table-cell>
          <table:table-cell table:style-name="ce7" table:formula="of:=[source.H97]" office:value-type="float" office:value="50">
            <text:p>50</text:p>
          </table:table-cell>
          <table:table-cell table:style-name="ce7" table:formula="of:=CEILING([.$H97];[.M97])" office:value-type="float" office:value="0">
            <text:p>0</text:p>
          </table:table-cell>
          <table:table-cell table:style-name="ce36" table:formula="of:=IF([.N97]*[.L97] &gt; 0; [.N97]*[.L97]; &quot;&quot;)">
            <text:p/>
          </table:table-cell>
          <table:table-cell table:style-name="ce24" table:formula="of:=[source.I97]" office:value-type="float" office:value="0">
            <text:p/>
          </table:table-cell>
          <table:table-cell table:style-name="ce30" table:formula="of:=[source.J97]" office:value-type="float" office:value="0">
            <text:p>0.000</text:p>
          </table:table-cell>
          <table:table-cell table:style-name="ce7" table:formula="of:=[source.K97]" office:value-type="float" office:value="0">
            <text:p>0</text:p>
          </table:table-cell>
          <table:table-cell table:style-name="ce7" table:formula="of:=CEILING([.$H97];[.R97])" office:value-type="float" office:value="0">
            <text:p>0</text:p>
          </table:table-cell>
          <table:table-cell table:style-name="ce36" table:formula="of:=IF([.S97]*[.Q97] &gt; 0; [.S97]*[.Q97]; &quot;&quot;)">
            <text:p/>
          </table:table-cell>
          <table:table-cell table:style-name="ce24" table:formula="of:=[source.L9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97]" office:value-type="float" office:value="0">
            <text:p>0</text:p>
          </table:table-cell>
          <table:table-cell table:style-name="ce7" table:formula="of:=CEILING([.$H97];[.W97])" office:value-type="float" office:value="0">
            <text:p>0</text:p>
          </table:table-cell>
          <table:table-cell table:style-name="ce36" table:formula="of:=IF([.X97]*[.V97] &gt; 0; [.X97]*[.V97]; &quot;&quot;)">
            <text:p/>
          </table:table-cell>
          <table:table-cell table:style-name="ce40" table:formula="of:=IF([.$A97] &lt;&gt; &quot;&quot;; IF(MIN([.$O97];[.$T97];[.$Y97]) = [.$O97]; [.$K$1]; IF(MIN([.$O97];[.$T97];[.$Y97]) = [.$T97]; [.$P$1]; IF(ISNUMBER([.$Y97]); [.$U$1]; &quot;NO PRICING&quot;))); &quot;&quot;)" office:value-type="string" office:string-value="NO PRICING">
            <text:p>NO PRICING</text:p>
          </table:table-cell>
          <table:table-cell table:style-name="ce45" table:formula="of:=IF([.$A97] &lt;&gt; &quot;&quot;; IF(MIN([.$O97];[.$T97];[.$Y97]) = [.$O97]; [.$K97]; IF(MIN([.$O97];[.$T97];[.$Y97]) = [.$T97]; [.$P97]; IF(ISNUMBER([.$Y97]); [.$U97]; &quot;NO PRICING&quot;))); &quot;&quot;)" office:value-type="string" office:string-value="NO PRICING">
            <text:p>NO PRICING</text:p>
          </table:table-cell>
          <table:table-cell table:style-name="ce48" table:formula="of:=IF([.$A97] &lt;&gt; &quot;&quot;; IF(MIN([.$O97];[.$T97];[.$Y97]) = [.$O97]; [.$N97]; IF(MIN([.$O97];[.$T97];[.$Y97]) = [.$T97]; [.$S97]; IF(ISNUMBER([.$Y97]); [.$X97]; &quot;NO PRICING&quot;))); &quot;&quot;)" office:value-type="string" office:string-value="NO PRICING">
            <text:p>NO PRICING</text:p>
          </table:table-cell>
          <table:table-cell table:style-name="ce51" table:formula="of:=IF([.$A97] &lt;&gt; &quot;&quot;; IF(MIN([.$O97];[.$T97];[.$Y97]) = [.$O97]; [.$O97]; IF(MIN([.$O97];[.$T97];[.$Y97]) = [.$T97]; [.$T97]; IF(ISNUMBER([.$Y97]); [.$Y97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7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8])" office:value-type="string" office:string-value="10k">
            <text:p>10k</text:p>
          </table:table-cell>
          <table:table-cell table:style-name="ce7" table:formula="of:=T([source.C98])" office:value-type="string" office:string-value="R-EU_0204/7">
            <text:p>R-EU_0204/7</text:p>
          </table:table-cell>
          <table:table-cell table:style-name="ce7" table:formula="of:=T([source.D98])">
            <text:p/>
          </table:table-cell>
          <table:table-cell table:style-name="ce16" table:formula="of:=T([source.E82])">
            <text:p/>
          </table:table-cell>
          <table:table-cell table:style-name="ce7" table:formula="of:=[source.A98]" office:value-type="float" office:value="12">
            <text:p>12</text:p>
          </table:table-cell>
          <table:table-cell table:style-name="ce7" table:formula="of:=ROUND([.E98]* (1 + extra))" office:value-type="float" office:value="13">
            <text:p>13</text:p>
          </table:table-cell>
          <table:table-cell table:style-name="ce7" table:formula="of:=MAX([.F98];[.E98]+1)" office:value-type="float" office:value="13">
            <text:p>13</text:p>
          </table:table-cell>
          <table:table-cell table:style-name="ce18"/>
          <table:table-cell table:style-name="ce7" table:formula="of:=[.G98]-[.H98]" office:value-type="float" office:value="13">
            <text:p>13</text:p>
          </table:table-cell>
          <table:table-cell table:style-name="ce7"/>
          <table:table-cell table:style-name="ce24" table:formula="of:=[source.F98]" office:value-type="float" office:value="9339060">
            <text:p>9339060</text:p>
          </table:table-cell>
          <table:table-cell table:style-name="ce30" table:formula="of:=[source.G98]" office:value-type="float" office:value="0.011">
            <text:p>0.011</text:p>
          </table:table-cell>
          <table:table-cell table:style-name="ce7" table:formula="of:=[source.H98]" office:value-type="float" office:value="50">
            <text:p>50</text:p>
          </table:table-cell>
          <table:table-cell table:style-name="ce7" table:formula="of:=CEILING([.$H98];[.M98])" office:value-type="float" office:value="0">
            <text:p>0</text:p>
          </table:table-cell>
          <table:table-cell table:style-name="ce36" table:formula="of:=IF([.N98]*[.L98] &gt; 0; [.N98]*[.L98]; &quot;&quot;)">
            <text:p/>
          </table:table-cell>
          <table:table-cell table:style-name="ce24" table:formula="of:=[source.I98]" office:value-type="float" office:value="0">
            <text:p/>
          </table:table-cell>
          <table:table-cell table:style-name="ce30" table:formula="of:=[source.J98]" office:value-type="float" office:value="0">
            <text:p>0.000</text:p>
          </table:table-cell>
          <table:table-cell table:style-name="ce7" table:formula="of:=[source.K98]" office:value-type="float" office:value="0">
            <text:p>0</text:p>
          </table:table-cell>
          <table:table-cell table:style-name="ce7" table:formula="of:=CEILING([.$H98];[.R98])" office:value-type="float" office:value="0">
            <text:p>0</text:p>
          </table:table-cell>
          <table:table-cell table:style-name="ce36" table:formula="of:=IF([.S98]*[.Q98] &gt; 0; [.S98]*[.Q98]; &quot;&quot;)">
            <text:p/>
          </table:table-cell>
          <table:table-cell table:style-name="ce24" table:formula="of:=[source.L9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98]" office:value-type="float" office:value="0">
            <text:p>0</text:p>
          </table:table-cell>
          <table:table-cell table:style-name="ce7" table:formula="of:=CEILING([.$H98];[.W98])" office:value-type="float" office:value="0">
            <text:p>0</text:p>
          </table:table-cell>
          <table:table-cell table:style-name="ce36" table:formula="of:=IF([.X98]*[.V98] &gt; 0; [.X98]*[.V98]; &quot;&quot;)">
            <text:p/>
          </table:table-cell>
          <table:table-cell table:style-name="ce40" table:formula="of:=IF([.$A98] &lt;&gt; &quot;&quot;; IF(MIN([.$O98];[.$T98];[.$Y98]) = [.$O98]; [.$K$1]; IF(MIN([.$O98];[.$T98];[.$Y98]) = [.$T98]; [.$P$1]; IF(ISNUMBER([.$Y98]); [.$U$1]; &quot;NO PRICING&quot;))); &quot;&quot;)" office:value-type="string" office:string-value="NO PRICING">
            <text:p>NO PRICING</text:p>
          </table:table-cell>
          <table:table-cell table:style-name="ce45" table:formula="of:=IF([.$A98] &lt;&gt; &quot;&quot;; IF(MIN([.$O98];[.$T98];[.$Y98]) = [.$O98]; [.$K98]; IF(MIN([.$O98];[.$T98];[.$Y98]) = [.$T98]; [.$P98]; IF(ISNUMBER([.$Y98]); [.$U98]; &quot;NO PRICING&quot;))); &quot;&quot;)" office:value-type="string" office:string-value="NO PRICING">
            <text:p>NO PRICING</text:p>
          </table:table-cell>
          <table:table-cell table:style-name="ce48" table:formula="of:=IF([.$A98] &lt;&gt; &quot;&quot;; IF(MIN([.$O98];[.$T98];[.$Y98]) = [.$O98]; [.$N98]; IF(MIN([.$O98];[.$T98];[.$Y98]) = [.$T98]; [.$S98]; IF(ISNUMBER([.$Y98]); [.$X98]; &quot;NO PRICING&quot;))); &quot;&quot;)" office:value-type="string" office:string-value="NO PRICING">
            <text:p>NO PRICING</text:p>
          </table:table-cell>
          <table:table-cell table:style-name="ce51" table:formula="of:=IF([.$A98] &lt;&gt; &quot;&quot;; IF(MIN([.$O98];[.$T98];[.$Y98]) = [.$O98]; [.$O98]; IF(MIN([.$O98];[.$T98];[.$Y98]) = [.$T98]; [.$T98]; IF(ISNUMBER([.$Y98]); [.$Y98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8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99])" office:value-type="string" office:string-value="27kΩ, ¼W Resistor">
            <text:p>27kΩ, ¼W Resistor</text:p>
          </table:table-cell>
          <table:table-cell table:style-name="ce7" table:formula="of:=T([source.C99])" office:value-type="string" office:string-value="R-EU_0204/7">
            <text:p>R-EU_0204/7</text:p>
          </table:table-cell>
          <table:table-cell table:style-name="ce7" table:formula="of:=T([source.D99])" office:value-type="string" office:string-value="27kΩ, ¼W Resistor">
            <text:p>27kΩ, ¼W Resistor</text:p>
          </table:table-cell>
          <table:table-cell table:style-name="ce16" table:formula="of:=T([source.E81])">
            <text:p/>
          </table:table-cell>
          <table:table-cell table:style-name="ce7" table:formula="of:=[source.A99]" office:value-type="float" office:value="2">
            <text:p>2</text:p>
          </table:table-cell>
          <table:table-cell table:style-name="ce7" table:formula="of:=ROUND([.E99]* (1 + extra))" office:value-type="float" office:value="2">
            <text:p>2</text:p>
          </table:table-cell>
          <table:table-cell table:style-name="ce7" table:formula="of:=MAX([.F99];[.E99]+1)" office:value-type="float" office:value="3">
            <text:p>3</text:p>
          </table:table-cell>
          <table:table-cell table:style-name="ce18"/>
          <table:table-cell table:style-name="ce7" table:formula="of:=[.G99]-[.H99]" office:value-type="float" office:value="3">
            <text:p>3</text:p>
          </table:table-cell>
          <table:table-cell table:style-name="ce7"/>
          <table:table-cell table:style-name="ce24" table:formula="of:=[source.F99]" office:value-type="float" office:value="9339370">
            <text:p>9339370</text:p>
          </table:table-cell>
          <table:table-cell table:style-name="ce30" table:formula="of:=[source.G99]" office:value-type="float" office:value="0.011">
            <text:p>0.011</text:p>
          </table:table-cell>
          <table:table-cell table:style-name="ce7" table:formula="of:=[source.H99]" office:value-type="float" office:value="50">
            <text:p>50</text:p>
          </table:table-cell>
          <table:table-cell table:style-name="ce7" table:formula="of:=CEILING([.$H99];[.M99])" office:value-type="float" office:value="0">
            <text:p>0</text:p>
          </table:table-cell>
          <table:table-cell table:style-name="ce36" table:formula="of:=IF([.N99]*[.L99] &gt; 0; [.N99]*[.L99]; &quot;&quot;)">
            <text:p/>
          </table:table-cell>
          <table:table-cell table:style-name="ce24" table:formula="of:=[source.I99]" office:value-type="float" office:value="0">
            <text:p/>
          </table:table-cell>
          <table:table-cell table:style-name="ce30" table:formula="of:=[source.J99]" office:value-type="float" office:value="0">
            <text:p>0.000</text:p>
          </table:table-cell>
          <table:table-cell table:style-name="ce7" table:formula="of:=[source.K99]" office:value-type="float" office:value="0">
            <text:p>0</text:p>
          </table:table-cell>
          <table:table-cell table:style-name="ce7" table:formula="of:=CEILING([.$H99];[.R99])" office:value-type="float" office:value="0">
            <text:p>0</text:p>
          </table:table-cell>
          <table:table-cell table:style-name="ce36" table:formula="of:=IF([.S99]*[.Q99] &gt; 0; [.S99]*[.Q99]; &quot;&quot;)">
            <text:p/>
          </table:table-cell>
          <table:table-cell table:style-name="ce24" table:formula="of:=[source.L9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99]" office:value-type="float" office:value="0">
            <text:p>0</text:p>
          </table:table-cell>
          <table:table-cell table:style-name="ce7" table:formula="of:=CEILING([.$H99];[.W99])" office:value-type="float" office:value="0">
            <text:p>0</text:p>
          </table:table-cell>
          <table:table-cell table:style-name="ce36" table:formula="of:=IF([.X99]*[.V99] &gt; 0; [.X99]*[.V99]; &quot;&quot;)">
            <text:p/>
          </table:table-cell>
          <table:table-cell table:style-name="ce40" table:formula="of:=IF([.$A99] &lt;&gt; &quot;&quot;; IF(MIN([.$O99];[.$T99];[.$Y99]) = [.$O99]; [.$K$1]; IF(MIN([.$O99];[.$T99];[.$Y99]) = [.$T99]; [.$P$1]; IF(ISNUMBER([.$Y99]); [.$U$1]; &quot;NO PRICING&quot;))); &quot;&quot;)" office:value-type="string" office:string-value="NO PRICING">
            <text:p>NO PRICING</text:p>
          </table:table-cell>
          <table:table-cell table:style-name="ce45" table:formula="of:=IF([.$A99] &lt;&gt; &quot;&quot;; IF(MIN([.$O99];[.$T99];[.$Y99]) = [.$O99]; [.$K99]; IF(MIN([.$O99];[.$T99];[.$Y99]) = [.$T99]; [.$P99]; IF(ISNUMBER([.$Y99]); [.$U99]; &quot;NO PRICING&quot;))); &quot;&quot;)" office:value-type="string" office:string-value="NO PRICING">
            <text:p>NO PRICING</text:p>
          </table:table-cell>
          <table:table-cell table:style-name="ce48" table:formula="of:=IF([.$A99] &lt;&gt; &quot;&quot;; IF(MIN([.$O99];[.$T99];[.$Y99]) = [.$O99]; [.$N99]; IF(MIN([.$O99];[.$T99];[.$Y99]) = [.$T99]; [.$S99]; IF(ISNUMBER([.$Y99]); [.$X99]; &quot;NO PRICING&quot;))); &quot;&quot;)" office:value-type="string" office:string-value="NO PRICING">
            <text:p>NO PRICING</text:p>
          </table:table-cell>
          <table:table-cell table:style-name="ce51" table:formula="of:=IF([.$A99] &lt;&gt; &quot;&quot;; IF(MIN([.$O99];[.$T99];[.$Y99]) = [.$O99]; [.$O99]; IF(MIN([.$O99];[.$T99];[.$Y99]) = [.$T99]; [.$T99]; IF(ISNUMBER([.$Y99]); [.$Y99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99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0])" office:value-type="string" office:string-value="100Ω resistor, 0.25W">
            <text:p>100Ω resistor, 0.25W</text:p>
          </table:table-cell>
          <table:table-cell table:style-name="ce7" table:formula="of:=T([source.C100])" office:value-type="string" office:string-value="R-EU_0204/7">
            <text:p>R-EU_0204/7</text:p>
          </table:table-cell>
          <table:table-cell table:style-name="ce7" table:formula="of:=T([source.D100])" office:value-type="string" office:string-value="100Ω resistor, 0.25W">
            <text:p>100Ω resistor, 0.25W</text:p>
          </table:table-cell>
          <table:table-cell table:style-name="ce16" table:formula="of:=T([source.E77])">
            <text:p/>
          </table:table-cell>
          <table:table-cell table:style-name="ce7" table:formula="of:=[source.A100]" office:value-type="float" office:value="1">
            <text:p>1</text:p>
          </table:table-cell>
          <table:table-cell table:style-name="ce7" table:formula="of:=ROUND([.E100]* (1 + extra))" office:value-type="float" office:value="1">
            <text:p>1</text:p>
          </table:table-cell>
          <table:table-cell table:style-name="ce7" table:formula="of:=MAX([.F100];[.E100]+1)" office:value-type="float" office:value="2">
            <text:p>2</text:p>
          </table:table-cell>
          <table:table-cell table:style-name="ce18" table:formula="of:=[.G100]" office:value-type="float" office:value="2">
            <text:p>2</text:p>
          </table:table-cell>
          <table:table-cell table:style-name="ce7" table:formula="of:=[.G100]-[.H100]" office:value-type="float" office:value="0">
            <text:p>0</text:p>
          </table:table-cell>
          <table:table-cell table:style-name="ce7"/>
          <table:table-cell table:style-name="ce24" table:formula="of:=[source.F100]" office:value-type="float" office:value="9339043">
            <text:p>9339043</text:p>
          </table:table-cell>
          <table:table-cell table:style-name="ce30" table:formula="of:=[source.G100]" office:value-type="float" office:value="0.011">
            <text:p>0.011</text:p>
          </table:table-cell>
          <table:table-cell table:style-name="ce7" table:formula="of:=[source.H100]" office:value-type="float" office:value="50">
            <text:p>50</text:p>
          </table:table-cell>
          <table:table-cell table:style-name="ce7" table:formula="of:=CEILING([.$H100];[.M100])" office:value-type="float" office:value="50">
            <text:p>50</text:p>
          </table:table-cell>
          <table:table-cell table:style-name="ce36" table:formula="of:=IF([.N100]*[.L100] &gt; 0; [.N100]*[.L100]; &quot;&quot;)" office:value-type="float" office:value="0.55">
            <text:p>0.55</text:p>
          </table:table-cell>
          <table:table-cell table:style-name="ce24" table:formula="of:=[source.I100]" office:value-type="float" office:value="0">
            <text:p/>
          </table:table-cell>
          <table:table-cell table:style-name="ce30" table:formula="of:=[source.J100]" office:value-type="float" office:value="0">
            <text:p>0.000</text:p>
          </table:table-cell>
          <table:table-cell table:style-name="ce7" table:formula="of:=[source.K100]" office:value-type="float" office:value="0">
            <text:p>0</text:p>
          </table:table-cell>
          <table:table-cell table:style-name="ce7" table:formula="of:=CEILING([.$H100];[.R100])" office:value-type="float" office:value="0">
            <text:p>0</text:p>
          </table:table-cell>
          <table:table-cell table:style-name="ce36" table:formula="of:=IF([.S100]*[.Q100] &gt; 0; [.S100]*[.Q100]; &quot;&quot;)">
            <text:p/>
          </table:table-cell>
          <table:table-cell table:style-name="ce24" table:formula="of:=[source.L100]" office:value-type="string" office:string-value="131-132">
            <text:p>131-13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00]" office:value-type="float" office:value="10">
            <text:p>10</text:p>
          </table:table-cell>
          <table:table-cell table:style-name="ce7" table:formula="of:=CEILING([.$H100];[.W100])" office:value-type="float" office:value="10">
            <text:p>10</text:p>
          </table:table-cell>
          <table:table-cell table:style-name="ce36" table:formula="of:=IF([.X100]*[.V100] &gt; 0; [.X100]*[.V100]; &quot;&quot;)" office:value-type="float" office:value="9990">
            <text:p>9,990.00</text:p>
          </table:table-cell>
          <table:table-cell table:style-name="ce40" table:formula="of:=IF([.$A100] &lt;&gt; &quot;&quot;; IF(MIN([.$O100];[.$T100];[.$Y100]) = [.$O100]; [.$K$1]; IF(MIN([.$O100];[.$T100];[.$Y100]) = [.$T100]; [.$P$1]; IF(ISNUMBER([.$Y100]); [.$U$1]; &quot;NO PRICING&quot;))); &quot;&quot;)" office:value-type="string" office:string-value="Farnell">
            <text:p>Farnell</text:p>
          </table:table-cell>
          <table:table-cell table:style-name="ce45" table:formula="of:=IF([.$A100] &lt;&gt; &quot;&quot;; IF(MIN([.$O100];[.$T100];[.$Y100]) = [.$O100]; [.$K100]; IF(MIN([.$O100];[.$T100];[.$Y100]) = [.$T100]; [.$P100]; IF(ISNUMBER([.$Y100]); [.$U100]; &quot;NO PRICING&quot;))); &quot;&quot;)" office:value-type="float" office:value="9339043">
            <text:p>9339043</text:p>
          </table:table-cell>
          <table:table-cell table:style-name="ce48" table:formula="of:=IF([.$A100] &lt;&gt; &quot;&quot;; IF(MIN([.$O100];[.$T100];[.$Y100]) = [.$O100]; [.$N100]; IF(MIN([.$O100];[.$T100];[.$Y100]) = [.$T100]; [.$S100]; IF(ISNUMBER([.$Y100]); [.$X100]; &quot;NO PRICING&quot;))); &quot;&quot;)" office:value-type="float" office:value="50">
            <text:p>50</text:p>
          </table:table-cell>
          <table:table-cell table:style-name="ce51" table:formula="of:=IF([.$A100] &lt;&gt; &quot;&quot;; IF(MIN([.$O100];[.$T100];[.$Y100]) = [.$O100]; [.$O100]; IF(MIN([.$O100];[.$T100];[.$Y100]) = [.$T100]; [.$T100]; IF(ISNUMBER([.$Y100]); [.$Y100]; &quot;NO PRICING&quot;))); &quot;&quot;)" office:value-type="float" office:value="0.55">
            <text:p>0.55</text:p>
          </table:table-cell>
          <table:table-cell table:style-name="ce55" office:value-type="string">
            <text:p>OK</text:p>
          </table:table-cell>
          <table:table-cell table:style-name="ce7" table:formula="of:=[.H100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1])" office:value-type="string" office:string-value="300kΩ resistor, 0.25W">
            <text:p>300kΩ resistor, 0.25W</text:p>
          </table:table-cell>
          <table:table-cell table:style-name="ce7" table:formula="of:=T([source.C101])" office:value-type="string" office:string-value="R-EU_0204/7">
            <text:p>R-EU_0204/7</text:p>
          </table:table-cell>
          <table:table-cell table:style-name="ce7" table:formula="of:=T([source.D101])" office:value-type="string" office:string-value="300kΩ resistor, 0.25W">
            <text:p>300kΩ resistor, 0.25W</text:p>
          </table:table-cell>
          <table:table-cell table:style-name="ce16" table:formula="of:=T([source.E95])">
            <text:p/>
          </table:table-cell>
          <table:table-cell table:style-name="ce7" table:formula="of:=[source.A101]" office:value-type="float" office:value="1">
            <text:p>1</text:p>
          </table:table-cell>
          <table:table-cell table:style-name="ce7" table:formula="of:=ROUND([.E101]* (1 + extra))" office:value-type="float" office:value="1">
            <text:p>1</text:p>
          </table:table-cell>
          <table:table-cell table:style-name="ce7" table:formula="of:=MAX([.F101];[.E101]+1)" office:value-type="float" office:value="2">
            <text:p>2</text:p>
          </table:table-cell>
          <table:table-cell table:style-name="ce18"/>
          <table:table-cell table:style-name="ce7" table:formula="of:=[.G101]-[.H101]" office:value-type="float" office:value="2">
            <text:p>2</text:p>
          </table:table-cell>
          <table:table-cell table:style-name="ce7"/>
          <table:table-cell table:style-name="ce24" table:formula="of:=[source.F101]" office:value-type="float" office:value="9341714">
            <text:p>9341714</text:p>
          </table:table-cell>
          <table:table-cell table:style-name="ce30" table:formula="of:=[source.G101]" office:value-type="float" office:value="0.025">
            <text:p>0.025</text:p>
          </table:table-cell>
          <table:table-cell table:style-name="ce7" table:formula="of:=[source.H101]" office:value-type="float" office:value="50">
            <text:p>50</text:p>
          </table:table-cell>
          <table:table-cell table:style-name="ce7" table:formula="of:=CEILING([.$H101];[.M101])" office:value-type="float" office:value="0">
            <text:p>0</text:p>
          </table:table-cell>
          <table:table-cell table:style-name="ce36" table:formula="of:=IF([.N101]*[.L101] &gt; 0; [.N101]*[.L101]; &quot;&quot;)">
            <text:p/>
          </table:table-cell>
          <table:table-cell table:style-name="ce24" table:formula="of:=[source.I101]" office:value-type="float" office:value="0">
            <text:p/>
          </table:table-cell>
          <table:table-cell table:style-name="ce30" table:formula="of:=[source.J101]" office:value-type="float" office:value="0">
            <text:p>0.000</text:p>
          </table:table-cell>
          <table:table-cell table:style-name="ce7" table:formula="of:=[source.K101]" office:value-type="float" office:value="0">
            <text:p>0</text:p>
          </table:table-cell>
          <table:table-cell table:style-name="ce7" table:formula="of:=CEILING([.$H101];[.R101])" office:value-type="float" office:value="0">
            <text:p>0</text:p>
          </table:table-cell>
          <table:table-cell table:style-name="ce36" table:formula="of:=IF([.S101]*[.Q101] &gt; 0; [.S101]*[.Q101]; &quot;&quot;)">
            <text:p/>
          </table:table-cell>
          <table:table-cell table:style-name="ce24" table:formula="of:=[source.L101]" office:value-type="string" office:string-value="707-7864">
            <text:p>707-7864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01]" office:value-type="float" office:value="10">
            <text:p>10</text:p>
          </table:table-cell>
          <table:table-cell table:style-name="ce7" table:formula="of:=CEILING([.$H101];[.W101])" office:value-type="float" office:value="0">
            <text:p>0</text:p>
          </table:table-cell>
          <table:table-cell table:style-name="ce36" table:formula="of:=IF([.X101]*[.V101] &gt; 0; [.X101]*[.V101]; &quot;&quot;)">
            <text:p/>
          </table:table-cell>
          <table:table-cell table:style-name="ce40" table:formula="of:=IF([.$A101] &lt;&gt; &quot;&quot;; IF(MIN([.$O101];[.$T101];[.$Y101]) = [.$O101]; [.$K$1]; IF(MIN([.$O101];[.$T101];[.$Y101]) = [.$T101]; [.$P$1]; IF(ISNUMBER([.$Y101]); [.$U$1]; &quot;NO PRICING&quot;))); &quot;&quot;)" office:value-type="string" office:string-value="NO PRICING">
            <text:p>NO PRICING</text:p>
          </table:table-cell>
          <table:table-cell table:style-name="ce45" table:formula="of:=IF([.$A101] &lt;&gt; &quot;&quot;; IF(MIN([.$O101];[.$T101];[.$Y101]) = [.$O101]; [.$K101]; IF(MIN([.$O101];[.$T101];[.$Y101]) = [.$T101]; [.$P101]; IF(ISNUMBER([.$Y101]); [.$U101]; &quot;NO PRICING&quot;))); &quot;&quot;)" office:value-type="string" office:string-value="NO PRICING">
            <text:p>NO PRICING</text:p>
          </table:table-cell>
          <table:table-cell table:style-name="ce48" table:formula="of:=IF([.$A101] &lt;&gt; &quot;&quot;; IF(MIN([.$O101];[.$T101];[.$Y101]) = [.$O101]; [.$N101]; IF(MIN([.$O101];[.$T101];[.$Y101]) = [.$T101]; [.$S101]; IF(ISNUMBER([.$Y101]); [.$X101]; &quot;NO PRICING&quot;))); &quot;&quot;)" office:value-type="string" office:string-value="NO PRICING">
            <text:p>NO PRICING</text:p>
          </table:table-cell>
          <table:table-cell table:style-name="ce51" table:formula="of:=IF([.$A101] &lt;&gt; &quot;&quot;; IF(MIN([.$O101];[.$T101];[.$Y101]) = [.$O101]; [.$O101]; IF(MIN([.$O101];[.$T101];[.$Y101]) = [.$T101]; [.$T101]; IF(ISNUMBER([.$Y101]); [.$Y10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0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2])" office:value-type="string" office:string-value="330Ω resistor, 0.25W">
            <text:p>330Ω resistor, 0.25W</text:p>
          </table:table-cell>
          <table:table-cell table:style-name="ce7" table:formula="of:=T([source.C102])" office:value-type="string" office:string-value="R-EU_0204/7">
            <text:p>R-EU_0204/7</text:p>
          </table:table-cell>
          <table:table-cell table:style-name="ce7" table:formula="of:=T([source.D102])" office:value-type="string" office:string-value="330Ω resistor, 0.25W">
            <text:p>330Ω resistor, 0.25W</text:p>
          </table:table-cell>
          <table:table-cell table:style-name="ce16" table:formula="of:=T([source.E110])" office:value-type="string" office:string-value="330Ω, ¼W Resistor">
            <text:p>330Ω, ¼W Resistor</text:p>
          </table:table-cell>
          <table:table-cell table:style-name="ce7" table:formula="of:=[source.A102]" office:value-type="float" office:value="137">
            <text:p>137</text:p>
          </table:table-cell>
          <table:table-cell table:style-name="ce7" table:formula="of:=ROUND([.E102]* (1 + extra))" office:value-type="float" office:value="151">
            <text:p>151</text:p>
          </table:table-cell>
          <table:table-cell table:style-name="ce7" table:formula="of:=MAX([.F102];[.E102]+1)" office:value-type="float" office:value="151">
            <text:p>151</text:p>
          </table:table-cell>
          <table:table-cell table:style-name="ce18" office:value-type="float" office:value="50">
            <text:p>50</text:p>
          </table:table-cell>
          <table:table-cell table:style-name="ce7" table:formula="of:=[.G102]-[.H102]" office:value-type="float" office:value="101">
            <text:p>101</text:p>
          </table:table-cell>
          <table:table-cell table:style-name="ce7"/>
          <table:table-cell table:style-name="ce24" table:formula="of:=[source.F102]" office:value-type="float" office:value="9339418">
            <text:p>9339418</text:p>
          </table:table-cell>
          <table:table-cell table:style-name="ce30" table:formula="of:=[source.G102]" office:value-type="float" office:value="0.011">
            <text:p>0.011</text:p>
          </table:table-cell>
          <table:table-cell table:style-name="ce7" table:formula="of:=[source.H102]" office:value-type="float" office:value="50">
            <text:p>50</text:p>
          </table:table-cell>
          <table:table-cell table:style-name="ce7" table:formula="of:=CEILING([.$H102];[.M102])" office:value-type="float" office:value="50">
            <text:p>50</text:p>
          </table:table-cell>
          <table:table-cell table:style-name="ce36" table:formula="of:=IF([.N102]*[.L102] &gt; 0; [.N102]*[.L102]; &quot;&quot;)" office:value-type="float" office:value="0.55">
            <text:p>0.55</text:p>
          </table:table-cell>
          <table:table-cell table:style-name="ce24" table:formula="of:=[source.I102]" office:value-type="float" office:value="0">
            <text:p/>
          </table:table-cell>
          <table:table-cell table:style-name="ce30" table:formula="of:=[source.J102]" office:value-type="float" office:value="0">
            <text:p>0.000</text:p>
          </table:table-cell>
          <table:table-cell table:style-name="ce7" table:formula="of:=[source.K102]" office:value-type="float" office:value="0">
            <text:p>0</text:p>
          </table:table-cell>
          <table:table-cell table:style-name="ce7" table:formula="of:=CEILING([.$H102];[.R102])" office:value-type="float" office:value="0">
            <text:p>0</text:p>
          </table:table-cell>
          <table:table-cell table:style-name="ce36" table:formula="of:=IF([.S102]*[.Q102] &gt; 0; [.S102]*[.Q102]; &quot;&quot;)">
            <text:p/>
          </table:table-cell>
          <table:table-cell table:style-name="ce24" table:formula="of:=[source.L102]" office:value-type="string" office:string-value="707-7622">
            <text:p>707-762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02]" office:value-type="float" office:value="10">
            <text:p>10</text:p>
          </table:table-cell>
          <table:table-cell table:style-name="ce7" table:formula="of:=CEILING([.$H102];[.W102])" office:value-type="float" office:value="50">
            <text:p>50</text:p>
          </table:table-cell>
          <table:table-cell table:style-name="ce36" table:formula="of:=IF([.X102]*[.V102] &gt; 0; [.X102]*[.V102]; &quot;&quot;)" office:value-type="float" office:value="49950">
            <text:p>49,950.00</text:p>
          </table:table-cell>
          <table:table-cell table:style-name="ce40" table:formula="of:=IF([.$A102] &lt;&gt; &quot;&quot;; IF(MIN([.$O102];[.$T102];[.$Y102]) = [.$O102]; [.$K$1]; IF(MIN([.$O102];[.$T102];[.$Y102]) = [.$T102]; [.$P$1]; IF(ISNUMBER([.$Y102]); [.$U$1]; &quot;NO PRICING&quot;))); &quot;&quot;)" office:value-type="string" office:string-value="Farnell">
            <text:p>Farnell</text:p>
          </table:table-cell>
          <table:table-cell table:style-name="ce45" table:formula="of:=IF([.$A102] &lt;&gt; &quot;&quot;; IF(MIN([.$O102];[.$T102];[.$Y102]) = [.$O102]; [.$K102]; IF(MIN([.$O102];[.$T102];[.$Y102]) = [.$T102]; [.$P102]; IF(ISNUMBER([.$Y102]); [.$U102]; &quot;NO PRICING&quot;))); &quot;&quot;)" office:value-type="float" office:value="9339418">
            <text:p>9339418</text:p>
          </table:table-cell>
          <table:table-cell table:style-name="ce48" table:formula="of:=IF([.$A102] &lt;&gt; &quot;&quot;; IF(MIN([.$O102];[.$T102];[.$Y102]) = [.$O102]; [.$N102]; IF(MIN([.$O102];[.$T102];[.$Y102]) = [.$T102]; [.$S102]; IF(ISNUMBER([.$Y102]); [.$X102]; &quot;NO PRICING&quot;))); &quot;&quot;)" office:value-type="float" office:value="50">
            <text:p>50</text:p>
          </table:table-cell>
          <table:table-cell table:style-name="ce51" table:formula="of:=IF([.$A102] &lt;&gt; &quot;&quot;; IF(MIN([.$O102];[.$T102];[.$Y102]) = [.$O102]; [.$O102]; IF(MIN([.$O102];[.$T102];[.$Y102]) = [.$T102]; [.$T102]; IF(ISNUMBER([.$Y102]); [.$Y102]; &quot;NO PRICING&quot;))); &quot;&quot;)" office:value-type="float" office:value="0.55">
            <text:p>0.55</text:p>
          </table:table-cell>
          <table:table-cell table:style-name="ce55"/>
          <table:table-cell table:style-name="ce7" table:formula="of:=[.H102]" office:value-type="float" office:value="50">
            <text:p>5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3])" office:value-type="string" office:string-value="470Ω resistor, ¼W">
            <text:p>470Ω resistor, ¼W</text:p>
          </table:table-cell>
          <table:table-cell table:style-name="ce7" table:formula="of:=T([source.C103])" office:value-type="string" office:string-value="R-EU_0204/7">
            <text:p>R-EU_0204/7</text:p>
          </table:table-cell>
          <table:table-cell table:style-name="ce7" table:formula="of:=T([source.D103])" office:value-type="string" office:string-value="470Ω resistor, ¼W">
            <text:p>470Ω resistor, ¼W</text:p>
          </table:table-cell>
          <table:table-cell table:style-name="ce16" table:formula="of:=T([source.E116])">
            <text:p/>
          </table:table-cell>
          <table:table-cell table:style-name="ce7" table:formula="of:=[source.A103]" office:value-type="float" office:value="2">
            <text:p>2</text:p>
          </table:table-cell>
          <table:table-cell table:style-name="ce7" table:formula="of:=ROUND([.E103]* (1 + extra))" office:value-type="float" office:value="2">
            <text:p>2</text:p>
          </table:table-cell>
          <table:table-cell table:style-name="ce7" table:formula="of:=MAX([.F103];[.E103]+1)" office:value-type="float" office:value="3">
            <text:p>3</text:p>
          </table:table-cell>
          <table:table-cell table:style-name="ce18" table:formula="of:=[.G103]" office:value-type="float" office:value="3">
            <text:p>3</text:p>
          </table:table-cell>
          <table:table-cell table:style-name="ce7" table:formula="of:=[.G103]-[.H103]" office:value-type="float" office:value="0">
            <text:p>0</text:p>
          </table:table-cell>
          <table:table-cell table:style-name="ce7"/>
          <table:table-cell table:style-name="ce24" table:formula="of:=[source.F103]" office:value-type="float" office:value="9339531">
            <text:p>9339531</text:p>
          </table:table-cell>
          <table:table-cell table:style-name="ce30" table:formula="of:=[source.G103]" office:value-type="float" office:value="0.011">
            <text:p>0.011</text:p>
          </table:table-cell>
          <table:table-cell table:style-name="ce7" table:formula="of:=[source.H103]" office:value-type="float" office:value="50">
            <text:p>50</text:p>
          </table:table-cell>
          <table:table-cell table:style-name="ce7" table:formula="of:=CEILING([.$H103];[.M103])" office:value-type="float" office:value="50">
            <text:p>50</text:p>
          </table:table-cell>
          <table:table-cell table:style-name="ce36" table:formula="of:=IF([.N103]*[.L103] &gt; 0; [.N103]*[.L103]; &quot;&quot;)" office:value-type="float" office:value="0.55">
            <text:p>0.55</text:p>
          </table:table-cell>
          <table:table-cell table:style-name="ce24" table:formula="of:=[source.I103]" office:value-type="float" office:value="0">
            <text:p/>
          </table:table-cell>
          <table:table-cell table:style-name="ce30" table:formula="of:=[source.J103]" office:value-type="float" office:value="0">
            <text:p>0.000</text:p>
          </table:table-cell>
          <table:table-cell table:style-name="ce7" table:formula="of:=[source.K103]" office:value-type="float" office:value="0">
            <text:p>0</text:p>
          </table:table-cell>
          <table:table-cell table:style-name="ce7" table:formula="of:=CEILING([.$H103];[.R103])" office:value-type="float" office:value="0">
            <text:p>0</text:p>
          </table:table-cell>
          <table:table-cell table:style-name="ce36" table:formula="of:=IF([.S103]*[.Q103] &gt; 0; [.S103]*[.Q103]; &quot;&quot;)">
            <text:p/>
          </table:table-cell>
          <table:table-cell table:style-name="ce24" table:formula="of:=[source.L103]" office:value-type="string" office:string-value="131-211">
            <text:p>131-211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03]" office:value-type="float" office:value="10">
            <text:p>10</text:p>
          </table:table-cell>
          <table:table-cell table:style-name="ce7" table:formula="of:=CEILING([.$H103];[.W103])" office:value-type="float" office:value="10">
            <text:p>10</text:p>
          </table:table-cell>
          <table:table-cell table:style-name="ce36" table:formula="of:=IF([.X103]*[.V103] &gt; 0; [.X103]*[.V103]; &quot;&quot;)" office:value-type="float" office:value="9990">
            <text:p>9,990.00</text:p>
          </table:table-cell>
          <table:table-cell table:style-name="ce40" table:formula="of:=IF([.$A103] &lt;&gt; &quot;&quot;; IF(MIN([.$O103];[.$T103];[.$Y103]) = [.$O103]; [.$K$1]; IF(MIN([.$O103];[.$T103];[.$Y103]) = [.$T103]; [.$P$1]; IF(ISNUMBER([.$Y103]); [.$U$1]; &quot;NO PRICING&quot;))); &quot;&quot;)" office:value-type="string" office:string-value="Farnell">
            <text:p>Farnell</text:p>
          </table:table-cell>
          <table:table-cell table:style-name="ce45" table:formula="of:=IF([.$A103] &lt;&gt; &quot;&quot;; IF(MIN([.$O103];[.$T103];[.$Y103]) = [.$O103]; [.$K103]; IF(MIN([.$O103];[.$T103];[.$Y103]) = [.$T103]; [.$P103]; IF(ISNUMBER([.$Y103]); [.$U103]; &quot;NO PRICING&quot;))); &quot;&quot;)" office:value-type="float" office:value="9339531">
            <text:p>9339531</text:p>
          </table:table-cell>
          <table:table-cell table:style-name="ce48" table:formula="of:=IF([.$A103] &lt;&gt; &quot;&quot;; IF(MIN([.$O103];[.$T103];[.$Y103]) = [.$O103]; [.$N103]; IF(MIN([.$O103];[.$T103];[.$Y103]) = [.$T103]; [.$S103]; IF(ISNUMBER([.$Y103]); [.$X103]; &quot;NO PRICING&quot;))); &quot;&quot;)" office:value-type="float" office:value="50">
            <text:p>50</text:p>
          </table:table-cell>
          <table:table-cell table:style-name="ce51" table:formula="of:=IF([.$A103] &lt;&gt; &quot;&quot;; IF(MIN([.$O103];[.$T103];[.$Y103]) = [.$O103]; [.$O103]; IF(MIN([.$O103];[.$T103];[.$Y103]) = [.$T103]; [.$T103]; IF(ISNUMBER([.$Y103]); [.$Y103]; &quot;NO PRICING&quot;))); &quot;&quot;)" office:value-type="float" office:value="0.55">
            <text:p>0.55</text:p>
          </table:table-cell>
          <table:table-cell table:style-name="ce55" office:value-type="string">
            <text:p>OK</text:p>
          </table:table-cell>
          <table:table-cell table:style-name="ce7" table:formula="of:=[.H103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4])" office:value-type="string" office:string-value="560Ω, ¼W Resistor">
            <text:p>560Ω, ¼W Resistor</text:p>
          </table:table-cell>
          <table:table-cell table:style-name="ce7" table:formula="of:=T([source.C104])" office:value-type="string" office:string-value="R-EU_0204/7">
            <text:p>R-EU_0204/7</text:p>
          </table:table-cell>
          <table:table-cell table:style-name="ce7" table:formula="of:=T([source.D104])" office:value-type="string" office:string-value="560Ω, ¼W Resistor">
            <text:p>560Ω, ¼W Resistor</text:p>
          </table:table-cell>
          <table:table-cell table:style-name="ce16" table:formula="of:=T([source.E121])">
            <text:p/>
          </table:table-cell>
          <table:table-cell table:style-name="ce7" table:formula="of:=[source.A104]" office:value-type="float" office:value="1">
            <text:p>1</text:p>
          </table:table-cell>
          <table:table-cell table:style-name="ce7" table:formula="of:=ROUND([.E104]* (1 + extra))" office:value-type="float" office:value="1">
            <text:p>1</text:p>
          </table:table-cell>
          <table:table-cell table:style-name="ce7" table:formula="of:=MAX([.F104];[.E104]+1)" office:value-type="float" office:value="2">
            <text:p>2</text:p>
          </table:table-cell>
          <table:table-cell table:style-name="ce18"/>
          <table:table-cell table:style-name="ce7" table:formula="of:=[.G104]-[.H104]" office:value-type="float" office:value="2">
            <text:p>2</text:p>
          </table:table-cell>
          <table:table-cell table:style-name="ce7"/>
          <table:table-cell table:style-name="ce24" table:formula="of:=[source.F104]" office:value-type="float" office:value="9339590">
            <text:p>9339590</text:p>
          </table:table-cell>
          <table:table-cell table:style-name="ce30" table:formula="of:=[source.G104]" office:value-type="float" office:value="0.011">
            <text:p>0.011</text:p>
          </table:table-cell>
          <table:table-cell table:style-name="ce7" table:formula="of:=[source.H104]" office:value-type="float" office:value="50">
            <text:p>50</text:p>
          </table:table-cell>
          <table:table-cell table:style-name="ce7" table:formula="of:=CEILING([.$H104];[.M104])" office:value-type="float" office:value="0">
            <text:p>0</text:p>
          </table:table-cell>
          <table:table-cell table:style-name="ce36" table:formula="of:=IF([.N104]*[.L104] &gt; 0; [.N104]*[.L104]; &quot;&quot;)">
            <text:p/>
          </table:table-cell>
          <table:table-cell table:style-name="ce24" table:formula="of:=[source.I104]" office:value-type="float" office:value="0">
            <text:p/>
          </table:table-cell>
          <table:table-cell table:style-name="ce30" table:formula="of:=[source.J104]" office:value-type="float" office:value="0">
            <text:p>0.000</text:p>
          </table:table-cell>
          <table:table-cell table:style-name="ce7" table:formula="of:=[source.K104]" office:value-type="float" office:value="0">
            <text:p>0</text:p>
          </table:table-cell>
          <table:table-cell table:style-name="ce7" table:formula="of:=CEILING([.$H104];[.R104])" office:value-type="float" office:value="0">
            <text:p>0</text:p>
          </table:table-cell>
          <table:table-cell table:style-name="ce36" table:formula="of:=IF([.S104]*[.Q104] &gt; 0; [.S104]*[.Q104]; &quot;&quot;)">
            <text:p/>
          </table:table-cell>
          <table:table-cell table:style-name="ce24" table:formula="of:=[source.L10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04]" office:value-type="float" office:value="0">
            <text:p>0</text:p>
          </table:table-cell>
          <table:table-cell table:style-name="ce7" table:formula="of:=CEILING([.$H104];[.W104])" office:value-type="float" office:value="0">
            <text:p>0</text:p>
          </table:table-cell>
          <table:table-cell table:style-name="ce36" table:formula="of:=IF([.X104]*[.V104] &gt; 0; [.X104]*[.V104]; &quot;&quot;)">
            <text:p/>
          </table:table-cell>
          <table:table-cell table:style-name="ce40" table:formula="of:=IF([.$A104] &lt;&gt; &quot;&quot;; IF(MIN([.$O104];[.$T104];[.$Y104]) = [.$O104]; [.$K$1]; IF(MIN([.$O104];[.$T104];[.$Y104]) = [.$T104]; [.$P$1]; IF(ISNUMBER([.$Y104]); [.$U$1]; &quot;NO PRICING&quot;))); &quot;&quot;)" office:value-type="string" office:string-value="NO PRICING">
            <text:p>NO PRICING</text:p>
          </table:table-cell>
          <table:table-cell table:style-name="ce45" table:formula="of:=IF([.$A104] &lt;&gt; &quot;&quot;; IF(MIN([.$O104];[.$T104];[.$Y104]) = [.$O104]; [.$K104]; IF(MIN([.$O104];[.$T104];[.$Y104]) = [.$T104]; [.$P104]; IF(ISNUMBER([.$Y104]); [.$U104]; &quot;NO PRICING&quot;))); &quot;&quot;)" office:value-type="string" office:string-value="NO PRICING">
            <text:p>NO PRICING</text:p>
          </table:table-cell>
          <table:table-cell table:style-name="ce48" table:formula="of:=IF([.$A104] &lt;&gt; &quot;&quot;; IF(MIN([.$O104];[.$T104];[.$Y104]) = [.$O104]; [.$N104]; IF(MIN([.$O104];[.$T104];[.$Y104]) = [.$T104]; [.$S104]; IF(ISNUMBER([.$Y104]); [.$X104]; &quot;NO PRICING&quot;))); &quot;&quot;)" office:value-type="string" office:string-value="NO PRICING">
            <text:p>NO PRICING</text:p>
          </table:table-cell>
          <table:table-cell table:style-name="ce51" table:formula="of:=IF([.$A104] &lt;&gt; &quot;&quot;; IF(MIN([.$O104];[.$T104];[.$Y104]) = [.$O104]; [.$O104]; IF(MIN([.$O104];[.$T104];[.$Y104]) = [.$T104]; [.$T104]; IF(ISNUMBER([.$Y104]); [.$Y10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04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5])" office:value-type="string" office:string-value="680Ω, ¼W Resistor">
            <text:p>680Ω, ¼W Resistor</text:p>
          </table:table-cell>
          <table:table-cell table:style-name="ce7" table:formula="of:=T([source.C105])" office:value-type="string" office:string-value="R-EU_0204/7">
            <text:p>R-EU_0204/7</text:p>
          </table:table-cell>
          <table:table-cell table:style-name="ce7" table:formula="of:=T([source.D105])" office:value-type="string" office:string-value="680Ω, ¼W Resistor">
            <text:p>680Ω, ¼W Resistor</text:p>
          </table:table-cell>
          <table:table-cell table:style-name="ce16" table:formula="of:=T([source.E122])">
            <text:p/>
          </table:table-cell>
          <table:table-cell table:style-name="ce7" table:formula="of:=[source.A105]" office:value-type="float" office:value="1">
            <text:p>1</text:p>
          </table:table-cell>
          <table:table-cell table:style-name="ce7" table:formula="of:=ROUND([.E105]* (1 + extra))" office:value-type="float" office:value="1">
            <text:p>1</text:p>
          </table:table-cell>
          <table:table-cell table:style-name="ce7" table:formula="of:=MAX([.F105];[.E105]+1)" office:value-type="float" office:value="2">
            <text:p>2</text:p>
          </table:table-cell>
          <table:table-cell table:style-name="ce18"/>
          <table:table-cell table:style-name="ce7" table:formula="of:=[.G105]-[.H105]" office:value-type="float" office:value="2">
            <text:p>2</text:p>
          </table:table-cell>
          <table:table-cell table:style-name="ce7"/>
          <table:table-cell table:style-name="ce24" table:formula="of:=[source.F105]" office:value-type="float" office:value="9339655">
            <text:p>9339655</text:p>
          </table:table-cell>
          <table:table-cell table:style-name="ce30" table:formula="of:=[source.G105]" office:value-type="float" office:value="0.011">
            <text:p>0.011</text:p>
          </table:table-cell>
          <table:table-cell table:style-name="ce7" table:formula="of:=[source.H105]" office:value-type="float" office:value="50">
            <text:p>50</text:p>
          </table:table-cell>
          <table:table-cell table:style-name="ce7" table:formula="of:=CEILING([.$H105];[.M105])" office:value-type="float" office:value="0">
            <text:p>0</text:p>
          </table:table-cell>
          <table:table-cell table:style-name="ce36" table:formula="of:=IF([.N105]*[.L105] &gt; 0; [.N105]*[.L105]; &quot;&quot;)">
            <text:p/>
          </table:table-cell>
          <table:table-cell table:style-name="ce24" table:formula="of:=[source.I105]" office:value-type="float" office:value="0">
            <text:p/>
          </table:table-cell>
          <table:table-cell table:style-name="ce30" table:formula="of:=[source.J105]" office:value-type="float" office:value="0">
            <text:p>0.000</text:p>
          </table:table-cell>
          <table:table-cell table:style-name="ce7" table:formula="of:=[source.K105]" office:value-type="float" office:value="0">
            <text:p>0</text:p>
          </table:table-cell>
          <table:table-cell table:style-name="ce7" table:formula="of:=CEILING([.$H105];[.R105])" office:value-type="float" office:value="0">
            <text:p>0</text:p>
          </table:table-cell>
          <table:table-cell table:style-name="ce36" table:formula="of:=IF([.S105]*[.Q105] &gt; 0; [.S105]*[.Q105]; &quot;&quot;)">
            <text:p/>
          </table:table-cell>
          <table:table-cell table:style-name="ce24" table:formula="of:=[source.L10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05]" office:value-type="float" office:value="0">
            <text:p>0</text:p>
          </table:table-cell>
          <table:table-cell table:style-name="ce7" table:formula="of:=CEILING([.$H105];[.W105])" office:value-type="float" office:value="0">
            <text:p>0</text:p>
          </table:table-cell>
          <table:table-cell table:style-name="ce36" table:formula="of:=IF([.X105]*[.V105] &gt; 0; [.X105]*[.V105]; &quot;&quot;)">
            <text:p/>
          </table:table-cell>
          <table:table-cell table:style-name="ce40" table:formula="of:=IF([.$A105] &lt;&gt; &quot;&quot;; IF(MIN([.$O105];[.$T105];[.$Y105]) = [.$O105]; [.$K$1]; IF(MIN([.$O105];[.$T105];[.$Y105]) = [.$T105]; [.$P$1]; IF(ISNUMBER([.$Y105]); [.$U$1]; &quot;NO PRICING&quot;))); &quot;&quot;)" office:value-type="string" office:string-value="NO PRICING">
            <text:p>NO PRICING</text:p>
          </table:table-cell>
          <table:table-cell table:style-name="ce45" table:formula="of:=IF([.$A105] &lt;&gt; &quot;&quot;; IF(MIN([.$O105];[.$T105];[.$Y105]) = [.$O105]; [.$K105]; IF(MIN([.$O105];[.$T105];[.$Y105]) = [.$T105]; [.$P105]; IF(ISNUMBER([.$Y105]); [.$U105]; &quot;NO PRICING&quot;))); &quot;&quot;)" office:value-type="string" office:string-value="NO PRICING">
            <text:p>NO PRICING</text:p>
          </table:table-cell>
          <table:table-cell table:style-name="ce48" table:formula="of:=IF([.$A105] &lt;&gt; &quot;&quot;; IF(MIN([.$O105];[.$T105];[.$Y105]) = [.$O105]; [.$N105]; IF(MIN([.$O105];[.$T105];[.$Y105]) = [.$T105]; [.$S105]; IF(ISNUMBER([.$Y105]); [.$X105]; &quot;NO PRICING&quot;))); &quot;&quot;)" office:value-type="string" office:string-value="NO PRICING">
            <text:p>NO PRICING</text:p>
          </table:table-cell>
          <table:table-cell table:style-name="ce51" table:formula="of:=IF([.$A105] &lt;&gt; &quot;&quot;; IF(MIN([.$O105];[.$T105];[.$Y105]) = [.$O105]; [.$O105]; IF(MIN([.$O105];[.$T105];[.$Y105]) = [.$T105]; [.$T105]; IF(ISNUMBER([.$Y105]); [.$Y105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05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6])" office:value-type="string" office:string-value="1kΩ, ¼W resistor">
            <text:p>1kΩ, ¼W resistor</text:p>
          </table:table-cell>
          <table:table-cell table:style-name="ce7" table:formula="of:=T([source.C106])" office:value-type="string" office:string-value="R-EU_0207/7">
            <text:p>R-EU_0207/7</text:p>
          </table:table-cell>
          <table:table-cell table:style-name="ce7" table:formula="of:=T([source.D106])" office:value-type="string" office:string-value="1kΩ, ¼W resistor">
            <text:p>1kΩ, ¼W resistor</text:p>
          </table:table-cell>
          <table:table-cell table:style-name="ce16" table:formula="of:=T([source.E123])">
            <text:p/>
          </table:table-cell>
          <table:table-cell table:style-name="ce7" table:formula="of:=[source.A106]" office:value-type="float" office:value="2">
            <text:p>2</text:p>
          </table:table-cell>
          <table:table-cell table:style-name="ce7" table:formula="of:=ROUND([.E106]* (1 + extra))" office:value-type="float" office:value="2">
            <text:p>2</text:p>
          </table:table-cell>
          <table:table-cell table:style-name="ce7" table:formula="of:=MAX([.F106];[.E106]+1)" office:value-type="float" office:value="3">
            <text:p>3</text:p>
          </table:table-cell>
          <table:table-cell table:style-name="ce18" table:formula="of:=[.G106]" office:value-type="float" office:value="3">
            <text:p>3</text:p>
          </table:table-cell>
          <table:table-cell table:style-name="ce7" table:formula="of:=[.G106]-[.H106]" office:value-type="float" office:value="0">
            <text:p>0</text:p>
          </table:table-cell>
          <table:table-cell table:style-name="ce7"/>
          <table:table-cell table:style-name="ce24" table:formula="of:=[source.F106]" office:value-type="float" office:value="9339051">
            <text:p>9339051</text:p>
          </table:table-cell>
          <table:table-cell table:style-name="ce30" table:formula="of:=[source.G106]" office:value-type="float" office:value="0.011">
            <text:p>0.011</text:p>
          </table:table-cell>
          <table:table-cell table:style-name="ce7" table:formula="of:=[source.H106]" office:value-type="float" office:value="50">
            <text:p>50</text:p>
          </table:table-cell>
          <table:table-cell table:style-name="ce7" table:formula="of:=CEILING([.$H106];[.M106])" office:value-type="float" office:value="50">
            <text:p>50</text:p>
          </table:table-cell>
          <table:table-cell table:style-name="ce36" table:formula="of:=IF([.N106]*[.L106] &gt; 0; [.N106]*[.L106]; &quot;&quot;)" office:value-type="float" office:value="0.55">
            <text:p>0.55</text:p>
          </table:table-cell>
          <table:table-cell table:style-name="ce24" table:formula="of:=[source.I106]" office:value-type="float" office:value="0">
            <text:p/>
          </table:table-cell>
          <table:table-cell table:style-name="ce30" table:formula="of:=[source.J106]" office:value-type="float" office:value="0">
            <text:p>0.000</text:p>
          </table:table-cell>
          <table:table-cell table:style-name="ce7" table:formula="of:=[source.K106]" office:value-type="float" office:value="0">
            <text:p>0</text:p>
          </table:table-cell>
          <table:table-cell table:style-name="ce7" table:formula="of:=CEILING([.$H106];[.R106])" office:value-type="float" office:value="0">
            <text:p>0</text:p>
          </table:table-cell>
          <table:table-cell table:style-name="ce36" table:formula="of:=IF([.S106]*[.Q106] &gt; 0; [.S106]*[.Q106]; &quot;&quot;)">
            <text:p/>
          </table:table-cell>
          <table:table-cell table:style-name="ce24" table:formula="of:=[source.L10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06]" office:value-type="float" office:value="0">
            <text:p>0</text:p>
          </table:table-cell>
          <table:table-cell table:style-name="ce7" table:formula="of:=CEILING([.$H106];[.W106])" office:value-type="float" office:value="0">
            <text:p>0</text:p>
          </table:table-cell>
          <table:table-cell table:style-name="ce36" table:formula="of:=IF([.X106]*[.V106] &gt; 0; [.X106]*[.V106]; &quot;&quot;)">
            <text:p/>
          </table:table-cell>
          <table:table-cell table:style-name="ce40" table:formula="of:=IF([.$A106] &lt;&gt; &quot;&quot;; IF(MIN([.$O106];[.$T106];[.$Y106]) = [.$O106]; [.$K$1]; IF(MIN([.$O106];[.$T106];[.$Y106]) = [.$T106]; [.$P$1]; IF(ISNUMBER([.$Y106]); [.$U$1]; &quot;NO PRICING&quot;))); &quot;&quot;)" office:value-type="string" office:string-value="Farnell">
            <text:p>Farnell</text:p>
          </table:table-cell>
          <table:table-cell table:style-name="ce45" table:formula="of:=IF([.$A106] &lt;&gt; &quot;&quot;; IF(MIN([.$O106];[.$T106];[.$Y106]) = [.$O106]; [.$K106]; IF(MIN([.$O106];[.$T106];[.$Y106]) = [.$T106]; [.$P106]; IF(ISNUMBER([.$Y106]); [.$U106]; &quot;NO PRICING&quot;))); &quot;&quot;)" office:value-type="float" office:value="9339051">
            <text:p>9339051</text:p>
          </table:table-cell>
          <table:table-cell table:style-name="ce48" table:formula="of:=IF([.$A106] &lt;&gt; &quot;&quot;; IF(MIN([.$O106];[.$T106];[.$Y106]) = [.$O106]; [.$N106]; IF(MIN([.$O106];[.$T106];[.$Y106]) = [.$T106]; [.$S106]; IF(ISNUMBER([.$Y106]); [.$X106]; &quot;NO PRICING&quot;))); &quot;&quot;)" office:value-type="float" office:value="50">
            <text:p>50</text:p>
          </table:table-cell>
          <table:table-cell table:style-name="ce51" table:formula="of:=IF([.$A106] &lt;&gt; &quot;&quot;; IF(MIN([.$O106];[.$T106];[.$Y106]) = [.$O106]; [.$O106]; IF(MIN([.$O106];[.$T106];[.$Y106]) = [.$T106]; [.$T106]; IF(ISNUMBER([.$Y106]); [.$Y106]; &quot;NO PRICING&quot;))); &quot;&quot;)" office:value-type="float" office:value="0.55">
            <text:p>0.55</text:p>
          </table:table-cell>
          <table:table-cell table:style-name="ce55" office:value-type="string">
            <text:p>OK</text:p>
          </table:table-cell>
          <table:table-cell table:style-name="ce7" table:formula="of:=[.H106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7])" office:value-type="string" office:string-value="3.9kΩ, ¼W Resistor">
            <text:p>3.9kΩ, ¼W Resistor</text:p>
          </table:table-cell>
          <table:table-cell table:style-name="ce7" table:formula="of:=T([source.C107])" office:value-type="string" office:string-value="R-EU_0207/7">
            <text:p>R-EU_0207/7</text:p>
          </table:table-cell>
          <table:table-cell table:style-name="ce7" table:formula="of:=T([source.D107])" office:value-type="string" office:string-value="3.9kΩ, ¼W Resistor">
            <text:p>3.9kΩ, ¼W Resistor</text:p>
          </table:table-cell>
          <table:table-cell table:style-name="ce16" table:formula="of:=T([source.E126])">
            <text:p/>
          </table:table-cell>
          <table:table-cell table:style-name="ce7" table:formula="of:=[source.A107]" office:value-type="float" office:value="3">
            <text:p>3</text:p>
          </table:table-cell>
          <table:table-cell table:style-name="ce7" table:formula="of:=ROUND([.E107]* (1 + extra))" office:value-type="float" office:value="3">
            <text:p>3</text:p>
          </table:table-cell>
          <table:table-cell table:style-name="ce7" table:formula="of:=MAX([.F107];[.E107]+1)" office:value-type="float" office:value="4">
            <text:p>4</text:p>
          </table:table-cell>
          <table:table-cell table:style-name="ce18" table:formula="of:=[.G107]" office:value-type="float" office:value="4">
            <text:p>4</text:p>
          </table:table-cell>
          <table:table-cell table:style-name="ce7" table:formula="of:=[.G107]-[.H107]" office:value-type="float" office:value="0">
            <text:p>0</text:p>
          </table:table-cell>
          <table:table-cell table:style-name="ce7"/>
          <table:table-cell table:style-name="ce24" table:formula="of:=[source.F107]" office:value-type="float" office:value="9339485">
            <text:p>9339485</text:p>
          </table:table-cell>
          <table:table-cell table:style-name="ce30" table:formula="of:=[source.G107]" office:value-type="float" office:value="0.011">
            <text:p>0.011</text:p>
          </table:table-cell>
          <table:table-cell table:style-name="ce7" table:formula="of:=[source.H107]" office:value-type="float" office:value="50">
            <text:p>50</text:p>
          </table:table-cell>
          <table:table-cell table:style-name="ce7" table:formula="of:=CEILING([.$H107];[.M107])" office:value-type="float" office:value="50">
            <text:p>50</text:p>
          </table:table-cell>
          <table:table-cell table:style-name="ce36" table:formula="of:=IF([.N107]*[.L107] &gt; 0; [.N107]*[.L107]; &quot;&quot;)" office:value-type="float" office:value="0.55">
            <text:p>0.55</text:p>
          </table:table-cell>
          <table:table-cell table:style-name="ce24" table:formula="of:=[source.I107]" office:value-type="float" office:value="0">
            <text:p/>
          </table:table-cell>
          <table:table-cell table:style-name="ce30" table:formula="of:=[source.J107]" office:value-type="float" office:value="0">
            <text:p>0.000</text:p>
          </table:table-cell>
          <table:table-cell table:style-name="ce7" table:formula="of:=[source.K107]" office:value-type="float" office:value="0">
            <text:p>0</text:p>
          </table:table-cell>
          <table:table-cell table:style-name="ce7" table:formula="of:=CEILING([.$H107];[.R107])" office:value-type="float" office:value="0">
            <text:p>0</text:p>
          </table:table-cell>
          <table:table-cell table:style-name="ce36" table:formula="of:=IF([.S107]*[.Q107] &gt; 0; [.S107]*[.Q107]; &quot;&quot;)">
            <text:p/>
          </table:table-cell>
          <table:table-cell table:style-name="ce24" table:formula="of:=[source.L10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07]" office:value-type="float" office:value="0">
            <text:p>0</text:p>
          </table:table-cell>
          <table:table-cell table:style-name="ce7" table:formula="of:=CEILING([.$H107];[.W107])" office:value-type="float" office:value="0">
            <text:p>0</text:p>
          </table:table-cell>
          <table:table-cell table:style-name="ce36" table:formula="of:=IF([.X107]*[.V107] &gt; 0; [.X107]*[.V107]; &quot;&quot;)">
            <text:p/>
          </table:table-cell>
          <table:table-cell table:style-name="ce40" table:formula="of:=IF([.$A107] &lt;&gt; &quot;&quot;; IF(MIN([.$O107];[.$T107];[.$Y107]) = [.$O107]; [.$K$1]; IF(MIN([.$O107];[.$T107];[.$Y107]) = [.$T107]; [.$P$1]; IF(ISNUMBER([.$Y107]); [.$U$1]; &quot;NO PRICING&quot;))); &quot;&quot;)" office:value-type="string" office:string-value="Farnell">
            <text:p>Farnell</text:p>
          </table:table-cell>
          <table:table-cell table:style-name="ce45" table:formula="of:=IF([.$A107] &lt;&gt; &quot;&quot;; IF(MIN([.$O107];[.$T107];[.$Y107]) = [.$O107]; [.$K107]; IF(MIN([.$O107];[.$T107];[.$Y107]) = [.$T107]; [.$P107]; IF(ISNUMBER([.$Y107]); [.$U107]; &quot;NO PRICING&quot;))); &quot;&quot;)" office:value-type="float" office:value="9339485">
            <text:p>9339485</text:p>
          </table:table-cell>
          <table:table-cell table:style-name="ce48" table:formula="of:=IF([.$A107] &lt;&gt; &quot;&quot;; IF(MIN([.$O107];[.$T107];[.$Y107]) = [.$O107]; [.$N107]; IF(MIN([.$O107];[.$T107];[.$Y107]) = [.$T107]; [.$S107]; IF(ISNUMBER([.$Y107]); [.$X107]; &quot;NO PRICING&quot;))); &quot;&quot;)" office:value-type="float" office:value="50">
            <text:p>50</text:p>
          </table:table-cell>
          <table:table-cell table:style-name="ce51" table:formula="of:=IF([.$A107] &lt;&gt; &quot;&quot;; IF(MIN([.$O107];[.$T107];[.$Y107]) = [.$O107]; [.$O107]; IF(MIN([.$O107];[.$T107];[.$Y107]) = [.$T107]; [.$T107]; IF(ISNUMBER([.$Y107]); [.$Y107]; &quot;NO PRICING&quot;))); &quot;&quot;)" office:value-type="float" office:value="0.55">
            <text:p>0.55</text:p>
          </table:table-cell>
          <table:table-cell table:style-name="ce55" office:value-type="string">
            <text:p>OK</text:p>
          </table:table-cell>
          <table:table-cell table:style-name="ce7" table:formula="of:=[.H107]" office:value-type="float" office:value="4">
            <text:p>4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8])" office:value-type="string" office:string-value="4k7">
            <text:p>4k7</text:p>
          </table:table-cell>
          <table:table-cell table:style-name="ce7" table:formula="of:=T([source.C108])" office:value-type="string" office:string-value="R-EU_0207/7">
            <text:p>R-EU_0207/7</text:p>
          </table:table-cell>
          <table:table-cell table:style-name="ce7" table:formula="of:=T([source.D108])">
            <text:p/>
          </table:table-cell>
          <table:table-cell table:style-name="ce16" table:formula="of:=T([source.E129])">
            <text:p/>
          </table:table-cell>
          <table:table-cell table:style-name="ce7" table:formula="of:=[source.A108]" office:value-type="float" office:value="2">
            <text:p>2</text:p>
          </table:table-cell>
          <table:table-cell table:style-name="ce7" table:formula="of:=ROUND([.E108]* (1 + extra))" office:value-type="float" office:value="2">
            <text:p>2</text:p>
          </table:table-cell>
          <table:table-cell table:style-name="ce7" table:formula="of:=MAX([.F108];[.E108]+1)" office:value-type="float" office:value="3">
            <text:p>3</text:p>
          </table:table-cell>
          <table:table-cell table:style-name="ce18" table:formula="of:=[.G108]" office:value-type="float" office:value="3">
            <text:p>3</text:p>
          </table:table-cell>
          <table:table-cell table:style-name="ce7" table:formula="of:=[.G108]-[.H108]" office:value-type="float" office:value="0">
            <text:p>0</text:p>
          </table:table-cell>
          <table:table-cell table:style-name="ce7"/>
          <table:table-cell table:style-name="ce24" table:formula="of:=[source.F108]" office:value-type="float" office:value="9339540">
            <text:p>9339540</text:p>
          </table:table-cell>
          <table:table-cell table:style-name="ce30" table:formula="of:=[source.G108]" office:value-type="float" office:value="0.011">
            <text:p>0.011</text:p>
          </table:table-cell>
          <table:table-cell table:style-name="ce7" table:formula="of:=[source.H108]" office:value-type="float" office:value="50">
            <text:p>50</text:p>
          </table:table-cell>
          <table:table-cell table:style-name="ce7" table:formula="of:=CEILING([.$H108];[.M108])" office:value-type="float" office:value="50">
            <text:p>50</text:p>
          </table:table-cell>
          <table:table-cell table:style-name="ce36" table:formula="of:=IF([.N108]*[.L108] &gt; 0; [.N108]*[.L108]; &quot;&quot;)" office:value-type="float" office:value="0.55">
            <text:p>0.55</text:p>
          </table:table-cell>
          <table:table-cell table:style-name="ce24" table:formula="of:=[source.I108]" office:value-type="float" office:value="0">
            <text:p/>
          </table:table-cell>
          <table:table-cell table:style-name="ce30" table:formula="of:=[source.J108]" office:value-type="float" office:value="0">
            <text:p>0.000</text:p>
          </table:table-cell>
          <table:table-cell table:style-name="ce7" table:formula="of:=[source.K108]" office:value-type="float" office:value="0">
            <text:p>0</text:p>
          </table:table-cell>
          <table:table-cell table:style-name="ce7" table:formula="of:=CEILING([.$H108];[.R108])" office:value-type="float" office:value="0">
            <text:p>0</text:p>
          </table:table-cell>
          <table:table-cell table:style-name="ce36" table:formula="of:=IF([.S108]*[.Q108] &gt; 0; [.S108]*[.Q108]; &quot;&quot;)">
            <text:p/>
          </table:table-cell>
          <table:table-cell table:style-name="ce24" table:formula="of:=[source.L10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08]" office:value-type="float" office:value="0">
            <text:p>0</text:p>
          </table:table-cell>
          <table:table-cell table:style-name="ce7" table:formula="of:=CEILING([.$H108];[.W108])" office:value-type="float" office:value="0">
            <text:p>0</text:p>
          </table:table-cell>
          <table:table-cell table:style-name="ce36" table:formula="of:=IF([.X108]*[.V108] &gt; 0; [.X108]*[.V108]; &quot;&quot;)">
            <text:p/>
          </table:table-cell>
          <table:table-cell table:style-name="ce40" table:formula="of:=IF([.$A108] &lt;&gt; &quot;&quot;; IF(MIN([.$O108];[.$T108];[.$Y108]) = [.$O108]; [.$K$1]; IF(MIN([.$O108];[.$T108];[.$Y108]) = [.$T108]; [.$P$1]; IF(ISNUMBER([.$Y108]); [.$U$1]; &quot;NO PRICING&quot;))); &quot;&quot;)" office:value-type="string" office:string-value="Farnell">
            <text:p>Farnell</text:p>
          </table:table-cell>
          <table:table-cell table:style-name="ce45" table:formula="of:=IF([.$A108] &lt;&gt; &quot;&quot;; IF(MIN([.$O108];[.$T108];[.$Y108]) = [.$O108]; [.$K108]; IF(MIN([.$O108];[.$T108];[.$Y108]) = [.$T108]; [.$P108]; IF(ISNUMBER([.$Y108]); [.$U108]; &quot;NO PRICING&quot;))); &quot;&quot;)" office:value-type="float" office:value="9339540">
            <text:p>9339540</text:p>
          </table:table-cell>
          <table:table-cell table:style-name="ce48" table:formula="of:=IF([.$A108] &lt;&gt; &quot;&quot;; IF(MIN([.$O108];[.$T108];[.$Y108]) = [.$O108]; [.$N108]; IF(MIN([.$O108];[.$T108];[.$Y108]) = [.$T108]; [.$S108]; IF(ISNUMBER([.$Y108]); [.$X108]; &quot;NO PRICING&quot;))); &quot;&quot;)" office:value-type="float" office:value="50">
            <text:p>50</text:p>
          </table:table-cell>
          <table:table-cell table:style-name="ce51" table:formula="of:=IF([.$A108] &lt;&gt; &quot;&quot;; IF(MIN([.$O108];[.$T108];[.$Y108]) = [.$O108]; [.$O108]; IF(MIN([.$O108];[.$T108];[.$Y108]) = [.$T108]; [.$T108]; IF(ISNUMBER([.$Y108]); [.$Y108]; &quot;NO PRICING&quot;))); &quot;&quot;)" office:value-type="float" office:value="0.55">
            <text:p>0.55</text:p>
          </table:table-cell>
          <table:table-cell table:style-name="ce55" office:value-type="string">
            <text:p>OK (9339540)</text:p>
          </table:table-cell>
          <table:table-cell table:style-name="ce7" table:formula="of:=[.H108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09])" office:value-type="string" office:string-value="240Ω, ¼W Resistor">
            <text:p>240Ω, ¼W Resistor</text:p>
          </table:table-cell>
          <table:table-cell table:style-name="ce7" table:formula="of:=T([source.C109])" office:value-type="string" office:string-value="R-EU_0207/7">
            <text:p>R-EU_0207/7</text:p>
          </table:table-cell>
          <table:table-cell table:style-name="ce7" table:formula="of:=T([source.D109])" office:value-type="string" office:string-value="240Ω, ¼W Resistor">
            <text:p>240Ω, ¼W Resistor</text:p>
          </table:table-cell>
          <table:table-cell table:style-name="ce16" table:formula="of:=T([source.E138])">
            <text:p/>
          </table:table-cell>
          <table:table-cell table:style-name="ce7" table:formula="of:=[source.A109]" office:value-type="float" office:value="1">
            <text:p>1</text:p>
          </table:table-cell>
          <table:table-cell table:style-name="ce7" table:formula="of:=ROUND([.E109]* (1 + extra))" office:value-type="float" office:value="1">
            <text:p>1</text:p>
          </table:table-cell>
          <table:table-cell table:style-name="ce7" table:formula="of:=MAX([.F109];[.E109]+1)" office:value-type="float" office:value="2">
            <text:p>2</text:p>
          </table:table-cell>
          <table:table-cell table:style-name="ce18"/>
          <table:table-cell table:style-name="ce7" table:formula="of:=[.G109]-[.H109]" office:value-type="float" office:value="2">
            <text:p>2</text:p>
          </table:table-cell>
          <table:table-cell table:style-name="ce7"/>
          <table:table-cell table:style-name="ce24" table:formula="of:=[source.F109]" office:value-type="float" office:value="9341587">
            <text:p>9341587</text:p>
          </table:table-cell>
          <table:table-cell table:style-name="ce30" table:formula="of:=[source.G109]" office:value-type="float" office:value="0.025">
            <text:p>0.025</text:p>
          </table:table-cell>
          <table:table-cell table:style-name="ce7" table:formula="of:=[source.H109]" office:value-type="float" office:value="50">
            <text:p>50</text:p>
          </table:table-cell>
          <table:table-cell table:style-name="ce7" table:formula="of:=CEILING([.$H109];[.M109])" office:value-type="float" office:value="0">
            <text:p>0</text:p>
          </table:table-cell>
          <table:table-cell table:style-name="ce36" table:formula="of:=IF([.N109]*[.L109] &gt; 0; [.N109]*[.L109]; &quot;&quot;)">
            <text:p/>
          </table:table-cell>
          <table:table-cell table:style-name="ce24" table:formula="of:=[source.I109]" office:value-type="float" office:value="0">
            <text:p/>
          </table:table-cell>
          <table:table-cell table:style-name="ce30" table:formula="of:=[source.J109]" office:value-type="float" office:value="0">
            <text:p>0.000</text:p>
          </table:table-cell>
          <table:table-cell table:style-name="ce7" table:formula="of:=[source.K109]" office:value-type="float" office:value="0">
            <text:p>0</text:p>
          </table:table-cell>
          <table:table-cell table:style-name="ce7" table:formula="of:=CEILING([.$H109];[.R109])" office:value-type="float" office:value="0">
            <text:p>0</text:p>
          </table:table-cell>
          <table:table-cell table:style-name="ce36" table:formula="of:=IF([.S109]*[.Q109] &gt; 0; [.S109]*[.Q109]; &quot;&quot;)">
            <text:p/>
          </table:table-cell>
          <table:table-cell table:style-name="ce24" table:formula="of:=[source.L10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09]" office:value-type="float" office:value="0">
            <text:p>0</text:p>
          </table:table-cell>
          <table:table-cell table:style-name="ce7" table:formula="of:=CEILING([.$H109];[.W109])" office:value-type="float" office:value="0">
            <text:p>0</text:p>
          </table:table-cell>
          <table:table-cell table:style-name="ce36" table:formula="of:=IF([.X109]*[.V109] &gt; 0; [.X109]*[.V109]; &quot;&quot;)">
            <text:p/>
          </table:table-cell>
          <table:table-cell table:style-name="ce40" table:formula="of:=IF([.$A109] &lt;&gt; &quot;&quot;; IF(MIN([.$O109];[.$T109];[.$Y109]) = [.$O109]; [.$K$1]; IF(MIN([.$O109];[.$T109];[.$Y109]) = [.$T109]; [.$P$1]; IF(ISNUMBER([.$Y109]); [.$U$1]; &quot;NO PRICING&quot;))); &quot;&quot;)" office:value-type="string" office:string-value="NO PRICING">
            <text:p>NO PRICING</text:p>
          </table:table-cell>
          <table:table-cell table:style-name="ce45" table:formula="of:=IF([.$A109] &lt;&gt; &quot;&quot;; IF(MIN([.$O109];[.$T109];[.$Y109]) = [.$O109]; [.$K109]; IF(MIN([.$O109];[.$T109];[.$Y109]) = [.$T109]; [.$P109]; IF(ISNUMBER([.$Y109]); [.$U109]; &quot;NO PRICING&quot;))); &quot;&quot;)" office:value-type="string" office:string-value="NO PRICING">
            <text:p>NO PRICING</text:p>
          </table:table-cell>
          <table:table-cell table:style-name="ce48" table:formula="of:=IF([.$A109] &lt;&gt; &quot;&quot;; IF(MIN([.$O109];[.$T109];[.$Y109]) = [.$O109]; [.$N109]; IF(MIN([.$O109];[.$T109];[.$Y109]) = [.$T109]; [.$S109]; IF(ISNUMBER([.$Y109]); [.$X109]; &quot;NO PRICING&quot;))); &quot;&quot;)" office:value-type="string" office:string-value="NO PRICING">
            <text:p>NO PRICING</text:p>
          </table:table-cell>
          <table:table-cell table:style-name="ce51" table:formula="of:=IF([.$A109] &lt;&gt; &quot;&quot;; IF(MIN([.$O109];[.$T109];[.$Y109]) = [.$O109]; [.$O109]; IF(MIN([.$O109];[.$T109];[.$Y109]) = [.$T109]; [.$T109]; IF(ISNUMBER([.$Y109]); [.$Y109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09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0])" office:value-type="string" office:string-value="330R">
            <text:p>330R</text:p>
          </table:table-cell>
          <table:table-cell table:style-name="ce7" table:formula="of:=T([source.C110])" office:value-type="string" office:string-value="R-EU_0207/7">
            <text:p>R-EU_0207/7</text:p>
          </table:table-cell>
          <table:table-cell table:style-name="ce7" table:formula="of:=T([source.D110])">
            <text:p/>
          </table:table-cell>
          <table:table-cell table:style-name="ce16" table:formula="of:=T([source.E139])">
            <text:p/>
          </table:table-cell>
          <table:table-cell table:style-name="ce7" table:formula="of:=[source.A110]" office:value-type="float" office:value="4">
            <text:p>4</text:p>
          </table:table-cell>
          <table:table-cell table:style-name="ce7" table:formula="of:=ROUND([.E110]* (1 + extra))" office:value-type="float" office:value="4">
            <text:p>4</text:p>
          </table:table-cell>
          <table:table-cell table:style-name="ce7" table:formula="of:=MAX([.F110];[.E110]+1)" office:value-type="float" office:value="5">
            <text:p>5</text:p>
          </table:table-cell>
          <table:table-cell table:style-name="ce18"/>
          <table:table-cell table:style-name="ce7" table:formula="of:=[.G110]-[.H110]" office:value-type="float" office:value="5">
            <text:p>5</text:p>
          </table:table-cell>
          <table:table-cell table:style-name="ce7"/>
          <table:table-cell table:style-name="ce24" table:formula="of:=[source.F110]" office:value-type="float" office:value="9339418">
            <text:p>9339418</text:p>
          </table:table-cell>
          <table:table-cell table:style-name="ce30" table:formula="of:=[source.G110]" office:value-type="float" office:value="0.011">
            <text:p>0.011</text:p>
          </table:table-cell>
          <table:table-cell table:style-name="ce7" table:formula="of:=[source.H110]" office:value-type="float" office:value="50">
            <text:p>50</text:p>
          </table:table-cell>
          <table:table-cell table:style-name="ce7" table:formula="of:=CEILING([.$H110];[.M110])" office:value-type="float" office:value="0">
            <text:p>0</text:p>
          </table:table-cell>
          <table:table-cell table:style-name="ce36" table:formula="of:=IF([.N110]*[.L110] &gt; 0; [.N110]*[.L110]; &quot;&quot;)">
            <text:p/>
          </table:table-cell>
          <table:table-cell table:style-name="ce24" table:formula="of:=[source.I110]" office:value-type="float" office:value="0">
            <text:p/>
          </table:table-cell>
          <table:table-cell table:style-name="ce30" table:formula="of:=[source.J110]" office:value-type="float" office:value="0">
            <text:p>0.000</text:p>
          </table:table-cell>
          <table:table-cell table:style-name="ce7" table:formula="of:=[source.K110]" office:value-type="float" office:value="0">
            <text:p>0</text:p>
          </table:table-cell>
          <table:table-cell table:style-name="ce7" table:formula="of:=CEILING([.$H110];[.R110])" office:value-type="float" office:value="0">
            <text:p>0</text:p>
          </table:table-cell>
          <table:table-cell table:style-name="ce36" table:formula="of:=IF([.S110]*[.Q110] &gt; 0; [.S110]*[.Q110]; &quot;&quot;)">
            <text:p/>
          </table:table-cell>
          <table:table-cell table:style-name="ce24" table:formula="of:=[source.L11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0]" office:value-type="float" office:value="0">
            <text:p>0</text:p>
          </table:table-cell>
          <table:table-cell table:style-name="ce7" table:formula="of:=CEILING([.$H110];[.W110])" office:value-type="float" office:value="0">
            <text:p>0</text:p>
          </table:table-cell>
          <table:table-cell table:style-name="ce36" table:formula="of:=IF([.X110]*[.V110] &gt; 0; [.X110]*[.V110]; &quot;&quot;)">
            <text:p/>
          </table:table-cell>
          <table:table-cell table:style-name="ce40" table:formula="of:=IF([.$A110] &lt;&gt; &quot;&quot;; IF(MIN([.$O110];[.$T110];[.$Y110]) = [.$O110]; [.$K$1]; IF(MIN([.$O110];[.$T110];[.$Y110]) = [.$T110]; [.$P$1]; IF(ISNUMBER([.$Y110]); [.$U$1]; &quot;NO PRICING&quot;))); &quot;&quot;)" office:value-type="string" office:string-value="NO PRICING">
            <text:p>NO PRICING</text:p>
          </table:table-cell>
          <table:table-cell table:style-name="ce45" table:formula="of:=IF([.$A110] &lt;&gt; &quot;&quot;; IF(MIN([.$O110];[.$T110];[.$Y110]) = [.$O110]; [.$K110]; IF(MIN([.$O110];[.$T110];[.$Y110]) = [.$T110]; [.$P110]; IF(ISNUMBER([.$Y110]); [.$U110]; &quot;NO PRICING&quot;))); &quot;&quot;)" office:value-type="string" office:string-value="NO PRICING">
            <text:p>NO PRICING</text:p>
          </table:table-cell>
          <table:table-cell table:style-name="ce48" table:formula="of:=IF([.$A110] &lt;&gt; &quot;&quot;; IF(MIN([.$O110];[.$T110];[.$Y110]) = [.$O110]; [.$N110]; IF(MIN([.$O110];[.$T110];[.$Y110]) = [.$T110]; [.$S110]; IF(ISNUMBER([.$Y110]); [.$X110]; &quot;NO PRICING&quot;))); &quot;&quot;)" office:value-type="string" office:string-value="NO PRICING">
            <text:p>NO PRICING</text:p>
          </table:table-cell>
          <table:table-cell table:style-name="ce51" table:formula="of:=IF([.$A110] &lt;&gt; &quot;&quot;; IF(MIN([.$O110];[.$T110];[.$Y110]) = [.$O110]; [.$O110]; IF(MIN([.$O110];[.$T110];[.$Y110]) = [.$T110]; [.$T110]; IF(ISNUMBER([.$Y110]); [.$Y11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1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1])" office:value-type="string" office:string-value="390Ω ¼W Resistor">
            <text:p>390Ω ¼W Resistor</text:p>
          </table:table-cell>
          <table:table-cell table:style-name="ce7" table:formula="of:=T([source.C111])" office:value-type="string" office:string-value="R-EU_0207/7">
            <text:p>R-EU_0207/7</text:p>
          </table:table-cell>
          <table:table-cell table:style-name="ce7" table:formula="of:=T([source.D111])" office:value-type="string" office:string-value="390Ω ¼W Resistor">
            <text:p>390Ω ¼W Resistor</text:p>
          </table:table-cell>
          <table:table-cell table:style-name="ce16" table:formula="of:=T([source.E147])">
            <text:p/>
          </table:table-cell>
          <table:table-cell table:style-name="ce7" table:formula="of:=[source.A111]" office:value-type="float" office:value="1">
            <text:p>1</text:p>
          </table:table-cell>
          <table:table-cell table:style-name="ce7" table:formula="of:=ROUND([.E111]* (1 + extra))" office:value-type="float" office:value="1">
            <text:p>1</text:p>
          </table:table-cell>
          <table:table-cell table:style-name="ce7" table:formula="of:=MAX([.F111];[.E111]+1)" office:value-type="float" office:value="2">
            <text:p>2</text:p>
          </table:table-cell>
          <table:table-cell table:style-name="ce18"/>
          <table:table-cell table:style-name="ce7" table:formula="of:=[.G111]-[.H111]" office:value-type="float" office:value="2">
            <text:p>2</text:p>
          </table:table-cell>
          <table:table-cell table:style-name="ce7"/>
          <table:table-cell table:style-name="ce24" table:formula="of:=[source.F111]" office:value-type="float" office:value="9339477">
            <text:p>9339477</text:p>
          </table:table-cell>
          <table:table-cell table:style-name="ce30" table:formula="of:=[source.G111]" office:value-type="float" office:value="0.011">
            <text:p>0.011</text:p>
          </table:table-cell>
          <table:table-cell table:style-name="ce7" table:formula="of:=[source.H111]" office:value-type="float" office:value="50">
            <text:p>50</text:p>
          </table:table-cell>
          <table:table-cell table:style-name="ce7" table:formula="of:=CEILING([.$H111];[.M111])" office:value-type="float" office:value="0">
            <text:p>0</text:p>
          </table:table-cell>
          <table:table-cell table:style-name="ce36" table:formula="of:=IF([.N111]*[.L111] &gt; 0; [.N111]*[.L111]; &quot;&quot;)">
            <text:p/>
          </table:table-cell>
          <table:table-cell table:style-name="ce24" table:formula="of:=[source.I111]" office:value-type="float" office:value="0">
            <text:p/>
          </table:table-cell>
          <table:table-cell table:style-name="ce30" table:formula="of:=[source.J111]" office:value-type="float" office:value="0">
            <text:p>0.000</text:p>
          </table:table-cell>
          <table:table-cell table:style-name="ce7" table:formula="of:=[source.K111]" office:value-type="float" office:value="0">
            <text:p>0</text:p>
          </table:table-cell>
          <table:table-cell table:style-name="ce7" table:formula="of:=CEILING([.$H111];[.R111])" office:value-type="float" office:value="0">
            <text:p>0</text:p>
          </table:table-cell>
          <table:table-cell table:style-name="ce36" table:formula="of:=IF([.S111]*[.Q111] &gt; 0; [.S111]*[.Q111]; &quot;&quot;)">
            <text:p/>
          </table:table-cell>
          <table:table-cell table:style-name="ce24" table:formula="of:=[source.L11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1]" office:value-type="float" office:value="0">
            <text:p>0</text:p>
          </table:table-cell>
          <table:table-cell table:style-name="ce7" table:formula="of:=CEILING([.$H111];[.W111])" office:value-type="float" office:value="0">
            <text:p>0</text:p>
          </table:table-cell>
          <table:table-cell table:style-name="ce36" table:formula="of:=IF([.X111]*[.V111] &gt; 0; [.X111]*[.V111]; &quot;&quot;)">
            <text:p/>
          </table:table-cell>
          <table:table-cell table:style-name="ce40" table:formula="of:=IF([.$A111] &lt;&gt; &quot;&quot;; IF(MIN([.$O111];[.$T111];[.$Y111]) = [.$O111]; [.$K$1]; IF(MIN([.$O111];[.$T111];[.$Y111]) = [.$T111]; [.$P$1]; IF(ISNUMBER([.$Y111]); [.$U$1]; &quot;NO PRICING&quot;))); &quot;&quot;)" office:value-type="string" office:string-value="NO PRICING">
            <text:p>NO PRICING</text:p>
          </table:table-cell>
          <table:table-cell table:style-name="ce45" table:formula="of:=IF([.$A111] &lt;&gt; &quot;&quot;; IF(MIN([.$O111];[.$T111];[.$Y111]) = [.$O111]; [.$K111]; IF(MIN([.$O111];[.$T111];[.$Y111]) = [.$T111]; [.$P111]; IF(ISNUMBER([.$Y111]); [.$U111]; &quot;NO PRICING&quot;))); &quot;&quot;)" office:value-type="string" office:string-value="NO PRICING">
            <text:p>NO PRICING</text:p>
          </table:table-cell>
          <table:table-cell table:style-name="ce48" table:formula="of:=IF([.$A111] &lt;&gt; &quot;&quot;; IF(MIN([.$O111];[.$T111];[.$Y111]) = [.$O111]; [.$N111]; IF(MIN([.$O111];[.$T111];[.$Y111]) = [.$T111]; [.$S111]; IF(ISNUMBER([.$Y111]); [.$X111]; &quot;NO PRICING&quot;))); &quot;&quot;)" office:value-type="string" office:string-value="NO PRICING">
            <text:p>NO PRICING</text:p>
          </table:table-cell>
          <table:table-cell table:style-name="ce51" table:formula="of:=IF([.$A111] &lt;&gt; &quot;&quot;; IF(MIN([.$O111];[.$T111];[.$Y111]) = [.$O111]; [.$O111]; IF(MIN([.$O111];[.$T111];[.$Y111]) = [.$T111]; [.$T111]; IF(ISNUMBER([.$Y111]); [.$Y11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1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2])" office:value-type="string" office:string-value="50 kΩ resistor, ¼W">
            <text:p>50 kΩ resistor, ¼W</text:p>
          </table:table-cell>
          <table:table-cell table:style-name="ce7" table:formula="of:=T([source.C112])" office:value-type="string" office:string-value="R-EU_R0805">
            <text:p>R-EU_R0805</text:p>
          </table:table-cell>
          <table:table-cell table:style-name="ce7" table:formula="of:=T([source.D112])" office:value-type="string" office:string-value="50 kΩ resistor, ¼W">
            <text:p>50 kΩ resistor, ¼W</text:p>
          </table:table-cell>
          <table:table-cell table:style-name="ce16" table:formula="of:=T([source.E148])">
            <text:p/>
          </table:table-cell>
          <table:table-cell table:style-name="ce7" table:formula="of:=[source.A112]" office:value-type="float" office:value="1">
            <text:p>1</text:p>
          </table:table-cell>
          <table:table-cell table:style-name="ce7" table:formula="of:=ROUND([.E112]* (1 + extra))" office:value-type="float" office:value="1">
            <text:p>1</text:p>
          </table:table-cell>
          <table:table-cell table:style-name="ce7" table:formula="of:=MAX([.F112];[.E112]+1)" office:value-type="float" office:value="2">
            <text:p>2</text:p>
          </table:table-cell>
          <table:table-cell table:style-name="ce18" table:formula="of:=[.G112]" office:value-type="float" office:value="2">
            <text:p>2</text:p>
          </table:table-cell>
          <table:table-cell table:style-name="ce7" table:formula="of:=[.G112]-[.H112]" office:value-type="float" office:value="0">
            <text:p>0</text:p>
          </table:table-cell>
          <table:table-cell table:style-name="ce7"/>
          <table:table-cell table:style-name="ce24" table:formula="of:=[source.F112]" office:value-type="float" office:value="9339558">
            <text:p>9339558</text:p>
          </table:table-cell>
          <table:table-cell table:style-name="ce30" table:formula="of:=[source.G112]" office:value-type="float" office:value="0.011">
            <text:p>0.011</text:p>
          </table:table-cell>
          <table:table-cell table:style-name="ce7" table:formula="of:=[source.H112]" office:value-type="float" office:value="50">
            <text:p>50</text:p>
          </table:table-cell>
          <table:table-cell table:style-name="ce7" table:formula="of:=CEILING([.$H112];[.M112])" office:value-type="float" office:value="50">
            <text:p>50</text:p>
          </table:table-cell>
          <table:table-cell table:style-name="ce36" table:formula="of:=IF([.N112]*[.L112] &gt; 0; [.N112]*[.L112]; &quot;&quot;)" office:value-type="float" office:value="0.55">
            <text:p>0.55</text:p>
          </table:table-cell>
          <table:table-cell table:style-name="ce24" table:formula="of:=[source.I112]" office:value-type="float" office:value="0">
            <text:p/>
          </table:table-cell>
          <table:table-cell table:style-name="ce30" table:formula="of:=[source.J112]" office:value-type="float" office:value="0">
            <text:p>0.000</text:p>
          </table:table-cell>
          <table:table-cell table:style-name="ce7" table:formula="of:=[source.K112]" office:value-type="float" office:value="0">
            <text:p>0</text:p>
          </table:table-cell>
          <table:table-cell table:style-name="ce7" table:formula="of:=CEILING([.$H112];[.R112])" office:value-type="float" office:value="0">
            <text:p>0</text:p>
          </table:table-cell>
          <table:table-cell table:style-name="ce36" table:formula="of:=IF([.S112]*[.Q112] &gt; 0; [.S112]*[.Q112]; &quot;&quot;)">
            <text:p/>
          </table:table-cell>
          <table:table-cell table:style-name="ce24" table:formula="of:=[source.L112]" office:value-type="string" office:string-value="131-457">
            <text:p>131-457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12]" office:value-type="float" office:value="10">
            <text:p>10</text:p>
          </table:table-cell>
          <table:table-cell table:style-name="ce7" table:formula="of:=CEILING([.$H112];[.W112])" office:value-type="float" office:value="10">
            <text:p>10</text:p>
          </table:table-cell>
          <table:table-cell table:style-name="ce36" table:formula="of:=IF([.X112]*[.V112] &gt; 0; [.X112]*[.V112]; &quot;&quot;)" office:value-type="float" office:value="9990">
            <text:p>9,990.00</text:p>
          </table:table-cell>
          <table:table-cell table:style-name="ce40" table:formula="of:=IF([.$A112] &lt;&gt; &quot;&quot;; IF(MIN([.$O112];[.$T112];[.$Y112]) = [.$O112]; [.$K$1]; IF(MIN([.$O112];[.$T112];[.$Y112]) = [.$T112]; [.$P$1]; IF(ISNUMBER([.$Y112]); [.$U$1]; &quot;NO PRICING&quot;))); &quot;&quot;)" office:value-type="string" office:string-value="Farnell">
            <text:p>Farnell</text:p>
          </table:table-cell>
          <table:table-cell table:style-name="ce45" table:formula="of:=IF([.$A112] &lt;&gt; &quot;&quot;; IF(MIN([.$O112];[.$T112];[.$Y112]) = [.$O112]; [.$K112]; IF(MIN([.$O112];[.$T112];[.$Y112]) = [.$T112]; [.$P112]; IF(ISNUMBER([.$Y112]); [.$U112]; &quot;NO PRICING&quot;))); &quot;&quot;)" office:value-type="float" office:value="9339558">
            <text:p>9339558</text:p>
          </table:table-cell>
          <table:table-cell table:style-name="ce48" table:formula="of:=IF([.$A112] &lt;&gt; &quot;&quot;; IF(MIN([.$O112];[.$T112];[.$Y112]) = [.$O112]; [.$N112]; IF(MIN([.$O112];[.$T112];[.$Y112]) = [.$T112]; [.$S112]; IF(ISNUMBER([.$Y112]); [.$X112]; &quot;NO PRICING&quot;))); &quot;&quot;)" office:value-type="float" office:value="50">
            <text:p>50</text:p>
          </table:table-cell>
          <table:table-cell table:style-name="ce51" table:formula="of:=IF([.$A112] &lt;&gt; &quot;&quot;; IF(MIN([.$O112];[.$T112];[.$Y112]) = [.$O112]; [.$O112]; IF(MIN([.$O112];[.$T112];[.$Y112]) = [.$T112]; [.$T112]; IF(ISNUMBER([.$Y112]); [.$Y112]; &quot;NO PRICING&quot;))); &quot;&quot;)" office:value-type="float" office:value="0.55">
            <text:p>0.55</text:p>
          </table:table-cell>
          <table:table-cell table:style-name="ce55" office:value-type="string">
            <text:p>OK</text:p>
          </table:table-cell>
          <table:table-cell table:style-name="ce7" table:formula="of:=[.H112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3])" office:value-type="string" office:string-value="50k log">
            <text:p>50k log</text:p>
          </table:table-cell>
          <table:table-cell table:style-name="ce7" table:formula="of:=T([source.C113])" office:value-type="string" office:string-value="TRIM_EU-CT6">
            <text:p>TRIM_EU-CT6</text:p>
          </table:table-cell>
          <table:table-cell table:style-name="ce7" table:formula="of:=T([source.D113])">
            <text:p/>
          </table:table-cell>
          <table:table-cell table:style-name="ce16" table:formula="of:=T([source.E149])" office:value-type="string" office:string-value="May need to reduce frequency. 4 MHz: RS 547-5392. 10 MHz: 547-5421. 12 MHz: RS 547-5459">
            <text:p>May need to reduce frequency. 4 MHz: RS 547-5392. 10 MHz: 547-5421. 12 MHz: RS 547-5459</text:p>
          </table:table-cell>
          <table:table-cell table:style-name="ce7" table:formula="of:=[source.A113]" office:value-type="float" office:value="1">
            <text:p>1</text:p>
          </table:table-cell>
          <table:table-cell table:style-name="ce7" table:formula="of:=ROUND([.E113]* (1 + extra))" office:value-type="float" office:value="1">
            <text:p>1</text:p>
          </table:table-cell>
          <table:table-cell table:style-name="ce7" table:formula="of:=MAX([.F113];[.E113]+1)" office:value-type="float" office:value="2">
            <text:p>2</text:p>
          </table:table-cell>
          <table:table-cell table:style-name="ce18"/>
          <table:table-cell table:style-name="ce7" table:formula="of:=[.G113]-[.H113]" office:value-type="float" office:value="2">
            <text:p>2</text:p>
          </table:table-cell>
          <table:table-cell table:style-name="ce7"/>
          <table:table-cell table:style-name="ce24" table:formula="of:=[source.F113]" office:value-type="float" office:value="0">
            <text:p/>
          </table:table-cell>
          <table:table-cell table:style-name="ce30" table:formula="of:=[source.G113]" office:value-type="float" office:value="0">
            <text:p>0.000</text:p>
          </table:table-cell>
          <table:table-cell table:style-name="ce7" table:formula="of:=[source.H113]" office:value-type="float" office:value="0">
            <text:p>0</text:p>
          </table:table-cell>
          <table:table-cell table:style-name="ce7" table:formula="of:=CEILING([.$H113];[.M113])" office:value-type="float" office:value="0">
            <text:p>0</text:p>
          </table:table-cell>
          <table:table-cell table:style-name="ce36" table:formula="of:=IF([.N113]*[.L113] &gt; 0; [.N113]*[.L113]; &quot;&quot;)">
            <text:p/>
          </table:table-cell>
          <table:table-cell table:style-name="ce24" table:formula="of:=[source.I113]" office:value-type="float" office:value="0">
            <text:p/>
          </table:table-cell>
          <table:table-cell table:style-name="ce30" table:formula="of:=[source.J113]" office:value-type="float" office:value="0">
            <text:p>0.000</text:p>
          </table:table-cell>
          <table:table-cell table:style-name="ce7" table:formula="of:=[source.K113]" office:value-type="float" office:value="0">
            <text:p>0</text:p>
          </table:table-cell>
          <table:table-cell table:style-name="ce7" table:formula="of:=CEILING([.$H113];[.R113])" office:value-type="float" office:value="0">
            <text:p>0</text:p>
          </table:table-cell>
          <table:table-cell table:style-name="ce36" table:formula="of:=IF([.S113]*[.Q113] &gt; 0; [.S113]*[.Q113]; &quot;&quot;)">
            <text:p/>
          </table:table-cell>
          <table:table-cell table:style-name="ce24" table:formula="of:=[source.L11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3]" office:value-type="float" office:value="0">
            <text:p>0</text:p>
          </table:table-cell>
          <table:table-cell table:style-name="ce7" table:formula="of:=CEILING([.$H113];[.W113])" office:value-type="float" office:value="0">
            <text:p>0</text:p>
          </table:table-cell>
          <table:table-cell table:style-name="ce36" table:formula="of:=IF([.X113]*[.V113] &gt; 0; [.X113]*[.V113]; &quot;&quot;)">
            <text:p/>
          </table:table-cell>
          <table:table-cell table:style-name="ce40" table:formula="of:=IF([.$A113] &lt;&gt; &quot;&quot;; IF(MIN([.$O113];[.$T113];[.$Y113]) = [.$O113]; [.$K$1]; IF(MIN([.$O113];[.$T113];[.$Y113]) = [.$T113]; [.$P$1]; IF(ISNUMBER([.$Y113]); [.$U$1]; &quot;NO PRICING&quot;))); &quot;&quot;)" office:value-type="string" office:string-value="NO PRICING">
            <text:p>NO PRICING</text:p>
          </table:table-cell>
          <table:table-cell table:style-name="ce45" table:formula="of:=IF([.$A113] &lt;&gt; &quot;&quot;; IF(MIN([.$O113];[.$T113];[.$Y113]) = [.$O113]; [.$K113]; IF(MIN([.$O113];[.$T113];[.$Y113]) = [.$T113]; [.$P113]; IF(ISNUMBER([.$Y113]); [.$U113]; &quot;NO PRICING&quot;))); &quot;&quot;)" office:value-type="string" office:string-value="NO PRICING">
            <text:p>NO PRICING</text:p>
          </table:table-cell>
          <table:table-cell table:style-name="ce48" table:formula="of:=IF([.$A113] &lt;&gt; &quot;&quot;; IF(MIN([.$O113];[.$T113];[.$Y113]) = [.$O113]; [.$N113]; IF(MIN([.$O113];[.$T113];[.$Y113]) = [.$T113]; [.$S113]; IF(ISNUMBER([.$Y113]); [.$X113]; &quot;NO PRICING&quot;))); &quot;&quot;)" office:value-type="string" office:string-value="NO PRICING">
            <text:p>NO PRICING</text:p>
          </table:table-cell>
          <table:table-cell table:style-name="ce51" table:formula="of:=IF([.$A113] &lt;&gt; &quot;&quot;; IF(MIN([.$O113];[.$T113];[.$Y113]) = [.$O113]; [.$O113]; IF(MIN([.$O113];[.$T113];[.$Y113]) = [.$T113]; [.$T113]; IF(ISNUMBER([.$Y113]); [.$Y11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1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4])" office:value-type="string" office:string-value="8×10kΩ resistor, DIL packaged">
            <text:p>8×10kΩ resistor, DIL packaged</text:p>
          </table:table-cell>
          <table:table-cell table:style-name="ce7" table:formula="of:=T([source.C114])" office:value-type="string" office:string-value="8R-N">
            <text:p>8R-N</text:p>
          </table:table-cell>
          <table:table-cell table:style-name="ce7" table:formula="of:=T([source.D114])" office:value-type="string" office:string-value="8×10kΩ resistor, DIL packaged">
            <text:p>8×10kΩ resistor, DIL packaged</text:p>
          </table:table-cell>
          <table:table-cell table:style-name="ce16" table:formula="of:=T([source.E151])">
            <text:p/>
          </table:table-cell>
          <table:table-cell table:style-name="ce7" table:formula="of:=[source.A114]" office:value-type="float" office:value="7">
            <text:p>7</text:p>
          </table:table-cell>
          <table:table-cell table:style-name="ce7" table:formula="of:=ROUND([.E114]* (1 + extra))" office:value-type="float" office:value="8">
            <text:p>8</text:p>
          </table:table-cell>
          <table:table-cell table:style-name="ce7" table:formula="of:=MAX([.F114];[.E114]+1)" office:value-type="float" office:value="8">
            <text:p>8</text:p>
          </table:table-cell>
          <table:table-cell table:style-name="ce18"/>
          <table:table-cell table:style-name="ce7" table:formula="of:=[.G114]-[.H114]" office:value-type="float" office:value="8">
            <text:p>8</text:p>
          </table:table-cell>
          <table:table-cell table:style-name="ce7"/>
          <table:table-cell table:style-name="ce24" table:formula="of:=[source.F114]" office:value-type="float" office:value="9339418">
            <text:p>9339418</text:p>
          </table:table-cell>
          <table:table-cell table:style-name="ce30" table:formula="of:=[source.G114]" office:value-type="float" office:value="0.011">
            <text:p>0.011</text:p>
          </table:table-cell>
          <table:table-cell table:style-name="ce7" table:formula="of:=[source.H114]" office:value-type="float" office:value="50">
            <text:p>50</text:p>
          </table:table-cell>
          <table:table-cell table:style-name="ce7" table:formula="of:=CEILING([.$H114];[.M114])" office:value-type="float" office:value="0">
            <text:p>0</text:p>
          </table:table-cell>
          <table:table-cell table:style-name="ce36" table:formula="of:=IF([.N114]*[.L114] &gt; 0; [.N114]*[.L114]; &quot;&quot;)">
            <text:p/>
          </table:table-cell>
          <table:table-cell table:style-name="ce24" table:formula="of:=[source.I114]" office:value-type="float" office:value="0">
            <text:p/>
          </table:table-cell>
          <table:table-cell table:style-name="ce30" table:formula="of:=[source.J114]" office:value-type="float" office:value="0">
            <text:p>0.000</text:p>
          </table:table-cell>
          <table:table-cell table:style-name="ce7" table:formula="of:=[source.K114]" office:value-type="float" office:value="0">
            <text:p>0</text:p>
          </table:table-cell>
          <table:table-cell table:style-name="ce7" table:formula="of:=CEILING([.$H114];[.R114])" office:value-type="float" office:value="0">
            <text:p>0</text:p>
          </table:table-cell>
          <table:table-cell table:style-name="ce36" table:formula="of:=IF([.S114]*[.Q114] &gt; 0; [.S114]*[.Q114]; &quot;&quot;)">
            <text:p/>
          </table:table-cell>
          <table:table-cell table:style-name="ce24" table:formula="of:=[source.L114]" office:value-type="string" office:string-value="707-7622">
            <text:p>707-7622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14]" office:value-type="float" office:value="10">
            <text:p>10</text:p>
          </table:table-cell>
          <table:table-cell table:style-name="ce7" table:formula="of:=CEILING([.$H114];[.W114])" office:value-type="float" office:value="0">
            <text:p>0</text:p>
          </table:table-cell>
          <table:table-cell table:style-name="ce36" table:formula="of:=IF([.X114]*[.V114] &gt; 0; [.X114]*[.V114]; &quot;&quot;)">
            <text:p/>
          </table:table-cell>
          <table:table-cell table:style-name="ce40" table:formula="of:=IF([.$A114] &lt;&gt; &quot;&quot;; IF(MIN([.$O114];[.$T114];[.$Y114]) = [.$O114]; [.$K$1]; IF(MIN([.$O114];[.$T114];[.$Y114]) = [.$T114]; [.$P$1]; IF(ISNUMBER([.$Y114]); [.$U$1]; &quot;NO PRICING&quot;))); &quot;&quot;)" office:value-type="string" office:string-value="NO PRICING">
            <text:p>NO PRICING</text:p>
          </table:table-cell>
          <table:table-cell table:style-name="ce45" table:formula="of:=IF([.$A114] &lt;&gt; &quot;&quot;; IF(MIN([.$O114];[.$T114];[.$Y114]) = [.$O114]; [.$K114]; IF(MIN([.$O114];[.$T114];[.$Y114]) = [.$T114]; [.$P114]; IF(ISNUMBER([.$Y114]); [.$U114]; &quot;NO PRICING&quot;))); &quot;&quot;)" office:value-type="string" office:string-value="NO PRICING">
            <text:p>NO PRICING</text:p>
          </table:table-cell>
          <table:table-cell table:style-name="ce48" table:formula="of:=IF([.$A114] &lt;&gt; &quot;&quot;; IF(MIN([.$O114];[.$T114];[.$Y114]) = [.$O114]; [.$N114]; IF(MIN([.$O114];[.$T114];[.$Y114]) = [.$T114]; [.$S114]; IF(ISNUMBER([.$Y114]); [.$X114]; &quot;NO PRICING&quot;))); &quot;&quot;)" office:value-type="string" office:string-value="NO PRICING">
            <text:p>NO PRICING</text:p>
          </table:table-cell>
          <table:table-cell table:style-name="ce51" table:formula="of:=IF([.$A114] &lt;&gt; &quot;&quot;; IF(MIN([.$O114];[.$T114];[.$Y114]) = [.$O114]; [.$O114]; IF(MIN([.$O114];[.$T114];[.$Y114]) = [.$T114]; [.$T114]; IF(ISNUMBER([.$Y114]); [.$Y11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14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5])" office:value-type="string" office:string-value="8×50kΩ resistor network">
            <text:p>8×50kΩ resistor network</text:p>
          </table:table-cell>
          <table:table-cell table:style-name="ce7" table:formula="of:=T([source.C115])" office:value-type="string" office:string-value="8R-N">
            <text:p>8R-N</text:p>
          </table:table-cell>
          <table:table-cell table:style-name="ce7" table:formula="of:=T([source.D115])" office:value-type="string" office:string-value="8×50kΩ resistor network">
            <text:p>8×50kΩ resistor network</text:p>
          </table:table-cell>
          <table:table-cell table:style-name="ce16" table:formula="of:=T([source.E152])">
            <text:p/>
          </table:table-cell>
          <table:table-cell table:style-name="ce7" table:formula="of:=[source.A115]" office:value-type="float" office:value="3">
            <text:p>3</text:p>
          </table:table-cell>
          <table:table-cell table:style-name="ce7" table:formula="of:=ROUND([.E115]* (1 + extra))" office:value-type="float" office:value="3">
            <text:p>3</text:p>
          </table:table-cell>
          <table:table-cell table:style-name="ce7" table:formula="of:=MAX([.F115];[.E115]+1)" office:value-type="float" office:value="4">
            <text:p>4</text:p>
          </table:table-cell>
          <table:table-cell table:style-name="ce18"/>
          <table:table-cell table:style-name="ce7" table:formula="of:=[.G115]-[.H115]" office:value-type="float" office:value="4">
            <text:p>4</text:p>
          </table:table-cell>
          <table:table-cell table:style-name="ce7"/>
          <table:table-cell table:style-name="ce24" table:formula="of:=[source.F115]" office:value-type="float" office:value="9339558">
            <text:p>9339558</text:p>
          </table:table-cell>
          <table:table-cell table:style-name="ce30" table:formula="of:=[source.G115]" office:value-type="float" office:value="0.011">
            <text:p>0.011</text:p>
          </table:table-cell>
          <table:table-cell table:style-name="ce7" table:formula="of:=[source.H115]" office:value-type="float" office:value="50">
            <text:p>50</text:p>
          </table:table-cell>
          <table:table-cell table:style-name="ce7" table:formula="of:=CEILING([.$H115];[.M115])" office:value-type="float" office:value="0">
            <text:p>0</text:p>
          </table:table-cell>
          <table:table-cell table:style-name="ce36" table:formula="of:=IF([.N115]*[.L115] &gt; 0; [.N115]*[.L115]; &quot;&quot;)">
            <text:p/>
          </table:table-cell>
          <table:table-cell table:style-name="ce24" table:formula="of:=[source.I115]" office:value-type="float" office:value="0">
            <text:p/>
          </table:table-cell>
          <table:table-cell table:style-name="ce30" table:formula="of:=[source.J115]" office:value-type="float" office:value="0">
            <text:p>0.000</text:p>
          </table:table-cell>
          <table:table-cell table:style-name="ce7" table:formula="of:=[source.K115]" office:value-type="float" office:value="0">
            <text:p>0</text:p>
          </table:table-cell>
          <table:table-cell table:style-name="ce7" table:formula="of:=CEILING([.$H115];[.R115])" office:value-type="float" office:value="0">
            <text:p>0</text:p>
          </table:table-cell>
          <table:table-cell table:style-name="ce36" table:formula="of:=IF([.S115]*[.Q115] &gt; 0; [.S115]*[.Q115]; &quot;&quot;)">
            <text:p/>
          </table:table-cell>
          <table:table-cell table:style-name="ce24" table:formula="of:=[source.L115]" office:value-type="string" office:string-value="131-457">
            <text:p>131-457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15]" office:value-type="float" office:value="10">
            <text:p>10</text:p>
          </table:table-cell>
          <table:table-cell table:style-name="ce7" table:formula="of:=CEILING([.$H115];[.W115])" office:value-type="float" office:value="0">
            <text:p>0</text:p>
          </table:table-cell>
          <table:table-cell table:style-name="ce36" table:formula="of:=IF([.X115]*[.V115] &gt; 0; [.X115]*[.V115]; &quot;&quot;)">
            <text:p/>
          </table:table-cell>
          <table:table-cell table:style-name="ce40" table:formula="of:=IF([.$A115] &lt;&gt; &quot;&quot;; IF(MIN([.$O115];[.$T115];[.$Y115]) = [.$O115]; [.$K$1]; IF(MIN([.$O115];[.$T115];[.$Y115]) = [.$T115]; [.$P$1]; IF(ISNUMBER([.$Y115]); [.$U$1]; &quot;NO PRICING&quot;))); &quot;&quot;)" office:value-type="string" office:string-value="NO PRICING">
            <text:p>NO PRICING</text:p>
          </table:table-cell>
          <table:table-cell table:style-name="ce45" table:formula="of:=IF([.$A115] &lt;&gt; &quot;&quot;; IF(MIN([.$O115];[.$T115];[.$Y115]) = [.$O115]; [.$K115]; IF(MIN([.$O115];[.$T115];[.$Y115]) = [.$T115]; [.$P115]; IF(ISNUMBER([.$Y115]); [.$U115]; &quot;NO PRICING&quot;))); &quot;&quot;)" office:value-type="string" office:string-value="NO PRICING">
            <text:p>NO PRICING</text:p>
          </table:table-cell>
          <table:table-cell table:style-name="ce48" table:formula="of:=IF([.$A115] &lt;&gt; &quot;&quot;; IF(MIN([.$O115];[.$T115];[.$Y115]) = [.$O115]; [.$N115]; IF(MIN([.$O115];[.$T115];[.$Y115]) = [.$T115]; [.$S115]; IF(ISNUMBER([.$Y115]); [.$X115]; &quot;NO PRICING&quot;))); &quot;&quot;)" office:value-type="string" office:string-value="NO PRICING">
            <text:p>NO PRICING</text:p>
          </table:table-cell>
          <table:table-cell table:style-name="ce51" table:formula="of:=IF([.$A115] &lt;&gt; &quot;&quot;; IF(MIN([.$O115];[.$T115];[.$Y115]) = [.$O115]; [.$O115]; IF(MIN([.$O115];[.$T115];[.$Y115]) = [.$T115]; [.$T115]; IF(ISNUMBER([.$Y115]); [.$Y115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15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6])" office:value-type="string" office:string-value="3×4.7kΩ resistor network">
            <text:p>3×4.7kΩ resistor network</text:p>
          </table:table-cell>
          <table:table-cell table:style-name="ce7" table:formula="of:=T([source.C116])" office:value-type="string" office:string-value="G03R">
            <text:p>G03R</text:p>
          </table:table-cell>
          <table:table-cell table:style-name="ce7" table:formula="of:=T([source.D116])" office:value-type="string" office:string-value="3×4.7kΩ resistor network">
            <text:p>3×4.7kΩ resistor network</text:p>
          </table:table-cell>
          <table:table-cell table:style-name="ce16" table:formula="of:=T([source.E103])">
            <text:p/>
          </table:table-cell>
          <table:table-cell table:style-name="ce7" table:formula="of:=[source.A116]" office:value-type="float" office:value="2">
            <text:p>2</text:p>
          </table:table-cell>
          <table:table-cell table:style-name="ce7" table:formula="of:=ROUND([.E116]* (1 + extra))" office:value-type="float" office:value="2">
            <text:p>2</text:p>
          </table:table-cell>
          <table:table-cell table:style-name="ce7" table:formula="of:=MAX([.F116];[.E116]+1)" office:value-type="float" office:value="3">
            <text:p>3</text:p>
          </table:table-cell>
          <table:table-cell table:style-name="ce18" table:formula="of:=[.G116]" office:value-type="float" office:value="3">
            <text:p>3</text:p>
          </table:table-cell>
          <table:table-cell table:style-name="ce7" table:formula="of:=[.G116]-[.H116]" office:value-type="float" office:value="0">
            <text:p>0</text:p>
          </table:table-cell>
          <table:table-cell table:style-name="ce7"/>
          <table:table-cell table:style-name="ce24" table:formula="of:=[source.F116]" office:value-type="float" office:value="9356347">
            <text:p>9356347</text:p>
          </table:table-cell>
          <table:table-cell table:style-name="ce30" table:formula="of:=[source.G116]" office:value-type="float" office:value="0.24">
            <text:p>0.240</text:p>
          </table:table-cell>
          <table:table-cell table:style-name="ce7" table:formula="of:=[source.H116]" office:value-type="float" office:value="5">
            <text:p>5</text:p>
          </table:table-cell>
          <table:table-cell table:style-name="ce7" table:formula="of:=CEILING([.$H116];[.M116])" office:value-type="float" office:value="5">
            <text:p>5</text:p>
          </table:table-cell>
          <table:table-cell table:style-name="ce36" table:formula="of:=IF([.N116]*[.L116] &gt; 0; [.N116]*[.L116]; &quot;&quot;)" office:value-type="float" office:value="1.2">
            <text:p>1.20</text:p>
          </table:table-cell>
          <table:table-cell table:style-name="ce24" table:formula="of:=[source.I116]" office:value-type="float" office:value="0">
            <text:p/>
          </table:table-cell>
          <table:table-cell table:style-name="ce30" table:formula="of:=[source.J116]" office:value-type="float" office:value="0">
            <text:p>0.000</text:p>
          </table:table-cell>
          <table:table-cell table:style-name="ce7" table:formula="of:=[source.K116]" office:value-type="float" office:value="0">
            <text:p>0</text:p>
          </table:table-cell>
          <table:table-cell table:style-name="ce7" table:formula="of:=CEILING([.$H116];[.R116])" office:value-type="float" office:value="0">
            <text:p>0</text:p>
          </table:table-cell>
          <table:table-cell table:style-name="ce36" table:formula="of:=IF([.S116]*[.Q116] &gt; 0; [.S116]*[.Q116]; &quot;&quot;)">
            <text:p/>
          </table:table-cell>
          <table:table-cell table:style-name="ce24" table:formula="of:=[source.L11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6]" office:value-type="float" office:value="0">
            <text:p>0</text:p>
          </table:table-cell>
          <table:table-cell table:style-name="ce7" table:formula="of:=CEILING([.$H116];[.W116])" office:value-type="float" office:value="0">
            <text:p>0</text:p>
          </table:table-cell>
          <table:table-cell table:style-name="ce36" table:formula="of:=IF([.X116]*[.V116] &gt; 0; [.X116]*[.V116]; &quot;&quot;)">
            <text:p/>
          </table:table-cell>
          <table:table-cell table:style-name="ce40" table:formula="of:=IF([.$A116] &lt;&gt; &quot;&quot;; IF(MIN([.$O116];[.$T116];[.$Y116]) = [.$O116]; [.$K$1]; IF(MIN([.$O116];[.$T116];[.$Y116]) = [.$T116]; [.$P$1]; IF(ISNUMBER([.$Y116]); [.$U$1]; &quot;NO PRICING&quot;))); &quot;&quot;)" office:value-type="string" office:string-value="Farnell">
            <text:p>Farnell</text:p>
          </table:table-cell>
          <table:table-cell table:style-name="ce45" table:formula="of:=IF([.$A116] &lt;&gt; &quot;&quot;; IF(MIN([.$O116];[.$T116];[.$Y116]) = [.$O116]; [.$K116]; IF(MIN([.$O116];[.$T116];[.$Y116]) = [.$T116]; [.$P116]; IF(ISNUMBER([.$Y116]); [.$U116]; &quot;NO PRICING&quot;))); &quot;&quot;)" office:value-type="float" office:value="9356347">
            <text:p>9356347</text:p>
          </table:table-cell>
          <table:table-cell table:style-name="ce48" table:formula="of:=IF([.$A116] &lt;&gt; &quot;&quot;; IF(MIN([.$O116];[.$T116];[.$Y116]) = [.$O116]; [.$N116]; IF(MIN([.$O116];[.$T116];[.$Y116]) = [.$T116]; [.$S116]; IF(ISNUMBER([.$Y116]); [.$X116]; &quot;NO PRICING&quot;))); &quot;&quot;)" office:value-type="float" office:value="5">
            <text:p>5</text:p>
          </table:table-cell>
          <table:table-cell table:style-name="ce51" table:formula="of:=IF([.$A116] &lt;&gt; &quot;&quot;; IF(MIN([.$O116];[.$T116];[.$Y116]) = [.$O116]; [.$O116]; IF(MIN([.$O116];[.$T116];[.$Y116]) = [.$T116]; [.$T116]; IF(ISNUMBER([.$Y116]); [.$Y116]; &quot;NO PRICING&quot;))); &quot;&quot;)" office:value-type="float" office:value="1.2">
            <text:p>1.20</text:p>
          </table:table-cell>
          <table:table-cell table:style-name="ce55" office:value-type="string">
            <text:p>OK</text:p>
          </table:table-cell>
          <table:table-cell table:style-name="ce7" table:formula="of:=[.H116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7])" office:value-type="string" office:string-value="4k7">
            <text:p>4k7</text:p>
          </table:table-cell>
          <table:table-cell table:style-name="ce7" table:formula="of:=T([source.C117])" office:value-type="string" office:string-value="G04R">
            <text:p>G04R</text:p>
          </table:table-cell>
          <table:table-cell table:style-name="ce7" table:formula="of:=T([source.D117])">
            <text:p/>
          </table:table-cell>
          <table:table-cell table:style-name="ce16" table:formula="of:=T([source.E104])">
            <text:p/>
          </table:table-cell>
          <table:table-cell table:style-name="ce7" table:formula="of:=[source.A117]" office:value-type="float" office:value="1">
            <text:p>1</text:p>
          </table:table-cell>
          <table:table-cell table:style-name="ce7" table:formula="of:=ROUND([.E117]* (1 + extra))" office:value-type="float" office:value="1">
            <text:p>1</text:p>
          </table:table-cell>
          <table:table-cell table:style-name="ce7" table:formula="of:=MAX([.F117];[.E117]+1)" office:value-type="float" office:value="2">
            <text:p>2</text:p>
          </table:table-cell>
          <table:table-cell table:style-name="ce18" table:formula="of:=[.G117]" office:value-type="float" office:value="2">
            <text:p>2</text:p>
          </table:table-cell>
          <table:table-cell table:style-name="ce7" table:formula="of:=[.G117]-[.H117]" office:value-type="float" office:value="0">
            <text:p>0</text:p>
          </table:table-cell>
          <table:table-cell table:style-name="ce7"/>
          <table:table-cell table:style-name="ce24" table:formula="of:=[source.F117]" office:value-type="float" office:value="1973120">
            <text:p>1973120</text:p>
          </table:table-cell>
          <table:table-cell table:style-name="ce30" table:formula="of:=[source.G117]" office:value-type="float" office:value="0.065">
            <text:p>0.065</text:p>
          </table:table-cell>
          <table:table-cell table:style-name="ce7" table:formula="of:=[source.H117]" office:value-type="float" office:value="10">
            <text:p>10</text:p>
          </table:table-cell>
          <table:table-cell table:style-name="ce7" table:formula="of:=CEILING([.$H117];[.M117])" office:value-type="float" office:value="10">
            <text:p>10</text:p>
          </table:table-cell>
          <table:table-cell table:style-name="ce36" table:formula="of:=IF([.N117]*[.L117] &gt; 0; [.N117]*[.L117]; &quot;&quot;)" office:value-type="float" office:value="0.65">
            <text:p>0.65</text:p>
          </table:table-cell>
          <table:table-cell table:style-name="ce24" table:formula="of:=[source.I117]" office:value-type="float" office:value="0">
            <text:p/>
          </table:table-cell>
          <table:table-cell table:style-name="ce30" table:formula="of:=[source.J117]" office:value-type="float" office:value="0">
            <text:p>0.000</text:p>
          </table:table-cell>
          <table:table-cell table:style-name="ce7" table:formula="of:=[source.K117]" office:value-type="float" office:value="0">
            <text:p>0</text:p>
          </table:table-cell>
          <table:table-cell table:style-name="ce7" table:formula="of:=CEILING([.$H117];[.R117])" office:value-type="float" office:value="0">
            <text:p>0</text:p>
          </table:table-cell>
          <table:table-cell table:style-name="ce36" table:formula="of:=IF([.S117]*[.Q117] &gt; 0; [.S117]*[.Q117]; &quot;&quot;)">
            <text:p/>
          </table:table-cell>
          <table:table-cell table:style-name="ce24" table:formula="of:=[source.L11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7]" office:value-type="float" office:value="0">
            <text:p>0</text:p>
          </table:table-cell>
          <table:table-cell table:style-name="ce7" table:formula="of:=CEILING([.$H117];[.W117])" office:value-type="float" office:value="0">
            <text:p>0</text:p>
          </table:table-cell>
          <table:table-cell table:style-name="ce36" table:formula="of:=IF([.X117]*[.V117] &gt; 0; [.X117]*[.V117]; &quot;&quot;)">
            <text:p/>
          </table:table-cell>
          <table:table-cell table:style-name="ce40" table:formula="of:=IF([.$A117] &lt;&gt; &quot;&quot;; IF(MIN([.$O117];[.$T117];[.$Y117]) = [.$O117]; [.$K$1]; IF(MIN([.$O117];[.$T117];[.$Y117]) = [.$T117]; [.$P$1]; IF(ISNUMBER([.$Y117]); [.$U$1]; &quot;NO PRICING&quot;))); &quot;&quot;)" office:value-type="string" office:string-value="Farnell">
            <text:p>Farnell</text:p>
          </table:table-cell>
          <table:table-cell table:style-name="ce45" table:formula="of:=IF([.$A117] &lt;&gt; &quot;&quot;; IF(MIN([.$O117];[.$T117];[.$Y117]) = [.$O117]; [.$K117]; IF(MIN([.$O117];[.$T117];[.$Y117]) = [.$T117]; [.$P117]; IF(ISNUMBER([.$Y117]); [.$U117]; &quot;NO PRICING&quot;))); &quot;&quot;)" office:value-type="float" office:value="1973120">
            <text:p>1973120</text:p>
          </table:table-cell>
          <table:table-cell table:style-name="ce48" table:formula="of:=IF([.$A117] &lt;&gt; &quot;&quot;; IF(MIN([.$O117];[.$T117];[.$Y117]) = [.$O117]; [.$N117]; IF(MIN([.$O117];[.$T117];[.$Y117]) = [.$T117]; [.$S117]; IF(ISNUMBER([.$Y117]); [.$X117]; &quot;NO PRICING&quot;))); &quot;&quot;)" office:value-type="float" office:value="10">
            <text:p>10</text:p>
          </table:table-cell>
          <table:table-cell table:style-name="ce51" table:formula="of:=IF([.$A117] &lt;&gt; &quot;&quot;; IF(MIN([.$O117];[.$T117];[.$Y117]) = [.$O117]; [.$O117]; IF(MIN([.$O117];[.$T117];[.$Y117]) = [.$T117]; [.$T117]; IF(ISNUMBER([.$Y117]); [.$Y117]; &quot;NO PRICING&quot;))); &quot;&quot;)" office:value-type="float" office:value="0.65">
            <text:p>0.65</text:p>
          </table:table-cell>
          <table:table-cell table:style-name="ce55" office:value-type="string">
            <text:p>N/A, use GO5R</text:p>
          </table:table-cell>
          <table:table-cell table:style-name="ce7" table:formula="of:=[.H117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8])" office:value-type="string" office:string-value="5×4.7kΩ resistor network">
            <text:p>5×4.7kΩ resistor network</text:p>
          </table:table-cell>
          <table:table-cell table:style-name="ce7" table:formula="of:=T([source.C118])" office:value-type="string" office:string-value="G05R">
            <text:p>G05R</text:p>
          </table:table-cell>
          <table:table-cell table:style-name="ce7" table:formula="of:=T([source.D118])" office:value-type="string" office:string-value="5×4.7kΩ resistor network">
            <text:p>5×4.7kΩ resistor network</text:p>
          </table:table-cell>
          <table:table-cell table:style-name="ce16" table:formula="of:=T([source.E105])">
            <text:p/>
          </table:table-cell>
          <table:table-cell table:style-name="ce7" table:formula="of:=[source.A118]" office:value-type="float" office:value="1">
            <text:p>1</text:p>
          </table:table-cell>
          <table:table-cell table:style-name="ce7" table:formula="of:=ROUND([.E118]* (1 + extra))" office:value-type="float" office:value="1">
            <text:p>1</text:p>
          </table:table-cell>
          <table:table-cell table:style-name="ce7" table:formula="of:=MAX([.F118];[.E118]+1)" office:value-type="float" office:value="2">
            <text:p>2</text:p>
          </table:table-cell>
          <table:table-cell table:style-name="ce18" table:formula="of:=[.G118]" office:value-type="float" office:value="2">
            <text:p>2</text:p>
          </table:table-cell>
          <table:table-cell table:style-name="ce7" table:formula="of:=[.G118]-[.H118]" office:value-type="float" office:value="0">
            <text:p>0</text:p>
          </table:table-cell>
          <table:table-cell table:style-name="ce7"/>
          <table:table-cell table:style-name="ce24" table:formula="of:=[source.F118]" office:value-type="float" office:value="1973120">
            <text:p>1973120</text:p>
          </table:table-cell>
          <table:table-cell table:style-name="ce30" table:formula="of:=[source.G118]" office:value-type="float" office:value="0.065">
            <text:p>0.065</text:p>
          </table:table-cell>
          <table:table-cell table:style-name="ce7" table:formula="of:=[source.H118]" office:value-type="float" office:value="10">
            <text:p>10</text:p>
          </table:table-cell>
          <table:table-cell table:style-name="ce7" table:formula="of:=CEILING([.$H118];[.M118])" office:value-type="float" office:value="10">
            <text:p>10</text:p>
          </table:table-cell>
          <table:table-cell table:style-name="ce36" table:formula="of:=IF([.N118]*[.L118] &gt; 0; [.N118]*[.L118]; &quot;&quot;)" office:value-type="float" office:value="0.65">
            <text:p>0.65</text:p>
          </table:table-cell>
          <table:table-cell table:style-name="ce24" table:formula="of:=[source.I118]" office:value-type="float" office:value="0">
            <text:p/>
          </table:table-cell>
          <table:table-cell table:style-name="ce30" table:formula="of:=[source.J118]" office:value-type="float" office:value="0">
            <text:p>0.000</text:p>
          </table:table-cell>
          <table:table-cell table:style-name="ce7" table:formula="of:=[source.K118]" office:value-type="float" office:value="0">
            <text:p>0</text:p>
          </table:table-cell>
          <table:table-cell table:style-name="ce7" table:formula="of:=CEILING([.$H118];[.R118])" office:value-type="float" office:value="0">
            <text:p>0</text:p>
          </table:table-cell>
          <table:table-cell table:style-name="ce36" table:formula="of:=IF([.S118]*[.Q118] &gt; 0; [.S118]*[.Q118]; &quot;&quot;)">
            <text:p/>
          </table:table-cell>
          <table:table-cell table:style-name="ce24" table:formula="of:=[source.L11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8]" office:value-type="float" office:value="0">
            <text:p>0</text:p>
          </table:table-cell>
          <table:table-cell table:style-name="ce7" table:formula="of:=CEILING([.$H118];[.W118])" office:value-type="float" office:value="0">
            <text:p>0</text:p>
          </table:table-cell>
          <table:table-cell table:style-name="ce36" table:formula="of:=IF([.X118]*[.V118] &gt; 0; [.X118]*[.V118]; &quot;&quot;)">
            <text:p/>
          </table:table-cell>
          <table:table-cell table:style-name="ce40" table:formula="of:=IF([.$A118] &lt;&gt; &quot;&quot;; IF(MIN([.$O118];[.$T118];[.$Y118]) = [.$O118]; [.$K$1]; IF(MIN([.$O118];[.$T118];[.$Y118]) = [.$T118]; [.$P$1]; IF(ISNUMBER([.$Y118]); [.$U$1]; &quot;NO PRICING&quot;))); &quot;&quot;)" office:value-type="string" office:string-value="Farnell">
            <text:p>Farnell</text:p>
          </table:table-cell>
          <table:table-cell table:style-name="ce45" table:formula="of:=IF([.$A118] &lt;&gt; &quot;&quot;; IF(MIN([.$O118];[.$T118];[.$Y118]) = [.$O118]; [.$K118]; IF(MIN([.$O118];[.$T118];[.$Y118]) = [.$T118]; [.$P118]; IF(ISNUMBER([.$Y118]); [.$U118]; &quot;NO PRICING&quot;))); &quot;&quot;)" office:value-type="float" office:value="1973120">
            <text:p>1973120</text:p>
          </table:table-cell>
          <table:table-cell table:style-name="ce48" table:formula="of:=IF([.$A118] &lt;&gt; &quot;&quot;; IF(MIN([.$O118];[.$T118];[.$Y118]) = [.$O118]; [.$N118]; IF(MIN([.$O118];[.$T118];[.$Y118]) = [.$T118]; [.$S118]; IF(ISNUMBER([.$Y118]); [.$X118]; &quot;NO PRICING&quot;))); &quot;&quot;)" office:value-type="float" office:value="10">
            <text:p>10</text:p>
          </table:table-cell>
          <table:table-cell table:style-name="ce51" table:formula="of:=IF([.$A118] &lt;&gt; &quot;&quot;; IF(MIN([.$O118];[.$T118];[.$Y118]) = [.$O118]; [.$O118]; IF(MIN([.$O118];[.$T118];[.$Y118]) = [.$T118]; [.$T118]; IF(ISNUMBER([.$Y118]); [.$Y118]; &quot;NO PRICING&quot;))); &quot;&quot;)" office:value-type="float" office:value="0.65">
            <text:p>0.65</text:p>
          </table:table-cell>
          <table:table-cell table:style-name="ce55" office:value-type="string">
            <text:p>OK</text:p>
          </table:table-cell>
          <table:table-cell table:style-name="ce7" table:formula="of:=[.H118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19])" office:value-type="string" office:string-value="7×4.7kΩ resistor network">
            <text:p>7×4.7kΩ resistor network</text:p>
          </table:table-cell>
          <table:table-cell table:style-name="ce7" table:formula="of:=T([source.C119])" office:value-type="string" office:string-value="G06R">
            <text:p>G06R</text:p>
          </table:table-cell>
          <table:table-cell table:style-name="ce7" table:formula="of:=T([source.D119])" office:value-type="string" office:string-value="7×4.7kΩ resistor network">
            <text:p>7×4.7kΩ resistor network</text:p>
          </table:table-cell>
          <table:table-cell table:style-name="ce16" table:formula="of:=T([source.E106])">
            <text:p/>
          </table:table-cell>
          <table:table-cell table:style-name="ce7" table:formula="of:=[source.A119]" office:value-type="float" office:value="2">
            <text:p>2</text:p>
          </table:table-cell>
          <table:table-cell table:style-name="ce7" table:formula="of:=ROUND([.E119]* (1 + extra))" office:value-type="float" office:value="2">
            <text:p>2</text:p>
          </table:table-cell>
          <table:table-cell table:style-name="ce7" table:formula="of:=MAX([.F119];[.E119]+1)" office:value-type="float" office:value="3">
            <text:p>3</text:p>
          </table:table-cell>
          <table:table-cell table:style-name="ce18" table:formula="of:=[.G119]" office:value-type="float" office:value="3">
            <text:p>3</text:p>
          </table:table-cell>
          <table:table-cell table:style-name="ce7" table:formula="of:=[.G119]-[.H119]" office:value-type="float" office:value="0">
            <text:p>0</text:p>
          </table:table-cell>
          <table:table-cell table:style-name="ce7"/>
          <table:table-cell table:style-name="ce24" table:formula="of:=[source.F119]" office:value-type="float" office:value="1973129">
            <text:p>1973129</text:p>
          </table:table-cell>
          <table:table-cell table:style-name="ce30" table:formula="of:=[source.G119]" office:value-type="float" office:value="0.085">
            <text:p>0.085</text:p>
          </table:table-cell>
          <table:table-cell table:style-name="ce7" table:formula="of:=[source.H119]" office:value-type="float" office:value="10">
            <text:p>10</text:p>
          </table:table-cell>
          <table:table-cell table:style-name="ce7" table:formula="of:=CEILING([.$H119];[.M119])" office:value-type="float" office:value="10">
            <text:p>10</text:p>
          </table:table-cell>
          <table:table-cell table:style-name="ce36" table:formula="of:=IF([.N119]*[.L119] &gt; 0; [.N119]*[.L119]; &quot;&quot;)" office:value-type="float" office:value="0.85">
            <text:p>0.85</text:p>
          </table:table-cell>
          <table:table-cell table:style-name="ce24" table:formula="of:=[source.I119]" office:value-type="float" office:value="0">
            <text:p/>
          </table:table-cell>
          <table:table-cell table:style-name="ce30" table:formula="of:=[source.J119]" office:value-type="float" office:value="0">
            <text:p>0.000</text:p>
          </table:table-cell>
          <table:table-cell table:style-name="ce7" table:formula="of:=[source.K119]" office:value-type="float" office:value="0">
            <text:p>0</text:p>
          </table:table-cell>
          <table:table-cell table:style-name="ce7" table:formula="of:=CEILING([.$H119];[.R119])" office:value-type="float" office:value="0">
            <text:p>0</text:p>
          </table:table-cell>
          <table:table-cell table:style-name="ce36" table:formula="of:=IF([.S119]*[.Q119] &gt; 0; [.S119]*[.Q119]; &quot;&quot;)">
            <text:p/>
          </table:table-cell>
          <table:table-cell table:style-name="ce24" table:formula="of:=[source.L11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19]" office:value-type="float" office:value="0">
            <text:p>0</text:p>
          </table:table-cell>
          <table:table-cell table:style-name="ce7" table:formula="of:=CEILING([.$H119];[.W119])" office:value-type="float" office:value="0">
            <text:p>0</text:p>
          </table:table-cell>
          <table:table-cell table:style-name="ce36" table:formula="of:=IF([.X119]*[.V119] &gt; 0; [.X119]*[.V119]; &quot;&quot;)">
            <text:p/>
          </table:table-cell>
          <table:table-cell table:style-name="ce40" table:formula="of:=IF([.$A119] &lt;&gt; &quot;&quot;; IF(MIN([.$O119];[.$T119];[.$Y119]) = [.$O119]; [.$K$1]; IF(MIN([.$O119];[.$T119];[.$Y119]) = [.$T119]; [.$P$1]; IF(ISNUMBER([.$Y119]); [.$U$1]; &quot;NO PRICING&quot;))); &quot;&quot;)" office:value-type="string" office:string-value="Farnell">
            <text:p>Farnell</text:p>
          </table:table-cell>
          <table:table-cell table:style-name="ce45" table:formula="of:=IF([.$A119] &lt;&gt; &quot;&quot;; IF(MIN([.$O119];[.$T119];[.$Y119]) = [.$O119]; [.$K119]; IF(MIN([.$O119];[.$T119];[.$Y119]) = [.$T119]; [.$P119]; IF(ISNUMBER([.$Y119]); [.$U119]; &quot;NO PRICING&quot;))); &quot;&quot;)" office:value-type="float" office:value="1973129">
            <text:p>1973129</text:p>
          </table:table-cell>
          <table:table-cell table:style-name="ce48" table:formula="of:=IF([.$A119] &lt;&gt; &quot;&quot;; IF(MIN([.$O119];[.$T119];[.$Y119]) = [.$O119]; [.$N119]; IF(MIN([.$O119];[.$T119];[.$Y119]) = [.$T119]; [.$S119]; IF(ISNUMBER([.$Y119]); [.$X119]; &quot;NO PRICING&quot;))); &quot;&quot;)" office:value-type="float" office:value="10">
            <text:p>10</text:p>
          </table:table-cell>
          <table:table-cell table:style-name="ce51" table:formula="of:=IF([.$A119] &lt;&gt; &quot;&quot;; IF(MIN([.$O119];[.$T119];[.$Y119]) = [.$O119]; [.$O119]; IF(MIN([.$O119];[.$T119];[.$Y119]) = [.$T119]; [.$T119]; IF(ISNUMBER([.$Y119]); [.$Y119]; &quot;NO PRICING&quot;))); &quot;&quot;)" office:value-type="float" office:value="0.85">
            <text:p>0.85</text:p>
          </table:table-cell>
          <table:table-cell table:style-name="ce55" office:value-type="string">
            <text:p>OK</text:p>
          </table:table-cell>
          <table:table-cell table:style-name="ce7" table:formula="of:=[.H119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0])" office:value-type="string" office:string-value="10kΩ 6x bussed SIL resistor">
            <text:p>10kΩ 6x bussed SIL resistor</text:p>
          </table:table-cell>
          <table:table-cell table:style-name="ce7" table:formula="of:=T([source.C120])" office:value-type="string" office:string-value="G06R">
            <text:p>G06R</text:p>
          </table:table-cell>
          <table:table-cell table:style-name="ce7" table:formula="of:=T([source.D120])" office:value-type="string" office:string-value="10kΩ 6x bussed SIL resistor">
            <text:p>10kΩ 6x bussed SIL resistor</text:p>
          </table:table-cell>
          <table:table-cell table:style-name="ce16" table:formula="of:=T([source.E108])" office:value-type="string" office:string-value="4.7kΩ, ¼W Resistor">
            <text:p>4.7kΩ, ¼W Resistor</text:p>
          </table:table-cell>
          <table:table-cell table:style-name="ce7" table:formula="of:=[source.A120]" office:value-type="float" office:value="1">
            <text:p>1</text:p>
          </table:table-cell>
          <table:table-cell table:style-name="ce7" table:formula="of:=ROUND([.E120]* (1 + extra))" office:value-type="float" office:value="1">
            <text:p>1</text:p>
          </table:table-cell>
          <table:table-cell table:style-name="ce7" table:formula="of:=MAX([.F120];[.E120]+1)" office:value-type="float" office:value="2">
            <text:p>2</text:p>
          </table:table-cell>
          <table:table-cell table:style-name="ce18"/>
          <table:table-cell table:style-name="ce7" table:formula="of:=[.G120]-[.H120]" office:value-type="float" office:value="2">
            <text:p>2</text:p>
          </table:table-cell>
          <table:table-cell table:style-name="ce7"/>
          <table:table-cell table:style-name="ce24" table:formula="of:=[source.F120]" office:value-type="float" office:value="0">
            <text:p/>
          </table:table-cell>
          <table:table-cell table:style-name="ce30" table:formula="of:=[source.G120]" office:value-type="float" office:value="0">
            <text:p>0.000</text:p>
          </table:table-cell>
          <table:table-cell table:style-name="ce7" table:formula="of:=[source.H120]" office:value-type="float" office:value="0">
            <text:p>0</text:p>
          </table:table-cell>
          <table:table-cell table:style-name="ce7" table:formula="of:=CEILING([.$H120];[.M120])" office:value-type="float" office:value="0">
            <text:p>0</text:p>
          </table:table-cell>
          <table:table-cell table:style-name="ce36" table:formula="of:=IF([.N120]*[.L120] &gt; 0; [.N120]*[.L120]; &quot;&quot;)">
            <text:p/>
          </table:table-cell>
          <table:table-cell table:style-name="ce24" table:formula="of:=[source.I120]" office:value-type="float" office:value="0">
            <text:p/>
          </table:table-cell>
          <table:table-cell table:style-name="ce30" table:formula="of:=[source.J120]" office:value-type="float" office:value="0">
            <text:p>0.000</text:p>
          </table:table-cell>
          <table:table-cell table:style-name="ce7" table:formula="of:=[source.K120]" office:value-type="float" office:value="0">
            <text:p>0</text:p>
          </table:table-cell>
          <table:table-cell table:style-name="ce7" table:formula="of:=CEILING([.$H120];[.R120])" office:value-type="float" office:value="0">
            <text:p>0</text:p>
          </table:table-cell>
          <table:table-cell table:style-name="ce36" table:formula="of:=IF([.S120]*[.Q120] &gt; 0; [.S120]*[.Q120]; &quot;&quot;)">
            <text:p/>
          </table:table-cell>
          <table:table-cell table:style-name="ce24" table:formula="of:=[source.L12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0]" office:value-type="float" office:value="0">
            <text:p>0</text:p>
          </table:table-cell>
          <table:table-cell table:style-name="ce7" table:formula="of:=CEILING([.$H120];[.W120])" office:value-type="float" office:value="0">
            <text:p>0</text:p>
          </table:table-cell>
          <table:table-cell table:style-name="ce36" table:formula="of:=IF([.X120]*[.V120] &gt; 0; [.X120]*[.V120]; &quot;&quot;)">
            <text:p/>
          </table:table-cell>
          <table:table-cell table:style-name="ce40" table:formula="of:=IF([.$A120] &lt;&gt; &quot;&quot;; IF(MIN([.$O120];[.$T120];[.$Y120]) = [.$O120]; [.$K$1]; IF(MIN([.$O120];[.$T120];[.$Y120]) = [.$T120]; [.$P$1]; IF(ISNUMBER([.$Y120]); [.$U$1]; &quot;NO PRICING&quot;))); &quot;&quot;)" office:value-type="string" office:string-value="NO PRICING">
            <text:p>NO PRICING</text:p>
          </table:table-cell>
          <table:table-cell table:style-name="ce45" table:formula="of:=IF([.$A120] &lt;&gt; &quot;&quot;; IF(MIN([.$O120];[.$T120];[.$Y120]) = [.$O120]; [.$K120]; IF(MIN([.$O120];[.$T120];[.$Y120]) = [.$T120]; [.$P120]; IF(ISNUMBER([.$Y120]); [.$U120]; &quot;NO PRICING&quot;))); &quot;&quot;)" office:value-type="string" office:string-value="NO PRICING">
            <text:p>NO PRICING</text:p>
          </table:table-cell>
          <table:table-cell table:style-name="ce48" table:formula="of:=IF([.$A120] &lt;&gt; &quot;&quot;; IF(MIN([.$O120];[.$T120];[.$Y120]) = [.$O120]; [.$N120]; IF(MIN([.$O120];[.$T120];[.$Y120]) = [.$T120]; [.$S120]; IF(ISNUMBER([.$Y120]); [.$X120]; &quot;NO PRICING&quot;))); &quot;&quot;)" office:value-type="string" office:string-value="NO PRICING">
            <text:p>NO PRICING</text:p>
          </table:table-cell>
          <table:table-cell table:style-name="ce51" table:formula="of:=IF([.$A120] &lt;&gt; &quot;&quot;; IF(MIN([.$O120];[.$T120];[.$Y120]) = [.$O120]; [.$O120]; IF(MIN([.$O120];[.$T120];[.$Y120]) = [.$T120]; [.$T120]; IF(ISNUMBER([.$Y120]); [.$Y12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2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1])" office:value-type="string" office:string-value="8×4.7kΩ resistor network">
            <text:p>8×4.7kΩ resistor network</text:p>
          </table:table-cell>
          <table:table-cell table:style-name="ce7" table:formula="of:=T([source.C121])" office:value-type="string" office:string-value="G08R">
            <text:p>G08R</text:p>
          </table:table-cell>
          <table:table-cell table:style-name="ce7" table:formula="of:=T([source.D121])" office:value-type="string" office:string-value="8×4.7kΩ resistor network">
            <text:p>8×4.7kΩ resistor network</text:p>
          </table:table-cell>
          <table:table-cell table:style-name="ce16" table:formula="of:=T([source.E109])">
            <text:p/>
          </table:table-cell>
          <table:table-cell table:style-name="ce7" table:formula="of:=[source.A121]" office:value-type="float" office:value="17">
            <text:p>17</text:p>
          </table:table-cell>
          <table:table-cell table:style-name="ce7" table:formula="of:=ROUND([.E121]* (1 + extra))" office:value-type="float" office:value="19">
            <text:p>19</text:p>
          </table:table-cell>
          <table:table-cell table:style-name="ce7" table:formula="of:=MAX([.F121];[.E121]+1)" office:value-type="float" office:value="19">
            <text:p>19</text:p>
          </table:table-cell>
          <table:table-cell table:style-name="ce18" table:formula="of:=[.G121]" office:value-type="float" office:value="19">
            <text:p>19</text:p>
          </table:table-cell>
          <table:table-cell table:style-name="ce7" table:formula="of:=[.G121]-[.H121]" office:value-type="float" office:value="0">
            <text:p>0</text:p>
          </table:table-cell>
          <table:table-cell table:style-name="ce7"/>
          <table:table-cell table:style-name="ce24" table:formula="of:=[source.F121]" office:value-type="float" office:value="0">
            <text:p/>
          </table:table-cell>
          <table:table-cell table:style-name="ce30" table:formula="of:=[source.G121]" office:value-type="float" office:value="0">
            <text:p>0.000</text:p>
          </table:table-cell>
          <table:table-cell table:style-name="ce7" table:formula="of:=[source.H121]" office:value-type="float" office:value="0">
            <text:p>0</text:p>
          </table:table-cell>
          <table:table-cell table:style-name="ce7" table:formula="of:=CEILING([.$H121];[.M121])" office:value-type="float" office:value="0">
            <text:p>0</text:p>
          </table:table-cell>
          <table:table-cell table:style-name="ce36" table:formula="of:=IF([.N121]*[.L121] &gt; 0; [.N121]*[.L121]; &quot;&quot;)">
            <text:p/>
          </table:table-cell>
          <table:table-cell table:style-name="ce24" table:formula="of:=[source.I121]" office:value-type="float" office:value="1602072">
            <text:p>1602072</text:p>
          </table:table-cell>
          <table:table-cell table:style-name="ce30" table:formula="of:=[source.J121]" office:value-type="float" office:value="0.036">
            <text:p>0.036</text:p>
          </table:table-cell>
          <table:table-cell table:style-name="ce7" table:formula="of:=[source.K121]" office:value-type="float" office:value="10">
            <text:p>10</text:p>
          </table:table-cell>
          <table:table-cell table:style-name="ce7" table:formula="of:=CEILING([.$H121];[.R121])" office:value-type="float" office:value="20">
            <text:p>20</text:p>
          </table:table-cell>
          <table:table-cell table:style-name="ce36" table:formula="of:=IF([.S121]*[.Q121] &gt; 0; [.S121]*[.Q121]; &quot;&quot;)" office:value-type="float" office:value="0.72">
            <text:p>0.72</text:p>
          </table:table-cell>
          <table:table-cell table:style-name="ce24" table:formula="of:=[source.L121]" office:value-type="string" office:string-value="522-4289">
            <text:p>522-4289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21]" office:value-type="float" office:value="25">
            <text:p>25</text:p>
          </table:table-cell>
          <table:table-cell table:style-name="ce7" table:formula="of:=CEILING([.$H121];[.W121])" office:value-type="float" office:value="25">
            <text:p>25</text:p>
          </table:table-cell>
          <table:table-cell table:style-name="ce36" table:formula="of:=IF([.X121]*[.V121] &gt; 0; [.X121]*[.V121]; &quot;&quot;)" office:value-type="float" office:value="24975">
            <text:p>24,975.00</text:p>
          </table:table-cell>
          <table:table-cell table:style-name="ce40" table:formula="of:=IF([.$A121] &lt;&gt; &quot;&quot;; IF(MIN([.$O121];[.$T121];[.$Y121]) = [.$O121]; [.$K$1]; IF(MIN([.$O121];[.$T121];[.$Y121]) = [.$T121]; [.$P$1]; IF(ISNUMBER([.$Y121]); [.$U$1]; &quot;NO PRICING&quot;))); &quot;&quot;)" office:value-type="string" office:string-value="Farnell US">
            <text:p>Farnell US</text:p>
          </table:table-cell>
          <table:table-cell table:style-name="ce45" table:formula="of:=IF([.$A121] &lt;&gt; &quot;&quot;; IF(MIN([.$O121];[.$T121];[.$Y121]) = [.$O121]; [.$K121]; IF(MIN([.$O121];[.$T121];[.$Y121]) = [.$T121]; [.$P121]; IF(ISNUMBER([.$Y121]); [.$U121]; &quot;NO PRICING&quot;))); &quot;&quot;)" office:value-type="float" office:value="1602072">
            <text:p>1602072</text:p>
          </table:table-cell>
          <table:table-cell table:style-name="ce48" table:formula="of:=IF([.$A121] &lt;&gt; &quot;&quot;; IF(MIN([.$O121];[.$T121];[.$Y121]) = [.$O121]; [.$N121]; IF(MIN([.$O121];[.$T121];[.$Y121]) = [.$T121]; [.$S121]; IF(ISNUMBER([.$Y121]); [.$X121]; &quot;NO PRICING&quot;))); &quot;&quot;)" office:value-type="float" office:value="20">
            <text:p>20</text:p>
          </table:table-cell>
          <table:table-cell table:style-name="ce51" table:formula="of:=IF([.$A121] &lt;&gt; &quot;&quot;; IF(MIN([.$O121];[.$T121];[.$Y121]) = [.$O121]; [.$O121]; IF(MIN([.$O121];[.$T121];[.$Y121]) = [.$T121]; [.$T121]; IF(ISNUMBER([.$Y121]); [.$Y121]; &quot;NO PRICING&quot;))); &quot;&quot;)" office:value-type="float" office:value="0.72">
            <text:p>0.72</text:p>
          </table:table-cell>
          <table:table-cell table:style-name="ce55" office:value-type="string">
            <text:p>OK</text:p>
          </table:table-cell>
          <table:table-cell table:style-name="ce7" table:formula="of:=[.H121]" office:value-type="float" office:value="19">
            <text:p>19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2])" office:value-type="string" office:string-value="8×10kΩ resistor network">
            <text:p>8×10kΩ resistor network</text:p>
          </table:table-cell>
          <table:table-cell table:style-name="ce7" table:formula="of:=T([source.C122])" office:value-type="string" office:string-value="G08R">
            <text:p>G08R</text:p>
          </table:table-cell>
          <table:table-cell table:style-name="ce7" table:formula="of:=T([source.D122])" office:value-type="string" office:string-value="8×10kΩ resistor network">
            <text:p>8×10kΩ resistor network</text:p>
          </table:table-cell>
          <table:table-cell table:style-name="ce16" table:formula="of:=T([source.E111])">
            <text:p/>
          </table:table-cell>
          <table:table-cell table:style-name="ce7" table:formula="of:=[source.A122]" office:value-type="float" office:value="2">
            <text:p>2</text:p>
          </table:table-cell>
          <table:table-cell table:style-name="ce7" table:formula="of:=ROUND([.E122]* (1 + extra))" office:value-type="float" office:value="2">
            <text:p>2</text:p>
          </table:table-cell>
          <table:table-cell table:style-name="ce7" table:formula="of:=MAX([.F122];[.E122]+1)" office:value-type="float" office:value="3">
            <text:p>3</text:p>
          </table:table-cell>
          <table:table-cell table:style-name="ce18" table:formula="of:=[.G122]" office:value-type="float" office:value="3">
            <text:p>3</text:p>
          </table:table-cell>
          <table:table-cell table:style-name="ce7" table:formula="of:=[.G122]-[.H122]" office:value-type="float" office:value="0">
            <text:p>0</text:p>
          </table:table-cell>
          <table:table-cell table:style-name="ce7"/>
          <table:table-cell table:style-name="ce24" table:formula="of:=[source.F122]" office:value-type="float" office:value="1973130">
            <text:p>1973130</text:p>
          </table:table-cell>
          <table:table-cell table:style-name="ce30" table:formula="of:=[source.G122]" office:value-type="float" office:value="0.085">
            <text:p>0.085</text:p>
          </table:table-cell>
          <table:table-cell table:style-name="ce7" table:formula="of:=[source.H122]" office:value-type="float" office:value="10">
            <text:p>10</text:p>
          </table:table-cell>
          <table:table-cell table:style-name="ce7" table:formula="of:=CEILING([.$H122];[.M122])" office:value-type="float" office:value="10">
            <text:p>10</text:p>
          </table:table-cell>
          <table:table-cell table:style-name="ce36" table:formula="of:=IF([.N122]*[.L122] &gt; 0; [.N122]*[.L122]; &quot;&quot;)" office:value-type="float" office:value="0.85">
            <text:p>0.85</text:p>
          </table:table-cell>
          <table:table-cell table:style-name="ce24" table:formula="of:=[source.I122]" office:value-type="float" office:value="0">
            <text:p/>
          </table:table-cell>
          <table:table-cell table:style-name="ce30" table:formula="of:=[source.J122]" office:value-type="float" office:value="0">
            <text:p>0.000</text:p>
          </table:table-cell>
          <table:table-cell table:style-name="ce7" table:formula="of:=[source.K122]" office:value-type="float" office:value="0">
            <text:p>0</text:p>
          </table:table-cell>
          <table:table-cell table:style-name="ce7" table:formula="of:=CEILING([.$H122];[.R122])" office:value-type="float" office:value="0">
            <text:p>0</text:p>
          </table:table-cell>
          <table:table-cell table:style-name="ce36" table:formula="of:=IF([.S122]*[.Q122] &gt; 0; [.S122]*[.Q122]; &quot;&quot;)">
            <text:p/>
          </table:table-cell>
          <table:table-cell table:style-name="ce24" table:formula="of:=[source.L12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2]" office:value-type="float" office:value="0">
            <text:p>0</text:p>
          </table:table-cell>
          <table:table-cell table:style-name="ce7" table:formula="of:=CEILING([.$H122];[.W122])" office:value-type="float" office:value="0">
            <text:p>0</text:p>
          </table:table-cell>
          <table:table-cell table:style-name="ce36" table:formula="of:=IF([.X122]*[.V122] &gt; 0; [.X122]*[.V122]; &quot;&quot;)">
            <text:p/>
          </table:table-cell>
          <table:table-cell table:style-name="ce40" table:formula="of:=IF([.$A122] &lt;&gt; &quot;&quot;; IF(MIN([.$O122];[.$T122];[.$Y122]) = [.$O122]; [.$K$1]; IF(MIN([.$O122];[.$T122];[.$Y122]) = [.$T122]; [.$P$1]; IF(ISNUMBER([.$Y122]); [.$U$1]; &quot;NO PRICING&quot;))); &quot;&quot;)" office:value-type="string" office:string-value="Farnell">
            <text:p>Farnell</text:p>
          </table:table-cell>
          <table:table-cell table:style-name="ce45" table:formula="of:=IF([.$A122] &lt;&gt; &quot;&quot;; IF(MIN([.$O122];[.$T122];[.$Y122]) = [.$O122]; [.$K122]; IF(MIN([.$O122];[.$T122];[.$Y122]) = [.$T122]; [.$P122]; IF(ISNUMBER([.$Y122]); [.$U122]; &quot;NO PRICING&quot;))); &quot;&quot;)" office:value-type="float" office:value="1973130">
            <text:p>1973130</text:p>
          </table:table-cell>
          <table:table-cell table:style-name="ce48" table:formula="of:=IF([.$A122] &lt;&gt; &quot;&quot;; IF(MIN([.$O122];[.$T122];[.$Y122]) = [.$O122]; [.$N122]; IF(MIN([.$O122];[.$T122];[.$Y122]) = [.$T122]; [.$S122]; IF(ISNUMBER([.$Y122]); [.$X122]; &quot;NO PRICING&quot;))); &quot;&quot;)" office:value-type="float" office:value="10">
            <text:p>10</text:p>
          </table:table-cell>
          <table:table-cell table:style-name="ce51" table:formula="of:=IF([.$A122] &lt;&gt; &quot;&quot;; IF(MIN([.$O122];[.$T122];[.$Y122]) = [.$O122]; [.$O122]; IF(MIN([.$O122];[.$T122];[.$Y122]) = [.$T122]; [.$T122]; IF(ISNUMBER([.$Y122]); [.$Y122]; &quot;NO PRICING&quot;))); &quot;&quot;)" office:value-type="float" office:value="0.85">
            <text:p>0.85</text:p>
          </table:table-cell>
          <table:table-cell table:style-name="ce55" office:value-type="string">
            <text:p>OK</text:p>
          </table:table-cell>
          <table:table-cell table:style-name="ce7" table:formula="of:=[.H122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3])" office:value-type="string" office:string-value="8×330Ω resistor network">
            <text:p>8×330Ω resistor network</text:p>
          </table:table-cell>
          <table:table-cell table:style-name="ce7" table:formula="of:=T([source.C123])" office:value-type="string" office:string-value="G08R">
            <text:p>G08R</text:p>
          </table:table-cell>
          <table:table-cell table:style-name="ce7" table:formula="of:=T([source.D123])" office:value-type="string" office:string-value="8×330Ω resistor network">
            <text:p>8×330Ω resistor network</text:p>
          </table:table-cell>
          <table:table-cell table:style-name="ce16" table:formula="of:=T([source.E150])" office:value-type="string" office:string-value="18pF">
            <text:p>18pF</text:p>
          </table:table-cell>
          <table:table-cell table:style-name="ce7" table:formula="of:=[source.A123]" office:value-type="float" office:value="4">
            <text:p>4</text:p>
          </table:table-cell>
          <table:table-cell table:style-name="ce7" table:formula="of:=ROUND([.E123]* (1 + extra))" office:value-type="float" office:value="4">
            <text:p>4</text:p>
          </table:table-cell>
          <table:table-cell table:style-name="ce7" table:formula="of:=MAX([.F123];[.E123]+1)" office:value-type="float" office:value="5">
            <text:p>5</text:p>
          </table:table-cell>
          <table:table-cell table:style-name="ce18"/>
          <table:table-cell table:style-name="ce7" table:formula="of:=[.G123]-[.H123]" office:value-type="float" office:value="5">
            <text:p>5</text:p>
          </table:table-cell>
          <table:table-cell table:style-name="ce7"/>
          <table:table-cell table:style-name="ce24" table:formula="of:=[source.F123]" office:value-type="float" office:value="9356975">
            <text:p>9356975</text:p>
          </table:table-cell>
          <table:table-cell table:style-name="ce30" table:formula="of:=[source.G123]" office:value-type="float" office:value="0.3">
            <text:p>0.300</text:p>
          </table:table-cell>
          <table:table-cell table:style-name="ce7" table:formula="of:=[source.H123]" office:value-type="float" office:value="5">
            <text:p>5</text:p>
          </table:table-cell>
          <table:table-cell table:style-name="ce7" table:formula="of:=CEILING([.$H123];[.M123])" office:value-type="float" office:value="0">
            <text:p>0</text:p>
          </table:table-cell>
          <table:table-cell table:style-name="ce36" table:formula="of:=IF([.N123]*[.L123] &gt; 0; [.N123]*[.L123]; &quot;&quot;)">
            <text:p/>
          </table:table-cell>
          <table:table-cell table:style-name="ce24" table:formula="of:=[source.I123]" office:value-type="float" office:value="0">
            <text:p/>
          </table:table-cell>
          <table:table-cell table:style-name="ce30" table:formula="of:=[source.J123]" office:value-type="float" office:value="0">
            <text:p>0.000</text:p>
          </table:table-cell>
          <table:table-cell table:style-name="ce7" table:formula="of:=[source.K123]" office:value-type="float" office:value="0">
            <text:p>0</text:p>
          </table:table-cell>
          <table:table-cell table:style-name="ce7" table:formula="of:=CEILING([.$H123];[.R123])" office:value-type="float" office:value="0">
            <text:p>0</text:p>
          </table:table-cell>
          <table:table-cell table:style-name="ce36" table:formula="of:=IF([.S123]*[.Q123] &gt; 0; [.S123]*[.Q123]; &quot;&quot;)">
            <text:p/>
          </table:table-cell>
          <table:table-cell table:style-name="ce24" table:formula="of:=[source.L12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3]" office:value-type="float" office:value="0">
            <text:p>0</text:p>
          </table:table-cell>
          <table:table-cell table:style-name="ce7" table:formula="of:=CEILING([.$H123];[.W123])" office:value-type="float" office:value="0">
            <text:p>0</text:p>
          </table:table-cell>
          <table:table-cell table:style-name="ce36" table:formula="of:=IF([.X123]*[.V123] &gt; 0; [.X123]*[.V123]; &quot;&quot;)">
            <text:p/>
          </table:table-cell>
          <table:table-cell table:style-name="ce40" table:formula="of:=IF([.$A123] &lt;&gt; &quot;&quot;; IF(MIN([.$O123];[.$T123];[.$Y123]) = [.$O123]; [.$K$1]; IF(MIN([.$O123];[.$T123];[.$Y123]) = [.$T123]; [.$P$1]; IF(ISNUMBER([.$Y123]); [.$U$1]; &quot;NO PRICING&quot;))); &quot;&quot;)" office:value-type="string" office:string-value="NO PRICING">
            <text:p>NO PRICING</text:p>
          </table:table-cell>
          <table:table-cell table:style-name="ce45" table:formula="of:=IF([.$A123] &lt;&gt; &quot;&quot;; IF(MIN([.$O123];[.$T123];[.$Y123]) = [.$O123]; [.$K123]; IF(MIN([.$O123];[.$T123];[.$Y123]) = [.$T123]; [.$P123]; IF(ISNUMBER([.$Y123]); [.$U123]; &quot;NO PRICING&quot;))); &quot;&quot;)" office:value-type="string" office:string-value="NO PRICING">
            <text:p>NO PRICING</text:p>
          </table:table-cell>
          <table:table-cell table:style-name="ce48" table:formula="of:=IF([.$A123] &lt;&gt; &quot;&quot;; IF(MIN([.$O123];[.$T123];[.$Y123]) = [.$O123]; [.$N123]; IF(MIN([.$O123];[.$T123];[.$Y123]) = [.$T123]; [.$S123]; IF(ISNUMBER([.$Y123]); [.$X123]; &quot;NO PRICING&quot;))); &quot;&quot;)" office:value-type="string" office:string-value="NO PRICING">
            <text:p>NO PRICING</text:p>
          </table:table-cell>
          <table:table-cell table:style-name="ce51" table:formula="of:=IF([.$A123] &lt;&gt; &quot;&quot;; IF(MIN([.$O123];[.$T123];[.$Y123]) = [.$O123]; [.$O123]; IF(MIN([.$O123];[.$T123];[.$Y123]) = [.$T123]; [.$T123]; IF(ISNUMBER([.$Y123]); [.$Y12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2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4])" office:value-type="string" office:string-value="8×330Ω resistor network">
            <text:p>8×330Ω resistor network</text:p>
          </table:table-cell>
          <table:table-cell table:style-name="ce7" table:formula="of:=T([source.C124])" office:value-type="string" office:string-value="GE08R">
            <text:p>GE08R</text:p>
          </table:table-cell>
          <table:table-cell table:style-name="ce7" table:formula="of:=T([source.D124])" office:value-type="string" office:string-value="8×330Ω resistor network">
            <text:p>8×330Ω resistor network</text:p>
          </table:table-cell>
          <table:table-cell table:style-name="ce16" table:formula="of:=T([source.E113])">
            <text:p/>
          </table:table-cell>
          <table:table-cell table:style-name="ce7" table:formula="of:=[source.A124]" office:value-type="float" office:value="1">
            <text:p>1</text:p>
          </table:table-cell>
          <table:table-cell table:style-name="ce7" table:formula="of:=ROUND([.E124]* (1 + extra))" office:value-type="float" office:value="1">
            <text:p>1</text:p>
          </table:table-cell>
          <table:table-cell table:style-name="ce7" table:formula="of:=MAX([.F124];[.E124]+1)" office:value-type="float" office:value="2">
            <text:p>2</text:p>
          </table:table-cell>
          <table:table-cell table:style-name="ce18"/>
          <table:table-cell table:style-name="ce7" table:formula="of:=[.G124]-[.H124]" office:value-type="float" office:value="2">
            <text:p>2</text:p>
          </table:table-cell>
          <table:table-cell table:style-name="ce7"/>
          <table:table-cell table:style-name="ce24" table:formula="of:=[source.F124]" office:value-type="float" office:value="1602072">
            <text:p>1602072</text:p>
          </table:table-cell>
          <table:table-cell table:style-name="ce30" table:formula="of:=[source.G124]" office:value-type="float" office:value="0.041">
            <text:p>0.041</text:p>
          </table:table-cell>
          <table:table-cell table:style-name="ce7" table:formula="of:=[source.H124]" office:value-type="float" office:value="1">
            <text:p>1</text:p>
          </table:table-cell>
          <table:table-cell table:style-name="ce7" table:formula="of:=CEILING([.$H124];[.M124])" office:value-type="float" office:value="0">
            <text:p>0</text:p>
          </table:table-cell>
          <table:table-cell table:style-name="ce36" table:formula="of:=IF([.N124]*[.L124] &gt; 0; [.N124]*[.L124]; &quot;&quot;)">
            <text:p/>
          </table:table-cell>
          <table:table-cell table:style-name="ce24" table:formula="of:=[source.I124]" office:value-type="float" office:value="0">
            <text:p/>
          </table:table-cell>
          <table:table-cell table:style-name="ce30" table:formula="of:=[source.J124]" office:value-type="float" office:value="0">
            <text:p>0.000</text:p>
          </table:table-cell>
          <table:table-cell table:style-name="ce7" table:formula="of:=[source.K124]" office:value-type="float" office:value="0">
            <text:p>0</text:p>
          </table:table-cell>
          <table:table-cell table:style-name="ce7" table:formula="of:=CEILING([.$H124];[.R124])" office:value-type="float" office:value="0">
            <text:p>0</text:p>
          </table:table-cell>
          <table:table-cell table:style-name="ce36" table:formula="of:=IF([.S124]*[.Q124] &gt; 0; [.S124]*[.Q124]; &quot;&quot;)">
            <text:p/>
          </table:table-cell>
          <table:table-cell table:style-name="ce24" table:formula="of:=[source.L124]" office:value-type="string" office:string-value="522-4289">
            <text:p>522-4289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24]" office:value-type="float" office:value="25">
            <text:p>25</text:p>
          </table:table-cell>
          <table:table-cell table:style-name="ce7" table:formula="of:=CEILING([.$H124];[.W124])" office:value-type="float" office:value="0">
            <text:p>0</text:p>
          </table:table-cell>
          <table:table-cell table:style-name="ce36" table:formula="of:=IF([.X124]*[.V124] &gt; 0; [.X124]*[.V124]; &quot;&quot;)">
            <text:p/>
          </table:table-cell>
          <table:table-cell table:style-name="ce40" table:formula="of:=IF([.$A124] &lt;&gt; &quot;&quot;; IF(MIN([.$O124];[.$T124];[.$Y124]) = [.$O124]; [.$K$1]; IF(MIN([.$O124];[.$T124];[.$Y124]) = [.$T124]; [.$P$1]; IF(ISNUMBER([.$Y124]); [.$U$1]; &quot;NO PRICING&quot;))); &quot;&quot;)" office:value-type="string" office:string-value="NO PRICING">
            <text:p>NO PRICING</text:p>
          </table:table-cell>
          <table:table-cell table:style-name="ce45" table:formula="of:=IF([.$A124] &lt;&gt; &quot;&quot;; IF(MIN([.$O124];[.$T124];[.$Y124]) = [.$O124]; [.$K124]; IF(MIN([.$O124];[.$T124];[.$Y124]) = [.$T124]; [.$P124]; IF(ISNUMBER([.$Y124]); [.$U124]; &quot;NO PRICING&quot;))); &quot;&quot;)" office:value-type="string" office:string-value="NO PRICING">
            <text:p>NO PRICING</text:p>
          </table:table-cell>
          <table:table-cell table:style-name="ce48" table:formula="of:=IF([.$A124] &lt;&gt; &quot;&quot;; IF(MIN([.$O124];[.$T124];[.$Y124]) = [.$O124]; [.$N124]; IF(MIN([.$O124];[.$T124];[.$Y124]) = [.$T124]; [.$S124]; IF(ISNUMBER([.$Y124]); [.$X124]; &quot;NO PRICING&quot;))); &quot;&quot;)" office:value-type="string" office:string-value="NO PRICING">
            <text:p>NO PRICING</text:p>
          </table:table-cell>
          <table:table-cell table:style-name="ce51" table:formula="of:=IF([.$A124] &lt;&gt; &quot;&quot;; IF(MIN([.$O124];[.$T124];[.$Y124]) = [.$O124]; [.$O124]; IF(MIN([.$O124];[.$T124];[.$Y124]) = [.$T124]; [.$T124]; IF(ISNUMBER([.$Y124]); [.$Y12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24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5])" office:value-type="string" office:string-value="4.7kΩ linear potentiometer">
            <text:p>4.7kΩ linear potentiometer</text:p>
          </table:table-cell>
          <table:table-cell table:style-name="ce7" table:formula="of:=T([source.C125])" office:value-type="string" office:string-value="TRIM_EU-CT6">
            <text:p>TRIM_EU-CT6</text:p>
          </table:table-cell>
          <table:table-cell table:style-name="ce7" table:formula="of:=T([source.D125])" office:value-type="string" office:string-value="4.7kΩ linear potentiometer">
            <text:p>4.7kΩ linear potentiometer</text:p>
          </table:table-cell>
          <table:table-cell table:style-name="ce16" table:formula="of:=T([source.E134])" office:value-type="string" office:string-value="Any 8 ohm speaker will do (e.g. from old PC cases)">
            <text:p>Any 8 ohm speaker will do (e.g. from old PC cases)</text:p>
          </table:table-cell>
          <table:table-cell table:style-name="ce7" table:formula="of:=[source.A125]" office:value-type="float" office:value="1">
            <text:p>1</text:p>
          </table:table-cell>
          <table:table-cell table:style-name="ce7" table:formula="of:=ROUND([.E125]* (1 + extra))" office:value-type="float" office:value="1">
            <text:p>1</text:p>
          </table:table-cell>
          <table:table-cell table:style-name="ce7" table:formula="of:=MAX([.F125];[.E125]+1)" office:value-type="float" office:value="2">
            <text:p>2</text:p>
          </table:table-cell>
          <table:table-cell table:style-name="ce18" table:formula="of:=[.G125]" office:value-type="float" office:value="2">
            <text:p>2</text:p>
          </table:table-cell>
          <table:table-cell table:style-name="ce7" table:formula="of:=[.G125]-[.H125]" office:value-type="float" office:value="0">
            <text:p>0</text:p>
          </table:table-cell>
          <table:table-cell table:style-name="ce7"/>
          <table:table-cell table:style-name="ce24" table:formula="of:=[source.F125]" office:value-type="float" office:value="1227523">
            <text:p>1227523</text:p>
          </table:table-cell>
          <table:table-cell table:style-name="ce30" table:formula="of:=[source.G125]" office:value-type="float" office:value="0.23">
            <text:p>0.230</text:p>
          </table:table-cell>
          <table:table-cell table:style-name="ce7" table:formula="of:=[source.H125]" office:value-type="float" office:value="1">
            <text:p>1</text:p>
          </table:table-cell>
          <table:table-cell table:style-name="ce7" table:formula="of:=CEILING([.$H125];[.M125])" office:value-type="float" office:value="2">
            <text:p>2</text:p>
          </table:table-cell>
          <table:table-cell table:style-name="ce36" table:formula="of:=IF([.N125]*[.L125] &gt; 0; [.N125]*[.L125]; &quot;&quot;)" office:value-type="float" office:value="0.46">
            <text:p>0.46</text:p>
          </table:table-cell>
          <table:table-cell table:style-name="ce24" table:formula="of:=[source.I125]" office:value-type="float" office:value="0">
            <text:p/>
          </table:table-cell>
          <table:table-cell table:style-name="ce30" table:formula="of:=[source.J125]" office:value-type="float" office:value="0">
            <text:p>0.000</text:p>
          </table:table-cell>
          <table:table-cell table:style-name="ce7" table:formula="of:=[source.K125]" office:value-type="float" office:value="0">
            <text:p>0</text:p>
          </table:table-cell>
          <table:table-cell table:style-name="ce7" table:formula="of:=CEILING([.$H125];[.R125])" office:value-type="float" office:value="0">
            <text:p>0</text:p>
          </table:table-cell>
          <table:table-cell table:style-name="ce36" table:formula="of:=IF([.S125]*[.Q125] &gt; 0; [.S125]*[.Q125]; &quot;&quot;)">
            <text:p/>
          </table:table-cell>
          <table:table-cell table:style-name="ce24" table:formula="of:=[source.L12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5]" office:value-type="float" office:value="0">
            <text:p>0</text:p>
          </table:table-cell>
          <table:table-cell table:style-name="ce7" table:formula="of:=CEILING([.$H125];[.W125])" office:value-type="float" office:value="0">
            <text:p>0</text:p>
          </table:table-cell>
          <table:table-cell table:style-name="ce36" table:formula="of:=IF([.X125]*[.V125] &gt; 0; [.X125]*[.V125]; &quot;&quot;)">
            <text:p/>
          </table:table-cell>
          <table:table-cell table:style-name="ce40" table:formula="of:=IF([.$A125] &lt;&gt; &quot;&quot;; IF(MIN([.$O125];[.$T125];[.$Y125]) = [.$O125]; [.$K$1]; IF(MIN([.$O125];[.$T125];[.$Y125]) = [.$T125]; [.$P$1]; IF(ISNUMBER([.$Y125]); [.$U$1]; &quot;NO PRICING&quot;))); &quot;&quot;)" office:value-type="string" office:string-value="Farnell">
            <text:p>Farnell</text:p>
          </table:table-cell>
          <table:table-cell table:style-name="ce45" table:formula="of:=IF([.$A125] &lt;&gt; &quot;&quot;; IF(MIN([.$O125];[.$T125];[.$Y125]) = [.$O125]; [.$K125]; IF(MIN([.$O125];[.$T125];[.$Y125]) = [.$T125]; [.$P125]; IF(ISNUMBER([.$Y125]); [.$U125]; &quot;NO PRICING&quot;))); &quot;&quot;)" office:value-type="float" office:value="1227523">
            <text:p>1227523</text:p>
          </table:table-cell>
          <table:table-cell table:style-name="ce48" table:formula="of:=IF([.$A125] &lt;&gt; &quot;&quot;; IF(MIN([.$O125];[.$T125];[.$Y125]) = [.$O125]; [.$N125]; IF(MIN([.$O125];[.$T125];[.$Y125]) = [.$T125]; [.$S125]; IF(ISNUMBER([.$Y125]); [.$X125]; &quot;NO PRICING&quot;))); &quot;&quot;)" office:value-type="float" office:value="2">
            <text:p>2</text:p>
          </table:table-cell>
          <table:table-cell table:style-name="ce51" table:formula="of:=IF([.$A125] &lt;&gt; &quot;&quot;; IF(MIN([.$O125];[.$T125];[.$Y125]) = [.$O125]; [.$O125]; IF(MIN([.$O125];[.$T125];[.$Y125]) = [.$T125]; [.$T125]; IF(ISNUMBER([.$Y125]); [.$Y125]; &quot;NO PRICING&quot;))); &quot;&quot;)" office:value-type="float" office:value="0.46">
            <text:p>0.46</text:p>
          </table:table-cell>
          <table:table-cell table:style-name="ce55" office:value-type="string">
            <text:p>OK (1227568)</text:p>
          </table:table-cell>
          <table:table-cell table:style-name="ce7" table:formula="of:=[.H125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6])" office:value-type="string" office:string-value="100kΩ linear Trimmer/Potentiometer">
            <text:p>100kΩ linear Trimmer/Potentiometer</text:p>
          </table:table-cell>
          <table:table-cell table:style-name="ce7" table:formula="of:=T([source.C126])" office:value-type="string" office:string-value="TRIM_EU-CT6">
            <text:p>TRIM_EU-CT6</text:p>
          </table:table-cell>
          <table:table-cell table:style-name="ce7" table:formula="of:=T([source.D126])" office:value-type="string" office:string-value="100kΩ linear Trimmer/Potentiometer">
            <text:p>100kΩ linear Trimmer/Potentiometer</text:p>
          </table:table-cell>
          <table:table-cell table:style-name="ce16" table:formula="of:=T([source.E125])">
            <text:p/>
          </table:table-cell>
          <table:table-cell table:style-name="ce7" table:formula="of:=[source.A126]" office:value-type="float" office:value="2">
            <text:p>2</text:p>
          </table:table-cell>
          <table:table-cell table:style-name="ce7" table:formula="of:=ROUND([.E126]* (1 + extra))" office:value-type="float" office:value="2">
            <text:p>2</text:p>
          </table:table-cell>
          <table:table-cell table:style-name="ce7" table:formula="of:=MAX([.F126];[.E126]+1)" office:value-type="float" office:value="3">
            <text:p>3</text:p>
          </table:table-cell>
          <table:table-cell table:style-name="ce18"/>
          <table:table-cell table:style-name="ce7" table:formula="of:=[.G126]-[.H126]" office:value-type="float" office:value="3">
            <text:p>3</text:p>
          </table:table-cell>
          <table:table-cell table:style-name="ce7"/>
          <table:table-cell table:style-name="ce24" table:formula="of:=[source.F126]" office:value-type="float" office:value="9609849">
            <text:p>9609849</text:p>
          </table:table-cell>
          <table:table-cell table:style-name="ce30" table:formula="of:=[source.G126]" office:value-type="float" office:value="0.58">
            <text:p>0.580</text:p>
          </table:table-cell>
          <table:table-cell table:style-name="ce7" table:formula="of:=[source.H126]" office:value-type="float" office:value="1">
            <text:p>1</text:p>
          </table:table-cell>
          <table:table-cell table:style-name="ce7" table:formula="of:=CEILING([.$H126];[.M126])" office:value-type="float" office:value="0">
            <text:p>0</text:p>
          </table:table-cell>
          <table:table-cell table:style-name="ce36" table:formula="of:=IF([.N126]*[.L126] &gt; 0; [.N126]*[.L126]; &quot;&quot;)">
            <text:p/>
          </table:table-cell>
          <table:table-cell table:style-name="ce24" table:formula="of:=[source.I126]" office:value-type="float" office:value="1837190">
            <text:p>1837190</text:p>
          </table:table-cell>
          <table:table-cell table:style-name="ce30" table:formula="of:=[source.J126]" office:value-type="float" office:value="0.473">
            <text:p>0.473</text:p>
          </table:table-cell>
          <table:table-cell table:style-name="ce7" table:formula="of:=[source.K126]" office:value-type="float" office:value="1">
            <text:p>1</text:p>
          </table:table-cell>
          <table:table-cell table:style-name="ce7" table:formula="of:=CEILING([.$H126];[.R126])" office:value-type="float" office:value="0">
            <text:p>0</text:p>
          </table:table-cell>
          <table:table-cell table:style-name="ce36" table:formula="of:=IF([.S126]*[.Q126] &gt; 0; [.S126]*[.Q126]; &quot;&quot;)">
            <text:p/>
          </table:table-cell>
          <table:table-cell table:style-name="ce24" table:formula="of:=[source.L12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6]" office:value-type="float" office:value="0">
            <text:p>0</text:p>
          </table:table-cell>
          <table:table-cell table:style-name="ce7" table:formula="of:=CEILING([.$H126];[.W126])" office:value-type="float" office:value="0">
            <text:p>0</text:p>
          </table:table-cell>
          <table:table-cell table:style-name="ce36" table:formula="of:=IF([.X126]*[.V126] &gt; 0; [.X126]*[.V126]; &quot;&quot;)">
            <text:p/>
          </table:table-cell>
          <table:table-cell table:style-name="ce40" table:formula="of:=IF([.$A126] &lt;&gt; &quot;&quot;; IF(MIN([.$O126];[.$T126];[.$Y126]) = [.$O126]; [.$K$1]; IF(MIN([.$O126];[.$T126];[.$Y126]) = [.$T126]; [.$P$1]; IF(ISNUMBER([.$Y126]); [.$U$1]; &quot;NO PRICING&quot;))); &quot;&quot;)" office:value-type="string" office:string-value="NO PRICING">
            <text:p>NO PRICING</text:p>
          </table:table-cell>
          <table:table-cell table:style-name="ce45" table:formula="of:=IF([.$A126] &lt;&gt; &quot;&quot;; IF(MIN([.$O126];[.$T126];[.$Y126]) = [.$O126]; [.$K126]; IF(MIN([.$O126];[.$T126];[.$Y126]) = [.$T126]; [.$P126]; IF(ISNUMBER([.$Y126]); [.$U126]; &quot;NO PRICING&quot;))); &quot;&quot;)" office:value-type="string" office:string-value="NO PRICING">
            <text:p>NO PRICING</text:p>
          </table:table-cell>
          <table:table-cell table:style-name="ce48" table:formula="of:=IF([.$A126] &lt;&gt; &quot;&quot;; IF(MIN([.$O126];[.$T126];[.$Y126]) = [.$O126]; [.$N126]; IF(MIN([.$O126];[.$T126];[.$Y126]) = [.$T126]; [.$S126]; IF(ISNUMBER([.$Y126]); [.$X126]; &quot;NO PRICING&quot;))); &quot;&quot;)" office:value-type="string" office:string-value="NO PRICING">
            <text:p>NO PRICING</text:p>
          </table:table-cell>
          <table:table-cell table:style-name="ce51" table:formula="of:=IF([.$A126] &lt;&gt; &quot;&quot;; IF(MIN([.$O126];[.$T126];[.$Y126]) = [.$O126]; [.$O126]; IF(MIN([.$O126];[.$T126];[.$Y126]) = [.$T126]; [.$T126]; IF(ISNUMBER([.$Y126]); [.$Y12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26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7])" office:value-type="string" office:string-value="470Ω linear potentiometer">
            <text:p>470Ω linear potentiometer</text:p>
          </table:table-cell>
          <table:table-cell table:style-name="ce7" table:formula="of:=T([source.C127])" office:value-type="string" office:string-value="TRIM_EU-CT6">
            <text:p>TRIM_EU-CT6</text:p>
          </table:table-cell>
          <table:table-cell table:style-name="ce7" table:formula="of:=T([source.D127])" office:value-type="string" office:string-value="470Ω linear potentiometer">
            <text:p>470Ω linear potentiometer</text:p>
          </table:table-cell>
          <table:table-cell table:style-name="ce16" table:formula="of:=T([source.E102])">
            <text:p/>
          </table:table-cell>
          <table:table-cell table:style-name="ce7" table:formula="of:=[source.A127]" office:value-type="float" office:value="1">
            <text:p>1</text:p>
          </table:table-cell>
          <table:table-cell table:style-name="ce7" table:formula="of:=ROUND([.E127]* (1 + extra))" office:value-type="float" office:value="1">
            <text:p>1</text:p>
          </table:table-cell>
          <table:table-cell table:style-name="ce7" table:formula="of:=MAX([.F127];[.E127]+1)" office:value-type="float" office:value="2">
            <text:p>2</text:p>
          </table:table-cell>
          <table:table-cell table:style-name="ce18" table:formula="of:=[.G127]" office:value-type="float" office:value="2">
            <text:p>2</text:p>
          </table:table-cell>
          <table:table-cell table:style-name="ce7" table:formula="of:=[.G127]-[.H127]" office:value-type="float" office:value="0">
            <text:p>0</text:p>
          </table:table-cell>
          <table:table-cell table:style-name="ce7"/>
          <table:table-cell table:style-name="ce24" table:formula="of:=[source.F127]" office:value-type="float" office:value="1227517">
            <text:p>1227517</text:p>
          </table:table-cell>
          <table:table-cell table:style-name="ce30" table:formula="of:=[source.G127]" office:value-type="float" office:value="0.24">
            <text:p>0.240</text:p>
          </table:table-cell>
          <table:table-cell table:style-name="ce7" table:formula="of:=[source.H127]" office:value-type="float" office:value="1">
            <text:p>1</text:p>
          </table:table-cell>
          <table:table-cell table:style-name="ce7" table:formula="of:=CEILING([.$H127];[.M127])" office:value-type="float" office:value="2">
            <text:p>2</text:p>
          </table:table-cell>
          <table:table-cell table:style-name="ce36" table:formula="of:=IF([.N127]*[.L127] &gt; 0; [.N127]*[.L127]; &quot;&quot;)" office:value-type="float" office:value="0.48">
            <text:p>0.48</text:p>
          </table:table-cell>
          <table:table-cell table:style-name="ce24" table:formula="of:=[source.I127]" office:value-type="float" office:value="0">
            <text:p/>
          </table:table-cell>
          <table:table-cell table:style-name="ce30" table:formula="of:=[source.J127]" office:value-type="float" office:value="0">
            <text:p>0.000</text:p>
          </table:table-cell>
          <table:table-cell table:style-name="ce7" table:formula="of:=[source.K127]" office:value-type="float" office:value="0">
            <text:p>0</text:p>
          </table:table-cell>
          <table:table-cell table:style-name="ce7" table:formula="of:=CEILING([.$H127];[.R127])" office:value-type="float" office:value="0">
            <text:p>0</text:p>
          </table:table-cell>
          <table:table-cell table:style-name="ce36" table:formula="of:=IF([.S127]*[.Q127] &gt; 0; [.S127]*[.Q127]; &quot;&quot;)">
            <text:p/>
          </table:table-cell>
          <table:table-cell table:style-name="ce24" table:formula="of:=[source.L12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7]" office:value-type="float" office:value="0">
            <text:p>0</text:p>
          </table:table-cell>
          <table:table-cell table:style-name="ce7" table:formula="of:=CEILING([.$H127];[.W127])" office:value-type="float" office:value="0">
            <text:p>0</text:p>
          </table:table-cell>
          <table:table-cell table:style-name="ce36" table:formula="of:=IF([.X127]*[.V127] &gt; 0; [.X127]*[.V127]; &quot;&quot;)">
            <text:p/>
          </table:table-cell>
          <table:table-cell table:style-name="ce40" table:formula="of:=IF([.$A127] &lt;&gt; &quot;&quot;; IF(MIN([.$O127];[.$T127];[.$Y127]) = [.$O127]; [.$K$1]; IF(MIN([.$O127];[.$T127];[.$Y127]) = [.$T127]; [.$P$1]; IF(ISNUMBER([.$Y127]); [.$U$1]; &quot;NO PRICING&quot;))); &quot;&quot;)" office:value-type="string" office:string-value="Farnell">
            <text:p>Farnell</text:p>
          </table:table-cell>
          <table:table-cell table:style-name="ce45" table:formula="of:=IF([.$A127] &lt;&gt; &quot;&quot;; IF(MIN([.$O127];[.$T127];[.$Y127]) = [.$O127]; [.$K127]; IF(MIN([.$O127];[.$T127];[.$Y127]) = [.$T127]; [.$P127]; IF(ISNUMBER([.$Y127]); [.$U127]; &quot;NO PRICING&quot;))); &quot;&quot;)" office:value-type="float" office:value="1227517">
            <text:p>1227517</text:p>
          </table:table-cell>
          <table:table-cell table:style-name="ce48" table:formula="of:=IF([.$A127] &lt;&gt; &quot;&quot;; IF(MIN([.$O127];[.$T127];[.$Y127]) = [.$O127]; [.$N127]; IF(MIN([.$O127];[.$T127];[.$Y127]) = [.$T127]; [.$S127]; IF(ISNUMBER([.$Y127]); [.$X127]; &quot;NO PRICING&quot;))); &quot;&quot;)" office:value-type="float" office:value="2">
            <text:p>2</text:p>
          </table:table-cell>
          <table:table-cell table:style-name="ce51" table:formula="of:=IF([.$A127] &lt;&gt; &quot;&quot;; IF(MIN([.$O127];[.$T127];[.$Y127]) = [.$O127]; [.$O127]; IF(MIN([.$O127];[.$T127];[.$Y127]) = [.$T127]; [.$T127]; IF(ISNUMBER([.$Y127]); [.$Y127]; &quot;NO PRICING&quot;))); &quot;&quot;)" office:value-type="float" office:value="0.48">
            <text:p>0.48</text:p>
          </table:table-cell>
          <table:table-cell table:style-name="ce55" office:value-type="string">
            <text:p>OK</text:p>
          </table:table-cell>
          <table:table-cell table:style-name="ce7" table:formula="of:=[.H127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8])" office:value-type="string" office:string-value="Double-pole 3-position key switch">
            <text:p>Double-pole 3-position key switch</text:p>
          </table:table-cell>
          <table:table-cell table:style-name="ce7" table:formula="of:=T([source.C128])" office:value-type="string" office:string-value="320-938">
            <text:p>320-938</text:p>
          </table:table-cell>
          <table:table-cell table:style-name="ce7" table:formula="of:=T([source.D128])" office:value-type="string" office:string-value="Double-pole 3-position key switch">
            <text:p>Double-pole 3-position key switch</text:p>
          </table:table-cell>
          <table:table-cell table:style-name="ce16" table:formula="of:=T([source.E107])">
            <text:p/>
          </table:table-cell>
          <table:table-cell table:style-name="ce7" table:formula="of:=[source.A128]" office:value-type="float" office:value="2">
            <text:p>2</text:p>
          </table:table-cell>
          <table:table-cell table:style-name="ce7" table:formula="of:=ROUND([.E128]* (1 + extra))" office:value-type="float" office:value="2">
            <text:p>2</text:p>
          </table:table-cell>
          <table:table-cell table:style-name="ce7" table:formula="of:=MAX([.F128];[.E128]+1)" office:value-type="float" office:value="3">
            <text:p>3</text:p>
          </table:table-cell>
          <table:table-cell table:style-name="ce18"/>
          <table:table-cell table:style-name="ce7" table:formula="of:=[.G128]-[.H128]" office:value-type="float" office:value="3">
            <text:p>3</text:p>
          </table:table-cell>
          <table:table-cell table:style-name="ce7"/>
          <table:table-cell table:style-name="ce24" table:formula="of:=[source.F128]" office:value-type="float" office:value="0">
            <text:p/>
          </table:table-cell>
          <table:table-cell table:style-name="ce30" table:formula="of:=[source.G128]" office:value-type="float" office:value="0">
            <text:p>0.000</text:p>
          </table:table-cell>
          <table:table-cell table:style-name="ce7" table:formula="of:=[source.H128]" office:value-type="float" office:value="0">
            <text:p>0</text:p>
          </table:table-cell>
          <table:table-cell table:style-name="ce7" table:formula="of:=CEILING([.$H128];[.M128])" office:value-type="float" office:value="0">
            <text:p>0</text:p>
          </table:table-cell>
          <table:table-cell table:style-name="ce36" table:formula="of:=IF([.N128]*[.L128] &gt; 0; [.N128]*[.L128]; &quot;&quot;)">
            <text:p/>
          </table:table-cell>
          <table:table-cell table:style-name="ce24" table:formula="of:=[source.I128]" office:value-type="float" office:value="0">
            <text:p/>
          </table:table-cell>
          <table:table-cell table:style-name="ce30" table:formula="of:=[source.J128]" office:value-type="float" office:value="0">
            <text:p>0.000</text:p>
          </table:table-cell>
          <table:table-cell table:style-name="ce7" table:formula="of:=[source.K128]" office:value-type="float" office:value="0">
            <text:p>0</text:p>
          </table:table-cell>
          <table:table-cell table:style-name="ce7" table:formula="of:=CEILING([.$H128];[.R128])" office:value-type="float" office:value="0">
            <text:p>0</text:p>
          </table:table-cell>
          <table:table-cell table:style-name="ce36" table:formula="of:=IF([.S128]*[.Q128] &gt; 0; [.S128]*[.Q128]; &quot;&quot;)">
            <text:p/>
          </table:table-cell>
          <table:table-cell table:style-name="ce24" table:formula="of:=[source.L12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8]" office:value-type="float" office:value="0">
            <text:p>0</text:p>
          </table:table-cell>
          <table:table-cell table:style-name="ce7" table:formula="of:=CEILING([.$H128];[.W128])" office:value-type="float" office:value="0">
            <text:p>0</text:p>
          </table:table-cell>
          <table:table-cell table:style-name="ce36" table:formula="of:=IF([.X128]*[.V128] &gt; 0; [.X128]*[.V128]; &quot;&quot;)">
            <text:p/>
          </table:table-cell>
          <table:table-cell table:style-name="ce40" table:formula="of:=IF([.$A128] &lt;&gt; &quot;&quot;; IF(MIN([.$O128];[.$T128];[.$Y128]) = [.$O128]; [.$K$1]; IF(MIN([.$O128];[.$T128];[.$Y128]) = [.$T128]; [.$P$1]; IF(ISNUMBER([.$Y128]); [.$U$1]; &quot;NO PRICING&quot;))); &quot;&quot;)" office:value-type="string" office:string-value="NO PRICING">
            <text:p>NO PRICING</text:p>
          </table:table-cell>
          <table:table-cell table:style-name="ce45" table:formula="of:=IF([.$A128] &lt;&gt; &quot;&quot;; IF(MIN([.$O128];[.$T128];[.$Y128]) = [.$O128]; [.$K128]; IF(MIN([.$O128];[.$T128];[.$Y128]) = [.$T128]; [.$P128]; IF(ISNUMBER([.$Y128]); [.$U128]; &quot;NO PRICING&quot;))); &quot;&quot;)" office:value-type="string" office:string-value="NO PRICING">
            <text:p>NO PRICING</text:p>
          </table:table-cell>
          <table:table-cell table:style-name="ce48" table:formula="of:=IF([.$A128] &lt;&gt; &quot;&quot;; IF(MIN([.$O128];[.$T128];[.$Y128]) = [.$O128]; [.$N128]; IF(MIN([.$O128];[.$T128];[.$Y128]) = [.$T128]; [.$S128]; IF(ISNUMBER([.$Y128]); [.$X128]; &quot;NO PRICING&quot;))); &quot;&quot;)" office:value-type="string" office:string-value="NO PRICING">
            <text:p>NO PRICING</text:p>
          </table:table-cell>
          <table:table-cell table:style-name="ce51" table:formula="of:=IF([.$A128] &lt;&gt; &quot;&quot;; IF(MIN([.$O128];[.$T128];[.$Y128]) = [.$O128]; [.$O128]; IF(MIN([.$O128];[.$T128];[.$Y128]) = [.$T128]; [.$T128]; IF(ISNUMBER([.$Y128]); [.$Y128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28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29])" office:value-type="string" office:string-value="Tactile switch">
            <text:p>Tactile switch</text:p>
          </table:table-cell>
          <table:table-cell table:style-name="ce7" table:formula="of:=T([source.C129])" office:value-type="string" office:string-value="TAC_SWITCHPTH">
            <text:p>TAC_SWITCHPTH</text:p>
          </table:table-cell>
          <table:table-cell table:style-name="ce7" table:formula="of:=T([source.D129])" office:value-type="string" office:string-value="Tactile switch">
            <text:p>Tactile switch</text:p>
          </table:table-cell>
          <table:table-cell table:style-name="ce16" table:formula="of:=T([source.E140])">
            <text:p/>
          </table:table-cell>
          <table:table-cell table:style-name="ce7" table:formula="of:=[source.A129]" office:value-type="float" office:value="2">
            <text:p>2</text:p>
          </table:table-cell>
          <table:table-cell table:style-name="ce7" table:formula="of:=ROUND([.E129]* (1 + extra))" office:value-type="float" office:value="2">
            <text:p>2</text:p>
          </table:table-cell>
          <table:table-cell table:style-name="ce7" table:formula="of:=MAX([.F129];[.E129]+1)" office:value-type="float" office:value="3">
            <text:p>3</text:p>
          </table:table-cell>
          <table:table-cell table:style-name="ce18"/>
          <table:table-cell table:style-name="ce7" table:formula="of:=[.G129]-[.H129]" office:value-type="float" office:value="3">
            <text:p>3</text:p>
          </table:table-cell>
          <table:table-cell table:style-name="ce7"/>
          <table:table-cell table:style-name="ce24" table:formula="of:=[source.F129]" office:value-type="float" office:value="1813689">
            <text:p>1813689</text:p>
          </table:table-cell>
          <table:table-cell table:style-name="ce30" table:formula="of:=[source.G129]" office:value-type="float" office:value="0.185">
            <text:p>0.185</text:p>
          </table:table-cell>
          <table:table-cell table:style-name="ce7" table:formula="of:=[source.H129]" office:value-type="float" office:value="1">
            <text:p>1</text:p>
          </table:table-cell>
          <table:table-cell table:style-name="ce7" table:formula="of:=CEILING([.$H129];[.M129])" office:value-type="float" office:value="0">
            <text:p>0</text:p>
          </table:table-cell>
          <table:table-cell table:style-name="ce36" table:formula="of:=IF([.N129]*[.L129] &gt; 0; [.N129]*[.L129]; &quot;&quot;)">
            <text:p/>
          </table:table-cell>
          <table:table-cell table:style-name="ce24" table:formula="of:=[source.I129]" office:value-type="float" office:value="0">
            <text:p/>
          </table:table-cell>
          <table:table-cell table:style-name="ce30" table:formula="of:=[source.J129]" office:value-type="float" office:value="0">
            <text:p>0.000</text:p>
          </table:table-cell>
          <table:table-cell table:style-name="ce7" table:formula="of:=[source.K129]" office:value-type="float" office:value="0">
            <text:p>0</text:p>
          </table:table-cell>
          <table:table-cell table:style-name="ce7" table:formula="of:=CEILING([.$H129];[.R129])" office:value-type="float" office:value="0">
            <text:p>0</text:p>
          </table:table-cell>
          <table:table-cell table:style-name="ce36" table:formula="of:=IF([.S129]*[.Q129] &gt; 0; [.S129]*[.Q129]; &quot;&quot;)">
            <text:p/>
          </table:table-cell>
          <table:table-cell table:style-name="ce24" table:formula="of:=[source.L12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29]" office:value-type="float" office:value="0">
            <text:p>0</text:p>
          </table:table-cell>
          <table:table-cell table:style-name="ce7" table:formula="of:=CEILING([.$H129];[.W129])" office:value-type="float" office:value="0">
            <text:p>0</text:p>
          </table:table-cell>
          <table:table-cell table:style-name="ce36" table:formula="of:=IF([.X129]*[.V129] &gt; 0; [.X129]*[.V129]; &quot;&quot;)">
            <text:p/>
          </table:table-cell>
          <table:table-cell table:style-name="ce40" table:formula="of:=IF([.$A129] &lt;&gt; &quot;&quot;; IF(MIN([.$O129];[.$T129];[.$Y129]) = [.$O129]; [.$K$1]; IF(MIN([.$O129];[.$T129];[.$Y129]) = [.$T129]; [.$P$1]; IF(ISNUMBER([.$Y129]); [.$U$1]; &quot;NO PRICING&quot;))); &quot;&quot;)" office:value-type="string" office:string-value="NO PRICING">
            <text:p>NO PRICING</text:p>
          </table:table-cell>
          <table:table-cell table:style-name="ce45" table:formula="of:=IF([.$A129] &lt;&gt; &quot;&quot;; IF(MIN([.$O129];[.$T129];[.$Y129]) = [.$O129]; [.$K129]; IF(MIN([.$O129];[.$T129];[.$Y129]) = [.$T129]; [.$P129]; IF(ISNUMBER([.$Y129]); [.$U129]; &quot;NO PRICING&quot;))); &quot;&quot;)" office:value-type="string" office:string-value="NO PRICING">
            <text:p>NO PRICING</text:p>
          </table:table-cell>
          <table:table-cell table:style-name="ce48" table:formula="of:=IF([.$A129] &lt;&gt; &quot;&quot;; IF(MIN([.$O129];[.$T129];[.$Y129]) = [.$O129]; [.$N129]; IF(MIN([.$O129];[.$T129];[.$Y129]) = [.$T129]; [.$S129]; IF(ISNUMBER([.$Y129]); [.$X129]; &quot;NO PRICING&quot;))); &quot;&quot;)" office:value-type="string" office:string-value="NO PRICING">
            <text:p>NO PRICING</text:p>
          </table:table-cell>
          <table:table-cell table:style-name="ce51" table:formula="of:=IF([.$A129] &lt;&gt; &quot;&quot;; IF(MIN([.$O129];[.$T129];[.$Y129]) = [.$O129]; [.$O129]; IF(MIN([.$O129];[.$T129];[.$Y129]) = [.$T129]; [.$T129]; IF(ISNUMBER([.$Y129]); [.$Y129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29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30])" office:value-type="string" office:string-value="On-On toggle switch">
            <text:p>On-On toggle switch</text:p>
          </table:table-cell>
          <table:table-cell table:style-name="ce7" table:formula="of:=T([source.C130])" office:value-type="string" office:string-value="TL36PO">
            <text:p>TL36PO</text:p>
          </table:table-cell>
          <table:table-cell table:style-name="ce7" table:formula="of:=T([source.D130])" office:value-type="string" office:string-value="On-On toggle switch">
            <text:p>On-On toggle switch</text:p>
          </table:table-cell>
          <table:table-cell table:style-name="ce16" table:formula="of:=T([source.E130])" office:value-type="string" office:string-value="Switch body and separate black/red actuators">
            <text:p>Switch body and separate black/red actuators</text:p>
          </table:table-cell>
          <table:table-cell table:style-name="ce7" table:formula="of:=[source.A130]" office:value-type="float" office:value="20">
            <text:p>20</text:p>
          </table:table-cell>
          <table:table-cell table:style-name="ce7" table:formula="of:=ROUND([.E130]* (1 + extra))" office:value-type="float" office:value="22">
            <text:p>22</text:p>
          </table:table-cell>
          <table:table-cell table:style-name="ce7" table:formula="of:=MAX([.F130];[.E130]+1)" office:value-type="float" office:value="22">
            <text:p>22</text:p>
          </table:table-cell>
          <table:table-cell table:style-name="ce18"/>
          <table:table-cell table:style-name="ce7" table:formula="of:=[.G130]-[.H130]" office:value-type="float" office:value="22">
            <text:p>22</text:p>
          </table:table-cell>
          <table:table-cell table:style-name="ce7"/>
          <table:table-cell table:style-name="ce24" table:formula="of:=[source.F130]" office:value-type="float" office:value="0">
            <text:p/>
          </table:table-cell>
          <table:table-cell table:style-name="ce30" table:formula="of:=[source.G130]" office:value-type="float" office:value="0">
            <text:p>0.000</text:p>
          </table:table-cell>
          <table:table-cell table:style-name="ce7" table:formula="of:=[source.H130]" office:value-type="float" office:value="0">
            <text:p>0</text:p>
          </table:table-cell>
          <table:table-cell table:style-name="ce7" table:formula="of:=CEILING([.$H130];[.M130])" office:value-type="float" office:value="0">
            <text:p>0</text:p>
          </table:table-cell>
          <table:table-cell table:style-name="ce36" table:formula="of:=IF([.N130]*[.L130] &gt; 0; [.N130]*[.L130]; &quot;&quot;)">
            <text:p/>
          </table:table-cell>
          <table:table-cell table:style-name="ce24" table:formula="of:=[source.I130]" office:value-type="float" office:value="0">
            <text:p/>
          </table:table-cell>
          <table:table-cell table:style-name="ce30" table:formula="of:=[source.J130]" office:value-type="float" office:value="0">
            <text:p>0.000</text:p>
          </table:table-cell>
          <table:table-cell table:style-name="ce7" table:formula="of:=[source.K130]" office:value-type="float" office:value="0">
            <text:p>0</text:p>
          </table:table-cell>
          <table:table-cell table:style-name="ce7" table:formula="of:=CEILING([.$H130];[.R130])" office:value-type="float" office:value="0">
            <text:p>0</text:p>
          </table:table-cell>
          <table:table-cell table:style-name="ce36" table:formula="of:=IF([.S130]*[.Q130] &gt; 0; [.S130]*[.Q130]; &quot;&quot;)">
            <text:p/>
          </table:table-cell>
          <table:table-cell table:style-name="ce24" table:formula="of:=[source.L13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0]" office:value-type="float" office:value="0">
            <text:p>0</text:p>
          </table:table-cell>
          <table:table-cell table:style-name="ce7" table:formula="of:=CEILING([.$H130];[.W130])" office:value-type="float" office:value="0">
            <text:p>0</text:p>
          </table:table-cell>
          <table:table-cell table:style-name="ce36" table:formula="of:=IF([.X130]*[.V130] &gt; 0; [.X130]*[.V130]; &quot;&quot;)">
            <text:p/>
          </table:table-cell>
          <table:table-cell table:style-name="ce40" table:formula="of:=IF([.$A130] &lt;&gt; &quot;&quot;; IF(MIN([.$O130];[.$T130];[.$Y130]) = [.$O130]; [.$K$1]; IF(MIN([.$O130];[.$T130];[.$Y130]) = [.$T130]; [.$P$1]; IF(ISNUMBER([.$Y130]); [.$U$1]; &quot;NO PRICING&quot;))); &quot;&quot;)" office:value-type="string" office:string-value="NO PRICING">
            <text:p>NO PRICING</text:p>
          </table:table-cell>
          <table:table-cell table:style-name="ce45" table:formula="of:=IF([.$A130] &lt;&gt; &quot;&quot;; IF(MIN([.$O130];[.$T130];[.$Y130]) = [.$O130]; [.$K130]; IF(MIN([.$O130];[.$T130];[.$Y130]) = [.$T130]; [.$P130]; IF(ISNUMBER([.$Y130]); [.$U130]; &quot;NO PRICING&quot;))); &quot;&quot;)" office:value-type="string" office:string-value="NO PRICING">
            <text:p>NO PRICING</text:p>
          </table:table-cell>
          <table:table-cell table:style-name="ce48" table:formula="of:=IF([.$A130] &lt;&gt; &quot;&quot;; IF(MIN([.$O130];[.$T130];[.$Y130]) = [.$O130]; [.$N130]; IF(MIN([.$O130];[.$T130];[.$Y130]) = [.$T130]; [.$S130]; IF(ISNUMBER([.$Y130]); [.$X130]; &quot;NO PRICING&quot;))); &quot;&quot;)" office:value-type="string" office:string-value="NO PRICING">
            <text:p>NO PRICING</text:p>
          </table:table-cell>
          <table:table-cell table:style-name="ce51" table:formula="of:=IF([.$A130] &lt;&gt; &quot;&quot;; IF(MIN([.$O130];[.$T130];[.$Y130]) = [.$O130]; [.$O130]; IF(MIN([.$O130];[.$T130];[.$Y130]) = [.$T130]; [.$T130]; IF(ISNUMBER([.$Y130]); [.$Y13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3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31])" office:value-type="string" office:string-value="Mom-Off-Mom toggle switch">
            <text:p>Mom-Off-Mom toggle switch</text:p>
          </table:table-cell>
          <table:table-cell table:style-name="ce7" table:formula="of:=T([source.C131])" office:value-type="string" office:string-value="TL37PO">
            <text:p>TL37PO</text:p>
          </table:table-cell>
          <table:table-cell table:style-name="ce7" table:formula="of:=T([source.D131])" office:value-type="string" office:string-value="Mom-Off-Mom toggle switch">
            <text:p>Mom-Off-Mom toggle switch</text:p>
          </table:table-cell>
          <table:table-cell table:style-name="ce16" table:formula="of:=T([source.E135])">
            <text:p/>
          </table:table-cell>
          <table:table-cell table:style-name="ce7" table:formula="of:=[source.A131]" office:value-type="float" office:value="10">
            <text:p>10</text:p>
          </table:table-cell>
          <table:table-cell table:style-name="ce7" table:formula="of:=ROUND([.E131]* (1 + extra))" office:value-type="float" office:value="11">
            <text:p>11</text:p>
          </table:table-cell>
          <table:table-cell table:style-name="ce7" table:formula="of:=MAX([.F131];[.E131]+1)" office:value-type="float" office:value="11">
            <text:p>11</text:p>
          </table:table-cell>
          <table:table-cell table:style-name="ce18"/>
          <table:table-cell table:style-name="ce7" table:formula="of:=[.G131]-[.H131]" office:value-type="float" office:value="11">
            <text:p>11</text:p>
          </table:table-cell>
          <table:table-cell table:style-name="ce7"/>
          <table:table-cell table:style-name="ce24" table:formula="of:=[source.F131]" office:value-type="float" office:value="0">
            <text:p/>
          </table:table-cell>
          <table:table-cell table:style-name="ce30" table:formula="of:=[source.G131]" office:value-type="float" office:value="0">
            <text:p>0.000</text:p>
          </table:table-cell>
          <table:table-cell table:style-name="ce7" table:formula="of:=[source.H131]" office:value-type="float" office:value="0">
            <text:p>0</text:p>
          </table:table-cell>
          <table:table-cell table:style-name="ce7" table:formula="of:=CEILING([.$H131];[.M131])" office:value-type="float" office:value="0">
            <text:p>0</text:p>
          </table:table-cell>
          <table:table-cell table:style-name="ce36" table:formula="of:=IF([.N131]*[.L131] &gt; 0; [.N131]*[.L131]; &quot;&quot;)">
            <text:p/>
          </table:table-cell>
          <table:table-cell table:style-name="ce24" table:formula="of:=[source.I131]" office:value-type="float" office:value="0">
            <text:p/>
          </table:table-cell>
          <table:table-cell table:style-name="ce30" table:formula="of:=[source.J131]" office:value-type="float" office:value="0">
            <text:p>0.000</text:p>
          </table:table-cell>
          <table:table-cell table:style-name="ce7" table:formula="of:=[source.K131]" office:value-type="float" office:value="0">
            <text:p>0</text:p>
          </table:table-cell>
          <table:table-cell table:style-name="ce7" table:formula="of:=CEILING([.$H131];[.R131])" office:value-type="float" office:value="0">
            <text:p>0</text:p>
          </table:table-cell>
          <table:table-cell table:style-name="ce36" table:formula="of:=IF([.S131]*[.Q131] &gt; 0; [.S131]*[.Q131]; &quot;&quot;)">
            <text:p/>
          </table:table-cell>
          <table:table-cell table:style-name="ce24" table:formula="of:=[source.L13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1]" office:value-type="float" office:value="0">
            <text:p>0</text:p>
          </table:table-cell>
          <table:table-cell table:style-name="ce7" table:formula="of:=CEILING([.$H131];[.W131])" office:value-type="float" office:value="0">
            <text:p>0</text:p>
          </table:table-cell>
          <table:table-cell table:style-name="ce36" table:formula="of:=IF([.X131]*[.V131] &gt; 0; [.X131]*[.V131]; &quot;&quot;)">
            <text:p/>
          </table:table-cell>
          <table:table-cell table:style-name="ce40" table:formula="of:=IF([.$A131] &lt;&gt; &quot;&quot;; IF(MIN([.$O131];[.$T131];[.$Y131]) = [.$O131]; [.$K$1]; IF(MIN([.$O131];[.$T131];[.$Y131]) = [.$T131]; [.$P$1]; IF(ISNUMBER([.$Y131]); [.$U$1]; &quot;NO PRICING&quot;))); &quot;&quot;)" office:value-type="string" office:string-value="NO PRICING">
            <text:p>NO PRICING</text:p>
          </table:table-cell>
          <table:table-cell table:style-name="ce45" table:formula="of:=IF([.$A131] &lt;&gt; &quot;&quot;; IF(MIN([.$O131];[.$T131];[.$Y131]) = [.$O131]; [.$K131]; IF(MIN([.$O131];[.$T131];[.$Y131]) = [.$T131]; [.$P131]; IF(ISNUMBER([.$Y131]); [.$U131]; &quot;NO PRICING&quot;))); &quot;&quot;)" office:value-type="string" office:string-value="NO PRICING">
            <text:p>NO PRICING</text:p>
          </table:table-cell>
          <table:table-cell table:style-name="ce48" table:formula="of:=IF([.$A131] &lt;&gt; &quot;&quot;; IF(MIN([.$O131];[.$T131];[.$Y131]) = [.$O131]; [.$N131]; IF(MIN([.$O131];[.$T131];[.$Y131]) = [.$T131]; [.$S131]; IF(ISNUMBER([.$Y131]); [.$X131]; &quot;NO PRICING&quot;))); &quot;&quot;)" office:value-type="string" office:string-value="NO PRICING">
            <text:p>NO PRICING</text:p>
          </table:table-cell>
          <table:table-cell table:style-name="ce51" table:formula="of:=IF([.$A131] &lt;&gt; &quot;&quot;; IF(MIN([.$O131];[.$T131];[.$Y131]) = [.$O131]; [.$O131]; IF(MIN([.$O131];[.$T131];[.$Y131]) = [.$T131]; [.$T131]; IF(ISNUMBER([.$Y131]); [.$Y13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3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32])" office:value-type="string" office:string-value="Mom-Off-Mom toggle switch">
            <text:p>Mom-Off-Mom toggle switch</text:p>
          </table:table-cell>
          <table:table-cell table:style-name="ce7" table:formula="of:=T([source.C132])" office:value-type="string" office:string-value="TL47PO">
            <text:p>TL47PO</text:p>
          </table:table-cell>
          <table:table-cell table:style-name="ce7" table:formula="of:=T([source.D132])" office:value-type="string" office:string-value="Mom-Off-Mom toggle switch">
            <text:p>Mom-Off-Mom toggle switch</text:p>
          </table:table-cell>
          <table:table-cell table:style-name="ce16" table:formula="of:=T([source.E133])" office:value-type="string" office:string-value="Also add lever actuator">
            <text:p>Also add lever actuator</text:p>
          </table:table-cell>
          <table:table-cell table:style-name="ce7" table:formula="of:=[source.A132]" office:value-type="float" office:value="10">
            <text:p>10</text:p>
          </table:table-cell>
          <table:table-cell table:style-name="ce7" table:formula="of:=ROUND([.E132]* (1 + extra))" office:value-type="float" office:value="11">
            <text:p>11</text:p>
          </table:table-cell>
          <table:table-cell table:style-name="ce7" table:formula="of:=MAX([.F132];[.E132]+1)" office:value-type="float" office:value="11">
            <text:p>11</text:p>
          </table:table-cell>
          <table:table-cell table:style-name="ce18"/>
          <table:table-cell table:style-name="ce7" table:formula="of:=[.G132]-[.H132]" office:value-type="float" office:value="11">
            <text:p>11</text:p>
          </table:table-cell>
          <table:table-cell table:style-name="ce7"/>
          <table:table-cell table:style-name="ce24" table:formula="of:=[source.F132]" office:value-type="float" office:value="0">
            <text:p/>
          </table:table-cell>
          <table:table-cell table:style-name="ce30" table:formula="of:=[source.G132]" office:value-type="float" office:value="0">
            <text:p>0.000</text:p>
          </table:table-cell>
          <table:table-cell table:style-name="ce7" table:formula="of:=[source.H132]" office:value-type="float" office:value="0">
            <text:p>0</text:p>
          </table:table-cell>
          <table:table-cell table:style-name="ce7" table:formula="of:=CEILING([.$H132];[.M132])" office:value-type="float" office:value="0">
            <text:p>0</text:p>
          </table:table-cell>
          <table:table-cell table:style-name="ce36" table:formula="of:=IF([.N132]*[.L132] &gt; 0; [.N132]*[.L132]; &quot;&quot;)">
            <text:p/>
          </table:table-cell>
          <table:table-cell table:style-name="ce24" table:formula="of:=[source.I132]" office:value-type="float" office:value="0">
            <text:p/>
          </table:table-cell>
          <table:table-cell table:style-name="ce30" table:formula="of:=[source.J132]" office:value-type="float" office:value="0">
            <text:p>0.000</text:p>
          </table:table-cell>
          <table:table-cell table:style-name="ce7" table:formula="of:=[source.K132]" office:value-type="float" office:value="0">
            <text:p>0</text:p>
          </table:table-cell>
          <table:table-cell table:style-name="ce7" table:formula="of:=CEILING([.$H132];[.R132])" office:value-type="float" office:value="0">
            <text:p>0</text:p>
          </table:table-cell>
          <table:table-cell table:style-name="ce36" table:formula="of:=IF([.S132]*[.Q132] &gt; 0; [.S132]*[.Q132]; &quot;&quot;)">
            <text:p/>
          </table:table-cell>
          <table:table-cell table:style-name="ce24" table:formula="of:=[source.L13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2]" office:value-type="float" office:value="0">
            <text:p>0</text:p>
          </table:table-cell>
          <table:table-cell table:style-name="ce7" table:formula="of:=CEILING([.$H132];[.W132])" office:value-type="float" office:value="0">
            <text:p>0</text:p>
          </table:table-cell>
          <table:table-cell table:style-name="ce36" table:formula="of:=IF([.X132]*[.V132] &gt; 0; [.X132]*[.V132]; &quot;&quot;)">
            <text:p/>
          </table:table-cell>
          <table:table-cell table:style-name="ce40" table:formula="of:=IF([.$A132] &lt;&gt; &quot;&quot;; IF(MIN([.$O132];[.$T132];[.$Y132]) = [.$O132]; [.$K$1]; IF(MIN([.$O132];[.$T132];[.$Y132]) = [.$T132]; [.$P$1]; IF(ISNUMBER([.$Y132]); [.$U$1]; &quot;NO PRICING&quot;))); &quot;&quot;)" office:value-type="string" office:string-value="NO PRICING">
            <text:p>NO PRICING</text:p>
          </table:table-cell>
          <table:table-cell table:style-name="ce45" table:formula="of:=IF([.$A132] &lt;&gt; &quot;&quot;; IF(MIN([.$O132];[.$T132];[.$Y132]) = [.$O132]; [.$K132]; IF(MIN([.$O132];[.$T132];[.$Y132]) = [.$T132]; [.$P132]; IF(ISNUMBER([.$Y132]); [.$U132]; &quot;NO PRICING&quot;))); &quot;&quot;)" office:value-type="string" office:string-value="NO PRICING">
            <text:p>NO PRICING</text:p>
          </table:table-cell>
          <table:table-cell table:style-name="ce48" table:formula="of:=IF([.$A132] &lt;&gt; &quot;&quot;; IF(MIN([.$O132];[.$T132];[.$Y132]) = [.$O132]; [.$N132]; IF(MIN([.$O132];[.$T132];[.$Y132]) = [.$T132]; [.$S132]; IF(ISNUMBER([.$Y132]); [.$X132]; &quot;NO PRICING&quot;))); &quot;&quot;)" office:value-type="string" office:string-value="NO PRICING">
            <text:p>NO PRICING</text:p>
          </table:table-cell>
          <table:table-cell table:style-name="ce51" table:formula="of:=IF([.$A132] &lt;&gt; &quot;&quot;; IF(MIN([.$O132];[.$T132];[.$Y132]) = [.$O132]; [.$O132]; IF(MIN([.$O132];[.$T132];[.$Y132]) = [.$T132]; [.$T132]; IF(ISNUMBER([.$Y132]); [.$Y132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32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33])" office:value-type="string" office:string-value="On-Off-On toggle switch">
            <text:p>On-Off-On toggle switch</text:p>
          </table:table-cell>
          <table:table-cell table:style-name="ce7" table:formula="of:=T([source.C133])" office:value-type="string" office:string-value="TL49PO">
            <text:p>TL49PO</text:p>
          </table:table-cell>
          <table:table-cell table:style-name="ce7" table:formula="of:=T([source.D133])" office:value-type="string" office:string-value="On-Off-On toggle switch">
            <text:p>On-Off-On toggle switch</text:p>
          </table:table-cell>
          <table:table-cell table:style-name="ce16" table:formula="of:=T([source.E136])">
            <text:p/>
          </table:table-cell>
          <table:table-cell table:style-name="ce7" table:formula="of:=[source.A133]" office:value-type="float" office:value="4">
            <text:p>4</text:p>
          </table:table-cell>
          <table:table-cell table:style-name="ce7" table:formula="of:=ROUND([.E133]* (1 + extra))" office:value-type="float" office:value="4">
            <text:p>4</text:p>
          </table:table-cell>
          <table:table-cell table:style-name="ce7" table:formula="of:=MAX([.F133];[.E133]+1)" office:value-type="float" office:value="5">
            <text:p>5</text:p>
          </table:table-cell>
          <table:table-cell table:style-name="ce18"/>
          <table:table-cell table:style-name="ce7" table:formula="of:=[.G133]-[.H133]" office:value-type="float" office:value="5">
            <text:p>5</text:p>
          </table:table-cell>
          <table:table-cell table:style-name="ce7"/>
          <table:table-cell table:style-name="ce24" table:formula="of:=[source.F133]" office:value-type="float" office:value="0">
            <text:p/>
          </table:table-cell>
          <table:table-cell table:style-name="ce30" table:formula="of:=[source.G133]" office:value-type="float" office:value="0">
            <text:p>0.000</text:p>
          </table:table-cell>
          <table:table-cell table:style-name="ce7" table:formula="of:=[source.H133]" office:value-type="float" office:value="0">
            <text:p>0</text:p>
          </table:table-cell>
          <table:table-cell table:style-name="ce7" table:formula="of:=CEILING([.$H133];[.M133])" office:value-type="float" office:value="0">
            <text:p>0</text:p>
          </table:table-cell>
          <table:table-cell table:style-name="ce36" table:formula="of:=IF([.N133]*[.L133] &gt; 0; [.N133]*[.L133]; &quot;&quot;)">
            <text:p/>
          </table:table-cell>
          <table:table-cell table:style-name="ce24" table:formula="of:=[source.I133]" office:value-type="float" office:value="0">
            <text:p/>
          </table:table-cell>
          <table:table-cell table:style-name="ce30" table:formula="of:=[source.J133]" office:value-type="float" office:value="0">
            <text:p>0.000</text:p>
          </table:table-cell>
          <table:table-cell table:style-name="ce7" table:formula="of:=[source.K133]" office:value-type="float" office:value="0">
            <text:p>0</text:p>
          </table:table-cell>
          <table:table-cell table:style-name="ce7" table:formula="of:=CEILING([.$H133];[.R133])" office:value-type="float" office:value="0">
            <text:p>0</text:p>
          </table:table-cell>
          <table:table-cell table:style-name="ce36" table:formula="of:=IF([.S133]*[.Q133] &gt; 0; [.S133]*[.Q133]; &quot;&quot;)">
            <text:p/>
          </table:table-cell>
          <table:table-cell table:style-name="ce24" table:formula="of:=[source.L13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3]" office:value-type="float" office:value="0">
            <text:p>0</text:p>
          </table:table-cell>
          <table:table-cell table:style-name="ce7" table:formula="of:=CEILING([.$H133];[.W133])" office:value-type="float" office:value="0">
            <text:p>0</text:p>
          </table:table-cell>
          <table:table-cell table:style-name="ce36" table:formula="of:=IF([.X133]*[.V133] &gt; 0; [.X133]*[.V133]; &quot;&quot;)">
            <text:p/>
          </table:table-cell>
          <table:table-cell table:style-name="ce40" table:formula="of:=IF([.$A133] &lt;&gt; &quot;&quot;; IF(MIN([.$O133];[.$T133];[.$Y133]) = [.$O133]; [.$K$1]; IF(MIN([.$O133];[.$T133];[.$Y133]) = [.$T133]; [.$P$1]; IF(ISNUMBER([.$Y133]); [.$U$1]; &quot;NO PRICING&quot;))); &quot;&quot;)" office:value-type="string" office:string-value="NO PRICING">
            <text:p>NO PRICING</text:p>
          </table:table-cell>
          <table:table-cell table:style-name="ce45" table:formula="of:=IF([.$A133] &lt;&gt; &quot;&quot;; IF(MIN([.$O133];[.$T133];[.$Y133]) = [.$O133]; [.$K133]; IF(MIN([.$O133];[.$T133];[.$Y133]) = [.$T133]; [.$P133]; IF(ISNUMBER([.$Y133]); [.$U133]; &quot;NO PRICING&quot;))); &quot;&quot;)" office:value-type="string" office:string-value="NO PRICING">
            <text:p>NO PRICING</text:p>
          </table:table-cell>
          <table:table-cell table:style-name="ce48" table:formula="of:=IF([.$A133] &lt;&gt; &quot;&quot;; IF(MIN([.$O133];[.$T133];[.$Y133]) = [.$O133]; [.$N133]; IF(MIN([.$O133];[.$T133];[.$Y133]) = [.$T133]; [.$S133]; IF(ISNUMBER([.$Y133]); [.$X133]; &quot;NO PRICING&quot;))); &quot;&quot;)" office:value-type="string" office:string-value="NO PRICING">
            <text:p>NO PRICING</text:p>
          </table:table-cell>
          <table:table-cell table:style-name="ce51" table:formula="of:=IF([.$A133] &lt;&gt; &quot;&quot;; IF(MIN([.$O133];[.$T133];[.$Y133]) = [.$O133]; [.$O133]; IF(MIN([.$O133];[.$T133];[.$Y133]) = [.$T133]; [.$T133]; IF(ISNUMBER([.$Y133]); [.$Y13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3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34])" office:value-type="string" office:string-value="Speaker, 8 ohm">
            <text:p>Speaker, 8 ohm</text:p>
          </table:table-cell>
          <table:table-cell table:style-name="ce7" table:formula="of:=T([source.C134])" office:value-type="string" office:string-value="AL11P">
            <text:p>AL11P</text:p>
          </table:table-cell>
          <table:table-cell table:style-name="ce7" table:formula="of:=T([source.D134])" office:value-type="string" office:string-value="Speaker, 8 ohm">
            <text:p>Speaker, 8 ohm</text:p>
          </table:table-cell>
          <table:table-cell table:style-name="ce16" table:formula="of:=T([source.E132])">
            <text:p/>
          </table:table-cell>
          <table:table-cell table:style-name="ce7" table:formula="of:=[source.A134]" office:value-type="float" office:value="2">
            <text:p>2</text:p>
          </table:table-cell>
          <table:table-cell table:style-name="ce7" table:formula="of:=ROUND([.E134]* (1 + extra))" office:value-type="float" office:value="2">
            <text:p>2</text:p>
          </table:table-cell>
          <table:table-cell table:style-name="ce7" table:formula="of:=MAX([.F134];[.E134]+1)" office:value-type="float" office:value="3">
            <text:p>3</text:p>
          </table:table-cell>
          <table:table-cell table:style-name="ce18"/>
          <table:table-cell table:style-name="ce7" table:formula="of:=[.G134]-[.H134]" office:value-type="float" office:value="3">
            <text:p>3</text:p>
          </table:table-cell>
          <table:table-cell table:style-name="ce7"/>
          <table:table-cell table:style-name="ce24" table:formula="of:=[source.F134]" office:value-type="float" office:value="599256">
            <text:p>599256</text:p>
          </table:table-cell>
          <table:table-cell table:style-name="ce30" table:formula="of:=[source.G134]" office:value-type="float" office:value="0.91">
            <text:p>0.910</text:p>
          </table:table-cell>
          <table:table-cell table:style-name="ce7" table:formula="of:=[source.H134]" office:value-type="float" office:value="1">
            <text:p>1</text:p>
          </table:table-cell>
          <table:table-cell table:style-name="ce7" table:formula="of:=CEILING([.$H134];[.M134])" office:value-type="float" office:value="0">
            <text:p>0</text:p>
          </table:table-cell>
          <table:table-cell table:style-name="ce36" table:formula="of:=IF([.N134]*[.L134] &gt; 0; [.N134]*[.L134]; &quot;&quot;)">
            <text:p/>
          </table:table-cell>
          <table:table-cell table:style-name="ce24" table:formula="of:=[source.I134]" office:value-type="float" office:value="0">
            <text:p/>
          </table:table-cell>
          <table:table-cell table:style-name="ce30" table:formula="of:=[source.J134]" office:value-type="float" office:value="0">
            <text:p>0.000</text:p>
          </table:table-cell>
          <table:table-cell table:style-name="ce7" table:formula="of:=[source.K134]" office:value-type="float" office:value="0">
            <text:p>0</text:p>
          </table:table-cell>
          <table:table-cell table:style-name="ce7" table:formula="of:=CEILING([.$H134];[.R134])" office:value-type="float" office:value="0">
            <text:p>0</text:p>
          </table:table-cell>
          <table:table-cell table:style-name="ce36" table:formula="of:=IF([.S134]*[.Q134] &gt; 0; [.S134]*[.Q134]; &quot;&quot;)">
            <text:p/>
          </table:table-cell>
          <table:table-cell table:style-name="ce24" table:formula="of:=[source.L13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4]" office:value-type="float" office:value="0">
            <text:p>0</text:p>
          </table:table-cell>
          <table:table-cell table:style-name="ce7" table:formula="of:=CEILING([.$H134];[.W134])" office:value-type="float" office:value="0">
            <text:p>0</text:p>
          </table:table-cell>
          <table:table-cell table:style-name="ce36" table:formula="of:=IF([.X134]*[.V134] &gt; 0; [.X134]*[.V134]; &quot;&quot;)">
            <text:p/>
          </table:table-cell>
          <table:table-cell table:style-name="ce40" table:formula="of:=IF([.$A134] &lt;&gt; &quot;&quot;; IF(MIN([.$O134];[.$T134];[.$Y134]) = [.$O134]; [.$K$1]; IF(MIN([.$O134];[.$T134];[.$Y134]) = [.$T134]; [.$P$1]; IF(ISNUMBER([.$Y134]); [.$U$1]; &quot;NO PRICING&quot;))); &quot;&quot;)" office:value-type="string" office:string-value="NO PRICING">
            <text:p>NO PRICING</text:p>
          </table:table-cell>
          <table:table-cell table:style-name="ce45" table:formula="of:=IF([.$A134] &lt;&gt; &quot;&quot;; IF(MIN([.$O134];[.$T134];[.$Y134]) = [.$O134]; [.$K134]; IF(MIN([.$O134];[.$T134];[.$Y134]) = [.$T134]; [.$P134]; IF(ISNUMBER([.$Y134]); [.$U134]; &quot;NO PRICING&quot;))); &quot;&quot;)" office:value-type="string" office:string-value="NO PRICING">
            <text:p>NO PRICING</text:p>
          </table:table-cell>
          <table:table-cell table:style-name="ce48" table:formula="of:=IF([.$A134] &lt;&gt; &quot;&quot;; IF(MIN([.$O134];[.$T134];[.$Y134]) = [.$O134]; [.$N134]; IF(MIN([.$O134];[.$T134];[.$Y134]) = [.$T134]; [.$S134]; IF(ISNUMBER([.$Y134]); [.$X134]; &quot;NO PRICING&quot;))); &quot;&quot;)" office:value-type="string" office:string-value="NO PRICING">
            <text:p>NO PRICING</text:p>
          </table:table-cell>
          <table:table-cell table:style-name="ce51" table:formula="of:=IF([.$A134] &lt;&gt; &quot;&quot;; IF(MIN([.$O134];[.$T134];[.$Y134]) = [.$O134]; [.$O134]; IF(MIN([.$O134];[.$T134];[.$Y134]) = [.$T134]; [.$T134]; IF(ISNUMBER([.$Y134]); [.$Y13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3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35])">
            <text:p/>
          </table:table-cell>
          <table:table-cell table:style-name="ce7" table:formula="of:=T([source.C135])" office:value-type="string" office:string-value="MA03-1">
            <text:p>MA03-1</text:p>
          </table:table-cell>
          <table:table-cell table:style-name="ce7" table:formula="of:=T([source.D135])">
            <text:p/>
          </table:table-cell>
          <table:table-cell table:style-name="ce16" table:formula="of:=T([source.E118])">
            <text:p/>
          </table:table-cell>
          <table:table-cell table:style-name="ce7" table:formula="of:=[source.A135]" office:value-type="float" office:value="1">
            <text:p>1</text:p>
          </table:table-cell>
          <table:table-cell table:style-name="ce7" table:formula="of:=ROUND([.E135]* (1 + extra))" office:value-type="float" office:value="1">
            <text:p>1</text:p>
          </table:table-cell>
          <table:table-cell table:style-name="ce7" table:formula="of:=MAX([.F135];[.E135]+1)" office:value-type="float" office:value="2">
            <text:p>2</text:p>
          </table:table-cell>
          <table:table-cell table:style-name="ce18"/>
          <table:table-cell table:style-name="ce7" table:formula="of:=[.G135]-[.H135]" office:value-type="float" office:value="2">
            <text:p>2</text:p>
          </table:table-cell>
          <table:table-cell table:style-name="ce7"/>
          <table:table-cell table:style-name="ce24" table:formula="of:=[source.F135]" office:value-type="float" office:value="0">
            <text:p/>
          </table:table-cell>
          <table:table-cell table:style-name="ce30" table:formula="of:=[source.G135]" office:value-type="float" office:value="0">
            <text:p>0.000</text:p>
          </table:table-cell>
          <table:table-cell table:style-name="ce7" table:formula="of:=[source.H135]" office:value-type="float" office:value="0">
            <text:p>0</text:p>
          </table:table-cell>
          <table:table-cell table:style-name="ce7" table:formula="of:=CEILING([.$H135];[.M135])" office:value-type="float" office:value="0">
            <text:p>0</text:p>
          </table:table-cell>
          <table:table-cell table:style-name="ce36" table:formula="of:=IF([.N135]*[.L135] &gt; 0; [.N135]*[.L135]; &quot;&quot;)">
            <text:p/>
          </table:table-cell>
          <table:table-cell table:style-name="ce24" table:formula="of:=[source.I135]" office:value-type="float" office:value="0">
            <text:p/>
          </table:table-cell>
          <table:table-cell table:style-name="ce30" table:formula="of:=[source.J135]" office:value-type="float" office:value="0">
            <text:p>0.000</text:p>
          </table:table-cell>
          <table:table-cell table:style-name="ce7" table:formula="of:=[source.K135]" office:value-type="float" office:value="0">
            <text:p>0</text:p>
          </table:table-cell>
          <table:table-cell table:style-name="ce7" table:formula="of:=CEILING([.$H135];[.R135])" office:value-type="float" office:value="0">
            <text:p>0</text:p>
          </table:table-cell>
          <table:table-cell table:style-name="ce36" table:formula="of:=IF([.S135]*[.Q135] &gt; 0; [.S135]*[.Q135]; &quot;&quot;)">
            <text:p/>
          </table:table-cell>
          <table:table-cell table:style-name="ce24" table:formula="of:=[source.L13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5]" office:value-type="float" office:value="0">
            <text:p>0</text:p>
          </table:table-cell>
          <table:table-cell table:style-name="ce7" table:formula="of:=CEILING([.$H135];[.W135])" office:value-type="float" office:value="0">
            <text:p>0</text:p>
          </table:table-cell>
          <table:table-cell table:style-name="ce36" table:formula="of:=IF([.X135]*[.V135] &gt; 0; [.X135]*[.V135]; &quot;&quot;)">
            <text:p/>
          </table:table-cell>
          <table:table-cell table:style-name="ce40" table:formula="of:=IF([.$A135] &lt;&gt; &quot;&quot;; IF(MIN([.$O135];[.$T135];[.$Y135]) = [.$O135]; [.$K$1]; IF(MIN([.$O135];[.$T135];[.$Y135]) = [.$T135]; [.$P$1]; IF(ISNUMBER([.$Y135]); [.$U$1]; &quot;NO PRICING&quot;))); &quot;&quot;)">
            <text:p/>
          </table:table-cell>
          <table:table-cell table:style-name="ce45" table:formula="of:=IF([.$A135] &lt;&gt; &quot;&quot;; IF(MIN([.$O135];[.$T135];[.$Y135]) = [.$O135]; [.$K135]; IF(MIN([.$O135];[.$T135];[.$Y135]) = [.$T135]; [.$P135]; IF(ISNUMBER([.$Y135]); [.$U135]; &quot;NO PRICING&quot;))); &quot;&quot;)">
            <text:p/>
          </table:table-cell>
          <table:table-cell table:style-name="ce48" table:formula="of:=IF([.$A135] &lt;&gt; &quot;&quot;; IF(MIN([.$O135];[.$T135];[.$Y135]) = [.$O135]; [.$N135]; IF(MIN([.$O135];[.$T135];[.$Y135]) = [.$T135]; [.$S135]; IF(ISNUMBER([.$Y135]); [.$X135]; &quot;NO PRICING&quot;))); &quot;&quot;)">
            <text:p/>
          </table:table-cell>
          <table:table-cell table:style-name="ce51" table:formula="of:=IF([.$A135] &lt;&gt; &quot;&quot;; IF(MIN([.$O135];[.$T135];[.$Y135]) = [.$O135]; [.$O135]; IF(MIN([.$O135];[.$T135];[.$Y135]) = [.$T135]; [.$T135]; IF(ISNUMBER([.$Y135]); [.$Y135]; &quot;NO PRICING&quot;))); &quot;&quot;)">
            <text:p/>
          </table:table-cell>
          <table:table-cell table:style-name="ce55"/>
          <table:table-cell table:style-name="ce7" table:formula="of:=[.H135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36])" office:value-type="string" office:string-value="3x2 pin header">
            <text:p>3x2 pin header</text:p>
          </table:table-cell>
          <table:table-cell table:style-name="ce7" table:formula="of:=T([source.C136])" office:value-type="string" office:string-value="MA03-2">
            <text:p>MA03-2</text:p>
          </table:table-cell>
          <table:table-cell table:style-name="ce7" table:formula="of:=T([source.D136])" office:value-type="string" office:string-value="3x2 pin header">
            <text:p>3x2 pin header</text:p>
          </table:table-cell>
          <table:table-cell table:style-name="ce16" table:formula="of:=T([source.E119])">
            <text:p/>
          </table:table-cell>
          <table:table-cell table:style-name="ce7" table:formula="of:=[source.A136]" office:value-type="float" office:value="1">
            <text:p>1</text:p>
          </table:table-cell>
          <table:table-cell table:style-name="ce7" table:formula="of:=ROUND([.E136]* (1 + extra))" office:value-type="float" office:value="1">
            <text:p>1</text:p>
          </table:table-cell>
          <table:table-cell table:style-name="ce7" table:formula="of:=MAX([.F136];[.E136]+1)" office:value-type="float" office:value="2">
            <text:p>2</text:p>
          </table:table-cell>
          <table:table-cell table:style-name="ce18"/>
          <table:table-cell table:style-name="ce7" table:formula="of:=[.G136]-[.H136]" office:value-type="float" office:value="2">
            <text:p>2</text:p>
          </table:table-cell>
          <table:table-cell table:style-name="ce7"/>
          <table:table-cell table:style-name="ce24" table:formula="of:=[source.F136]" office:value-type="float" office:value="0">
            <text:p/>
          </table:table-cell>
          <table:table-cell table:style-name="ce30" table:formula="of:=[source.G136]" office:value-type="float" office:value="0">
            <text:p>0.000</text:p>
          </table:table-cell>
          <table:table-cell table:style-name="ce7" table:formula="of:=[source.H136]" office:value-type="float" office:value="0">
            <text:p>0</text:p>
          </table:table-cell>
          <table:table-cell table:style-name="ce7" table:formula="of:=CEILING([.$H136];[.M136])" office:value-type="float" office:value="0">
            <text:p>0</text:p>
          </table:table-cell>
          <table:table-cell table:style-name="ce36" table:formula="of:=IF([.N136]*[.L136] &gt; 0; [.N136]*[.L136]; &quot;&quot;)">
            <text:p/>
          </table:table-cell>
          <table:table-cell table:style-name="ce24" table:formula="of:=[source.I136]" office:value-type="float" office:value="0">
            <text:p/>
          </table:table-cell>
          <table:table-cell table:style-name="ce30" table:formula="of:=[source.J136]" office:value-type="float" office:value="0">
            <text:p>0.000</text:p>
          </table:table-cell>
          <table:table-cell table:style-name="ce7" table:formula="of:=[source.K136]" office:value-type="float" office:value="0">
            <text:p>0</text:p>
          </table:table-cell>
          <table:table-cell table:style-name="ce7" table:formula="of:=CEILING([.$H136];[.R136])" office:value-type="float" office:value="0">
            <text:p>0</text:p>
          </table:table-cell>
          <table:table-cell table:style-name="ce36" table:formula="of:=IF([.S136]*[.Q136] &gt; 0; [.S136]*[.Q136]; &quot;&quot;)">
            <text:p/>
          </table:table-cell>
          <table:table-cell table:style-name="ce24" table:formula="of:=[source.L13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6]" office:value-type="float" office:value="0">
            <text:p>0</text:p>
          </table:table-cell>
          <table:table-cell table:style-name="ce7" table:formula="of:=CEILING([.$H136];[.W136])" office:value-type="float" office:value="0">
            <text:p>0</text:p>
          </table:table-cell>
          <table:table-cell table:style-name="ce36" table:formula="of:=IF([.X136]*[.V136] &gt; 0; [.X136]*[.V136]; &quot;&quot;)">
            <text:p/>
          </table:table-cell>
          <table:table-cell table:style-name="ce40" table:formula="of:=IF([.$A136] &lt;&gt; &quot;&quot;; IF(MIN([.$O136];[.$T136];[.$Y136]) = [.$O136]; [.$K$1]; IF(MIN([.$O136];[.$T136];[.$Y136]) = [.$T136]; [.$P$1]; IF(ISNUMBER([.$Y136]); [.$U$1]; &quot;NO PRICING&quot;))); &quot;&quot;)" office:value-type="string" office:string-value="NO PRICING">
            <text:p>NO PRICING</text:p>
          </table:table-cell>
          <table:table-cell table:style-name="ce45" table:formula="of:=IF([.$A136] &lt;&gt; &quot;&quot;; IF(MIN([.$O136];[.$T136];[.$Y136]) = [.$O136]; [.$K136]; IF(MIN([.$O136];[.$T136];[.$Y136]) = [.$T136]; [.$P136]; IF(ISNUMBER([.$Y136]); [.$U136]; &quot;NO PRICING&quot;))); &quot;&quot;)" office:value-type="string" office:string-value="NO PRICING">
            <text:p>NO PRICING</text:p>
          </table:table-cell>
          <table:table-cell table:style-name="ce48" table:formula="of:=IF([.$A136] &lt;&gt; &quot;&quot;; IF(MIN([.$O136];[.$T136];[.$Y136]) = [.$O136]; [.$N136]; IF(MIN([.$O136];[.$T136];[.$Y136]) = [.$T136]; [.$S136]; IF(ISNUMBER([.$Y136]); [.$X136]; &quot;NO PRICING&quot;))); &quot;&quot;)" office:value-type="string" office:string-value="NO PRICING">
            <text:p>NO PRICING</text:p>
          </table:table-cell>
          <table:table-cell table:style-name="ce51" table:formula="of:=IF([.$A136] &lt;&gt; &quot;&quot;; IF(MIN([.$O136];[.$T136];[.$Y136]) = [.$O136]; [.$O136]; IF(MIN([.$O136];[.$T136];[.$Y136]) = [.$T136]; [.$T136]; IF(ISNUMBER([.$Y136]); [.$Y136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36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37])">
            <text:p/>
          </table:table-cell>
          <table:table-cell table:style-name="ce7" table:formula="of:=T([source.C137])" office:value-type="string" office:string-value="MA04-2">
            <text:p>MA04-2</text:p>
          </table:table-cell>
          <table:table-cell table:style-name="ce7" table:formula="of:=T([source.D137])">
            <text:p/>
          </table:table-cell>
          <table:table-cell table:style-name="ce16" table:formula="of:=T([source.E143])">
            <text:p/>
          </table:table-cell>
          <table:table-cell table:style-name="ce7" table:formula="of:=[source.A137]" office:value-type="float" office:value="7">
            <text:p>7</text:p>
          </table:table-cell>
          <table:table-cell table:style-name="ce7" table:formula="of:=ROUND([.E137]* (1 + extra))" office:value-type="float" office:value="8">
            <text:p>8</text:p>
          </table:table-cell>
          <table:table-cell table:style-name="ce7" table:formula="of:=MAX([.F137];[.E137]+1)" office:value-type="float" office:value="8">
            <text:p>8</text:p>
          </table:table-cell>
          <table:table-cell table:style-name="ce18"/>
          <table:table-cell table:style-name="ce7" table:formula="of:=[.G137]-[.H137]" office:value-type="float" office:value="8">
            <text:p>8</text:p>
          </table:table-cell>
          <table:table-cell table:style-name="ce7"/>
          <table:table-cell table:style-name="ce24" table:formula="of:=[source.F137]" office:value-type="float" office:value="0">
            <text:p/>
          </table:table-cell>
          <table:table-cell table:style-name="ce30" table:formula="of:=[source.G137]" office:value-type="float" office:value="0">
            <text:p>0.000</text:p>
          </table:table-cell>
          <table:table-cell table:style-name="ce7" table:formula="of:=[source.H137]" office:value-type="float" office:value="0">
            <text:p>0</text:p>
          </table:table-cell>
          <table:table-cell table:style-name="ce7" table:formula="of:=CEILING([.$H137];[.M137])" office:value-type="float" office:value="0">
            <text:p>0</text:p>
          </table:table-cell>
          <table:table-cell table:style-name="ce36" table:formula="of:=IF([.N137]*[.L137] &gt; 0; [.N137]*[.L137]; &quot;&quot;)">
            <text:p/>
          </table:table-cell>
          <table:table-cell table:style-name="ce24" table:formula="of:=[source.I137]" office:value-type="float" office:value="0">
            <text:p/>
          </table:table-cell>
          <table:table-cell table:style-name="ce30" table:formula="of:=[source.J137]" office:value-type="float" office:value="0">
            <text:p>0.000</text:p>
          </table:table-cell>
          <table:table-cell table:style-name="ce7" table:formula="of:=[source.K137]" office:value-type="float" office:value="0">
            <text:p>0</text:p>
          </table:table-cell>
          <table:table-cell table:style-name="ce7" table:formula="of:=CEILING([.$H137];[.R137])" office:value-type="float" office:value="0">
            <text:p>0</text:p>
          </table:table-cell>
          <table:table-cell table:style-name="ce36" table:formula="of:=IF([.S137]*[.Q137] &gt; 0; [.S137]*[.Q137]; &quot;&quot;)">
            <text:p/>
          </table:table-cell>
          <table:table-cell table:style-name="ce24" table:formula="of:=[source.L13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7]" office:value-type="float" office:value="0">
            <text:p>0</text:p>
          </table:table-cell>
          <table:table-cell table:style-name="ce7" table:formula="of:=CEILING([.$H137];[.W137])" office:value-type="float" office:value="0">
            <text:p>0</text:p>
          </table:table-cell>
          <table:table-cell table:style-name="ce36" table:formula="of:=IF([.X137]*[.V137] &gt; 0; [.X137]*[.V137]; &quot;&quot;)">
            <text:p/>
          </table:table-cell>
          <table:table-cell table:style-name="ce40" table:formula="of:=IF([.$A137] &lt;&gt; &quot;&quot;; IF(MIN([.$O137];[.$T137];[.$Y137]) = [.$O137]; [.$K$1]; IF(MIN([.$O137];[.$T137];[.$Y137]) = [.$T137]; [.$P$1]; IF(ISNUMBER([.$Y137]); [.$U$1]; &quot;NO PRICING&quot;))); &quot;&quot;)">
            <text:p/>
          </table:table-cell>
          <table:table-cell table:style-name="ce45" table:formula="of:=IF([.$A137] &lt;&gt; &quot;&quot;; IF(MIN([.$O137];[.$T137];[.$Y137]) = [.$O137]; [.$K137]; IF(MIN([.$O137];[.$T137];[.$Y137]) = [.$T137]; [.$P137]; IF(ISNUMBER([.$Y137]); [.$U137]; &quot;NO PRICING&quot;))); &quot;&quot;)">
            <text:p/>
          </table:table-cell>
          <table:table-cell table:style-name="ce48" table:formula="of:=IF([.$A137] &lt;&gt; &quot;&quot;; IF(MIN([.$O137];[.$T137];[.$Y137]) = [.$O137]; [.$N137]; IF(MIN([.$O137];[.$T137];[.$Y137]) = [.$T137]; [.$S137]; IF(ISNUMBER([.$Y137]); [.$X137]; &quot;NO PRICING&quot;))); &quot;&quot;)">
            <text:p/>
          </table:table-cell>
          <table:table-cell table:style-name="ce51" table:formula="of:=IF([.$A137] &lt;&gt; &quot;&quot;; IF(MIN([.$O137];[.$T137];[.$Y137]) = [.$O137]; [.$O137]; IF(MIN([.$O137];[.$T137];[.$Y137]) = [.$T137]; [.$T137]; IF(ISNUMBER([.$Y137]); [.$Y137]; &quot;NO PRICING&quot;))); &quot;&quot;)">
            <text:p/>
          </table:table-cell>
          <table:table-cell table:style-name="ce55"/>
          <table:table-cell table:style-name="ce7" table:formula="of:=[.H137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38])">
            <text:p/>
          </table:table-cell>
          <table:table-cell table:style-name="ce7" table:formula="of:=T([source.C138])" office:value-type="string" office:string-value="MA05-1">
            <text:p>MA05-1</text:p>
          </table:table-cell>
          <table:table-cell table:style-name="ce7" table:formula="of:=T([source.D138])">
            <text:p/>
          </table:table-cell>
          <table:table-cell table:style-name="ce16" table:formula="of:=T([source.E145])">
            <text:p/>
          </table:table-cell>
          <table:table-cell table:style-name="ce7" table:formula="of:=[source.A138]" office:value-type="float" office:value="1">
            <text:p>1</text:p>
          </table:table-cell>
          <table:table-cell table:style-name="ce7" table:formula="of:=ROUND([.E138]* (1 + extra))" office:value-type="float" office:value="1">
            <text:p>1</text:p>
          </table:table-cell>
          <table:table-cell table:style-name="ce7" table:formula="of:=MAX([.F138];[.E138]+1)" office:value-type="float" office:value="2">
            <text:p>2</text:p>
          </table:table-cell>
          <table:table-cell table:style-name="ce18"/>
          <table:table-cell table:style-name="ce7" table:formula="of:=[.G138]-[.H138]" office:value-type="float" office:value="2">
            <text:p>2</text:p>
          </table:table-cell>
          <table:table-cell table:style-name="ce7"/>
          <table:table-cell table:style-name="ce24" table:formula="of:=[source.F138]" office:value-type="float" office:value="0">
            <text:p/>
          </table:table-cell>
          <table:table-cell table:style-name="ce30" table:formula="of:=[source.G138]" office:value-type="float" office:value="0">
            <text:p>0.000</text:p>
          </table:table-cell>
          <table:table-cell table:style-name="ce7" table:formula="of:=[source.H138]" office:value-type="float" office:value="0">
            <text:p>0</text:p>
          </table:table-cell>
          <table:table-cell table:style-name="ce7" table:formula="of:=CEILING([.$H138];[.M138])" office:value-type="float" office:value="0">
            <text:p>0</text:p>
          </table:table-cell>
          <table:table-cell table:style-name="ce36" table:formula="of:=IF([.N138]*[.L138] &gt; 0; [.N138]*[.L138]; &quot;&quot;)">
            <text:p/>
          </table:table-cell>
          <table:table-cell table:style-name="ce24" table:formula="of:=[source.I138]" office:value-type="float" office:value="0">
            <text:p/>
          </table:table-cell>
          <table:table-cell table:style-name="ce30" table:formula="of:=[source.J138]" office:value-type="float" office:value="0">
            <text:p>0.000</text:p>
          </table:table-cell>
          <table:table-cell table:style-name="ce7" table:formula="of:=[source.K138]" office:value-type="float" office:value="0">
            <text:p>0</text:p>
          </table:table-cell>
          <table:table-cell table:style-name="ce7" table:formula="of:=CEILING([.$H138];[.R138])" office:value-type="float" office:value="0">
            <text:p>0</text:p>
          </table:table-cell>
          <table:table-cell table:style-name="ce36" table:formula="of:=IF([.S138]*[.Q138] &gt; 0; [.S138]*[.Q138]; &quot;&quot;)">
            <text:p/>
          </table:table-cell>
          <table:table-cell table:style-name="ce24" table:formula="of:=[source.L13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8]" office:value-type="float" office:value="0">
            <text:p>0</text:p>
          </table:table-cell>
          <table:table-cell table:style-name="ce7" table:formula="of:=CEILING([.$H138];[.W138])" office:value-type="float" office:value="0">
            <text:p>0</text:p>
          </table:table-cell>
          <table:table-cell table:style-name="ce36" table:formula="of:=IF([.X138]*[.V138] &gt; 0; [.X138]*[.V138]; &quot;&quot;)">
            <text:p/>
          </table:table-cell>
          <table:table-cell table:style-name="ce40" table:formula="of:=IF([.$A138] &lt;&gt; &quot;&quot;; IF(MIN([.$O138];[.$T138];[.$Y138]) = [.$O138]; [.$K$1]; IF(MIN([.$O138];[.$T138];[.$Y138]) = [.$T138]; [.$P$1]; IF(ISNUMBER([.$Y138]); [.$U$1]; &quot;NO PRICING&quot;))); &quot;&quot;)">
            <text:p/>
          </table:table-cell>
          <table:table-cell table:style-name="ce45" table:formula="of:=IF([.$A138] &lt;&gt; &quot;&quot;; IF(MIN([.$O138];[.$T138];[.$Y138]) = [.$O138]; [.$K138]; IF(MIN([.$O138];[.$T138];[.$Y138]) = [.$T138]; [.$P138]; IF(ISNUMBER([.$Y138]); [.$U138]; &quot;NO PRICING&quot;))); &quot;&quot;)">
            <text:p/>
          </table:table-cell>
          <table:table-cell table:style-name="ce48" table:formula="of:=IF([.$A138] &lt;&gt; &quot;&quot;; IF(MIN([.$O138];[.$T138];[.$Y138]) = [.$O138]; [.$N138]; IF(MIN([.$O138];[.$T138];[.$Y138]) = [.$T138]; [.$S138]; IF(ISNUMBER([.$Y138]); [.$X138]; &quot;NO PRICING&quot;))); &quot;&quot;)">
            <text:p/>
          </table:table-cell>
          <table:table-cell table:style-name="ce51" table:formula="of:=IF([.$A138] &lt;&gt; &quot;&quot;; IF(MIN([.$O138];[.$T138];[.$Y138]) = [.$O138]; [.$O138]; IF(MIN([.$O138];[.$T138];[.$Y138]) = [.$T138]; [.$T138]; IF(ISNUMBER([.$Y138]); [.$Y138]; &quot;NO PRICING&quot;))); &quot;&quot;)">
            <text:p/>
          </table:table-cell>
          <table:table-cell table:style-name="ce55"/>
          <table:table-cell table:style-name="ce7" table:formula="of:=[.H138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39])">
            <text:p/>
          </table:table-cell>
          <table:table-cell table:style-name="ce7" table:formula="of:=T([source.C139])" office:value-type="string" office:string-value="MA09-2">
            <text:p>MA09-2</text:p>
          </table:table-cell>
          <table:table-cell table:style-name="ce7" table:formula="of:=T([source.D139])">
            <text:p/>
          </table:table-cell>
          <table:table-cell table:style-name="ce16" table:formula="of:=T([source.E146])" office:value-type="string" office:string-value="RS-232C rate">
            <text:p>RS-232C rate</text:p>
          </table:table-cell>
          <table:table-cell table:style-name="ce7" table:formula="of:=[source.A139]" office:value-type="float" office:value="3">
            <text:p>3</text:p>
          </table:table-cell>
          <table:table-cell table:style-name="ce7" table:formula="of:=ROUND([.E139]* (1 + extra))" office:value-type="float" office:value="3">
            <text:p>3</text:p>
          </table:table-cell>
          <table:table-cell table:style-name="ce7" table:formula="of:=MAX([.F139];[.E139]+1)" office:value-type="float" office:value="4">
            <text:p>4</text:p>
          </table:table-cell>
          <table:table-cell table:style-name="ce18"/>
          <table:table-cell table:style-name="ce7" table:formula="of:=[.G139]-[.H139]" office:value-type="float" office:value="4">
            <text:p>4</text:p>
          </table:table-cell>
          <table:table-cell table:style-name="ce7"/>
          <table:table-cell table:style-name="ce24" table:formula="of:=[source.F139]" office:value-type="float" office:value="0">
            <text:p/>
          </table:table-cell>
          <table:table-cell table:style-name="ce30" table:formula="of:=[source.G139]" office:value-type="float" office:value="0">
            <text:p>0.000</text:p>
          </table:table-cell>
          <table:table-cell table:style-name="ce7" table:formula="of:=[source.H139]" office:value-type="float" office:value="0">
            <text:p>0</text:p>
          </table:table-cell>
          <table:table-cell table:style-name="ce7" table:formula="of:=CEILING([.$H139];[.M139])" office:value-type="float" office:value="0">
            <text:p>0</text:p>
          </table:table-cell>
          <table:table-cell table:style-name="ce36" table:formula="of:=IF([.N139]*[.L139] &gt; 0; [.N139]*[.L139]; &quot;&quot;)">
            <text:p/>
          </table:table-cell>
          <table:table-cell table:style-name="ce24" table:formula="of:=[source.I139]" office:value-type="float" office:value="0">
            <text:p/>
          </table:table-cell>
          <table:table-cell table:style-name="ce30" table:formula="of:=[source.J139]" office:value-type="float" office:value="0">
            <text:p>0.000</text:p>
          </table:table-cell>
          <table:table-cell table:style-name="ce7" table:formula="of:=[source.K139]" office:value-type="float" office:value="0">
            <text:p>0</text:p>
          </table:table-cell>
          <table:table-cell table:style-name="ce7" table:formula="of:=CEILING([.$H139];[.R139])" office:value-type="float" office:value="0">
            <text:p>0</text:p>
          </table:table-cell>
          <table:table-cell table:style-name="ce36" table:formula="of:=IF([.S139]*[.Q139] &gt; 0; [.S139]*[.Q139]; &quot;&quot;)">
            <text:p/>
          </table:table-cell>
          <table:table-cell table:style-name="ce24" table:formula="of:=[source.L13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39]" office:value-type="float" office:value="0">
            <text:p>0</text:p>
          </table:table-cell>
          <table:table-cell table:style-name="ce7" table:formula="of:=CEILING([.$H139];[.W139])" office:value-type="float" office:value="0">
            <text:p>0</text:p>
          </table:table-cell>
          <table:table-cell table:style-name="ce36" table:formula="of:=IF([.X139]*[.V139] &gt; 0; [.X139]*[.V139]; &quot;&quot;)">
            <text:p/>
          </table:table-cell>
          <table:table-cell table:style-name="ce40" table:formula="of:=IF([.$A139] &lt;&gt; &quot;&quot;; IF(MIN([.$O139];[.$T139];[.$Y139]) = [.$O139]; [.$K$1]; IF(MIN([.$O139];[.$T139];[.$Y139]) = [.$T139]; [.$P$1]; IF(ISNUMBER([.$Y139]); [.$U$1]; &quot;NO PRICING&quot;))); &quot;&quot;)">
            <text:p/>
          </table:table-cell>
          <table:table-cell table:style-name="ce45" table:formula="of:=IF([.$A139] &lt;&gt; &quot;&quot;; IF(MIN([.$O139];[.$T139];[.$Y139]) = [.$O139]; [.$K139]; IF(MIN([.$O139];[.$T139];[.$Y139]) = [.$T139]; [.$P139]; IF(ISNUMBER([.$Y139]); [.$U139]; &quot;NO PRICING&quot;))); &quot;&quot;)">
            <text:p/>
          </table:table-cell>
          <table:table-cell table:style-name="ce48" table:formula="of:=IF([.$A139] &lt;&gt; &quot;&quot;; IF(MIN([.$O139];[.$T139];[.$Y139]) = [.$O139]; [.$N139]; IF(MIN([.$O139];[.$T139];[.$Y139]) = [.$T139]; [.$S139]; IF(ISNUMBER([.$Y139]); [.$X139]; &quot;NO PRICING&quot;))); &quot;&quot;)">
            <text:p/>
          </table:table-cell>
          <table:table-cell table:style-name="ce51" table:formula="of:=IF([.$A139] &lt;&gt; &quot;&quot;; IF(MIN([.$O139];[.$T139];[.$Y139]) = [.$O139]; [.$O139]; IF(MIN([.$O139];[.$T139];[.$Y139]) = [.$T139]; [.$T139]; IF(ISNUMBER([.$Y139]); [.$Y139]; &quot;NO PRICING&quot;))); &quot;&quot;)">
            <text:p/>
          </table:table-cell>
          <table:table-cell table:style-name="ce55"/>
          <table:table-cell table:style-name="ce7" table:formula="of:=[.H139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40])">
            <text:p/>
          </table:table-cell>
          <table:table-cell table:style-name="ce7" table:formula="of:=T([source.C140])" office:value-type="string" office:string-value="MA10-2">
            <text:p>MA10-2</text:p>
          </table:table-cell>
          <table:table-cell table:style-name="ce7" table:formula="of:=T([source.D140])">
            <text:p/>
          </table:table-cell>
          <table:table-cell table:style-name="ce16" table:formula="of:=T([source.E144])">
            <text:p/>
          </table:table-cell>
          <table:table-cell table:style-name="ce7" table:formula="of:=[source.A140]" office:value-type="float" office:value="1">
            <text:p>1</text:p>
          </table:table-cell>
          <table:table-cell table:style-name="ce7" table:formula="of:=ROUND([.E140]* (1 + extra))" office:value-type="float" office:value="1">
            <text:p>1</text:p>
          </table:table-cell>
          <table:table-cell table:style-name="ce7" table:formula="of:=MAX([.F140];[.E140]+1)" office:value-type="float" office:value="2">
            <text:p>2</text:p>
          </table:table-cell>
          <table:table-cell table:style-name="ce18"/>
          <table:table-cell table:style-name="ce7" table:formula="of:=[.G140]-[.H140]" office:value-type="float" office:value="2">
            <text:p>2</text:p>
          </table:table-cell>
          <table:table-cell table:style-name="ce7"/>
          <table:table-cell table:style-name="ce24" table:formula="of:=[source.F140]" office:value-type="float" office:value="0">
            <text:p/>
          </table:table-cell>
          <table:table-cell table:style-name="ce30" table:formula="of:=[source.G140]" office:value-type="float" office:value="0">
            <text:p>0.000</text:p>
          </table:table-cell>
          <table:table-cell table:style-name="ce7" table:formula="of:=[source.H140]" office:value-type="float" office:value="0">
            <text:p>0</text:p>
          </table:table-cell>
          <table:table-cell table:style-name="ce7" table:formula="of:=CEILING([.$H140];[.M140])" office:value-type="float" office:value="0">
            <text:p>0</text:p>
          </table:table-cell>
          <table:table-cell table:style-name="ce36" table:formula="of:=IF([.N140]*[.L140] &gt; 0; [.N140]*[.L140]; &quot;&quot;)">
            <text:p/>
          </table:table-cell>
          <table:table-cell table:style-name="ce24" table:formula="of:=[source.I140]" office:value-type="float" office:value="0">
            <text:p/>
          </table:table-cell>
          <table:table-cell table:style-name="ce30" table:formula="of:=[source.J140]" office:value-type="float" office:value="0">
            <text:p>0.000</text:p>
          </table:table-cell>
          <table:table-cell table:style-name="ce7" table:formula="of:=[source.K140]" office:value-type="float" office:value="0">
            <text:p>0</text:p>
          </table:table-cell>
          <table:table-cell table:style-name="ce7" table:formula="of:=CEILING([.$H140];[.R140])" office:value-type="float" office:value="0">
            <text:p>0</text:p>
          </table:table-cell>
          <table:table-cell table:style-name="ce36" table:formula="of:=IF([.S140]*[.Q140] &gt; 0; [.S140]*[.Q140]; &quot;&quot;)">
            <text:p/>
          </table:table-cell>
          <table:table-cell table:style-name="ce24" table:formula="of:=[source.L14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0]" office:value-type="float" office:value="0">
            <text:p>0</text:p>
          </table:table-cell>
          <table:table-cell table:style-name="ce7" table:formula="of:=CEILING([.$H140];[.W140])" office:value-type="float" office:value="0">
            <text:p>0</text:p>
          </table:table-cell>
          <table:table-cell table:style-name="ce36" table:formula="of:=IF([.X140]*[.V140] &gt; 0; [.X140]*[.V140]; &quot;&quot;)">
            <text:p/>
          </table:table-cell>
          <table:table-cell table:style-name="ce40" table:formula="of:=IF([.$A140] &lt;&gt; &quot;&quot;; IF(MIN([.$O140];[.$T140];[.$Y140]) = [.$O140]; [.$K$1]; IF(MIN([.$O140];[.$T140];[.$Y140]) = [.$T140]; [.$P$1]; IF(ISNUMBER([.$Y140]); [.$U$1]; &quot;NO PRICING&quot;))); &quot;&quot;)">
            <text:p/>
          </table:table-cell>
          <table:table-cell table:style-name="ce45" table:formula="of:=IF([.$A140] &lt;&gt; &quot;&quot;; IF(MIN([.$O140];[.$T140];[.$Y140]) = [.$O140]; [.$K140]; IF(MIN([.$O140];[.$T140];[.$Y140]) = [.$T140]; [.$P140]; IF(ISNUMBER([.$Y140]); [.$U140]; &quot;NO PRICING&quot;))); &quot;&quot;)">
            <text:p/>
          </table:table-cell>
          <table:table-cell table:style-name="ce48" table:formula="of:=IF([.$A140] &lt;&gt; &quot;&quot;; IF(MIN([.$O140];[.$T140];[.$Y140]) = [.$O140]; [.$N140]; IF(MIN([.$O140];[.$T140];[.$Y140]) = [.$T140]; [.$S140]; IF(ISNUMBER([.$Y140]); [.$X140]; &quot;NO PRICING&quot;))); &quot;&quot;)">
            <text:p/>
          </table:table-cell>
          <table:table-cell table:style-name="ce51" table:formula="of:=IF([.$A140] &lt;&gt; &quot;&quot;; IF(MIN([.$O140];[.$T140];[.$Y140]) = [.$O140]; [.$O140]; IF(MIN([.$O140];[.$T140];[.$Y140]) = [.$T140]; [.$T140]; IF(ISNUMBER([.$Y140]); [.$Y140]; &quot;NO PRICING&quot;))); &quot;&quot;)">
            <text:p/>
          </table:table-cell>
          <table:table-cell table:style-name="ce55"/>
          <table:table-cell table:style-name="ce7" table:formula="of:=[.H140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1])" office:value-type="string" office:string-value="3x dip switch or 2x3 pin header">
            <text:p>3x dip switch or 2x3 pin header</text:p>
          </table:table-cell>
          <table:table-cell table:style-name="ce7" table:formula="of:=T([source.C141])" office:value-type="string" office:string-value="SW_DIP-3">
            <text:p>SW_DIP-3</text:p>
          </table:table-cell>
          <table:table-cell table:style-name="ce7" table:formula="of:=T([source.D141])" office:value-type="string" office:string-value="3x dip switch or 2x3 pin header">
            <text:p>3x dip switch or 2x3 pin header</text:p>
          </table:table-cell>
          <table:table-cell table:style-name="ce16" table:formula="of:=T([source.E120])">
            <text:p/>
          </table:table-cell>
          <table:table-cell table:style-name="ce7" table:formula="of:=[source.A141]" office:value-type="float" office:value="1">
            <text:p>1</text:p>
          </table:table-cell>
          <table:table-cell table:style-name="ce7" table:formula="of:=ROUND([.E141]* (1 + extra))" office:value-type="float" office:value="1">
            <text:p>1</text:p>
          </table:table-cell>
          <table:table-cell table:style-name="ce7" table:formula="of:=MAX([.F141];[.E141]+1)" office:value-type="float" office:value="2">
            <text:p>2</text:p>
          </table:table-cell>
          <table:table-cell table:style-name="ce18"/>
          <table:table-cell table:style-name="ce7" table:formula="of:=[.G141]-[.H141]" office:value-type="float" office:value="2">
            <text:p>2</text:p>
          </table:table-cell>
          <table:table-cell table:style-name="ce7"/>
          <table:table-cell table:style-name="ce24" table:formula="of:=[source.F141]" office:value-type="float" office:value="0">
            <text:p/>
          </table:table-cell>
          <table:table-cell table:style-name="ce30" table:formula="of:=[source.G141]" office:value-type="float" office:value="0">
            <text:p>0.000</text:p>
          </table:table-cell>
          <table:table-cell table:style-name="ce7" table:formula="of:=[source.H141]" office:value-type="float" office:value="0">
            <text:p>0</text:p>
          </table:table-cell>
          <table:table-cell table:style-name="ce7" table:formula="of:=CEILING([.$H141];[.M141])" office:value-type="float" office:value="0">
            <text:p>0</text:p>
          </table:table-cell>
          <table:table-cell table:style-name="ce36" table:formula="of:=IF([.N141]*[.L141] &gt; 0; [.N141]*[.L141]; &quot;&quot;)">
            <text:p/>
          </table:table-cell>
          <table:table-cell table:style-name="ce24" table:formula="of:=[source.I141]" office:value-type="float" office:value="0">
            <text:p/>
          </table:table-cell>
          <table:table-cell table:style-name="ce30" table:formula="of:=[source.J141]" office:value-type="float" office:value="0">
            <text:p>0.000</text:p>
          </table:table-cell>
          <table:table-cell table:style-name="ce7" table:formula="of:=[source.K141]" office:value-type="float" office:value="0">
            <text:p>0</text:p>
          </table:table-cell>
          <table:table-cell table:style-name="ce7" table:formula="of:=CEILING([.$H141];[.R141])" office:value-type="float" office:value="0">
            <text:p>0</text:p>
          </table:table-cell>
          <table:table-cell table:style-name="ce36" table:formula="of:=IF([.S141]*[.Q141] &gt; 0; [.S141]*[.Q141]; &quot;&quot;)">
            <text:p/>
          </table:table-cell>
          <table:table-cell table:style-name="ce24" table:formula="of:=[source.L14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1]" office:value-type="float" office:value="0">
            <text:p>0</text:p>
          </table:table-cell>
          <table:table-cell table:style-name="ce7" table:formula="of:=CEILING([.$H141];[.W141])" office:value-type="float" office:value="0">
            <text:p>0</text:p>
          </table:table-cell>
          <table:table-cell table:style-name="ce36" table:formula="of:=IF([.X141]*[.V141] &gt; 0; [.X141]*[.V141]; &quot;&quot;)">
            <text:p/>
          </table:table-cell>
          <table:table-cell table:style-name="ce40" table:formula="of:=IF([.$A141] &lt;&gt; &quot;&quot;; IF(MIN([.$O141];[.$T141];[.$Y141]) = [.$O141]; [.$K$1]; IF(MIN([.$O141];[.$T141];[.$Y141]) = [.$T141]; [.$P$1]; IF(ISNUMBER([.$Y141]); [.$U$1]; &quot;NO PRICING&quot;))); &quot;&quot;)" office:value-type="string" office:string-value="NO PRICING">
            <text:p>NO PRICING</text:p>
          </table:table-cell>
          <table:table-cell table:style-name="ce45" table:formula="of:=IF([.$A141] &lt;&gt; &quot;&quot;; IF(MIN([.$O141];[.$T141];[.$Y141]) = [.$O141]; [.$K141]; IF(MIN([.$O141];[.$T141];[.$Y141]) = [.$T141]; [.$P141]; IF(ISNUMBER([.$Y141]); [.$U141]; &quot;NO PRICING&quot;))); &quot;&quot;)" office:value-type="string" office:string-value="NO PRICING">
            <text:p>NO PRICING</text:p>
          </table:table-cell>
          <table:table-cell table:style-name="ce48" table:formula="of:=IF([.$A141] &lt;&gt; &quot;&quot;; IF(MIN([.$O141];[.$T141];[.$Y141]) = [.$O141]; [.$N141]; IF(MIN([.$O141];[.$T141];[.$Y141]) = [.$T141]; [.$S141]; IF(ISNUMBER([.$Y141]); [.$X141]; &quot;NO PRICING&quot;))); &quot;&quot;)" office:value-type="string" office:string-value="NO PRICING">
            <text:p>NO PRICING</text:p>
          </table:table-cell>
          <table:table-cell table:style-name="ce51" table:formula="of:=IF([.$A141] &lt;&gt; &quot;&quot;; IF(MIN([.$O141];[.$T141];[.$Y141]) = [.$O141]; [.$O141]; IF(MIN([.$O141];[.$T141];[.$Y141]) = [.$T141]; [.$T141]; IF(ISNUMBER([.$Y141]); [.$Y141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4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2])" office:value-type="string" office:string-value="8-way DIP switch">
            <text:p>8-way DIP switch</text:p>
          </table:table-cell>
          <table:table-cell table:style-name="ce7" table:formula="of:=T([source.C142])" office:value-type="string" office:string-value="SW_DIP-8">
            <text:p>SW_DIP-8</text:p>
          </table:table-cell>
          <table:table-cell table:style-name="ce7" table:formula="of:=T([source.D142])" office:value-type="string" office:string-value="8-way DIP switch">
            <text:p>8-way DIP switch</text:p>
          </table:table-cell>
          <table:table-cell table:style-name="ce16" table:formula="of:=T([source.E131])">
            <text:p/>
          </table:table-cell>
          <table:table-cell table:style-name="ce7" table:formula="of:=[source.A142]" office:value-type="float" office:value="2">
            <text:p>2</text:p>
          </table:table-cell>
          <table:table-cell table:style-name="ce7" table:formula="of:=ROUND([.E142]* (1 + extra))" office:value-type="float" office:value="2">
            <text:p>2</text:p>
          </table:table-cell>
          <table:table-cell table:style-name="ce7" table:formula="of:=MAX([.F142];[.E142]+1)" office:value-type="float" office:value="3">
            <text:p>3</text:p>
          </table:table-cell>
          <table:table-cell table:style-name="ce18"/>
          <table:table-cell table:style-name="ce7" table:formula="of:=[.G142]-[.H142]" office:value-type="float" office:value="3">
            <text:p>3</text:p>
          </table:table-cell>
          <table:table-cell table:style-name="ce7"/>
          <table:table-cell table:style-name="ce24" table:formula="of:=[source.F142]" office:value-type="float" office:value="9471596">
            <text:p>9471596</text:p>
          </table:table-cell>
          <table:table-cell table:style-name="ce30" table:formula="of:=[source.G142]" office:value-type="float" office:value="0.66">
            <text:p>0.660</text:p>
          </table:table-cell>
          <table:table-cell table:style-name="ce7" table:formula="of:=[source.H142]" office:value-type="float" office:value="1">
            <text:p>1</text:p>
          </table:table-cell>
          <table:table-cell table:style-name="ce7" table:formula="of:=CEILING([.$H142];[.M142])" office:value-type="float" office:value="0">
            <text:p>0</text:p>
          </table:table-cell>
          <table:table-cell table:style-name="ce36" table:formula="of:=IF([.N142]*[.L142] &gt; 0; [.N142]*[.L142]; &quot;&quot;)">
            <text:p/>
          </table:table-cell>
          <table:table-cell table:style-name="ce24" table:formula="of:=[source.I142]" office:value-type="float" office:value="0">
            <text:p/>
          </table:table-cell>
          <table:table-cell table:style-name="ce30" table:formula="of:=[source.J142]" office:value-type="float" office:value="0">
            <text:p>0.000</text:p>
          </table:table-cell>
          <table:table-cell table:style-name="ce7" table:formula="of:=[source.K142]" office:value-type="float" office:value="0">
            <text:p>0</text:p>
          </table:table-cell>
          <table:table-cell table:style-name="ce7" table:formula="of:=CEILING([.$H142];[.R142])" office:value-type="float" office:value="0">
            <text:p>0</text:p>
          </table:table-cell>
          <table:table-cell table:style-name="ce36" table:formula="of:=IF([.S142]*[.Q142] &gt; 0; [.S142]*[.Q142]; &quot;&quot;)">
            <text:p/>
          </table:table-cell>
          <table:table-cell table:style-name="ce24" table:formula="of:=[source.L142]" office:value-type="string" office:string-value="712-2576">
            <text:p>712-2576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42]" office:value-type="float" office:value="1">
            <text:p>1</text:p>
          </table:table-cell>
          <table:table-cell table:style-name="ce7" table:formula="of:=CEILING([.$H142];[.W142])" office:value-type="float" office:value="0">
            <text:p>0</text:p>
          </table:table-cell>
          <table:table-cell table:style-name="ce36" table:formula="of:=IF([.X142]*[.V142] &gt; 0; [.X142]*[.V142]; &quot;&quot;)">
            <text:p/>
          </table:table-cell>
          <table:table-cell table:style-name="ce40" table:formula="of:=IF([.$A142] &lt;&gt; &quot;&quot;; IF(MIN([.$O142];[.$T142];[.$Y142]) = [.$O142]; [.$K$1]; IF(MIN([.$O142];[.$T142];[.$Y142]) = [.$T142]; [.$P$1]; IF(ISNUMBER([.$Y142]); [.$U$1]; &quot;NO PRICING&quot;))); &quot;&quot;)" office:value-type="string" office:string-value="NO PRICING">
            <text:p>NO PRICING</text:p>
          </table:table-cell>
          <table:table-cell table:style-name="ce45" table:formula="of:=IF([.$A142] &lt;&gt; &quot;&quot;; IF(MIN([.$O142];[.$T142];[.$Y142]) = [.$O142]; [.$K142]; IF(MIN([.$O142];[.$T142];[.$Y142]) = [.$T142]; [.$P142]; IF(ISNUMBER([.$Y142]); [.$U142]; &quot;NO PRICING&quot;))); &quot;&quot;)" office:value-type="string" office:string-value="NO PRICING">
            <text:p>NO PRICING</text:p>
          </table:table-cell>
          <table:table-cell table:style-name="ce48" table:formula="of:=IF([.$A142] &lt;&gt; &quot;&quot;; IF(MIN([.$O142];[.$T142];[.$Y142]) = [.$O142]; [.$N142]; IF(MIN([.$O142];[.$T142];[.$Y142]) = [.$T142]; [.$S142]; IF(ISNUMBER([.$Y142]); [.$X142]; &quot;NO PRICING&quot;))); &quot;&quot;)" office:value-type="string" office:string-value="NO PRICING">
            <text:p>NO PRICING</text:p>
          </table:table-cell>
          <table:table-cell table:style-name="ce51" table:formula="of:=IF([.$A142] &lt;&gt; &quot;&quot;; IF(MIN([.$O142];[.$T142];[.$Y142]) = [.$O142]; [.$O142]; IF(MIN([.$O142];[.$T142];[.$Y142]) = [.$T142]; [.$T142]; IF(ISNUMBER([.$Y142]); [.$Y142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42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3])" office:value-type="string" office:string-value="BC548 NPN Transistor">
            <text:p>BC548 NPN Transistor</text:p>
          </table:table-cell>
          <table:table-cell table:style-name="ce7" table:formula="of:=T([source.C143])" office:value-type="string" office:string-value="BC548">
            <text:p>BC548</text:p>
          </table:table-cell>
          <table:table-cell table:style-name="ce7" table:formula="of:=T([source.D143])" office:value-type="string" office:string-value="BC548 NPN Transistor">
            <text:p>BC548 NPN Transistor</text:p>
          </table:table-cell>
          <table:table-cell table:style-name="ce16" table:formula="of:=T([source.E112])" office:value-type="string" office:string-value="Actually 47kΩ (cheaper)">
            <text:p>Actually 47kΩ (cheaper)</text:p>
          </table:table-cell>
          <table:table-cell table:style-name="ce7" table:formula="of:=[source.A143]" office:value-type="float" office:value="4">
            <text:p>4</text:p>
          </table:table-cell>
          <table:table-cell table:style-name="ce7" table:formula="of:=ROUND([.E143]* (1 + extra))" office:value-type="float" office:value="4">
            <text:p>4</text:p>
          </table:table-cell>
          <table:table-cell table:style-name="ce7" table:formula="of:=MAX([.F143];[.E143]+1)" office:value-type="float" office:value="5">
            <text:p>5</text:p>
          </table:table-cell>
          <table:table-cell table:style-name="ce18"/>
          <table:table-cell table:style-name="ce7" table:formula="of:=[.G143]-[.H143]" office:value-type="float" office:value="5">
            <text:p>5</text:p>
          </table:table-cell>
          <table:table-cell table:style-name="ce7"/>
          <table:table-cell table:style-name="ce24" table:formula="of:=[source.F143]" office:value-type="float" office:value="9558586">
            <text:p>9558586</text:p>
          </table:table-cell>
          <table:table-cell table:style-name="ce30" table:formula="of:=[source.G143]" office:value-type="float" office:value="0.07">
            <text:p>0.070</text:p>
          </table:table-cell>
          <table:table-cell table:style-name="ce7" table:formula="of:=[source.H143]" office:value-type="float" office:value="5">
            <text:p>5</text:p>
          </table:table-cell>
          <table:table-cell table:style-name="ce7" table:formula="of:=CEILING([.$H143];[.M143])" office:value-type="float" office:value="0">
            <text:p>0</text:p>
          </table:table-cell>
          <table:table-cell table:style-name="ce36" table:formula="of:=IF([.N143]*[.L143] &gt; 0; [.N143]*[.L143]; &quot;&quot;)">
            <text:p/>
          </table:table-cell>
          <table:table-cell table:style-name="ce24" table:formula="of:=[source.I143]" office:value-type="float" office:value="0">
            <text:p/>
          </table:table-cell>
          <table:table-cell table:style-name="ce30" table:formula="of:=[source.J143]" office:value-type="float" office:value="0">
            <text:p>0.000</text:p>
          </table:table-cell>
          <table:table-cell table:style-name="ce7" table:formula="of:=[source.K143]" office:value-type="float" office:value="0">
            <text:p>0</text:p>
          </table:table-cell>
          <table:table-cell table:style-name="ce7" table:formula="of:=CEILING([.$H143];[.R143])" office:value-type="float" office:value="0">
            <text:p>0</text:p>
          </table:table-cell>
          <table:table-cell table:style-name="ce36" table:formula="of:=IF([.S143]*[.Q143] &gt; 0; [.S143]*[.Q143]; &quot;&quot;)">
            <text:p/>
          </table:table-cell>
          <table:table-cell table:style-name="ce24" table:formula="of:=[source.L14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3]" office:value-type="float" office:value="0">
            <text:p>0</text:p>
          </table:table-cell>
          <table:table-cell table:style-name="ce7" table:formula="of:=CEILING([.$H143];[.W143])" office:value-type="float" office:value="0">
            <text:p>0</text:p>
          </table:table-cell>
          <table:table-cell table:style-name="ce36" table:formula="of:=IF([.X143]*[.V143] &gt; 0; [.X143]*[.V143]; &quot;&quot;)">
            <text:p/>
          </table:table-cell>
          <table:table-cell table:style-name="ce40" table:formula="of:=IF([.$A143] &lt;&gt; &quot;&quot;; IF(MIN([.$O143];[.$T143];[.$Y143]) = [.$O143]; [.$K$1]; IF(MIN([.$O143];[.$T143];[.$Y143]) = [.$T143]; [.$P$1]; IF(ISNUMBER([.$Y143]); [.$U$1]; &quot;NO PRICING&quot;))); &quot;&quot;)" office:value-type="string" office:string-value="NO PRICING">
            <text:p>NO PRICING</text:p>
          </table:table-cell>
          <table:table-cell table:style-name="ce45" table:formula="of:=IF([.$A143] &lt;&gt; &quot;&quot;; IF(MIN([.$O143];[.$T143];[.$Y143]) = [.$O143]; [.$K143]; IF(MIN([.$O143];[.$T143];[.$Y143]) = [.$T143]; [.$P143]; IF(ISNUMBER([.$Y143]); [.$U143]; &quot;NO PRICING&quot;))); &quot;&quot;)" office:value-type="string" office:string-value="NO PRICING">
            <text:p>NO PRICING</text:p>
          </table:table-cell>
          <table:table-cell table:style-name="ce48" table:formula="of:=IF([.$A143] &lt;&gt; &quot;&quot;; IF(MIN([.$O143];[.$T143];[.$Y143]) = [.$O143]; [.$N143]; IF(MIN([.$O143];[.$T143];[.$Y143]) = [.$T143]; [.$S143]; IF(ISNUMBER([.$Y143]); [.$X143]; &quot;NO PRICING&quot;))); &quot;&quot;)" office:value-type="string" office:string-value="NO PRICING">
            <text:p>NO PRICING</text:p>
          </table:table-cell>
          <table:table-cell table:style-name="ce51" table:formula="of:=IF([.$A143] &lt;&gt; &quot;&quot;; IF(MIN([.$O143];[.$T143];[.$Y143]) = [.$O143]; [.$O143]; IF(MIN([.$O143];[.$T143];[.$Y143]) = [.$T143]; [.$T143]; IF(ISNUMBER([.$Y143]); [.$Y143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43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4])" office:value-type="string" office:string-value="1503_09">
            <text:p>1503_09</text:p>
          </table:table-cell>
          <table:table-cell table:style-name="ce7" table:formula="of:=T([source.C144])" office:value-type="string" office:string-value="1503_09">
            <text:p>1503_09</text:p>
          </table:table-cell>
          <table:table-cell table:style-name="ce7" table:formula="of:=T([source.D144])">
            <text:p/>
          </table:table-cell>
          <table:table-cell table:style-name="ce16" table:formula="of:=T([source.E117])" office:value-type="string" office:string-value="Using 5-element (G05R) part.">
            <text:p>Using 5-element (G05R) part.</text:p>
          </table:table-cell>
          <table:table-cell table:style-name="ce7" table:formula="of:=[source.A144]" office:value-type="float" office:value="1">
            <text:p>1</text:p>
          </table:table-cell>
          <table:table-cell table:style-name="ce7" table:formula="of:=ROUND([.E144]* (1 + extra))" office:value-type="float" office:value="1">
            <text:p>1</text:p>
          </table:table-cell>
          <table:table-cell table:style-name="ce7" table:formula="of:=MAX([.F144];[.E144]+1)" office:value-type="float" office:value="2">
            <text:p>2</text:p>
          </table:table-cell>
          <table:table-cell table:style-name="ce18"/>
          <table:table-cell table:style-name="ce7" table:formula="of:=[.G144]-[.H144]" office:value-type="float" office:value="2">
            <text:p>2</text:p>
          </table:table-cell>
          <table:table-cell table:style-name="ce7"/>
          <table:table-cell table:style-name="ce24" table:formula="of:=[source.F144]" office:value-type="float" office:value="0">
            <text:p/>
          </table:table-cell>
          <table:table-cell table:style-name="ce30" table:formula="of:=[source.G144]" office:value-type="float" office:value="0">
            <text:p>0.000</text:p>
          </table:table-cell>
          <table:table-cell table:style-name="ce7" table:formula="of:=[source.H144]" office:value-type="float" office:value="0">
            <text:p>0</text:p>
          </table:table-cell>
          <table:table-cell table:style-name="ce7" table:formula="of:=CEILING([.$H144];[.M144])" office:value-type="float" office:value="0">
            <text:p>0</text:p>
          </table:table-cell>
          <table:table-cell table:style-name="ce36" table:formula="of:=IF([.N144]*[.L144] &gt; 0; [.N144]*[.L144]; &quot;&quot;)">
            <text:p/>
          </table:table-cell>
          <table:table-cell table:style-name="ce24" table:formula="of:=[source.I144]" office:value-type="float" office:value="0">
            <text:p/>
          </table:table-cell>
          <table:table-cell table:style-name="ce30" table:formula="of:=[source.J144]" office:value-type="float" office:value="0">
            <text:p>0.000</text:p>
          </table:table-cell>
          <table:table-cell table:style-name="ce7" table:formula="of:=[source.K144]" office:value-type="float" office:value="0">
            <text:p>0</text:p>
          </table:table-cell>
          <table:table-cell table:style-name="ce7" table:formula="of:=CEILING([.$H144];[.R144])" office:value-type="float" office:value="0">
            <text:p>0</text:p>
          </table:table-cell>
          <table:table-cell table:style-name="ce36" table:formula="of:=IF([.S144]*[.Q144] &gt; 0; [.S144]*[.Q144]; &quot;&quot;)">
            <text:p/>
          </table:table-cell>
          <table:table-cell table:style-name="ce24" table:formula="of:=[source.L14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4]" office:value-type="float" office:value="0">
            <text:p>0</text:p>
          </table:table-cell>
          <table:table-cell table:style-name="ce7" table:formula="of:=CEILING([.$H144];[.W144])" office:value-type="float" office:value="0">
            <text:p>0</text:p>
          </table:table-cell>
          <table:table-cell table:style-name="ce36" table:formula="of:=IF([.X144]*[.V144] &gt; 0; [.X144]*[.V144]; &quot;&quot;)">
            <text:p/>
          </table:table-cell>
          <table:table-cell table:style-name="ce40" table:formula="of:=IF([.$A144] &lt;&gt; &quot;&quot;; IF(MIN([.$O144];[.$T144];[.$Y144]) = [.$O144]; [.$K$1]; IF(MIN([.$O144];[.$T144];[.$Y144]) = [.$T144]; [.$P$1]; IF(ISNUMBER([.$Y144]); [.$U$1]; &quot;NO PRICING&quot;))); &quot;&quot;)" office:value-type="string" office:string-value="NO PRICING">
            <text:p>NO PRICING</text:p>
          </table:table-cell>
          <table:table-cell table:style-name="ce45" table:formula="of:=IF([.$A144] &lt;&gt; &quot;&quot;; IF(MIN([.$O144];[.$T144];[.$Y144]) = [.$O144]; [.$K144]; IF(MIN([.$O144];[.$T144];[.$Y144]) = [.$T144]; [.$P144]; IF(ISNUMBER([.$Y144]); [.$U144]; &quot;NO PRICING&quot;))); &quot;&quot;)" office:value-type="string" office:string-value="NO PRICING">
            <text:p>NO PRICING</text:p>
          </table:table-cell>
          <table:table-cell table:style-name="ce48" table:formula="of:=IF([.$A144] &lt;&gt; &quot;&quot;; IF(MIN([.$O144];[.$T144];[.$Y144]) = [.$O144]; [.$N144]; IF(MIN([.$O144];[.$T144];[.$Y144]) = [.$T144]; [.$S144]; IF(ISNUMBER([.$Y144]); [.$X144]; &quot;NO PRICING&quot;))); &quot;&quot;)" office:value-type="string" office:string-value="NO PRICING">
            <text:p>NO PRICING</text:p>
          </table:table-cell>
          <table:table-cell table:style-name="ce51" table:formula="of:=IF([.$A144] &lt;&gt; &quot;&quot;; IF(MIN([.$O144];[.$T144];[.$Y144]) = [.$O144]; [.$O144]; IF(MIN([.$O144];[.$T144];[.$Y144]) = [.$T144]; [.$T144]; IF(ISNUMBER([.$Y144]); [.$Y144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4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45])">
            <text:p/>
          </table:table-cell>
          <table:table-cell table:style-name="ce7" table:formula="of:=T([source.C145])" office:value-type="string" office:string-value="W237-102">
            <text:p>W237-102</text:p>
          </table:table-cell>
          <table:table-cell table:style-name="ce7" table:formula="of:=T([source.D145])">
            <text:p/>
          </table:table-cell>
          <table:table-cell table:style-name="ce16" table:formula="of:=T([source.E124])">
            <text:p/>
          </table:table-cell>
          <table:table-cell table:style-name="ce7" table:formula="of:=[source.A145]" office:value-type="float" office:value="1">
            <text:p>1</text:p>
          </table:table-cell>
          <table:table-cell table:style-name="ce7" table:formula="of:=ROUND([.E145]* (1 + extra))" office:value-type="float" office:value="1">
            <text:p>1</text:p>
          </table:table-cell>
          <table:table-cell table:style-name="ce7" table:formula="of:=MAX([.F145];[.E145]+1)" office:value-type="float" office:value="2">
            <text:p>2</text:p>
          </table:table-cell>
          <table:table-cell table:style-name="ce18"/>
          <table:table-cell table:style-name="ce7" table:formula="of:=[.G145]-[.H145]" office:value-type="float" office:value="2">
            <text:p>2</text:p>
          </table:table-cell>
          <table:table-cell table:style-name="ce7"/>
          <table:table-cell table:style-name="ce24" table:formula="of:=[source.F145]" office:value-type="float" office:value="0">
            <text:p/>
          </table:table-cell>
          <table:table-cell table:style-name="ce30" table:formula="of:=[source.G145]" office:value-type="float" office:value="0">
            <text:p>0.000</text:p>
          </table:table-cell>
          <table:table-cell table:style-name="ce7" table:formula="of:=[source.H145]" office:value-type="float" office:value="0">
            <text:p>0</text:p>
          </table:table-cell>
          <table:table-cell table:style-name="ce7" table:formula="of:=CEILING([.$H145];[.M145])" office:value-type="float" office:value="0">
            <text:p>0</text:p>
          </table:table-cell>
          <table:table-cell table:style-name="ce36" table:formula="of:=IF([.N145]*[.L145] &gt; 0; [.N145]*[.L145]; &quot;&quot;)">
            <text:p/>
          </table:table-cell>
          <table:table-cell table:style-name="ce24" table:formula="of:=[source.I145]" office:value-type="float" office:value="0">
            <text:p/>
          </table:table-cell>
          <table:table-cell table:style-name="ce30" table:formula="of:=[source.J145]" office:value-type="float" office:value="0">
            <text:p>0.000</text:p>
          </table:table-cell>
          <table:table-cell table:style-name="ce7" table:formula="of:=[source.K145]" office:value-type="float" office:value="0">
            <text:p>0</text:p>
          </table:table-cell>
          <table:table-cell table:style-name="ce7" table:formula="of:=CEILING([.$H145];[.R145])" office:value-type="float" office:value="0">
            <text:p>0</text:p>
          </table:table-cell>
          <table:table-cell table:style-name="ce36" table:formula="of:=IF([.S145]*[.Q145] &gt; 0; [.S145]*[.Q145]; &quot;&quot;)">
            <text:p/>
          </table:table-cell>
          <table:table-cell table:style-name="ce24" table:formula="of:=[source.L14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5]" office:value-type="float" office:value="0">
            <text:p>0</text:p>
          </table:table-cell>
          <table:table-cell table:style-name="ce7" table:formula="of:=CEILING([.$H145];[.W145])" office:value-type="float" office:value="0">
            <text:p>0</text:p>
          </table:table-cell>
          <table:table-cell table:style-name="ce36" table:formula="of:=IF([.X145]*[.V145] &gt; 0; [.X145]*[.V145]; &quot;&quot;)">
            <text:p/>
          </table:table-cell>
          <table:table-cell table:style-name="ce40" table:formula="of:=IF([.$A145] &lt;&gt; &quot;&quot;; IF(MIN([.$O145];[.$T145];[.$Y145]) = [.$O145]; [.$K$1]; IF(MIN([.$O145];[.$T145];[.$Y145]) = [.$T145]; [.$P$1]; IF(ISNUMBER([.$Y145]); [.$U$1]; &quot;NO PRICING&quot;))); &quot;&quot;)">
            <text:p/>
          </table:table-cell>
          <table:table-cell table:style-name="ce45" table:formula="of:=IF([.$A145] &lt;&gt; &quot;&quot;; IF(MIN([.$O145];[.$T145];[.$Y145]) = [.$O145]; [.$K145]; IF(MIN([.$O145];[.$T145];[.$Y145]) = [.$T145]; [.$P145]; IF(ISNUMBER([.$Y145]); [.$U145]; &quot;NO PRICING&quot;))); &quot;&quot;)">
            <text:p/>
          </table:table-cell>
          <table:table-cell table:style-name="ce48" table:formula="of:=IF([.$A145] &lt;&gt; &quot;&quot;; IF(MIN([.$O145];[.$T145];[.$Y145]) = [.$O145]; [.$N145]; IF(MIN([.$O145];[.$T145];[.$Y145]) = [.$T145]; [.$S145]; IF(ISNUMBER([.$Y145]); [.$X145]; &quot;NO PRICING&quot;))); &quot;&quot;)">
            <text:p/>
          </table:table-cell>
          <table:table-cell table:style-name="ce51" table:formula="of:=IF([.$A145] &lt;&gt; &quot;&quot;; IF(MIN([.$O145];[.$T145];[.$Y145]) = [.$O145]; [.$O145]; IF(MIN([.$O145];[.$T145];[.$Y145]) = [.$T145]; [.$T145]; IF(ISNUMBER([.$Y145]); [.$Y145]; &quot;NO PRICING&quot;))); &quot;&quot;)">
            <text:p/>
          </table:table-cell>
          <table:table-cell table:style-name="ce55"/>
          <table:table-cell table:style-name="ce7" table:formula="of:=[.H145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6])" office:value-type="string" office:string-value="14.7456 MHz Crystal">
            <text:p>14.7456 MHz Crystal</text:p>
          </table:table-cell>
          <table:table-cell table:style-name="ce7" table:formula="of:=T([source.C146])" office:value-type="string" office:string-value="CRYSTALHC49U-V">
            <text:p>CRYSTALHC49U-V</text:p>
          </table:table-cell>
          <table:table-cell table:style-name="ce7" table:formula="of:=T([source.D146])" office:value-type="string" office:string-value="14.7456 MHz Crystal">
            <text:p>14.7456 MHz Crystal</text:p>
          </table:table-cell>
          <table:table-cell table:style-name="ce16" table:formula="of:=T([source.E127])">
            <text:p/>
          </table:table-cell>
          <table:table-cell table:style-name="ce7" table:formula="of:=[source.A146]" office:value-type="float" office:value="1">
            <text:p>1</text:p>
          </table:table-cell>
          <table:table-cell table:style-name="ce7" table:formula="of:=ROUND([.E146]* (1 + extra))" office:value-type="float" office:value="1">
            <text:p>1</text:p>
          </table:table-cell>
          <table:table-cell table:style-name="ce7" table:formula="of:=MAX([.F146];[.E146]+1)" office:value-type="float" office:value="2">
            <text:p>2</text:p>
          </table:table-cell>
          <table:table-cell table:style-name="ce18" table:formula="of:=[.G146]" office:value-type="float" office:value="2">
            <text:p>2</text:p>
          </table:table-cell>
          <table:table-cell table:style-name="ce7" table:formula="of:=[.G146]-[.H146]" office:value-type="float" office:value="0">
            <text:p>0</text:p>
          </table:table-cell>
          <table:table-cell table:style-name="ce7"/>
          <table:table-cell table:style-name="ce24" table:formula="of:=[source.F146]" office:value-type="float" office:value="1611751">
            <text:p>1611751</text:p>
          </table:table-cell>
          <table:table-cell table:style-name="ce30" table:formula="of:=[source.G146]" office:value-type="float" office:value="0.175">
            <text:p>0.175</text:p>
          </table:table-cell>
          <table:table-cell table:style-name="ce7" table:formula="of:=[source.H146]" office:value-type="float" office:value="1">
            <text:p>1</text:p>
          </table:table-cell>
          <table:table-cell table:style-name="ce7" table:formula="of:=CEILING([.$H146];[.M146])" office:value-type="float" office:value="2">
            <text:p>2</text:p>
          </table:table-cell>
          <table:table-cell table:style-name="ce36" table:formula="of:=IF([.N146]*[.L146] &gt; 0; [.N146]*[.L146]; &quot;&quot;)" office:value-type="float" office:value="0.35">
            <text:p>0.35</text:p>
          </table:table-cell>
          <table:table-cell table:style-name="ce24" table:formula="of:=[source.I146]" office:value-type="float" office:value="1701136">
            <text:p>1701136</text:p>
          </table:table-cell>
          <table:table-cell table:style-name="ce30" table:formula="of:=[source.J146]" office:value-type="float" office:value="0.118">
            <text:p>0.118</text:p>
          </table:table-cell>
          <table:table-cell table:style-name="ce7" table:formula="of:=[source.K146]" office:value-type="float" office:value="1">
            <text:p>1</text:p>
          </table:table-cell>
          <table:table-cell table:style-name="ce7" table:formula="of:=CEILING([.$H146];[.R146])" office:value-type="float" office:value="2">
            <text:p>2</text:p>
          </table:table-cell>
          <table:table-cell table:style-name="ce36" table:formula="of:=IF([.S146]*[.Q146] &gt; 0; [.S146]*[.Q146]; &quot;&quot;)" office:value-type="float" office:value="0.236">
            <text:p>0.24</text:p>
          </table:table-cell>
          <table:table-cell table:style-name="ce24" table:formula="of:=[source.L14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6]" office:value-type="float" office:value="0">
            <text:p>0</text:p>
          </table:table-cell>
          <table:table-cell table:style-name="ce7" table:formula="of:=CEILING([.$H146];[.W146])" office:value-type="float" office:value="0">
            <text:p>0</text:p>
          </table:table-cell>
          <table:table-cell table:style-name="ce36" table:formula="of:=IF([.X146]*[.V146] &gt; 0; [.X146]*[.V146]; &quot;&quot;)">
            <text:p/>
          </table:table-cell>
          <table:table-cell table:style-name="ce40" table:formula="of:=IF([.$A146] &lt;&gt; &quot;&quot;; IF(MIN([.$O146];[.$T146];[.$Y146]) = [.$O146]; [.$K$1]; IF(MIN([.$O146];[.$T146];[.$Y146]) = [.$T146]; [.$P$1]; IF(ISNUMBER([.$Y146]); [.$U$1]; &quot;NO PRICING&quot;))); &quot;&quot;)" office:value-type="string" office:string-value="Farnell US">
            <text:p>Farnell US</text:p>
          </table:table-cell>
          <table:table-cell table:style-name="ce45" table:formula="of:=IF([.$A146] &lt;&gt; &quot;&quot;; IF(MIN([.$O146];[.$T146];[.$Y146]) = [.$O146]; [.$K146]; IF(MIN([.$O146];[.$T146];[.$Y146]) = [.$T146]; [.$P146]; IF(ISNUMBER([.$Y146]); [.$U146]; &quot;NO PRICING&quot;))); &quot;&quot;)" office:value-type="float" office:value="1701136">
            <text:p>1701136</text:p>
          </table:table-cell>
          <table:table-cell table:style-name="ce48" table:formula="of:=IF([.$A146] &lt;&gt; &quot;&quot;; IF(MIN([.$O146];[.$T146];[.$Y146]) = [.$O146]; [.$N146]; IF(MIN([.$O146];[.$T146];[.$Y146]) = [.$T146]; [.$S146]; IF(ISNUMBER([.$Y146]); [.$X146]; &quot;NO PRICING&quot;))); &quot;&quot;)" office:value-type="float" office:value="2">
            <text:p>2</text:p>
          </table:table-cell>
          <table:table-cell table:style-name="ce51" table:formula="of:=IF([.$A146] &lt;&gt; &quot;&quot;; IF(MIN([.$O146];[.$T146];[.$Y146]) = [.$O146]; [.$O146]; IF(MIN([.$O146];[.$T146];[.$Y146]) = [.$T146]; [.$T146]; IF(ISNUMBER([.$Y146]); [.$Y146]; &quot;NO PRICING&quot;))); &quot;&quot;)" office:value-type="float" office:value="0.236">
            <text:p>0.24</text:p>
          </table:table-cell>
          <table:table-cell table:style-name="ce55" office:value-type="string">
            <text:p>OK</text:p>
          </table:table-cell>
          <table:table-cell table:style-name="ce7" table:formula="of:=[.H146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7])" office:value-type="string" office:string-value="32.768 kHz Crystal">
            <text:p>32.768 kHz Crystal</text:p>
          </table:table-cell>
          <table:table-cell table:style-name="ce7" table:formula="of:=T([source.C147])" office:value-type="string" office:string-value="CRYSTALTC38H">
            <text:p>CRYSTALTC38H</text:p>
          </table:table-cell>
          <table:table-cell table:style-name="ce7" table:formula="of:=T([source.D147])" office:value-type="string" office:string-value="32.768 kHz Crystal">
            <text:p>32.768 kHz Crystal</text:p>
          </table:table-cell>
          <table:table-cell table:style-name="ce16" table:formula="of:=T([source.E141])">
            <text:p/>
          </table:table-cell>
          <table:table-cell table:style-name="ce7" table:formula="of:=[source.A147]" office:value-type="float" office:value="1">
            <text:p>1</text:p>
          </table:table-cell>
          <table:table-cell table:style-name="ce7" table:formula="of:=ROUND([.E147]* (1 + extra))" office:value-type="float" office:value="1">
            <text:p>1</text:p>
          </table:table-cell>
          <table:table-cell table:style-name="ce7" table:formula="of:=MAX([.F147];[.E147]+1)" office:value-type="float" office:value="2">
            <text:p>2</text:p>
          </table:table-cell>
          <table:table-cell table:style-name="ce18"/>
          <table:table-cell table:style-name="ce7" table:formula="of:=[.G147]-[.H147]" office:value-type="float" office:value="2">
            <text:p>2</text:p>
          </table:table-cell>
          <table:table-cell table:style-name="ce7"/>
          <table:table-cell table:style-name="ce24" table:formula="of:=[source.F147]" office:value-type="float" office:value="1652573">
            <text:p>1652573</text:p>
          </table:table-cell>
          <table:table-cell table:style-name="ce30" table:formula="of:=[source.G147]" office:value-type="float" office:value="0.098">
            <text:p>0.098</text:p>
          </table:table-cell>
          <table:table-cell table:style-name="ce7" table:formula="of:=[source.H147]" office:value-type="float" office:value="1">
            <text:p>1</text:p>
          </table:table-cell>
          <table:table-cell table:style-name="ce7" table:formula="of:=CEILING([.$H147];[.M147])" office:value-type="float" office:value="0">
            <text:p>0</text:p>
          </table:table-cell>
          <table:table-cell table:style-name="ce36" table:formula="of:=IF([.N147]*[.L147] &gt; 0; [.N147]*[.L147]; &quot;&quot;)">
            <text:p/>
          </table:table-cell>
          <table:table-cell table:style-name="ce24" table:formula="of:=[source.I147]" office:value-type="float" office:value="0">
            <text:p/>
          </table:table-cell>
          <table:table-cell table:style-name="ce30" table:formula="of:=[source.J147]" office:value-type="float" office:value="0">
            <text:p>0.000</text:p>
          </table:table-cell>
          <table:table-cell table:style-name="ce7" table:formula="of:=[source.K147]" office:value-type="float" office:value="0">
            <text:p>0</text:p>
          </table:table-cell>
          <table:table-cell table:style-name="ce7" table:formula="of:=CEILING([.$H147];[.R147])" office:value-type="float" office:value="0">
            <text:p>0</text:p>
          </table:table-cell>
          <table:table-cell table:style-name="ce36" table:formula="of:=IF([.S147]*[.Q147] &gt; 0; [.S147]*[.Q147]; &quot;&quot;)">
            <text:p/>
          </table:table-cell>
          <table:table-cell table:style-name="ce24" table:formula="of:=[source.L14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7]" office:value-type="float" office:value="0">
            <text:p>0</text:p>
          </table:table-cell>
          <table:table-cell table:style-name="ce7" table:formula="of:=CEILING([.$H147];[.W147])" office:value-type="float" office:value="0">
            <text:p>0</text:p>
          </table:table-cell>
          <table:table-cell table:style-name="ce36" table:formula="of:=IF([.X147]*[.V147] &gt; 0; [.X147]*[.V147]; &quot;&quot;)">
            <text:p/>
          </table:table-cell>
          <table:table-cell table:style-name="ce40" table:formula="of:=IF([.$A147] &lt;&gt; &quot;&quot;; IF(MIN([.$O147];[.$T147];[.$Y147]) = [.$O147]; [.$K$1]; IF(MIN([.$O147];[.$T147];[.$Y147]) = [.$T147]; [.$P$1]; IF(ISNUMBER([.$Y147]); [.$U$1]; &quot;NO PRICING&quot;))); &quot;&quot;)" office:value-type="string" office:string-value="NO PRICING">
            <text:p>NO PRICING</text:p>
          </table:table-cell>
          <table:table-cell table:style-name="ce45" table:formula="of:=IF([.$A147] &lt;&gt; &quot;&quot;; IF(MIN([.$O147];[.$T147];[.$Y147]) = [.$O147]; [.$K147]; IF(MIN([.$O147];[.$T147];[.$Y147]) = [.$T147]; [.$P147]; IF(ISNUMBER([.$Y147]); [.$U147]; &quot;NO PRICING&quot;))); &quot;&quot;)" office:value-type="string" office:string-value="NO PRICING">
            <text:p>NO PRICING</text:p>
          </table:table-cell>
          <table:table-cell table:style-name="ce48" table:formula="of:=IF([.$A147] &lt;&gt; &quot;&quot;; IF(MIN([.$O147];[.$T147];[.$Y147]) = [.$O147]; [.$N147]; IF(MIN([.$O147];[.$T147];[.$Y147]) = [.$T147]; [.$S147]; IF(ISNUMBER([.$Y147]); [.$X147]; &quot;NO PRICING&quot;))); &quot;&quot;)" office:value-type="string" office:string-value="NO PRICING">
            <text:p>NO PRICING</text:p>
          </table:table-cell>
          <table:table-cell table:style-name="ce51" table:formula="of:=IF([.$A147] &lt;&gt; &quot;&quot;; IF(MIN([.$O147];[.$T147];[.$Y147]) = [.$O147]; [.$O147]; IF(MIN([.$O147];[.$T147];[.$Y147]) = [.$T147]; [.$T147]; IF(ISNUMBER([.$Y147]); [.$Y147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47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8])" office:value-type="string" office:string-value="1.8432 MHz Oscillator">
            <text:p>1.8432 MHz Oscillator</text:p>
          </table:table-cell>
          <table:table-cell table:style-name="ce7" table:formula="of:=T([source.C148])" office:value-type="string" office:string-value="XO2-08-14-SOCKET">
            <text:p>XO2-08-14-SOCKET</text:p>
          </table:table-cell>
          <table:table-cell table:style-name="ce7" table:formula="of:=T([source.D148])" office:value-type="string" office:string-value="1.8432 MHz Oscillator">
            <text:p>1.8432 MHz Oscillator</text:p>
          </table:table-cell>
          <table:table-cell table:style-name="ce16" table:formula="of:=T([source.E128])" office:value-type="string" office:string-value="Make-before-break">
            <text:p>Make-before-break</text:p>
          </table:table-cell>
          <table:table-cell table:style-name="ce7" table:formula="of:=[source.A148]" office:value-type="float" office:value="1">
            <text:p>1</text:p>
          </table:table-cell>
          <table:table-cell table:style-name="ce7" table:formula="of:=ROUND([.E148]* (1 + extra))" office:value-type="float" office:value="1">
            <text:p>1</text:p>
          </table:table-cell>
          <table:table-cell table:style-name="ce7" table:formula="of:=MAX([.F148];[.E148]+1)" office:value-type="float" office:value="2">
            <text:p>2</text:p>
          </table:table-cell>
          <table:table-cell table:style-name="ce18" table:formula="of:=[.G148]" office:value-type="float" office:value="2">
            <text:p>2</text:p>
          </table:table-cell>
          <table:table-cell table:style-name="ce7" table:formula="of:=[.G148]-[.H148]" office:value-type="float" office:value="0">
            <text:p>0</text:p>
          </table:table-cell>
          <table:table-cell table:style-name="ce7"/>
          <table:table-cell table:style-name="ce24" table:formula="of:=[source.F148]" office:value-type="float" office:value="4666483">
            <text:p>4666483</text:p>
          </table:table-cell>
          <table:table-cell table:style-name="ce30" table:formula="of:=[source.G148]" office:value-type="float" office:value="2.24">
            <text:p>2.240</text:p>
          </table:table-cell>
          <table:table-cell table:style-name="ce7" table:formula="of:=[source.H148]" office:value-type="float" office:value="1">
            <text:p>1</text:p>
          </table:table-cell>
          <table:table-cell table:style-name="ce7" table:formula="of:=CEILING([.$H148];[.M148])" office:value-type="float" office:value="2">
            <text:p>2</text:p>
          </table:table-cell>
          <table:table-cell table:style-name="ce36" table:formula="of:=IF([.N148]*[.L148] &gt; 0; [.N148]*[.L148]; &quot;&quot;)" office:value-type="float" office:value="4.48">
            <text:p>4.48</text:p>
          </table:table-cell>
          <table:table-cell table:style-name="ce24" table:formula="of:=[source.I148]" office:value-type="float" office:value="0">
            <text:p/>
          </table:table-cell>
          <table:table-cell table:style-name="ce30" table:formula="of:=[source.J148]" office:value-type="float" office:value="0">
            <text:p>0.000</text:p>
          </table:table-cell>
          <table:table-cell table:style-name="ce7" table:formula="of:=[source.K148]" office:value-type="float" office:value="0">
            <text:p>0</text:p>
          </table:table-cell>
          <table:table-cell table:style-name="ce7" table:formula="of:=CEILING([.$H148];[.R148])" office:value-type="float" office:value="0">
            <text:p>0</text:p>
          </table:table-cell>
          <table:table-cell table:style-name="ce36" table:formula="of:=IF([.S148]*[.Q148] &gt; 0; [.S148]*[.Q148]; &quot;&quot;)">
            <text:p/>
          </table:table-cell>
          <table:table-cell table:style-name="ce24" table:formula="of:=[source.L14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48]" office:value-type="float" office:value="0">
            <text:p>0</text:p>
          </table:table-cell>
          <table:table-cell table:style-name="ce7" table:formula="of:=CEILING([.$H148];[.W148])" office:value-type="float" office:value="0">
            <text:p>0</text:p>
          </table:table-cell>
          <table:table-cell table:style-name="ce36" table:formula="of:=IF([.X148]*[.V148] &gt; 0; [.X148]*[.V148]; &quot;&quot;)">
            <text:p/>
          </table:table-cell>
          <table:table-cell table:style-name="ce40" table:formula="of:=IF([.$A148] &lt;&gt; &quot;&quot;; IF(MIN([.$O148];[.$T148];[.$Y148]) = [.$O148]; [.$K$1]; IF(MIN([.$O148];[.$T148];[.$Y148]) = [.$T148]; [.$P$1]; IF(ISNUMBER([.$Y148]); [.$U$1]; &quot;NO PRICING&quot;))); &quot;&quot;)" office:value-type="string" office:string-value="Farnell">
            <text:p>Farnell</text:p>
          </table:table-cell>
          <table:table-cell table:style-name="ce45" table:formula="of:=IF([.$A148] &lt;&gt; &quot;&quot;; IF(MIN([.$O148];[.$T148];[.$Y148]) = [.$O148]; [.$K148]; IF(MIN([.$O148];[.$T148];[.$Y148]) = [.$T148]; [.$P148]; IF(ISNUMBER([.$Y148]); [.$U148]; &quot;NO PRICING&quot;))); &quot;&quot;)" office:value-type="float" office:value="4666483">
            <text:p>4666483</text:p>
          </table:table-cell>
          <table:table-cell table:style-name="ce48" table:formula="of:=IF([.$A148] &lt;&gt; &quot;&quot;; IF(MIN([.$O148];[.$T148];[.$Y148]) = [.$O148]; [.$N148]; IF(MIN([.$O148];[.$T148];[.$Y148]) = [.$T148]; [.$S148]; IF(ISNUMBER([.$Y148]); [.$X148]; &quot;NO PRICING&quot;))); &quot;&quot;)" office:value-type="float" office:value="2">
            <text:p>2</text:p>
          </table:table-cell>
          <table:table-cell table:style-name="ce51" table:formula="of:=IF([.$A148] &lt;&gt; &quot;&quot;; IF(MIN([.$O148];[.$T148];[.$Y148]) = [.$O148]; [.$O148]; IF(MIN([.$O148];[.$T148];[.$Y148]) = [.$T148]; [.$T148]; IF(ISNUMBER([.$Y148]); [.$Y148]; &quot;NO PRICING&quot;))); &quot;&quot;)" office:value-type="float" office:value="4.48">
            <text:p>4.48</text:p>
          </table:table-cell>
          <table:table-cell table:style-name="ce55" office:value-type="string">
            <text:p>OK</text:p>
          </table:table-cell>
          <table:table-cell table:style-name="ce7" table:formula="of:=[.H148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49])" office:value-type="string" office:string-value="16 MHz Crystal">
            <text:p>16 MHz Crystal</text:p>
          </table:table-cell>
          <table:table-cell table:style-name="ce7" table:formula="of:=T([source.C149])" office:value-type="string" office:string-value="XO2-08-14-SOCKET">
            <text:p>XO2-08-14-SOCKET</text:p>
          </table:table-cell>
          <table:table-cell table:style-name="ce7" table:formula="of:=T([source.D149])" office:value-type="string" office:string-value="16 MHz Crystal">
            <text:p>16 MHz Crystal</text:p>
          </table:table-cell>
          <table:table-cell table:style-name="ce16" table:formula="of:=T([source.E137])">
            <text:p/>
          </table:table-cell>
          <table:table-cell table:style-name="ce7" table:formula="of:=[source.A149]" office:value-type="float" office:value="1">
            <text:p>1</text:p>
          </table:table-cell>
          <table:table-cell table:style-name="ce7" table:formula="of:=ROUND([.E149]* (1 + extra))" office:value-type="float" office:value="1">
            <text:p>1</text:p>
          </table:table-cell>
          <table:table-cell table:style-name="ce7" table:formula="of:=MAX([.F149];[.E149]+1)" office:value-type="float" office:value="2">
            <text:p>2</text:p>
          </table:table-cell>
          <table:table-cell table:style-name="ce18" table:formula="of:=[.G149]" office:value-type="float" office:value="2">
            <text:p>2</text:p>
          </table:table-cell>
          <table:table-cell table:style-name="ce7" table:formula="of:=[.G149]-[.H149]" office:value-type="float" office:value="0">
            <text:p>0</text:p>
          </table:table-cell>
          <table:table-cell table:style-name="ce7"/>
          <table:table-cell table:style-name="ce24" table:formula="of:=[source.F149]" office:value-type="float" office:value="7942710">
            <text:p>7942710</text:p>
          </table:table-cell>
          <table:table-cell table:style-name="ce30" table:formula="of:=[source.G149]" office:value-type="float" office:value="1.54">
            <text:p>1.540</text:p>
          </table:table-cell>
          <table:table-cell table:style-name="ce7" table:formula="of:=[source.H149]" office:value-type="float" office:value="1">
            <text:p>1</text:p>
          </table:table-cell>
          <table:table-cell table:style-name="ce7" table:formula="of:=CEILING([.$H149];[.M149])" office:value-type="float" office:value="2">
            <text:p>2</text:p>
          </table:table-cell>
          <table:table-cell table:style-name="ce36" table:formula="of:=IF([.N149]*[.L149] &gt; 0; [.N149]*[.L149]; &quot;&quot;)" office:value-type="float" office:value="3.08">
            <text:p>3.08</text:p>
          </table:table-cell>
          <table:table-cell table:style-name="ce24" table:formula="of:=[source.I149]" office:value-type="float" office:value="0">
            <text:p/>
          </table:table-cell>
          <table:table-cell table:style-name="ce30" table:formula="of:=[source.J149]" office:value-type="float" office:value="0">
            <text:p>0.000</text:p>
          </table:table-cell>
          <table:table-cell table:style-name="ce7" table:formula="of:=[source.K149]" office:value-type="float" office:value="0">
            <text:p>0</text:p>
          </table:table-cell>
          <table:table-cell table:style-name="ce7" table:formula="of:=CEILING([.$H149];[.R149])" office:value-type="float" office:value="0">
            <text:p>0</text:p>
          </table:table-cell>
          <table:table-cell table:style-name="ce36" table:formula="of:=IF([.S149]*[.Q149] &gt; 0; [.S149]*[.Q149]; &quot;&quot;)">
            <text:p/>
          </table:table-cell>
          <table:table-cell table:style-name="ce24" table:formula="of:=[source.L149]" office:value-type="string" office:string-value="547-5487">
            <text:p>547-5487</text:p>
          </table:table-cell>
          <table:table-cell table:style-name="ce30" office:value-type="float" office:value="999">
            <text:p>999.000</text:p>
          </table:table-cell>
          <table:table-cell table:style-name="ce7" table:formula="of:=[source.N149]" office:value-type="float" office:value="1">
            <text:p>1</text:p>
          </table:table-cell>
          <table:table-cell table:style-name="ce7" table:formula="of:=CEILING([.$H149];[.W149])" office:value-type="float" office:value="2">
            <text:p>2</text:p>
          </table:table-cell>
          <table:table-cell table:style-name="ce36" table:formula="of:=IF([.X149]*[.V149] &gt; 0; [.X149]*[.V149]; &quot;&quot;)" office:value-type="float" office:value="1998">
            <text:p>1,998.00</text:p>
          </table:table-cell>
          <table:table-cell table:style-name="ce40" table:formula="of:=IF([.$A149] &lt;&gt; &quot;&quot;; IF(MIN([.$O149];[.$T149];[.$Y149]) = [.$O149]; [.$K$1]; IF(MIN([.$O149];[.$T149];[.$Y149]) = [.$T149]; [.$P$1]; IF(ISNUMBER([.$Y149]); [.$U$1]; &quot;NO PRICING&quot;))); &quot;&quot;)" office:value-type="string" office:string-value="Farnell">
            <text:p>Farnell</text:p>
          </table:table-cell>
          <table:table-cell table:style-name="ce45" table:formula="of:=IF([.$A149] &lt;&gt; &quot;&quot;; IF(MIN([.$O149];[.$T149];[.$Y149]) = [.$O149]; [.$K149]; IF(MIN([.$O149];[.$T149];[.$Y149]) = [.$T149]; [.$P149]; IF(ISNUMBER([.$Y149]); [.$U149]; &quot;NO PRICING&quot;))); &quot;&quot;)" office:value-type="float" office:value="7942710">
            <text:p>7942710</text:p>
          </table:table-cell>
          <table:table-cell table:style-name="ce48" table:formula="of:=IF([.$A149] &lt;&gt; &quot;&quot;; IF(MIN([.$O149];[.$T149];[.$Y149]) = [.$O149]; [.$N149]; IF(MIN([.$O149];[.$T149];[.$Y149]) = [.$T149]; [.$S149]; IF(ISNUMBER([.$Y149]); [.$X149]; &quot;NO PRICING&quot;))); &quot;&quot;)" office:value-type="float" office:value="2">
            <text:p>2</text:p>
          </table:table-cell>
          <table:table-cell table:style-name="ce51" table:formula="of:=IF([.$A149] &lt;&gt; &quot;&quot;; IF(MIN([.$O149];[.$T149];[.$Y149]) = [.$O149]; [.$O149]; IF(MIN([.$O149];[.$T149];[.$Y149]) = [.$T149]; [.$T149]; IF(ISNUMBER([.$Y149]); [.$Y149]; &quot;NO PRICING&quot;))); &quot;&quot;)" office:value-type="float" office:value="3.08">
            <text:p>3.08</text:p>
          </table:table-cell>
          <table:table-cell table:style-name="ce55" office:value-type="string">
            <text:p>OK (1386668)</text:p>
          </table:table-cell>
          <table:table-cell table:style-name="ce7" table:formula="of:=[.H149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4" table:formula="of:=T([source.B150])" office:value-type="string" office:string-value="4 MHz crystal">
            <text:p>4 MHz crystal</text:p>
          </table:table-cell>
          <table:table-cell table:style-name="ce7" table:formula="of:=T([source.C150])" office:value-type="string" office:string-value="XTAL/S">
            <text:p>XTAL/S</text:p>
          </table:table-cell>
          <table:table-cell table:style-name="ce7" table:formula="of:=T([source.D150])" office:value-type="string" office:string-value="4 MHz crystal">
            <text:p>4 MHz crystal</text:p>
          </table:table-cell>
          <table:table-cell table:style-name="ce16" table:formula="of:=T([source.E114])" office:value-type="string" office:string-value="Discretes used for prototyping">
            <text:p>Discretes used for prototyping</text:p>
          </table:table-cell>
          <table:table-cell table:style-name="ce7" table:formula="of:=[source.A150]" office:value-type="float" office:value="1">
            <text:p>1</text:p>
          </table:table-cell>
          <table:table-cell table:style-name="ce7" table:formula="of:=ROUND([.E150]* (1 + extra))" office:value-type="float" office:value="1">
            <text:p>1</text:p>
          </table:table-cell>
          <table:table-cell table:style-name="ce7" table:formula="of:=MAX([.F150];[.E150]+1)" office:value-type="float" office:value="2">
            <text:p>2</text:p>
          </table:table-cell>
          <table:table-cell table:style-name="ce18"/>
          <table:table-cell table:style-name="ce7" table:formula="of:=[.G150]-[.H150]" office:value-type="float" office:value="2">
            <text:p>2</text:p>
          </table:table-cell>
          <table:table-cell table:style-name="ce7"/>
          <table:table-cell table:style-name="ce24" table:formula="of:=[source.F150]" office:value-type="float" office:value="1611758">
            <text:p>1611758</text:p>
          </table:table-cell>
          <table:table-cell table:style-name="ce30" table:formula="of:=[source.G150]" office:value-type="float" office:value="0.148">
            <text:p>0.148</text:p>
          </table:table-cell>
          <table:table-cell table:style-name="ce7" table:formula="of:=[source.H150]" office:value-type="float" office:value="1">
            <text:p>1</text:p>
          </table:table-cell>
          <table:table-cell table:style-name="ce7" table:formula="of:=CEILING([.$H150];[.M150])" office:value-type="float" office:value="0">
            <text:p>0</text:p>
          </table:table-cell>
          <table:table-cell table:style-name="ce36" table:formula="of:=IF([.N150]*[.L150] &gt; 0; [.N150]*[.L150]; &quot;&quot;)">
            <text:p/>
          </table:table-cell>
          <table:table-cell table:style-name="ce24" table:formula="of:=[source.I150]" office:value-type="float" office:value="1701127">
            <text:p>1701127</text:p>
          </table:table-cell>
          <table:table-cell table:style-name="ce30" table:formula="of:=[source.J150]" office:value-type="float" office:value="0.129">
            <text:p>0.129</text:p>
          </table:table-cell>
          <table:table-cell table:style-name="ce7" table:formula="of:=[source.K150]" office:value-type="float" office:value="1">
            <text:p>1</text:p>
          </table:table-cell>
          <table:table-cell table:style-name="ce7" table:formula="of:=CEILING([.$H150];[.R150])" office:value-type="float" office:value="0">
            <text:p>0</text:p>
          </table:table-cell>
          <table:table-cell table:style-name="ce36" table:formula="of:=IF([.S150]*[.Q150] &gt; 0; [.S150]*[.Q150]; &quot;&quot;)">
            <text:p/>
          </table:table-cell>
          <table:table-cell table:style-name="ce24" table:formula="of:=[source.L15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0]" office:value-type="float" office:value="0">
            <text:p>0</text:p>
          </table:table-cell>
          <table:table-cell table:style-name="ce7" table:formula="of:=CEILING([.$H150];[.W150])" office:value-type="float" office:value="0">
            <text:p>0</text:p>
          </table:table-cell>
          <table:table-cell table:style-name="ce36" table:formula="of:=IF([.X150]*[.V150] &gt; 0; [.X150]*[.V150]; &quot;&quot;)">
            <text:p/>
          </table:table-cell>
          <table:table-cell table:style-name="ce40" table:formula="of:=IF([.$A150] &lt;&gt; &quot;&quot;; IF(MIN([.$O150];[.$T150];[.$Y150]) = [.$O150]; [.$K$1]; IF(MIN([.$O150];[.$T150];[.$Y150]) = [.$T150]; [.$P$1]; IF(ISNUMBER([.$Y150]); [.$U$1]; &quot;NO PRICING&quot;))); &quot;&quot;)" office:value-type="string" office:string-value="NO PRICING">
            <text:p>NO PRICING</text:p>
          </table:table-cell>
          <table:table-cell table:style-name="ce45" table:formula="of:=IF([.$A150] &lt;&gt; &quot;&quot;; IF(MIN([.$O150];[.$T150];[.$Y150]) = [.$O150]; [.$K150]; IF(MIN([.$O150];[.$T150];[.$Y150]) = [.$T150]; [.$P150]; IF(ISNUMBER([.$Y150]); [.$U150]; &quot;NO PRICING&quot;))); &quot;&quot;)" office:value-type="string" office:string-value="NO PRICING">
            <text:p>NO PRICING</text:p>
          </table:table-cell>
          <table:table-cell table:style-name="ce48" table:formula="of:=IF([.$A150] &lt;&gt; &quot;&quot;; IF(MIN([.$O150];[.$T150];[.$Y150]) = [.$O150]; [.$N150]; IF(MIN([.$O150];[.$T150];[.$Y150]) = [.$T150]; [.$S150]; IF(ISNUMBER([.$Y150]); [.$X150]; &quot;NO PRICING&quot;))); &quot;&quot;)" office:value-type="string" office:string-value="NO PRICING">
            <text:p>NO PRICING</text:p>
          </table:table-cell>
          <table:table-cell table:style-name="ce51" table:formula="of:=IF([.$A150] &lt;&gt; &quot;&quot;; IF(MIN([.$O150];[.$T150];[.$Y150]) = [.$O150]; [.$O150]; IF(MIN([.$O150];[.$T150];[.$Y150]) = [.$T150]; [.$T150]; IF(ISNUMBER([.$Y150]); [.$Y150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150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1])">
            <text:p/>
          </table:table-cell>
          <table:table-cell table:style-name="ce7" table:formula="of:=T([source.C151])">
            <text:p/>
          </table:table-cell>
          <table:table-cell table:style-name="ce7" table:formula="of:=T([source.D151])">
            <text:p/>
          </table:table-cell>
          <table:table-cell table:style-name="ce16" table:formula="of:=T([source.E142])" office:value-type="string" office:string-value="Through hole">
            <text:p>Through hole</text:p>
          </table:table-cell>
          <table:table-cell table:style-name="ce7" table:formula="of:=[source.A151]" office:value-type="float" office:value="0">
            <text:p>0</text:p>
          </table:table-cell>
          <table:table-cell table:style-name="ce7" table:formula="of:=ROUND([.E151]* (1 + extra))" office:value-type="float" office:value="0">
            <text:p>0</text:p>
          </table:table-cell>
          <table:table-cell table:style-name="ce7" table:formula="of:=MAX([.F151];[.E151]+1)" office:value-type="float" office:value="1">
            <text:p>1</text:p>
          </table:table-cell>
          <table:table-cell table:style-name="ce18"/>
          <table:table-cell table:style-name="ce7" table:formula="of:=[.G151]-[.H151]" office:value-type="float" office:value="1">
            <text:p>1</text:p>
          </table:table-cell>
          <table:table-cell table:style-name="ce7"/>
          <table:table-cell table:style-name="ce24" table:formula="of:=[source.F151]" office:value-type="float" office:value="0">
            <text:p/>
          </table:table-cell>
          <table:table-cell table:style-name="ce30" table:formula="of:=[source.G151]" office:value-type="float" office:value="0">
            <text:p>0.000</text:p>
          </table:table-cell>
          <table:table-cell table:style-name="ce7" table:formula="of:=[source.H151]" office:value-type="float" office:value="0">
            <text:p>0</text:p>
          </table:table-cell>
          <table:table-cell table:style-name="ce7" table:formula="of:=CEILING([.$H151];[.M151])" office:value-type="float" office:value="0">
            <text:p>0</text:p>
          </table:table-cell>
          <table:table-cell table:style-name="ce36" table:formula="of:=IF([.N151]*[.L151] &gt; 0; [.N151]*[.L151]; &quot;&quot;)">
            <text:p/>
          </table:table-cell>
          <table:table-cell table:style-name="ce24" table:formula="of:=[source.I151]" office:value-type="float" office:value="0">
            <text:p/>
          </table:table-cell>
          <table:table-cell table:style-name="ce30" table:formula="of:=[source.J151]" office:value-type="float" office:value="0">
            <text:p>0.000</text:p>
          </table:table-cell>
          <table:table-cell table:style-name="ce7" table:formula="of:=[source.K151]" office:value-type="float" office:value="0">
            <text:p>0</text:p>
          </table:table-cell>
          <table:table-cell table:style-name="ce7" table:formula="of:=CEILING([.$H151];[.R151])" office:value-type="float" office:value="0">
            <text:p>0</text:p>
          </table:table-cell>
          <table:table-cell table:style-name="ce36" table:formula="of:=IF([.S151]*[.Q151] &gt; 0; [.S151]*[.Q151]; &quot;&quot;)">
            <text:p/>
          </table:table-cell>
          <table:table-cell table:style-name="ce24" table:formula="of:=[source.L15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1]" office:value-type="float" office:value="0">
            <text:p>0</text:p>
          </table:table-cell>
          <table:table-cell table:style-name="ce7" table:formula="of:=CEILING([.$H151];[.W151])" office:value-type="float" office:value="0">
            <text:p>0</text:p>
          </table:table-cell>
          <table:table-cell table:style-name="ce36" table:formula="of:=IF([.X151]*[.V151] &gt; 0; [.X151]*[.V151]; &quot;&quot;)">
            <text:p/>
          </table:table-cell>
          <table:table-cell table:style-name="ce40" table:formula="of:=IF([.$A151] &lt;&gt; &quot;&quot;; IF(MIN([.$O151];[.$T151];[.$Y151]) = [.$O151]; [.$K$1]; IF(MIN([.$O151];[.$T151];[.$Y151]) = [.$T151]; [.$P$1]; IF(ISNUMBER([.$Y151]); [.$U$1]; &quot;NO PRICING&quot;))); &quot;&quot;)">
            <text:p/>
          </table:table-cell>
          <table:table-cell table:style-name="ce45" table:formula="of:=IF([.$A151] &lt;&gt; &quot;&quot;; IF(MIN([.$O151];[.$T151];[.$Y151]) = [.$O151]; [.$K151]; IF(MIN([.$O151];[.$T151];[.$Y151]) = [.$T151]; [.$P151]; IF(ISNUMBER([.$Y151]); [.$U151]; &quot;NO PRICING&quot;))); &quot;&quot;)">
            <text:p/>
          </table:table-cell>
          <table:table-cell table:style-name="ce48" table:formula="of:=IF([.$A151] &lt;&gt; &quot;&quot;; IF(MIN([.$O151];[.$T151];[.$Y151]) = [.$O151]; [.$N151]; IF(MIN([.$O151];[.$T151];[.$Y151]) = [.$T151]; [.$S151]; IF(ISNUMBER([.$Y151]); [.$X151]; &quot;NO PRICING&quot;))); &quot;&quot;)">
            <text:p/>
          </table:table-cell>
          <table:table-cell table:style-name="ce51" table:formula="of:=IF([.$A151] &lt;&gt; &quot;&quot;; IF(MIN([.$O151];[.$T151];[.$Y151]) = [.$O151]; [.$O151]; IF(MIN([.$O151];[.$T151];[.$Y151]) = [.$T151]; [.$T151]; IF(ISNUMBER([.$Y151]); [.$Y151]; &quot;NO PRICING&quot;))); &quot;&quot;)">
            <text:p/>
          </table:table-cell>
          <table:table-cell table:style-name="ce55"/>
          <table:table-cell table:style-name="ce7" table:formula="of:=[.H151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2])">
            <text:p/>
          </table:table-cell>
          <table:table-cell table:style-name="ce7" table:formula="of:=T([source.C152])">
            <text:p/>
          </table:table-cell>
          <table:table-cell table:style-name="ce7" table:formula="of:=T([source.D152])">
            <text:p/>
          </table:table-cell>
          <table:table-cell table:style-name="ce16" table:formula="of:=T([source.E115])" office:value-type="string" office:string-value="Uses 47kΩ discretes for prototyping.">
            <text:p>Uses 47kΩ discretes for prototyping.</text:p>
          </table:table-cell>
          <table:table-cell table:style-name="ce7" table:formula="of:=[source.A152]" office:value-type="float" office:value="0">
            <text:p>0</text:p>
          </table:table-cell>
          <table:table-cell table:style-name="ce7" table:formula="of:=ROUND([.E152]* (1 + extra))" office:value-type="float" office:value="0">
            <text:p>0</text:p>
          </table:table-cell>
          <table:table-cell table:style-name="ce7" table:formula="of:=MAX([.F152];[.E152]+1)" office:value-type="float" office:value="1">
            <text:p>1</text:p>
          </table:table-cell>
          <table:table-cell table:style-name="ce18"/>
          <table:table-cell table:style-name="ce7" table:formula="of:=[.G152]-[.H152]" office:value-type="float" office:value="1">
            <text:p>1</text:p>
          </table:table-cell>
          <table:table-cell table:style-name="ce7"/>
          <table:table-cell table:style-name="ce24" table:formula="of:=[source.F152]" office:value-type="float" office:value="0">
            <text:p/>
          </table:table-cell>
          <table:table-cell table:style-name="ce30" table:formula="of:=[source.G152]" office:value-type="float" office:value="0">
            <text:p>0.000</text:p>
          </table:table-cell>
          <table:table-cell table:style-name="ce7" table:formula="of:=[source.H152]" office:value-type="float" office:value="0">
            <text:p>0</text:p>
          </table:table-cell>
          <table:table-cell table:style-name="ce7" table:formula="of:=CEILING([.$H152];[.M152])" office:value-type="float" office:value="0">
            <text:p>0</text:p>
          </table:table-cell>
          <table:table-cell table:style-name="ce36" table:formula="of:=IF([.N152]*[.L152] &gt; 0; [.N152]*[.L152]; &quot;&quot;)">
            <text:p/>
          </table:table-cell>
          <table:table-cell table:style-name="ce24" table:formula="of:=[source.I152]" office:value-type="float" office:value="0">
            <text:p/>
          </table:table-cell>
          <table:table-cell table:style-name="ce30" table:formula="of:=[source.J152]" office:value-type="float" office:value="0">
            <text:p>0.000</text:p>
          </table:table-cell>
          <table:table-cell table:style-name="ce7" table:formula="of:=[source.K152]" office:value-type="float" office:value="0">
            <text:p>0</text:p>
          </table:table-cell>
          <table:table-cell table:style-name="ce7" table:formula="of:=CEILING([.$H152];[.R152])" office:value-type="float" office:value="0">
            <text:p>0</text:p>
          </table:table-cell>
          <table:table-cell table:style-name="ce36" table:formula="of:=IF([.S152]*[.Q152] &gt; 0; [.S152]*[.Q152]; &quot;&quot;)">
            <text:p/>
          </table:table-cell>
          <table:table-cell table:style-name="ce24" table:formula="of:=[source.L15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2]" office:value-type="float" office:value="0">
            <text:p>0</text:p>
          </table:table-cell>
          <table:table-cell table:style-name="ce7" table:formula="of:=CEILING([.$H152];[.W152])" office:value-type="float" office:value="0">
            <text:p>0</text:p>
          </table:table-cell>
          <table:table-cell table:style-name="ce36" table:formula="of:=IF([.X152]*[.V152] &gt; 0; [.X152]*[.V152]; &quot;&quot;)">
            <text:p/>
          </table:table-cell>
          <table:table-cell table:style-name="ce40" table:formula="of:=IF([.$A152] &lt;&gt; &quot;&quot;; IF(MIN([.$O152];[.$T152];[.$Y152]) = [.$O152]; [.$K$1]; IF(MIN([.$O152];[.$T152];[.$Y152]) = [.$T152]; [.$P$1]; IF(ISNUMBER([.$Y152]); [.$U$1]; &quot;NO PRICING&quot;))); &quot;&quot;)">
            <text:p/>
          </table:table-cell>
          <table:table-cell table:style-name="ce45" table:formula="of:=IF([.$A152] &lt;&gt; &quot;&quot;; IF(MIN([.$O152];[.$T152];[.$Y152]) = [.$O152]; [.$K152]; IF(MIN([.$O152];[.$T152];[.$Y152]) = [.$T152]; [.$P152]; IF(ISNUMBER([.$Y152]); [.$U152]; &quot;NO PRICING&quot;))); &quot;&quot;)">
            <text:p/>
          </table:table-cell>
          <table:table-cell table:style-name="ce48" table:formula="of:=IF([.$A152] &lt;&gt; &quot;&quot;; IF(MIN([.$O152];[.$T152];[.$Y152]) = [.$O152]; [.$N152]; IF(MIN([.$O152];[.$T152];[.$Y152]) = [.$T152]; [.$S152]; IF(ISNUMBER([.$Y152]); [.$X152]; &quot;NO PRICING&quot;))); &quot;&quot;)">
            <text:p/>
          </table:table-cell>
          <table:table-cell table:style-name="ce51" table:formula="of:=IF([.$A152] &lt;&gt; &quot;&quot;; IF(MIN([.$O152];[.$T152];[.$Y152]) = [.$O152]; [.$O152]; IF(MIN([.$O152];[.$T152];[.$Y152]) = [.$T152]; [.$T152]; IF(ISNUMBER([.$Y152]); [.$Y152]; &quot;NO PRICING&quot;))); &quot;&quot;)">
            <text:p/>
          </table:table-cell>
          <table:table-cell table:style-name="ce55"/>
          <table:table-cell table:style-name="ce7" table:formula="of:=[.H152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3])">
            <text:p/>
          </table:table-cell>
          <table:table-cell table:style-name="ce7" table:formula="of:=T([source.C153])">
            <text:p/>
          </table:table-cell>
          <table:table-cell table:style-name="ce7" table:formula="of:=T([source.D153])">
            <text:p/>
          </table:table-cell>
          <table:table-cell table:style-name="ce16" table:formula="of:=T([source.E153])">
            <text:p/>
          </table:table-cell>
          <table:table-cell table:style-name="ce7" table:formula="of:=[source.A153]" office:value-type="float" office:value="0">
            <text:p>0</text:p>
          </table:table-cell>
          <table:table-cell table:style-name="ce7" table:formula="of:=ROUND([.E153]* (1 + extra))" office:value-type="float" office:value="0">
            <text:p>0</text:p>
          </table:table-cell>
          <table:table-cell table:style-name="ce7" table:formula="of:=MAX([.F153];[.E153]+1)" office:value-type="float" office:value="1">
            <text:p>1</text:p>
          </table:table-cell>
          <table:table-cell table:style-name="ce18"/>
          <table:table-cell table:style-name="ce7" table:formula="of:=[.G153]-[.H153]" office:value-type="float" office:value="1">
            <text:p>1</text:p>
          </table:table-cell>
          <table:table-cell table:style-name="ce7"/>
          <table:table-cell table:style-name="ce24" table:formula="of:=[source.F153]" office:value-type="float" office:value="0">
            <text:p/>
          </table:table-cell>
          <table:table-cell table:style-name="ce30" table:formula="of:=[source.G153]" office:value-type="float" office:value="0">
            <text:p>0.000</text:p>
          </table:table-cell>
          <table:table-cell table:style-name="ce7" table:formula="of:=[source.H153]" office:value-type="float" office:value="0">
            <text:p>0</text:p>
          </table:table-cell>
          <table:table-cell table:style-name="ce7" table:formula="of:=CEILING([.$H153];[.M153])" office:value-type="float" office:value="0">
            <text:p>0</text:p>
          </table:table-cell>
          <table:table-cell table:style-name="ce36" table:formula="of:=IF([.N153]*[.L153] &gt; 0; [.N153]*[.L153]; &quot;&quot;)">
            <text:p/>
          </table:table-cell>
          <table:table-cell table:style-name="ce24" table:formula="of:=[source.I153]" office:value-type="float" office:value="0">
            <text:p/>
          </table:table-cell>
          <table:table-cell table:style-name="ce30" table:formula="of:=[source.J153]" office:value-type="float" office:value="0">
            <text:p>0.000</text:p>
          </table:table-cell>
          <table:table-cell table:style-name="ce7" table:formula="of:=[source.K153]" office:value-type="float" office:value="0">
            <text:p>0</text:p>
          </table:table-cell>
          <table:table-cell table:style-name="ce7" table:formula="of:=CEILING([.$H153];[.R153])" office:value-type="float" office:value="0">
            <text:p>0</text:p>
          </table:table-cell>
          <table:table-cell table:style-name="ce36" table:formula="of:=IF([.S153]*[.Q153] &gt; 0; [.S153]*[.Q153]; &quot;&quot;)">
            <text:p/>
          </table:table-cell>
          <table:table-cell table:style-name="ce24" table:formula="of:=[source.L15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3]" office:value-type="float" office:value="0">
            <text:p>0</text:p>
          </table:table-cell>
          <table:table-cell table:style-name="ce7" table:formula="of:=CEILING([.$H153];[.W153])" office:value-type="float" office:value="0">
            <text:p>0</text:p>
          </table:table-cell>
          <table:table-cell table:style-name="ce36" table:formula="of:=IF([.X153]*[.V153] &gt; 0; [.X153]*[.V153]; &quot;&quot;)">
            <text:p/>
          </table:table-cell>
          <table:table-cell table:style-name="ce40" table:formula="of:=IF([.$A153] &lt;&gt; &quot;&quot;; IF(MIN([.$O153];[.$T153];[.$Y153]) = [.$O153]; [.$K$1]; IF(MIN([.$O153];[.$T153];[.$Y153]) = [.$T153]; [.$P$1]; IF(ISNUMBER([.$Y153]); [.$U$1]; &quot;NO PRICING&quot;))); &quot;&quot;)">
            <text:p/>
          </table:table-cell>
          <table:table-cell table:style-name="ce45" table:formula="of:=IF([.$A153] &lt;&gt; &quot;&quot;; IF(MIN([.$O153];[.$T153];[.$Y153]) = [.$O153]; [.$K153]; IF(MIN([.$O153];[.$T153];[.$Y153]) = [.$T153]; [.$P153]; IF(ISNUMBER([.$Y153]); [.$U153]; &quot;NO PRICING&quot;))); &quot;&quot;)">
            <text:p/>
          </table:table-cell>
          <table:table-cell table:style-name="ce48" table:formula="of:=IF([.$A153] &lt;&gt; &quot;&quot;; IF(MIN([.$O153];[.$T153];[.$Y153]) = [.$O153]; [.$N153]; IF(MIN([.$O153];[.$T153];[.$Y153]) = [.$T153]; [.$S153]; IF(ISNUMBER([.$Y153]); [.$X153]; &quot;NO PRICING&quot;))); &quot;&quot;)">
            <text:p/>
          </table:table-cell>
          <table:table-cell table:style-name="ce51" table:formula="of:=IF([.$A153] &lt;&gt; &quot;&quot;; IF(MIN([.$O153];[.$T153];[.$Y153]) = [.$O153]; [.$O153]; IF(MIN([.$O153];[.$T153];[.$Y153]) = [.$T153]; [.$T153]; IF(ISNUMBER([.$Y153]); [.$Y153]; &quot;NO PRICING&quot;))); &quot;&quot;)">
            <text:p/>
          </table:table-cell>
          <table:table-cell table:style-name="ce55"/>
          <table:table-cell table:style-name="ce7" table:formula="of:=[.H153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4])">
            <text:p/>
          </table:table-cell>
          <table:table-cell table:style-name="ce7" table:formula="of:=T([source.C154])">
            <text:p/>
          </table:table-cell>
          <table:table-cell table:style-name="ce7" table:formula="of:=T([source.D154])">
            <text:p/>
          </table:table-cell>
          <table:table-cell table:style-name="ce16" table:formula="of:=T([source.E154])">
            <text:p/>
          </table:table-cell>
          <table:table-cell table:style-name="ce7" table:formula="of:=[source.A154]" office:value-type="float" office:value="0">
            <text:p>0</text:p>
          </table:table-cell>
          <table:table-cell table:style-name="ce7" table:formula="of:=ROUND([.E154]* (1 + extra))" office:value-type="float" office:value="0">
            <text:p>0</text:p>
          </table:table-cell>
          <table:table-cell table:style-name="ce7" table:formula="of:=MAX([.F154];[.E154]+1)" office:value-type="float" office:value="1">
            <text:p>1</text:p>
          </table:table-cell>
          <table:table-cell table:style-name="ce18"/>
          <table:table-cell table:style-name="ce7" table:formula="of:=[.G154]-[.H154]" office:value-type="float" office:value="1">
            <text:p>1</text:p>
          </table:table-cell>
          <table:table-cell table:style-name="ce7"/>
          <table:table-cell table:style-name="ce24" table:formula="of:=[source.F154]" office:value-type="float" office:value="0">
            <text:p/>
          </table:table-cell>
          <table:table-cell table:style-name="ce30" table:formula="of:=[source.G154]" office:value-type="float" office:value="0">
            <text:p>0.000</text:p>
          </table:table-cell>
          <table:table-cell table:style-name="ce7" table:formula="of:=[source.H154]" office:value-type="float" office:value="0">
            <text:p>0</text:p>
          </table:table-cell>
          <table:table-cell table:style-name="ce7" table:formula="of:=CEILING([.$H154];[.M154])" office:value-type="float" office:value="0">
            <text:p>0</text:p>
          </table:table-cell>
          <table:table-cell table:style-name="ce36" table:formula="of:=IF([.N154]*[.L154] &gt; 0; [.N154]*[.L154]; &quot;&quot;)">
            <text:p/>
          </table:table-cell>
          <table:table-cell table:style-name="ce24" table:formula="of:=[source.I154]" office:value-type="float" office:value="0">
            <text:p/>
          </table:table-cell>
          <table:table-cell table:style-name="ce30" table:formula="of:=[source.J154]" office:value-type="float" office:value="0">
            <text:p>0.000</text:p>
          </table:table-cell>
          <table:table-cell table:style-name="ce7" table:formula="of:=[source.K154]" office:value-type="float" office:value="0">
            <text:p>0</text:p>
          </table:table-cell>
          <table:table-cell table:style-name="ce7" table:formula="of:=CEILING([.$H154];[.R154])" office:value-type="float" office:value="0">
            <text:p>0</text:p>
          </table:table-cell>
          <table:table-cell table:style-name="ce36" table:formula="of:=IF([.S154]*[.Q154] &gt; 0; [.S154]*[.Q154]; &quot;&quot;)">
            <text:p/>
          </table:table-cell>
          <table:table-cell table:style-name="ce24" table:formula="of:=[source.L15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4]" office:value-type="float" office:value="0">
            <text:p>0</text:p>
          </table:table-cell>
          <table:table-cell table:style-name="ce7" table:formula="of:=CEILING([.$H154];[.W154])" office:value-type="float" office:value="0">
            <text:p>0</text:p>
          </table:table-cell>
          <table:table-cell table:style-name="ce36" table:formula="of:=IF([.X154]*[.V154] &gt; 0; [.X154]*[.V154]; &quot;&quot;)">
            <text:p/>
          </table:table-cell>
          <table:table-cell table:style-name="ce40" table:formula="of:=IF([.$A154] &lt;&gt; &quot;&quot;; IF(MIN([.$O154];[.$T154];[.$Y154]) = [.$O154]; [.$K$1]; IF(MIN([.$O154];[.$T154];[.$Y154]) = [.$T154]; [.$P$1]; IF(ISNUMBER([.$Y154]); [.$U$1]; &quot;NO PRICING&quot;))); &quot;&quot;)">
            <text:p/>
          </table:table-cell>
          <table:table-cell table:style-name="ce45" table:formula="of:=IF([.$A154] &lt;&gt; &quot;&quot;; IF(MIN([.$O154];[.$T154];[.$Y154]) = [.$O154]; [.$K154]; IF(MIN([.$O154];[.$T154];[.$Y154]) = [.$T154]; [.$P154]; IF(ISNUMBER([.$Y154]); [.$U154]; &quot;NO PRICING&quot;))); &quot;&quot;)">
            <text:p/>
          </table:table-cell>
          <table:table-cell table:style-name="ce48" table:formula="of:=IF([.$A154] &lt;&gt; &quot;&quot;; IF(MIN([.$O154];[.$T154];[.$Y154]) = [.$O154]; [.$N154]; IF(MIN([.$O154];[.$T154];[.$Y154]) = [.$T154]; [.$S154]; IF(ISNUMBER([.$Y154]); [.$X154]; &quot;NO PRICING&quot;))); &quot;&quot;)">
            <text:p/>
          </table:table-cell>
          <table:table-cell table:style-name="ce51" table:formula="of:=IF([.$A154] &lt;&gt; &quot;&quot;; IF(MIN([.$O154];[.$T154];[.$Y154]) = [.$O154]; [.$O154]; IF(MIN([.$O154];[.$T154];[.$Y154]) = [.$T154]; [.$T154]; IF(ISNUMBER([.$Y154]); [.$Y154]; &quot;NO PRICING&quot;))); &quot;&quot;)">
            <text:p/>
          </table:table-cell>
          <table:table-cell table:style-name="ce55"/>
          <table:table-cell table:style-name="ce7" table:formula="of:=[.H15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5])">
            <text:p/>
          </table:table-cell>
          <table:table-cell table:style-name="ce7" table:formula="of:=T([source.C155])">
            <text:p/>
          </table:table-cell>
          <table:table-cell table:style-name="ce7" table:formula="of:=T([source.D155])">
            <text:p/>
          </table:table-cell>
          <table:table-cell table:style-name="ce16" table:formula="of:=T([source.E155])">
            <text:p/>
          </table:table-cell>
          <table:table-cell table:style-name="ce7" table:formula="of:=[source.A155]" office:value-type="float" office:value="0">
            <text:p>0</text:p>
          </table:table-cell>
          <table:table-cell table:style-name="ce7" table:formula="of:=ROUND([.E155]* (1 + extra))" office:value-type="float" office:value="0">
            <text:p>0</text:p>
          </table:table-cell>
          <table:table-cell table:style-name="ce7" table:formula="of:=MAX([.F155];[.E155]+1)" office:value-type="float" office:value="1">
            <text:p>1</text:p>
          </table:table-cell>
          <table:table-cell table:style-name="ce18"/>
          <table:table-cell table:style-name="ce7" table:formula="of:=[.G155]-[.H155]" office:value-type="float" office:value="1">
            <text:p>1</text:p>
          </table:table-cell>
          <table:table-cell table:style-name="ce7"/>
          <table:table-cell table:style-name="ce24" table:formula="of:=[source.F155]" office:value-type="float" office:value="0">
            <text:p/>
          </table:table-cell>
          <table:table-cell table:style-name="ce30" table:formula="of:=[source.G155]" office:value-type="float" office:value="0">
            <text:p>0.000</text:p>
          </table:table-cell>
          <table:table-cell table:style-name="ce7" table:formula="of:=[source.H155]" office:value-type="float" office:value="0">
            <text:p>0</text:p>
          </table:table-cell>
          <table:table-cell table:style-name="ce7" table:formula="of:=CEILING([.$H155];[.M155])" office:value-type="float" office:value="0">
            <text:p>0</text:p>
          </table:table-cell>
          <table:table-cell table:style-name="ce36" table:formula="of:=IF([.N155]*[.L155] &gt; 0; [.N155]*[.L155]; &quot;&quot;)">
            <text:p/>
          </table:table-cell>
          <table:table-cell table:style-name="ce24" table:formula="of:=[source.I155]" office:value-type="float" office:value="0">
            <text:p/>
          </table:table-cell>
          <table:table-cell table:style-name="ce30" table:formula="of:=[source.J155]" office:value-type="float" office:value="0">
            <text:p>0.000</text:p>
          </table:table-cell>
          <table:table-cell table:style-name="ce7" table:formula="of:=[source.K155]" office:value-type="float" office:value="0">
            <text:p>0</text:p>
          </table:table-cell>
          <table:table-cell table:style-name="ce7" table:formula="of:=CEILING([.$H155];[.R155])" office:value-type="float" office:value="0">
            <text:p>0</text:p>
          </table:table-cell>
          <table:table-cell table:style-name="ce36" table:formula="of:=IF([.S155]*[.Q155] &gt; 0; [.S155]*[.Q155]; &quot;&quot;)">
            <text:p/>
          </table:table-cell>
          <table:table-cell table:style-name="ce24" table:formula="of:=[source.L15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5]" office:value-type="float" office:value="0">
            <text:p>0</text:p>
          </table:table-cell>
          <table:table-cell table:style-name="ce7" table:formula="of:=CEILING([.$H155];[.W155])" office:value-type="float" office:value="0">
            <text:p>0</text:p>
          </table:table-cell>
          <table:table-cell table:style-name="ce36" table:formula="of:=IF([.X155]*[.V155] &gt; 0; [.X155]*[.V155]; &quot;&quot;)">
            <text:p/>
          </table:table-cell>
          <table:table-cell table:style-name="ce40" table:formula="of:=IF([.$A155] &lt;&gt; &quot;&quot;; IF(MIN([.$O155];[.$T155];[.$Y155]) = [.$O155]; [.$K$1]; IF(MIN([.$O155];[.$T155];[.$Y155]) = [.$T155]; [.$P$1]; IF(ISNUMBER([.$Y155]); [.$U$1]; &quot;NO PRICING&quot;))); &quot;&quot;)">
            <text:p/>
          </table:table-cell>
          <table:table-cell table:style-name="ce45" table:formula="of:=IF([.$A155] &lt;&gt; &quot;&quot;; IF(MIN([.$O155];[.$T155];[.$Y155]) = [.$O155]; [.$K155]; IF(MIN([.$O155];[.$T155];[.$Y155]) = [.$T155]; [.$P155]; IF(ISNUMBER([.$Y155]); [.$U155]; &quot;NO PRICING&quot;))); &quot;&quot;)">
            <text:p/>
          </table:table-cell>
          <table:table-cell table:style-name="ce48" table:formula="of:=IF([.$A155] &lt;&gt; &quot;&quot;; IF(MIN([.$O155];[.$T155];[.$Y155]) = [.$O155]; [.$N155]; IF(MIN([.$O155];[.$T155];[.$Y155]) = [.$T155]; [.$S155]; IF(ISNUMBER([.$Y155]); [.$X155]; &quot;NO PRICING&quot;))); &quot;&quot;)">
            <text:p/>
          </table:table-cell>
          <table:table-cell table:style-name="ce51" table:formula="of:=IF([.$A155] &lt;&gt; &quot;&quot;; IF(MIN([.$O155];[.$T155];[.$Y155]) = [.$O155]; [.$O155]; IF(MIN([.$O155];[.$T155];[.$Y155]) = [.$T155]; [.$T155]; IF(ISNUMBER([.$Y155]); [.$Y155]; &quot;NO PRICING&quot;))); &quot;&quot;)">
            <text:p/>
          </table:table-cell>
          <table:table-cell table:style-name="ce55"/>
          <table:table-cell table:style-name="ce7" table:formula="of:=[.H155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6])">
            <text:p/>
          </table:table-cell>
          <table:table-cell table:style-name="ce7" table:formula="of:=T([source.C156])">
            <text:p/>
          </table:table-cell>
          <table:table-cell table:style-name="ce7" table:formula="of:=T([source.D156])">
            <text:p/>
          </table:table-cell>
          <table:table-cell table:style-name="ce16" table:formula="of:=T([source.E156])">
            <text:p/>
          </table:table-cell>
          <table:table-cell table:style-name="ce7" table:formula="of:=[source.A156]" office:value-type="float" office:value="0">
            <text:p>0</text:p>
          </table:table-cell>
          <table:table-cell table:style-name="ce7" table:formula="of:=ROUND([.E156]* (1 + extra))" office:value-type="float" office:value="0">
            <text:p>0</text:p>
          </table:table-cell>
          <table:table-cell table:style-name="ce7" table:formula="of:=MAX([.F156];[.E156]+1)" office:value-type="float" office:value="1">
            <text:p>1</text:p>
          </table:table-cell>
          <table:table-cell table:style-name="ce18"/>
          <table:table-cell table:style-name="ce7" table:formula="of:=[.G156]-[.H156]" office:value-type="float" office:value="1">
            <text:p>1</text:p>
          </table:table-cell>
          <table:table-cell table:style-name="ce7"/>
          <table:table-cell table:style-name="ce24" table:formula="of:=[source.F156]" office:value-type="float" office:value="0">
            <text:p/>
          </table:table-cell>
          <table:table-cell table:style-name="ce30" table:formula="of:=[source.G156]" office:value-type="float" office:value="0">
            <text:p>0.000</text:p>
          </table:table-cell>
          <table:table-cell table:style-name="ce7" table:formula="of:=[source.H156]" office:value-type="float" office:value="0">
            <text:p>0</text:p>
          </table:table-cell>
          <table:table-cell table:style-name="ce7" table:formula="of:=CEILING([.$H156];[.M156])" office:value-type="float" office:value="0">
            <text:p>0</text:p>
          </table:table-cell>
          <table:table-cell table:style-name="ce36" table:formula="of:=IF([.N156]*[.L156] &gt; 0; [.N156]*[.L156]; &quot;&quot;)">
            <text:p/>
          </table:table-cell>
          <table:table-cell table:style-name="ce24" table:formula="of:=[source.I156]" office:value-type="float" office:value="0">
            <text:p/>
          </table:table-cell>
          <table:table-cell table:style-name="ce30" table:formula="of:=[source.J156]" office:value-type="float" office:value="0">
            <text:p>0.000</text:p>
          </table:table-cell>
          <table:table-cell table:style-name="ce7" table:formula="of:=[source.K156]" office:value-type="float" office:value="0">
            <text:p>0</text:p>
          </table:table-cell>
          <table:table-cell table:style-name="ce7" table:formula="of:=CEILING([.$H156];[.R156])" office:value-type="float" office:value="0">
            <text:p>0</text:p>
          </table:table-cell>
          <table:table-cell table:style-name="ce36" table:formula="of:=IF([.S156]*[.Q156] &gt; 0; [.S156]*[.Q156]; &quot;&quot;)">
            <text:p/>
          </table:table-cell>
          <table:table-cell table:style-name="ce24" table:formula="of:=[source.L15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6]" office:value-type="float" office:value="0">
            <text:p>0</text:p>
          </table:table-cell>
          <table:table-cell table:style-name="ce7" table:formula="of:=CEILING([.$H156];[.W156])" office:value-type="float" office:value="0">
            <text:p>0</text:p>
          </table:table-cell>
          <table:table-cell table:style-name="ce36" table:formula="of:=IF([.X156]*[.V156] &gt; 0; [.X156]*[.V156]; &quot;&quot;)">
            <text:p/>
          </table:table-cell>
          <table:table-cell table:style-name="ce40" table:formula="of:=IF([.$A156] &lt;&gt; &quot;&quot;; IF(MIN([.$O156];[.$T156];[.$Y156]) = [.$O156]; [.$K$1]; IF(MIN([.$O156];[.$T156];[.$Y156]) = [.$T156]; [.$P$1]; IF(ISNUMBER([.$Y156]); [.$U$1]; &quot;NO PRICING&quot;))); &quot;&quot;)">
            <text:p/>
          </table:table-cell>
          <table:table-cell table:style-name="ce45" table:formula="of:=IF([.$A156] &lt;&gt; &quot;&quot;; IF(MIN([.$O156];[.$T156];[.$Y156]) = [.$O156]; [.$K156]; IF(MIN([.$O156];[.$T156];[.$Y156]) = [.$T156]; [.$P156]; IF(ISNUMBER([.$Y156]); [.$U156]; &quot;NO PRICING&quot;))); &quot;&quot;)">
            <text:p/>
          </table:table-cell>
          <table:table-cell table:style-name="ce48" table:formula="of:=IF([.$A156] &lt;&gt; &quot;&quot;; IF(MIN([.$O156];[.$T156];[.$Y156]) = [.$O156]; [.$N156]; IF(MIN([.$O156];[.$T156];[.$Y156]) = [.$T156]; [.$S156]; IF(ISNUMBER([.$Y156]); [.$X156]; &quot;NO PRICING&quot;))); &quot;&quot;)">
            <text:p/>
          </table:table-cell>
          <table:table-cell table:style-name="ce51" table:formula="of:=IF([.$A156] &lt;&gt; &quot;&quot;; IF(MIN([.$O156];[.$T156];[.$Y156]) = [.$O156]; [.$O156]; IF(MIN([.$O156];[.$T156];[.$Y156]) = [.$T156]; [.$T156]; IF(ISNUMBER([.$Y156]); [.$Y156]; &quot;NO PRICING&quot;))); &quot;&quot;)">
            <text:p/>
          </table:table-cell>
          <table:table-cell table:style-name="ce55"/>
          <table:table-cell table:style-name="ce7" table:formula="of:=[.H156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7])">
            <text:p/>
          </table:table-cell>
          <table:table-cell table:style-name="ce7" table:formula="of:=T([source.C157])">
            <text:p/>
          </table:table-cell>
          <table:table-cell table:style-name="ce7" table:formula="of:=T([source.D157])">
            <text:p/>
          </table:table-cell>
          <table:table-cell table:style-name="ce16" table:formula="of:=T([source.E157])">
            <text:p/>
          </table:table-cell>
          <table:table-cell table:style-name="ce7" table:formula="of:=[source.A157]" office:value-type="float" office:value="0">
            <text:p>0</text:p>
          </table:table-cell>
          <table:table-cell table:style-name="ce7" table:formula="of:=ROUND([.E157]* (1 + extra))" office:value-type="float" office:value="0">
            <text:p>0</text:p>
          </table:table-cell>
          <table:table-cell table:style-name="ce7" table:formula="of:=MAX([.F157];[.E157]+1)" office:value-type="float" office:value="1">
            <text:p>1</text:p>
          </table:table-cell>
          <table:table-cell table:style-name="ce18"/>
          <table:table-cell table:style-name="ce7" table:formula="of:=[.G157]-[.H157]" office:value-type="float" office:value="1">
            <text:p>1</text:p>
          </table:table-cell>
          <table:table-cell table:style-name="ce7"/>
          <table:table-cell table:style-name="ce24" table:formula="of:=[source.F157]" office:value-type="float" office:value="0">
            <text:p/>
          </table:table-cell>
          <table:table-cell table:style-name="ce30" table:formula="of:=[source.G157]" office:value-type="float" office:value="0">
            <text:p>0.000</text:p>
          </table:table-cell>
          <table:table-cell table:style-name="ce7" table:formula="of:=[source.H157]" office:value-type="float" office:value="0">
            <text:p>0</text:p>
          </table:table-cell>
          <table:table-cell table:style-name="ce7" table:formula="of:=CEILING([.$H157];[.M157])" office:value-type="float" office:value="0">
            <text:p>0</text:p>
          </table:table-cell>
          <table:table-cell table:style-name="ce36" table:formula="of:=IF([.N157]*[.L157] &gt; 0; [.N157]*[.L157]; &quot;&quot;)">
            <text:p/>
          </table:table-cell>
          <table:table-cell table:style-name="ce24" table:formula="of:=[source.I157]" office:value-type="float" office:value="0">
            <text:p/>
          </table:table-cell>
          <table:table-cell table:style-name="ce30" table:formula="of:=[source.J157]" office:value-type="float" office:value="0">
            <text:p>0.000</text:p>
          </table:table-cell>
          <table:table-cell table:style-name="ce7" table:formula="of:=[source.K157]" office:value-type="float" office:value="0">
            <text:p>0</text:p>
          </table:table-cell>
          <table:table-cell table:style-name="ce7" table:formula="of:=CEILING([.$H157];[.R157])" office:value-type="float" office:value="0">
            <text:p>0</text:p>
          </table:table-cell>
          <table:table-cell table:style-name="ce36" table:formula="of:=IF([.S157]*[.Q157] &gt; 0; [.S157]*[.Q157]; &quot;&quot;)">
            <text:p/>
          </table:table-cell>
          <table:table-cell table:style-name="ce24" table:formula="of:=[source.L15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7]" office:value-type="float" office:value="0">
            <text:p>0</text:p>
          </table:table-cell>
          <table:table-cell table:style-name="ce7" table:formula="of:=CEILING([.$H157];[.W157])" office:value-type="float" office:value="0">
            <text:p>0</text:p>
          </table:table-cell>
          <table:table-cell table:style-name="ce36" table:formula="of:=IF([.X157]*[.V157] &gt; 0; [.X157]*[.V157]; &quot;&quot;)">
            <text:p/>
          </table:table-cell>
          <table:table-cell table:style-name="ce40" table:formula="of:=IF([.$A157] &lt;&gt; &quot;&quot;; IF(MIN([.$O157];[.$T157];[.$Y157]) = [.$O157]; [.$K$1]; IF(MIN([.$O157];[.$T157];[.$Y157]) = [.$T157]; [.$P$1]; IF(ISNUMBER([.$Y157]); [.$U$1]; &quot;NO PRICING&quot;))); &quot;&quot;)">
            <text:p/>
          </table:table-cell>
          <table:table-cell table:style-name="ce45" table:formula="of:=IF([.$A157] &lt;&gt; &quot;&quot;; IF(MIN([.$O157];[.$T157];[.$Y157]) = [.$O157]; [.$K157]; IF(MIN([.$O157];[.$T157];[.$Y157]) = [.$T157]; [.$P157]; IF(ISNUMBER([.$Y157]); [.$U157]; &quot;NO PRICING&quot;))); &quot;&quot;)">
            <text:p/>
          </table:table-cell>
          <table:table-cell table:style-name="ce48" table:formula="of:=IF([.$A157] &lt;&gt; &quot;&quot;; IF(MIN([.$O157];[.$T157];[.$Y157]) = [.$O157]; [.$N157]; IF(MIN([.$O157];[.$T157];[.$Y157]) = [.$T157]; [.$S157]; IF(ISNUMBER([.$Y157]); [.$X157]; &quot;NO PRICING&quot;))); &quot;&quot;)">
            <text:p/>
          </table:table-cell>
          <table:table-cell table:style-name="ce51" table:formula="of:=IF([.$A157] &lt;&gt; &quot;&quot;; IF(MIN([.$O157];[.$T157];[.$Y157]) = [.$O157]; [.$O157]; IF(MIN([.$O157];[.$T157];[.$Y157]) = [.$T157]; [.$T157]; IF(ISNUMBER([.$Y157]); [.$Y157]; &quot;NO PRICING&quot;))); &quot;&quot;)">
            <text:p/>
          </table:table-cell>
          <table:table-cell table:style-name="ce55"/>
          <table:table-cell table:style-name="ce7" table:formula="of:=[.H157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8])">
            <text:p/>
          </table:table-cell>
          <table:table-cell table:style-name="ce7" table:formula="of:=T([source.C158])">
            <text:p/>
          </table:table-cell>
          <table:table-cell table:style-name="ce7" table:formula="of:=T([source.D158])">
            <text:p/>
          </table:table-cell>
          <table:table-cell table:style-name="ce16" table:formula="of:=T([source.E158])">
            <text:p/>
          </table:table-cell>
          <table:table-cell table:style-name="ce7" table:formula="of:=[source.A158]" office:value-type="float" office:value="0">
            <text:p>0</text:p>
          </table:table-cell>
          <table:table-cell table:style-name="ce7" table:formula="of:=ROUND([.E158]* (1 + extra))" office:value-type="float" office:value="0">
            <text:p>0</text:p>
          </table:table-cell>
          <table:table-cell table:style-name="ce7" table:formula="of:=MAX([.F158];[.E158]+1)" office:value-type="float" office:value="1">
            <text:p>1</text:p>
          </table:table-cell>
          <table:table-cell table:style-name="ce18"/>
          <table:table-cell table:style-name="ce7" table:formula="of:=[.G158]-[.H158]" office:value-type="float" office:value="1">
            <text:p>1</text:p>
          </table:table-cell>
          <table:table-cell table:style-name="ce7"/>
          <table:table-cell table:style-name="ce24" table:formula="of:=[source.F158]" office:value-type="float" office:value="0">
            <text:p/>
          </table:table-cell>
          <table:table-cell table:style-name="ce30" table:formula="of:=[source.G158]" office:value-type="float" office:value="0">
            <text:p>0.000</text:p>
          </table:table-cell>
          <table:table-cell table:style-name="ce7" table:formula="of:=[source.H158]" office:value-type="float" office:value="0">
            <text:p>0</text:p>
          </table:table-cell>
          <table:table-cell table:style-name="ce7" table:formula="of:=CEILING([.$H158];[.M158])" office:value-type="float" office:value="0">
            <text:p>0</text:p>
          </table:table-cell>
          <table:table-cell table:style-name="ce36" table:formula="of:=IF([.N158]*[.L158] &gt; 0; [.N158]*[.L158]; &quot;&quot;)">
            <text:p/>
          </table:table-cell>
          <table:table-cell table:style-name="ce24" table:formula="of:=[source.I158]" office:value-type="float" office:value="0">
            <text:p/>
          </table:table-cell>
          <table:table-cell table:style-name="ce30" table:formula="of:=[source.J158]" office:value-type="float" office:value="0">
            <text:p>0.000</text:p>
          </table:table-cell>
          <table:table-cell table:style-name="ce7" table:formula="of:=[source.K158]" office:value-type="float" office:value="0">
            <text:p>0</text:p>
          </table:table-cell>
          <table:table-cell table:style-name="ce7" table:formula="of:=CEILING([.$H158];[.R158])" office:value-type="float" office:value="0">
            <text:p>0</text:p>
          </table:table-cell>
          <table:table-cell table:style-name="ce36" table:formula="of:=IF([.S158]*[.Q158] &gt; 0; [.S158]*[.Q158]; &quot;&quot;)">
            <text:p/>
          </table:table-cell>
          <table:table-cell table:style-name="ce24" table:formula="of:=[source.L15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8]" office:value-type="float" office:value="0">
            <text:p>0</text:p>
          </table:table-cell>
          <table:table-cell table:style-name="ce7" table:formula="of:=CEILING([.$H158];[.W158])" office:value-type="float" office:value="0">
            <text:p>0</text:p>
          </table:table-cell>
          <table:table-cell table:style-name="ce36" table:formula="of:=IF([.X158]*[.V158] &gt; 0; [.X158]*[.V158]; &quot;&quot;)">
            <text:p/>
          </table:table-cell>
          <table:table-cell table:style-name="ce40" table:formula="of:=IF([.$A158] &lt;&gt; &quot;&quot;; IF(MIN([.$O158];[.$T158];[.$Y158]) = [.$O158]; [.$K$1]; IF(MIN([.$O158];[.$T158];[.$Y158]) = [.$T158]; [.$P$1]; IF(ISNUMBER([.$Y158]); [.$U$1]; &quot;NO PRICING&quot;))); &quot;&quot;)">
            <text:p/>
          </table:table-cell>
          <table:table-cell table:style-name="ce45" table:formula="of:=IF([.$A158] &lt;&gt; &quot;&quot;; IF(MIN([.$O158];[.$T158];[.$Y158]) = [.$O158]; [.$K158]; IF(MIN([.$O158];[.$T158];[.$Y158]) = [.$T158]; [.$P158]; IF(ISNUMBER([.$Y158]); [.$U158]; &quot;NO PRICING&quot;))); &quot;&quot;)">
            <text:p/>
          </table:table-cell>
          <table:table-cell table:style-name="ce48" table:formula="of:=IF([.$A158] &lt;&gt; &quot;&quot;; IF(MIN([.$O158];[.$T158];[.$Y158]) = [.$O158]; [.$N158]; IF(MIN([.$O158];[.$T158];[.$Y158]) = [.$T158]; [.$S158]; IF(ISNUMBER([.$Y158]); [.$X158]; &quot;NO PRICING&quot;))); &quot;&quot;)">
            <text:p/>
          </table:table-cell>
          <table:table-cell table:style-name="ce51" table:formula="of:=IF([.$A158] &lt;&gt; &quot;&quot;; IF(MIN([.$O158];[.$T158];[.$Y158]) = [.$O158]; [.$O158]; IF(MIN([.$O158];[.$T158];[.$Y158]) = [.$T158]; [.$T158]; IF(ISNUMBER([.$Y158]); [.$Y158]; &quot;NO PRICING&quot;))); &quot;&quot;)">
            <text:p/>
          </table:table-cell>
          <table:table-cell table:style-name="ce55"/>
          <table:table-cell table:style-name="ce7" table:formula="of:=[.H158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59])">
            <text:p/>
          </table:table-cell>
          <table:table-cell table:style-name="ce7" table:formula="of:=T([source.C159])">
            <text:p/>
          </table:table-cell>
          <table:table-cell table:style-name="ce7" table:formula="of:=T([source.D159])">
            <text:p/>
          </table:table-cell>
          <table:table-cell table:style-name="ce16" table:formula="of:=T([source.E159])">
            <text:p/>
          </table:table-cell>
          <table:table-cell table:style-name="ce7" table:formula="of:=[source.A159]" office:value-type="float" office:value="0">
            <text:p>0</text:p>
          </table:table-cell>
          <table:table-cell table:style-name="ce7" table:formula="of:=ROUND([.E159]* (1 + extra))" office:value-type="float" office:value="0">
            <text:p>0</text:p>
          </table:table-cell>
          <table:table-cell table:style-name="ce7" table:formula="of:=MAX([.F159];[.E159]+1)" office:value-type="float" office:value="1">
            <text:p>1</text:p>
          </table:table-cell>
          <table:table-cell table:style-name="ce18"/>
          <table:table-cell table:style-name="ce7" table:formula="of:=[.G159]-[.H159]" office:value-type="float" office:value="1">
            <text:p>1</text:p>
          </table:table-cell>
          <table:table-cell table:style-name="ce7"/>
          <table:table-cell table:style-name="ce24" table:formula="of:=[source.F159]" office:value-type="float" office:value="0">
            <text:p/>
          </table:table-cell>
          <table:table-cell table:style-name="ce30" table:formula="of:=[source.G159]" office:value-type="float" office:value="0">
            <text:p>0.000</text:p>
          </table:table-cell>
          <table:table-cell table:style-name="ce7" table:formula="of:=[source.H159]" office:value-type="float" office:value="0">
            <text:p>0</text:p>
          </table:table-cell>
          <table:table-cell table:style-name="ce7" table:formula="of:=CEILING([.$H159];[.M159])" office:value-type="float" office:value="0">
            <text:p>0</text:p>
          </table:table-cell>
          <table:table-cell table:style-name="ce36" table:formula="of:=IF([.N159]*[.L159] &gt; 0; [.N159]*[.L159]; &quot;&quot;)">
            <text:p/>
          </table:table-cell>
          <table:table-cell table:style-name="ce24" table:formula="of:=[source.I159]" office:value-type="float" office:value="0">
            <text:p/>
          </table:table-cell>
          <table:table-cell table:style-name="ce30" table:formula="of:=[source.J159]" office:value-type="float" office:value="0">
            <text:p>0.000</text:p>
          </table:table-cell>
          <table:table-cell table:style-name="ce7" table:formula="of:=[source.K159]" office:value-type="float" office:value="0">
            <text:p>0</text:p>
          </table:table-cell>
          <table:table-cell table:style-name="ce7" table:formula="of:=CEILING([.$H159];[.R159])" office:value-type="float" office:value="0">
            <text:p>0</text:p>
          </table:table-cell>
          <table:table-cell table:style-name="ce36" table:formula="of:=IF([.S159]*[.Q159] &gt; 0; [.S159]*[.Q159]; &quot;&quot;)">
            <text:p/>
          </table:table-cell>
          <table:table-cell table:style-name="ce24" table:formula="of:=[source.L15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59]" office:value-type="float" office:value="0">
            <text:p>0</text:p>
          </table:table-cell>
          <table:table-cell table:style-name="ce7" table:formula="of:=CEILING([.$H159];[.W159])" office:value-type="float" office:value="0">
            <text:p>0</text:p>
          </table:table-cell>
          <table:table-cell table:style-name="ce36" table:formula="of:=IF([.X159]*[.V159] &gt; 0; [.X159]*[.V159]; &quot;&quot;)">
            <text:p/>
          </table:table-cell>
          <table:table-cell table:style-name="ce40" table:formula="of:=IF([.$A159] &lt;&gt; &quot;&quot;; IF(MIN([.$O159];[.$T159];[.$Y159]) = [.$O159]; [.$K$1]; IF(MIN([.$O159];[.$T159];[.$Y159]) = [.$T159]; [.$P$1]; IF(ISNUMBER([.$Y159]); [.$U$1]; &quot;NO PRICING&quot;))); &quot;&quot;)">
            <text:p/>
          </table:table-cell>
          <table:table-cell table:style-name="ce45" table:formula="of:=IF([.$A159] &lt;&gt; &quot;&quot;; IF(MIN([.$O159];[.$T159];[.$Y159]) = [.$O159]; [.$K159]; IF(MIN([.$O159];[.$T159];[.$Y159]) = [.$T159]; [.$P159]; IF(ISNUMBER([.$Y159]); [.$U159]; &quot;NO PRICING&quot;))); &quot;&quot;)">
            <text:p/>
          </table:table-cell>
          <table:table-cell table:style-name="ce48" table:formula="of:=IF([.$A159] &lt;&gt; &quot;&quot;; IF(MIN([.$O159];[.$T159];[.$Y159]) = [.$O159]; [.$N159]; IF(MIN([.$O159];[.$T159];[.$Y159]) = [.$T159]; [.$S159]; IF(ISNUMBER([.$Y159]); [.$X159]; &quot;NO PRICING&quot;))); &quot;&quot;)">
            <text:p/>
          </table:table-cell>
          <table:table-cell table:style-name="ce51" table:formula="of:=IF([.$A159] &lt;&gt; &quot;&quot;; IF(MIN([.$O159];[.$T159];[.$Y159]) = [.$O159]; [.$O159]; IF(MIN([.$O159];[.$T159];[.$Y159]) = [.$T159]; [.$T159]; IF(ISNUMBER([.$Y159]); [.$Y159]; &quot;NO PRICING&quot;))); &quot;&quot;)">
            <text:p/>
          </table:table-cell>
          <table:table-cell table:style-name="ce55"/>
          <table:table-cell table:style-name="ce7" table:formula="of:=[.H159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0])">
            <text:p/>
          </table:table-cell>
          <table:table-cell table:style-name="ce7" table:formula="of:=T([source.C160])">
            <text:p/>
          </table:table-cell>
          <table:table-cell table:style-name="ce7" table:formula="of:=T([source.D160])">
            <text:p/>
          </table:table-cell>
          <table:table-cell table:style-name="ce16" table:formula="of:=T([source.E160])">
            <text:p/>
          </table:table-cell>
          <table:table-cell table:style-name="ce7" table:formula="of:=[source.A160]" office:value-type="float" office:value="0">
            <text:p>0</text:p>
          </table:table-cell>
          <table:table-cell table:style-name="ce7" table:formula="of:=ROUND([.E160]* (1 + extra))" office:value-type="float" office:value="0">
            <text:p>0</text:p>
          </table:table-cell>
          <table:table-cell table:style-name="ce7" table:formula="of:=MAX([.F160];[.E160]+1)" office:value-type="float" office:value="1">
            <text:p>1</text:p>
          </table:table-cell>
          <table:table-cell table:style-name="ce18"/>
          <table:table-cell table:style-name="ce7" table:formula="of:=[.G160]-[.H160]" office:value-type="float" office:value="1">
            <text:p>1</text:p>
          </table:table-cell>
          <table:table-cell table:style-name="ce7"/>
          <table:table-cell table:style-name="ce24" table:formula="of:=[source.F160]" office:value-type="float" office:value="0">
            <text:p/>
          </table:table-cell>
          <table:table-cell table:style-name="ce30" table:formula="of:=[source.G160]" office:value-type="float" office:value="0">
            <text:p>0.000</text:p>
          </table:table-cell>
          <table:table-cell table:style-name="ce7" table:formula="of:=[source.H160]" office:value-type="float" office:value="0">
            <text:p>0</text:p>
          </table:table-cell>
          <table:table-cell table:style-name="ce7" table:formula="of:=CEILING([.$H160];[.M160])" office:value-type="float" office:value="0">
            <text:p>0</text:p>
          </table:table-cell>
          <table:table-cell table:style-name="ce36" table:formula="of:=IF([.N160]*[.L160] &gt; 0; [.N160]*[.L160]; &quot;&quot;)">
            <text:p/>
          </table:table-cell>
          <table:table-cell table:style-name="ce24" table:formula="of:=[source.I160]" office:value-type="float" office:value="0">
            <text:p/>
          </table:table-cell>
          <table:table-cell table:style-name="ce30" table:formula="of:=[source.J160]" office:value-type="float" office:value="0">
            <text:p>0.000</text:p>
          </table:table-cell>
          <table:table-cell table:style-name="ce7" table:formula="of:=[source.K160]" office:value-type="float" office:value="0">
            <text:p>0</text:p>
          </table:table-cell>
          <table:table-cell table:style-name="ce7" table:formula="of:=CEILING([.$H160];[.R160])" office:value-type="float" office:value="0">
            <text:p>0</text:p>
          </table:table-cell>
          <table:table-cell table:style-name="ce36" table:formula="of:=IF([.S160]*[.Q160] &gt; 0; [.S160]*[.Q160]; &quot;&quot;)">
            <text:p/>
          </table:table-cell>
          <table:table-cell table:style-name="ce24" table:formula="of:=[source.L16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0]" office:value-type="float" office:value="0">
            <text:p>0</text:p>
          </table:table-cell>
          <table:table-cell table:style-name="ce7" table:formula="of:=CEILING([.$H160];[.W160])" office:value-type="float" office:value="0">
            <text:p>0</text:p>
          </table:table-cell>
          <table:table-cell table:style-name="ce36" table:formula="of:=IF([.X160]*[.V160] &gt; 0; [.X160]*[.V160]; &quot;&quot;)">
            <text:p/>
          </table:table-cell>
          <table:table-cell table:style-name="ce40" table:formula="of:=IF([.$A160] &lt;&gt; &quot;&quot;; IF(MIN([.$O160];[.$T160];[.$Y160]) = [.$O160]; [.$K$1]; IF(MIN([.$O160];[.$T160];[.$Y160]) = [.$T160]; [.$P$1]; IF(ISNUMBER([.$Y160]); [.$U$1]; &quot;NO PRICING&quot;))); &quot;&quot;)">
            <text:p/>
          </table:table-cell>
          <table:table-cell table:style-name="ce45" table:formula="of:=IF([.$A160] &lt;&gt; &quot;&quot;; IF(MIN([.$O160];[.$T160];[.$Y160]) = [.$O160]; [.$K160]; IF(MIN([.$O160];[.$T160];[.$Y160]) = [.$T160]; [.$P160]; IF(ISNUMBER([.$Y160]); [.$U160]; &quot;NO PRICING&quot;))); &quot;&quot;)">
            <text:p/>
          </table:table-cell>
          <table:table-cell table:style-name="ce48" table:formula="of:=IF([.$A160] &lt;&gt; &quot;&quot;; IF(MIN([.$O160];[.$T160];[.$Y160]) = [.$O160]; [.$N160]; IF(MIN([.$O160];[.$T160];[.$Y160]) = [.$T160]; [.$S160]; IF(ISNUMBER([.$Y160]); [.$X160]; &quot;NO PRICING&quot;))); &quot;&quot;)">
            <text:p/>
          </table:table-cell>
          <table:table-cell table:style-name="ce51" table:formula="of:=IF([.$A160] &lt;&gt; &quot;&quot;; IF(MIN([.$O160];[.$T160];[.$Y160]) = [.$O160]; [.$O160]; IF(MIN([.$O160];[.$T160];[.$Y160]) = [.$T160]; [.$T160]; IF(ISNUMBER([.$Y160]); [.$Y160]; &quot;NO PRICING&quot;))); &quot;&quot;)">
            <text:p/>
          </table:table-cell>
          <table:table-cell table:style-name="ce55"/>
          <table:table-cell table:style-name="ce7" table:formula="of:=[.H160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1])">
            <text:p/>
          </table:table-cell>
          <table:table-cell table:style-name="ce7" table:formula="of:=T([source.C161])">
            <text:p/>
          </table:table-cell>
          <table:table-cell table:style-name="ce7" table:formula="of:=T([source.D161])">
            <text:p/>
          </table:table-cell>
          <table:table-cell table:style-name="ce16" table:formula="of:=T([source.E161])">
            <text:p/>
          </table:table-cell>
          <table:table-cell table:style-name="ce7" table:formula="of:=[source.A161]" office:value-type="float" office:value="0">
            <text:p>0</text:p>
          </table:table-cell>
          <table:table-cell table:style-name="ce7" table:formula="of:=ROUND([.E161]* (1 + extra))" office:value-type="float" office:value="0">
            <text:p>0</text:p>
          </table:table-cell>
          <table:table-cell table:style-name="ce7" table:formula="of:=MAX([.F161];[.E161]+1)" office:value-type="float" office:value="1">
            <text:p>1</text:p>
          </table:table-cell>
          <table:table-cell table:style-name="ce18"/>
          <table:table-cell table:style-name="ce7" table:formula="of:=[.G161]-[.H161]" office:value-type="float" office:value="1">
            <text:p>1</text:p>
          </table:table-cell>
          <table:table-cell table:style-name="ce7"/>
          <table:table-cell table:style-name="ce24" table:formula="of:=[source.F161]" office:value-type="float" office:value="0">
            <text:p/>
          </table:table-cell>
          <table:table-cell table:style-name="ce30" table:formula="of:=[source.G161]" office:value-type="float" office:value="0">
            <text:p>0.000</text:p>
          </table:table-cell>
          <table:table-cell table:style-name="ce7" table:formula="of:=[source.H161]" office:value-type="float" office:value="0">
            <text:p>0</text:p>
          </table:table-cell>
          <table:table-cell table:style-name="ce7" table:formula="of:=CEILING([.$H161];[.M161])" office:value-type="float" office:value="0">
            <text:p>0</text:p>
          </table:table-cell>
          <table:table-cell table:style-name="ce36" table:formula="of:=IF([.N161]*[.L161] &gt; 0; [.N161]*[.L161]; &quot;&quot;)">
            <text:p/>
          </table:table-cell>
          <table:table-cell table:style-name="ce24" table:formula="of:=[source.I161]" office:value-type="float" office:value="0">
            <text:p/>
          </table:table-cell>
          <table:table-cell table:style-name="ce30" table:formula="of:=[source.J161]" office:value-type="float" office:value="0">
            <text:p>0.000</text:p>
          </table:table-cell>
          <table:table-cell table:style-name="ce7" table:formula="of:=[source.K161]" office:value-type="float" office:value="0">
            <text:p>0</text:p>
          </table:table-cell>
          <table:table-cell table:style-name="ce7" table:formula="of:=CEILING([.$H161];[.R161])" office:value-type="float" office:value="0">
            <text:p>0</text:p>
          </table:table-cell>
          <table:table-cell table:style-name="ce36" table:formula="of:=IF([.S161]*[.Q161] &gt; 0; [.S161]*[.Q161]; &quot;&quot;)">
            <text:p/>
          </table:table-cell>
          <table:table-cell table:style-name="ce24" table:formula="of:=[source.L16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1]" office:value-type="float" office:value="0">
            <text:p>0</text:p>
          </table:table-cell>
          <table:table-cell table:style-name="ce7" table:formula="of:=CEILING([.$H161];[.W161])" office:value-type="float" office:value="0">
            <text:p>0</text:p>
          </table:table-cell>
          <table:table-cell table:style-name="ce36" table:formula="of:=IF([.X161]*[.V161] &gt; 0; [.X161]*[.V161]; &quot;&quot;)">
            <text:p/>
          </table:table-cell>
          <table:table-cell table:style-name="ce40" table:formula="of:=IF([.$A161] &lt;&gt; &quot;&quot;; IF(MIN([.$O161];[.$T161];[.$Y161]) = [.$O161]; [.$K$1]; IF(MIN([.$O161];[.$T161];[.$Y161]) = [.$T161]; [.$P$1]; IF(ISNUMBER([.$Y161]); [.$U$1]; &quot;NO PRICING&quot;))); &quot;&quot;)">
            <text:p/>
          </table:table-cell>
          <table:table-cell table:style-name="ce45" table:formula="of:=IF([.$A161] &lt;&gt; &quot;&quot;; IF(MIN([.$O161];[.$T161];[.$Y161]) = [.$O161]; [.$K161]; IF(MIN([.$O161];[.$T161];[.$Y161]) = [.$T161]; [.$P161]; IF(ISNUMBER([.$Y161]); [.$U161]; &quot;NO PRICING&quot;))); &quot;&quot;)">
            <text:p/>
          </table:table-cell>
          <table:table-cell table:style-name="ce48" table:formula="of:=IF([.$A161] &lt;&gt; &quot;&quot;; IF(MIN([.$O161];[.$T161];[.$Y161]) = [.$O161]; [.$N161]; IF(MIN([.$O161];[.$T161];[.$Y161]) = [.$T161]; [.$S161]; IF(ISNUMBER([.$Y161]); [.$X161]; &quot;NO PRICING&quot;))); &quot;&quot;)">
            <text:p/>
          </table:table-cell>
          <table:table-cell table:style-name="ce51" table:formula="of:=IF([.$A161] &lt;&gt; &quot;&quot;; IF(MIN([.$O161];[.$T161];[.$Y161]) = [.$O161]; [.$O161]; IF(MIN([.$O161];[.$T161];[.$Y161]) = [.$T161]; [.$T161]; IF(ISNUMBER([.$Y161]); [.$Y161]; &quot;NO PRICING&quot;))); &quot;&quot;)">
            <text:p/>
          </table:table-cell>
          <table:table-cell table:style-name="ce55"/>
          <table:table-cell table:style-name="ce7" table:formula="of:=[.H161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2])">
            <text:p/>
          </table:table-cell>
          <table:table-cell table:style-name="ce7" table:formula="of:=T([source.C162])">
            <text:p/>
          </table:table-cell>
          <table:table-cell table:style-name="ce7" table:formula="of:=T([source.D162])">
            <text:p/>
          </table:table-cell>
          <table:table-cell table:style-name="ce16" table:formula="of:=T([source.E162])">
            <text:p/>
          </table:table-cell>
          <table:table-cell table:style-name="ce7" table:formula="of:=[source.A162]" office:value-type="float" office:value="0">
            <text:p>0</text:p>
          </table:table-cell>
          <table:table-cell table:style-name="ce7" table:formula="of:=ROUND([.E162]* (1 + extra))" office:value-type="float" office:value="0">
            <text:p>0</text:p>
          </table:table-cell>
          <table:table-cell table:style-name="ce7" table:formula="of:=MAX([.F162];[.E162]+1)" office:value-type="float" office:value="1">
            <text:p>1</text:p>
          </table:table-cell>
          <table:table-cell table:style-name="ce18"/>
          <table:table-cell table:style-name="ce7" table:formula="of:=[.G162]-[.H162]" office:value-type="float" office:value="1">
            <text:p>1</text:p>
          </table:table-cell>
          <table:table-cell table:style-name="ce7"/>
          <table:table-cell table:style-name="ce24" table:formula="of:=[source.F162]" office:value-type="float" office:value="0">
            <text:p/>
          </table:table-cell>
          <table:table-cell table:style-name="ce30" table:formula="of:=[source.G162]" office:value-type="float" office:value="0">
            <text:p>0.000</text:p>
          </table:table-cell>
          <table:table-cell table:style-name="ce7" table:formula="of:=[source.H162]" office:value-type="float" office:value="0">
            <text:p>0</text:p>
          </table:table-cell>
          <table:table-cell table:style-name="ce7" table:formula="of:=CEILING([.$H162];[.M162])" office:value-type="float" office:value="0">
            <text:p>0</text:p>
          </table:table-cell>
          <table:table-cell table:style-name="ce36" table:formula="of:=IF([.N162]*[.L162] &gt; 0; [.N162]*[.L162]; &quot;&quot;)">
            <text:p/>
          </table:table-cell>
          <table:table-cell table:style-name="ce24" table:formula="of:=[source.I162]" office:value-type="float" office:value="0">
            <text:p/>
          </table:table-cell>
          <table:table-cell table:style-name="ce30" table:formula="of:=[source.J162]" office:value-type="float" office:value="0">
            <text:p>0.000</text:p>
          </table:table-cell>
          <table:table-cell table:style-name="ce7" table:formula="of:=[source.K162]" office:value-type="float" office:value="0">
            <text:p>0</text:p>
          </table:table-cell>
          <table:table-cell table:style-name="ce7" table:formula="of:=CEILING([.$H162];[.R162])" office:value-type="float" office:value="0">
            <text:p>0</text:p>
          </table:table-cell>
          <table:table-cell table:style-name="ce36" table:formula="of:=IF([.S162]*[.Q162] &gt; 0; [.S162]*[.Q162]; &quot;&quot;)">
            <text:p/>
          </table:table-cell>
          <table:table-cell table:style-name="ce24" table:formula="of:=[source.L16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2]" office:value-type="float" office:value="0">
            <text:p>0</text:p>
          </table:table-cell>
          <table:table-cell table:style-name="ce7" table:formula="of:=CEILING([.$H162];[.W162])" office:value-type="float" office:value="0">
            <text:p>0</text:p>
          </table:table-cell>
          <table:table-cell table:style-name="ce36" table:formula="of:=IF([.X162]*[.V162] &gt; 0; [.X162]*[.V162]; &quot;&quot;)">
            <text:p/>
          </table:table-cell>
          <table:table-cell table:style-name="ce40" table:formula="of:=IF([.$A162] &lt;&gt; &quot;&quot;; IF(MIN([.$O162];[.$T162];[.$Y162]) = [.$O162]; [.$K$1]; IF(MIN([.$O162];[.$T162];[.$Y162]) = [.$T162]; [.$P$1]; IF(ISNUMBER([.$Y162]); [.$U$1]; &quot;NO PRICING&quot;))); &quot;&quot;)">
            <text:p/>
          </table:table-cell>
          <table:table-cell table:style-name="ce45" table:formula="of:=IF([.$A162] &lt;&gt; &quot;&quot;; IF(MIN([.$O162];[.$T162];[.$Y162]) = [.$O162]; [.$K162]; IF(MIN([.$O162];[.$T162];[.$Y162]) = [.$T162]; [.$P162]; IF(ISNUMBER([.$Y162]); [.$U162]; &quot;NO PRICING&quot;))); &quot;&quot;)">
            <text:p/>
          </table:table-cell>
          <table:table-cell table:style-name="ce48" table:formula="of:=IF([.$A162] &lt;&gt; &quot;&quot;; IF(MIN([.$O162];[.$T162];[.$Y162]) = [.$O162]; [.$N162]; IF(MIN([.$O162];[.$T162];[.$Y162]) = [.$T162]; [.$S162]; IF(ISNUMBER([.$Y162]); [.$X162]; &quot;NO PRICING&quot;))); &quot;&quot;)">
            <text:p/>
          </table:table-cell>
          <table:table-cell table:style-name="ce51" table:formula="of:=IF([.$A162] &lt;&gt; &quot;&quot;; IF(MIN([.$O162];[.$T162];[.$Y162]) = [.$O162]; [.$O162]; IF(MIN([.$O162];[.$T162];[.$Y162]) = [.$T162]; [.$T162]; IF(ISNUMBER([.$Y162]); [.$Y162]; &quot;NO PRICING&quot;))); &quot;&quot;)">
            <text:p/>
          </table:table-cell>
          <table:table-cell table:style-name="ce55"/>
          <table:table-cell table:style-name="ce7" table:formula="of:=[.H162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3])">
            <text:p/>
          </table:table-cell>
          <table:table-cell table:style-name="ce7" table:formula="of:=T([source.C163])">
            <text:p/>
          </table:table-cell>
          <table:table-cell table:style-name="ce7" table:formula="of:=T([source.D163])">
            <text:p/>
          </table:table-cell>
          <table:table-cell table:style-name="ce16" table:formula="of:=T([source.E163])">
            <text:p/>
          </table:table-cell>
          <table:table-cell table:style-name="ce7" table:formula="of:=[source.A163]" office:value-type="float" office:value="0">
            <text:p>0</text:p>
          </table:table-cell>
          <table:table-cell table:style-name="ce7" table:formula="of:=ROUND([.E163]* (1 + extra))" office:value-type="float" office:value="0">
            <text:p>0</text:p>
          </table:table-cell>
          <table:table-cell table:style-name="ce7" table:formula="of:=MAX([.F163];[.E163]+1)" office:value-type="float" office:value="1">
            <text:p>1</text:p>
          </table:table-cell>
          <table:table-cell table:style-name="ce18"/>
          <table:table-cell table:style-name="ce7" table:formula="of:=[.G163]-[.H163]" office:value-type="float" office:value="1">
            <text:p>1</text:p>
          </table:table-cell>
          <table:table-cell table:style-name="ce7"/>
          <table:table-cell table:style-name="ce24" table:formula="of:=[source.F163]" office:value-type="float" office:value="0">
            <text:p/>
          </table:table-cell>
          <table:table-cell table:style-name="ce30" table:formula="of:=[source.G163]" office:value-type="float" office:value="0">
            <text:p>0.000</text:p>
          </table:table-cell>
          <table:table-cell table:style-name="ce7" table:formula="of:=[source.H163]" office:value-type="float" office:value="0">
            <text:p>0</text:p>
          </table:table-cell>
          <table:table-cell table:style-name="ce7" table:formula="of:=CEILING([.$H163];[.M163])" office:value-type="float" office:value="0">
            <text:p>0</text:p>
          </table:table-cell>
          <table:table-cell table:style-name="ce36" table:formula="of:=IF([.N163]*[.L163] &gt; 0; [.N163]*[.L163]; &quot;&quot;)">
            <text:p/>
          </table:table-cell>
          <table:table-cell table:style-name="ce24" table:formula="of:=[source.I163]" office:value-type="float" office:value="0">
            <text:p/>
          </table:table-cell>
          <table:table-cell table:style-name="ce30" table:formula="of:=[source.J163]" office:value-type="float" office:value="0">
            <text:p>0.000</text:p>
          </table:table-cell>
          <table:table-cell table:style-name="ce7" table:formula="of:=[source.K163]" office:value-type="float" office:value="0">
            <text:p>0</text:p>
          </table:table-cell>
          <table:table-cell table:style-name="ce7" table:formula="of:=CEILING([.$H163];[.R163])" office:value-type="float" office:value="0">
            <text:p>0</text:p>
          </table:table-cell>
          <table:table-cell table:style-name="ce36" table:formula="of:=IF([.S163]*[.Q163] &gt; 0; [.S163]*[.Q163]; &quot;&quot;)">
            <text:p/>
          </table:table-cell>
          <table:table-cell table:style-name="ce24" table:formula="of:=[source.L16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3]" office:value-type="float" office:value="0">
            <text:p>0</text:p>
          </table:table-cell>
          <table:table-cell table:style-name="ce7" table:formula="of:=CEILING([.$H163];[.W163])" office:value-type="float" office:value="0">
            <text:p>0</text:p>
          </table:table-cell>
          <table:table-cell table:style-name="ce36" table:formula="of:=IF([.X163]*[.V163] &gt; 0; [.X163]*[.V163]; &quot;&quot;)">
            <text:p/>
          </table:table-cell>
          <table:table-cell table:style-name="ce40" table:formula="of:=IF([.$A163] &lt;&gt; &quot;&quot;; IF(MIN([.$O163];[.$T163];[.$Y163]) = [.$O163]; [.$K$1]; IF(MIN([.$O163];[.$T163];[.$Y163]) = [.$T163]; [.$P$1]; IF(ISNUMBER([.$Y163]); [.$U$1]; &quot;NO PRICING&quot;))); &quot;&quot;)">
            <text:p/>
          </table:table-cell>
          <table:table-cell table:style-name="ce45" table:formula="of:=IF([.$A163] &lt;&gt; &quot;&quot;; IF(MIN([.$O163];[.$T163];[.$Y163]) = [.$O163]; [.$K163]; IF(MIN([.$O163];[.$T163];[.$Y163]) = [.$T163]; [.$P163]; IF(ISNUMBER([.$Y163]); [.$U163]; &quot;NO PRICING&quot;))); &quot;&quot;)">
            <text:p/>
          </table:table-cell>
          <table:table-cell table:style-name="ce48" table:formula="of:=IF([.$A163] &lt;&gt; &quot;&quot;; IF(MIN([.$O163];[.$T163];[.$Y163]) = [.$O163]; [.$N163]; IF(MIN([.$O163];[.$T163];[.$Y163]) = [.$T163]; [.$S163]; IF(ISNUMBER([.$Y163]); [.$X163]; &quot;NO PRICING&quot;))); &quot;&quot;)">
            <text:p/>
          </table:table-cell>
          <table:table-cell table:style-name="ce51" table:formula="of:=IF([.$A163] &lt;&gt; &quot;&quot;; IF(MIN([.$O163];[.$T163];[.$Y163]) = [.$O163]; [.$O163]; IF(MIN([.$O163];[.$T163];[.$Y163]) = [.$T163]; [.$T163]; IF(ISNUMBER([.$Y163]); [.$Y163]; &quot;NO PRICING&quot;))); &quot;&quot;)">
            <text:p/>
          </table:table-cell>
          <table:table-cell table:style-name="ce55"/>
          <table:table-cell table:style-name="ce7" table:formula="of:=[.H163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4])">
            <text:p/>
          </table:table-cell>
          <table:table-cell table:style-name="ce7" table:formula="of:=T([source.C164])">
            <text:p/>
          </table:table-cell>
          <table:table-cell table:style-name="ce7" table:formula="of:=T([source.D164])">
            <text:p/>
          </table:table-cell>
          <table:table-cell table:style-name="ce16" table:formula="of:=T([source.E164])">
            <text:p/>
          </table:table-cell>
          <table:table-cell table:style-name="ce7" table:formula="of:=[source.A164]" office:value-type="float" office:value="0">
            <text:p>0</text:p>
          </table:table-cell>
          <table:table-cell table:style-name="ce7" table:formula="of:=ROUND([.E164]* (1 + extra))" office:value-type="float" office:value="0">
            <text:p>0</text:p>
          </table:table-cell>
          <table:table-cell table:style-name="ce7" table:formula="of:=MAX([.F164];[.E164]+1)" office:value-type="float" office:value="1">
            <text:p>1</text:p>
          </table:table-cell>
          <table:table-cell table:style-name="ce18"/>
          <table:table-cell table:style-name="ce7" table:formula="of:=[.G164]-[.H164]" office:value-type="float" office:value="1">
            <text:p>1</text:p>
          </table:table-cell>
          <table:table-cell table:style-name="ce7"/>
          <table:table-cell table:style-name="ce24" table:formula="of:=[source.F164]" office:value-type="float" office:value="0">
            <text:p/>
          </table:table-cell>
          <table:table-cell table:style-name="ce30" table:formula="of:=[source.G164]" office:value-type="float" office:value="0">
            <text:p>0.000</text:p>
          </table:table-cell>
          <table:table-cell table:style-name="ce7" table:formula="of:=[source.H164]" office:value-type="float" office:value="0">
            <text:p>0</text:p>
          </table:table-cell>
          <table:table-cell table:style-name="ce7" table:formula="of:=CEILING([.$H164];[.M164])" office:value-type="float" office:value="0">
            <text:p>0</text:p>
          </table:table-cell>
          <table:table-cell table:style-name="ce36" table:formula="of:=IF([.N164]*[.L164] &gt; 0; [.N164]*[.L164]; &quot;&quot;)">
            <text:p/>
          </table:table-cell>
          <table:table-cell table:style-name="ce24" table:formula="of:=[source.I164]" office:value-type="float" office:value="0">
            <text:p/>
          </table:table-cell>
          <table:table-cell table:style-name="ce30" table:formula="of:=[source.J164]" office:value-type="float" office:value="0">
            <text:p>0.000</text:p>
          </table:table-cell>
          <table:table-cell table:style-name="ce7" table:formula="of:=[source.K164]" office:value-type="float" office:value="0">
            <text:p>0</text:p>
          </table:table-cell>
          <table:table-cell table:style-name="ce7" table:formula="of:=CEILING([.$H164];[.R164])" office:value-type="float" office:value="0">
            <text:p>0</text:p>
          </table:table-cell>
          <table:table-cell table:style-name="ce36" table:formula="of:=IF([.S164]*[.Q164] &gt; 0; [.S164]*[.Q164]; &quot;&quot;)">
            <text:p/>
          </table:table-cell>
          <table:table-cell table:style-name="ce24" table:formula="of:=[source.L16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4]" office:value-type="float" office:value="0">
            <text:p>0</text:p>
          </table:table-cell>
          <table:table-cell table:style-name="ce7" table:formula="of:=CEILING([.$H164];[.W164])" office:value-type="float" office:value="0">
            <text:p>0</text:p>
          </table:table-cell>
          <table:table-cell table:style-name="ce36" table:formula="of:=IF([.X164]*[.V164] &gt; 0; [.X164]*[.V164]; &quot;&quot;)">
            <text:p/>
          </table:table-cell>
          <table:table-cell table:style-name="ce40" table:formula="of:=IF([.$A164] &lt;&gt; &quot;&quot;; IF(MIN([.$O164];[.$T164];[.$Y164]) = [.$O164]; [.$K$1]; IF(MIN([.$O164];[.$T164];[.$Y164]) = [.$T164]; [.$P$1]; IF(ISNUMBER([.$Y164]); [.$U$1]; &quot;NO PRICING&quot;))); &quot;&quot;)">
            <text:p/>
          </table:table-cell>
          <table:table-cell table:style-name="ce45" table:formula="of:=IF([.$A164] &lt;&gt; &quot;&quot;; IF(MIN([.$O164];[.$T164];[.$Y164]) = [.$O164]; [.$K164]; IF(MIN([.$O164];[.$T164];[.$Y164]) = [.$T164]; [.$P164]; IF(ISNUMBER([.$Y164]); [.$U164]; &quot;NO PRICING&quot;))); &quot;&quot;)">
            <text:p/>
          </table:table-cell>
          <table:table-cell table:style-name="ce48" table:formula="of:=IF([.$A164] &lt;&gt; &quot;&quot;; IF(MIN([.$O164];[.$T164];[.$Y164]) = [.$O164]; [.$N164]; IF(MIN([.$O164];[.$T164];[.$Y164]) = [.$T164]; [.$S164]; IF(ISNUMBER([.$Y164]); [.$X164]; &quot;NO PRICING&quot;))); &quot;&quot;)">
            <text:p/>
          </table:table-cell>
          <table:table-cell table:style-name="ce51" table:formula="of:=IF([.$A164] &lt;&gt; &quot;&quot;; IF(MIN([.$O164];[.$T164];[.$Y164]) = [.$O164]; [.$O164]; IF(MIN([.$O164];[.$T164];[.$Y164]) = [.$T164]; [.$T164]; IF(ISNUMBER([.$Y164]); [.$Y164]; &quot;NO PRICING&quot;))); &quot;&quot;)">
            <text:p/>
          </table:table-cell>
          <table:table-cell table:style-name="ce55"/>
          <table:table-cell table:style-name="ce7" table:formula="of:=[.H16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5])">
            <text:p/>
          </table:table-cell>
          <table:table-cell table:style-name="ce7" table:formula="of:=T([source.C165])">
            <text:p/>
          </table:table-cell>
          <table:table-cell table:style-name="ce7" table:formula="of:=T([source.D165])">
            <text:p/>
          </table:table-cell>
          <table:table-cell table:style-name="ce16" table:formula="of:=T([source.E165])">
            <text:p/>
          </table:table-cell>
          <table:table-cell table:style-name="ce7" table:formula="of:=[source.A165]" office:value-type="float" office:value="0">
            <text:p>0</text:p>
          </table:table-cell>
          <table:table-cell table:style-name="ce7" table:formula="of:=ROUND([.E165]* (1 + extra))" office:value-type="float" office:value="0">
            <text:p>0</text:p>
          </table:table-cell>
          <table:table-cell table:style-name="ce7" table:formula="of:=MAX([.F165];[.E165]+1)" office:value-type="float" office:value="1">
            <text:p>1</text:p>
          </table:table-cell>
          <table:table-cell table:style-name="ce18"/>
          <table:table-cell table:style-name="ce7" table:formula="of:=[.G165]-[.H165]" office:value-type="float" office:value="1">
            <text:p>1</text:p>
          </table:table-cell>
          <table:table-cell table:style-name="ce7"/>
          <table:table-cell table:style-name="ce24" table:formula="of:=[source.F165]" office:value-type="float" office:value="0">
            <text:p/>
          </table:table-cell>
          <table:table-cell table:style-name="ce30" table:formula="of:=[source.G165]" office:value-type="float" office:value="0">
            <text:p>0.000</text:p>
          </table:table-cell>
          <table:table-cell table:style-name="ce7" table:formula="of:=[source.H165]" office:value-type="float" office:value="0">
            <text:p>0</text:p>
          </table:table-cell>
          <table:table-cell table:style-name="ce7" table:formula="of:=CEILING([.$H165];[.M165])" office:value-type="float" office:value="0">
            <text:p>0</text:p>
          </table:table-cell>
          <table:table-cell table:style-name="ce36" table:formula="of:=IF([.N165]*[.L165] &gt; 0; [.N165]*[.L165]; &quot;&quot;)">
            <text:p/>
          </table:table-cell>
          <table:table-cell table:style-name="ce24" table:formula="of:=[source.I165]" office:value-type="float" office:value="0">
            <text:p/>
          </table:table-cell>
          <table:table-cell table:style-name="ce30" table:formula="of:=[source.J165]" office:value-type="float" office:value="0">
            <text:p>0.000</text:p>
          </table:table-cell>
          <table:table-cell table:style-name="ce7" table:formula="of:=[source.K165]" office:value-type="float" office:value="0">
            <text:p>0</text:p>
          </table:table-cell>
          <table:table-cell table:style-name="ce7" table:formula="of:=CEILING([.$H165];[.R165])" office:value-type="float" office:value="0">
            <text:p>0</text:p>
          </table:table-cell>
          <table:table-cell table:style-name="ce36" table:formula="of:=IF([.S165]*[.Q165] &gt; 0; [.S165]*[.Q165]; &quot;&quot;)">
            <text:p/>
          </table:table-cell>
          <table:table-cell table:style-name="ce24" table:formula="of:=[source.L16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5]" office:value-type="float" office:value="0">
            <text:p>0</text:p>
          </table:table-cell>
          <table:table-cell table:style-name="ce7" table:formula="of:=CEILING([.$H165];[.W165])" office:value-type="float" office:value="0">
            <text:p>0</text:p>
          </table:table-cell>
          <table:table-cell table:style-name="ce36" table:formula="of:=IF([.X165]*[.V165] &gt; 0; [.X165]*[.V165]; &quot;&quot;)">
            <text:p/>
          </table:table-cell>
          <table:table-cell table:style-name="ce40" table:formula="of:=IF([.$A165] &lt;&gt; &quot;&quot;; IF(MIN([.$O165];[.$T165];[.$Y165]) = [.$O165]; [.$K$1]; IF(MIN([.$O165];[.$T165];[.$Y165]) = [.$T165]; [.$P$1]; IF(ISNUMBER([.$Y165]); [.$U$1]; &quot;NO PRICING&quot;))); &quot;&quot;)">
            <text:p/>
          </table:table-cell>
          <table:table-cell table:style-name="ce45" table:formula="of:=IF([.$A165] &lt;&gt; &quot;&quot;; IF(MIN([.$O165];[.$T165];[.$Y165]) = [.$O165]; [.$K165]; IF(MIN([.$O165];[.$T165];[.$Y165]) = [.$T165]; [.$P165]; IF(ISNUMBER([.$Y165]); [.$U165]; &quot;NO PRICING&quot;))); &quot;&quot;)">
            <text:p/>
          </table:table-cell>
          <table:table-cell table:style-name="ce48" table:formula="of:=IF([.$A165] &lt;&gt; &quot;&quot;; IF(MIN([.$O165];[.$T165];[.$Y165]) = [.$O165]; [.$N165]; IF(MIN([.$O165];[.$T165];[.$Y165]) = [.$T165]; [.$S165]; IF(ISNUMBER([.$Y165]); [.$X165]; &quot;NO PRICING&quot;))); &quot;&quot;)">
            <text:p/>
          </table:table-cell>
          <table:table-cell table:style-name="ce51" table:formula="of:=IF([.$A165] &lt;&gt; &quot;&quot;; IF(MIN([.$O165];[.$T165];[.$Y165]) = [.$O165]; [.$O165]; IF(MIN([.$O165];[.$T165];[.$Y165]) = [.$T165]; [.$T165]; IF(ISNUMBER([.$Y165]); [.$Y165]; &quot;NO PRICING&quot;))); &quot;&quot;)">
            <text:p/>
          </table:table-cell>
          <table:table-cell table:style-name="ce55"/>
          <table:table-cell table:style-name="ce7" table:formula="of:=[.H165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6])">
            <text:p/>
          </table:table-cell>
          <table:table-cell table:style-name="ce7" table:formula="of:=T([source.C166])">
            <text:p/>
          </table:table-cell>
          <table:table-cell table:style-name="ce7" table:formula="of:=T([source.D166])">
            <text:p/>
          </table:table-cell>
          <table:table-cell table:style-name="ce16" table:formula="of:=T([source.E166])">
            <text:p/>
          </table:table-cell>
          <table:table-cell table:style-name="ce7" table:formula="of:=[source.A166]" office:value-type="float" office:value="0">
            <text:p>0</text:p>
          </table:table-cell>
          <table:table-cell table:style-name="ce7" table:formula="of:=ROUND([.E166]* (1 + extra))" office:value-type="float" office:value="0">
            <text:p>0</text:p>
          </table:table-cell>
          <table:table-cell table:style-name="ce7" table:formula="of:=MAX([.F166];[.E166]+1)" office:value-type="float" office:value="1">
            <text:p>1</text:p>
          </table:table-cell>
          <table:table-cell table:style-name="ce18"/>
          <table:table-cell table:style-name="ce7" table:formula="of:=[.G166]-[.H166]" office:value-type="float" office:value="1">
            <text:p>1</text:p>
          </table:table-cell>
          <table:table-cell table:style-name="ce7"/>
          <table:table-cell table:style-name="ce24" table:formula="of:=[source.F166]" office:value-type="float" office:value="0">
            <text:p/>
          </table:table-cell>
          <table:table-cell table:style-name="ce30" table:formula="of:=[source.G166]" office:value-type="float" office:value="0">
            <text:p>0.000</text:p>
          </table:table-cell>
          <table:table-cell table:style-name="ce7" table:formula="of:=[source.H166]" office:value-type="float" office:value="0">
            <text:p>0</text:p>
          </table:table-cell>
          <table:table-cell table:style-name="ce7" table:formula="of:=CEILING([.$H166];[.M166])" office:value-type="float" office:value="0">
            <text:p>0</text:p>
          </table:table-cell>
          <table:table-cell table:style-name="ce36" table:formula="of:=IF([.N166]*[.L166] &gt; 0; [.N166]*[.L166]; &quot;&quot;)">
            <text:p/>
          </table:table-cell>
          <table:table-cell table:style-name="ce24" table:formula="of:=[source.I166]" office:value-type="float" office:value="0">
            <text:p/>
          </table:table-cell>
          <table:table-cell table:style-name="ce30" table:formula="of:=[source.J166]" office:value-type="float" office:value="0">
            <text:p>0.000</text:p>
          </table:table-cell>
          <table:table-cell table:style-name="ce7" table:formula="of:=[source.K166]" office:value-type="float" office:value="0">
            <text:p>0</text:p>
          </table:table-cell>
          <table:table-cell table:style-name="ce7" table:formula="of:=CEILING([.$H166];[.R166])" office:value-type="float" office:value="0">
            <text:p>0</text:p>
          </table:table-cell>
          <table:table-cell table:style-name="ce36" table:formula="of:=IF([.S166]*[.Q166] &gt; 0; [.S166]*[.Q166]; &quot;&quot;)">
            <text:p/>
          </table:table-cell>
          <table:table-cell table:style-name="ce24" table:formula="of:=[source.L16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6]" office:value-type="float" office:value="0">
            <text:p>0</text:p>
          </table:table-cell>
          <table:table-cell table:style-name="ce7" table:formula="of:=CEILING([.$H166];[.W166])" office:value-type="float" office:value="0">
            <text:p>0</text:p>
          </table:table-cell>
          <table:table-cell table:style-name="ce36" table:formula="of:=IF([.X166]*[.V166] &gt; 0; [.X166]*[.V166]; &quot;&quot;)">
            <text:p/>
          </table:table-cell>
          <table:table-cell table:style-name="ce40" table:formula="of:=IF([.$A166] &lt;&gt; &quot;&quot;; IF(MIN([.$O166];[.$T166];[.$Y166]) = [.$O166]; [.$K$1]; IF(MIN([.$O166];[.$T166];[.$Y166]) = [.$T166]; [.$P$1]; IF(ISNUMBER([.$Y166]); [.$U$1]; &quot;NO PRICING&quot;))); &quot;&quot;)">
            <text:p/>
          </table:table-cell>
          <table:table-cell table:style-name="ce45" table:formula="of:=IF([.$A166] &lt;&gt; &quot;&quot;; IF(MIN([.$O166];[.$T166];[.$Y166]) = [.$O166]; [.$K166]; IF(MIN([.$O166];[.$T166];[.$Y166]) = [.$T166]; [.$P166]; IF(ISNUMBER([.$Y166]); [.$U166]; &quot;NO PRICING&quot;))); &quot;&quot;)">
            <text:p/>
          </table:table-cell>
          <table:table-cell table:style-name="ce48" table:formula="of:=IF([.$A166] &lt;&gt; &quot;&quot;; IF(MIN([.$O166];[.$T166];[.$Y166]) = [.$O166]; [.$N166]; IF(MIN([.$O166];[.$T166];[.$Y166]) = [.$T166]; [.$S166]; IF(ISNUMBER([.$Y166]); [.$X166]; &quot;NO PRICING&quot;))); &quot;&quot;)">
            <text:p/>
          </table:table-cell>
          <table:table-cell table:style-name="ce51" table:formula="of:=IF([.$A166] &lt;&gt; &quot;&quot;; IF(MIN([.$O166];[.$T166];[.$Y166]) = [.$O166]; [.$O166]; IF(MIN([.$O166];[.$T166];[.$Y166]) = [.$T166]; [.$T166]; IF(ISNUMBER([.$Y166]); [.$Y166]; &quot;NO PRICING&quot;))); &quot;&quot;)">
            <text:p/>
          </table:table-cell>
          <table:table-cell table:style-name="ce55"/>
          <table:table-cell table:style-name="ce7" table:formula="of:=[.H166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7])">
            <text:p/>
          </table:table-cell>
          <table:table-cell table:style-name="ce7" table:formula="of:=T([source.C167])">
            <text:p/>
          </table:table-cell>
          <table:table-cell table:style-name="ce7" table:formula="of:=T([source.D167])">
            <text:p/>
          </table:table-cell>
          <table:table-cell table:style-name="ce16" table:formula="of:=T([source.E167])">
            <text:p/>
          </table:table-cell>
          <table:table-cell table:style-name="ce7" table:formula="of:=[source.A167]" office:value-type="float" office:value="0">
            <text:p>0</text:p>
          </table:table-cell>
          <table:table-cell table:style-name="ce7" table:formula="of:=ROUND([.E167]* (1 + extra))" office:value-type="float" office:value="0">
            <text:p>0</text:p>
          </table:table-cell>
          <table:table-cell table:style-name="ce7" table:formula="of:=MAX([.F167];[.E167]+1)" office:value-type="float" office:value="1">
            <text:p>1</text:p>
          </table:table-cell>
          <table:table-cell table:style-name="ce18"/>
          <table:table-cell table:style-name="ce7" table:formula="of:=[.G167]-[.H167]" office:value-type="float" office:value="1">
            <text:p>1</text:p>
          </table:table-cell>
          <table:table-cell table:style-name="ce7"/>
          <table:table-cell table:style-name="ce24" table:formula="of:=[source.F167]" office:value-type="float" office:value="0">
            <text:p/>
          </table:table-cell>
          <table:table-cell table:style-name="ce30" table:formula="of:=[source.G167]" office:value-type="float" office:value="0">
            <text:p>0.000</text:p>
          </table:table-cell>
          <table:table-cell table:style-name="ce7" table:formula="of:=[source.H167]" office:value-type="float" office:value="0">
            <text:p>0</text:p>
          </table:table-cell>
          <table:table-cell table:style-name="ce7" table:formula="of:=CEILING([.$H167];[.M167])" office:value-type="float" office:value="0">
            <text:p>0</text:p>
          </table:table-cell>
          <table:table-cell table:style-name="ce36" table:formula="of:=IF([.N167]*[.L167] &gt; 0; [.N167]*[.L167]; &quot;&quot;)">
            <text:p/>
          </table:table-cell>
          <table:table-cell table:style-name="ce24" table:formula="of:=[source.I167]" office:value-type="float" office:value="0">
            <text:p/>
          </table:table-cell>
          <table:table-cell table:style-name="ce30" table:formula="of:=[source.J167]" office:value-type="float" office:value="0">
            <text:p>0.000</text:p>
          </table:table-cell>
          <table:table-cell table:style-name="ce7" table:formula="of:=[source.K167]" office:value-type="float" office:value="0">
            <text:p>0</text:p>
          </table:table-cell>
          <table:table-cell table:style-name="ce7" table:formula="of:=CEILING([.$H167];[.R167])" office:value-type="float" office:value="0">
            <text:p>0</text:p>
          </table:table-cell>
          <table:table-cell table:style-name="ce36" table:formula="of:=IF([.S167]*[.Q167] &gt; 0; [.S167]*[.Q167]; &quot;&quot;)">
            <text:p/>
          </table:table-cell>
          <table:table-cell table:style-name="ce24" table:formula="of:=[source.L16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7]" office:value-type="float" office:value="0">
            <text:p>0</text:p>
          </table:table-cell>
          <table:table-cell table:style-name="ce7" table:formula="of:=CEILING([.$H167];[.W167])" office:value-type="float" office:value="0">
            <text:p>0</text:p>
          </table:table-cell>
          <table:table-cell table:style-name="ce36" table:formula="of:=IF([.X167]*[.V167] &gt; 0; [.X167]*[.V167]; &quot;&quot;)">
            <text:p/>
          </table:table-cell>
          <table:table-cell table:style-name="ce40" table:formula="of:=IF([.$A167] &lt;&gt; &quot;&quot;; IF(MIN([.$O167];[.$T167];[.$Y167]) = [.$O167]; [.$K$1]; IF(MIN([.$O167];[.$T167];[.$Y167]) = [.$T167]; [.$P$1]; IF(ISNUMBER([.$Y167]); [.$U$1]; &quot;NO PRICING&quot;))); &quot;&quot;)">
            <text:p/>
          </table:table-cell>
          <table:table-cell table:style-name="ce45" table:formula="of:=IF([.$A167] &lt;&gt; &quot;&quot;; IF(MIN([.$O167];[.$T167];[.$Y167]) = [.$O167]; [.$K167]; IF(MIN([.$O167];[.$T167];[.$Y167]) = [.$T167]; [.$P167]; IF(ISNUMBER([.$Y167]); [.$U167]; &quot;NO PRICING&quot;))); &quot;&quot;)">
            <text:p/>
          </table:table-cell>
          <table:table-cell table:style-name="ce48" table:formula="of:=IF([.$A167] &lt;&gt; &quot;&quot;; IF(MIN([.$O167];[.$T167];[.$Y167]) = [.$O167]; [.$N167]; IF(MIN([.$O167];[.$T167];[.$Y167]) = [.$T167]; [.$S167]; IF(ISNUMBER([.$Y167]); [.$X167]; &quot;NO PRICING&quot;))); &quot;&quot;)">
            <text:p/>
          </table:table-cell>
          <table:table-cell table:style-name="ce51" table:formula="of:=IF([.$A167] &lt;&gt; &quot;&quot;; IF(MIN([.$O167];[.$T167];[.$Y167]) = [.$O167]; [.$O167]; IF(MIN([.$O167];[.$T167];[.$Y167]) = [.$T167]; [.$T167]; IF(ISNUMBER([.$Y167]); [.$Y167]; &quot;NO PRICING&quot;))); &quot;&quot;)">
            <text:p/>
          </table:table-cell>
          <table:table-cell table:style-name="ce55"/>
          <table:table-cell table:style-name="ce7" table:formula="of:=[.H167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8])">
            <text:p/>
          </table:table-cell>
          <table:table-cell table:style-name="ce7" table:formula="of:=T([source.C168])">
            <text:p/>
          </table:table-cell>
          <table:table-cell table:style-name="ce7" table:formula="of:=T([source.D168])">
            <text:p/>
          </table:table-cell>
          <table:table-cell table:style-name="ce16" table:formula="of:=T([source.E168])">
            <text:p/>
          </table:table-cell>
          <table:table-cell table:style-name="ce7" table:formula="of:=[source.A168]" office:value-type="float" office:value="0">
            <text:p>0</text:p>
          </table:table-cell>
          <table:table-cell table:style-name="ce7" table:formula="of:=ROUND([.E168]* (1 + extra))" office:value-type="float" office:value="0">
            <text:p>0</text:p>
          </table:table-cell>
          <table:table-cell table:style-name="ce7" table:formula="of:=MAX([.F168];[.E168]+1)" office:value-type="float" office:value="1">
            <text:p>1</text:p>
          </table:table-cell>
          <table:table-cell table:style-name="ce18"/>
          <table:table-cell table:style-name="ce7" table:formula="of:=[.G168]-[.H168]" office:value-type="float" office:value="1">
            <text:p>1</text:p>
          </table:table-cell>
          <table:table-cell table:style-name="ce7"/>
          <table:table-cell table:style-name="ce24" table:formula="of:=[source.F168]" office:value-type="float" office:value="0">
            <text:p/>
          </table:table-cell>
          <table:table-cell table:style-name="ce30" table:formula="of:=[source.G168]" office:value-type="float" office:value="0">
            <text:p>0.000</text:p>
          </table:table-cell>
          <table:table-cell table:style-name="ce7" table:formula="of:=[source.H168]" office:value-type="float" office:value="0">
            <text:p>0</text:p>
          </table:table-cell>
          <table:table-cell table:style-name="ce7" table:formula="of:=CEILING([.$H168];[.M168])" office:value-type="float" office:value="0">
            <text:p>0</text:p>
          </table:table-cell>
          <table:table-cell table:style-name="ce36" table:formula="of:=IF([.N168]*[.L168] &gt; 0; [.N168]*[.L168]; &quot;&quot;)">
            <text:p/>
          </table:table-cell>
          <table:table-cell table:style-name="ce24" table:formula="of:=[source.I168]" office:value-type="float" office:value="0">
            <text:p/>
          </table:table-cell>
          <table:table-cell table:style-name="ce30" table:formula="of:=[source.J168]" office:value-type="float" office:value="0">
            <text:p>0.000</text:p>
          </table:table-cell>
          <table:table-cell table:style-name="ce7" table:formula="of:=[source.K168]" office:value-type="float" office:value="0">
            <text:p>0</text:p>
          </table:table-cell>
          <table:table-cell table:style-name="ce7" table:formula="of:=CEILING([.$H168];[.R168])" office:value-type="float" office:value="0">
            <text:p>0</text:p>
          </table:table-cell>
          <table:table-cell table:style-name="ce36" table:formula="of:=IF([.S168]*[.Q168] &gt; 0; [.S168]*[.Q168]; &quot;&quot;)">
            <text:p/>
          </table:table-cell>
          <table:table-cell table:style-name="ce24" table:formula="of:=[source.L16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8]" office:value-type="float" office:value="0">
            <text:p>0</text:p>
          </table:table-cell>
          <table:table-cell table:style-name="ce7" table:formula="of:=CEILING([.$H168];[.W168])" office:value-type="float" office:value="0">
            <text:p>0</text:p>
          </table:table-cell>
          <table:table-cell table:style-name="ce36" table:formula="of:=IF([.X168]*[.V168] &gt; 0; [.X168]*[.V168]; &quot;&quot;)">
            <text:p/>
          </table:table-cell>
          <table:table-cell table:style-name="ce40" table:formula="of:=IF([.$A168] &lt;&gt; &quot;&quot;; IF(MIN([.$O168];[.$T168];[.$Y168]) = [.$O168]; [.$K$1]; IF(MIN([.$O168];[.$T168];[.$Y168]) = [.$T168]; [.$P$1]; IF(ISNUMBER([.$Y168]); [.$U$1]; &quot;NO PRICING&quot;))); &quot;&quot;)">
            <text:p/>
          </table:table-cell>
          <table:table-cell table:style-name="ce45" table:formula="of:=IF([.$A168] &lt;&gt; &quot;&quot;; IF(MIN([.$O168];[.$T168];[.$Y168]) = [.$O168]; [.$K168]; IF(MIN([.$O168];[.$T168];[.$Y168]) = [.$T168]; [.$P168]; IF(ISNUMBER([.$Y168]); [.$U168]; &quot;NO PRICING&quot;))); &quot;&quot;)">
            <text:p/>
          </table:table-cell>
          <table:table-cell table:style-name="ce48" table:formula="of:=IF([.$A168] &lt;&gt; &quot;&quot;; IF(MIN([.$O168];[.$T168];[.$Y168]) = [.$O168]; [.$N168]; IF(MIN([.$O168];[.$T168];[.$Y168]) = [.$T168]; [.$S168]; IF(ISNUMBER([.$Y168]); [.$X168]; &quot;NO PRICING&quot;))); &quot;&quot;)">
            <text:p/>
          </table:table-cell>
          <table:table-cell table:style-name="ce51" table:formula="of:=IF([.$A168] &lt;&gt; &quot;&quot;; IF(MIN([.$O168];[.$T168];[.$Y168]) = [.$O168]; [.$O168]; IF(MIN([.$O168];[.$T168];[.$Y168]) = [.$T168]; [.$T168]; IF(ISNUMBER([.$Y168]); [.$Y168]; &quot;NO PRICING&quot;))); &quot;&quot;)">
            <text:p/>
          </table:table-cell>
          <table:table-cell table:style-name="ce55"/>
          <table:table-cell table:style-name="ce7" table:formula="of:=[.H168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69])">
            <text:p/>
          </table:table-cell>
          <table:table-cell table:style-name="ce7" table:formula="of:=T([source.C169])">
            <text:p/>
          </table:table-cell>
          <table:table-cell table:style-name="ce7" table:formula="of:=T([source.D169])">
            <text:p/>
          </table:table-cell>
          <table:table-cell table:style-name="ce16" table:formula="of:=T([source.E169])">
            <text:p/>
          </table:table-cell>
          <table:table-cell table:style-name="ce7" table:formula="of:=[source.A169]" office:value-type="float" office:value="0">
            <text:p>0</text:p>
          </table:table-cell>
          <table:table-cell table:style-name="ce7" table:formula="of:=ROUND([.E169]* (1 + extra))" office:value-type="float" office:value="0">
            <text:p>0</text:p>
          </table:table-cell>
          <table:table-cell table:style-name="ce7" table:formula="of:=MAX([.F169];[.E169]+1)" office:value-type="float" office:value="1">
            <text:p>1</text:p>
          </table:table-cell>
          <table:table-cell table:style-name="ce18"/>
          <table:table-cell table:style-name="ce7" table:formula="of:=[.G169]-[.H169]" office:value-type="float" office:value="1">
            <text:p>1</text:p>
          </table:table-cell>
          <table:table-cell table:style-name="ce7"/>
          <table:table-cell table:style-name="ce24" table:formula="of:=[source.F169]" office:value-type="float" office:value="0">
            <text:p/>
          </table:table-cell>
          <table:table-cell table:style-name="ce30" table:formula="of:=[source.G169]" office:value-type="float" office:value="0">
            <text:p>0.000</text:p>
          </table:table-cell>
          <table:table-cell table:style-name="ce7" table:formula="of:=[source.H169]" office:value-type="float" office:value="0">
            <text:p>0</text:p>
          </table:table-cell>
          <table:table-cell table:style-name="ce7" table:formula="of:=CEILING([.$H169];[.M169])" office:value-type="float" office:value="0">
            <text:p>0</text:p>
          </table:table-cell>
          <table:table-cell table:style-name="ce36" table:formula="of:=IF([.N169]*[.L169] &gt; 0; [.N169]*[.L169]; &quot;&quot;)">
            <text:p/>
          </table:table-cell>
          <table:table-cell table:style-name="ce24" table:formula="of:=[source.I169]" office:value-type="float" office:value="0">
            <text:p/>
          </table:table-cell>
          <table:table-cell table:style-name="ce30" table:formula="of:=[source.J169]" office:value-type="float" office:value="0">
            <text:p>0.000</text:p>
          </table:table-cell>
          <table:table-cell table:style-name="ce7" table:formula="of:=[source.K169]" office:value-type="float" office:value="0">
            <text:p>0</text:p>
          </table:table-cell>
          <table:table-cell table:style-name="ce7" table:formula="of:=CEILING([.$H169];[.R169])" office:value-type="float" office:value="0">
            <text:p>0</text:p>
          </table:table-cell>
          <table:table-cell table:style-name="ce36" table:formula="of:=IF([.S169]*[.Q169] &gt; 0; [.S169]*[.Q169]; &quot;&quot;)">
            <text:p/>
          </table:table-cell>
          <table:table-cell table:style-name="ce24" table:formula="of:=[source.L16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69]" office:value-type="float" office:value="0">
            <text:p>0</text:p>
          </table:table-cell>
          <table:table-cell table:style-name="ce7" table:formula="of:=CEILING([.$H169];[.W169])" office:value-type="float" office:value="0">
            <text:p>0</text:p>
          </table:table-cell>
          <table:table-cell table:style-name="ce36" table:formula="of:=IF([.X169]*[.V169] &gt; 0; [.X169]*[.V169]; &quot;&quot;)">
            <text:p/>
          </table:table-cell>
          <table:table-cell table:style-name="ce40" table:formula="of:=IF([.$A169] &lt;&gt; &quot;&quot;; IF(MIN([.$O169];[.$T169];[.$Y169]) = [.$O169]; [.$K$1]; IF(MIN([.$O169];[.$T169];[.$Y169]) = [.$T169]; [.$P$1]; IF(ISNUMBER([.$Y169]); [.$U$1]; &quot;NO PRICING&quot;))); &quot;&quot;)">
            <text:p/>
          </table:table-cell>
          <table:table-cell table:style-name="ce45" table:formula="of:=IF([.$A169] &lt;&gt; &quot;&quot;; IF(MIN([.$O169];[.$T169];[.$Y169]) = [.$O169]; [.$K169]; IF(MIN([.$O169];[.$T169];[.$Y169]) = [.$T169]; [.$P169]; IF(ISNUMBER([.$Y169]); [.$U169]; &quot;NO PRICING&quot;))); &quot;&quot;)">
            <text:p/>
          </table:table-cell>
          <table:table-cell table:style-name="ce48" table:formula="of:=IF([.$A169] &lt;&gt; &quot;&quot;; IF(MIN([.$O169];[.$T169];[.$Y169]) = [.$O169]; [.$N169]; IF(MIN([.$O169];[.$T169];[.$Y169]) = [.$T169]; [.$S169]; IF(ISNUMBER([.$Y169]); [.$X169]; &quot;NO PRICING&quot;))); &quot;&quot;)">
            <text:p/>
          </table:table-cell>
          <table:table-cell table:style-name="ce51" table:formula="of:=IF([.$A169] &lt;&gt; &quot;&quot;; IF(MIN([.$O169];[.$T169];[.$Y169]) = [.$O169]; [.$O169]; IF(MIN([.$O169];[.$T169];[.$Y169]) = [.$T169]; [.$T169]; IF(ISNUMBER([.$Y169]); [.$Y169]; &quot;NO PRICING&quot;))); &quot;&quot;)">
            <text:p/>
          </table:table-cell>
          <table:table-cell table:style-name="ce55"/>
          <table:table-cell table:style-name="ce7" table:formula="of:=[.H169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0])">
            <text:p/>
          </table:table-cell>
          <table:table-cell table:style-name="ce7" table:formula="of:=T([source.C170])">
            <text:p/>
          </table:table-cell>
          <table:table-cell table:style-name="ce7" table:formula="of:=T([source.D170])">
            <text:p/>
          </table:table-cell>
          <table:table-cell table:style-name="ce16" table:formula="of:=T([source.E170])">
            <text:p/>
          </table:table-cell>
          <table:table-cell table:style-name="ce7" table:formula="of:=[source.A170]" office:value-type="float" office:value="0">
            <text:p>0</text:p>
          </table:table-cell>
          <table:table-cell table:style-name="ce7" table:formula="of:=ROUND([.E170]* (1 + extra))" office:value-type="float" office:value="0">
            <text:p>0</text:p>
          </table:table-cell>
          <table:table-cell table:style-name="ce7" table:formula="of:=MAX([.F170];[.E170]+1)" office:value-type="float" office:value="1">
            <text:p>1</text:p>
          </table:table-cell>
          <table:table-cell table:style-name="ce18"/>
          <table:table-cell table:style-name="ce7" table:formula="of:=[.G170]-[.H170]" office:value-type="float" office:value="1">
            <text:p>1</text:p>
          </table:table-cell>
          <table:table-cell table:style-name="ce7"/>
          <table:table-cell table:style-name="ce24" table:formula="of:=[source.F170]" office:value-type="float" office:value="0">
            <text:p/>
          </table:table-cell>
          <table:table-cell table:style-name="ce30" table:formula="of:=[source.G170]" office:value-type="float" office:value="0">
            <text:p>0.000</text:p>
          </table:table-cell>
          <table:table-cell table:style-name="ce7" table:formula="of:=[source.H170]" office:value-type="float" office:value="0">
            <text:p>0</text:p>
          </table:table-cell>
          <table:table-cell table:style-name="ce7" table:formula="of:=CEILING([.$H170];[.M170])" office:value-type="float" office:value="0">
            <text:p>0</text:p>
          </table:table-cell>
          <table:table-cell table:style-name="ce36" table:formula="of:=IF([.N170]*[.L170] &gt; 0; [.N170]*[.L170]; &quot;&quot;)">
            <text:p/>
          </table:table-cell>
          <table:table-cell table:style-name="ce24" table:formula="of:=[source.I170]" office:value-type="float" office:value="0">
            <text:p/>
          </table:table-cell>
          <table:table-cell table:style-name="ce30" table:formula="of:=[source.J170]" office:value-type="float" office:value="0">
            <text:p>0.000</text:p>
          </table:table-cell>
          <table:table-cell table:style-name="ce7" table:formula="of:=[source.K170]" office:value-type="float" office:value="0">
            <text:p>0</text:p>
          </table:table-cell>
          <table:table-cell table:style-name="ce7" table:formula="of:=CEILING([.$H170];[.R170])" office:value-type="float" office:value="0">
            <text:p>0</text:p>
          </table:table-cell>
          <table:table-cell table:style-name="ce36" table:formula="of:=IF([.S170]*[.Q170] &gt; 0; [.S170]*[.Q170]; &quot;&quot;)">
            <text:p/>
          </table:table-cell>
          <table:table-cell table:style-name="ce24" table:formula="of:=[source.L17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0]" office:value-type="float" office:value="0">
            <text:p>0</text:p>
          </table:table-cell>
          <table:table-cell table:style-name="ce7" table:formula="of:=CEILING([.$H170];[.W170])" office:value-type="float" office:value="0">
            <text:p>0</text:p>
          </table:table-cell>
          <table:table-cell table:style-name="ce36" table:formula="of:=IF([.X170]*[.V170] &gt; 0; [.X170]*[.V170]; &quot;&quot;)">
            <text:p/>
          </table:table-cell>
          <table:table-cell table:style-name="ce40" table:formula="of:=IF([.$A170] &lt;&gt; &quot;&quot;; IF(MIN([.$O170];[.$T170];[.$Y170]) = [.$O170]; [.$K$1]; IF(MIN([.$O170];[.$T170];[.$Y170]) = [.$T170]; [.$P$1]; IF(ISNUMBER([.$Y170]); [.$U$1]; &quot;NO PRICING&quot;))); &quot;&quot;)">
            <text:p/>
          </table:table-cell>
          <table:table-cell table:style-name="ce45" table:formula="of:=IF([.$A170] &lt;&gt; &quot;&quot;; IF(MIN([.$O170];[.$T170];[.$Y170]) = [.$O170]; [.$K170]; IF(MIN([.$O170];[.$T170];[.$Y170]) = [.$T170]; [.$P170]; IF(ISNUMBER([.$Y170]); [.$U170]; &quot;NO PRICING&quot;))); &quot;&quot;)">
            <text:p/>
          </table:table-cell>
          <table:table-cell table:style-name="ce48" table:formula="of:=IF([.$A170] &lt;&gt; &quot;&quot;; IF(MIN([.$O170];[.$T170];[.$Y170]) = [.$O170]; [.$N170]; IF(MIN([.$O170];[.$T170];[.$Y170]) = [.$T170]; [.$S170]; IF(ISNUMBER([.$Y170]); [.$X170]; &quot;NO PRICING&quot;))); &quot;&quot;)">
            <text:p/>
          </table:table-cell>
          <table:table-cell table:style-name="ce51" table:formula="of:=IF([.$A170] &lt;&gt; &quot;&quot;; IF(MIN([.$O170];[.$T170];[.$Y170]) = [.$O170]; [.$O170]; IF(MIN([.$O170];[.$T170];[.$Y170]) = [.$T170]; [.$T170]; IF(ISNUMBER([.$Y170]); [.$Y170]; &quot;NO PRICING&quot;))); &quot;&quot;)">
            <text:p/>
          </table:table-cell>
          <table:table-cell table:style-name="ce55"/>
          <table:table-cell table:style-name="ce7" table:formula="of:=[.H170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1])">
            <text:p/>
          </table:table-cell>
          <table:table-cell table:style-name="ce7" table:formula="of:=T([source.C171])">
            <text:p/>
          </table:table-cell>
          <table:table-cell table:style-name="ce7" table:formula="of:=T([source.D171])">
            <text:p/>
          </table:table-cell>
          <table:table-cell table:style-name="ce16" table:formula="of:=T([source.E171])">
            <text:p/>
          </table:table-cell>
          <table:table-cell table:style-name="ce7" table:formula="of:=[source.A171]" office:value-type="float" office:value="0">
            <text:p>0</text:p>
          </table:table-cell>
          <table:table-cell table:style-name="ce7" table:formula="of:=ROUND([.E171]* (1 + extra))" office:value-type="float" office:value="0">
            <text:p>0</text:p>
          </table:table-cell>
          <table:table-cell table:style-name="ce7" table:formula="of:=MAX([.F171];[.E171]+1)" office:value-type="float" office:value="1">
            <text:p>1</text:p>
          </table:table-cell>
          <table:table-cell table:style-name="ce18"/>
          <table:table-cell table:style-name="ce7" table:formula="of:=[.G171]-[.H171]" office:value-type="float" office:value="1">
            <text:p>1</text:p>
          </table:table-cell>
          <table:table-cell table:style-name="ce7"/>
          <table:table-cell table:style-name="ce24" table:formula="of:=[source.F171]" office:value-type="float" office:value="0">
            <text:p/>
          </table:table-cell>
          <table:table-cell table:style-name="ce30" table:formula="of:=[source.G171]" office:value-type="float" office:value="0">
            <text:p>0.000</text:p>
          </table:table-cell>
          <table:table-cell table:style-name="ce7" table:formula="of:=[source.H171]" office:value-type="float" office:value="0">
            <text:p>0</text:p>
          </table:table-cell>
          <table:table-cell table:style-name="ce7" table:formula="of:=CEILING([.$H171];[.M171])" office:value-type="float" office:value="0">
            <text:p>0</text:p>
          </table:table-cell>
          <table:table-cell table:style-name="ce36" table:formula="of:=IF([.N171]*[.L171] &gt; 0; [.N171]*[.L171]; &quot;&quot;)">
            <text:p/>
          </table:table-cell>
          <table:table-cell table:style-name="ce24" table:formula="of:=[source.I171]" office:value-type="float" office:value="0">
            <text:p/>
          </table:table-cell>
          <table:table-cell table:style-name="ce30" table:formula="of:=[source.J171]" office:value-type="float" office:value="0">
            <text:p>0.000</text:p>
          </table:table-cell>
          <table:table-cell table:style-name="ce7" table:formula="of:=[source.K171]" office:value-type="float" office:value="0">
            <text:p>0</text:p>
          </table:table-cell>
          <table:table-cell table:style-name="ce7" table:formula="of:=CEILING([.$H171];[.R171])" office:value-type="float" office:value="0">
            <text:p>0</text:p>
          </table:table-cell>
          <table:table-cell table:style-name="ce36" table:formula="of:=IF([.S171]*[.Q171] &gt; 0; [.S171]*[.Q171]; &quot;&quot;)">
            <text:p/>
          </table:table-cell>
          <table:table-cell table:style-name="ce24" table:formula="of:=[source.L17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1]" office:value-type="float" office:value="0">
            <text:p>0</text:p>
          </table:table-cell>
          <table:table-cell table:style-name="ce7" table:formula="of:=CEILING([.$H171];[.W171])" office:value-type="float" office:value="0">
            <text:p>0</text:p>
          </table:table-cell>
          <table:table-cell table:style-name="ce36" table:formula="of:=IF([.X171]*[.V171] &gt; 0; [.X171]*[.V171]; &quot;&quot;)">
            <text:p/>
          </table:table-cell>
          <table:table-cell table:style-name="ce40" table:formula="of:=IF([.$A171] &lt;&gt; &quot;&quot;; IF(MIN([.$O171];[.$T171];[.$Y171]) = [.$O171]; [.$K$1]; IF(MIN([.$O171];[.$T171];[.$Y171]) = [.$T171]; [.$P$1]; IF(ISNUMBER([.$Y171]); [.$U$1]; &quot;NO PRICING&quot;))); &quot;&quot;)">
            <text:p/>
          </table:table-cell>
          <table:table-cell table:style-name="ce45" table:formula="of:=IF([.$A171] &lt;&gt; &quot;&quot;; IF(MIN([.$O171];[.$T171];[.$Y171]) = [.$O171]; [.$K171]; IF(MIN([.$O171];[.$T171];[.$Y171]) = [.$T171]; [.$P171]; IF(ISNUMBER([.$Y171]); [.$U171]; &quot;NO PRICING&quot;))); &quot;&quot;)">
            <text:p/>
          </table:table-cell>
          <table:table-cell table:style-name="ce48" table:formula="of:=IF([.$A171] &lt;&gt; &quot;&quot;; IF(MIN([.$O171];[.$T171];[.$Y171]) = [.$O171]; [.$N171]; IF(MIN([.$O171];[.$T171];[.$Y171]) = [.$T171]; [.$S171]; IF(ISNUMBER([.$Y171]); [.$X171]; &quot;NO PRICING&quot;))); &quot;&quot;)">
            <text:p/>
          </table:table-cell>
          <table:table-cell table:style-name="ce51" table:formula="of:=IF([.$A171] &lt;&gt; &quot;&quot;; IF(MIN([.$O171];[.$T171];[.$Y171]) = [.$O171]; [.$O171]; IF(MIN([.$O171];[.$T171];[.$Y171]) = [.$T171]; [.$T171]; IF(ISNUMBER([.$Y171]); [.$Y171]; &quot;NO PRICING&quot;))); &quot;&quot;)">
            <text:p/>
          </table:table-cell>
          <table:table-cell table:style-name="ce55"/>
          <table:table-cell table:style-name="ce7" table:formula="of:=[.H171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2])">
            <text:p/>
          </table:table-cell>
          <table:table-cell table:style-name="ce7" table:formula="of:=T([source.C172])">
            <text:p/>
          </table:table-cell>
          <table:table-cell table:style-name="ce7" table:formula="of:=T([source.D172])">
            <text:p/>
          </table:table-cell>
          <table:table-cell table:style-name="ce16" table:formula="of:=T([source.E172])">
            <text:p/>
          </table:table-cell>
          <table:table-cell table:style-name="ce7" table:formula="of:=[source.A172]" office:value-type="float" office:value="0">
            <text:p>0</text:p>
          </table:table-cell>
          <table:table-cell table:style-name="ce7" table:formula="of:=ROUND([.E172]* (1 + extra))" office:value-type="float" office:value="0">
            <text:p>0</text:p>
          </table:table-cell>
          <table:table-cell table:style-name="ce7" table:formula="of:=MAX([.F172];[.E172]+1)" office:value-type="float" office:value="1">
            <text:p>1</text:p>
          </table:table-cell>
          <table:table-cell table:style-name="ce18"/>
          <table:table-cell table:style-name="ce7" table:formula="of:=[.G172]-[.H172]" office:value-type="float" office:value="1">
            <text:p>1</text:p>
          </table:table-cell>
          <table:table-cell table:style-name="ce7"/>
          <table:table-cell table:style-name="ce24" table:formula="of:=[source.F172]" office:value-type="float" office:value="0">
            <text:p/>
          </table:table-cell>
          <table:table-cell table:style-name="ce30" table:formula="of:=[source.G172]" office:value-type="float" office:value="0">
            <text:p>0.000</text:p>
          </table:table-cell>
          <table:table-cell table:style-name="ce7" table:formula="of:=[source.H172]" office:value-type="float" office:value="0">
            <text:p>0</text:p>
          </table:table-cell>
          <table:table-cell table:style-name="ce7" table:formula="of:=CEILING([.$H172];[.M172])" office:value-type="float" office:value="0">
            <text:p>0</text:p>
          </table:table-cell>
          <table:table-cell table:style-name="ce36" table:formula="of:=IF([.N172]*[.L172] &gt; 0; [.N172]*[.L172]; &quot;&quot;)">
            <text:p/>
          </table:table-cell>
          <table:table-cell table:style-name="ce24" table:formula="of:=[source.I172]" office:value-type="float" office:value="0">
            <text:p/>
          </table:table-cell>
          <table:table-cell table:style-name="ce30" table:formula="of:=[source.J172]" office:value-type="float" office:value="0">
            <text:p>0.000</text:p>
          </table:table-cell>
          <table:table-cell table:style-name="ce7" table:formula="of:=[source.K172]" office:value-type="float" office:value="0">
            <text:p>0</text:p>
          </table:table-cell>
          <table:table-cell table:style-name="ce7" table:formula="of:=CEILING([.$H172];[.R172])" office:value-type="float" office:value="0">
            <text:p>0</text:p>
          </table:table-cell>
          <table:table-cell table:style-name="ce36" table:formula="of:=IF([.S172]*[.Q172] &gt; 0; [.S172]*[.Q172]; &quot;&quot;)">
            <text:p/>
          </table:table-cell>
          <table:table-cell table:style-name="ce24" table:formula="of:=[source.L17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2]" office:value-type="float" office:value="0">
            <text:p>0</text:p>
          </table:table-cell>
          <table:table-cell table:style-name="ce7" table:formula="of:=CEILING([.$H172];[.W172])" office:value-type="float" office:value="0">
            <text:p>0</text:p>
          </table:table-cell>
          <table:table-cell table:style-name="ce36" table:formula="of:=IF([.X172]*[.V172] &gt; 0; [.X172]*[.V172]; &quot;&quot;)">
            <text:p/>
          </table:table-cell>
          <table:table-cell table:style-name="ce40" table:formula="of:=IF([.$A172] &lt;&gt; &quot;&quot;; IF(MIN([.$O172];[.$T172];[.$Y172]) = [.$O172]; [.$K$1]; IF(MIN([.$O172];[.$T172];[.$Y172]) = [.$T172]; [.$P$1]; IF(ISNUMBER([.$Y172]); [.$U$1]; &quot;NO PRICING&quot;))); &quot;&quot;)">
            <text:p/>
          </table:table-cell>
          <table:table-cell table:style-name="ce45" table:formula="of:=IF([.$A172] &lt;&gt; &quot;&quot;; IF(MIN([.$O172];[.$T172];[.$Y172]) = [.$O172]; [.$K172]; IF(MIN([.$O172];[.$T172];[.$Y172]) = [.$T172]; [.$P172]; IF(ISNUMBER([.$Y172]); [.$U172]; &quot;NO PRICING&quot;))); &quot;&quot;)">
            <text:p/>
          </table:table-cell>
          <table:table-cell table:style-name="ce48" table:formula="of:=IF([.$A172] &lt;&gt; &quot;&quot;; IF(MIN([.$O172];[.$T172];[.$Y172]) = [.$O172]; [.$N172]; IF(MIN([.$O172];[.$T172];[.$Y172]) = [.$T172]; [.$S172]; IF(ISNUMBER([.$Y172]); [.$X172]; &quot;NO PRICING&quot;))); &quot;&quot;)">
            <text:p/>
          </table:table-cell>
          <table:table-cell table:style-name="ce51" table:formula="of:=IF([.$A172] &lt;&gt; &quot;&quot;; IF(MIN([.$O172];[.$T172];[.$Y172]) = [.$O172]; [.$O172]; IF(MIN([.$O172];[.$T172];[.$Y172]) = [.$T172]; [.$T172]; IF(ISNUMBER([.$Y172]); [.$Y172]; &quot;NO PRICING&quot;))); &quot;&quot;)">
            <text:p/>
          </table:table-cell>
          <table:table-cell table:style-name="ce55"/>
          <table:table-cell table:style-name="ce7" table:formula="of:=[.H172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3])">
            <text:p/>
          </table:table-cell>
          <table:table-cell table:style-name="ce7" table:formula="of:=T([source.C173])">
            <text:p/>
          </table:table-cell>
          <table:table-cell table:style-name="ce7" table:formula="of:=T([source.D173])">
            <text:p/>
          </table:table-cell>
          <table:table-cell table:style-name="ce16" table:formula="of:=T([source.E173])">
            <text:p/>
          </table:table-cell>
          <table:table-cell table:style-name="ce7" table:formula="of:=[source.A173]" office:value-type="float" office:value="0">
            <text:p>0</text:p>
          </table:table-cell>
          <table:table-cell table:style-name="ce7" table:formula="of:=ROUND([.E173]* (1 + extra))" office:value-type="float" office:value="0">
            <text:p>0</text:p>
          </table:table-cell>
          <table:table-cell table:style-name="ce7" table:formula="of:=MAX([.F173];[.E173]+1)" office:value-type="float" office:value="1">
            <text:p>1</text:p>
          </table:table-cell>
          <table:table-cell table:style-name="ce18"/>
          <table:table-cell table:style-name="ce7" table:formula="of:=[.G173]-[.H173]" office:value-type="float" office:value="1">
            <text:p>1</text:p>
          </table:table-cell>
          <table:table-cell table:style-name="ce7"/>
          <table:table-cell table:style-name="ce24" table:formula="of:=[source.F173]" office:value-type="float" office:value="0">
            <text:p/>
          </table:table-cell>
          <table:table-cell table:style-name="ce30" table:formula="of:=[source.G173]" office:value-type="float" office:value="0">
            <text:p>0.000</text:p>
          </table:table-cell>
          <table:table-cell table:style-name="ce7" table:formula="of:=[source.H173]" office:value-type="float" office:value="0">
            <text:p>0</text:p>
          </table:table-cell>
          <table:table-cell table:style-name="ce7" table:formula="of:=CEILING([.$H173];[.M173])" office:value-type="float" office:value="0">
            <text:p>0</text:p>
          </table:table-cell>
          <table:table-cell table:style-name="ce36" table:formula="of:=IF([.N173]*[.L173] &gt; 0; [.N173]*[.L173]; &quot;&quot;)">
            <text:p/>
          </table:table-cell>
          <table:table-cell table:style-name="ce24" table:formula="of:=[source.I173]" office:value-type="float" office:value="0">
            <text:p/>
          </table:table-cell>
          <table:table-cell table:style-name="ce30" table:formula="of:=[source.J173]" office:value-type="float" office:value="0">
            <text:p>0.000</text:p>
          </table:table-cell>
          <table:table-cell table:style-name="ce7" table:formula="of:=[source.K173]" office:value-type="float" office:value="0">
            <text:p>0</text:p>
          </table:table-cell>
          <table:table-cell table:style-name="ce7" table:formula="of:=CEILING([.$H173];[.R173])" office:value-type="float" office:value="0">
            <text:p>0</text:p>
          </table:table-cell>
          <table:table-cell table:style-name="ce36" table:formula="of:=IF([.S173]*[.Q173] &gt; 0; [.S173]*[.Q173]; &quot;&quot;)">
            <text:p/>
          </table:table-cell>
          <table:table-cell table:style-name="ce24" table:formula="of:=[source.L17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3]" office:value-type="float" office:value="0">
            <text:p>0</text:p>
          </table:table-cell>
          <table:table-cell table:style-name="ce7" table:formula="of:=CEILING([.$H173];[.W173])" office:value-type="float" office:value="0">
            <text:p>0</text:p>
          </table:table-cell>
          <table:table-cell table:style-name="ce36" table:formula="of:=IF([.X173]*[.V173] &gt; 0; [.X173]*[.V173]; &quot;&quot;)">
            <text:p/>
          </table:table-cell>
          <table:table-cell table:style-name="ce40" table:formula="of:=IF([.$A173] &lt;&gt; &quot;&quot;; IF(MIN([.$O173];[.$T173];[.$Y173]) = [.$O173]; [.$K$1]; IF(MIN([.$O173];[.$T173];[.$Y173]) = [.$T173]; [.$P$1]; IF(ISNUMBER([.$Y173]); [.$U$1]; &quot;NO PRICING&quot;))); &quot;&quot;)">
            <text:p/>
          </table:table-cell>
          <table:table-cell table:style-name="ce45" table:formula="of:=IF([.$A173] &lt;&gt; &quot;&quot;; IF(MIN([.$O173];[.$T173];[.$Y173]) = [.$O173]; [.$K173]; IF(MIN([.$O173];[.$T173];[.$Y173]) = [.$T173]; [.$P173]; IF(ISNUMBER([.$Y173]); [.$U173]; &quot;NO PRICING&quot;))); &quot;&quot;)">
            <text:p/>
          </table:table-cell>
          <table:table-cell table:style-name="ce48" table:formula="of:=IF([.$A173] &lt;&gt; &quot;&quot;; IF(MIN([.$O173];[.$T173];[.$Y173]) = [.$O173]; [.$N173]; IF(MIN([.$O173];[.$T173];[.$Y173]) = [.$T173]; [.$S173]; IF(ISNUMBER([.$Y173]); [.$X173]; &quot;NO PRICING&quot;))); &quot;&quot;)">
            <text:p/>
          </table:table-cell>
          <table:table-cell table:style-name="ce51" table:formula="of:=IF([.$A173] &lt;&gt; &quot;&quot;; IF(MIN([.$O173];[.$T173];[.$Y173]) = [.$O173]; [.$O173]; IF(MIN([.$O173];[.$T173];[.$Y173]) = [.$T173]; [.$T173]; IF(ISNUMBER([.$Y173]); [.$Y173]; &quot;NO PRICING&quot;))); &quot;&quot;)">
            <text:p/>
          </table:table-cell>
          <table:table-cell table:style-name="ce55"/>
          <table:table-cell table:style-name="ce7" table:formula="of:=[.H173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4])">
            <text:p/>
          </table:table-cell>
          <table:table-cell table:style-name="ce7" table:formula="of:=T([source.C174])">
            <text:p/>
          </table:table-cell>
          <table:table-cell table:style-name="ce7" table:formula="of:=T([source.D174])">
            <text:p/>
          </table:table-cell>
          <table:table-cell table:style-name="ce16" table:formula="of:=T([source.E174])">
            <text:p/>
          </table:table-cell>
          <table:table-cell table:style-name="ce7" table:formula="of:=[source.A174]" office:value-type="float" office:value="0">
            <text:p>0</text:p>
          </table:table-cell>
          <table:table-cell table:style-name="ce7" table:formula="of:=ROUND([.E174]* (1 + extra))" office:value-type="float" office:value="0">
            <text:p>0</text:p>
          </table:table-cell>
          <table:table-cell table:style-name="ce7" table:formula="of:=MAX([.F174];[.E174]+1)" office:value-type="float" office:value="1">
            <text:p>1</text:p>
          </table:table-cell>
          <table:table-cell table:style-name="ce18"/>
          <table:table-cell table:style-name="ce7" table:formula="of:=[.G174]-[.H174]" office:value-type="float" office:value="1">
            <text:p>1</text:p>
          </table:table-cell>
          <table:table-cell table:style-name="ce7"/>
          <table:table-cell table:style-name="ce24" table:formula="of:=[source.F174]" office:value-type="float" office:value="0">
            <text:p/>
          </table:table-cell>
          <table:table-cell table:style-name="ce30" table:formula="of:=[source.G174]" office:value-type="float" office:value="0">
            <text:p>0.000</text:p>
          </table:table-cell>
          <table:table-cell table:style-name="ce7" table:formula="of:=[source.H174]" office:value-type="float" office:value="0">
            <text:p>0</text:p>
          </table:table-cell>
          <table:table-cell table:style-name="ce7" table:formula="of:=CEILING([.$H174];[.M174])" office:value-type="float" office:value="0">
            <text:p>0</text:p>
          </table:table-cell>
          <table:table-cell table:style-name="ce36" table:formula="of:=IF([.N174]*[.L174] &gt; 0; [.N174]*[.L174]; &quot;&quot;)">
            <text:p/>
          </table:table-cell>
          <table:table-cell table:style-name="ce24" table:formula="of:=[source.I174]" office:value-type="float" office:value="0">
            <text:p/>
          </table:table-cell>
          <table:table-cell table:style-name="ce30" table:formula="of:=[source.J174]" office:value-type="float" office:value="0">
            <text:p>0.000</text:p>
          </table:table-cell>
          <table:table-cell table:style-name="ce7" table:formula="of:=[source.K174]" office:value-type="float" office:value="0">
            <text:p>0</text:p>
          </table:table-cell>
          <table:table-cell table:style-name="ce7" table:formula="of:=CEILING([.$H174];[.R174])" office:value-type="float" office:value="0">
            <text:p>0</text:p>
          </table:table-cell>
          <table:table-cell table:style-name="ce36" table:formula="of:=IF([.S174]*[.Q174] &gt; 0; [.S174]*[.Q174]; &quot;&quot;)">
            <text:p/>
          </table:table-cell>
          <table:table-cell table:style-name="ce24" table:formula="of:=[source.L17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4]" office:value-type="float" office:value="0">
            <text:p>0</text:p>
          </table:table-cell>
          <table:table-cell table:style-name="ce7" table:formula="of:=CEILING([.$H174];[.W174])" office:value-type="float" office:value="0">
            <text:p>0</text:p>
          </table:table-cell>
          <table:table-cell table:style-name="ce36" table:formula="of:=IF([.X174]*[.V174] &gt; 0; [.X174]*[.V174]; &quot;&quot;)">
            <text:p/>
          </table:table-cell>
          <table:table-cell table:style-name="ce40" table:formula="of:=IF([.$A174] &lt;&gt; &quot;&quot;; IF(MIN([.$O174];[.$T174];[.$Y174]) = [.$O174]; [.$K$1]; IF(MIN([.$O174];[.$T174];[.$Y174]) = [.$T174]; [.$P$1]; IF(ISNUMBER([.$Y174]); [.$U$1]; &quot;NO PRICING&quot;))); &quot;&quot;)">
            <text:p/>
          </table:table-cell>
          <table:table-cell table:style-name="ce45" table:formula="of:=IF([.$A174] &lt;&gt; &quot;&quot;; IF(MIN([.$O174];[.$T174];[.$Y174]) = [.$O174]; [.$K174]; IF(MIN([.$O174];[.$T174];[.$Y174]) = [.$T174]; [.$P174]; IF(ISNUMBER([.$Y174]); [.$U174]; &quot;NO PRICING&quot;))); &quot;&quot;)">
            <text:p/>
          </table:table-cell>
          <table:table-cell table:style-name="ce48" table:formula="of:=IF([.$A174] &lt;&gt; &quot;&quot;; IF(MIN([.$O174];[.$T174];[.$Y174]) = [.$O174]; [.$N174]; IF(MIN([.$O174];[.$T174];[.$Y174]) = [.$T174]; [.$S174]; IF(ISNUMBER([.$Y174]); [.$X174]; &quot;NO PRICING&quot;))); &quot;&quot;)">
            <text:p/>
          </table:table-cell>
          <table:table-cell table:style-name="ce51" table:formula="of:=IF([.$A174] &lt;&gt; &quot;&quot;; IF(MIN([.$O174];[.$T174];[.$Y174]) = [.$O174]; [.$O174]; IF(MIN([.$O174];[.$T174];[.$Y174]) = [.$T174]; [.$T174]; IF(ISNUMBER([.$Y174]); [.$Y174]; &quot;NO PRICING&quot;))); &quot;&quot;)">
            <text:p/>
          </table:table-cell>
          <table:table-cell table:style-name="ce55"/>
          <table:table-cell table:style-name="ce7" table:formula="of:=[.H17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5])">
            <text:p/>
          </table:table-cell>
          <table:table-cell table:style-name="ce7" table:formula="of:=T([source.C175])">
            <text:p/>
          </table:table-cell>
          <table:table-cell table:style-name="ce7" table:formula="of:=T([source.D175])">
            <text:p/>
          </table:table-cell>
          <table:table-cell table:style-name="ce16" table:formula="of:=T([source.E175])">
            <text:p/>
          </table:table-cell>
          <table:table-cell table:style-name="ce7" table:formula="of:=[source.A175]" office:value-type="float" office:value="0">
            <text:p>0</text:p>
          </table:table-cell>
          <table:table-cell table:style-name="ce7" table:formula="of:=ROUND([.E175]* (1 + extra))" office:value-type="float" office:value="0">
            <text:p>0</text:p>
          </table:table-cell>
          <table:table-cell table:style-name="ce7" table:formula="of:=MAX([.F175];[.E175]+1)" office:value-type="float" office:value="1">
            <text:p>1</text:p>
          </table:table-cell>
          <table:table-cell table:style-name="ce18"/>
          <table:table-cell table:style-name="ce7" table:formula="of:=[.G175]-[.H175]" office:value-type="float" office:value="1">
            <text:p>1</text:p>
          </table:table-cell>
          <table:table-cell table:style-name="ce7"/>
          <table:table-cell table:style-name="ce24" table:formula="of:=[source.F175]" office:value-type="float" office:value="0">
            <text:p/>
          </table:table-cell>
          <table:table-cell table:style-name="ce30" table:formula="of:=[source.G175]" office:value-type="float" office:value="0">
            <text:p>0.000</text:p>
          </table:table-cell>
          <table:table-cell table:style-name="ce7" table:formula="of:=[source.H175]" office:value-type="float" office:value="0">
            <text:p>0</text:p>
          </table:table-cell>
          <table:table-cell table:style-name="ce7" table:formula="of:=CEILING([.$H175];[.M175])" office:value-type="float" office:value="0">
            <text:p>0</text:p>
          </table:table-cell>
          <table:table-cell table:style-name="ce36" table:formula="of:=IF([.N175]*[.L175] &gt; 0; [.N175]*[.L175]; &quot;&quot;)">
            <text:p/>
          </table:table-cell>
          <table:table-cell table:style-name="ce24" table:formula="of:=[source.I175]" office:value-type="float" office:value="0">
            <text:p/>
          </table:table-cell>
          <table:table-cell table:style-name="ce30" table:formula="of:=[source.J175]" office:value-type="float" office:value="0">
            <text:p>0.000</text:p>
          </table:table-cell>
          <table:table-cell table:style-name="ce7" table:formula="of:=[source.K175]" office:value-type="float" office:value="0">
            <text:p>0</text:p>
          </table:table-cell>
          <table:table-cell table:style-name="ce7" table:formula="of:=CEILING([.$H175];[.R175])" office:value-type="float" office:value="0">
            <text:p>0</text:p>
          </table:table-cell>
          <table:table-cell table:style-name="ce36" table:formula="of:=IF([.S175]*[.Q175] &gt; 0; [.S175]*[.Q175]; &quot;&quot;)">
            <text:p/>
          </table:table-cell>
          <table:table-cell table:style-name="ce24" table:formula="of:=[source.L17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5]" office:value-type="float" office:value="0">
            <text:p>0</text:p>
          </table:table-cell>
          <table:table-cell table:style-name="ce7" table:formula="of:=CEILING([.$H175];[.W175])" office:value-type="float" office:value="0">
            <text:p>0</text:p>
          </table:table-cell>
          <table:table-cell table:style-name="ce36" table:formula="of:=IF([.X175]*[.V175] &gt; 0; [.X175]*[.V175]; &quot;&quot;)">
            <text:p/>
          </table:table-cell>
          <table:table-cell table:style-name="ce40" table:formula="of:=IF([.$A175] &lt;&gt; &quot;&quot;; IF(MIN([.$O175];[.$T175];[.$Y175]) = [.$O175]; [.$K$1]; IF(MIN([.$O175];[.$T175];[.$Y175]) = [.$T175]; [.$P$1]; IF(ISNUMBER([.$Y175]); [.$U$1]; &quot;NO PRICING&quot;))); &quot;&quot;)">
            <text:p/>
          </table:table-cell>
          <table:table-cell table:style-name="ce45" table:formula="of:=IF([.$A175] &lt;&gt; &quot;&quot;; IF(MIN([.$O175];[.$T175];[.$Y175]) = [.$O175]; [.$K175]; IF(MIN([.$O175];[.$T175];[.$Y175]) = [.$T175]; [.$P175]; IF(ISNUMBER([.$Y175]); [.$U175]; &quot;NO PRICING&quot;))); &quot;&quot;)">
            <text:p/>
          </table:table-cell>
          <table:table-cell table:style-name="ce48" table:formula="of:=IF([.$A175] &lt;&gt; &quot;&quot;; IF(MIN([.$O175];[.$T175];[.$Y175]) = [.$O175]; [.$N175]; IF(MIN([.$O175];[.$T175];[.$Y175]) = [.$T175]; [.$S175]; IF(ISNUMBER([.$Y175]); [.$X175]; &quot;NO PRICING&quot;))); &quot;&quot;)">
            <text:p/>
          </table:table-cell>
          <table:table-cell table:style-name="ce51" table:formula="of:=IF([.$A175] &lt;&gt; &quot;&quot;; IF(MIN([.$O175];[.$T175];[.$Y175]) = [.$O175]; [.$O175]; IF(MIN([.$O175];[.$T175];[.$Y175]) = [.$T175]; [.$T175]; IF(ISNUMBER([.$Y175]); [.$Y175]; &quot;NO PRICING&quot;))); &quot;&quot;)">
            <text:p/>
          </table:table-cell>
          <table:table-cell table:style-name="ce55"/>
          <table:table-cell table:style-name="ce7" table:formula="of:=[.H175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6])">
            <text:p/>
          </table:table-cell>
          <table:table-cell table:style-name="ce7" table:formula="of:=T([source.C176])">
            <text:p/>
          </table:table-cell>
          <table:table-cell table:style-name="ce7" table:formula="of:=T([source.D176])">
            <text:p/>
          </table:table-cell>
          <table:table-cell table:style-name="ce16" table:formula="of:=T([source.E176])">
            <text:p/>
          </table:table-cell>
          <table:table-cell table:style-name="ce7" table:formula="of:=[source.A176]" office:value-type="float" office:value="0">
            <text:p>0</text:p>
          </table:table-cell>
          <table:table-cell table:style-name="ce7" table:formula="of:=ROUND([.E176]* (1 + extra))" office:value-type="float" office:value="0">
            <text:p>0</text:p>
          </table:table-cell>
          <table:table-cell table:style-name="ce7" table:formula="of:=MAX([.F176];[.E176]+1)" office:value-type="float" office:value="1">
            <text:p>1</text:p>
          </table:table-cell>
          <table:table-cell table:style-name="ce18"/>
          <table:table-cell table:style-name="ce7" table:formula="of:=[.G176]-[.H176]" office:value-type="float" office:value="1">
            <text:p>1</text:p>
          </table:table-cell>
          <table:table-cell table:style-name="ce7"/>
          <table:table-cell table:style-name="ce24" table:formula="of:=[source.F176]" office:value-type="float" office:value="0">
            <text:p/>
          </table:table-cell>
          <table:table-cell table:style-name="ce30" table:formula="of:=[source.G176]" office:value-type="float" office:value="0">
            <text:p>0.000</text:p>
          </table:table-cell>
          <table:table-cell table:style-name="ce7" table:formula="of:=[source.H176]" office:value-type="float" office:value="0">
            <text:p>0</text:p>
          </table:table-cell>
          <table:table-cell table:style-name="ce7" table:formula="of:=CEILING([.$H176];[.M176])" office:value-type="float" office:value="0">
            <text:p>0</text:p>
          </table:table-cell>
          <table:table-cell table:style-name="ce36" table:formula="of:=IF([.N176]*[.L176] &gt; 0; [.N176]*[.L176]; &quot;&quot;)">
            <text:p/>
          </table:table-cell>
          <table:table-cell table:style-name="ce24" table:formula="of:=[source.I176]" office:value-type="float" office:value="0">
            <text:p/>
          </table:table-cell>
          <table:table-cell table:style-name="ce30" table:formula="of:=[source.J176]" office:value-type="float" office:value="0">
            <text:p>0.000</text:p>
          </table:table-cell>
          <table:table-cell table:style-name="ce7" table:formula="of:=[source.K176]" office:value-type="float" office:value="0">
            <text:p>0</text:p>
          </table:table-cell>
          <table:table-cell table:style-name="ce7" table:formula="of:=CEILING([.$H176];[.R176])" office:value-type="float" office:value="0">
            <text:p>0</text:p>
          </table:table-cell>
          <table:table-cell table:style-name="ce36" table:formula="of:=IF([.S176]*[.Q176] &gt; 0; [.S176]*[.Q176]; &quot;&quot;)">
            <text:p/>
          </table:table-cell>
          <table:table-cell table:style-name="ce24" table:formula="of:=[source.L17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6]" office:value-type="float" office:value="0">
            <text:p>0</text:p>
          </table:table-cell>
          <table:table-cell table:style-name="ce7" table:formula="of:=CEILING([.$H176];[.W176])" office:value-type="float" office:value="0">
            <text:p>0</text:p>
          </table:table-cell>
          <table:table-cell table:style-name="ce36" table:formula="of:=IF([.X176]*[.V176] &gt; 0; [.X176]*[.V176]; &quot;&quot;)">
            <text:p/>
          </table:table-cell>
          <table:table-cell table:style-name="ce40" table:formula="of:=IF([.$A176] &lt;&gt; &quot;&quot;; IF(MIN([.$O176];[.$T176];[.$Y176]) = [.$O176]; [.$K$1]; IF(MIN([.$O176];[.$T176];[.$Y176]) = [.$T176]; [.$P$1]; IF(ISNUMBER([.$Y176]); [.$U$1]; &quot;NO PRICING&quot;))); &quot;&quot;)">
            <text:p/>
          </table:table-cell>
          <table:table-cell table:style-name="ce45" table:formula="of:=IF([.$A176] &lt;&gt; &quot;&quot;; IF(MIN([.$O176];[.$T176];[.$Y176]) = [.$O176]; [.$K176]; IF(MIN([.$O176];[.$T176];[.$Y176]) = [.$T176]; [.$P176]; IF(ISNUMBER([.$Y176]); [.$U176]; &quot;NO PRICING&quot;))); &quot;&quot;)">
            <text:p/>
          </table:table-cell>
          <table:table-cell table:style-name="ce48" table:formula="of:=IF([.$A176] &lt;&gt; &quot;&quot;; IF(MIN([.$O176];[.$T176];[.$Y176]) = [.$O176]; [.$N176]; IF(MIN([.$O176];[.$T176];[.$Y176]) = [.$T176]; [.$S176]; IF(ISNUMBER([.$Y176]); [.$X176]; &quot;NO PRICING&quot;))); &quot;&quot;)">
            <text:p/>
          </table:table-cell>
          <table:table-cell table:style-name="ce51" table:formula="of:=IF([.$A176] &lt;&gt; &quot;&quot;; IF(MIN([.$O176];[.$T176];[.$Y176]) = [.$O176]; [.$O176]; IF(MIN([.$O176];[.$T176];[.$Y176]) = [.$T176]; [.$T176]; IF(ISNUMBER([.$Y176]); [.$Y176]; &quot;NO PRICING&quot;))); &quot;&quot;)">
            <text:p/>
          </table:table-cell>
          <table:table-cell table:style-name="ce55"/>
          <table:table-cell table:style-name="ce7" table:formula="of:=[.H176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7])">
            <text:p/>
          </table:table-cell>
          <table:table-cell table:style-name="ce7" table:formula="of:=T([source.C177])">
            <text:p/>
          </table:table-cell>
          <table:table-cell table:style-name="ce7" table:formula="of:=T([source.D177])">
            <text:p/>
          </table:table-cell>
          <table:table-cell table:style-name="ce16" table:formula="of:=T([source.E177])">
            <text:p/>
          </table:table-cell>
          <table:table-cell table:style-name="ce7" table:formula="of:=[source.A177]" office:value-type="float" office:value="0">
            <text:p>0</text:p>
          </table:table-cell>
          <table:table-cell table:style-name="ce7" table:formula="of:=ROUND([.E177]* (1 + extra))" office:value-type="float" office:value="0">
            <text:p>0</text:p>
          </table:table-cell>
          <table:table-cell table:style-name="ce7" table:formula="of:=MAX([.F177];[.E177]+1)" office:value-type="float" office:value="1">
            <text:p>1</text:p>
          </table:table-cell>
          <table:table-cell table:style-name="ce18"/>
          <table:table-cell table:style-name="ce7" table:formula="of:=[.G177]-[.H177]" office:value-type="float" office:value="1">
            <text:p>1</text:p>
          </table:table-cell>
          <table:table-cell table:style-name="ce7"/>
          <table:table-cell table:style-name="ce24" table:formula="of:=[source.F177]" office:value-type="float" office:value="0">
            <text:p/>
          </table:table-cell>
          <table:table-cell table:style-name="ce30" table:formula="of:=[source.G177]" office:value-type="float" office:value="0">
            <text:p>0.000</text:p>
          </table:table-cell>
          <table:table-cell table:style-name="ce7" table:formula="of:=[source.H177]" office:value-type="float" office:value="0">
            <text:p>0</text:p>
          </table:table-cell>
          <table:table-cell table:style-name="ce7" table:formula="of:=CEILING([.$H177];[.M177])" office:value-type="float" office:value="0">
            <text:p>0</text:p>
          </table:table-cell>
          <table:table-cell table:style-name="ce36" table:formula="of:=IF([.N177]*[.L177] &gt; 0; [.N177]*[.L177]; &quot;&quot;)">
            <text:p/>
          </table:table-cell>
          <table:table-cell table:style-name="ce24" table:formula="of:=[source.I177]" office:value-type="float" office:value="0">
            <text:p/>
          </table:table-cell>
          <table:table-cell table:style-name="ce30" table:formula="of:=[source.J177]" office:value-type="float" office:value="0">
            <text:p>0.000</text:p>
          </table:table-cell>
          <table:table-cell table:style-name="ce7" table:formula="of:=[source.K177]" office:value-type="float" office:value="0">
            <text:p>0</text:p>
          </table:table-cell>
          <table:table-cell table:style-name="ce7" table:formula="of:=CEILING([.$H177];[.R177])" office:value-type="float" office:value="0">
            <text:p>0</text:p>
          </table:table-cell>
          <table:table-cell table:style-name="ce36" table:formula="of:=IF([.S177]*[.Q177] &gt; 0; [.S177]*[.Q177]; &quot;&quot;)">
            <text:p/>
          </table:table-cell>
          <table:table-cell table:style-name="ce24" table:formula="of:=[source.L17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7]" office:value-type="float" office:value="0">
            <text:p>0</text:p>
          </table:table-cell>
          <table:table-cell table:style-name="ce7" table:formula="of:=CEILING([.$H177];[.W177])" office:value-type="float" office:value="0">
            <text:p>0</text:p>
          </table:table-cell>
          <table:table-cell table:style-name="ce36" table:formula="of:=IF([.X177]*[.V177] &gt; 0; [.X177]*[.V177]; &quot;&quot;)">
            <text:p/>
          </table:table-cell>
          <table:table-cell table:style-name="ce40" table:formula="of:=IF([.$A177] &lt;&gt; &quot;&quot;; IF(MIN([.$O177];[.$T177];[.$Y177]) = [.$O177]; [.$K$1]; IF(MIN([.$O177];[.$T177];[.$Y177]) = [.$T177]; [.$P$1]; IF(ISNUMBER([.$Y177]); [.$U$1]; &quot;NO PRICING&quot;))); &quot;&quot;)">
            <text:p/>
          </table:table-cell>
          <table:table-cell table:style-name="ce45" table:formula="of:=IF([.$A177] &lt;&gt; &quot;&quot;; IF(MIN([.$O177];[.$T177];[.$Y177]) = [.$O177]; [.$K177]; IF(MIN([.$O177];[.$T177];[.$Y177]) = [.$T177]; [.$P177]; IF(ISNUMBER([.$Y177]); [.$U177]; &quot;NO PRICING&quot;))); &quot;&quot;)">
            <text:p/>
          </table:table-cell>
          <table:table-cell table:style-name="ce48" table:formula="of:=IF([.$A177] &lt;&gt; &quot;&quot;; IF(MIN([.$O177];[.$T177];[.$Y177]) = [.$O177]; [.$N177]; IF(MIN([.$O177];[.$T177];[.$Y177]) = [.$T177]; [.$S177]; IF(ISNUMBER([.$Y177]); [.$X177]; &quot;NO PRICING&quot;))); &quot;&quot;)">
            <text:p/>
          </table:table-cell>
          <table:table-cell table:style-name="ce51" table:formula="of:=IF([.$A177] &lt;&gt; &quot;&quot;; IF(MIN([.$O177];[.$T177];[.$Y177]) = [.$O177]; [.$O177]; IF(MIN([.$O177];[.$T177];[.$Y177]) = [.$T177]; [.$T177]; IF(ISNUMBER([.$Y177]); [.$Y177]; &quot;NO PRICING&quot;))); &quot;&quot;)">
            <text:p/>
          </table:table-cell>
          <table:table-cell table:style-name="ce55"/>
          <table:table-cell table:style-name="ce7" table:formula="of:=[.H177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8])">
            <text:p/>
          </table:table-cell>
          <table:table-cell table:style-name="ce7" table:formula="of:=T([source.C178])">
            <text:p/>
          </table:table-cell>
          <table:table-cell table:style-name="ce7" table:formula="of:=T([source.D178])">
            <text:p/>
          </table:table-cell>
          <table:table-cell table:style-name="ce16" table:formula="of:=T([source.E178])">
            <text:p/>
          </table:table-cell>
          <table:table-cell table:style-name="ce7" table:formula="of:=[source.A178]" office:value-type="float" office:value="0">
            <text:p>0</text:p>
          </table:table-cell>
          <table:table-cell table:style-name="ce7" table:formula="of:=ROUND([.E178]* (1 + extra))" office:value-type="float" office:value="0">
            <text:p>0</text:p>
          </table:table-cell>
          <table:table-cell table:style-name="ce7" table:formula="of:=MAX([.F178];[.E178]+1)" office:value-type="float" office:value="1">
            <text:p>1</text:p>
          </table:table-cell>
          <table:table-cell table:style-name="ce18"/>
          <table:table-cell table:style-name="ce7" table:formula="of:=[.G178]-[.H178]" office:value-type="float" office:value="1">
            <text:p>1</text:p>
          </table:table-cell>
          <table:table-cell table:style-name="ce7"/>
          <table:table-cell table:style-name="ce24" table:formula="of:=[source.F178]" office:value-type="float" office:value="0">
            <text:p/>
          </table:table-cell>
          <table:table-cell table:style-name="ce30" table:formula="of:=[source.G178]" office:value-type="float" office:value="0">
            <text:p>0.000</text:p>
          </table:table-cell>
          <table:table-cell table:style-name="ce7" table:formula="of:=[source.H178]" office:value-type="float" office:value="0">
            <text:p>0</text:p>
          </table:table-cell>
          <table:table-cell table:style-name="ce7" table:formula="of:=CEILING([.$H178];[.M178])" office:value-type="float" office:value="0">
            <text:p>0</text:p>
          </table:table-cell>
          <table:table-cell table:style-name="ce36" table:formula="of:=IF([.N178]*[.L178] &gt; 0; [.N178]*[.L178]; &quot;&quot;)">
            <text:p/>
          </table:table-cell>
          <table:table-cell table:style-name="ce24" table:formula="of:=[source.I178]" office:value-type="float" office:value="0">
            <text:p/>
          </table:table-cell>
          <table:table-cell table:style-name="ce30" table:formula="of:=[source.J178]" office:value-type="float" office:value="0">
            <text:p>0.000</text:p>
          </table:table-cell>
          <table:table-cell table:style-name="ce7" table:formula="of:=[source.K178]" office:value-type="float" office:value="0">
            <text:p>0</text:p>
          </table:table-cell>
          <table:table-cell table:style-name="ce7" table:formula="of:=CEILING([.$H178];[.R178])" office:value-type="float" office:value="0">
            <text:p>0</text:p>
          </table:table-cell>
          <table:table-cell table:style-name="ce36" table:formula="of:=IF([.S178]*[.Q178] &gt; 0; [.S178]*[.Q178]; &quot;&quot;)">
            <text:p/>
          </table:table-cell>
          <table:table-cell table:style-name="ce24" table:formula="of:=[source.L17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8]" office:value-type="float" office:value="0">
            <text:p>0</text:p>
          </table:table-cell>
          <table:table-cell table:style-name="ce7" table:formula="of:=CEILING([.$H178];[.W178])" office:value-type="float" office:value="0">
            <text:p>0</text:p>
          </table:table-cell>
          <table:table-cell table:style-name="ce36" table:formula="of:=IF([.X178]*[.V178] &gt; 0; [.X178]*[.V178]; &quot;&quot;)">
            <text:p/>
          </table:table-cell>
          <table:table-cell table:style-name="ce40" table:formula="of:=IF([.$A178] &lt;&gt; &quot;&quot;; IF(MIN([.$O178];[.$T178];[.$Y178]) = [.$O178]; [.$K$1]; IF(MIN([.$O178];[.$T178];[.$Y178]) = [.$T178]; [.$P$1]; IF(ISNUMBER([.$Y178]); [.$U$1]; &quot;NO PRICING&quot;))); &quot;&quot;)">
            <text:p/>
          </table:table-cell>
          <table:table-cell table:style-name="ce45" table:formula="of:=IF([.$A178] &lt;&gt; &quot;&quot;; IF(MIN([.$O178];[.$T178];[.$Y178]) = [.$O178]; [.$K178]; IF(MIN([.$O178];[.$T178];[.$Y178]) = [.$T178]; [.$P178]; IF(ISNUMBER([.$Y178]); [.$U178]; &quot;NO PRICING&quot;))); &quot;&quot;)">
            <text:p/>
          </table:table-cell>
          <table:table-cell table:style-name="ce48" table:formula="of:=IF([.$A178] &lt;&gt; &quot;&quot;; IF(MIN([.$O178];[.$T178];[.$Y178]) = [.$O178]; [.$N178]; IF(MIN([.$O178];[.$T178];[.$Y178]) = [.$T178]; [.$S178]; IF(ISNUMBER([.$Y178]); [.$X178]; &quot;NO PRICING&quot;))); &quot;&quot;)">
            <text:p/>
          </table:table-cell>
          <table:table-cell table:style-name="ce51" table:formula="of:=IF([.$A178] &lt;&gt; &quot;&quot;; IF(MIN([.$O178];[.$T178];[.$Y178]) = [.$O178]; [.$O178]; IF(MIN([.$O178];[.$T178];[.$Y178]) = [.$T178]; [.$T178]; IF(ISNUMBER([.$Y178]); [.$Y178]; &quot;NO PRICING&quot;))); &quot;&quot;)">
            <text:p/>
          </table:table-cell>
          <table:table-cell table:style-name="ce55"/>
          <table:table-cell table:style-name="ce7" table:formula="of:=[.H178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79])">
            <text:p/>
          </table:table-cell>
          <table:table-cell table:style-name="ce7" table:formula="of:=T([source.C179])">
            <text:p/>
          </table:table-cell>
          <table:table-cell table:style-name="ce7" table:formula="of:=T([source.D179])">
            <text:p/>
          </table:table-cell>
          <table:table-cell table:style-name="ce16" table:formula="of:=T([source.E179])">
            <text:p/>
          </table:table-cell>
          <table:table-cell table:style-name="ce7" table:formula="of:=[source.A179]" office:value-type="float" office:value="0">
            <text:p>0</text:p>
          </table:table-cell>
          <table:table-cell table:style-name="ce7" table:formula="of:=ROUND([.E179]* (1 + extra))" office:value-type="float" office:value="0">
            <text:p>0</text:p>
          </table:table-cell>
          <table:table-cell table:style-name="ce7" table:formula="of:=MAX([.F179];[.E179]+1)" office:value-type="float" office:value="1">
            <text:p>1</text:p>
          </table:table-cell>
          <table:table-cell table:style-name="ce18"/>
          <table:table-cell table:style-name="ce7" table:formula="of:=[.G179]-[.H179]" office:value-type="float" office:value="1">
            <text:p>1</text:p>
          </table:table-cell>
          <table:table-cell table:style-name="ce7"/>
          <table:table-cell table:style-name="ce24" table:formula="of:=[source.F179]" office:value-type="float" office:value="0">
            <text:p/>
          </table:table-cell>
          <table:table-cell table:style-name="ce30" table:formula="of:=[source.G179]" office:value-type="float" office:value="0">
            <text:p>0.000</text:p>
          </table:table-cell>
          <table:table-cell table:style-name="ce7" table:formula="of:=[source.H179]" office:value-type="float" office:value="0">
            <text:p>0</text:p>
          </table:table-cell>
          <table:table-cell table:style-name="ce7" table:formula="of:=CEILING([.$H179];[.M179])" office:value-type="float" office:value="0">
            <text:p>0</text:p>
          </table:table-cell>
          <table:table-cell table:style-name="ce36" table:formula="of:=IF([.N179]*[.L179] &gt; 0; [.N179]*[.L179]; &quot;&quot;)">
            <text:p/>
          </table:table-cell>
          <table:table-cell table:style-name="ce24" table:formula="of:=[source.I179]" office:value-type="float" office:value="0">
            <text:p/>
          </table:table-cell>
          <table:table-cell table:style-name="ce30" table:formula="of:=[source.J179]" office:value-type="float" office:value="0">
            <text:p>0.000</text:p>
          </table:table-cell>
          <table:table-cell table:style-name="ce7" table:formula="of:=[source.K179]" office:value-type="float" office:value="0">
            <text:p>0</text:p>
          </table:table-cell>
          <table:table-cell table:style-name="ce7" table:formula="of:=CEILING([.$H179];[.R179])" office:value-type="float" office:value="0">
            <text:p>0</text:p>
          </table:table-cell>
          <table:table-cell table:style-name="ce36" table:formula="of:=IF([.S179]*[.Q179] &gt; 0; [.S179]*[.Q179]; &quot;&quot;)">
            <text:p/>
          </table:table-cell>
          <table:table-cell table:style-name="ce24" table:formula="of:=[source.L17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79]" office:value-type="float" office:value="0">
            <text:p>0</text:p>
          </table:table-cell>
          <table:table-cell table:style-name="ce7" table:formula="of:=CEILING([.$H179];[.W179])" office:value-type="float" office:value="0">
            <text:p>0</text:p>
          </table:table-cell>
          <table:table-cell table:style-name="ce36" table:formula="of:=IF([.X179]*[.V179] &gt; 0; [.X179]*[.V179]; &quot;&quot;)">
            <text:p/>
          </table:table-cell>
          <table:table-cell table:style-name="ce40" table:formula="of:=IF([.$A179] &lt;&gt; &quot;&quot;; IF(MIN([.$O179];[.$T179];[.$Y179]) = [.$O179]; [.$K$1]; IF(MIN([.$O179];[.$T179];[.$Y179]) = [.$T179]; [.$P$1]; IF(ISNUMBER([.$Y179]); [.$U$1]; &quot;NO PRICING&quot;))); &quot;&quot;)">
            <text:p/>
          </table:table-cell>
          <table:table-cell table:style-name="ce45" table:formula="of:=IF([.$A179] &lt;&gt; &quot;&quot;; IF(MIN([.$O179];[.$T179];[.$Y179]) = [.$O179]; [.$K179]; IF(MIN([.$O179];[.$T179];[.$Y179]) = [.$T179]; [.$P179]; IF(ISNUMBER([.$Y179]); [.$U179]; &quot;NO PRICING&quot;))); &quot;&quot;)">
            <text:p/>
          </table:table-cell>
          <table:table-cell table:style-name="ce48" table:formula="of:=IF([.$A179] &lt;&gt; &quot;&quot;; IF(MIN([.$O179];[.$T179];[.$Y179]) = [.$O179]; [.$N179]; IF(MIN([.$O179];[.$T179];[.$Y179]) = [.$T179]; [.$S179]; IF(ISNUMBER([.$Y179]); [.$X179]; &quot;NO PRICING&quot;))); &quot;&quot;)">
            <text:p/>
          </table:table-cell>
          <table:table-cell table:style-name="ce51" table:formula="of:=IF([.$A179] &lt;&gt; &quot;&quot;; IF(MIN([.$O179];[.$T179];[.$Y179]) = [.$O179]; [.$O179]; IF(MIN([.$O179];[.$T179];[.$Y179]) = [.$T179]; [.$T179]; IF(ISNUMBER([.$Y179]); [.$Y179]; &quot;NO PRICING&quot;))); &quot;&quot;)">
            <text:p/>
          </table:table-cell>
          <table:table-cell table:style-name="ce55"/>
          <table:table-cell table:style-name="ce7" table:formula="of:=[.H179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0])">
            <text:p/>
          </table:table-cell>
          <table:table-cell table:style-name="ce7" table:formula="of:=T([source.C180])">
            <text:p/>
          </table:table-cell>
          <table:table-cell table:style-name="ce7" table:formula="of:=T([source.D180])">
            <text:p/>
          </table:table-cell>
          <table:table-cell table:style-name="ce16" table:formula="of:=T([source.E180])">
            <text:p/>
          </table:table-cell>
          <table:table-cell table:style-name="ce7" table:formula="of:=[source.A180]" office:value-type="float" office:value="0">
            <text:p>0</text:p>
          </table:table-cell>
          <table:table-cell table:style-name="ce7" table:formula="of:=ROUND([.E180]* (1 + extra))" office:value-type="float" office:value="0">
            <text:p>0</text:p>
          </table:table-cell>
          <table:table-cell table:style-name="ce7" table:formula="of:=MAX([.F180];[.E180]+1)" office:value-type="float" office:value="1">
            <text:p>1</text:p>
          </table:table-cell>
          <table:table-cell table:style-name="ce18"/>
          <table:table-cell table:style-name="ce7" table:formula="of:=[.G180]-[.H180]" office:value-type="float" office:value="1">
            <text:p>1</text:p>
          </table:table-cell>
          <table:table-cell table:style-name="ce7"/>
          <table:table-cell table:style-name="ce24" table:formula="of:=[source.F180]" office:value-type="float" office:value="0">
            <text:p/>
          </table:table-cell>
          <table:table-cell table:style-name="ce30" table:formula="of:=[source.G180]" office:value-type="float" office:value="0">
            <text:p>0.000</text:p>
          </table:table-cell>
          <table:table-cell table:style-name="ce7" table:formula="of:=[source.H180]" office:value-type="float" office:value="0">
            <text:p>0</text:p>
          </table:table-cell>
          <table:table-cell table:style-name="ce7" table:formula="of:=CEILING([.$H180];[.M180])" office:value-type="float" office:value="0">
            <text:p>0</text:p>
          </table:table-cell>
          <table:table-cell table:style-name="ce36" table:formula="of:=IF([.N180]*[.L180] &gt; 0; [.N180]*[.L180]; &quot;&quot;)">
            <text:p/>
          </table:table-cell>
          <table:table-cell table:style-name="ce24" table:formula="of:=[source.I180]" office:value-type="float" office:value="0">
            <text:p/>
          </table:table-cell>
          <table:table-cell table:style-name="ce30" table:formula="of:=[source.J180]" office:value-type="float" office:value="0">
            <text:p>0.000</text:p>
          </table:table-cell>
          <table:table-cell table:style-name="ce7" table:formula="of:=[source.K180]" office:value-type="float" office:value="0">
            <text:p>0</text:p>
          </table:table-cell>
          <table:table-cell table:style-name="ce7" table:formula="of:=CEILING([.$H180];[.R180])" office:value-type="float" office:value="0">
            <text:p>0</text:p>
          </table:table-cell>
          <table:table-cell table:style-name="ce36" table:formula="of:=IF([.S180]*[.Q180] &gt; 0; [.S180]*[.Q180]; &quot;&quot;)">
            <text:p/>
          </table:table-cell>
          <table:table-cell table:style-name="ce24" table:formula="of:=[source.L18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0]" office:value-type="float" office:value="0">
            <text:p>0</text:p>
          </table:table-cell>
          <table:table-cell table:style-name="ce7" table:formula="of:=CEILING([.$H180];[.W180])" office:value-type="float" office:value="0">
            <text:p>0</text:p>
          </table:table-cell>
          <table:table-cell table:style-name="ce36" table:formula="of:=IF([.X180]*[.V180] &gt; 0; [.X180]*[.V180]; &quot;&quot;)">
            <text:p/>
          </table:table-cell>
          <table:table-cell table:style-name="ce40" table:formula="of:=IF([.$A180] &lt;&gt; &quot;&quot;; IF(MIN([.$O180];[.$T180];[.$Y180]) = [.$O180]; [.$K$1]; IF(MIN([.$O180];[.$T180];[.$Y180]) = [.$T180]; [.$P$1]; IF(ISNUMBER([.$Y180]); [.$U$1]; &quot;NO PRICING&quot;))); &quot;&quot;)">
            <text:p/>
          </table:table-cell>
          <table:table-cell table:style-name="ce45" table:formula="of:=IF([.$A180] &lt;&gt; &quot;&quot;; IF(MIN([.$O180];[.$T180];[.$Y180]) = [.$O180]; [.$K180]; IF(MIN([.$O180];[.$T180];[.$Y180]) = [.$T180]; [.$P180]; IF(ISNUMBER([.$Y180]); [.$U180]; &quot;NO PRICING&quot;))); &quot;&quot;)">
            <text:p/>
          </table:table-cell>
          <table:table-cell table:style-name="ce48" table:formula="of:=IF([.$A180] &lt;&gt; &quot;&quot;; IF(MIN([.$O180];[.$T180];[.$Y180]) = [.$O180]; [.$N180]; IF(MIN([.$O180];[.$T180];[.$Y180]) = [.$T180]; [.$S180]; IF(ISNUMBER([.$Y180]); [.$X180]; &quot;NO PRICING&quot;))); &quot;&quot;)">
            <text:p/>
          </table:table-cell>
          <table:table-cell table:style-name="ce51" table:formula="of:=IF([.$A180] &lt;&gt; &quot;&quot;; IF(MIN([.$O180];[.$T180];[.$Y180]) = [.$O180]; [.$O180]; IF(MIN([.$O180];[.$T180];[.$Y180]) = [.$T180]; [.$T180]; IF(ISNUMBER([.$Y180]); [.$Y180]; &quot;NO PRICING&quot;))); &quot;&quot;)">
            <text:p/>
          </table:table-cell>
          <table:table-cell table:style-name="ce55"/>
          <table:table-cell table:style-name="ce7" table:formula="of:=[.H180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1])">
            <text:p/>
          </table:table-cell>
          <table:table-cell table:style-name="ce7" table:formula="of:=T([source.C181])">
            <text:p/>
          </table:table-cell>
          <table:table-cell table:style-name="ce7" table:formula="of:=T([source.D181])">
            <text:p/>
          </table:table-cell>
          <table:table-cell table:style-name="ce16" table:formula="of:=T([source.E181])">
            <text:p/>
          </table:table-cell>
          <table:table-cell table:style-name="ce7" table:formula="of:=[source.A181]" office:value-type="float" office:value="0">
            <text:p>0</text:p>
          </table:table-cell>
          <table:table-cell table:style-name="ce7" table:formula="of:=ROUND([.E181]* (1 + extra))" office:value-type="float" office:value="0">
            <text:p>0</text:p>
          </table:table-cell>
          <table:table-cell table:style-name="ce7" table:formula="of:=MAX([.F181];[.E181]+1)" office:value-type="float" office:value="1">
            <text:p>1</text:p>
          </table:table-cell>
          <table:table-cell table:style-name="ce18"/>
          <table:table-cell table:style-name="ce7" table:formula="of:=[.G181]-[.H181]" office:value-type="float" office:value="1">
            <text:p>1</text:p>
          </table:table-cell>
          <table:table-cell table:style-name="ce7"/>
          <table:table-cell table:style-name="ce24" table:formula="of:=[source.F181]" office:value-type="float" office:value="0">
            <text:p/>
          </table:table-cell>
          <table:table-cell table:style-name="ce30" table:formula="of:=[source.G181]" office:value-type="float" office:value="0">
            <text:p>0.000</text:p>
          </table:table-cell>
          <table:table-cell table:style-name="ce7" table:formula="of:=[source.H181]" office:value-type="float" office:value="0">
            <text:p>0</text:p>
          </table:table-cell>
          <table:table-cell table:style-name="ce7" table:formula="of:=CEILING([.$H181];[.M181])" office:value-type="float" office:value="0">
            <text:p>0</text:p>
          </table:table-cell>
          <table:table-cell table:style-name="ce36" table:formula="of:=IF([.N181]*[.L181] &gt; 0; [.N181]*[.L181]; &quot;&quot;)">
            <text:p/>
          </table:table-cell>
          <table:table-cell table:style-name="ce24" table:formula="of:=[source.I181]" office:value-type="float" office:value="0">
            <text:p/>
          </table:table-cell>
          <table:table-cell table:style-name="ce30" table:formula="of:=[source.J181]" office:value-type="float" office:value="0">
            <text:p>0.000</text:p>
          </table:table-cell>
          <table:table-cell table:style-name="ce7" table:formula="of:=[source.K181]" office:value-type="float" office:value="0">
            <text:p>0</text:p>
          </table:table-cell>
          <table:table-cell table:style-name="ce7" table:formula="of:=CEILING([.$H181];[.R181])" office:value-type="float" office:value="0">
            <text:p>0</text:p>
          </table:table-cell>
          <table:table-cell table:style-name="ce36" table:formula="of:=IF([.S181]*[.Q181] &gt; 0; [.S181]*[.Q181]; &quot;&quot;)">
            <text:p/>
          </table:table-cell>
          <table:table-cell table:style-name="ce24" table:formula="of:=[source.L18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1]" office:value-type="float" office:value="0">
            <text:p>0</text:p>
          </table:table-cell>
          <table:table-cell table:style-name="ce7" table:formula="of:=CEILING([.$H181];[.W181])" office:value-type="float" office:value="0">
            <text:p>0</text:p>
          </table:table-cell>
          <table:table-cell table:style-name="ce36" table:formula="of:=IF([.X181]*[.V181] &gt; 0; [.X181]*[.V181]; &quot;&quot;)">
            <text:p/>
          </table:table-cell>
          <table:table-cell table:style-name="ce40" table:formula="of:=IF([.$A181] &lt;&gt; &quot;&quot;; IF(MIN([.$O181];[.$T181];[.$Y181]) = [.$O181]; [.$K$1]; IF(MIN([.$O181];[.$T181];[.$Y181]) = [.$T181]; [.$P$1]; IF(ISNUMBER([.$Y181]); [.$U$1]; &quot;NO PRICING&quot;))); &quot;&quot;)">
            <text:p/>
          </table:table-cell>
          <table:table-cell table:style-name="ce45" table:formula="of:=IF([.$A181] &lt;&gt; &quot;&quot;; IF(MIN([.$O181];[.$T181];[.$Y181]) = [.$O181]; [.$K181]; IF(MIN([.$O181];[.$T181];[.$Y181]) = [.$T181]; [.$P181]; IF(ISNUMBER([.$Y181]); [.$U181]; &quot;NO PRICING&quot;))); &quot;&quot;)">
            <text:p/>
          </table:table-cell>
          <table:table-cell table:style-name="ce48" table:formula="of:=IF([.$A181] &lt;&gt; &quot;&quot;; IF(MIN([.$O181];[.$T181];[.$Y181]) = [.$O181]; [.$N181]; IF(MIN([.$O181];[.$T181];[.$Y181]) = [.$T181]; [.$S181]; IF(ISNUMBER([.$Y181]); [.$X181]; &quot;NO PRICING&quot;))); &quot;&quot;)">
            <text:p/>
          </table:table-cell>
          <table:table-cell table:style-name="ce51" table:formula="of:=IF([.$A181] &lt;&gt; &quot;&quot;; IF(MIN([.$O181];[.$T181];[.$Y181]) = [.$O181]; [.$O181]; IF(MIN([.$O181];[.$T181];[.$Y181]) = [.$T181]; [.$T181]; IF(ISNUMBER([.$Y181]); [.$Y181]; &quot;NO PRICING&quot;))); &quot;&quot;)">
            <text:p/>
          </table:table-cell>
          <table:table-cell table:style-name="ce55"/>
          <table:table-cell table:style-name="ce7" table:formula="of:=[.H181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2])">
            <text:p/>
          </table:table-cell>
          <table:table-cell table:style-name="ce7" table:formula="of:=T([source.C182])">
            <text:p/>
          </table:table-cell>
          <table:table-cell table:style-name="ce7" table:formula="of:=T([source.D182])">
            <text:p/>
          </table:table-cell>
          <table:table-cell table:style-name="ce16" table:formula="of:=T([source.E182])">
            <text:p/>
          </table:table-cell>
          <table:table-cell table:style-name="ce7" table:formula="of:=[source.A182]" office:value-type="float" office:value="0">
            <text:p>0</text:p>
          </table:table-cell>
          <table:table-cell table:style-name="ce7" table:formula="of:=ROUND([.E182]* (1 + extra))" office:value-type="float" office:value="0">
            <text:p>0</text:p>
          </table:table-cell>
          <table:table-cell table:style-name="ce7" table:formula="of:=MAX([.F182];[.E182]+1)" office:value-type="float" office:value="1">
            <text:p>1</text:p>
          </table:table-cell>
          <table:table-cell table:style-name="ce18"/>
          <table:table-cell table:style-name="ce7" table:formula="of:=[.G182]-[.H182]" office:value-type="float" office:value="1">
            <text:p>1</text:p>
          </table:table-cell>
          <table:table-cell table:style-name="ce7"/>
          <table:table-cell table:style-name="ce24" table:formula="of:=[source.F182]" office:value-type="float" office:value="0">
            <text:p/>
          </table:table-cell>
          <table:table-cell table:style-name="ce30" table:formula="of:=[source.G182]" office:value-type="float" office:value="0">
            <text:p>0.000</text:p>
          </table:table-cell>
          <table:table-cell table:style-name="ce7" table:formula="of:=[source.H182]" office:value-type="float" office:value="0">
            <text:p>0</text:p>
          </table:table-cell>
          <table:table-cell table:style-name="ce7" table:formula="of:=CEILING([.$H182];[.M182])" office:value-type="float" office:value="0">
            <text:p>0</text:p>
          </table:table-cell>
          <table:table-cell table:style-name="ce36" table:formula="of:=IF([.N182]*[.L182] &gt; 0; [.N182]*[.L182]; &quot;&quot;)">
            <text:p/>
          </table:table-cell>
          <table:table-cell table:style-name="ce24" table:formula="of:=[source.I182]" office:value-type="float" office:value="0">
            <text:p/>
          </table:table-cell>
          <table:table-cell table:style-name="ce30" table:formula="of:=[source.J182]" office:value-type="float" office:value="0">
            <text:p>0.000</text:p>
          </table:table-cell>
          <table:table-cell table:style-name="ce7" table:formula="of:=[source.K182]" office:value-type="float" office:value="0">
            <text:p>0</text:p>
          </table:table-cell>
          <table:table-cell table:style-name="ce7" table:formula="of:=CEILING([.$H182];[.R182])" office:value-type="float" office:value="0">
            <text:p>0</text:p>
          </table:table-cell>
          <table:table-cell table:style-name="ce36" table:formula="of:=IF([.S182]*[.Q182] &gt; 0; [.S182]*[.Q182]; &quot;&quot;)">
            <text:p/>
          </table:table-cell>
          <table:table-cell table:style-name="ce24" table:formula="of:=[source.L18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2]" office:value-type="float" office:value="0">
            <text:p>0</text:p>
          </table:table-cell>
          <table:table-cell table:style-name="ce7" table:formula="of:=CEILING([.$H182];[.W182])" office:value-type="float" office:value="0">
            <text:p>0</text:p>
          </table:table-cell>
          <table:table-cell table:style-name="ce36" table:formula="of:=IF([.X182]*[.V182] &gt; 0; [.X182]*[.V182]; &quot;&quot;)">
            <text:p/>
          </table:table-cell>
          <table:table-cell table:style-name="ce40" table:formula="of:=IF([.$A182] &lt;&gt; &quot;&quot;; IF(MIN([.$O182];[.$T182];[.$Y182]) = [.$O182]; [.$K$1]; IF(MIN([.$O182];[.$T182];[.$Y182]) = [.$T182]; [.$P$1]; IF(ISNUMBER([.$Y182]); [.$U$1]; &quot;NO PRICING&quot;))); &quot;&quot;)">
            <text:p/>
          </table:table-cell>
          <table:table-cell table:style-name="ce45" table:formula="of:=IF([.$A182] &lt;&gt; &quot;&quot;; IF(MIN([.$O182];[.$T182];[.$Y182]) = [.$O182]; [.$K182]; IF(MIN([.$O182];[.$T182];[.$Y182]) = [.$T182]; [.$P182]; IF(ISNUMBER([.$Y182]); [.$U182]; &quot;NO PRICING&quot;))); &quot;&quot;)">
            <text:p/>
          </table:table-cell>
          <table:table-cell table:style-name="ce48" table:formula="of:=IF([.$A182] &lt;&gt; &quot;&quot;; IF(MIN([.$O182];[.$T182];[.$Y182]) = [.$O182]; [.$N182]; IF(MIN([.$O182];[.$T182];[.$Y182]) = [.$T182]; [.$S182]; IF(ISNUMBER([.$Y182]); [.$X182]; &quot;NO PRICING&quot;))); &quot;&quot;)">
            <text:p/>
          </table:table-cell>
          <table:table-cell table:style-name="ce51" table:formula="of:=IF([.$A182] &lt;&gt; &quot;&quot;; IF(MIN([.$O182];[.$T182];[.$Y182]) = [.$O182]; [.$O182]; IF(MIN([.$O182];[.$T182];[.$Y182]) = [.$T182]; [.$T182]; IF(ISNUMBER([.$Y182]); [.$Y182]; &quot;NO PRICING&quot;))); &quot;&quot;)">
            <text:p/>
          </table:table-cell>
          <table:table-cell table:style-name="ce55"/>
          <table:table-cell table:style-name="ce7" table:formula="of:=[.H182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3])">
            <text:p/>
          </table:table-cell>
          <table:table-cell table:style-name="ce7" table:formula="of:=T([source.C183])">
            <text:p/>
          </table:table-cell>
          <table:table-cell table:style-name="ce7" table:formula="of:=T([source.D183])">
            <text:p/>
          </table:table-cell>
          <table:table-cell table:style-name="ce16" table:formula="of:=T([source.E183])">
            <text:p/>
          </table:table-cell>
          <table:table-cell table:style-name="ce7" table:formula="of:=[source.A183]" office:value-type="float" office:value="0">
            <text:p>0</text:p>
          </table:table-cell>
          <table:table-cell table:style-name="ce7" table:formula="of:=ROUND([.E183]* (1 + extra))" office:value-type="float" office:value="0">
            <text:p>0</text:p>
          </table:table-cell>
          <table:table-cell table:style-name="ce7" table:formula="of:=MAX([.F183];[.E183]+1)" office:value-type="float" office:value="1">
            <text:p>1</text:p>
          </table:table-cell>
          <table:table-cell table:style-name="ce18"/>
          <table:table-cell table:style-name="ce7" table:formula="of:=[.G183]-[.H183]" office:value-type="float" office:value="1">
            <text:p>1</text:p>
          </table:table-cell>
          <table:table-cell table:style-name="ce7"/>
          <table:table-cell table:style-name="ce24" table:formula="of:=[source.F183]" office:value-type="float" office:value="0">
            <text:p/>
          </table:table-cell>
          <table:table-cell table:style-name="ce30" table:formula="of:=[source.G183]" office:value-type="float" office:value="0">
            <text:p>0.000</text:p>
          </table:table-cell>
          <table:table-cell table:style-name="ce7" table:formula="of:=[source.H183]" office:value-type="float" office:value="0">
            <text:p>0</text:p>
          </table:table-cell>
          <table:table-cell table:style-name="ce7" table:formula="of:=CEILING([.$H183];[.M183])" office:value-type="float" office:value="0">
            <text:p>0</text:p>
          </table:table-cell>
          <table:table-cell table:style-name="ce36" table:formula="of:=IF([.N183]*[.L183] &gt; 0; [.N183]*[.L183]; &quot;&quot;)">
            <text:p/>
          </table:table-cell>
          <table:table-cell table:style-name="ce24" table:formula="of:=[source.I183]" office:value-type="float" office:value="0">
            <text:p/>
          </table:table-cell>
          <table:table-cell table:style-name="ce30" table:formula="of:=[source.J183]" office:value-type="float" office:value="0">
            <text:p>0.000</text:p>
          </table:table-cell>
          <table:table-cell table:style-name="ce7" table:formula="of:=[source.K183]" office:value-type="float" office:value="0">
            <text:p>0</text:p>
          </table:table-cell>
          <table:table-cell table:style-name="ce7" table:formula="of:=CEILING([.$H183];[.R183])" office:value-type="float" office:value="0">
            <text:p>0</text:p>
          </table:table-cell>
          <table:table-cell table:style-name="ce36" table:formula="of:=IF([.S183]*[.Q183] &gt; 0; [.S183]*[.Q183]; &quot;&quot;)">
            <text:p/>
          </table:table-cell>
          <table:table-cell table:style-name="ce24" table:formula="of:=[source.L18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3]" office:value-type="float" office:value="0">
            <text:p>0</text:p>
          </table:table-cell>
          <table:table-cell table:style-name="ce7" table:formula="of:=CEILING([.$H183];[.W183])" office:value-type="float" office:value="0">
            <text:p>0</text:p>
          </table:table-cell>
          <table:table-cell table:style-name="ce36" table:formula="of:=IF([.X183]*[.V183] &gt; 0; [.X183]*[.V183]; &quot;&quot;)">
            <text:p/>
          </table:table-cell>
          <table:table-cell table:style-name="ce40" table:formula="of:=IF([.$A183] &lt;&gt; &quot;&quot;; IF(MIN([.$O183];[.$T183];[.$Y183]) = [.$O183]; [.$K$1]; IF(MIN([.$O183];[.$T183];[.$Y183]) = [.$T183]; [.$P$1]; IF(ISNUMBER([.$Y183]); [.$U$1]; &quot;NO PRICING&quot;))); &quot;&quot;)">
            <text:p/>
          </table:table-cell>
          <table:table-cell table:style-name="ce45" table:formula="of:=IF([.$A183] &lt;&gt; &quot;&quot;; IF(MIN([.$O183];[.$T183];[.$Y183]) = [.$O183]; [.$K183]; IF(MIN([.$O183];[.$T183];[.$Y183]) = [.$T183]; [.$P183]; IF(ISNUMBER([.$Y183]); [.$U183]; &quot;NO PRICING&quot;))); &quot;&quot;)">
            <text:p/>
          </table:table-cell>
          <table:table-cell table:style-name="ce48" table:formula="of:=IF([.$A183] &lt;&gt; &quot;&quot;; IF(MIN([.$O183];[.$T183];[.$Y183]) = [.$O183]; [.$N183]; IF(MIN([.$O183];[.$T183];[.$Y183]) = [.$T183]; [.$S183]; IF(ISNUMBER([.$Y183]); [.$X183]; &quot;NO PRICING&quot;))); &quot;&quot;)">
            <text:p/>
          </table:table-cell>
          <table:table-cell table:style-name="ce51" table:formula="of:=IF([.$A183] &lt;&gt; &quot;&quot;; IF(MIN([.$O183];[.$T183];[.$Y183]) = [.$O183]; [.$O183]; IF(MIN([.$O183];[.$T183];[.$Y183]) = [.$T183]; [.$T183]; IF(ISNUMBER([.$Y183]); [.$Y183]; &quot;NO PRICING&quot;))); &quot;&quot;)">
            <text:p/>
          </table:table-cell>
          <table:table-cell table:style-name="ce55"/>
          <table:table-cell table:style-name="ce7" table:formula="of:=[.H183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4])">
            <text:p/>
          </table:table-cell>
          <table:table-cell table:style-name="ce7" table:formula="of:=T([source.C184])">
            <text:p/>
          </table:table-cell>
          <table:table-cell table:style-name="ce7" table:formula="of:=T([source.D184])">
            <text:p/>
          </table:table-cell>
          <table:table-cell table:style-name="ce16" table:formula="of:=T([source.E184])">
            <text:p/>
          </table:table-cell>
          <table:table-cell table:style-name="ce7" table:formula="of:=[source.A184]" office:value-type="float" office:value="0">
            <text:p>0</text:p>
          </table:table-cell>
          <table:table-cell table:style-name="ce7" table:formula="of:=ROUND([.E184]* (1 + extra))" office:value-type="float" office:value="0">
            <text:p>0</text:p>
          </table:table-cell>
          <table:table-cell table:style-name="ce7" table:formula="of:=MAX([.F184];[.E184]+1)" office:value-type="float" office:value="1">
            <text:p>1</text:p>
          </table:table-cell>
          <table:table-cell table:style-name="ce18"/>
          <table:table-cell table:style-name="ce7" table:formula="of:=[.G184]-[.H184]" office:value-type="float" office:value="1">
            <text:p>1</text:p>
          </table:table-cell>
          <table:table-cell table:style-name="ce7"/>
          <table:table-cell table:style-name="ce24" table:formula="of:=[source.F184]" office:value-type="float" office:value="0">
            <text:p/>
          </table:table-cell>
          <table:table-cell table:style-name="ce30" table:formula="of:=[source.G184]" office:value-type="float" office:value="0">
            <text:p>0.000</text:p>
          </table:table-cell>
          <table:table-cell table:style-name="ce7" table:formula="of:=[source.H184]" office:value-type="float" office:value="0">
            <text:p>0</text:p>
          </table:table-cell>
          <table:table-cell table:style-name="ce7" table:formula="of:=CEILING([.$H184];[.M184])" office:value-type="float" office:value="0">
            <text:p>0</text:p>
          </table:table-cell>
          <table:table-cell table:style-name="ce36" table:formula="of:=IF([.N184]*[.L184] &gt; 0; [.N184]*[.L184]; &quot;&quot;)">
            <text:p/>
          </table:table-cell>
          <table:table-cell table:style-name="ce24" table:formula="of:=[source.I184]" office:value-type="float" office:value="0">
            <text:p/>
          </table:table-cell>
          <table:table-cell table:style-name="ce30" table:formula="of:=[source.J184]" office:value-type="float" office:value="0">
            <text:p>0.000</text:p>
          </table:table-cell>
          <table:table-cell table:style-name="ce7" table:formula="of:=[source.K184]" office:value-type="float" office:value="0">
            <text:p>0</text:p>
          </table:table-cell>
          <table:table-cell table:style-name="ce7" table:formula="of:=CEILING([.$H184];[.R184])" office:value-type="float" office:value="0">
            <text:p>0</text:p>
          </table:table-cell>
          <table:table-cell table:style-name="ce36" table:formula="of:=IF([.S184]*[.Q184] &gt; 0; [.S184]*[.Q184]; &quot;&quot;)">
            <text:p/>
          </table:table-cell>
          <table:table-cell table:style-name="ce24" table:formula="of:=[source.L18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4]" office:value-type="float" office:value="0">
            <text:p>0</text:p>
          </table:table-cell>
          <table:table-cell table:style-name="ce7" table:formula="of:=CEILING([.$H184];[.W184])" office:value-type="float" office:value="0">
            <text:p>0</text:p>
          </table:table-cell>
          <table:table-cell table:style-name="ce36" table:formula="of:=IF([.X184]*[.V184] &gt; 0; [.X184]*[.V184]; &quot;&quot;)">
            <text:p/>
          </table:table-cell>
          <table:table-cell table:style-name="ce40" table:formula="of:=IF([.$A184] &lt;&gt; &quot;&quot;; IF(MIN([.$O184];[.$T184];[.$Y184]) = [.$O184]; [.$K$1]; IF(MIN([.$O184];[.$T184];[.$Y184]) = [.$T184]; [.$P$1]; IF(ISNUMBER([.$Y184]); [.$U$1]; &quot;NO PRICING&quot;))); &quot;&quot;)">
            <text:p/>
          </table:table-cell>
          <table:table-cell table:style-name="ce45" table:formula="of:=IF([.$A184] &lt;&gt; &quot;&quot;; IF(MIN([.$O184];[.$T184];[.$Y184]) = [.$O184]; [.$K184]; IF(MIN([.$O184];[.$T184];[.$Y184]) = [.$T184]; [.$P184]; IF(ISNUMBER([.$Y184]); [.$U184]; &quot;NO PRICING&quot;))); &quot;&quot;)">
            <text:p/>
          </table:table-cell>
          <table:table-cell table:style-name="ce48" table:formula="of:=IF([.$A184] &lt;&gt; &quot;&quot;; IF(MIN([.$O184];[.$T184];[.$Y184]) = [.$O184]; [.$N184]; IF(MIN([.$O184];[.$T184];[.$Y184]) = [.$T184]; [.$S184]; IF(ISNUMBER([.$Y184]); [.$X184]; &quot;NO PRICING&quot;))); &quot;&quot;)">
            <text:p/>
          </table:table-cell>
          <table:table-cell table:style-name="ce51" table:formula="of:=IF([.$A184] &lt;&gt; &quot;&quot;; IF(MIN([.$O184];[.$T184];[.$Y184]) = [.$O184]; [.$O184]; IF(MIN([.$O184];[.$T184];[.$Y184]) = [.$T184]; [.$T184]; IF(ISNUMBER([.$Y184]); [.$Y184]; &quot;NO PRICING&quot;))); &quot;&quot;)">
            <text:p/>
          </table:table-cell>
          <table:table-cell table:style-name="ce55"/>
          <table:table-cell table:style-name="ce7" table:formula="of:=[.H18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5])">
            <text:p/>
          </table:table-cell>
          <table:table-cell table:style-name="ce7" table:formula="of:=T([source.C185])">
            <text:p/>
          </table:table-cell>
          <table:table-cell table:style-name="ce7" table:formula="of:=T([source.D185])">
            <text:p/>
          </table:table-cell>
          <table:table-cell table:style-name="ce16" table:formula="of:=T([source.E185])">
            <text:p/>
          </table:table-cell>
          <table:table-cell table:style-name="ce7" table:formula="of:=[source.A185]" office:value-type="float" office:value="0">
            <text:p>0</text:p>
          </table:table-cell>
          <table:table-cell table:style-name="ce7" table:formula="of:=ROUND([.E185]* (1 + extra))" office:value-type="float" office:value="0">
            <text:p>0</text:p>
          </table:table-cell>
          <table:table-cell table:style-name="ce7" table:formula="of:=MAX([.F185];[.E185]+1)" office:value-type="float" office:value="1">
            <text:p>1</text:p>
          </table:table-cell>
          <table:table-cell table:style-name="ce18"/>
          <table:table-cell table:style-name="ce7" table:formula="of:=[.G185]-[.H185]" office:value-type="float" office:value="1">
            <text:p>1</text:p>
          </table:table-cell>
          <table:table-cell table:style-name="ce7"/>
          <table:table-cell table:style-name="ce24" table:formula="of:=[source.F185]" office:value-type="float" office:value="0">
            <text:p/>
          </table:table-cell>
          <table:table-cell table:style-name="ce30" table:formula="of:=[source.G185]" office:value-type="float" office:value="0">
            <text:p>0.000</text:p>
          </table:table-cell>
          <table:table-cell table:style-name="ce7" table:formula="of:=[source.H185]" office:value-type="float" office:value="0">
            <text:p>0</text:p>
          </table:table-cell>
          <table:table-cell table:style-name="ce7" table:formula="of:=CEILING([.$H185];[.M185])" office:value-type="float" office:value="0">
            <text:p>0</text:p>
          </table:table-cell>
          <table:table-cell table:style-name="ce36" table:formula="of:=IF([.N185]*[.L185] &gt; 0; [.N185]*[.L185]; &quot;&quot;)">
            <text:p/>
          </table:table-cell>
          <table:table-cell table:style-name="ce24" table:formula="of:=[source.I185]" office:value-type="float" office:value="0">
            <text:p/>
          </table:table-cell>
          <table:table-cell table:style-name="ce30" table:formula="of:=[source.J185]" office:value-type="float" office:value="0">
            <text:p>0.000</text:p>
          </table:table-cell>
          <table:table-cell table:style-name="ce7" table:formula="of:=[source.K185]" office:value-type="float" office:value="0">
            <text:p>0</text:p>
          </table:table-cell>
          <table:table-cell table:style-name="ce7" table:formula="of:=CEILING([.$H185];[.R185])" office:value-type="float" office:value="0">
            <text:p>0</text:p>
          </table:table-cell>
          <table:table-cell table:style-name="ce36" table:formula="of:=IF([.S185]*[.Q185] &gt; 0; [.S185]*[.Q185]; &quot;&quot;)">
            <text:p/>
          </table:table-cell>
          <table:table-cell table:style-name="ce24" table:formula="of:=[source.L18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5]" office:value-type="float" office:value="0">
            <text:p>0</text:p>
          </table:table-cell>
          <table:table-cell table:style-name="ce7" table:formula="of:=CEILING([.$H185];[.W185])" office:value-type="float" office:value="0">
            <text:p>0</text:p>
          </table:table-cell>
          <table:table-cell table:style-name="ce36" table:formula="of:=IF([.X185]*[.V185] &gt; 0; [.X185]*[.V185]; &quot;&quot;)">
            <text:p/>
          </table:table-cell>
          <table:table-cell table:style-name="ce40" table:formula="of:=IF([.$A185] &lt;&gt; &quot;&quot;; IF(MIN([.$O185];[.$T185];[.$Y185]) = [.$O185]; [.$K$1]; IF(MIN([.$O185];[.$T185];[.$Y185]) = [.$T185]; [.$P$1]; IF(ISNUMBER([.$Y185]); [.$U$1]; &quot;NO PRICING&quot;))); &quot;&quot;)">
            <text:p/>
          </table:table-cell>
          <table:table-cell table:style-name="ce45" table:formula="of:=IF([.$A185] &lt;&gt; &quot;&quot;; IF(MIN([.$O185];[.$T185];[.$Y185]) = [.$O185]; [.$K185]; IF(MIN([.$O185];[.$T185];[.$Y185]) = [.$T185]; [.$P185]; IF(ISNUMBER([.$Y185]); [.$U185]; &quot;NO PRICING&quot;))); &quot;&quot;)">
            <text:p/>
          </table:table-cell>
          <table:table-cell table:style-name="ce48" table:formula="of:=IF([.$A185] &lt;&gt; &quot;&quot;; IF(MIN([.$O185];[.$T185];[.$Y185]) = [.$O185]; [.$N185]; IF(MIN([.$O185];[.$T185];[.$Y185]) = [.$T185]; [.$S185]; IF(ISNUMBER([.$Y185]); [.$X185]; &quot;NO PRICING&quot;))); &quot;&quot;)">
            <text:p/>
          </table:table-cell>
          <table:table-cell table:style-name="ce51" table:formula="of:=IF([.$A185] &lt;&gt; &quot;&quot;; IF(MIN([.$O185];[.$T185];[.$Y185]) = [.$O185]; [.$O185]; IF(MIN([.$O185];[.$T185];[.$Y185]) = [.$T185]; [.$T185]; IF(ISNUMBER([.$Y185]); [.$Y185]; &quot;NO PRICING&quot;))); &quot;&quot;)">
            <text:p/>
          </table:table-cell>
          <table:table-cell table:style-name="ce55"/>
          <table:table-cell table:style-name="ce7" table:formula="of:=[.H185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6])">
            <text:p/>
          </table:table-cell>
          <table:table-cell table:style-name="ce7" table:formula="of:=T([source.C186])">
            <text:p/>
          </table:table-cell>
          <table:table-cell table:style-name="ce7" table:formula="of:=T([source.D186])">
            <text:p/>
          </table:table-cell>
          <table:table-cell table:style-name="ce16" table:formula="of:=T([source.E186])">
            <text:p/>
          </table:table-cell>
          <table:table-cell table:style-name="ce7" table:formula="of:=[source.A186]" office:value-type="float" office:value="0">
            <text:p>0</text:p>
          </table:table-cell>
          <table:table-cell table:style-name="ce7" table:formula="of:=ROUND([.E186]* (1 + extra))" office:value-type="float" office:value="0">
            <text:p>0</text:p>
          </table:table-cell>
          <table:table-cell table:style-name="ce7" table:formula="of:=MAX([.F186];[.E186]+1)" office:value-type="float" office:value="1">
            <text:p>1</text:p>
          </table:table-cell>
          <table:table-cell table:style-name="ce18"/>
          <table:table-cell table:style-name="ce7" table:formula="of:=[.G186]-[.H186]" office:value-type="float" office:value="1">
            <text:p>1</text:p>
          </table:table-cell>
          <table:table-cell table:style-name="ce7"/>
          <table:table-cell table:style-name="ce24" table:formula="of:=[source.F186]" office:value-type="float" office:value="0">
            <text:p/>
          </table:table-cell>
          <table:table-cell table:style-name="ce30" table:formula="of:=[source.G186]" office:value-type="float" office:value="0">
            <text:p>0.000</text:p>
          </table:table-cell>
          <table:table-cell table:style-name="ce7" table:formula="of:=[source.H186]" office:value-type="float" office:value="0">
            <text:p>0</text:p>
          </table:table-cell>
          <table:table-cell table:style-name="ce7" table:formula="of:=CEILING([.$H186];[.M186])" office:value-type="float" office:value="0">
            <text:p>0</text:p>
          </table:table-cell>
          <table:table-cell table:style-name="ce36" table:formula="of:=IF([.N186]*[.L186] &gt; 0; [.N186]*[.L186]; &quot;&quot;)">
            <text:p/>
          </table:table-cell>
          <table:table-cell table:style-name="ce24" table:formula="of:=[source.I186]" office:value-type="float" office:value="0">
            <text:p/>
          </table:table-cell>
          <table:table-cell table:style-name="ce30" table:formula="of:=[source.J186]" office:value-type="float" office:value="0">
            <text:p>0.000</text:p>
          </table:table-cell>
          <table:table-cell table:style-name="ce7" table:formula="of:=[source.K186]" office:value-type="float" office:value="0">
            <text:p>0</text:p>
          </table:table-cell>
          <table:table-cell table:style-name="ce7" table:formula="of:=CEILING([.$H186];[.R186])" office:value-type="float" office:value="0">
            <text:p>0</text:p>
          </table:table-cell>
          <table:table-cell table:style-name="ce36" table:formula="of:=IF([.S186]*[.Q186] &gt; 0; [.S186]*[.Q186]; &quot;&quot;)">
            <text:p/>
          </table:table-cell>
          <table:table-cell table:style-name="ce24" table:formula="of:=[source.L18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6]" office:value-type="float" office:value="0">
            <text:p>0</text:p>
          </table:table-cell>
          <table:table-cell table:style-name="ce7" table:formula="of:=CEILING([.$H186];[.W186])" office:value-type="float" office:value="0">
            <text:p>0</text:p>
          </table:table-cell>
          <table:table-cell table:style-name="ce36" table:formula="of:=IF([.X186]*[.V186] &gt; 0; [.X186]*[.V186]; &quot;&quot;)">
            <text:p/>
          </table:table-cell>
          <table:table-cell table:style-name="ce40" table:formula="of:=IF([.$A186] &lt;&gt; &quot;&quot;; IF(MIN([.$O186];[.$T186];[.$Y186]) = [.$O186]; [.$K$1]; IF(MIN([.$O186];[.$T186];[.$Y186]) = [.$T186]; [.$P$1]; IF(ISNUMBER([.$Y186]); [.$U$1]; &quot;NO PRICING&quot;))); &quot;&quot;)">
            <text:p/>
          </table:table-cell>
          <table:table-cell table:style-name="ce45" table:formula="of:=IF([.$A186] &lt;&gt; &quot;&quot;; IF(MIN([.$O186];[.$T186];[.$Y186]) = [.$O186]; [.$K186]; IF(MIN([.$O186];[.$T186];[.$Y186]) = [.$T186]; [.$P186]; IF(ISNUMBER([.$Y186]); [.$U186]; &quot;NO PRICING&quot;))); &quot;&quot;)">
            <text:p/>
          </table:table-cell>
          <table:table-cell table:style-name="ce48" table:formula="of:=IF([.$A186] &lt;&gt; &quot;&quot;; IF(MIN([.$O186];[.$T186];[.$Y186]) = [.$O186]; [.$N186]; IF(MIN([.$O186];[.$T186];[.$Y186]) = [.$T186]; [.$S186]; IF(ISNUMBER([.$Y186]); [.$X186]; &quot;NO PRICING&quot;))); &quot;&quot;)">
            <text:p/>
          </table:table-cell>
          <table:table-cell table:style-name="ce51" table:formula="of:=IF([.$A186] &lt;&gt; &quot;&quot;; IF(MIN([.$O186];[.$T186];[.$Y186]) = [.$O186]; [.$O186]; IF(MIN([.$O186];[.$T186];[.$Y186]) = [.$T186]; [.$T186]; IF(ISNUMBER([.$Y186]); [.$Y186]; &quot;NO PRICING&quot;))); &quot;&quot;)">
            <text:p/>
          </table:table-cell>
          <table:table-cell table:style-name="ce55"/>
          <table:table-cell table:style-name="ce7" table:formula="of:=[.H186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7])">
            <text:p/>
          </table:table-cell>
          <table:table-cell table:style-name="ce7" table:formula="of:=T([source.C187])">
            <text:p/>
          </table:table-cell>
          <table:table-cell table:style-name="ce7" table:formula="of:=T([source.D187])">
            <text:p/>
          </table:table-cell>
          <table:table-cell table:style-name="ce16" table:formula="of:=T([source.E187])">
            <text:p/>
          </table:table-cell>
          <table:table-cell table:style-name="ce7" table:formula="of:=[source.A187]" office:value-type="float" office:value="0">
            <text:p>0</text:p>
          </table:table-cell>
          <table:table-cell table:style-name="ce7" table:formula="of:=ROUND([.E187]* (1 + extra))" office:value-type="float" office:value="0">
            <text:p>0</text:p>
          </table:table-cell>
          <table:table-cell table:style-name="ce7" table:formula="of:=MAX([.F187];[.E187]+1)" office:value-type="float" office:value="1">
            <text:p>1</text:p>
          </table:table-cell>
          <table:table-cell table:style-name="ce18"/>
          <table:table-cell table:style-name="ce7" table:formula="of:=[.G187]-[.H187]" office:value-type="float" office:value="1">
            <text:p>1</text:p>
          </table:table-cell>
          <table:table-cell table:style-name="ce7"/>
          <table:table-cell table:style-name="ce24" table:formula="of:=[source.F187]" office:value-type="float" office:value="0">
            <text:p/>
          </table:table-cell>
          <table:table-cell table:style-name="ce30" table:formula="of:=[source.G187]" office:value-type="float" office:value="0">
            <text:p>0.000</text:p>
          </table:table-cell>
          <table:table-cell table:style-name="ce7" table:formula="of:=[source.H187]" office:value-type="float" office:value="0">
            <text:p>0</text:p>
          </table:table-cell>
          <table:table-cell table:style-name="ce7" table:formula="of:=CEILING([.$H187];[.M187])" office:value-type="float" office:value="0">
            <text:p>0</text:p>
          </table:table-cell>
          <table:table-cell table:style-name="ce36" table:formula="of:=IF([.N187]*[.L187] &gt; 0; [.N187]*[.L187]; &quot;&quot;)">
            <text:p/>
          </table:table-cell>
          <table:table-cell table:style-name="ce24" table:formula="of:=[source.I187]" office:value-type="float" office:value="0">
            <text:p/>
          </table:table-cell>
          <table:table-cell table:style-name="ce30" table:formula="of:=[source.J187]" office:value-type="float" office:value="0">
            <text:p>0.000</text:p>
          </table:table-cell>
          <table:table-cell table:style-name="ce7" table:formula="of:=[source.K187]" office:value-type="float" office:value="0">
            <text:p>0</text:p>
          </table:table-cell>
          <table:table-cell table:style-name="ce7" table:formula="of:=CEILING([.$H187];[.R187])" office:value-type="float" office:value="0">
            <text:p>0</text:p>
          </table:table-cell>
          <table:table-cell table:style-name="ce36" table:formula="of:=IF([.S187]*[.Q187] &gt; 0; [.S187]*[.Q187]; &quot;&quot;)">
            <text:p/>
          </table:table-cell>
          <table:table-cell table:style-name="ce24" table:formula="of:=[source.L18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7]" office:value-type="float" office:value="0">
            <text:p>0</text:p>
          </table:table-cell>
          <table:table-cell table:style-name="ce7" table:formula="of:=CEILING([.$H187];[.W187])" office:value-type="float" office:value="0">
            <text:p>0</text:p>
          </table:table-cell>
          <table:table-cell table:style-name="ce36" table:formula="of:=IF([.X187]*[.V187] &gt; 0; [.X187]*[.V187]; &quot;&quot;)">
            <text:p/>
          </table:table-cell>
          <table:table-cell table:style-name="ce40" table:formula="of:=IF([.$A187] &lt;&gt; &quot;&quot;; IF(MIN([.$O187];[.$T187];[.$Y187]) = [.$O187]; [.$K$1]; IF(MIN([.$O187];[.$T187];[.$Y187]) = [.$T187]; [.$P$1]; IF(ISNUMBER([.$Y187]); [.$U$1]; &quot;NO PRICING&quot;))); &quot;&quot;)">
            <text:p/>
          </table:table-cell>
          <table:table-cell table:style-name="ce45" table:formula="of:=IF([.$A187] &lt;&gt; &quot;&quot;; IF(MIN([.$O187];[.$T187];[.$Y187]) = [.$O187]; [.$K187]; IF(MIN([.$O187];[.$T187];[.$Y187]) = [.$T187]; [.$P187]; IF(ISNUMBER([.$Y187]); [.$U187]; &quot;NO PRICING&quot;))); &quot;&quot;)">
            <text:p/>
          </table:table-cell>
          <table:table-cell table:style-name="ce48" table:formula="of:=IF([.$A187] &lt;&gt; &quot;&quot;; IF(MIN([.$O187];[.$T187];[.$Y187]) = [.$O187]; [.$N187]; IF(MIN([.$O187];[.$T187];[.$Y187]) = [.$T187]; [.$S187]; IF(ISNUMBER([.$Y187]); [.$X187]; &quot;NO PRICING&quot;))); &quot;&quot;)">
            <text:p/>
          </table:table-cell>
          <table:table-cell table:style-name="ce51" table:formula="of:=IF([.$A187] &lt;&gt; &quot;&quot;; IF(MIN([.$O187];[.$T187];[.$Y187]) = [.$O187]; [.$O187]; IF(MIN([.$O187];[.$T187];[.$Y187]) = [.$T187]; [.$T187]; IF(ISNUMBER([.$Y187]); [.$Y187]; &quot;NO PRICING&quot;))); &quot;&quot;)">
            <text:p/>
          </table:table-cell>
          <table:table-cell table:style-name="ce55"/>
          <table:table-cell table:style-name="ce7" table:formula="of:=[.H187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8])">
            <text:p/>
          </table:table-cell>
          <table:table-cell table:style-name="ce7" table:formula="of:=T([source.C188])">
            <text:p/>
          </table:table-cell>
          <table:table-cell table:style-name="ce7" table:formula="of:=T([source.D188])">
            <text:p/>
          </table:table-cell>
          <table:table-cell table:style-name="ce16" table:formula="of:=T([source.E188])">
            <text:p/>
          </table:table-cell>
          <table:table-cell table:style-name="ce7" table:formula="of:=[source.A188]" office:value-type="float" office:value="0">
            <text:p>0</text:p>
          </table:table-cell>
          <table:table-cell table:style-name="ce7" table:formula="of:=ROUND([.E188]* (1 + extra))" office:value-type="float" office:value="0">
            <text:p>0</text:p>
          </table:table-cell>
          <table:table-cell table:style-name="ce7" table:formula="of:=MAX([.F188];[.E188]+1)" office:value-type="float" office:value="1">
            <text:p>1</text:p>
          </table:table-cell>
          <table:table-cell table:style-name="ce18"/>
          <table:table-cell table:style-name="ce7" table:formula="of:=[.G188]-[.H188]" office:value-type="float" office:value="1">
            <text:p>1</text:p>
          </table:table-cell>
          <table:table-cell table:style-name="ce7"/>
          <table:table-cell table:style-name="ce24" table:formula="of:=[source.F188]" office:value-type="float" office:value="0">
            <text:p/>
          </table:table-cell>
          <table:table-cell table:style-name="ce30" table:formula="of:=[source.G188]" office:value-type="float" office:value="0">
            <text:p>0.000</text:p>
          </table:table-cell>
          <table:table-cell table:style-name="ce7" table:formula="of:=[source.H188]" office:value-type="float" office:value="0">
            <text:p>0</text:p>
          </table:table-cell>
          <table:table-cell table:style-name="ce7" table:formula="of:=CEILING([.$H188];[.M188])" office:value-type="float" office:value="0">
            <text:p>0</text:p>
          </table:table-cell>
          <table:table-cell table:style-name="ce36" table:formula="of:=IF([.N188]*[.L188] &gt; 0; [.N188]*[.L188]; &quot;&quot;)">
            <text:p/>
          </table:table-cell>
          <table:table-cell table:style-name="ce24" table:formula="of:=[source.I188]" office:value-type="float" office:value="0">
            <text:p/>
          </table:table-cell>
          <table:table-cell table:style-name="ce30" table:formula="of:=[source.J188]" office:value-type="float" office:value="0">
            <text:p>0.000</text:p>
          </table:table-cell>
          <table:table-cell table:style-name="ce7" table:formula="of:=[source.K188]" office:value-type="float" office:value="0">
            <text:p>0</text:p>
          </table:table-cell>
          <table:table-cell table:style-name="ce7" table:formula="of:=CEILING([.$H188];[.R188])" office:value-type="float" office:value="0">
            <text:p>0</text:p>
          </table:table-cell>
          <table:table-cell table:style-name="ce36" table:formula="of:=IF([.S188]*[.Q188] &gt; 0; [.S188]*[.Q188]; &quot;&quot;)">
            <text:p/>
          </table:table-cell>
          <table:table-cell table:style-name="ce24" table:formula="of:=[source.L18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8]" office:value-type="float" office:value="0">
            <text:p>0</text:p>
          </table:table-cell>
          <table:table-cell table:style-name="ce7" table:formula="of:=CEILING([.$H188];[.W188])" office:value-type="float" office:value="0">
            <text:p>0</text:p>
          </table:table-cell>
          <table:table-cell table:style-name="ce36" table:formula="of:=IF([.X188]*[.V188] &gt; 0; [.X188]*[.V188]; &quot;&quot;)">
            <text:p/>
          </table:table-cell>
          <table:table-cell table:style-name="ce40" table:formula="of:=IF([.$A188] &lt;&gt; &quot;&quot;; IF(MIN([.$O188];[.$T188];[.$Y188]) = [.$O188]; [.$K$1]; IF(MIN([.$O188];[.$T188];[.$Y188]) = [.$T188]; [.$P$1]; IF(ISNUMBER([.$Y188]); [.$U$1]; &quot;NO PRICING&quot;))); &quot;&quot;)">
            <text:p/>
          </table:table-cell>
          <table:table-cell table:style-name="ce45" table:formula="of:=IF([.$A188] &lt;&gt; &quot;&quot;; IF(MIN([.$O188];[.$T188];[.$Y188]) = [.$O188]; [.$K188]; IF(MIN([.$O188];[.$T188];[.$Y188]) = [.$T188]; [.$P188]; IF(ISNUMBER([.$Y188]); [.$U188]; &quot;NO PRICING&quot;))); &quot;&quot;)">
            <text:p/>
          </table:table-cell>
          <table:table-cell table:style-name="ce48" table:formula="of:=IF([.$A188] &lt;&gt; &quot;&quot;; IF(MIN([.$O188];[.$T188];[.$Y188]) = [.$O188]; [.$N188]; IF(MIN([.$O188];[.$T188];[.$Y188]) = [.$T188]; [.$S188]; IF(ISNUMBER([.$Y188]); [.$X188]; &quot;NO PRICING&quot;))); &quot;&quot;)">
            <text:p/>
          </table:table-cell>
          <table:table-cell table:style-name="ce51" table:formula="of:=IF([.$A188] &lt;&gt; &quot;&quot;; IF(MIN([.$O188];[.$T188];[.$Y188]) = [.$O188]; [.$O188]; IF(MIN([.$O188];[.$T188];[.$Y188]) = [.$T188]; [.$T188]; IF(ISNUMBER([.$Y188]); [.$Y188]; &quot;NO PRICING&quot;))); &quot;&quot;)">
            <text:p/>
          </table:table-cell>
          <table:table-cell table:style-name="ce55"/>
          <table:table-cell table:style-name="ce7" table:formula="of:=[.H188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89])">
            <text:p/>
          </table:table-cell>
          <table:table-cell table:style-name="ce7" table:formula="of:=T([source.C189])">
            <text:p/>
          </table:table-cell>
          <table:table-cell table:style-name="ce7" table:formula="of:=T([source.D189])">
            <text:p/>
          </table:table-cell>
          <table:table-cell table:style-name="ce16" table:formula="of:=T([source.E189])">
            <text:p/>
          </table:table-cell>
          <table:table-cell table:style-name="ce7" table:formula="of:=[source.A189]" office:value-type="float" office:value="0">
            <text:p>0</text:p>
          </table:table-cell>
          <table:table-cell table:style-name="ce7" table:formula="of:=ROUND([.E189]* (1 + extra))" office:value-type="float" office:value="0">
            <text:p>0</text:p>
          </table:table-cell>
          <table:table-cell table:style-name="ce7" table:formula="of:=MAX([.F189];[.E189]+1)" office:value-type="float" office:value="1">
            <text:p>1</text:p>
          </table:table-cell>
          <table:table-cell table:style-name="ce18"/>
          <table:table-cell table:style-name="ce7" table:formula="of:=[.G189]-[.H189]" office:value-type="float" office:value="1">
            <text:p>1</text:p>
          </table:table-cell>
          <table:table-cell table:style-name="ce7"/>
          <table:table-cell table:style-name="ce24" table:formula="of:=[source.F189]" office:value-type="float" office:value="0">
            <text:p/>
          </table:table-cell>
          <table:table-cell table:style-name="ce30" table:formula="of:=[source.G189]" office:value-type="float" office:value="0">
            <text:p>0.000</text:p>
          </table:table-cell>
          <table:table-cell table:style-name="ce7" table:formula="of:=[source.H189]" office:value-type="float" office:value="0">
            <text:p>0</text:p>
          </table:table-cell>
          <table:table-cell table:style-name="ce7" table:formula="of:=CEILING([.$H189];[.M189])" office:value-type="float" office:value="0">
            <text:p>0</text:p>
          </table:table-cell>
          <table:table-cell table:style-name="ce36" table:formula="of:=IF([.N189]*[.L189] &gt; 0; [.N189]*[.L189]; &quot;&quot;)">
            <text:p/>
          </table:table-cell>
          <table:table-cell table:style-name="ce24" table:formula="of:=[source.I189]" office:value-type="float" office:value="0">
            <text:p/>
          </table:table-cell>
          <table:table-cell table:style-name="ce30" table:formula="of:=[source.J189]" office:value-type="float" office:value="0">
            <text:p>0.000</text:p>
          </table:table-cell>
          <table:table-cell table:style-name="ce7" table:formula="of:=[source.K189]" office:value-type="float" office:value="0">
            <text:p>0</text:p>
          </table:table-cell>
          <table:table-cell table:style-name="ce7" table:formula="of:=CEILING([.$H189];[.R189])" office:value-type="float" office:value="0">
            <text:p>0</text:p>
          </table:table-cell>
          <table:table-cell table:style-name="ce36" table:formula="of:=IF([.S189]*[.Q189] &gt; 0; [.S189]*[.Q189]; &quot;&quot;)">
            <text:p/>
          </table:table-cell>
          <table:table-cell table:style-name="ce24" table:formula="of:=[source.L18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89]" office:value-type="float" office:value="0">
            <text:p>0</text:p>
          </table:table-cell>
          <table:table-cell table:style-name="ce7" table:formula="of:=CEILING([.$H189];[.W189])" office:value-type="float" office:value="0">
            <text:p>0</text:p>
          </table:table-cell>
          <table:table-cell table:style-name="ce36" table:formula="of:=IF([.X189]*[.V189] &gt; 0; [.X189]*[.V189]; &quot;&quot;)">
            <text:p/>
          </table:table-cell>
          <table:table-cell table:style-name="ce40" table:formula="of:=IF([.$A189] &lt;&gt; &quot;&quot;; IF(MIN([.$O189];[.$T189];[.$Y189]) = [.$O189]; [.$K$1]; IF(MIN([.$O189];[.$T189];[.$Y189]) = [.$T189]; [.$P$1]; IF(ISNUMBER([.$Y189]); [.$U$1]; &quot;NO PRICING&quot;))); &quot;&quot;)">
            <text:p/>
          </table:table-cell>
          <table:table-cell table:style-name="ce45" table:formula="of:=IF([.$A189] &lt;&gt; &quot;&quot;; IF(MIN([.$O189];[.$T189];[.$Y189]) = [.$O189]; [.$K189]; IF(MIN([.$O189];[.$T189];[.$Y189]) = [.$T189]; [.$P189]; IF(ISNUMBER([.$Y189]); [.$U189]; &quot;NO PRICING&quot;))); &quot;&quot;)">
            <text:p/>
          </table:table-cell>
          <table:table-cell table:style-name="ce48" table:formula="of:=IF([.$A189] &lt;&gt; &quot;&quot;; IF(MIN([.$O189];[.$T189];[.$Y189]) = [.$O189]; [.$N189]; IF(MIN([.$O189];[.$T189];[.$Y189]) = [.$T189]; [.$S189]; IF(ISNUMBER([.$Y189]); [.$X189]; &quot;NO PRICING&quot;))); &quot;&quot;)">
            <text:p/>
          </table:table-cell>
          <table:table-cell table:style-name="ce51" table:formula="of:=IF([.$A189] &lt;&gt; &quot;&quot;; IF(MIN([.$O189];[.$T189];[.$Y189]) = [.$O189]; [.$O189]; IF(MIN([.$O189];[.$T189];[.$Y189]) = [.$T189]; [.$T189]; IF(ISNUMBER([.$Y189]); [.$Y189]; &quot;NO PRICING&quot;))); &quot;&quot;)">
            <text:p/>
          </table:table-cell>
          <table:table-cell table:style-name="ce55"/>
          <table:table-cell table:style-name="ce7" table:formula="of:=[.H189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0])">
            <text:p/>
          </table:table-cell>
          <table:table-cell table:style-name="ce7" table:formula="of:=T([source.C190])">
            <text:p/>
          </table:table-cell>
          <table:table-cell table:style-name="ce7" table:formula="of:=T([source.D190])">
            <text:p/>
          </table:table-cell>
          <table:table-cell table:style-name="ce16" table:formula="of:=T([source.E190])">
            <text:p/>
          </table:table-cell>
          <table:table-cell table:style-name="ce7" table:formula="of:=[source.A190]" office:value-type="float" office:value="0">
            <text:p>0</text:p>
          </table:table-cell>
          <table:table-cell table:style-name="ce7" table:formula="of:=ROUND([.E190]* (1 + extra))" office:value-type="float" office:value="0">
            <text:p>0</text:p>
          </table:table-cell>
          <table:table-cell table:style-name="ce7" table:formula="of:=MAX([.F190];[.E190]+1)" office:value-type="float" office:value="1">
            <text:p>1</text:p>
          </table:table-cell>
          <table:table-cell table:style-name="ce18"/>
          <table:table-cell table:style-name="ce7" table:formula="of:=[.G190]-[.H190]" office:value-type="float" office:value="1">
            <text:p>1</text:p>
          </table:table-cell>
          <table:table-cell table:style-name="ce7"/>
          <table:table-cell table:style-name="ce24" table:formula="of:=[source.F190]" office:value-type="float" office:value="0">
            <text:p/>
          </table:table-cell>
          <table:table-cell table:style-name="ce30" table:formula="of:=[source.G190]" office:value-type="float" office:value="0">
            <text:p>0.000</text:p>
          </table:table-cell>
          <table:table-cell table:style-name="ce7" table:formula="of:=[source.H190]" office:value-type="float" office:value="0">
            <text:p>0</text:p>
          </table:table-cell>
          <table:table-cell table:style-name="ce7" table:formula="of:=CEILING([.$H190];[.M190])" office:value-type="float" office:value="0">
            <text:p>0</text:p>
          </table:table-cell>
          <table:table-cell table:style-name="ce36" table:formula="of:=IF([.N190]*[.L190] &gt; 0; [.N190]*[.L190]; &quot;&quot;)">
            <text:p/>
          </table:table-cell>
          <table:table-cell table:style-name="ce24" table:formula="of:=[source.I190]" office:value-type="float" office:value="0">
            <text:p/>
          </table:table-cell>
          <table:table-cell table:style-name="ce30" table:formula="of:=[source.J190]" office:value-type="float" office:value="0">
            <text:p>0.000</text:p>
          </table:table-cell>
          <table:table-cell table:style-name="ce7" table:formula="of:=[source.K190]" office:value-type="float" office:value="0">
            <text:p>0</text:p>
          </table:table-cell>
          <table:table-cell table:style-name="ce7" table:formula="of:=CEILING([.$H190];[.R190])" office:value-type="float" office:value="0">
            <text:p>0</text:p>
          </table:table-cell>
          <table:table-cell table:style-name="ce36" table:formula="of:=IF([.S190]*[.Q190] &gt; 0; [.S190]*[.Q190]; &quot;&quot;)">
            <text:p/>
          </table:table-cell>
          <table:table-cell table:style-name="ce24" table:formula="of:=[source.L190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0]" office:value-type="float" office:value="0">
            <text:p>0</text:p>
          </table:table-cell>
          <table:table-cell table:style-name="ce7" table:formula="of:=CEILING([.$H190];[.W190])" office:value-type="float" office:value="0">
            <text:p>0</text:p>
          </table:table-cell>
          <table:table-cell table:style-name="ce36" table:formula="of:=IF([.X190]*[.V190] &gt; 0; [.X190]*[.V190]; &quot;&quot;)">
            <text:p/>
          </table:table-cell>
          <table:table-cell table:style-name="ce40" table:formula="of:=IF([.$A190] &lt;&gt; &quot;&quot;; IF(MIN([.$O190];[.$T190];[.$Y190]) = [.$O190]; [.$K$1]; IF(MIN([.$O190];[.$T190];[.$Y190]) = [.$T190]; [.$P$1]; IF(ISNUMBER([.$Y190]); [.$U$1]; &quot;NO PRICING&quot;))); &quot;&quot;)">
            <text:p/>
          </table:table-cell>
          <table:table-cell table:style-name="ce45" table:formula="of:=IF([.$A190] &lt;&gt; &quot;&quot;; IF(MIN([.$O190];[.$T190];[.$Y190]) = [.$O190]; [.$K190]; IF(MIN([.$O190];[.$T190];[.$Y190]) = [.$T190]; [.$P190]; IF(ISNUMBER([.$Y190]); [.$U190]; &quot;NO PRICING&quot;))); &quot;&quot;)">
            <text:p/>
          </table:table-cell>
          <table:table-cell table:style-name="ce48" table:formula="of:=IF([.$A190] &lt;&gt; &quot;&quot;; IF(MIN([.$O190];[.$T190];[.$Y190]) = [.$O190]; [.$N190]; IF(MIN([.$O190];[.$T190];[.$Y190]) = [.$T190]; [.$S190]; IF(ISNUMBER([.$Y190]); [.$X190]; &quot;NO PRICING&quot;))); &quot;&quot;)">
            <text:p/>
          </table:table-cell>
          <table:table-cell table:style-name="ce51" table:formula="of:=IF([.$A190] &lt;&gt; &quot;&quot;; IF(MIN([.$O190];[.$T190];[.$Y190]) = [.$O190]; [.$O190]; IF(MIN([.$O190];[.$T190];[.$Y190]) = [.$T190]; [.$T190]; IF(ISNUMBER([.$Y190]); [.$Y190]; &quot;NO PRICING&quot;))); &quot;&quot;)">
            <text:p/>
          </table:table-cell>
          <table:table-cell table:style-name="ce55"/>
          <table:table-cell table:style-name="ce7" table:formula="of:=[.H190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1])">
            <text:p/>
          </table:table-cell>
          <table:table-cell table:style-name="ce7" table:formula="of:=T([source.C191])">
            <text:p/>
          </table:table-cell>
          <table:table-cell table:style-name="ce7" table:formula="of:=T([source.D191])">
            <text:p/>
          </table:table-cell>
          <table:table-cell table:style-name="ce16" table:formula="of:=T([source.E191])">
            <text:p/>
          </table:table-cell>
          <table:table-cell table:style-name="ce7" table:formula="of:=[source.A191]" office:value-type="float" office:value="0">
            <text:p>0</text:p>
          </table:table-cell>
          <table:table-cell table:style-name="ce7" table:formula="of:=ROUND([.E191]* (1 + extra))" office:value-type="float" office:value="0">
            <text:p>0</text:p>
          </table:table-cell>
          <table:table-cell table:style-name="ce7" table:formula="of:=MAX([.F191];[.E191]+1)" office:value-type="float" office:value="1">
            <text:p>1</text:p>
          </table:table-cell>
          <table:table-cell table:style-name="ce18"/>
          <table:table-cell table:style-name="ce7" table:formula="of:=[.G191]-[.H191]" office:value-type="float" office:value="1">
            <text:p>1</text:p>
          </table:table-cell>
          <table:table-cell table:style-name="ce7"/>
          <table:table-cell table:style-name="ce24" table:formula="of:=[source.F191]" office:value-type="float" office:value="0">
            <text:p/>
          </table:table-cell>
          <table:table-cell table:style-name="ce30" table:formula="of:=[source.G191]" office:value-type="float" office:value="0">
            <text:p>0.000</text:p>
          </table:table-cell>
          <table:table-cell table:style-name="ce7" table:formula="of:=[source.H191]" office:value-type="float" office:value="0">
            <text:p>0</text:p>
          </table:table-cell>
          <table:table-cell table:style-name="ce7" table:formula="of:=CEILING([.$H191];[.M191])" office:value-type="float" office:value="0">
            <text:p>0</text:p>
          </table:table-cell>
          <table:table-cell table:style-name="ce36" table:formula="of:=IF([.N191]*[.L191] &gt; 0; [.N191]*[.L191]; &quot;&quot;)">
            <text:p/>
          </table:table-cell>
          <table:table-cell table:style-name="ce24" table:formula="of:=[source.I191]" office:value-type="float" office:value="0">
            <text:p/>
          </table:table-cell>
          <table:table-cell table:style-name="ce30" table:formula="of:=[source.J191]" office:value-type="float" office:value="0">
            <text:p>0.000</text:p>
          </table:table-cell>
          <table:table-cell table:style-name="ce7" table:formula="of:=[source.K191]" office:value-type="float" office:value="0">
            <text:p>0</text:p>
          </table:table-cell>
          <table:table-cell table:style-name="ce7" table:formula="of:=CEILING([.$H191];[.R191])" office:value-type="float" office:value="0">
            <text:p>0</text:p>
          </table:table-cell>
          <table:table-cell table:style-name="ce36" table:formula="of:=IF([.S191]*[.Q191] &gt; 0; [.S191]*[.Q191]; &quot;&quot;)">
            <text:p/>
          </table:table-cell>
          <table:table-cell table:style-name="ce24" table:formula="of:=[source.L191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1]" office:value-type="float" office:value="0">
            <text:p>0</text:p>
          </table:table-cell>
          <table:table-cell table:style-name="ce7" table:formula="of:=CEILING([.$H191];[.W191])" office:value-type="float" office:value="0">
            <text:p>0</text:p>
          </table:table-cell>
          <table:table-cell table:style-name="ce36" table:formula="of:=IF([.X191]*[.V191] &gt; 0; [.X191]*[.V191]; &quot;&quot;)">
            <text:p/>
          </table:table-cell>
          <table:table-cell table:style-name="ce40" table:formula="of:=IF([.$A191] &lt;&gt; &quot;&quot;; IF(MIN([.$O191];[.$T191];[.$Y191]) = [.$O191]; [.$K$1]; IF(MIN([.$O191];[.$T191];[.$Y191]) = [.$T191]; [.$P$1]; IF(ISNUMBER([.$Y191]); [.$U$1]; &quot;NO PRICING&quot;))); &quot;&quot;)">
            <text:p/>
          </table:table-cell>
          <table:table-cell table:style-name="ce45" table:formula="of:=IF([.$A191] &lt;&gt; &quot;&quot;; IF(MIN([.$O191];[.$T191];[.$Y191]) = [.$O191]; [.$K191]; IF(MIN([.$O191];[.$T191];[.$Y191]) = [.$T191]; [.$P191]; IF(ISNUMBER([.$Y191]); [.$U191]; &quot;NO PRICING&quot;))); &quot;&quot;)">
            <text:p/>
          </table:table-cell>
          <table:table-cell table:style-name="ce48" table:formula="of:=IF([.$A191] &lt;&gt; &quot;&quot;; IF(MIN([.$O191];[.$T191];[.$Y191]) = [.$O191]; [.$N191]; IF(MIN([.$O191];[.$T191];[.$Y191]) = [.$T191]; [.$S191]; IF(ISNUMBER([.$Y191]); [.$X191]; &quot;NO PRICING&quot;))); &quot;&quot;)">
            <text:p/>
          </table:table-cell>
          <table:table-cell table:style-name="ce51" table:formula="of:=IF([.$A191] &lt;&gt; &quot;&quot;; IF(MIN([.$O191];[.$T191];[.$Y191]) = [.$O191]; [.$O191]; IF(MIN([.$O191];[.$T191];[.$Y191]) = [.$T191]; [.$T191]; IF(ISNUMBER([.$Y191]); [.$Y191]; &quot;NO PRICING&quot;))); &quot;&quot;)">
            <text:p/>
          </table:table-cell>
          <table:table-cell table:style-name="ce55"/>
          <table:table-cell table:style-name="ce7" table:formula="of:=[.H191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2])">
            <text:p/>
          </table:table-cell>
          <table:table-cell table:style-name="ce7" table:formula="of:=T([source.C192])">
            <text:p/>
          </table:table-cell>
          <table:table-cell table:style-name="ce7" table:formula="of:=T([source.D192])">
            <text:p/>
          </table:table-cell>
          <table:table-cell table:style-name="ce16" table:formula="of:=T([source.E192])">
            <text:p/>
          </table:table-cell>
          <table:table-cell table:style-name="ce7" table:formula="of:=[source.A192]" office:value-type="float" office:value="0">
            <text:p>0</text:p>
          </table:table-cell>
          <table:table-cell table:style-name="ce7" table:formula="of:=ROUND([.E192]* (1 + extra))" office:value-type="float" office:value="0">
            <text:p>0</text:p>
          </table:table-cell>
          <table:table-cell table:style-name="ce7" table:formula="of:=MAX([.F192];[.E192]+1)" office:value-type="float" office:value="1">
            <text:p>1</text:p>
          </table:table-cell>
          <table:table-cell table:style-name="ce18"/>
          <table:table-cell table:style-name="ce7" table:formula="of:=[.G192]-[.H192]" office:value-type="float" office:value="1">
            <text:p>1</text:p>
          </table:table-cell>
          <table:table-cell table:style-name="ce7"/>
          <table:table-cell table:style-name="ce24" table:formula="of:=[source.F192]" office:value-type="float" office:value="0">
            <text:p/>
          </table:table-cell>
          <table:table-cell table:style-name="ce30" table:formula="of:=[source.G192]" office:value-type="float" office:value="0">
            <text:p>0.000</text:p>
          </table:table-cell>
          <table:table-cell table:style-name="ce7" table:formula="of:=[source.H192]" office:value-type="float" office:value="0">
            <text:p>0</text:p>
          </table:table-cell>
          <table:table-cell table:style-name="ce7" table:formula="of:=CEILING([.$H192];[.M192])" office:value-type="float" office:value="0">
            <text:p>0</text:p>
          </table:table-cell>
          <table:table-cell table:style-name="ce36" table:formula="of:=IF([.N192]*[.L192] &gt; 0; [.N192]*[.L192]; &quot;&quot;)">
            <text:p/>
          </table:table-cell>
          <table:table-cell table:style-name="ce24" table:formula="of:=[source.I192]" office:value-type="float" office:value="0">
            <text:p/>
          </table:table-cell>
          <table:table-cell table:style-name="ce30" table:formula="of:=[source.J192]" office:value-type="float" office:value="0">
            <text:p>0.000</text:p>
          </table:table-cell>
          <table:table-cell table:style-name="ce7" table:formula="of:=[source.K192]" office:value-type="float" office:value="0">
            <text:p>0</text:p>
          </table:table-cell>
          <table:table-cell table:style-name="ce7" table:formula="of:=CEILING([.$H192];[.R192])" office:value-type="float" office:value="0">
            <text:p>0</text:p>
          </table:table-cell>
          <table:table-cell table:style-name="ce36" table:formula="of:=IF([.S192]*[.Q192] &gt; 0; [.S192]*[.Q192]; &quot;&quot;)">
            <text:p/>
          </table:table-cell>
          <table:table-cell table:style-name="ce24" table:formula="of:=[source.L192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2]" office:value-type="float" office:value="0">
            <text:p>0</text:p>
          </table:table-cell>
          <table:table-cell table:style-name="ce7" table:formula="of:=CEILING([.$H192];[.W192])" office:value-type="float" office:value="0">
            <text:p>0</text:p>
          </table:table-cell>
          <table:table-cell table:style-name="ce36" table:formula="of:=IF([.X192]*[.V192] &gt; 0; [.X192]*[.V192]; &quot;&quot;)">
            <text:p/>
          </table:table-cell>
          <table:table-cell table:style-name="ce40" table:formula="of:=IF([.$A192] &lt;&gt; &quot;&quot;; IF(MIN([.$O192];[.$T192];[.$Y192]) = [.$O192]; [.$K$1]; IF(MIN([.$O192];[.$T192];[.$Y192]) = [.$T192]; [.$P$1]; IF(ISNUMBER([.$Y192]); [.$U$1]; &quot;NO PRICING&quot;))); &quot;&quot;)">
            <text:p/>
          </table:table-cell>
          <table:table-cell table:style-name="ce45" table:formula="of:=IF([.$A192] &lt;&gt; &quot;&quot;; IF(MIN([.$O192];[.$T192];[.$Y192]) = [.$O192]; [.$K192]; IF(MIN([.$O192];[.$T192];[.$Y192]) = [.$T192]; [.$P192]; IF(ISNUMBER([.$Y192]); [.$U192]; &quot;NO PRICING&quot;))); &quot;&quot;)">
            <text:p/>
          </table:table-cell>
          <table:table-cell table:style-name="ce48" table:formula="of:=IF([.$A192] &lt;&gt; &quot;&quot;; IF(MIN([.$O192];[.$T192];[.$Y192]) = [.$O192]; [.$N192]; IF(MIN([.$O192];[.$T192];[.$Y192]) = [.$T192]; [.$S192]; IF(ISNUMBER([.$Y192]); [.$X192]; &quot;NO PRICING&quot;))); &quot;&quot;)">
            <text:p/>
          </table:table-cell>
          <table:table-cell table:style-name="ce51" table:formula="of:=IF([.$A192] &lt;&gt; &quot;&quot;; IF(MIN([.$O192];[.$T192];[.$Y192]) = [.$O192]; [.$O192]; IF(MIN([.$O192];[.$T192];[.$Y192]) = [.$T192]; [.$T192]; IF(ISNUMBER([.$Y192]); [.$Y192]; &quot;NO PRICING&quot;))); &quot;&quot;)">
            <text:p/>
          </table:table-cell>
          <table:table-cell table:style-name="ce55"/>
          <table:table-cell table:style-name="ce7" table:formula="of:=[.H192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3])">
            <text:p/>
          </table:table-cell>
          <table:table-cell table:style-name="ce7" table:formula="of:=T([source.C193])">
            <text:p/>
          </table:table-cell>
          <table:table-cell table:style-name="ce7" table:formula="of:=T([source.D193])">
            <text:p/>
          </table:table-cell>
          <table:table-cell table:style-name="ce16" table:formula="of:=T([source.E193])">
            <text:p/>
          </table:table-cell>
          <table:table-cell table:style-name="ce7" table:formula="of:=[source.A193]" office:value-type="float" office:value="0">
            <text:p>0</text:p>
          </table:table-cell>
          <table:table-cell table:style-name="ce7" table:formula="of:=ROUND([.E193]* (1 + extra))" office:value-type="float" office:value="0">
            <text:p>0</text:p>
          </table:table-cell>
          <table:table-cell table:style-name="ce7" table:formula="of:=MAX([.F193];[.E193]+1)" office:value-type="float" office:value="1">
            <text:p>1</text:p>
          </table:table-cell>
          <table:table-cell table:style-name="ce18"/>
          <table:table-cell table:style-name="ce7" table:formula="of:=[.G193]-[.H193]" office:value-type="float" office:value="1">
            <text:p>1</text:p>
          </table:table-cell>
          <table:table-cell table:style-name="ce7"/>
          <table:table-cell table:style-name="ce24" table:formula="of:=[source.F193]" office:value-type="float" office:value="0">
            <text:p/>
          </table:table-cell>
          <table:table-cell table:style-name="ce30" table:formula="of:=[source.G193]" office:value-type="float" office:value="0">
            <text:p>0.000</text:p>
          </table:table-cell>
          <table:table-cell table:style-name="ce7" table:formula="of:=[source.H193]" office:value-type="float" office:value="0">
            <text:p>0</text:p>
          </table:table-cell>
          <table:table-cell table:style-name="ce7" table:formula="of:=CEILING([.$H193];[.M193])" office:value-type="float" office:value="0">
            <text:p>0</text:p>
          </table:table-cell>
          <table:table-cell table:style-name="ce36" table:formula="of:=IF([.N193]*[.L193] &gt; 0; [.N193]*[.L193]; &quot;&quot;)">
            <text:p/>
          </table:table-cell>
          <table:table-cell table:style-name="ce24" table:formula="of:=[source.I193]" office:value-type="float" office:value="0">
            <text:p/>
          </table:table-cell>
          <table:table-cell table:style-name="ce30" table:formula="of:=[source.J193]" office:value-type="float" office:value="0">
            <text:p>0.000</text:p>
          </table:table-cell>
          <table:table-cell table:style-name="ce7" table:formula="of:=[source.K193]" office:value-type="float" office:value="0">
            <text:p>0</text:p>
          </table:table-cell>
          <table:table-cell table:style-name="ce7" table:formula="of:=CEILING([.$H193];[.R193])" office:value-type="float" office:value="0">
            <text:p>0</text:p>
          </table:table-cell>
          <table:table-cell table:style-name="ce36" table:formula="of:=IF([.S193]*[.Q193] &gt; 0; [.S193]*[.Q193]; &quot;&quot;)">
            <text:p/>
          </table:table-cell>
          <table:table-cell table:style-name="ce24" table:formula="of:=[source.L193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3]" office:value-type="float" office:value="0">
            <text:p>0</text:p>
          </table:table-cell>
          <table:table-cell table:style-name="ce7" table:formula="of:=CEILING([.$H193];[.W193])" office:value-type="float" office:value="0">
            <text:p>0</text:p>
          </table:table-cell>
          <table:table-cell table:style-name="ce36" table:formula="of:=IF([.X193]*[.V193] &gt; 0; [.X193]*[.V193]; &quot;&quot;)">
            <text:p/>
          </table:table-cell>
          <table:table-cell table:style-name="ce40" table:formula="of:=IF([.$A193] &lt;&gt; &quot;&quot;; IF(MIN([.$O193];[.$T193];[.$Y193]) = [.$O193]; [.$K$1]; IF(MIN([.$O193];[.$T193];[.$Y193]) = [.$T193]; [.$P$1]; IF(ISNUMBER([.$Y193]); [.$U$1]; &quot;NO PRICING&quot;))); &quot;&quot;)">
            <text:p/>
          </table:table-cell>
          <table:table-cell table:style-name="ce45" table:formula="of:=IF([.$A193] &lt;&gt; &quot;&quot;; IF(MIN([.$O193];[.$T193];[.$Y193]) = [.$O193]; [.$K193]; IF(MIN([.$O193];[.$T193];[.$Y193]) = [.$T193]; [.$P193]; IF(ISNUMBER([.$Y193]); [.$U193]; &quot;NO PRICING&quot;))); &quot;&quot;)">
            <text:p/>
          </table:table-cell>
          <table:table-cell table:style-name="ce48" table:formula="of:=IF([.$A193] &lt;&gt; &quot;&quot;; IF(MIN([.$O193];[.$T193];[.$Y193]) = [.$O193]; [.$N193]; IF(MIN([.$O193];[.$T193];[.$Y193]) = [.$T193]; [.$S193]; IF(ISNUMBER([.$Y193]); [.$X193]; &quot;NO PRICING&quot;))); &quot;&quot;)">
            <text:p/>
          </table:table-cell>
          <table:table-cell table:style-name="ce51" table:formula="of:=IF([.$A193] &lt;&gt; &quot;&quot;; IF(MIN([.$O193];[.$T193];[.$Y193]) = [.$O193]; [.$O193]; IF(MIN([.$O193];[.$T193];[.$Y193]) = [.$T193]; [.$T193]; IF(ISNUMBER([.$Y193]); [.$Y193]; &quot;NO PRICING&quot;))); &quot;&quot;)">
            <text:p/>
          </table:table-cell>
          <table:table-cell table:style-name="ce55"/>
          <table:table-cell table:style-name="ce7" table:formula="of:=[.H193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4])">
            <text:p/>
          </table:table-cell>
          <table:table-cell table:style-name="ce7" table:formula="of:=T([source.C194])">
            <text:p/>
          </table:table-cell>
          <table:table-cell table:style-name="ce7" table:formula="of:=T([source.D194])">
            <text:p/>
          </table:table-cell>
          <table:table-cell table:style-name="ce16" table:formula="of:=T([source.E194])">
            <text:p/>
          </table:table-cell>
          <table:table-cell table:style-name="ce7" table:formula="of:=[source.A194]" office:value-type="float" office:value="0">
            <text:p>0</text:p>
          </table:table-cell>
          <table:table-cell table:style-name="ce7" table:formula="of:=ROUND([.E194]* (1 + extra))" office:value-type="float" office:value="0">
            <text:p>0</text:p>
          </table:table-cell>
          <table:table-cell table:style-name="ce7" table:formula="of:=MAX([.F194];[.E194]+1)" office:value-type="float" office:value="1">
            <text:p>1</text:p>
          </table:table-cell>
          <table:table-cell table:style-name="ce18"/>
          <table:table-cell table:style-name="ce7" table:formula="of:=[.G194]-[.H194]" office:value-type="float" office:value="1">
            <text:p>1</text:p>
          </table:table-cell>
          <table:table-cell table:style-name="ce7"/>
          <table:table-cell table:style-name="ce24" table:formula="of:=[source.F194]" office:value-type="float" office:value="0">
            <text:p/>
          </table:table-cell>
          <table:table-cell table:style-name="ce30" table:formula="of:=[source.G194]" office:value-type="float" office:value="0">
            <text:p>0.000</text:p>
          </table:table-cell>
          <table:table-cell table:style-name="ce7" table:formula="of:=[source.H194]" office:value-type="float" office:value="0">
            <text:p>0</text:p>
          </table:table-cell>
          <table:table-cell table:style-name="ce7" table:formula="of:=CEILING([.$H194];[.M194])" office:value-type="float" office:value="0">
            <text:p>0</text:p>
          </table:table-cell>
          <table:table-cell table:style-name="ce36" table:formula="of:=IF([.N194]*[.L194] &gt; 0; [.N194]*[.L194]; &quot;&quot;)">
            <text:p/>
          </table:table-cell>
          <table:table-cell table:style-name="ce24" table:formula="of:=[source.I194]" office:value-type="float" office:value="0">
            <text:p/>
          </table:table-cell>
          <table:table-cell table:style-name="ce30" table:formula="of:=[source.J194]" office:value-type="float" office:value="0">
            <text:p>0.000</text:p>
          </table:table-cell>
          <table:table-cell table:style-name="ce7" table:formula="of:=[source.K194]" office:value-type="float" office:value="0">
            <text:p>0</text:p>
          </table:table-cell>
          <table:table-cell table:style-name="ce7" table:formula="of:=CEILING([.$H194];[.R194])" office:value-type="float" office:value="0">
            <text:p>0</text:p>
          </table:table-cell>
          <table:table-cell table:style-name="ce36" table:formula="of:=IF([.S194]*[.Q194] &gt; 0; [.S194]*[.Q194]; &quot;&quot;)">
            <text:p/>
          </table:table-cell>
          <table:table-cell table:style-name="ce24" table:formula="of:=[source.L194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4]" office:value-type="float" office:value="0">
            <text:p>0</text:p>
          </table:table-cell>
          <table:table-cell table:style-name="ce7" table:formula="of:=CEILING([.$H194];[.W194])" office:value-type="float" office:value="0">
            <text:p>0</text:p>
          </table:table-cell>
          <table:table-cell table:style-name="ce36" table:formula="of:=IF([.X194]*[.V194] &gt; 0; [.X194]*[.V194]; &quot;&quot;)">
            <text:p/>
          </table:table-cell>
          <table:table-cell table:style-name="ce40" table:formula="of:=IF([.$A194] &lt;&gt; &quot;&quot;; IF(MIN([.$O194];[.$T194];[.$Y194]) = [.$O194]; [.$K$1]; IF(MIN([.$O194];[.$T194];[.$Y194]) = [.$T194]; [.$P$1]; IF(ISNUMBER([.$Y194]); [.$U$1]; &quot;NO PRICING&quot;))); &quot;&quot;)">
            <text:p/>
          </table:table-cell>
          <table:table-cell table:style-name="ce45" table:formula="of:=IF([.$A194] &lt;&gt; &quot;&quot;; IF(MIN([.$O194];[.$T194];[.$Y194]) = [.$O194]; [.$K194]; IF(MIN([.$O194];[.$T194];[.$Y194]) = [.$T194]; [.$P194]; IF(ISNUMBER([.$Y194]); [.$U194]; &quot;NO PRICING&quot;))); &quot;&quot;)">
            <text:p/>
          </table:table-cell>
          <table:table-cell table:style-name="ce48" table:formula="of:=IF([.$A194] &lt;&gt; &quot;&quot;; IF(MIN([.$O194];[.$T194];[.$Y194]) = [.$O194]; [.$N194]; IF(MIN([.$O194];[.$T194];[.$Y194]) = [.$T194]; [.$S194]; IF(ISNUMBER([.$Y194]); [.$X194]; &quot;NO PRICING&quot;))); &quot;&quot;)">
            <text:p/>
          </table:table-cell>
          <table:table-cell table:style-name="ce51" table:formula="of:=IF([.$A194] &lt;&gt; &quot;&quot;; IF(MIN([.$O194];[.$T194];[.$Y194]) = [.$O194]; [.$O194]; IF(MIN([.$O194];[.$T194];[.$Y194]) = [.$T194]; [.$T194]; IF(ISNUMBER([.$Y194]); [.$Y194]; &quot;NO PRICING&quot;))); &quot;&quot;)">
            <text:p/>
          </table:table-cell>
          <table:table-cell table:style-name="ce55"/>
          <table:table-cell table:style-name="ce7" table:formula="of:=[.H194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5])">
            <text:p/>
          </table:table-cell>
          <table:table-cell table:style-name="ce7" table:formula="of:=T([source.C195])">
            <text:p/>
          </table:table-cell>
          <table:table-cell table:style-name="ce7" table:formula="of:=T([source.D195])">
            <text:p/>
          </table:table-cell>
          <table:table-cell table:style-name="ce16" table:formula="of:=T([source.E195])">
            <text:p/>
          </table:table-cell>
          <table:table-cell table:style-name="ce7" table:formula="of:=[source.A195]" office:value-type="float" office:value="0">
            <text:p>0</text:p>
          </table:table-cell>
          <table:table-cell table:style-name="ce7" table:formula="of:=ROUND([.E195]* (1 + extra))" office:value-type="float" office:value="0">
            <text:p>0</text:p>
          </table:table-cell>
          <table:table-cell table:style-name="ce7" table:formula="of:=MAX([.F195];[.E195]+1)" office:value-type="float" office:value="1">
            <text:p>1</text:p>
          </table:table-cell>
          <table:table-cell table:style-name="ce18"/>
          <table:table-cell table:style-name="ce7" table:formula="of:=[.G195]-[.H195]" office:value-type="float" office:value="1">
            <text:p>1</text:p>
          </table:table-cell>
          <table:table-cell table:style-name="ce7"/>
          <table:table-cell table:style-name="ce24" table:formula="of:=[source.F195]" office:value-type="float" office:value="0">
            <text:p/>
          </table:table-cell>
          <table:table-cell table:style-name="ce30" table:formula="of:=[source.G195]" office:value-type="float" office:value="0">
            <text:p>0.000</text:p>
          </table:table-cell>
          <table:table-cell table:style-name="ce7" table:formula="of:=[source.H195]" office:value-type="float" office:value="0">
            <text:p>0</text:p>
          </table:table-cell>
          <table:table-cell table:style-name="ce7" table:formula="of:=CEILING([.$H195];[.M195])" office:value-type="float" office:value="0">
            <text:p>0</text:p>
          </table:table-cell>
          <table:table-cell table:style-name="ce36" table:formula="of:=IF([.N195]*[.L195] &gt; 0; [.N195]*[.L195]; &quot;&quot;)">
            <text:p/>
          </table:table-cell>
          <table:table-cell table:style-name="ce24" table:formula="of:=[source.I195]" office:value-type="float" office:value="0">
            <text:p/>
          </table:table-cell>
          <table:table-cell table:style-name="ce30" table:formula="of:=[source.J195]" office:value-type="float" office:value="0">
            <text:p>0.000</text:p>
          </table:table-cell>
          <table:table-cell table:style-name="ce7" table:formula="of:=[source.K195]" office:value-type="float" office:value="0">
            <text:p>0</text:p>
          </table:table-cell>
          <table:table-cell table:style-name="ce7" table:formula="of:=CEILING([.$H195];[.R195])" office:value-type="float" office:value="0">
            <text:p>0</text:p>
          </table:table-cell>
          <table:table-cell table:style-name="ce36" table:formula="of:=IF([.S195]*[.Q195] &gt; 0; [.S195]*[.Q195]; &quot;&quot;)">
            <text:p/>
          </table:table-cell>
          <table:table-cell table:style-name="ce24" table:formula="of:=[source.L195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5]" office:value-type="float" office:value="0">
            <text:p>0</text:p>
          </table:table-cell>
          <table:table-cell table:style-name="ce7" table:formula="of:=CEILING([.$H195];[.W195])" office:value-type="float" office:value="0">
            <text:p>0</text:p>
          </table:table-cell>
          <table:table-cell table:style-name="ce36" table:formula="of:=IF([.X195]*[.V195] &gt; 0; [.X195]*[.V195]; &quot;&quot;)">
            <text:p/>
          </table:table-cell>
          <table:table-cell table:style-name="ce40" table:formula="of:=IF([.$A195] &lt;&gt; &quot;&quot;; IF(MIN([.$O195];[.$T195];[.$Y195]) = [.$O195]; [.$K$1]; IF(MIN([.$O195];[.$T195];[.$Y195]) = [.$T195]; [.$P$1]; IF(ISNUMBER([.$Y195]); [.$U$1]; &quot;NO PRICING&quot;))); &quot;&quot;)">
            <text:p/>
          </table:table-cell>
          <table:table-cell table:style-name="ce45" table:formula="of:=IF([.$A195] &lt;&gt; &quot;&quot;; IF(MIN([.$O195];[.$T195];[.$Y195]) = [.$O195]; [.$K195]; IF(MIN([.$O195];[.$T195];[.$Y195]) = [.$T195]; [.$P195]; IF(ISNUMBER([.$Y195]); [.$U195]; &quot;NO PRICING&quot;))); &quot;&quot;)">
            <text:p/>
          </table:table-cell>
          <table:table-cell table:style-name="ce48" table:formula="of:=IF([.$A195] &lt;&gt; &quot;&quot;; IF(MIN([.$O195];[.$T195];[.$Y195]) = [.$O195]; [.$N195]; IF(MIN([.$O195];[.$T195];[.$Y195]) = [.$T195]; [.$S195]; IF(ISNUMBER([.$Y195]); [.$X195]; &quot;NO PRICING&quot;))); &quot;&quot;)">
            <text:p/>
          </table:table-cell>
          <table:table-cell table:style-name="ce51" table:formula="of:=IF([.$A195] &lt;&gt; &quot;&quot;; IF(MIN([.$O195];[.$T195];[.$Y195]) = [.$O195]; [.$O195]; IF(MIN([.$O195];[.$T195];[.$Y195]) = [.$T195]; [.$T195]; IF(ISNUMBER([.$Y195]); [.$Y195]; &quot;NO PRICING&quot;))); &quot;&quot;)">
            <text:p/>
          </table:table-cell>
          <table:table-cell table:style-name="ce55"/>
          <table:table-cell table:style-name="ce7" table:formula="of:=[.H195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6])">
            <text:p/>
          </table:table-cell>
          <table:table-cell table:style-name="ce7" table:formula="of:=T([source.C196])">
            <text:p/>
          </table:table-cell>
          <table:table-cell table:style-name="ce7" table:formula="of:=T([source.D196])">
            <text:p/>
          </table:table-cell>
          <table:table-cell table:style-name="ce16" table:formula="of:=T([source.E196])">
            <text:p/>
          </table:table-cell>
          <table:table-cell table:style-name="ce7" table:formula="of:=[source.A196]" office:value-type="float" office:value="0">
            <text:p>0</text:p>
          </table:table-cell>
          <table:table-cell table:style-name="ce7" table:formula="of:=ROUND([.E196]* (1 + extra))" office:value-type="float" office:value="0">
            <text:p>0</text:p>
          </table:table-cell>
          <table:table-cell table:style-name="ce7" table:formula="of:=MAX([.F196];[.E196]+1)" office:value-type="float" office:value="1">
            <text:p>1</text:p>
          </table:table-cell>
          <table:table-cell table:style-name="ce18"/>
          <table:table-cell table:style-name="ce7" table:formula="of:=[.G196]-[.H196]" office:value-type="float" office:value="1">
            <text:p>1</text:p>
          </table:table-cell>
          <table:table-cell table:style-name="ce7"/>
          <table:table-cell table:style-name="ce24" table:formula="of:=[source.F196]" office:value-type="float" office:value="0">
            <text:p/>
          </table:table-cell>
          <table:table-cell table:style-name="ce30" table:formula="of:=[source.G196]" office:value-type="float" office:value="0">
            <text:p>0.000</text:p>
          </table:table-cell>
          <table:table-cell table:style-name="ce7" table:formula="of:=[source.H196]" office:value-type="float" office:value="0">
            <text:p>0</text:p>
          </table:table-cell>
          <table:table-cell table:style-name="ce7" table:formula="of:=CEILING([.$H196];[.M196])" office:value-type="float" office:value="0">
            <text:p>0</text:p>
          </table:table-cell>
          <table:table-cell table:style-name="ce36" table:formula="of:=IF([.N196]*[.L196] &gt; 0; [.N196]*[.L196]; &quot;&quot;)">
            <text:p/>
          </table:table-cell>
          <table:table-cell table:style-name="ce24" table:formula="of:=[source.I196]" office:value-type="float" office:value="0">
            <text:p/>
          </table:table-cell>
          <table:table-cell table:style-name="ce30" table:formula="of:=[source.J196]" office:value-type="float" office:value="0">
            <text:p>0.000</text:p>
          </table:table-cell>
          <table:table-cell table:style-name="ce7" table:formula="of:=[source.K196]" office:value-type="float" office:value="0">
            <text:p>0</text:p>
          </table:table-cell>
          <table:table-cell table:style-name="ce7" table:formula="of:=CEILING([.$H196];[.R196])" office:value-type="float" office:value="0">
            <text:p>0</text:p>
          </table:table-cell>
          <table:table-cell table:style-name="ce36" table:formula="of:=IF([.S196]*[.Q196] &gt; 0; [.S196]*[.Q196]; &quot;&quot;)">
            <text:p/>
          </table:table-cell>
          <table:table-cell table:style-name="ce24" table:formula="of:=[source.L196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6]" office:value-type="float" office:value="0">
            <text:p>0</text:p>
          </table:table-cell>
          <table:table-cell table:style-name="ce7" table:formula="of:=CEILING([.$H196];[.W196])" office:value-type="float" office:value="0">
            <text:p>0</text:p>
          </table:table-cell>
          <table:table-cell table:style-name="ce36" table:formula="of:=IF([.X196]*[.V196] &gt; 0; [.X196]*[.V196]; &quot;&quot;)">
            <text:p/>
          </table:table-cell>
          <table:table-cell table:style-name="ce40" table:formula="of:=IF([.$A196] &lt;&gt; &quot;&quot;; IF(MIN([.$O196];[.$T196];[.$Y196]) = [.$O196]; [.$K$1]; IF(MIN([.$O196];[.$T196];[.$Y196]) = [.$T196]; [.$P$1]; IF(ISNUMBER([.$Y196]); [.$U$1]; &quot;NO PRICING&quot;))); &quot;&quot;)">
            <text:p/>
          </table:table-cell>
          <table:table-cell table:style-name="ce45" table:formula="of:=IF([.$A196] &lt;&gt; &quot;&quot;; IF(MIN([.$O196];[.$T196];[.$Y196]) = [.$O196]; [.$K196]; IF(MIN([.$O196];[.$T196];[.$Y196]) = [.$T196]; [.$P196]; IF(ISNUMBER([.$Y196]); [.$U196]; &quot;NO PRICING&quot;))); &quot;&quot;)">
            <text:p/>
          </table:table-cell>
          <table:table-cell table:style-name="ce48" table:formula="of:=IF([.$A196] &lt;&gt; &quot;&quot;; IF(MIN([.$O196];[.$T196];[.$Y196]) = [.$O196]; [.$N196]; IF(MIN([.$O196];[.$T196];[.$Y196]) = [.$T196]; [.$S196]; IF(ISNUMBER([.$Y196]); [.$X196]; &quot;NO PRICING&quot;))); &quot;&quot;)">
            <text:p/>
          </table:table-cell>
          <table:table-cell table:style-name="ce51" table:formula="of:=IF([.$A196] &lt;&gt; &quot;&quot;; IF(MIN([.$O196];[.$T196];[.$Y196]) = [.$O196]; [.$O196]; IF(MIN([.$O196];[.$T196];[.$Y196]) = [.$T196]; [.$T196]; IF(ISNUMBER([.$Y196]); [.$Y196]; &quot;NO PRICING&quot;))); &quot;&quot;)">
            <text:p/>
          </table:table-cell>
          <table:table-cell table:style-name="ce55"/>
          <table:table-cell table:style-name="ce7" table:formula="of:=[.H196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7])">
            <text:p/>
          </table:table-cell>
          <table:table-cell table:style-name="ce7" table:formula="of:=T([source.C197])">
            <text:p/>
          </table:table-cell>
          <table:table-cell table:style-name="ce7" table:formula="of:=T([source.D197])">
            <text:p/>
          </table:table-cell>
          <table:table-cell table:style-name="ce16" table:formula="of:=T([source.E197])">
            <text:p/>
          </table:table-cell>
          <table:table-cell table:style-name="ce7" table:formula="of:=[source.A197]" office:value-type="float" office:value="0">
            <text:p>0</text:p>
          </table:table-cell>
          <table:table-cell table:style-name="ce7" table:formula="of:=ROUND([.E197]* (1 + extra))" office:value-type="float" office:value="0">
            <text:p>0</text:p>
          </table:table-cell>
          <table:table-cell table:style-name="ce7" table:formula="of:=MAX([.F197];[.E197]+1)" office:value-type="float" office:value="1">
            <text:p>1</text:p>
          </table:table-cell>
          <table:table-cell table:style-name="ce18"/>
          <table:table-cell table:style-name="ce7" table:formula="of:=[.G197]-[.H197]" office:value-type="float" office:value="1">
            <text:p>1</text:p>
          </table:table-cell>
          <table:table-cell table:style-name="ce7"/>
          <table:table-cell table:style-name="ce24" table:formula="of:=[source.F197]" office:value-type="float" office:value="0">
            <text:p/>
          </table:table-cell>
          <table:table-cell table:style-name="ce30" table:formula="of:=[source.G197]" office:value-type="float" office:value="0">
            <text:p>0.000</text:p>
          </table:table-cell>
          <table:table-cell table:style-name="ce7" table:formula="of:=[source.H197]" office:value-type="float" office:value="0">
            <text:p>0</text:p>
          </table:table-cell>
          <table:table-cell table:style-name="ce7" table:formula="of:=CEILING([.$H197];[.M197])" office:value-type="float" office:value="0">
            <text:p>0</text:p>
          </table:table-cell>
          <table:table-cell table:style-name="ce36" table:formula="of:=IF([.N197]*[.L197] &gt; 0; [.N197]*[.L197]; &quot;&quot;)">
            <text:p/>
          </table:table-cell>
          <table:table-cell table:style-name="ce24" table:formula="of:=[source.I197]" office:value-type="float" office:value="0">
            <text:p/>
          </table:table-cell>
          <table:table-cell table:style-name="ce30" table:formula="of:=[source.J197]" office:value-type="float" office:value="0">
            <text:p>0.000</text:p>
          </table:table-cell>
          <table:table-cell table:style-name="ce7" table:formula="of:=[source.K197]" office:value-type="float" office:value="0">
            <text:p>0</text:p>
          </table:table-cell>
          <table:table-cell table:style-name="ce7" table:formula="of:=CEILING([.$H197];[.R197])" office:value-type="float" office:value="0">
            <text:p>0</text:p>
          </table:table-cell>
          <table:table-cell table:style-name="ce36" table:formula="of:=IF([.S197]*[.Q197] &gt; 0; [.S197]*[.Q197]; &quot;&quot;)">
            <text:p/>
          </table:table-cell>
          <table:table-cell table:style-name="ce24" table:formula="of:=[source.L197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7]" office:value-type="float" office:value="0">
            <text:p>0</text:p>
          </table:table-cell>
          <table:table-cell table:style-name="ce7" table:formula="of:=CEILING([.$H197];[.W197])" office:value-type="float" office:value="0">
            <text:p>0</text:p>
          </table:table-cell>
          <table:table-cell table:style-name="ce36" table:formula="of:=IF([.X197]*[.V197] &gt; 0; [.X197]*[.V197]; &quot;&quot;)">
            <text:p/>
          </table:table-cell>
          <table:table-cell table:style-name="ce40" table:formula="of:=IF([.$A197] &lt;&gt; &quot;&quot;; IF(MIN([.$O197];[.$T197];[.$Y197]) = [.$O197]; [.$K$1]; IF(MIN([.$O197];[.$T197];[.$Y197]) = [.$T197]; [.$P$1]; IF(ISNUMBER([.$Y197]); [.$U$1]; &quot;NO PRICING&quot;))); &quot;&quot;)">
            <text:p/>
          </table:table-cell>
          <table:table-cell table:style-name="ce45" table:formula="of:=IF([.$A197] &lt;&gt; &quot;&quot;; IF(MIN([.$O197];[.$T197];[.$Y197]) = [.$O197]; [.$K197]; IF(MIN([.$O197];[.$T197];[.$Y197]) = [.$T197]; [.$P197]; IF(ISNUMBER([.$Y197]); [.$U197]; &quot;NO PRICING&quot;))); &quot;&quot;)">
            <text:p/>
          </table:table-cell>
          <table:table-cell table:style-name="ce48" table:formula="of:=IF([.$A197] &lt;&gt; &quot;&quot;; IF(MIN([.$O197];[.$T197];[.$Y197]) = [.$O197]; [.$N197]; IF(MIN([.$O197];[.$T197];[.$Y197]) = [.$T197]; [.$S197]; IF(ISNUMBER([.$Y197]); [.$X197]; &quot;NO PRICING&quot;))); &quot;&quot;)">
            <text:p/>
          </table:table-cell>
          <table:table-cell table:style-name="ce51" table:formula="of:=IF([.$A197] &lt;&gt; &quot;&quot;; IF(MIN([.$O197];[.$T197];[.$Y197]) = [.$O197]; [.$O197]; IF(MIN([.$O197];[.$T197];[.$Y197]) = [.$T197]; [.$T197]; IF(ISNUMBER([.$Y197]); [.$Y197]; &quot;NO PRICING&quot;))); &quot;&quot;)">
            <text:p/>
          </table:table-cell>
          <table:table-cell table:style-name="ce55"/>
          <table:table-cell table:style-name="ce7" table:formula="of:=[.H197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4" table:formula="of:=T([source.B198])">
            <text:p/>
          </table:table-cell>
          <table:table-cell table:style-name="ce7" table:formula="of:=T([source.C198])">
            <text:p/>
          </table:table-cell>
          <table:table-cell table:style-name="ce7" table:formula="of:=T([source.D198])">
            <text:p/>
          </table:table-cell>
          <table:table-cell table:style-name="ce16" table:formula="of:=T([source.E198])">
            <text:p/>
          </table:table-cell>
          <table:table-cell table:style-name="ce7" table:formula="of:=[source.A198]" office:value-type="float" office:value="0">
            <text:p>0</text:p>
          </table:table-cell>
          <table:table-cell table:style-name="ce7" table:formula="of:=ROUND([.E198]* (1 + extra))" office:value-type="float" office:value="0">
            <text:p>0</text:p>
          </table:table-cell>
          <table:table-cell table:style-name="ce7" table:formula="of:=MAX([.F198];[.E198]+1)" office:value-type="float" office:value="1">
            <text:p>1</text:p>
          </table:table-cell>
          <table:table-cell table:style-name="ce18"/>
          <table:table-cell table:style-name="ce7" table:formula="of:=[.G198]-[.H198]" office:value-type="float" office:value="1">
            <text:p>1</text:p>
          </table:table-cell>
          <table:table-cell table:style-name="ce7"/>
          <table:table-cell table:style-name="ce24" table:formula="of:=[source.F198]" office:value-type="float" office:value="0">
            <text:p/>
          </table:table-cell>
          <table:table-cell table:style-name="ce30" table:formula="of:=[source.G198]" office:value-type="float" office:value="0">
            <text:p>0.000</text:p>
          </table:table-cell>
          <table:table-cell table:style-name="ce7" table:formula="of:=[source.H198]" office:value-type="float" office:value="0">
            <text:p>0</text:p>
          </table:table-cell>
          <table:table-cell table:style-name="ce7" table:formula="of:=CEILING([.$H198];[.M198])" office:value-type="float" office:value="0">
            <text:p>0</text:p>
          </table:table-cell>
          <table:table-cell table:style-name="ce36" table:formula="of:=IF([.N198]*[.L198] &gt; 0; [.N198]*[.L198]; &quot;&quot;)">
            <text:p/>
          </table:table-cell>
          <table:table-cell table:style-name="ce24" table:formula="of:=[source.I198]" office:value-type="float" office:value="0">
            <text:p/>
          </table:table-cell>
          <table:table-cell table:style-name="ce30" table:formula="of:=[source.J198]" office:value-type="float" office:value="0">
            <text:p>0.000</text:p>
          </table:table-cell>
          <table:table-cell table:style-name="ce7" table:formula="of:=[source.K198]" office:value-type="float" office:value="0">
            <text:p>0</text:p>
          </table:table-cell>
          <table:table-cell table:style-name="ce7" table:formula="of:=CEILING([.$H198];[.R198])" office:value-type="float" office:value="0">
            <text:p>0</text:p>
          </table:table-cell>
          <table:table-cell table:style-name="ce36" table:formula="of:=IF([.S198]*[.Q198] &gt; 0; [.S198]*[.Q198]; &quot;&quot;)">
            <text:p/>
          </table:table-cell>
          <table:table-cell table:style-name="ce24" table:formula="of:=[source.L198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7" table:formula="of:=[source.N198]" office:value-type="float" office:value="0">
            <text:p>0</text:p>
          </table:table-cell>
          <table:table-cell table:style-name="ce7" table:formula="of:=CEILING([.$H198];[.W198])" office:value-type="float" office:value="0">
            <text:p>0</text:p>
          </table:table-cell>
          <table:table-cell table:style-name="ce36" table:formula="of:=IF([.X198]*[.V198] &gt; 0; [.X198]*[.V198]; &quot;&quot;)">
            <text:p/>
          </table:table-cell>
          <table:table-cell table:style-name="ce40" table:formula="of:=IF([.$A198] &lt;&gt; &quot;&quot;; IF(MIN([.$O198];[.$T198];[.$Y198]) = [.$O198]; [.$K$1]; IF(MIN([.$O198];[.$T198];[.$Y198]) = [.$T198]; [.$P$1]; IF(ISNUMBER([.$Y198]); [.$U$1]; &quot;NO PRICING&quot;))); &quot;&quot;)">
            <text:p/>
          </table:table-cell>
          <table:table-cell table:style-name="ce45" table:formula="of:=IF([.$A198] &lt;&gt; &quot;&quot;; IF(MIN([.$O198];[.$T198];[.$Y198]) = [.$O198]; [.$K198]; IF(MIN([.$O198];[.$T198];[.$Y198]) = [.$T198]; [.$P198]; IF(ISNUMBER([.$Y198]); [.$U198]; &quot;NO PRICING&quot;))); &quot;&quot;)">
            <text:p/>
          </table:table-cell>
          <table:table-cell table:style-name="ce48" table:formula="of:=IF([.$A198] &lt;&gt; &quot;&quot;; IF(MIN([.$O198];[.$T198];[.$Y198]) = [.$O198]; [.$N198]; IF(MIN([.$O198];[.$T198];[.$Y198]) = [.$T198]; [.$S198]; IF(ISNUMBER([.$Y198]); [.$X198]; &quot;NO PRICING&quot;))); &quot;&quot;)">
            <text:p/>
          </table:table-cell>
          <table:table-cell table:style-name="ce51" table:formula="of:=IF([.$A198] &lt;&gt; &quot;&quot;; IF(MIN([.$O198];[.$T198];[.$Y198]) = [.$O198]; [.$O198]; IF(MIN([.$O198];[.$T198];[.$Y198]) = [.$T198]; [.$T198]; IF(ISNUMBER([.$Y198]); [.$Y198]; &quot;NO PRICING&quot;))); &quot;&quot;)">
            <text:p/>
          </table:table-cell>
          <table:table-cell table:style-name="ce55"/>
          <table:table-cell table:style-name="ce7" table:formula="of:=[.H198]" office:value-type="float" office:value="0">
            <text:p>0</text:p>
          </table:table-cell>
          <table:table-cell table:style-name="ce7" table:number-columns-repeated="992"/>
        </table:table-row>
        <table:table-row table:style-name="ro5">
          <table:table-cell table:style-name="ce5" table:formula="of:=T([source.B199])">
            <text:p/>
          </table:table-cell>
          <table:table-cell table:style-name="ce5" table:formula="of:=T([source.C199])">
            <text:p/>
          </table:table-cell>
          <table:table-cell table:style-name="ce5" table:formula="of:=T([source.D199])">
            <text:p/>
          </table:table-cell>
          <table:table-cell table:style-name="ce17" table:formula="of:=T([source.E199])">
            <text:p/>
          </table:table-cell>
          <table:table-cell table:style-name="ce5" table:formula="of:=[source.A199]" office:value-type="float" office:value="0">
            <text:p>0</text:p>
          </table:table-cell>
          <table:table-cell table:style-name="ce5" table:formula="of:=ROUND([.E199]* (1 + extra))" office:value-type="float" office:value="0">
            <text:p>0</text:p>
          </table:table-cell>
          <table:table-cell table:style-name="ce5" table:formula="of:=MAX([.F199];[.E199]+1)" office:value-type="float" office:value="1">
            <text:p>1</text:p>
          </table:table-cell>
          <table:table-cell table:style-name="ce19"/>
          <table:table-cell table:style-name="ce19" table:formula="of:=[.G199]-[.H199]" office:value-type="float" office:value="1">
            <text:p>1</text:p>
          </table:table-cell>
          <table:table-cell table:style-name="ce5"/>
          <table:table-cell table:style-name="ce25" table:formula="of:=[source.F199]" office:value-type="float" office:value="0">
            <text:p/>
          </table:table-cell>
          <table:table-cell table:style-name="ce31" table:formula="of:=[source.G199]" office:value-type="float" office:value="0">
            <text:p>0.000</text:p>
          </table:table-cell>
          <table:table-cell table:style-name="ce5" table:formula="of:=[source.H199]" office:value-type="float" office:value="0">
            <text:p>0</text:p>
          </table:table-cell>
          <table:table-cell table:style-name="ce19" table:formula="of:=CEILING([.$H199];[.M199])" office:value-type="float" office:value="0">
            <text:p>0</text:p>
          </table:table-cell>
          <table:table-cell table:style-name="ce37" table:formula="of:=IF([.N199]*[.L199] &gt; 0; [.N199]*[.L199]; &quot;&quot;)">
            <text:p/>
          </table:table-cell>
          <table:table-cell table:style-name="ce25" table:formula="of:=[source.I199]" office:value-type="float" office:value="0">
            <text:p/>
          </table:table-cell>
          <table:table-cell table:style-name="ce31" table:formula="of:=[source.J199]" office:value-type="float" office:value="0">
            <text:p>0.000</text:p>
          </table:table-cell>
          <table:table-cell table:style-name="ce5" table:formula="of:=[source.K199]" office:value-type="float" office:value="0">
            <text:p>0</text:p>
          </table:table-cell>
          <table:table-cell table:style-name="ce19" table:formula="of:=CEILING([.$H199];[.R199])" office:value-type="float" office:value="0">
            <text:p>0</text:p>
          </table:table-cell>
          <table:table-cell table:style-name="ce37" table:formula="of:=IF([.S199]*[.Q199] &gt; 0; [.S199]*[.Q199]; &quot;&quot;)">
            <text:p/>
          </table:table-cell>
          <table:table-cell table:style-name="ce25" table:formula="of:=[source.L199]" office:value-type="float" office:value="0">
            <text:p/>
          </table:table-cell>
          <table:table-cell table:style-name="ce30" office:value-type="float" office:value="999">
            <text:p>999.000</text:p>
          </table:table-cell>
          <table:table-cell table:style-name="ce5" table:formula="of:=[source.N199]" office:value-type="float" office:value="0">
            <text:p>0</text:p>
          </table:table-cell>
          <table:table-cell table:style-name="ce19" table:formula="of:=CEILING([.$H199];[.W199])" office:value-type="float" office:value="0">
            <text:p>0</text:p>
          </table:table-cell>
          <table:table-cell table:style-name="ce37" table:formula="of:=IF([.X199]*[.V199] &gt; 0; [.X199]*[.V199]; &quot;&quot;)">
            <text:p/>
          </table:table-cell>
          <table:table-cell table:style-name="ce41" table:formula="of:=IF([.$A199] &lt;&gt; &quot;&quot;; IF(MIN([.$O199];[.$T199];[.$Y199]) = [.$O199]; [.$K$1]; IF(MIN([.$O199];[.$T199];[.$Y199]) = [.$T199]; [.$P$1]; IF(ISNUMBER([.$Y199]); [.$U$1]; &quot;NO PRICING&quot;))); &quot;&quot;)">
            <text:p/>
          </table:table-cell>
          <table:table-cell table:style-name="ce5" table:formula="of:=IF([.$A199] &lt;&gt; &quot;&quot;; IF(MIN([.$O199];[.$T199];[.$Y199]) = [.$O199]; [.$K199]; IF(MIN([.$O199];[.$T199];[.$Y199]) = [.$T199]; [.$P199]; IF(ISNUMBER([.$Y199]); [.$U199]; &quot;NO PRICING&quot;))); &quot;&quot;)">
            <text:p/>
          </table:table-cell>
          <table:table-cell table:style-name="ce5" table:formula="of:=IF([.$A199] &lt;&gt; &quot;&quot;; IF(MIN([.$O199];[.$T199];[.$Y199]) = [.$O199]; [.$N199]; IF(MIN([.$O199];[.$T199];[.$Y199]) = [.$T199]; [.$S199]; IF(ISNUMBER([.$Y199]); [.$X199]; &quot;NO PRICING&quot;))); &quot;&quot;)">
            <text:p/>
          </table:table-cell>
          <table:table-cell table:style-name="ce37" table:formula="of:=IF([.$A199] &lt;&gt; &quot;&quot;; IF(MIN([.$O199];[.$T199];[.$Y199]) = [.$O199]; [.$O199]; IF(MIN([.$O199];[.$T199];[.$Y199]) = [.$T199]; [.$T199]; IF(ISNUMBER([.$Y199]); [.$Y199]; &quot;NO PRICING&quot;))); &quot;&quot;)">
            <text:p/>
          </table:table-cell>
          <table:table-cell table:style-name="ce56"/>
          <table:table-cell table:style-name="ce5" table:number-columns-repeated="993"/>
        </table:table-row>
        <table:table-row table:style-name="ro4">
          <table:table-cell table:style-name="ce6" office:value-type="string">
            <text:p>Pin headers, 72pin (2x36), 2.54mm pitch</text:p>
          </table:table-cell>
          <table:table-cell table:style-name="ce7"/>
          <table:table-cell table:style-name="ce7" office:value-type="string">
            <text:p>Pin headers, 72pin (2x36), 2.54mm pitch</text:p>
          </table:table-cell>
          <table:table-cell table:style-name="ce16" office:value-type="string">
            <text:p>Used for connectors, jumper pins, etc.</text:p>
          </table:table-cell>
          <table:table-cell table:style-name="ce7" office:value-type="float" office:value="15">
            <text:p>15</text:p>
          </table:table-cell>
          <table:table-cell table:style-name="ce7" table:formula="of:=ROUND([.E200]* (1 + extra))" office:value-type="float" office:value="17">
            <text:p>17</text:p>
          </table:table-cell>
          <table:table-cell table:style-name="ce7" table:formula="of:=MAX([.F200];[.E200]+1)" office:value-type="float" office:value="17">
            <text:p>17</text:p>
          </table:table-cell>
          <table:table-cell table:style-name="ce18" table:formula="of:=5" office:value-type="float" office:value="5">
            <text:p>5</text:p>
          </table:table-cell>
          <table:table-cell table:style-name="ce7" table:formula="of:=[.G200]-[.H200]" office:value-type="float" office:value="12">
            <text:p>12</text:p>
          </table:table-cell>
          <table:table-cell table:style-name="ce7"/>
          <table:table-cell table:style-name="ce24" office:value-type="float" office:value="1915225">
            <text:p>1915225</text:p>
          </table:table-cell>
          <table:table-cell table:style-name="ce30" office:value-type="float" office:value="0.815">
            <text:p>0.815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0];[.M200])" office:value-type="float" office:value="5">
            <text:p>5</text:p>
          </table:table-cell>
          <table:table-cell table:style-name="ce38" table:formula="of:=IF([.N200]*[.L200] &gt; 0; [.N200]*[.L200]; &quot;&quot;)" office:value-type="float" office:value="4.075">
            <text:p>4.08</text:p>
          </table:table-cell>
          <table:table-cell table:style-name="ce24"/>
          <table:table-cell table:style-name="ce30" office:value-type="float" office:value="0">
            <text:p>0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0];[.R200])" office:value-type="float" office:value="0">
            <text:p>0</text:p>
          </table:table-cell>
          <table:table-cell table:style-name="ce38" table:formula="of:=IF([.S200]*[.Q200] &gt; 0; [.S200]*[.Q200]; &quot;&quot;)">
            <text:p/>
          </table:table-cell>
          <table:table-cell table:style-name="ce24"/>
          <table:table-cell table:style-name="ce30" office:value-type="float" office:value="1000">
            <text:p>1000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0];[.W200])" office:value-type="float" office:value="0">
            <text:p>0</text:p>
          </table:table-cell>
          <table:table-cell table:style-name="ce38" table:formula="of:=IF([.X200]*[.V200] &gt; 0; [.X200]*[.V200]; &quot;&quot;)">
            <text:p/>
          </table:table-cell>
          <table:table-cell table:style-name="ce40" table:formula="of:=IF([.$A200] &lt;&gt; &quot;&quot;; IF(MIN([.$O200];[.$T200];[.$Y200]) = [.$O200]; [.$K$1]; IF(MIN([.$O200];[.$T200];[.$Y200]) = [.$T200]; [.$P$1]; IF(ISNUMBER([.$Y200]); [.$U$1]; &quot;NO PRICING&quot;))); &quot;&quot;)" office:value-type="string" office:string-value="Farnell">
            <text:p>Farnell</text:p>
          </table:table-cell>
          <table:table-cell table:style-name="ce46" table:formula="of:=IF([.$A200] &lt;&gt; &quot;&quot;; IF(MIN([.$O200];[.$T200];[.$Y200]) = [.$O200]; [.$K200]; IF(MIN([.$O200];[.$T200];[.$Y200]) = [.$T200]; [.$P200]; IF(ISNUMBER([.$Y200]); [.$U200]; &quot;NO PRICING&quot;))); &quot;&quot;)" office:value-type="float" office:value="1915225">
            <text:p>1915225</text:p>
          </table:table-cell>
          <table:table-cell table:style-name="ce49" table:formula="of:=IF([.$A200] &lt;&gt; &quot;&quot;; IF(MIN([.$O200];[.$T200];[.$Y200]) = [.$O200]; [.$N200]; IF(MIN([.$O200];[.$T200];[.$Y200]) = [.$T200]; [.$S200]; IF(ISNUMBER([.$Y200]); [.$X200]; &quot;NO PRICING&quot;))); &quot;&quot;)" office:value-type="float" office:value="5">
            <text:p>5</text:p>
          </table:table-cell>
          <table:table-cell table:style-name="ce49" table:formula="of:=IF([.$A200] &lt;&gt; &quot;&quot;; IF(MIN([.$O200];[.$T200];[.$Y200]) = [.$O200]; [.$O200]; IF(MIN([.$O200];[.$T200];[.$Y200]) = [.$T200]; [.$T200]; IF(ISNUMBER([.$Y200]); [.$Y200]; &quot;NO PRICING&quot;))); &quot;&quot;)" office:value-type="float" office:value="4.075">
            <text:p>4,075</text:p>
          </table:table-cell>
          <table:table-cell table:style-name="ce55" office:value-type="string">
            <text:p>OK</text:p>
          </table:table-cell>
          <table:table-cell table:style-name="ce7" table:formula="of:=[.H200]" office:value-type="float" office:value="5">
            <text:p>5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Ribbon Cable, 40-way, 1.27mm pitch</text:p>
          </table:table-cell>
          <table:table-cell table:style-name="ce7" table:formula="of:=T([source.C201])">
            <text:p/>
          </table:table-cell>
          <table:table-cell table:style-name="ce7" table:formula="of:=T([source.D201])">
            <text:p/>
          </table:table-cell>
          <table:table-cell table:style-name="ce16" office:value-type="string">
            <text:p>1 unit = 1× 30m reel</text:p>
          </table:table-cell>
          <table:table-cell table:style-name="ce7" office:value-type="float" office:value="1">
            <text:p>1</text:p>
          </table:table-cell>
          <table:table-cell table:style-name="ce7" table:formula="of:=[.E201]" office:value-type="float" office:value="1">
            <text:p>1</text:p>
          </table:table-cell>
          <table:table-cell table:style-name="ce7" table:formula="of:=[.E201]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7" table:formula="of:=[.G201]-[.H201]" office:value-type="float" office:value="1">
            <text:p>1</text:p>
          </table:table-cell>
          <table:table-cell table:style-name="ce7"/>
          <table:table-cell table:style-name="ce24" table:formula="of:=[source.F201]" office:value-type="float" office:value="0">
            <text:p/>
          </table:table-cell>
          <table:table-cell table:style-name="ce30" table:formula="of:=[source.G201]" office:value-type="float" office:value="0">
            <text:p>0.000</text:p>
          </table:table-cell>
          <table:table-cell table:style-name="ce7" table:formula="of:=[source.H201]" office:value-type="float" office:value="0">
            <text:p>0</text:p>
          </table:table-cell>
          <table:table-cell table:style-name="ce7" table:formula="of:=CEILING([.$H201];[.M201])" office:value-type="float" office:value="0">
            <text:p>0</text:p>
          </table:table-cell>
          <table:table-cell table:style-name="ce36" table:formula="of:=IF([.N201]*[.L201] &gt; 0; [.N201]*[.L201]; &quot;&quot;)">
            <text:p/>
          </table:table-cell>
          <table:table-cell table:style-name="ce24" table:formula="of:=[source.I201]" office:value-type="float" office:value="0">
            <text:p/>
          </table:table-cell>
          <table:table-cell table:style-name="ce30" table:formula="of:=[source.J201]" office:value-type="float" office:value="0">
            <text:p>0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1];[.R201])" office:value-type="float" office:value="0">
            <text:p>0</text:p>
          </table:table-cell>
          <table:table-cell table:style-name="ce36" table:formula="of:=IF([.S201]*[.Q201] &gt; 0; [.S201]*[.Q201]; &quot;&quot;)">
            <text:p/>
          </table:table-cell>
          <table:table-cell table:style-name="ce24" office:value-type="string">
            <text:p>382-169</text:p>
          </table:table-cell>
          <table:table-cell table:style-name="ce30" office:value-type="float" office:value="1001">
            <text:p>1001.00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1];[.W201])" office:value-type="float" office:value="0">
            <text:p>0</text:p>
          </table:table-cell>
          <table:table-cell table:style-name="ce36" table:formula="of:=IF([.X201]*[.V201] &gt; 0; [.X201]*[.V201]; &quot;&quot;)">
            <text:p/>
          </table:table-cell>
          <table:table-cell table:style-name="ce40" table:formula="of:=IF([.$A201] &lt;&gt; &quot;&quot;; IF(MIN([.$O201];[.$T201];[.$Y201]) = [.$O201]; [.$K$1]; IF(MIN([.$O201];[.$T201];[.$Y201]) = [.$T201]; [.$P$1]; IF(ISNUMBER([.$Y201]); [.$U$1]; &quot;NO PRICING&quot;))); &quot;&quot;)" office:value-type="string" office:string-value="NO PRICING">
            <text:p>NO PRICING</text:p>
          </table:table-cell>
          <table:table-cell table:style-name="ce46" table:formula="of:=IF([.$A201] &lt;&gt; &quot;&quot;; IF(MIN([.$O201];[.$T201];[.$Y201]) = [.$O201]; [.$K201]; IF(MIN([.$O201];[.$T201];[.$Y201]) = [.$T201]; [.$P201]; IF(ISNUMBER([.$Y201]); [.$U201]; &quot;NO PRICING&quot;))); &quot;&quot;)" office:value-type="string" office:string-value="NO PRICING">
            <text:p>NO PRICING</text:p>
          </table:table-cell>
          <table:table-cell table:style-name="ce49" table:formula="of:=IF([.$A201] &lt;&gt; &quot;&quot;; IF(MIN([.$O201];[.$T201];[.$Y201]) = [.$O201]; [.$N201]; IF(MIN([.$O201];[.$T201];[.$Y201]) = [.$T201]; [.$S201]; IF(ISNUMBER([.$Y201]); [.$X201]; &quot;NO PRICING&quot;))); &quot;&quot;)" office:value-type="string" office:string-value="NO PRICING">
            <text:p>NO PRICING</text:p>
          </table:table-cell>
          <table:table-cell table:style-name="ce49" table:formula="of:=IF([.$A201] &lt;&gt; &quot;&quot;; IF(MIN([.$O201];[.$T201];[.$Y201]) = [.$O201]; [.$O201]; IF(MIN([.$O201];[.$T201];[.$Y201]) = [.$T201]; [.$T201]; IF(ISNUMBER([.$Y201]); [.$Y201]; &quot;NO PRICING&quot;))); &quot;&quot;)" office:value-type="string" office:string-value="NO PRICING">
            <text:p>NO PRICING</text:p>
          </table:table-cell>
          <table:table-cell table:style-name="ce57"/>
          <table:table-cell table:style-name="ce7" table:formula="of:=[.H201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Roth Elektronik RE840-LF PCB, 233×160mm (53×89)</text:p>
          </table:table-cell>
          <table:table-cell table:style-name="ce7"/>
          <table:table-cell table:style-name="Default"/>
          <table:table-cell table:style-name="ce16" office:value-type="string">
            <text:p>Fits around 60 74xx ICs (2–3 needed for CPU)</text:p>
          </table:table-cell>
          <table:table-cell table:style-name="ce7" office:value-type="float" office:value="3">
            <text:p>3</text:p>
          </table:table-cell>
          <table:table-cell table:style-name="ce7" table:formula="of:=[.E202]" office:value-type="float" office:value="3">
            <text:p>3</text:p>
          </table:table-cell>
          <table:table-cell table:style-name="ce7" table:formula="of:=[.E202]" office:value-type="float" office:value="3">
            <text:p>3</text:p>
          </table:table-cell>
          <table:table-cell table:style-name="ce18" table:formula="of:=[.G202]" office:value-type="float" office:value="3">
            <text:p>3</text:p>
          </table:table-cell>
          <table:table-cell table:style-name="ce7" table:formula="of:=[.G202]-[.H202]" office:value-type="float" office:value="0">
            <text:p>0</text:p>
          </table:table-cell>
          <table:table-cell table:style-name="ce7"/>
          <table:table-cell table:style-name="ce24" office:value-type="float" office:value="1172156">
            <text:p>1172156</text:p>
          </table:table-cell>
          <table:table-cell table:style-name="ce30" office:value-type="float" office:value="18.21">
            <text:p>18.21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2];[.M202])" office:value-type="float" office:value="3">
            <text:p>3</text:p>
          </table:table-cell>
          <table:table-cell table:style-name="ce38" table:formula="of:=IF([.N202]*[.L202] &gt; 0; [.N202]*[.L202]; &quot;&quot;)" office:value-type="float" office:value="54.63">
            <text:p>54.63</text:p>
          </table:table-cell>
          <table:table-cell table:style-name="ce24"/>
          <table:table-cell table:style-name="ce30" office:value-type="float" office:value="0">
            <text:p>0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2];[.R202])" office:value-type="float" office:value="0">
            <text:p>0</text:p>
          </table:table-cell>
          <table:table-cell table:style-name="ce38" table:formula="of:=IF([.S202]*[.Q202] &gt; 0; [.S202]*[.Q202]; &quot;&quot;)">
            <text:p/>
          </table:table-cell>
          <table:table-cell table:style-name="ce24"/>
          <table:table-cell table:style-name="ce30" office:value-type="float" office:value="1002">
            <text:p>1002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2];[.W202])" office:value-type="float" office:value="0">
            <text:p>0</text:p>
          </table:table-cell>
          <table:table-cell table:style-name="ce38" table:formula="of:=IF([.X202]*[.V202] &gt; 0; [.X202]*[.V202]; &quot;&quot;)">
            <text:p/>
          </table:table-cell>
          <table:table-cell table:style-name="ce40" table:formula="of:=IF([.$A202] &lt;&gt; &quot;&quot;; IF(MIN([.$O202];[.$T202];[.$Y202]) = [.$O202]; [.$K$1]; IF(MIN([.$O202];[.$T202];[.$Y202]) = [.$T202]; [.$P$1]; IF(ISNUMBER([.$Y202]); [.$U$1]; &quot;NO PRICING&quot;))); &quot;&quot;)" office:value-type="string" office:string-value="Farnell">
            <text:p>Farnell</text:p>
          </table:table-cell>
          <table:table-cell table:style-name="ce46" table:formula="of:=IF([.$A202] &lt;&gt; &quot;&quot;; IF(MIN([.$O202];[.$T202];[.$Y202]) = [.$O202]; [.$K202]; IF(MIN([.$O202];[.$T202];[.$Y202]) = [.$T202]; [.$P202]; IF(ISNUMBER([.$Y202]); [.$U202]; &quot;NO PRICING&quot;))); &quot;&quot;)" office:value-type="float" office:value="1172156">
            <text:p>1172156</text:p>
          </table:table-cell>
          <table:table-cell table:style-name="ce49" table:formula="of:=IF([.$A202] &lt;&gt; &quot;&quot;; IF(MIN([.$O202];[.$T202];[.$Y202]) = [.$O202]; [.$N202]; IF(MIN([.$O202];[.$T202];[.$Y202]) = [.$T202]; [.$S202]; IF(ISNUMBER([.$Y202]); [.$X202]; &quot;NO PRICING&quot;))); &quot;&quot;)" office:value-type="float" office:value="3">
            <text:p>3</text:p>
          </table:table-cell>
          <table:table-cell table:style-name="ce49" table:formula="of:=IF([.$A202] &lt;&gt; &quot;&quot;; IF(MIN([.$O202];[.$T202];[.$Y202]) = [.$O202]; [.$O202]; IF(MIN([.$O202];[.$T202];[.$Y202]) = [.$T202]; [.$T202]; IF(ISNUMBER([.$Y202]); [.$Y202]; &quot;NO PRICING&quot;))); &quot;&quot;)" office:value-type="float" office:value="54.63">
            <text:p>54,63</text:p>
          </table:table-cell>
          <table:table-cell table:style-name="ce55" office:value-type="string">
            <text:p>OK</text:p>
          </table:table-cell>
          <table:table-cell table:style-name="ce7" table:formula="of:=[.H202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Roth Elektronik RE320-HP PCB, 160×100mm (37×53)</text:p>
          </table:table-cell>
          <table:table-cell table:style-name="ce7" table:number-columns-repeated="2"/>
          <table:table-cell table:style-name="ce16" office:value-type="string">
            <text:p>Fits around 24 74xx ICs</text:p>
          </table:table-cell>
          <table:table-cell table:style-name="ce7" office:value-type="float" office:value="10">
            <text:p>10</text:p>
          </table:table-cell>
          <table:table-cell table:style-name="ce7" table:formula="of:=[.E203]" office:value-type="float" office:value="10">
            <text:p>10</text:p>
          </table:table-cell>
          <table:table-cell table:style-name="ce7" table:formula="of:=MAX([.F203];[.E203]+1)" office:value-type="float" office:value="11">
            <text:p>11</text:p>
          </table:table-cell>
          <table:table-cell table:style-name="ce18" office:value-type="float" office:value="2">
            <text:p>2</text:p>
          </table:table-cell>
          <table:table-cell table:style-name="ce7" table:formula="of:=[.G203]-[.H203]" office:value-type="float" office:value="9">
            <text:p>9</text:p>
          </table:table-cell>
          <table:table-cell table:style-name="ce7"/>
          <table:table-cell table:style-name="ce24" office:value-type="float" office:value="1172150">
            <text:p>1172150</text:p>
          </table:table-cell>
          <table:table-cell table:style-name="ce30" office:value-type="float" office:value="3.28">
            <text:p>3.28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3];[.M203])" office:value-type="float" office:value="2">
            <text:p>2</text:p>
          </table:table-cell>
          <table:table-cell table:style-name="ce38" table:formula="of:=IF([.N203]*[.L203] &gt; 0; [.N203]*[.L203]; &quot;&quot;)" office:value-type="float" office:value="6.56">
            <text:p>6.56</text:p>
          </table:table-cell>
          <table:table-cell table:style-name="ce24"/>
          <table:table-cell table:style-name="ce30" office:value-type="float" office:value="0">
            <text:p>0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3];[.R203])" office:value-type="float" office:value="0">
            <text:p>0</text:p>
          </table:table-cell>
          <table:table-cell table:style-name="ce38" table:formula="of:=IF([.S203]*[.Q203] &gt; 0; [.S203]*[.Q203]; &quot;&quot;)">
            <text:p/>
          </table:table-cell>
          <table:table-cell table:style-name="ce24"/>
          <table:table-cell table:style-name="ce30" office:value-type="float" office:value="1003">
            <text:p>1003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3];[.W203])" office:value-type="float" office:value="0">
            <text:p>0</text:p>
          </table:table-cell>
          <table:table-cell table:style-name="ce38" table:formula="of:=IF([.X203]*[.V203] &gt; 0; [.X203]*[.V203]; &quot;&quot;)">
            <text:p/>
          </table:table-cell>
          <table:table-cell table:style-name="ce40" table:formula="of:=IF([.$A203] &lt;&gt; &quot;&quot;; IF(MIN([.$O203];[.$T203];[.$Y203]) = [.$O203]; [.$K$1]; IF(MIN([.$O203];[.$T203];[.$Y203]) = [.$T203]; [.$P$1]; IF(ISNUMBER([.$Y203]); [.$U$1]; &quot;NO PRICING&quot;))); &quot;&quot;)" office:value-type="string" office:string-value="Farnell">
            <text:p>Farnell</text:p>
          </table:table-cell>
          <table:table-cell table:style-name="ce46" table:formula="of:=IF([.$A203] &lt;&gt; &quot;&quot;; IF(MIN([.$O203];[.$T203];[.$Y203]) = [.$O203]; [.$K203]; IF(MIN([.$O203];[.$T203];[.$Y203]) = [.$T203]; [.$P203]; IF(ISNUMBER([.$Y203]); [.$U203]; &quot;NO PRICING&quot;))); &quot;&quot;)" office:value-type="float" office:value="1172150">
            <text:p>1172150</text:p>
          </table:table-cell>
          <table:table-cell table:style-name="ce49" table:formula="of:=IF([.$A203] &lt;&gt; &quot;&quot;; IF(MIN([.$O203];[.$T203];[.$Y203]) = [.$O203]; [.$N203]; IF(MIN([.$O203];[.$T203];[.$Y203]) = [.$T203]; [.$S203]; IF(ISNUMBER([.$Y203]); [.$X203]; &quot;NO PRICING&quot;))); &quot;&quot;)" office:value-type="float" office:value="2">
            <text:p>2</text:p>
          </table:table-cell>
          <table:table-cell table:style-name="ce49" table:formula="of:=IF([.$A203] &lt;&gt; &quot;&quot;; IF(MIN([.$O203];[.$T203];[.$Y203]) = [.$O203]; [.$O203]; IF(MIN([.$O203];[.$T203];[.$Y203]) = [.$T203]; [.$T203]; IF(ISNUMBER([.$Y203]); [.$Y203]; &quot;NO PRICING&quot;))); &quot;&quot;)" office:value-type="float" office:value="6.56">
            <text:p>6,56</text:p>
          </table:table-cell>
          <table:table-cell table:style-name="ce55" office:value-type="string">
            <text:p>OK</text:p>
          </table:table-cell>
          <table:table-cell table:style-name="ce7" table:formula="of:=[.H203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N 41612 connector type 063515</text:p>
          </table:table-cell>
          <table:table-cell table:style-name="ce7"/>
          <table:table-cell table:style-name="ce7" office:value-type="string">
            <text:p>Bauform C, rows A+C, 64 pin, right angle (card)</text:p>
          </table:table-cell>
          <table:table-cell table:style-name="ce16"/>
          <table:table-cell table:style-name="ce7" office:value-type="float" office:value="15">
            <text:p>15</text:p>
          </table:table-cell>
          <table:table-cell table:style-name="ce7" table:formula="of:=[.E204]" office:value-type="float" office:value="15">
            <text:p>15</text:p>
          </table:table-cell>
          <table:table-cell table:style-name="ce7" table:formula="of:=[.F204]" office:value-type="float" office:value="15">
            <text:p>15</text:p>
          </table:table-cell>
          <table:table-cell table:style-name="ce18" office:value-type="float" office:value="1">
            <text:p>1</text:p>
          </table:table-cell>
          <table:table-cell table:style-name="ce7" table:formula="of:=[.G204]-[.H204]" office:value-type="float" office:value="14">
            <text:p>14</text:p>
          </table:table-cell>
          <table:table-cell table:style-name="ce7"/>
          <table:table-cell table:style-name="ce24" office:value-type="float" office:value="1656158">
            <text:p>1656158</text:p>
          </table:table-cell>
          <table:table-cell table:style-name="ce30" office:value-type="float" office:value="1.47">
            <text:p>1.47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4];[.M204])" office:value-type="float" office:value="1">
            <text:p>1</text:p>
          </table:table-cell>
          <table:table-cell table:style-name="ce38" table:formula="of:=IF([.N204]*[.L204] &gt; 0; [.N204]*[.L204]; &quot;&quot;)" office:value-type="float" office:value="1.47">
            <text:p>1.47</text:p>
          </table:table-cell>
          <table:table-cell table:style-name="ce24"/>
          <table:table-cell table:style-name="ce30" office:value-type="float" office:value="0">
            <text:p>0.000</text:p>
          </table:table-cell>
          <table:table-cell table:style-name="ce7" office:value-type="float" office:value="0">
            <text:p>0</text:p>
          </table:table-cell>
          <table:table-cell table:style-name="ce7" table:formula="of:=CEILING([.$H204];[.R204])" office:value-type="float" office:value="0">
            <text:p>0</text:p>
          </table:table-cell>
          <table:table-cell table:style-name="ce38" table:formula="of:=IF([.S204]*[.Q204] &gt; 0; [.S204]*[.Q204]; &quot;&quot;)">
            <text:p/>
          </table:table-cell>
          <table:table-cell table:style-name="ce24" office:value-type="string">
            <text:p>454-2817</text:p>
          </table:table-cell>
          <table:table-cell table:style-name="ce30" office:value-type="float" office:value="1004">
            <text:p>1004.00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4];[.W204])" office:value-type="float" office:value="1">
            <text:p>1</text:p>
          </table:table-cell>
          <table:table-cell table:style-name="ce38" table:formula="of:=IF([.X204]*[.V204] &gt; 0; [.X204]*[.V204]; &quot;&quot;)" office:value-type="float" office:value="1004">
            <text:p>1,004.00</text:p>
          </table:table-cell>
          <table:table-cell table:style-name="ce40" table:formula="of:=IF([.$A204] &lt;&gt; &quot;&quot;; IF(MIN([.$O204];[.$T204];[.$Y204]) = [.$O204]; [.$K$1]; IF(MIN([.$O204];[.$T204];[.$Y204]) = [.$T204]; [.$P$1]; IF(ISNUMBER([.$Y204]); [.$U$1]; &quot;NO PRICING&quot;))); &quot;&quot;)" office:value-type="string" office:string-value="Farnell">
            <text:p>Farnell</text:p>
          </table:table-cell>
          <table:table-cell table:style-name="ce46" table:formula="of:=IF([.$A204] &lt;&gt; &quot;&quot;; IF(MIN([.$O204];[.$T204];[.$Y204]) = [.$O204]; [.$K204]; IF(MIN([.$O204];[.$T204];[.$Y204]) = [.$T204]; [.$P204]; IF(ISNUMBER([.$Y204]); [.$U204]; &quot;NO PRICING&quot;))); &quot;&quot;)" office:value-type="float" office:value="1656158">
            <text:p>1656158</text:p>
          </table:table-cell>
          <table:table-cell table:style-name="ce49" table:formula="of:=IF([.$A204] &lt;&gt; &quot;&quot;; IF(MIN([.$O204];[.$T204];[.$Y204]) = [.$O204]; [.$N204]; IF(MIN([.$O204];[.$T204];[.$Y204]) = [.$T204]; [.$S204]; IF(ISNUMBER([.$Y204]); [.$X204]; &quot;NO PRICING&quot;))); &quot;&quot;)" office:value-type="float" office:value="1">
            <text:p>1</text:p>
          </table:table-cell>
          <table:table-cell table:style-name="ce49" table:formula="of:=IF([.$A204] &lt;&gt; &quot;&quot;; IF(MIN([.$O204];[.$T204];[.$Y204]) = [.$O204]; [.$O204]; IF(MIN([.$O204];[.$T204];[.$Y204]) = [.$T204]; [.$T204]; IF(ISNUMBER([.$Y204]); [.$Y204]; &quot;NO PRICING&quot;))); &quot;&quot;)" office:value-type="float" office:value="1.47">
            <text:p>1,47</text:p>
          </table:table-cell>
          <table:table-cell table:style-name="ce55" office:value-type="string">
            <text:p>OK</text:p>
          </table:table-cell>
          <table:table-cell table:style-name="ce7" table:formula="of:=[.H204]" office:value-type="float" office:value="1">
            <text:p>1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2.54mm,pin,DIN 41612,solder,PCB,90°,96w</text:p>
          </table:table-cell>
          <table:table-cell table:style-name="ce7"/>
          <table:table-cell table:style-name="ce7" office:value-type="string">
            <text:p>Bauform C, rows A+B+C, 64 pin, right angle (card)</text:p>
          </table:table-cell>
          <table:table-cell table:style-name="ce16"/>
          <table:table-cell table:style-name="ce7" office:value-type="float" office:value="4">
            <text:p>4</text:p>
          </table:table-cell>
          <table:table-cell table:style-name="ce7" table:formula="of:=[.E205]" office:value-type="float" office:value="4">
            <text:p>4</text:p>
          </table:table-cell>
          <table:table-cell table:style-name="ce7" table:formula="of:=[.F205]" office:value-type="float" office:value="4">
            <text:p>4</text:p>
          </table:table-cell>
          <table:table-cell table:style-name="ce18" table:formula="of:=4" office:value-type="float" office:value="4">
            <text:p>4</text:p>
          </table:table-cell>
          <table:table-cell table:style-name="ce7" table:formula="of:=[.G205]-[.H205]" office:value-type="float" office:value="0">
            <text:p>0</text:p>
          </table:table-cell>
          <table:table-cell table:style-name="ce7"/>
          <table:table-cell table:style-name="ce24" office:value-type="float" office:value="1656159">
            <text:p>1656159</text:p>
          </table:table-cell>
          <table:table-cell table:style-name="ce30" office:value-type="float" office:value="1.84">
            <text:p>1.84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5];[.M205])" office:value-type="float" office:value="4">
            <text:p>4</text:p>
          </table:table-cell>
          <table:table-cell table:style-name="ce38" table:formula="of:=IF([.N205]*[.L205] &gt; 0; [.N205]*[.L205]; &quot;&quot;)" office:value-type="float" office:value="7.36">
            <text:p>7.36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05];[.R205])" office:value-type="float" office:value="0">
            <text:p>0</text:p>
          </table:table-cell>
          <table:table-cell table:style-name="ce38" table:formula="of:=IF([.S205]*[.Q205] &gt; 0; [.S205]*[.Q205]; &quot;&quot;)">
            <text:p/>
          </table:table-cell>
          <table:table-cell table:style-name="ce24" office:value-type="string">
            <text:p>681-2297</text:p>
          </table:table-cell>
          <table:table-cell table:style-name="ce30" office:value-type="float" office:value="1005">
            <text:p>1005.00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5];[.W205])" office:value-type="float" office:value="4">
            <text:p>4</text:p>
          </table:table-cell>
          <table:table-cell table:style-name="ce38" table:formula="of:=IF([.X205]*[.V205] &gt; 0; [.X205]*[.V205]; &quot;&quot;)" office:value-type="float" office:value="4020">
            <text:p>4,020.00</text:p>
          </table:table-cell>
          <table:table-cell table:style-name="ce40" table:formula="of:=IF([.$A205] &lt;&gt; &quot;&quot;; IF(MIN([.$O205];[.$T205];[.$Y205]) = [.$O205]; [.$K$1]; IF(MIN([.$O205];[.$T205];[.$Y205]) = [.$T205]; [.$P$1]; IF(ISNUMBER([.$Y205]); [.$U$1]; &quot;NO PRICING&quot;))); &quot;&quot;)" office:value-type="string" office:string-value="Farnell">
            <text:p>Farnell</text:p>
          </table:table-cell>
          <table:table-cell table:style-name="ce46" table:formula="of:=IF([.$A205] &lt;&gt; &quot;&quot;; IF(MIN([.$O205];[.$T205];[.$Y205]) = [.$O205]; [.$K205]; IF(MIN([.$O205];[.$T205];[.$Y205]) = [.$T205]; [.$P205]; IF(ISNUMBER([.$Y205]); [.$U205]; &quot;NO PRICING&quot;))); &quot;&quot;)" office:value-type="float" office:value="1656159">
            <text:p>1656159</text:p>
          </table:table-cell>
          <table:table-cell table:style-name="ce49" table:formula="of:=IF([.$A205] &lt;&gt; &quot;&quot;; IF(MIN([.$O205];[.$T205];[.$Y205]) = [.$O205]; [.$N205]; IF(MIN([.$O205];[.$T205];[.$Y205]) = [.$T205]; [.$S205]; IF(ISNUMBER([.$Y205]); [.$X205]; &quot;NO PRICING&quot;))); &quot;&quot;)" office:value-type="float" office:value="4">
            <text:p>4</text:p>
          </table:table-cell>
          <table:table-cell table:style-name="ce49" table:formula="of:=IF([.$A205] &lt;&gt; &quot;&quot;; IF(MIN([.$O205];[.$T205];[.$Y205]) = [.$O205]; [.$O205]; IF(MIN([.$O205];[.$T205];[.$Y205]) = [.$T205]; [.$T205]; IF(ISNUMBER([.$Y205]); [.$Y205]; &quot;NO PRICING&quot;))); &quot;&quot;)" office:value-type="float" office:value="7.36">
            <text:p>7,36</text:p>
          </table:table-cell>
          <table:table-cell table:style-name="ce55" office:value-type="string">
            <text:p>OK</text:p>
          </table:table-cell>
          <table:table-cell table:style-name="ce7" table:formula="of:=[.H205]" office:value-type="float" office:value="4">
            <text:p>4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VeroWire Combs (from RS)</text:p>
          </table:table-cell>
          <table:table-cell table:style-name="ce7" table:number-columns-repeated="2"/>
          <table:table-cell table:style-name="ce16" office:value-type="string">
            <text:p>Pack of 100 combs</text:p>
          </table:table-cell>
          <table:table-cell table:style-name="ce7" office:value-type="float" office:value="1">
            <text:p>1</text:p>
          </table:table-cell>
          <table:table-cell table:style-name="ce7" table:formula="of:=[.E206]" office:value-type="float" office:value="1">
            <text:p>1</text:p>
          </table:table-cell>
          <table:table-cell table:style-name="ce7" table:formula="of:=[.E206]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7" table:formula="of:=[.G206]-[.H206]" office:value-type="float" office:value="-2">
            <text:p>-2</text:p>
          </table:table-cell>
          <table:table-cell table:style-name="ce7"/>
          <table:table-cell table:style-name="ce24" office:value-type="float" office:value="145225">
            <text:p>145225</text:p>
          </table:table-cell>
          <table:table-cell table:style-name="ce30" office:value-type="float" office:value="11.89">
            <text:p>11.89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6];[.M206])" office:value-type="float" office:value="3">
            <text:p>3</text:p>
          </table:table-cell>
          <table:table-cell table:style-name="ce38" table:formula="of:=IF([.N206]*[.L206] &gt; 0; [.N206]*[.L206]; &quot;&quot;)" office:value-type="float" office:value="35.67">
            <text:p>35.67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06];[.R206])" office:value-type="float" office:value="0">
            <text:p>0</text:p>
          </table:table-cell>
          <table:table-cell table:style-name="ce38" table:formula="of:=IF([.S206]*[.Q206] &gt; 0; [.S206]*[.Q206]; &quot;&quot;)">
            <text:p/>
          </table:table-cell>
          <table:table-cell table:style-name="ce24"/>
          <table:table-cell table:style-name="Default" table:number-columns-repeated="2"/>
          <table:table-cell table:number-columns-repeated="2" table:style-name="Default"/>
          <table:table-cell table:style-name="ce40" table:formula="of:=IF([.$A206] &lt;&gt; &quot;&quot;; IF(MIN([.$O206];[.$T206];[.$Y206]) = [.$O206]; [.$K$1]; IF(MIN([.$O206];[.$T206];[.$Y206]) = [.$T206]; [.$P$1]; IF(ISNUMBER([.$Y206]); [.$U$1]; &quot;NO PRICING&quot;))); &quot;&quot;)" office:value-type="string" office:string-value="Farnell">
            <text:p>Farnell</text:p>
          </table:table-cell>
          <table:table-cell table:style-name="ce46" table:formula="of:=IF([.$A206] &lt;&gt; &quot;&quot;; IF(MIN([.$O206];[.$T206];[.$Y206]) = [.$O206]; [.$K206]; IF(MIN([.$O206];[.$T206];[.$Y206]) = [.$T206]; [.$P206]; IF(ISNUMBER([.$Y206]); [.$U206]; &quot;NO PRICING&quot;))); &quot;&quot;)" office:value-type="float" office:value="145225">
            <text:p>145225</text:p>
          </table:table-cell>
          <table:table-cell table:style-name="ce49" table:formula="of:=IF([.$A206] &lt;&gt; &quot;&quot;; IF(MIN([.$O206];[.$T206];[.$Y206]) = [.$O206]; [.$N206]; IF(MIN([.$O206];[.$T206];[.$Y206]) = [.$T206]; [.$S206]; IF(ISNUMBER([.$Y206]); [.$X206]; &quot;NO PRICING&quot;))); &quot;&quot;)" office:value-type="float" office:value="3">
            <text:p>3</text:p>
          </table:table-cell>
          <table:table-cell table:style-name="ce49" table:formula="of:=IF([.$A206] &lt;&gt; &quot;&quot;; IF(MIN([.$O206];[.$T206];[.$Y206]) = [.$O206]; [.$O206]; IF(MIN([.$O206];[.$T206];[.$Y206]) = [.$T206]; [.$T206]; IF(ISNUMBER([.$Y206]); [.$Y206]; &quot;NO PRICING&quot;))); &quot;&quot;)" office:value-type="float" office:value="35.67">
            <text:p>35,67</text:p>
          </table:table-cell>
          <table:table-cell table:style-name="ce55" office:value-type="string">
            <text:p>OK</text:p>
          </table:table-cell>
          <table:table-cell table:style-name="ce7" table:formula="of:=[.H206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VeroWire Gold/Pink spooled wire for PCB</text:p>
          </table:table-cell>
          <table:table-cell table:style-name="ce7" table:number-columns-repeated="2"/>
          <table:table-cell table:style-name="ce16" office:value-type="string">
            <text:p>Pack of 4 spools × 40m</text:p>
          </table:table-cell>
          <table:table-cell table:style-name="ce7" office:value-type="float" office:value="1">
            <text:p>1</text:p>
          </table:table-cell>
          <table:table-cell table:style-name="ce7" table:formula="of:=[.E207]" office:value-type="float" office:value="1">
            <text:p>1</text:p>
          </table:table-cell>
          <table:table-cell table:style-name="ce7" table:formula="of:=[.E207]" office:value-type="float" office:value="1">
            <text:p>1</text:p>
          </table:table-cell>
          <table:table-cell table:style-name="ce18" table:formula="of:=[.G207]" office:value-type="float" office:value="1">
            <text:p>1</text:p>
          </table:table-cell>
          <table:table-cell table:style-name="ce7" table:formula="of:=[.G207]-[.H207]" office:value-type="float" office:value="0">
            <text:p>0</text:p>
          </table:table-cell>
          <table:table-cell table:style-name="ce7"/>
          <table:table-cell table:style-name="ce24" office:value-type="float" office:value="5017233">
            <text:p>5017233</text:p>
          </table:table-cell>
          <table:table-cell table:style-name="ce30" office:value-type="float" office:value="8.58">
            <text:p>8.58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7];[.M207])" office:value-type="float" office:value="1">
            <text:p>1</text:p>
          </table:table-cell>
          <table:table-cell table:style-name="ce38" table:formula="of:=IF([.N207]*[.L207] &gt; 0; [.N207]*[.L207]; &quot;&quot;)" office:value-type="float" office:value="8.58">
            <text:p>8.58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07];[.R207])" office:value-type="float" office:value="0">
            <text:p>0</text:p>
          </table:table-cell>
          <table:table-cell table:style-name="ce38" table:formula="of:=IF([.S207]*[.Q207] &gt; 0; [.S207]*[.Q207]; &quot;&quot;)">
            <text:p/>
          </table:table-cell>
          <table:table-cell table:style-name="ce24"/>
          <table:table-cell table:style-name="Default"/>
          <table:table-cell table:style-name="ce7" office:value-type="float" office:value="1">
            <text:p>1</text:p>
          </table:table-cell>
          <table:table-cell table:style-name="ce7" table:formula="of:=CEILING([.$H207];[.W207])" office:value-type="float" office:value="1">
            <text:p>1</text:p>
          </table:table-cell>
          <table:table-cell table:style-name="ce38" table:formula="of:=IF([.X207]*[.V207] &gt; 0; [.X207]*[.V207]; &quot;&quot;)">
            <text:p/>
          </table:table-cell>
          <table:table-cell table:style-name="ce40" table:formula="of:=IF([.$A207] &lt;&gt; &quot;&quot;; IF(MIN([.$O207];[.$T207];[.$Y207]) = [.$O207]; [.$K$1]; IF(MIN([.$O207];[.$T207];[.$Y207]) = [.$T207]; [.$P$1]; IF(ISNUMBER([.$Y207]); [.$U$1]; &quot;NO PRICING&quot;))); &quot;&quot;)" office:value-type="string" office:string-value="Farnell">
            <text:p>Farnell</text:p>
          </table:table-cell>
          <table:table-cell table:style-name="ce46" table:formula="of:=IF([.$A207] &lt;&gt; &quot;&quot;; IF(MIN([.$O207];[.$T207];[.$Y207]) = [.$O207]; [.$K207]; IF(MIN([.$O207];[.$T207];[.$Y207]) = [.$T207]; [.$P207]; IF(ISNUMBER([.$Y207]); [.$U207]; &quot;NO PRICING&quot;))); &quot;&quot;)" office:value-type="float" office:value="5017233">
            <text:p>5017233</text:p>
          </table:table-cell>
          <table:table-cell table:style-name="ce49" table:formula="of:=IF([.$A207] &lt;&gt; &quot;&quot;; IF(MIN([.$O207];[.$T207];[.$Y207]) = [.$O207]; [.$N207]; IF(MIN([.$O207];[.$T207];[.$Y207]) = [.$T207]; [.$S207]; IF(ISNUMBER([.$Y207]); [.$X207]; &quot;NO PRICING&quot;))); &quot;&quot;)" office:value-type="float" office:value="1">
            <text:p>1</text:p>
          </table:table-cell>
          <table:table-cell table:style-name="ce49" table:formula="of:=IF([.$A207] &lt;&gt; &quot;&quot;; IF(MIN([.$O207];[.$T207];[.$Y207]) = [.$O207]; [.$O207]; IF(MIN([.$O207];[.$T207];[.$Y207]) = [.$T207]; [.$T207]; IF(ISNUMBER([.$Y207]); [.$Y207]; &quot;NO PRICING&quot;))); &quot;&quot;)" office:value-type="float" office:value="8.58">
            <text:p>8,58</text:p>
          </table:table-cell>
          <table:table-cell table:style-name="ce55" office:value-type="string">
            <text:p>OK</text:p>
          </table:table-cell>
          <table:table-cell table:style-name="ce7" table:formula="of:=[.H207]" office:value-type="float" office:value="1">
            <text:p>1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Wiring pen for PCB</text:p>
          </table:table-cell>
          <table:table-cell table:style-name="ce7" table:number-columns-repeated="2"/>
          <table:table-cell table:style-name="ce16"/>
          <table:table-cell table:style-name="ce7"/>
          <table:table-cell table:style-name="ce7" table:formula="of:=ROUND([.E208]* (1 + extra))" office:value-type="float" office:value="0">
            <text:p>0</text:p>
          </table:table-cell>
          <table:table-cell table:style-name="ce7" table:formula="of:=MAX([.F208];[.E208]+1)" office:value-type="float" office:value="1">
            <text:p>1</text:p>
          </table:table-cell>
          <table:table-cell table:style-name="ce18" table:formula="of:=[.G208]" office:value-type="float" office:value="1">
            <text:p>1</text:p>
          </table:table-cell>
          <table:table-cell table:style-name="ce7" table:formula="of:=[.G208]-[.H208]" office:value-type="float" office:value="0">
            <text:p>0</text:p>
          </table:table-cell>
          <table:table-cell table:style-name="ce7"/>
          <table:table-cell table:style-name="ce24" office:value-type="float" office:value="967348">
            <text:p>967348</text:p>
          </table:table-cell>
          <table:table-cell table:style-name="ce30" office:value-type="float" office:value="13.94">
            <text:p>13.94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8];[.M208])" office:value-type="float" office:value="1">
            <text:p>1</text:p>
          </table:table-cell>
          <table:table-cell table:style-name="ce38" table:formula="of:=IF([.N208]*[.L208] &gt; 0; [.N208]*[.L208]; &quot;&quot;)" office:value-type="float" office:value="13.94">
            <text:p>13.94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08];[.R208])" office:value-type="float" office:value="0">
            <text:p>0</text:p>
          </table:table-cell>
          <table:table-cell table:style-name="ce38" table:formula="of:=IF([.S208]*[.Q208] &gt; 0; [.S208]*[.Q208]; &quot;&quot;)">
            <text:p/>
          </table:table-cell>
          <table:table-cell table:style-name="ce24"/>
          <table:table-cell table:style-name="Default"/>
          <table:table-cell table:style-name="ce7" office:value-type="float" office:value="1">
            <text:p>1</text:p>
          </table:table-cell>
          <table:table-cell table:style-name="ce7" table:formula="of:=CEILING([.$H208];[.W208])" office:value-type="float" office:value="1">
            <text:p>1</text:p>
          </table:table-cell>
          <table:table-cell table:style-name="ce38" table:formula="of:=IF([.X208]*[.V208] &gt; 0; [.X208]*[.V208]; &quot;&quot;)">
            <text:p/>
          </table:table-cell>
          <table:table-cell table:style-name="ce40" table:formula="of:=IF([.$A208] &lt;&gt; &quot;&quot;; IF(MIN([.$O208];[.$T208];[.$Y208]) = [.$O208]; [.$K$1]; IF(MIN([.$O208];[.$T208];[.$Y208]) = [.$T208]; [.$P$1]; IF(ISNUMBER([.$Y208]); [.$U$1]; &quot;NO PRICING&quot;))); &quot;&quot;)" office:value-type="string" office:string-value="Farnell">
            <text:p>Farnell</text:p>
          </table:table-cell>
          <table:table-cell table:style-name="ce46" table:formula="of:=IF([.$A208] &lt;&gt; &quot;&quot;; IF(MIN([.$O208];[.$T208];[.$Y208]) = [.$O208]; [.$K208]; IF(MIN([.$O208];[.$T208];[.$Y208]) = [.$T208]; [.$P208]; IF(ISNUMBER([.$Y208]); [.$U208]; &quot;NO PRICING&quot;))); &quot;&quot;)" office:value-type="float" office:value="967348">
            <text:p>967348</text:p>
          </table:table-cell>
          <table:table-cell table:style-name="ce49" table:formula="of:=IF([.$A208] &lt;&gt; &quot;&quot;; IF(MIN([.$O208];[.$T208];[.$Y208]) = [.$O208]; [.$N208]; IF(MIN([.$O208];[.$T208];[.$Y208]) = [.$T208]; [.$S208]; IF(ISNUMBER([.$Y208]); [.$X208]; &quot;NO PRICING&quot;))); &quot;&quot;)" office:value-type="float" office:value="1">
            <text:p>1</text:p>
          </table:table-cell>
          <table:table-cell table:style-name="ce49" table:formula="of:=IF([.$A208] &lt;&gt; &quot;&quot;; IF(MIN([.$O208];[.$T208];[.$Y208]) = [.$O208]; [.$O208]; IF(MIN([.$O208];[.$T208];[.$Y208]) = [.$T208]; [.$T208]; IF(ISNUMBER([.$Y208]); [.$Y208]; &quot;NO PRICING&quot;))); &quot;&quot;)" office:value-type="float" office:value="13.94">
            <text:p>13,94</text:p>
          </table:table-cell>
          <table:table-cell table:style-name="ce55" office:value-type="string">
            <text:p>OK</text:p>
          </table:table-cell>
          <table:table-cell table:style-name="ce7" table:formula="of:=[.H208]" office:value-type="float" office:value="1">
            <text:p>1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8 socket</text:p>
          </table:table-cell>
          <table:table-cell table:style-name="ce7" table:number-columns-repeated="2"/>
          <table:table-cell table:style-name="ce16"/>
          <table:table-cell table:style-name="ce7" office:value-type="float" office:value="4">
            <text:p>4</text:p>
          </table:table-cell>
          <table:table-cell table:style-name="ce7" table:formula="of:=ROUND([.E209]* (1 + extra))" office:value-type="float" office:value="4">
            <text:p>4</text:p>
          </table:table-cell>
          <table:table-cell table:style-name="ce7" table:formula="of:=MAX([.F209];[.E209]+1)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7" table:formula="of:=[.G209]-[.H209]" office:value-type="float" office:value="5">
            <text:p>5</text:p>
          </table:table-cell>
          <table:table-cell table:style-name="ce7"/>
          <table:table-cell table:style-name="ce24" office:value-type="float" office:value="1101345">
            <text:p>1101345</text:p>
          </table:table-cell>
          <table:table-cell table:style-name="ce30" office:value-type="float" office:value="0.125">
            <text:p>0.125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9];[.M209])" office:value-type="float" office:value="0">
            <text:p>0</text:p>
          </table:table-cell>
          <table:table-cell table:style-name="ce38" table:formula="of:=IF([.N209]*[.L209] &gt; 0; [.N209]*[.L209]; &quot;&quot;)">
            <text:p/>
          </table:table-cell>
          <table:table-cell table:style-name="ce24" office:value-type="float" office:value="1183572">
            <text:p>1183572</text:p>
          </table:table-cell>
          <table:table-cell table:style-name="ce30" office:value-type="float" office:value="0.073">
            <text:p>0.073</text:p>
          </table:table-cell>
          <table:table-cell table:style-name="ce7" office:value-type="float" office:value="1">
            <text:p>1</text:p>
          </table:table-cell>
          <table:table-cell table:style-name="ce7" table:formula="of:=CEILING([.$H209];[.R209])" office:value-type="float" office:value="0">
            <text:p>0</text:p>
          </table:table-cell>
          <table:table-cell table:style-name="ce38" table:formula="of:=IF([.S209]*[.Q209] &gt; 0; [.S209]*[.Q209]; &quot;&quot;)">
            <text:p/>
          </table:table-cell>
          <table:table-cell table:style-name="ce24" office:value-type="string">
            <text:p>402-579</text:p>
          </table:table-cell>
          <table:table-cell table:style-name="ce30" office:value-type="float" office:value="1009">
            <text:p>1009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09];[.W209])" office:value-type="float" office:value="0">
            <text:p>0</text:p>
          </table:table-cell>
          <table:table-cell table:style-name="ce38" table:formula="of:=IF([.X209]*[.V209] &gt; 0; [.X209]*[.V209]; &quot;&quot;)">
            <text:p/>
          </table:table-cell>
          <table:table-cell table:style-name="ce40" table:formula="of:=IF([.$A209] &lt;&gt; &quot;&quot;; IF(MIN([.$O209];[.$T209];[.$Y209]) = [.$O209]; [.$K$1]; IF(MIN([.$O209];[.$T209];[.$Y209]) = [.$T209]; [.$P$1]; IF(ISNUMBER([.$Y209]); [.$U$1]; &quot;NO PRICING&quot;))); &quot;&quot;)" office:value-type="string" office:string-value="NO PRICING">
            <text:p>NO PRICING</text:p>
          </table:table-cell>
          <table:table-cell table:style-name="ce46" table:formula="of:=IF([.$A209] &lt;&gt; &quot;&quot;; IF(MIN([.$O209];[.$T209];[.$Y209]) = [.$O209]; [.$K209]; IF(MIN([.$O209];[.$T209];[.$Y209]) = [.$T209]; [.$P209]; IF(ISNUMBER([.$Y209]); [.$U209]; &quot;NO PRICING&quot;))); &quot;&quot;)" office:value-type="string" office:string-value="NO PRICING">
            <text:p>NO PRICING</text:p>
          </table:table-cell>
          <table:table-cell table:style-name="ce49" table:formula="of:=IF([.$A209] &lt;&gt; &quot;&quot;; IF(MIN([.$O209];[.$T209];[.$Y209]) = [.$O209]; [.$N209]; IF(MIN([.$O209];[.$T209];[.$Y209]) = [.$T209]; [.$S209]; IF(ISNUMBER([.$Y209]); [.$X209]; &quot;NO PRICING&quot;))); &quot;&quot;)" office:value-type="string" office:string-value="NO PRICING">
            <text:p>NO PRICING</text:p>
          </table:table-cell>
          <table:table-cell table:style-name="ce49" table:formula="of:=IF([.$A209] &lt;&gt; &quot;&quot;; IF(MIN([.$O209];[.$T209];[.$Y209]) = [.$O209]; [.$O209]; IF(MIN([.$O209];[.$T209];[.$Y209]) = [.$T209]; [.$T209]; IF(ISNUMBER([.$Y209]); [.$Y209]; &quot;NO PRICING&quot;))); &quot;&quot;)" office:value-type="string" office:string-value="NO PRICING">
            <text:p>NO PRICING</text:p>
          </table:table-cell>
          <table:table-cell table:style-name="ce55"/>
          <table:table-cell table:style-name="ce7" table:formula="of:=[.H209]" office:value-type="float" office:value="0">
            <text:p>0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14 socket</text:p>
          </table:table-cell>
          <table:table-cell table:style-name="ce7" table:number-columns-repeated="2"/>
          <table:table-cell table:style-name="ce16"/>
          <table:table-cell table:style-name="ce7" office:value-type="float" office:value="73">
            <text:p>73</text:p>
          </table:table-cell>
          <table:table-cell table:style-name="ce7" table:formula="of:=ROUND([.E210]* (1 + extra))" office:value-type="float" office:value="80">
            <text:p>80</text:p>
          </table:table-cell>
          <table:table-cell table:style-name="ce7" table:formula="of:=MAX([.F210];[.E210]+1)" office:value-type="float" office:value="80">
            <text:p>80</text:p>
          </table:table-cell>
          <table:table-cell table:style-name="ce18" office:value-type="float" office:value="30">
            <text:p>30</text:p>
          </table:table-cell>
          <table:table-cell table:style-name="ce7" table:formula="of:=[.G210]-[.H210]" office:value-type="float" office:value="50">
            <text:p>50</text:p>
          </table:table-cell>
          <table:table-cell table:style-name="ce7"/>
          <table:table-cell table:style-name="ce24" office:value-type="float" office:value="1101346">
            <text:p>1101346</text:p>
          </table:table-cell>
          <table:table-cell table:style-name="ce30" office:value-type="float" office:value="0.122">
            <text:p>0.122</text:p>
          </table:table-cell>
          <table:table-cell table:style-name="ce7" office:value-type="float" office:value="5">
            <text:p>5</text:p>
          </table:table-cell>
          <table:table-cell table:style-name="ce7" table:formula="of:=CEILING([.$H210];[.M210])" office:value-type="float" office:value="30">
            <text:p>30</text:p>
          </table:table-cell>
          <table:table-cell table:style-name="ce38" table:formula="of:=IF([.N210]*[.L210] &gt; 0; [.N210]*[.L210]; &quot;&quot;)" office:value-type="float" office:value="3.66">
            <text:p>3.66</text:p>
          </table:table-cell>
          <table:table-cell table:style-name="ce24" office:value-type="float" office:value="1183573">
            <text:p>1183573</text:p>
          </table:table-cell>
          <table:table-cell table:style-name="ce30" office:value-type="float" office:value="0.095">
            <text:p>0.095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0];[.R210])" office:value-type="float" office:value="30">
            <text:p>30</text:p>
          </table:table-cell>
          <table:table-cell table:style-name="ce38" table:formula="of:=IF([.S210]*[.Q210] &gt; 0; [.S210]*[.Q210]; &quot;&quot;)" office:value-type="float" office:value="2.85">
            <text:p>2.85</text:p>
          </table:table-cell>
          <table:table-cell table:style-name="ce24" office:value-type="string">
            <text:p>402-765</text:p>
          </table:table-cell>
          <table:table-cell table:style-name="ce30" office:value-type="float" office:value="1010">
            <text:p>1010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10];[.W210])" office:value-type="float" office:value="50">
            <text:p>50</text:p>
          </table:table-cell>
          <table:table-cell table:style-name="ce38" table:formula="of:=IF([.X210]*[.V210] &gt; 0; [.X210]*[.V210]; &quot;&quot;)" office:value-type="float" office:value="50500">
            <text:p>50,500.00</text:p>
          </table:table-cell>
          <table:table-cell table:style-name="ce40" table:formula="of:=IF([.$A210] &lt;&gt; &quot;&quot;; IF(MIN([.$O210];[.$T210];[.$Y210]) = [.$O210]; [.$K$1]; IF(MIN([.$O210];[.$T210];[.$Y210]) = [.$T210]; [.$P$1]; IF(ISNUMBER([.$Y210]); [.$U$1]; &quot;NO PRICING&quot;))); &quot;&quot;)" office:value-type="string" office:string-value="Farnell US">
            <text:p>Farnell US</text:p>
          </table:table-cell>
          <table:table-cell table:style-name="ce46" table:formula="of:=IF([.$A210] &lt;&gt; &quot;&quot;; IF(MIN([.$O210];[.$T210];[.$Y210]) = [.$O210]; [.$K210]; IF(MIN([.$O210];[.$T210];[.$Y210]) = [.$T210]; [.$P210]; IF(ISNUMBER([.$Y210]); [.$U210]; &quot;NO PRICING&quot;))); &quot;&quot;)" office:value-type="float" office:value="1183573">
            <text:p>1183573</text:p>
          </table:table-cell>
          <table:table-cell table:style-name="ce49" table:formula="of:=IF([.$A210] &lt;&gt; &quot;&quot;; IF(MIN([.$O210];[.$T210];[.$Y210]) = [.$O210]; [.$N210]; IF(MIN([.$O210];[.$T210];[.$Y210]) = [.$T210]; [.$S210]; IF(ISNUMBER([.$Y210]); [.$X210]; &quot;NO PRICING&quot;))); &quot;&quot;)" office:value-type="float" office:value="30">
            <text:p>30</text:p>
          </table:table-cell>
          <table:table-cell table:style-name="ce49" table:formula="of:=IF([.$A210] &lt;&gt; &quot;&quot;; IF(MIN([.$O210];[.$T210];[.$Y210]) = [.$O210]; [.$O210]; IF(MIN([.$O210];[.$T210];[.$Y210]) = [.$T210]; [.$T210]; IF(ISNUMBER([.$Y210]); [.$Y210]; &quot;NO PRICING&quot;))); &quot;&quot;)" office:value-type="float" office:value="2.85">
            <text:p>2,85</text:p>
          </table:table-cell>
          <table:table-cell table:style-name="ce55" office:value-type="string">
            <text:p>OK</text:p>
          </table:table-cell>
          <table:table-cell table:style-name="ce7" table:formula="of:=[.H210]" office:value-type="float" office:value="30">
            <text:p>30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16 socket</text:p>
          </table:table-cell>
          <table:table-cell table:style-name="ce7" table:number-columns-repeated="2"/>
          <table:table-cell table:style-name="ce16"/>
          <table:table-cell table:style-name="ce7" office:value-type="float" office:value="74">
            <text:p>74</text:p>
          </table:table-cell>
          <table:table-cell table:style-name="ce7" table:formula="of:=ROUND([.E211]* (1 + extra))" office:value-type="float" office:value="81">
            <text:p>81</text:p>
          </table:table-cell>
          <table:table-cell table:style-name="ce7" table:formula="of:=MAX([.F211];[.E211]+1)" office:value-type="float" office:value="81">
            <text:p>81</text:p>
          </table:table-cell>
          <table:table-cell table:style-name="ce18" office:value-type="float" office:value="40">
            <text:p>40</text:p>
          </table:table-cell>
          <table:table-cell table:style-name="ce7" table:formula="of:=[.G211]-[.H211]" office:value-type="float" office:value="41">
            <text:p>41</text:p>
          </table:table-cell>
          <table:table-cell table:style-name="ce7"/>
          <table:table-cell table:style-name="ce24" office:value-type="float" office:value="1101347">
            <text:p>1101347</text:p>
          </table:table-cell>
          <table:table-cell table:style-name="ce30" office:value-type="float" office:value="0.147">
            <text:p>0.147</text:p>
          </table:table-cell>
          <table:table-cell table:style-name="ce7" office:value-type="float" office:value="5">
            <text:p>5</text:p>
          </table:table-cell>
          <table:table-cell table:style-name="ce7" table:formula="of:=CEILING([.$H211];[.M211])" office:value-type="float" office:value="40">
            <text:p>40</text:p>
          </table:table-cell>
          <table:table-cell table:style-name="ce38" table:formula="of:=IF([.N211]*[.L211] &gt; 0; [.N211]*[.L211]; &quot;&quot;)" office:value-type="float" office:value="5.88">
            <text:p>5.88</text:p>
          </table:table-cell>
          <table:table-cell table:style-name="ce24" office:value-type="float" office:value="1183574">
            <text:p>1183574</text:p>
          </table:table-cell>
          <table:table-cell table:style-name="ce30" office:value-type="float" office:value="0.087">
            <text:p>0.087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1];[.R211])" office:value-type="float" office:value="40">
            <text:p>40</text:p>
          </table:table-cell>
          <table:table-cell table:style-name="ce38" table:formula="of:=IF([.S211]*[.Q211] &gt; 0; [.S211]*[.Q211]; &quot;&quot;)" office:value-type="float" office:value="3.48">
            <text:p>3.48</text:p>
          </table:table-cell>
          <table:table-cell table:style-name="ce24" office:value-type="string">
            <text:p>402-771</text:p>
          </table:table-cell>
          <table:table-cell table:style-name="ce30" office:value-type="float" office:value="1011">
            <text:p>1011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11];[.W211])" office:value-type="float" office:value="50">
            <text:p>50</text:p>
          </table:table-cell>
          <table:table-cell table:style-name="ce38" table:formula="of:=IF([.X211]*[.V211] &gt; 0; [.X211]*[.V211]; &quot;&quot;)" office:value-type="float" office:value="50550">
            <text:p>50,550.00</text:p>
          </table:table-cell>
          <table:table-cell table:style-name="ce40" table:formula="of:=IF([.$A211] &lt;&gt; &quot;&quot;; IF(MIN([.$O211];[.$T211];[.$Y211]) = [.$O211]; [.$K$1]; IF(MIN([.$O211];[.$T211];[.$Y211]) = [.$T211]; [.$P$1]; IF(ISNUMBER([.$Y211]); [.$U$1]; &quot;NO PRICING&quot;))); &quot;&quot;)" office:value-type="string" office:string-value="Farnell US">
            <text:p>Farnell US</text:p>
          </table:table-cell>
          <table:table-cell table:style-name="ce46" table:formula="of:=IF([.$A211] &lt;&gt; &quot;&quot;; IF(MIN([.$O211];[.$T211];[.$Y211]) = [.$O211]; [.$K211]; IF(MIN([.$O211];[.$T211];[.$Y211]) = [.$T211]; [.$P211]; IF(ISNUMBER([.$Y211]); [.$U211]; &quot;NO PRICING&quot;))); &quot;&quot;)" office:value-type="float" office:value="1183574">
            <text:p>1183574</text:p>
          </table:table-cell>
          <table:table-cell table:style-name="ce49" table:formula="of:=IF([.$A211] &lt;&gt; &quot;&quot;; IF(MIN([.$O211];[.$T211];[.$Y211]) = [.$O211]; [.$N211]; IF(MIN([.$O211];[.$T211];[.$Y211]) = [.$T211]; [.$S211]; IF(ISNUMBER([.$Y211]); [.$X211]; &quot;NO PRICING&quot;))); &quot;&quot;)" office:value-type="float" office:value="40">
            <text:p>40</text:p>
          </table:table-cell>
          <table:table-cell table:style-name="ce49" table:formula="of:=IF([.$A211] &lt;&gt; &quot;&quot;; IF(MIN([.$O211];[.$T211];[.$Y211]) = [.$O211]; [.$O211]; IF(MIN([.$O211];[.$T211];[.$Y211]) = [.$T211]; [.$T211]; IF(ISNUMBER([.$Y211]); [.$Y211]; &quot;NO PRICING&quot;))); &quot;&quot;)" office:value-type="float" office:value="3.48">
            <text:p>3,48</text:p>
          </table:table-cell>
          <table:table-cell table:style-name="ce55" office:value-type="string">
            <text:p>OK</text:p>
          </table:table-cell>
          <table:table-cell table:style-name="ce7" table:formula="of:=[.H211]" office:value-type="float" office:value="40">
            <text:p>40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18 socket</text:p>
          </table:table-cell>
          <table:table-cell table:style-name="ce7" table:number-columns-repeated="2"/>
          <table:table-cell table:style-name="ce16"/>
          <table:table-cell table:style-name="ce7" office:value-type="float" office:value="1">
            <text:p>1</text:p>
          </table:table-cell>
          <table:table-cell table:style-name="ce7" table:formula="of:=ROUND([.E212]* (1 + extra))" office:value-type="float" office:value="1">
            <text:p>1</text:p>
          </table:table-cell>
          <table:table-cell table:style-name="ce7" table:formula="of:=MAX([.F212];[.E212]+1)" office:value-type="float" office:value="2">
            <text:p>2</text:p>
          </table:table-cell>
          <table:table-cell table:style-name="ce18" table:formula="of:=5" office:value-type="float" office:value="5">
            <text:p>5</text:p>
          </table:table-cell>
          <table:table-cell table:style-name="ce7" table:formula="of:=[.G212]-[.H212]" office:value-type="float" office:value="-3">
            <text:p>-3</text:p>
          </table:table-cell>
          <table:table-cell table:style-name="ce7"/>
          <table:table-cell table:style-name="ce24" office:value-type="float" office:value="1101348">
            <text:p>1101348</text:p>
          </table:table-cell>
          <table:table-cell table:style-name="ce30" office:value-type="float" office:value="0.126">
            <text:p>0.126</text:p>
          </table:table-cell>
          <table:table-cell table:style-name="ce7" office:value-type="float" office:value="5">
            <text:p>5</text:p>
          </table:table-cell>
          <table:table-cell table:style-name="ce7" table:formula="of:=CEILING([.$H212];[.M212])" office:value-type="float" office:value="5">
            <text:p>5</text:p>
          </table:table-cell>
          <table:table-cell table:style-name="ce38" table:formula="of:=IF([.N212]*[.L212] &gt; 0; [.N212]*[.L212]; &quot;&quot;)" office:value-type="float" office:value="0.63">
            <text:p>0.63</text:p>
          </table:table-cell>
          <table:table-cell table:style-name="ce24" office:value-type="float" office:value="1183575">
            <text:p>1183575</text:p>
          </table:table-cell>
          <table:table-cell table:style-name="ce30" office:value-type="float" office:value="0.12">
            <text:p>0.12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2];[.R212])" office:value-type="float" office:value="5">
            <text:p>5</text:p>
          </table:table-cell>
          <table:table-cell table:style-name="ce38" table:formula="of:=IF([.S212]*[.Q212] &gt; 0; [.S212]*[.Q212]; &quot;&quot;)" office:value-type="float" office:value="0.6">
            <text:p>0.60</text:p>
          </table:table-cell>
          <table:table-cell table:style-name="ce24" office:value-type="string">
            <text:p>402-768</text:p>
          </table:table-cell>
          <table:table-cell table:style-name="ce30" office:value-type="float" office:value="1012">
            <text:p>1012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12];[.W212])" office:value-type="float" office:value="50">
            <text:p>50</text:p>
          </table:table-cell>
          <table:table-cell table:style-name="ce38" table:formula="of:=IF([.X212]*[.V212] &gt; 0; [.X212]*[.V212]; &quot;&quot;)" office:value-type="float" office:value="50600">
            <text:p>50,600.00</text:p>
          </table:table-cell>
          <table:table-cell table:style-name="ce40" table:formula="of:=IF([.$A212] &lt;&gt; &quot;&quot;; IF(MIN([.$O212];[.$T212];[.$Y212]) = [.$O212]; [.$K$1]; IF(MIN([.$O212];[.$T212];[.$Y212]) = [.$T212]; [.$P$1]; IF(ISNUMBER([.$Y212]); [.$U$1]; &quot;NO PRICING&quot;))); &quot;&quot;)" office:value-type="string" office:string-value="Farnell US">
            <text:p>Farnell US</text:p>
          </table:table-cell>
          <table:table-cell table:style-name="ce46" table:formula="of:=IF([.$A212] &lt;&gt; &quot;&quot;; IF(MIN([.$O212];[.$T212];[.$Y212]) = [.$O212]; [.$K212]; IF(MIN([.$O212];[.$T212];[.$Y212]) = [.$T212]; [.$P212]; IF(ISNUMBER([.$Y212]); [.$U212]; &quot;NO PRICING&quot;))); &quot;&quot;)" office:value-type="float" office:value="1183575">
            <text:p>1183575</text:p>
          </table:table-cell>
          <table:table-cell table:style-name="ce49" table:formula="of:=IF([.$A212] &lt;&gt; &quot;&quot;; IF(MIN([.$O212];[.$T212];[.$Y212]) = [.$O212]; [.$N212]; IF(MIN([.$O212];[.$T212];[.$Y212]) = [.$T212]; [.$S212]; IF(ISNUMBER([.$Y212]); [.$X212]; &quot;NO PRICING&quot;))); &quot;&quot;)" office:value-type="float" office:value="5">
            <text:p>5</text:p>
          </table:table-cell>
          <table:table-cell table:style-name="ce49" table:formula="of:=IF([.$A212] &lt;&gt; &quot;&quot;; IF(MIN([.$O212];[.$T212];[.$Y212]) = [.$O212]; [.$O212]; IF(MIN([.$O212];[.$T212];[.$Y212]) = [.$T212]; [.$T212]; IF(ISNUMBER([.$Y212]); [.$Y212]; &quot;NO PRICING&quot;))); &quot;&quot;)" office:value-type="float" office:value="0.6">
            <text:p>0,6</text:p>
          </table:table-cell>
          <table:table-cell table:style-name="ce55" office:value-type="string">
            <text:p>OK</text:p>
          </table:table-cell>
          <table:table-cell table:style-name="ce7" table:formula="of:=[.H212]" office:value-type="float" office:value="5">
            <text:p>5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20 socket</text:p>
          </table:table-cell>
          <table:table-cell table:style-name="ce7" table:number-columns-repeated="2"/>
          <table:table-cell table:style-name="ce16"/>
          <table:table-cell table:style-name="ce7" office:value-type="float" office:value="92">
            <text:p>92</text:p>
          </table:table-cell>
          <table:table-cell table:style-name="ce7" table:formula="of:=ROUND([.E213]* (1 + extra))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18" office:value-type="float" office:value="60">
            <text:p>60</text:p>
          </table:table-cell>
          <table:table-cell table:style-name="ce7" table:formula="of:=[.G213]-[.H213]" office:value-type="float" office:value="40">
            <text:p>40</text:p>
          </table:table-cell>
          <table:table-cell table:style-name="ce7"/>
          <table:table-cell table:style-name="ce24" office:value-type="float" office:value="4285608">
            <text:p>4285608</text:p>
          </table:table-cell>
          <table:table-cell table:style-name="ce30" office:value-type="float" office:value="0.146">
            <text:p>0.146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3];[.M213])" office:value-type="float" office:value="60">
            <text:p>60</text:p>
          </table:table-cell>
          <table:table-cell table:style-name="ce38" table:formula="of:=IF([.N213]*[.L213] &gt; 0; [.N213]*[.L213]; &quot;&quot;)" office:value-type="float" office:value="8.76">
            <text:p>8.76</text:p>
          </table:table-cell>
          <table:table-cell table:style-name="ce24" office:value-type="float" office:value="1183577">
            <text:p>1183577</text:p>
          </table:table-cell>
          <table:table-cell table:style-name="ce30" office:value-type="float" office:value="0.119">
            <text:p>0.119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3];[.R213])" office:value-type="float" office:value="60">
            <text:p>60</text:p>
          </table:table-cell>
          <table:table-cell table:style-name="ce38" table:formula="of:=IF([.S213]*[.Q213] &gt; 0; [.S213]*[.Q213]; &quot;&quot;)" office:value-type="float" office:value="7.14">
            <text:p>7.14</text:p>
          </table:table-cell>
          <table:table-cell table:style-name="ce24" office:value-type="string">
            <text:p>402-793</text:p>
          </table:table-cell>
          <table:table-cell table:style-name="ce30" office:value-type="float" office:value="1013">
            <text:p>1013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13];[.W213])" office:value-type="float" office:value="100">
            <text:p>100</text:p>
          </table:table-cell>
          <table:table-cell table:style-name="ce38" table:formula="of:=IF([.X213]*[.V213] &gt; 0; [.X213]*[.V213]; &quot;&quot;)" office:value-type="float" office:value="101300">
            <text:p>101,300.00</text:p>
          </table:table-cell>
          <table:table-cell table:style-name="ce40" table:formula="of:=IF([.$A213] &lt;&gt; &quot;&quot;; IF(MIN([.$O213];[.$T213];[.$Y213]) = [.$O213]; [.$K$1]; IF(MIN([.$O213];[.$T213];[.$Y213]) = [.$T213]; [.$P$1]; IF(ISNUMBER([.$Y213]); [.$U$1]; &quot;NO PRICING&quot;))); &quot;&quot;)" office:value-type="string" office:string-value="Farnell US">
            <text:p>Farnell US</text:p>
          </table:table-cell>
          <table:table-cell table:style-name="ce46" table:formula="of:=IF([.$A213] &lt;&gt; &quot;&quot;; IF(MIN([.$O213];[.$T213];[.$Y213]) = [.$O213]; [.$K213]; IF(MIN([.$O213];[.$T213];[.$Y213]) = [.$T213]; [.$P213]; IF(ISNUMBER([.$Y213]); [.$U213]; &quot;NO PRICING&quot;))); &quot;&quot;)" office:value-type="float" office:value="1183577">
            <text:p>1183577</text:p>
          </table:table-cell>
          <table:table-cell table:style-name="ce49" table:formula="of:=IF([.$A213] &lt;&gt; &quot;&quot;; IF(MIN([.$O213];[.$T213];[.$Y213]) = [.$O213]; [.$N213]; IF(MIN([.$O213];[.$T213];[.$Y213]) = [.$T213]; [.$S213]; IF(ISNUMBER([.$Y213]); [.$X213]; &quot;NO PRICING&quot;))); &quot;&quot;)" office:value-type="float" office:value="60">
            <text:p>60</text:p>
          </table:table-cell>
          <table:table-cell table:style-name="ce49" table:formula="of:=IF([.$A213] &lt;&gt; &quot;&quot;; IF(MIN([.$O213];[.$T213];[.$Y213]) = [.$O213]; [.$O213]; IF(MIN([.$O213];[.$T213];[.$Y213]) = [.$T213]; [.$T213]; IF(ISNUMBER([.$Y213]); [.$Y213]; &quot;NO PRICING&quot;))); &quot;&quot;)" office:value-type="float" office:value="7.14">
            <text:p>7,14</text:p>
          </table:table-cell>
          <table:table-cell table:style-name="ce55" office:value-type="string">
            <text:p>OK</text:p>
          </table:table-cell>
          <table:table-cell table:style-name="ce7" table:formula="of:=[.H213]" office:value-type="float" office:value="60">
            <text:p>60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24 socket</text:p>
          </table:table-cell>
          <table:table-cell table:style-name="ce7" table:number-columns-repeated="2"/>
          <table:table-cell table:style-name="ce16"/>
          <table:table-cell table:style-name="ce7" office:value-type="float" office:value="2">
            <text:p>2</text:p>
          </table:table-cell>
          <table:table-cell table:style-name="ce7" table:formula="of:=ROUND([.E214]* (1 + extra))" office:value-type="float" office:value="2">
            <text:p>2</text:p>
          </table:table-cell>
          <table:table-cell table:style-name="ce7" table:formula="of:=MAX([.F214];[.E214]+1)" office:value-type="float" office:value="3">
            <text:p>3</text:p>
          </table:table-cell>
          <table:table-cell table:style-name="ce18" table:formula="of:=[.G214]" office:value-type="float" office:value="3">
            <text:p>3</text:p>
          </table:table-cell>
          <table:table-cell table:style-name="ce7" table:formula="of:=[.G214]-[.H214]" office:value-type="float" office:value="0">
            <text:p>0</text:p>
          </table:table-cell>
          <table:table-cell table:style-name="ce7"/>
          <table:table-cell table:style-name="ce24" office:value-type="float" office:value="1103849">
            <text:p>1103849</text:p>
          </table:table-cell>
          <table:table-cell table:style-name="ce30" office:value-type="float" office:value="0.75">
            <text:p>0.75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4];[.M214])" office:value-type="float" office:value="3">
            <text:p>3</text:p>
          </table:table-cell>
          <table:table-cell table:style-name="ce38" table:formula="of:=IF([.N214]*[.L214] &gt; 0; [.N214]*[.L214]; &quot;&quot;)" office:value-type="float" office:value="2.25">
            <text:p>2.25</text:p>
          </table:table-cell>
          <table:table-cell table:style-name="ce24" office:value-type="float" office:value="1157740">
            <text:p>1157740</text:p>
          </table:table-cell>
          <table:table-cell table:style-name="ce30" office:value-type="float" office:value="0.208">
            <text:p>0.208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4];[.R214])" office:value-type="float" office:value="3">
            <text:p>3</text:p>
          </table:table-cell>
          <table:table-cell table:style-name="ce38" table:formula="of:=IF([.S214]*[.Q214] &gt; 0; [.S214]*[.Q214]; &quot;&quot;)" office:value-type="float" office:value="0.624">
            <text:p>0.62</text:p>
          </table:table-cell>
          <table:table-cell table:style-name="ce24" office:value-type="string">
            <text:p>801-752</text:p>
          </table:table-cell>
          <table:table-cell table:style-name="ce30" office:value-type="float" office:value="1014">
            <text:p>1014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14];[.W214])" office:value-type="float" office:value="50">
            <text:p>50</text:p>
          </table:table-cell>
          <table:table-cell table:style-name="ce38" table:formula="of:=IF([.X214]*[.V214] &gt; 0; [.X214]*[.V214]; &quot;&quot;)" office:value-type="float" office:value="50700">
            <text:p>50,700.00</text:p>
          </table:table-cell>
          <table:table-cell table:style-name="ce40" table:formula="of:=IF([.$A214] &lt;&gt; &quot;&quot;; IF(MIN([.$O214];[.$T214];[.$Y214]) = [.$O214]; [.$K$1]; IF(MIN([.$O214];[.$T214];[.$Y214]) = [.$T214]; [.$P$1]; IF(ISNUMBER([.$Y214]); [.$U$1]; &quot;NO PRICING&quot;))); &quot;&quot;)" office:value-type="string" office:string-value="Farnell US">
            <text:p>Farnell US</text:p>
          </table:table-cell>
          <table:table-cell table:style-name="ce46" table:formula="of:=IF([.$A214] &lt;&gt; &quot;&quot;; IF(MIN([.$O214];[.$T214];[.$Y214]) = [.$O214]; [.$K214]; IF(MIN([.$O214];[.$T214];[.$Y214]) = [.$T214]; [.$P214]; IF(ISNUMBER([.$Y214]); [.$U214]; &quot;NO PRICING&quot;))); &quot;&quot;)" office:value-type="float" office:value="1157740">
            <text:p>1157740</text:p>
          </table:table-cell>
          <table:table-cell table:style-name="ce49" table:formula="of:=IF([.$A214] &lt;&gt; &quot;&quot;; IF(MIN([.$O214];[.$T214];[.$Y214]) = [.$O214]; [.$N214]; IF(MIN([.$O214];[.$T214];[.$Y214]) = [.$T214]; [.$S214]; IF(ISNUMBER([.$Y214]); [.$X214]; &quot;NO PRICING&quot;))); &quot;&quot;)" office:value-type="float" office:value="3">
            <text:p>3</text:p>
          </table:table-cell>
          <table:table-cell table:style-name="ce49" table:formula="of:=IF([.$A214] &lt;&gt; &quot;&quot;; IF(MIN([.$O214];[.$T214];[.$Y214]) = [.$O214]; [.$O214]; IF(MIN([.$O214];[.$T214];[.$Y214]) = [.$T214]; [.$T214]; IF(ISNUMBER([.$Y214]); [.$Y214]; &quot;NO PRICING&quot;))); &quot;&quot;)" office:value-type="float" office:value="0.624">
            <text:p>0,624</text:p>
          </table:table-cell>
          <table:table-cell table:style-name="ce55" office:value-type="string">
            <text:p>OK (1183578)</text:p>
          </table:table-cell>
          <table:table-cell table:style-name="ce7" table:formula="of:=[.H214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32 socket</text:p>
          </table:table-cell>
          <table:table-cell table:style-name="ce7" table:number-columns-repeated="2"/>
          <table:table-cell table:style-name="ce16"/>
          <table:table-cell table:style-name="ce7" office:value-type="float" office:value="1">
            <text:p>1</text:p>
          </table:table-cell>
          <table:table-cell table:style-name="ce7" table:formula="of:=ROUND([.E215]* (1 + extra))" office:value-type="float" office:value="1">
            <text:p>1</text:p>
          </table:table-cell>
          <table:table-cell table:style-name="ce7" table:formula="of:=MAX([.F215];[.E215]+1)" office:value-type="float" office:value="2">
            <text:p>2</text:p>
          </table:table-cell>
          <table:table-cell table:style-name="ce18" table:formula="of:=[.G215]" office:value-type="float" office:value="2">
            <text:p>2</text:p>
          </table:table-cell>
          <table:table-cell table:style-name="ce7" table:formula="of:=[.G215]-[.H215]" office:value-type="float" office:value="0">
            <text:p>0</text:p>
          </table:table-cell>
          <table:table-cell table:style-name="ce7"/>
          <table:table-cell table:style-name="ce24" office:value-type="float" office:value="1654375">
            <text:p>1654375</text:p>
          </table:table-cell>
          <table:table-cell table:style-name="ce30" office:value-type="float" office:value="0.27">
            <text:p>0.27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5];[.M215])" office:value-type="float" office:value="2">
            <text:p>2</text:p>
          </table:table-cell>
          <table:table-cell table:style-name="ce38" table:formula="of:=IF([.N215]*[.L215] &gt; 0; [.N215]*[.L215]; &quot;&quot;)" office:value-type="float" office:value="0.54">
            <text:p>0.54</text:p>
          </table:table-cell>
          <table:table-cell table:style-name="ce24" office:value-type="float" office:value="1316006">
            <text:p>1316006</text:p>
          </table:table-cell>
          <table:table-cell table:style-name="ce30" office:value-type="float" office:value="0.28">
            <text:p>0.28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5];[.R215])" office:value-type="float" office:value="2">
            <text:p>2</text:p>
          </table:table-cell>
          <table:table-cell table:style-name="ce38" table:formula="of:=IF([.S215]*[.Q215] &gt; 0; [.S215]*[.Q215]; &quot;&quot;)" office:value-type="float" office:value="0.56">
            <text:p>0.56</text:p>
          </table:table-cell>
          <table:table-cell table:style-name="ce24" office:value-type="string">
            <text:p>801-774</text:p>
          </table:table-cell>
          <table:table-cell table:style-name="ce30" office:value-type="float" office:value="1015">
            <text:p>1015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15];[.W215])" office:value-type="float" office:value="50">
            <text:p>50</text:p>
          </table:table-cell>
          <table:table-cell table:style-name="ce38" table:formula="of:=IF([.X215]*[.V215] &gt; 0; [.X215]*[.V215]; &quot;&quot;)" office:value-type="float" office:value="50750">
            <text:p>50,750.00</text:p>
          </table:table-cell>
          <table:table-cell table:style-name="ce40" table:formula="of:=IF([.$A215] &lt;&gt; &quot;&quot;; IF(MIN([.$O215];[.$T215];[.$Y215]) = [.$O215]; [.$K$1]; IF(MIN([.$O215];[.$T215];[.$Y215]) = [.$T215]; [.$P$1]; IF(ISNUMBER([.$Y215]); [.$U$1]; &quot;NO PRICING&quot;))); &quot;&quot;)" office:value-type="string" office:string-value="Farnell">
            <text:p>Farnell</text:p>
          </table:table-cell>
          <table:table-cell table:style-name="ce46" table:formula="of:=IF([.$A215] &lt;&gt; &quot;&quot;; IF(MIN([.$O215];[.$T215];[.$Y215]) = [.$O215]; [.$K215]; IF(MIN([.$O215];[.$T215];[.$Y215]) = [.$T215]; [.$P215]; IF(ISNUMBER([.$Y215]); [.$U215]; &quot;NO PRICING&quot;))); &quot;&quot;)" office:value-type="float" office:value="1654375">
            <text:p>1654375</text:p>
          </table:table-cell>
          <table:table-cell table:style-name="ce49" table:formula="of:=IF([.$A215] &lt;&gt; &quot;&quot;; IF(MIN([.$O215];[.$T215];[.$Y215]) = [.$O215]; [.$N215]; IF(MIN([.$O215];[.$T215];[.$Y215]) = [.$T215]; [.$S215]; IF(ISNUMBER([.$Y215]); [.$X215]; &quot;NO PRICING&quot;))); &quot;&quot;)" office:value-type="float" office:value="2">
            <text:p>2</text:p>
          </table:table-cell>
          <table:table-cell table:style-name="ce49" table:formula="of:=IF([.$A215] &lt;&gt; &quot;&quot;; IF(MIN([.$O215];[.$T215];[.$Y215]) = [.$O215]; [.$O215]; IF(MIN([.$O215];[.$T215];[.$Y215]) = [.$T215]; [.$T215]; IF(ISNUMBER([.$Y215]); [.$Y215]; &quot;NO PRICING&quot;))); &quot;&quot;)" office:value-type="float" office:value="0.54">
            <text:p>0,54</text:p>
          </table:table-cell>
          <table:table-cell table:style-name="ce55" office:value-type="string">
            <text:p>OK</text:p>
          </table:table-cell>
          <table:table-cell table:style-name="ce7" table:formula="of:=[.H215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DIP 40 socket</text:p>
          </table:table-cell>
          <table:table-cell table:style-name="ce7" table:number-columns-repeated="2"/>
          <table:table-cell table:style-name="ce16"/>
          <table:table-cell table:style-name="ce7" office:value-type="float" office:value="1">
            <text:p>1</text:p>
          </table:table-cell>
          <table:table-cell table:style-name="ce7" table:formula="of:=ROUND([.E216]* (1 + extra))" office:value-type="float" office:value="1">
            <text:p>1</text:p>
          </table:table-cell>
          <table:table-cell table:style-name="ce7" table:formula="of:=MAX([.F216];[.E216]+1)" office:value-type="float" office:value="2">
            <text:p>2</text:p>
          </table:table-cell>
          <table:table-cell table:style-name="ce18" table:formula="of:=[.G216]" office:value-type="float" office:value="2">
            <text:p>2</text:p>
          </table:table-cell>
          <table:table-cell table:style-name="ce7" table:formula="of:=[.G216]-[.H216]" office:value-type="float" office:value="0">
            <text:p>0</text:p>
          </table:table-cell>
          <table:table-cell table:style-name="ce7"/>
          <table:table-cell table:style-name="ce24" office:value-type="float" office:value="4285669">
            <text:p>4285669</text:p>
          </table:table-cell>
          <table:table-cell table:style-name="ce30" office:value-type="float" office:value="0.28">
            <text:p>0.28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6];[.M216])" office:value-type="float" office:value="2">
            <text:p>2</text:p>
          </table:table-cell>
          <table:table-cell table:style-name="ce38" table:formula="of:=IF([.N216]*[.L216] &gt; 0; [.N216]*[.L216]; &quot;&quot;)" office:value-type="float" office:value="0.56">
            <text:p>0.56</text:p>
          </table:table-cell>
          <table:table-cell table:style-name="ce24" office:value-type="float" office:value="1183580">
            <text:p>1183580</text:p>
          </table:table-cell>
          <table:table-cell table:style-name="ce30" office:value-type="float" office:value="0.239">
            <text:p>0.239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6];[.R216])" office:value-type="float" office:value="2">
            <text:p>2</text:p>
          </table:table-cell>
          <table:table-cell table:style-name="ce38" table:formula="of:=IF([.S216]*[.Q216] &gt; 0; [.S216]*[.Q216]; &quot;&quot;)" office:value-type="float" office:value="0.478">
            <text:p>0.48</text:p>
          </table:table-cell>
          <table:table-cell table:style-name="ce24" office:value-type="string">
            <text:p>402-838</text:p>
          </table:table-cell>
          <table:table-cell table:style-name="ce30" office:value-type="float" office:value="1016">
            <text:p>1016.000</text:p>
          </table:table-cell>
          <table:table-cell table:style-name="ce7" office:value-type="float" office:value="50">
            <text:p>50</text:p>
          </table:table-cell>
          <table:table-cell table:style-name="ce7" table:formula="of:=CEILING([.$H216];[.W216])" office:value-type="float" office:value="50">
            <text:p>50</text:p>
          </table:table-cell>
          <table:table-cell table:style-name="ce38" table:formula="of:=IF([.X216]*[.V216] &gt; 0; [.X216]*[.V216]; &quot;&quot;)" office:value-type="float" office:value="50800">
            <text:p>50,800.00</text:p>
          </table:table-cell>
          <table:table-cell table:style-name="ce40" table:formula="of:=IF([.$A216] &lt;&gt; &quot;&quot;; IF(MIN([.$O216];[.$T216];[.$Y216]) = [.$O216]; [.$K$1]; IF(MIN([.$O216];[.$T216];[.$Y216]) = [.$T216]; [.$P$1]; IF(ISNUMBER([.$Y216]); [.$U$1]; &quot;NO PRICING&quot;))); &quot;&quot;)" office:value-type="string" office:string-value="Farnell US">
            <text:p>Farnell US</text:p>
          </table:table-cell>
          <table:table-cell table:style-name="ce46" table:formula="of:=IF([.$A216] &lt;&gt; &quot;&quot;; IF(MIN([.$O216];[.$T216];[.$Y216]) = [.$O216]; [.$K216]; IF(MIN([.$O216];[.$T216];[.$Y216]) = [.$T216]; [.$P216]; IF(ISNUMBER([.$Y216]); [.$U216]; &quot;NO PRICING&quot;))); &quot;&quot;)" office:value-type="float" office:value="1183580">
            <text:p>1183580</text:p>
          </table:table-cell>
          <table:table-cell table:style-name="ce49" table:formula="of:=IF([.$A216] &lt;&gt; &quot;&quot;; IF(MIN([.$O216];[.$T216];[.$Y216]) = [.$O216]; [.$N216]; IF(MIN([.$O216];[.$T216];[.$Y216]) = [.$T216]; [.$S216]; IF(ISNUMBER([.$Y216]); [.$X216]; &quot;NO PRICING&quot;))); &quot;&quot;)" office:value-type="float" office:value="2">
            <text:p>2</text:p>
          </table:table-cell>
          <table:table-cell table:style-name="ce49" table:formula="of:=IF([.$A216] &lt;&gt; &quot;&quot;; IF(MIN([.$O216];[.$T216];[.$Y216]) = [.$O216]; [.$O216]; IF(MIN([.$O216];[.$T216];[.$Y216]) = [.$T216]; [.$T216]; IF(ISNUMBER([.$Y216]); [.$Y216]; &quot;NO PRICING&quot;))); &quot;&quot;)" office:value-type="float" office:value="0.478">
            <text:p>0,478</text:p>
          </table:table-cell>
          <table:table-cell table:style-name="ce55" office:value-type="string">
            <text:p>OK</text:p>
          </table:table-cell>
          <table:table-cell table:style-name="ce7" table:formula="of:=[.H216]" office:value-type="float" office:value="2">
            <text:p>2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PLCC 32 socket</text:p>
          </table:table-cell>
          <table:table-cell table:style-name="ce7" table:number-columns-repeated="2"/>
          <table:table-cell table:style-name="ce16"/>
          <table:table-cell table:style-name="ce7" office:value-type="float" office:value="12">
            <text:p>12</text:p>
          </table:table-cell>
          <table:table-cell table:style-name="ce7" table:formula="of:=ROUND([.E217]* (1 + extra))" office:value-type="float" office:value="13">
            <text:p>13</text:p>
          </table:table-cell>
          <table:table-cell table:style-name="ce7" table:formula="of:=MAX([.F217];[.E217]+1)" office:value-type="float" office:value="13">
            <text:p>13</text:p>
          </table:table-cell>
          <table:table-cell table:style-name="ce18" table:formula="of:=[.G217]" office:value-type="float" office:value="13">
            <text:p>13</text:p>
          </table:table-cell>
          <table:table-cell table:style-name="ce7" table:formula="of:=[.G217]-[.H217]" office:value-type="float" office:value="0">
            <text:p>0</text:p>
          </table:table-cell>
          <table:table-cell table:style-name="ce7"/>
          <table:table-cell table:style-name="ce24" office:value-type="float" office:value="1103872">
            <text:p>1103872</text:p>
          </table:table-cell>
          <table:table-cell table:style-name="ce30" office:value-type="float" office:value="0.48">
            <text:p>0.48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7];[.M217])" office:value-type="float" office:value="13">
            <text:p>13</text:p>
          </table:table-cell>
          <table:table-cell table:style-name="ce38" table:formula="of:=IF([.N217]*[.L217] &gt; 0; [.N217]*[.L217]; &quot;&quot;)" office:value-type="float" office:value="6.24">
            <text:p>6.24</text:p>
          </table:table-cell>
          <table:table-cell table:style-name="ce24" office:value-type="float" office:value="2078143">
            <text:p>2078143</text:p>
          </table:table-cell>
          <table:table-cell table:style-name="ce30" office:value-type="float" office:value="0.485">
            <text:p>0.485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7];[.R217])" office:value-type="float" office:value="13">
            <text:p>13</text:p>
          </table:table-cell>
          <table:table-cell table:style-name="ce38" table:formula="of:=IF([.S217]*[.Q217] &gt; 0; [.S217]*[.Q217]; &quot;&quot;)" office:value-type="float" office:value="6.305">
            <text:p>6.31</text:p>
          </table:table-cell>
          <table:table-cell table:style-name="ce24" office:value-type="string">
            <text:p>211-231</text:p>
          </table:table-cell>
          <table:table-cell table:style-name="ce30" office:value-type="float" office:value="1017">
            <text:p>1017.000</text:p>
          </table:table-cell>
          <table:table-cell table:style-name="ce7" office:value-type="float" office:value="39">
            <text:p>39</text:p>
          </table:table-cell>
          <table:table-cell table:style-name="ce7" table:formula="of:=CEILING([.$H217];[.W217])" office:value-type="float" office:value="39">
            <text:p>39</text:p>
          </table:table-cell>
          <table:table-cell table:style-name="ce38" table:formula="of:=IF([.X217]*[.V217] &gt; 0; [.X217]*[.V217]; &quot;&quot;)" office:value-type="float" office:value="39663">
            <text:p>39,663.00</text:p>
          </table:table-cell>
          <table:table-cell table:style-name="ce40" table:formula="of:=IF([.$A217] &lt;&gt; &quot;&quot;; IF(MIN([.$O217];[.$T217];[.$Y217]) = [.$O217]; [.$K$1]; IF(MIN([.$O217];[.$T217];[.$Y217]) = [.$T217]; [.$P$1]; IF(ISNUMBER([.$Y217]); [.$U$1]; &quot;NO PRICING&quot;))); &quot;&quot;)" office:value-type="string" office:string-value="Farnell">
            <text:p>Farnell</text:p>
          </table:table-cell>
          <table:table-cell table:style-name="ce46" table:formula="of:=IF([.$A217] &lt;&gt; &quot;&quot;; IF(MIN([.$O217];[.$T217];[.$Y217]) = [.$O217]; [.$K217]; IF(MIN([.$O217];[.$T217];[.$Y217]) = [.$T217]; [.$P217]; IF(ISNUMBER([.$Y217]); [.$U217]; &quot;NO PRICING&quot;))); &quot;&quot;)" office:value-type="float" office:value="1103872">
            <text:p>1103872</text:p>
          </table:table-cell>
          <table:table-cell table:style-name="ce49" table:formula="of:=IF([.$A217] &lt;&gt; &quot;&quot;; IF(MIN([.$O217];[.$T217];[.$Y217]) = [.$O217]; [.$N217]; IF(MIN([.$O217];[.$T217];[.$Y217]) = [.$T217]; [.$S217]; IF(ISNUMBER([.$Y217]); [.$X217]; &quot;NO PRICING&quot;))); &quot;&quot;)" office:value-type="float" office:value="13">
            <text:p>13</text:p>
          </table:table-cell>
          <table:table-cell table:style-name="ce49" table:formula="of:=IF([.$A217] &lt;&gt; &quot;&quot;; IF(MIN([.$O217];[.$T217];[.$Y217]) = [.$O217]; [.$O217]; IF(MIN([.$O217];[.$T217];[.$Y217]) = [.$T217]; [.$T217]; IF(ISNUMBER([.$Y217]); [.$Y217]; &quot;NO PRICING&quot;))); &quot;&quot;)" office:value-type="float" office:value="6.24">
            <text:p>6,24</text:p>
          </table:table-cell>
          <table:table-cell table:style-name="ce55" office:value-type="string">
            <text:p>OK</text:p>
          </table:table-cell>
          <table:table-cell table:style-name="ce7" table:formula="of:=[.H217]" office:value-type="float" office:value="13">
            <text:p>13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PLCC 44 socket</text:p>
          </table:table-cell>
          <table:table-cell table:style-name="ce7" table:number-columns-repeated="2"/>
          <table:table-cell table:style-name="ce16"/>
          <table:table-cell table:style-name="ce7" office:value-type="float" office:value="2">
            <text:p>2</text:p>
          </table:table-cell>
          <table:table-cell table:style-name="ce7" table:formula="of:=ROUND([.E218]* (1 + extra))" office:value-type="float" office:value="2">
            <text:p>2</text:p>
          </table:table-cell>
          <table:table-cell table:style-name="ce7" table:formula="of:=MAX([.F218];[.E218]+1)" office:value-type="float" office:value="3">
            <text:p>3</text:p>
          </table:table-cell>
          <table:table-cell table:style-name="ce18" table:formula="of:=[.G218]" office:value-type="float" office:value="3">
            <text:p>3</text:p>
          </table:table-cell>
          <table:table-cell table:style-name="ce7" table:formula="of:=[.G218]-[.H218]" office:value-type="float" office:value="0">
            <text:p>0</text:p>
          </table:table-cell>
          <table:table-cell table:style-name="ce7"/>
          <table:table-cell table:style-name="ce24" office:value-type="float" office:value="2097214">
            <text:p>2097214</text:p>
          </table:table-cell>
          <table:table-cell table:style-name="ce30" office:value-type="float" office:value="0.49">
            <text:p>0.49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8];[.M218])" office:value-type="float" office:value="3">
            <text:p>3</text:p>
          </table:table-cell>
          <table:table-cell table:style-name="ce38" table:formula="of:=IF([.N218]*[.L218] &gt; 0; [.N218]*[.L218]; &quot;&quot;)" office:value-type="float" office:value="1.47">
            <text:p>1.47</text:p>
          </table:table-cell>
          <table:table-cell table:style-name="ce24" office:value-type="float" office:value="2078146">
            <text:p>2078146</text:p>
          </table:table-cell>
          <table:table-cell table:style-name="ce30" office:value-type="float" office:value="0.485">
            <text:p>0.485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8];[.R218])" office:value-type="float" office:value="3">
            <text:p>3</text:p>
          </table:table-cell>
          <table:table-cell table:style-name="ce38" table:formula="of:=IF([.S218]*[.Q218] &gt; 0; [.S218]*[.Q218]; &quot;&quot;)" office:value-type="float" office:value="1.455">
            <text:p>1.46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18];[.W218])" office:value-type="float" office:value="0">
            <text:p>0</text:p>
          </table:table-cell>
          <table:table-cell table:style-name="ce38" table:formula="of:=IF([.X218]*[.V218] &gt; 0; [.X218]*[.V218]; &quot;&quot;)">
            <text:p/>
          </table:table-cell>
          <table:table-cell table:style-name="ce40" table:formula="of:=IF([.$A218] &lt;&gt; &quot;&quot;; IF(MIN([.$O218];[.$T218];[.$Y218]) = [.$O218]; [.$K$1]; IF(MIN([.$O218];[.$T218];[.$Y218]) = [.$T218]; [.$P$1]; IF(ISNUMBER([.$Y218]); [.$U$1]; &quot;NO PRICING&quot;))); &quot;&quot;)" office:value-type="string" office:string-value="Farnell US">
            <text:p>Farnell US</text:p>
          </table:table-cell>
          <table:table-cell table:style-name="ce46" table:formula="of:=IF([.$A218] &lt;&gt; &quot;&quot;; IF(MIN([.$O218];[.$T218];[.$Y218]) = [.$O218]; [.$K218]; IF(MIN([.$O218];[.$T218];[.$Y218]) = [.$T218]; [.$P218]; IF(ISNUMBER([.$Y218]); [.$U218]; &quot;NO PRICING&quot;))); &quot;&quot;)" office:value-type="float" office:value="2078146">
            <text:p>2078146</text:p>
          </table:table-cell>
          <table:table-cell table:style-name="ce49" table:formula="of:=IF([.$A218] &lt;&gt; &quot;&quot;; IF(MIN([.$O218];[.$T218];[.$Y218]) = [.$O218]; [.$N218]; IF(MIN([.$O218];[.$T218];[.$Y218]) = [.$T218]; [.$S218]; IF(ISNUMBER([.$Y218]); [.$X218]; &quot;NO PRICING&quot;))); &quot;&quot;)" office:value-type="float" office:value="3">
            <text:p>3</text:p>
          </table:table-cell>
          <table:table-cell table:style-name="ce49" table:formula="of:=IF([.$A218] &lt;&gt; &quot;&quot;; IF(MIN([.$O218];[.$T218];[.$Y218]) = [.$O218]; [.$O218]; IF(MIN([.$O218];[.$T218];[.$Y218]) = [.$T218]; [.$T218]; IF(ISNUMBER([.$Y218]); [.$Y218]; &quot;NO PRICING&quot;))); &quot;&quot;)" office:value-type="float" office:value="1.455">
            <text:p>1,455</text:p>
          </table:table-cell>
          <table:table-cell table:style-name="ce55" office:value-type="string">
            <text:p>OK</text:p>
          </table:table-cell>
          <table:table-cell table:style-name="ce7" table:formula="of:=[.H218]" office:value-type="float" office:value="3">
            <text:p>3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IDC 40-pin cable-side socket with relief</text:p>
          </table:table-cell>
          <table:table-cell table:style-name="ce7" table:number-columns-repeated="2"/>
          <table:table-cell table:style-name="ce16"/>
          <table:table-cell table:style-name="ce7"/>
          <table:table-cell table:style-name="ce7" table:formula="of:=ROUND([.E219]* (1 + extra))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18" table:formula="of:=[.G219]" office:value-type="float" office:value="10">
            <text:p>10</text:p>
          </table:table-cell>
          <table:table-cell table:style-name="ce7" table:formula="of:=[.G219]-[.H219]" office:value-type="float" office:value="0">
            <text:p>0</text:p>
          </table:table-cell>
          <table:table-cell table:style-name="ce7"/>
          <table:table-cell table:style-name="ce24" office:value-type="float" office:value="1099242">
            <text:p>1099242</text:p>
          </table:table-cell>
          <table:table-cell table:style-name="ce30" office:value-type="float" office:value="0.67">
            <text:p>0.67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19];[.M219])" office:value-type="float" office:value="10">
            <text:p>10</text:p>
          </table:table-cell>
          <table:table-cell table:style-name="ce38" table:formula="of:=IF([.N219]*[.L219] &gt; 0; [.N219]*[.L219]; &quot;&quot;)" office:value-type="float" office:value="6.7">
            <text:p>6.70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19];[.R219])" office:value-type="float" office:value="0">
            <text:p>0</text:p>
          </table:table-cell>
          <table:table-cell table:style-name="ce38" table:formula="of:=IF([.S219]*[.Q219] &gt; 0; [.S219]*[.Q21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19];[.W219])" office:value-type="float" office:value="0">
            <text:p>0</text:p>
          </table:table-cell>
          <table:table-cell table:style-name="ce38" table:formula="of:=IF([.X219]*[.V219] &gt; 0; [.X219]*[.V219]; &quot;&quot;)">
            <text:p/>
          </table:table-cell>
          <table:table-cell table:style-name="ce40" table:formula="of:=IF([.$A219] &lt;&gt; &quot;&quot;; IF(MIN([.$O219];[.$T219];[.$Y219]) = [.$O219]; [.$K$1]; IF(MIN([.$O219];[.$T219];[.$Y219]) = [.$T219]; [.$P$1]; IF(ISNUMBER([.$Y219]); [.$U$1]; &quot;NO PRICING&quot;))); &quot;&quot;)" office:value-type="string" office:string-value="Farnell">
            <text:p>Farnell</text:p>
          </table:table-cell>
          <table:table-cell table:style-name="ce46" table:formula="of:=IF([.$A219] &lt;&gt; &quot;&quot;; IF(MIN([.$O219];[.$T219];[.$Y219]) = [.$O219]; [.$K219]; IF(MIN([.$O219];[.$T219];[.$Y219]) = [.$T219]; [.$P219]; IF(ISNUMBER([.$Y219]); [.$U219]; &quot;NO PRICING&quot;))); &quot;&quot;)" office:value-type="float" office:value="1099242">
            <text:p>1099242</text:p>
          </table:table-cell>
          <table:table-cell table:style-name="ce49" table:formula="of:=IF([.$A219] &lt;&gt; &quot;&quot;; IF(MIN([.$O219];[.$T219];[.$Y219]) = [.$O219]; [.$N219]; IF(MIN([.$O219];[.$T219];[.$Y219]) = [.$T219]; [.$S219]; IF(ISNUMBER([.$Y219]); [.$X219]; &quot;NO PRICING&quot;))); &quot;&quot;)" office:value-type="float" office:value="10">
            <text:p>10</text:p>
          </table:table-cell>
          <table:table-cell table:style-name="ce49" table:formula="of:=IF([.$A219] &lt;&gt; &quot;&quot;; IF(MIN([.$O219];[.$T219];[.$Y219]) = [.$O219]; [.$O219]; IF(MIN([.$O219];[.$T219];[.$Y219]) = [.$T219]; [.$T219]; IF(ISNUMBER([.$Y219]); [.$Y219]; &quot;NO PRICING&quot;))); &quot;&quot;)" office:value-type="float" office:value="6.7">
            <text:p>6,7</text:p>
          </table:table-cell>
          <table:table-cell table:style-name="ce55" office:value-type="string">
            <text:p>OK</text:p>
          </table:table-cell>
          <table:table-cell table:style-name="ce7" table:formula="of:=[.H219]" office:value-type="float" office:value="10">
            <text:p>10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40-pin right angle header, shrouded</text:p>
          </table:table-cell>
          <table:table-cell table:style-name="ce7" table:number-columns-repeated="2"/>
          <table:table-cell table:style-name="ce16"/>
          <table:table-cell table:style-name="ce7"/>
          <table:table-cell table:style-name="ce7" table:formula="of:=ROUND([.E220]* (1 + extra))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18" table:formula="of:=[.G220]" office:value-type="float" office:value="10">
            <text:p>10</text:p>
          </table:table-cell>
          <table:table-cell table:style-name="ce7" table:formula="of:=[.G220]-[.H220]" office:value-type="float" office:value="0">
            <text:p>0</text:p>
          </table:table-cell>
          <table:table-cell table:style-name="ce7"/>
          <table:table-cell table:style-name="ce24" office:value-type="float" office:value="1099251">
            <text:p>1099251</text:p>
          </table:table-cell>
          <table:table-cell table:style-name="ce30" office:value-type="float" office:value="1.13">
            <text:p>1.13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20];[.M220])" office:value-type="float" office:value="10">
            <text:p>10</text:p>
          </table:table-cell>
          <table:table-cell table:style-name="ce38" table:formula="of:=IF([.N220]*[.L220] &gt; 0; [.N220]*[.L220]; &quot;&quot;)" office:value-type="float" office:value="11.3">
            <text:p>11.30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20];[.R220])" office:value-type="float" office:value="0">
            <text:p>0</text:p>
          </table:table-cell>
          <table:table-cell table:style-name="ce38" table:formula="of:=IF([.S220]*[.Q220] &gt; 0; [.S220]*[.Q22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0];[.W220])" office:value-type="float" office:value="0">
            <text:p>0</text:p>
          </table:table-cell>
          <table:table-cell table:style-name="ce38" table:formula="of:=IF([.X220]*[.V220] &gt; 0; [.X220]*[.V220]; &quot;&quot;)">
            <text:p/>
          </table:table-cell>
          <table:table-cell table:style-name="ce40" table:formula="of:=IF([.$A220] &lt;&gt; &quot;&quot;; IF(MIN([.$O220];[.$T220];[.$Y220]) = [.$O220]; [.$K$1]; IF(MIN([.$O220];[.$T220];[.$Y220]) = [.$T220]; [.$P$1]; IF(ISNUMBER([.$Y220]); [.$U$1]; &quot;NO PRICING&quot;))); &quot;&quot;)" office:value-type="string" office:string-value="Farnell">
            <text:p>Farnell</text:p>
          </table:table-cell>
          <table:table-cell table:style-name="ce46" table:formula="of:=IF([.$A220] &lt;&gt; &quot;&quot;; IF(MIN([.$O220];[.$T220];[.$Y220]) = [.$O220]; [.$K220]; IF(MIN([.$O220];[.$T220];[.$Y220]) = [.$T220]; [.$P220]; IF(ISNUMBER([.$Y220]); [.$U220]; &quot;NO PRICING&quot;))); &quot;&quot;)" office:value-type="float" office:value="1099251">
            <text:p>1099251</text:p>
          </table:table-cell>
          <table:table-cell table:style-name="ce49" table:formula="of:=IF([.$A220] &lt;&gt; &quot;&quot;; IF(MIN([.$O220];[.$T220];[.$Y220]) = [.$O220]; [.$N220]; IF(MIN([.$O220];[.$T220];[.$Y220]) = [.$T220]; [.$S220]; IF(ISNUMBER([.$Y220]); [.$X220]; &quot;NO PRICING&quot;))); &quot;&quot;)" office:value-type="float" office:value="10">
            <text:p>10</text:p>
          </table:table-cell>
          <table:table-cell table:style-name="ce49" table:formula="of:=IF([.$A220] &lt;&gt; &quot;&quot;; IF(MIN([.$O220];[.$T220];[.$Y220]) = [.$O220]; [.$O220]; IF(MIN([.$O220];[.$T220];[.$Y220]) = [.$T220]; [.$T220]; IF(ISNUMBER([.$Y220]); [.$Y220]; &quot;NO PRICING&quot;))); &quot;&quot;)" office:value-type="float" office:value="11.3">
            <text:p>11,3</text:p>
          </table:table-cell>
          <table:table-cell table:style-name="ce55" office:value-type="string">
            <text:p>OK</text:p>
          </table:table-cell>
          <table:table-cell table:style-name="ce7" table:formula="of:=[.H220]" office:value-type="float" office:value="10">
            <text:p>10</text:p>
          </table:table-cell>
          <table:table-cell table:style-name="ce7" table:number-columns-repeated="992"/>
        </table:table-row>
        <table:table-row table:style-name="ro4">
          <table:table-cell table:style-name="ce6" office:value-type="string">
            <text:p>PCB Socket, 2x12 (µCode store daughterboard)</text:p>
          </table:table-cell>
          <table:table-cell table:style-name="ce7" table:number-columns-repeated="2"/>
          <table:table-cell table:style-name="ce16"/>
          <table:table-cell table:style-name="ce7" office:value-type="float" office:value="4">
            <text:p>4</text:p>
          </table:table-cell>
          <table:table-cell table:style-name="ce7" table:formula="of:=ROUND([.E221]* (1 + extra))" office:value-type="float" office:value="4">
            <text:p>4</text:p>
          </table:table-cell>
          <table:table-cell table:style-name="ce7" table:formula="of:=MAX([.F221];[.E221]+1)" office:value-type="float" office:value="5">
            <text:p>5</text:p>
          </table:table-cell>
          <table:table-cell table:style-name="ce18" table:formula="of:=[.G221]" office:value-type="float" office:value="5">
            <text:p>5</text:p>
          </table:table-cell>
          <table:table-cell table:style-name="ce7" table:formula="of:=[.G221]-[.H221]" office:value-type="float" office:value="0">
            <text:p>0</text:p>
          </table:table-cell>
          <table:table-cell table:style-name="ce7"/>
          <table:table-cell table:style-name="ce24" office:value-type="float" office:value="1593496">
            <text:p>1593496</text:p>
          </table:table-cell>
          <table:table-cell table:style-name="ce30" office:value-type="float" office:value="0.92">
            <text:p>0.920</text:p>
          </table:table-cell>
          <table:table-cell table:style-name="ce7" office:value-type="float" office:value="5">
            <text:p>5</text:p>
          </table:table-cell>
          <table:table-cell table:style-name="ce7" table:formula="of:=CEILING([.$H221];[.M221])" office:value-type="float" office:value="5">
            <text:p>5</text:p>
          </table:table-cell>
          <table:table-cell table:style-name="ce38" table:formula="of:=IF([.N221]*[.L221] &gt; 0; [.N221]*[.L221]; &quot;&quot;)" office:value-type="float" office:value="4.6">
            <text:p>4.60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21];[.R221])" office:value-type="float" office:value="0">
            <text:p>0</text:p>
          </table:table-cell>
          <table:table-cell table:style-name="ce38" table:formula="of:=IF([.S221]*[.Q221] &gt; 0; [.S221]*[.Q22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1];[.W221])" office:value-type="float" office:value="0">
            <text:p>0</text:p>
          </table:table-cell>
          <table:table-cell table:style-name="ce38" table:formula="of:=IF([.X221]*[.V221] &gt; 0; [.X221]*[.V221]; &quot;&quot;)">
            <text:p/>
          </table:table-cell>
          <table:table-cell table:style-name="ce40" table:formula="of:=IF([.$A221] &lt;&gt; &quot;&quot;; IF(MIN([.$O221];[.$T221];[.$Y221]) = [.$O221]; [.$K$1]; IF(MIN([.$O221];[.$T221];[.$Y221]) = [.$T221]; [.$P$1]; IF(ISNUMBER([.$Y221]); [.$U$1]; &quot;NO PRICING&quot;))); &quot;&quot;)" office:value-type="string" office:string-value="Farnell">
            <text:p>Farnell</text:p>
          </table:table-cell>
          <table:table-cell table:style-name="ce46" table:formula="of:=IF([.$A221] &lt;&gt; &quot;&quot;; IF(MIN([.$O221];[.$T221];[.$Y221]) = [.$O221]; [.$K221]; IF(MIN([.$O221];[.$T221];[.$Y221]) = [.$T221]; [.$P221]; IF(ISNUMBER([.$Y221]); [.$U221]; &quot;NO PRICING&quot;))); &quot;&quot;)" office:value-type="float" office:value="1593496">
            <text:p>1593496</text:p>
          </table:table-cell>
          <table:table-cell table:style-name="ce49" table:formula="of:=IF([.$A221] &lt;&gt; &quot;&quot;; IF(MIN([.$O221];[.$T221];[.$Y221]) = [.$O221]; [.$N221]; IF(MIN([.$O221];[.$T221];[.$Y221]) = [.$T221]; [.$S221]; IF(ISNUMBER([.$Y221]); [.$X221]; &quot;NO PRICING&quot;))); &quot;&quot;)" office:value-type="float" office:value="5">
            <text:p>5</text:p>
          </table:table-cell>
          <table:table-cell table:style-name="ce49" table:formula="of:=IF([.$A221] &lt;&gt; &quot;&quot;; IF(MIN([.$O221];[.$T221];[.$Y221]) = [.$O221]; [.$O221]; IF(MIN([.$O221];[.$T221];[.$Y221]) = [.$T221]; [.$T221]; IF(ISNUMBER([.$Y221]); [.$Y221]; &quot;NO PRICING&quot;))); &quot;&quot;)" office:value-type="float" office:value="4.6">
            <text:p>4,6</text:p>
          </table:table-cell>
          <table:table-cell office:value-type="string">
            <text:p>OK</text:p>
          </table:table-cell>
          <table:table-cell table:style-name="ce7" table:formula="of:=[.H221]" office:value-type="float" office:value="5">
            <text:p>5</text:p>
          </table:table-cell>
          <table:table-cell table:style-name="ce7" table:number-columns-repeated="992"/>
        </table:table-row>
        <table:table-row table:style-name="ro4">
          <table:table-cell table:style-name="ce7" office:value-type="string">
            <text:p>Hook up wire, solidcore, black (25ft)</text:p>
          </table:table-cell>
          <table:table-cell table:style-name="ce7" table:number-columns-repeated="2"/>
          <table:table-cell table:style-name="ce16"/>
          <table:table-cell table:style-name="ce7" office:value-type="float" office:value="1">
            <text:p>1</text:p>
          </table:table-cell>
          <table:table-cell table:style-name="ce7" table:formula="of:=ROUND([.E222]* (1 + extra))" office:value-type="float" office:value="1">
            <text:p>1</text:p>
          </table:table-cell>
          <table:table-cell table:style-name="ce7" table:formula="of:=MAX([.F222];[.E222]+1)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7" table:formula="of:=[.G222]-[.H222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2];[.M222])" office:value-type="float" office:value="0">
            <text:p>0</text:p>
          </table:table-cell>
          <table:table-cell table:style-name="ce38" table:formula="of:=IF([.N222]*[.L222] &gt; 0; [.N222]*[.L222]; &quot;&quot;)">
            <text:p/>
          </table:table-cell>
          <table:table-cell table:style-name="ce24" office:value-type="float" office:value="1662038">
            <text:p>1662038</text:p>
          </table:table-cell>
          <table:table-cell table:style-name="ce30" office:value-type="float" office:value="2.89">
            <text:p>2.89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22];[.R222])" office:value-type="float" office:value="1">
            <text:p>1</text:p>
          </table:table-cell>
          <table:table-cell table:style-name="ce38" table:formula="of:=IF([.S222]*[.Q222] &gt; 0; [.S222]*[.Q222]; &quot;&quot;)" office:value-type="float" office:value="2.89">
            <text:p>2.89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22];[.W222])" office:value-type="float" office:value="0">
            <text:p>0</text:p>
          </table:table-cell>
          <table:table-cell table:style-name="ce38" table:formula="of:=IF([.X222]*[.V222] &gt; 0; [.X222]*[.V222]; &quot;&quot;)">
            <text:p/>
          </table:table-cell>
          <table:table-cell table:style-name="ce40" table:formula="of:=IF([.$A222] &lt;&gt; &quot;&quot;; IF(MIN([.$O222];[.$T222];[.$Y222]) = [.$O222]; [.$K$1]; IF(MIN([.$O222];[.$T222];[.$Y222]) = [.$T222]; [.$P$1]; IF(ISNUMBER([.$Y222]); [.$U$1]; &quot;NO PRICING&quot;))); &quot;&quot;)" office:value-type="string" office:string-value="Farnell US">
            <text:p>Farnell US</text:p>
          </table:table-cell>
          <table:table-cell table:style-name="ce46" table:formula="of:=IF([.$A222] &lt;&gt; &quot;&quot;; IF(MIN([.$O222];[.$T222];[.$Y222]) = [.$O222]; [.$K222]; IF(MIN([.$O222];[.$T222];[.$Y222]) = [.$T222]; [.$P222]; IF(ISNUMBER([.$Y222]); [.$U222]; &quot;NO PRICING&quot;))); &quot;&quot;)" office:value-type="float" office:value="1662038">
            <text:p>1662038</text:p>
          </table:table-cell>
          <table:table-cell table:style-name="ce49" table:formula="of:=IF([.$A222] &lt;&gt; &quot;&quot;; IF(MIN([.$O222];[.$T222];[.$Y222]) = [.$O222]; [.$N222]; IF(MIN([.$O222];[.$T222];[.$Y222]) = [.$T222]; [.$S222]; IF(ISNUMBER([.$Y222]); [.$X222]; &quot;NO PRICING&quot;))); &quot;&quot;)" office:value-type="float" office:value="1">
            <text:p>1</text:p>
          </table:table-cell>
          <table:table-cell table:style-name="ce49" table:formula="of:=IF([.$A222] &lt;&gt; &quot;&quot;; IF(MIN([.$O222];[.$T222];[.$Y222]) = [.$O222]; [.$O222]; IF(MIN([.$O222];[.$T222];[.$Y222]) = [.$T222]; [.$T222]; IF(ISNUMBER([.$Y222]); [.$Y222]; &quot;NO PRICING&quot;))); &quot;&quot;)" office:value-type="float" office:value="2.89">
            <text:p>2,89</text:p>
          </table:table-cell>
          <table:table-cell table:style-name="ce55" office:value-type="string">
            <text:p>OK</text:p>
          </table:table-cell>
          <table:table-cell table:style-name="ce7" table:formula="of:=[.H222]" office:value-type="float" office:value="1">
            <text:p>1</text:p>
          </table:table-cell>
          <table:table-cell table:style-name="ce7" table:number-columns-repeated="992"/>
        </table:table-row>
        <table:table-row table:style-name="ro4">
          <table:table-cell table:style-name="ce7" office:value-type="string">
            <text:p>Hook up wire, solidcore, bedlarck (25ft)</text:p>
          </table:table-cell>
          <table:table-cell table:style-name="ce7" table:number-columns-repeated="2"/>
          <table:table-cell table:style-name="ce16"/>
          <table:table-cell table:style-name="ce7" office:value-type="float" office:value="1">
            <text:p>1</text:p>
          </table:table-cell>
          <table:table-cell table:style-name="ce7" table:formula="of:=ROUND([.E223]* (1 + extra))" office:value-type="float" office:value="1">
            <text:p>1</text:p>
          </table:table-cell>
          <table:table-cell table:style-name="ce7" table:formula="of:=MAX([.F223];[.E223]+1)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7" table:formula="of:=[.G223]-[.H223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3];[.M223])" office:value-type="float" office:value="0">
            <text:p>0</text:p>
          </table:table-cell>
          <table:table-cell table:style-name="ce38" table:formula="of:=IF([.N223]*[.L223] &gt; 0; [.N223]*[.L223]; &quot;&quot;)">
            <text:p/>
          </table:table-cell>
          <table:table-cell table:style-name="ce24" office:value-type="float" office:value="1662039">
            <text:p>1662039</text:p>
          </table:table-cell>
          <table:table-cell table:style-name="ce30" office:value-type="float" office:value="2.89">
            <text:p>2.890</text:p>
          </table:table-cell>
          <table:table-cell table:style-name="ce7" office:value-type="float" office:value="1">
            <text:p>1</text:p>
          </table:table-cell>
          <table:table-cell table:style-name="ce7" table:formula="of:=CEILING([.$H223];[.R223])" office:value-type="float" office:value="1">
            <text:p>1</text:p>
          </table:table-cell>
          <table:table-cell table:style-name="ce38" table:formula="of:=IF([.S223]*[.Q223] &gt; 0; [.S223]*[.Q223]; &quot;&quot;)" office:value-type="float" office:value="2.89">
            <text:p>2.89</text:p>
          </table:table-cell>
          <table:table-cell table:style-name="ce24"/>
          <table:table-cell table:style-name="ce30"/>
          <table:table-cell table:style-name="ce7"/>
          <table:table-cell table:style-name="ce7" table:formula="of:=CEILING([.$H223];[.W223])" office:value-type="float" office:value="0">
            <text:p>0</text:p>
          </table:table-cell>
          <table:table-cell table:style-name="ce38" table:formula="of:=IF([.X223]*[.V223] &gt; 0; [.X223]*[.V223]; &quot;&quot;)">
            <text:p/>
          </table:table-cell>
          <table:table-cell table:style-name="ce40" table:formula="of:=IF([.$A223] &lt;&gt; &quot;&quot;; IF(MIN([.$O223];[.$T223];[.$Y223]) = [.$O223]; [.$K$1]; IF(MIN([.$O223];[.$T223];[.$Y223]) = [.$T223]; [.$P$1]; IF(ISNUMBER([.$Y223]); [.$U$1]; &quot;NO PRICING&quot;))); &quot;&quot;)" office:value-type="string" office:string-value="Farnell US">
            <text:p>Farnell US</text:p>
          </table:table-cell>
          <table:table-cell table:style-name="ce46" table:formula="of:=IF([.$A223] &lt;&gt; &quot;&quot;; IF(MIN([.$O223];[.$T223];[.$Y223]) = [.$O223]; [.$K223]; IF(MIN([.$O223];[.$T223];[.$Y223]) = [.$T223]; [.$P223]; IF(ISNUMBER([.$Y223]); [.$U223]; &quot;NO PRICING&quot;))); &quot;&quot;)" office:value-type="float" office:value="1662039">
            <text:p>1662039</text:p>
          </table:table-cell>
          <table:table-cell table:style-name="ce49" table:formula="of:=IF([.$A223] &lt;&gt; &quot;&quot;; IF(MIN([.$O223];[.$T223];[.$Y223]) = [.$O223]; [.$N223]; IF(MIN([.$O223];[.$T223];[.$Y223]) = [.$T223]; [.$S223]; IF(ISNUMBER([.$Y223]); [.$X223]; &quot;NO PRICING&quot;))); &quot;&quot;)" office:value-type="float" office:value="1">
            <text:p>1</text:p>
          </table:table-cell>
          <table:table-cell table:style-name="ce49" table:formula="of:=IF([.$A223] &lt;&gt; &quot;&quot;; IF(MIN([.$O223];[.$T223];[.$Y223]) = [.$O223]; [.$O223]; IF(MIN([.$O223];[.$T223];[.$Y223]) = [.$T223]; [.$T223]; IF(ISNUMBER([.$Y223]); [.$Y223]; &quot;NO PRICING&quot;))); &quot;&quot;)" office:value-type="float" office:value="2.89">
            <text:p>2,89</text:p>
          </table:table-cell>
          <table:table-cell table:style-name="ce55" office:value-type="string">
            <text:p>OK</text:p>
          </table:table-cell>
          <table:table-cell table:style-name="ce7" table:formula="of:=[.H223]" office:value-type="float" office:value="1">
            <text:p>1</text:p>
          </table:table-cell>
          <table:table-cell table:style-name="ce7" table:number-columns-repeated="992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24]* (1 + extra))" office:value-type="float" office:value="0">
            <text:p>0</text:p>
          </table:table-cell>
          <table:table-cell table:style-name="ce7" table:formula="of:=MAX([.F224];[.E224]+1)" office:value-type="float" office:value="1">
            <text:p>1</text:p>
          </table:table-cell>
          <table:table-cell table:style-name="ce18"/>
          <table:table-cell table:style-name="ce7" table:formula="of:=[.G224]-[.H224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4];[.M224])" office:value-type="float" office:value="0">
            <text:p>0</text:p>
          </table:table-cell>
          <table:table-cell table:style-name="ce38" table:formula="of:=IF([.N224]*[.L224] &gt; 0; [.N224]*[.L22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4];[.R224])" office:value-type="float" office:value="0">
            <text:p>0</text:p>
          </table:table-cell>
          <table:table-cell table:style-name="ce38" table:formula="of:=IF([.S224]*[.Q224] &gt; 0; [.S224]*[.Q22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4];[.W224])" office:value-type="float" office:value="0">
            <text:p>0</text:p>
          </table:table-cell>
          <table:table-cell table:style-name="ce38" table:formula="of:=IF([.X224]*[.V224] &gt; 0; [.X224]*[.V224]; &quot;&quot;)">
            <text:p/>
          </table:table-cell>
          <table:table-cell table:style-name="ce40" table:formula="of:=IF([.$A224] &lt;&gt; &quot;&quot;; IF(MIN([.$O224];[.$T224];[.$Y224]) = [.$O224]; [.$K$1]; IF(MIN([.$O224];[.$T224];[.$Y224]) = [.$T224]; [.$P$1]; IF(ISNUMBER([.$Y224]); [.$U$1]; &quot;NO PRICING&quot;))); &quot;&quot;)">
            <text:p/>
          </table:table-cell>
          <table:table-cell table:style-name="ce46" table:formula="of:=IF([.$A224] &lt;&gt; &quot;&quot;; IF(MIN([.$O224];[.$T224];[.$Y224]) = [.$O224]; [.$K224]; IF(MIN([.$O224];[.$T224];[.$Y224]) = [.$T224]; [.$P224]; IF(ISNUMBER([.$Y224]); [.$U224]; &quot;NO PRICING&quot;))); &quot;&quot;)">
            <text:p/>
          </table:table-cell>
          <table:table-cell table:style-name="ce49" table:formula="of:=IF([.$A224] &lt;&gt; &quot;&quot;; IF(MIN([.$O224];[.$T224];[.$Y224]) = [.$O224]; [.$N224]; IF(MIN([.$O224];[.$T224];[.$Y224]) = [.$T224]; [.$S224]; IF(ISNUMBER([.$Y224]); [.$X224]; &quot;NO PRICING&quot;))); &quot;&quot;)">
            <text:p/>
          </table:table-cell>
          <table:table-cell table:style-name="ce49" table:formula="of:=IF([.$A224] &lt;&gt; &quot;&quot;; IF(MIN([.$O224];[.$T224];[.$Y224]) = [.$O224]; [.$O224]; IF(MIN([.$O224];[.$T224];[.$Y224]) = [.$T224]; [.$T224]; IF(ISNUMBER([.$Y224]); [.$Y224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25]* (1 + extra))" office:value-type="float" office:value="0">
            <text:p>0</text:p>
          </table:table-cell>
          <table:table-cell table:style-name="ce7" table:formula="of:=MAX([.F225];[.E225]+1)" office:value-type="float" office:value="1">
            <text:p>1</text:p>
          </table:table-cell>
          <table:table-cell table:style-name="ce18"/>
          <table:table-cell table:style-name="ce7" table:formula="of:=[.G225]-[.H225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5];[.M225])" office:value-type="float" office:value="0">
            <text:p>0</text:p>
          </table:table-cell>
          <table:table-cell table:style-name="ce38" table:formula="of:=IF([.N225]*[.L225] &gt; 0; [.N225]*[.L22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5];[.R225])" office:value-type="float" office:value="0">
            <text:p>0</text:p>
          </table:table-cell>
          <table:table-cell table:style-name="ce38" table:formula="of:=IF([.S225]*[.Q225] &gt; 0; [.S225]*[.Q22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5];[.W225])" office:value-type="float" office:value="0">
            <text:p>0</text:p>
          </table:table-cell>
          <table:table-cell table:style-name="ce38" table:formula="of:=IF([.X225]*[.V225] &gt; 0; [.X225]*[.V225]; &quot;&quot;)">
            <text:p/>
          </table:table-cell>
          <table:table-cell table:style-name="ce40" table:formula="of:=IF([.$A225] &lt;&gt; &quot;&quot;; IF(MIN([.$O225];[.$T225];[.$Y225]) = [.$O225]; [.$K$1]; IF(MIN([.$O225];[.$T225];[.$Y225]) = [.$T225]; [.$P$1]; IF(ISNUMBER([.$Y225]); [.$U$1]; &quot;NO PRICING&quot;))); &quot;&quot;)">
            <text:p/>
          </table:table-cell>
          <table:table-cell table:style-name="ce46" table:formula="of:=IF([.$A225] &lt;&gt; &quot;&quot;; IF(MIN([.$O225];[.$T225];[.$Y225]) = [.$O225]; [.$K225]; IF(MIN([.$O225];[.$T225];[.$Y225]) = [.$T225]; [.$P225]; IF(ISNUMBER([.$Y225]); [.$U225]; &quot;NO PRICING&quot;))); &quot;&quot;)">
            <text:p/>
          </table:table-cell>
          <table:table-cell table:style-name="ce49" table:formula="of:=IF([.$A225] &lt;&gt; &quot;&quot;; IF(MIN([.$O225];[.$T225];[.$Y225]) = [.$O225]; [.$N225]; IF(MIN([.$O225];[.$T225];[.$Y225]) = [.$T225]; [.$S225]; IF(ISNUMBER([.$Y225]); [.$X225]; &quot;NO PRICING&quot;))); &quot;&quot;)">
            <text:p/>
          </table:table-cell>
          <table:table-cell table:style-name="ce49" table:formula="of:=IF([.$A225] &lt;&gt; &quot;&quot;; IF(MIN([.$O225];[.$T225];[.$Y225]) = [.$O225]; [.$O225]; IF(MIN([.$O225];[.$T225];[.$Y225]) = [.$T225]; [.$T225]; IF(ISNUMBER([.$Y225]); [.$Y225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26]* (1 + extra))" office:value-type="float" office:value="0">
            <text:p>0</text:p>
          </table:table-cell>
          <table:table-cell table:style-name="ce7" table:formula="of:=MAX([.F226];[.E226]+1)" office:value-type="float" office:value="1">
            <text:p>1</text:p>
          </table:table-cell>
          <table:table-cell table:style-name="ce18"/>
          <table:table-cell table:style-name="ce7" table:formula="of:=[.G226]-[.H226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6];[.M226])" office:value-type="float" office:value="0">
            <text:p>0</text:p>
          </table:table-cell>
          <table:table-cell table:style-name="ce38" table:formula="of:=IF([.N226]*[.L226] &gt; 0; [.N226]*[.L22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6];[.R226])" office:value-type="float" office:value="0">
            <text:p>0</text:p>
          </table:table-cell>
          <table:table-cell table:style-name="ce38" table:formula="of:=IF([.S226]*[.Q226] &gt; 0; [.S226]*[.Q22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6];[.W226])" office:value-type="float" office:value="0">
            <text:p>0</text:p>
          </table:table-cell>
          <table:table-cell table:style-name="ce38" table:formula="of:=IF([.X226]*[.V226] &gt; 0; [.X226]*[.V226]; &quot;&quot;)">
            <text:p/>
          </table:table-cell>
          <table:table-cell table:style-name="ce40" table:formula="of:=IF([.$A226] &lt;&gt; &quot;&quot;; IF(MIN([.$O226];[.$T226];[.$Y226]) = [.$O226]; [.$K$1]; IF(MIN([.$O226];[.$T226];[.$Y226]) = [.$T226]; [.$P$1]; IF(ISNUMBER([.$Y226]); [.$U$1]; &quot;NO PRICING&quot;))); &quot;&quot;)">
            <text:p/>
          </table:table-cell>
          <table:table-cell table:style-name="ce46" table:formula="of:=IF([.$A226] &lt;&gt; &quot;&quot;; IF(MIN([.$O226];[.$T226];[.$Y226]) = [.$O226]; [.$K226]; IF(MIN([.$O226];[.$T226];[.$Y226]) = [.$T226]; [.$P226]; IF(ISNUMBER([.$Y226]); [.$U226]; &quot;NO PRICING&quot;))); &quot;&quot;)">
            <text:p/>
          </table:table-cell>
          <table:table-cell table:style-name="ce49" table:formula="of:=IF([.$A226] &lt;&gt; &quot;&quot;; IF(MIN([.$O226];[.$T226];[.$Y226]) = [.$O226]; [.$N226]; IF(MIN([.$O226];[.$T226];[.$Y226]) = [.$T226]; [.$S226]; IF(ISNUMBER([.$Y226]); [.$X226]; &quot;NO PRICING&quot;))); &quot;&quot;)">
            <text:p/>
          </table:table-cell>
          <table:table-cell table:style-name="ce49" table:formula="of:=IF([.$A226] &lt;&gt; &quot;&quot;; IF(MIN([.$O226];[.$T226];[.$Y226]) = [.$O226]; [.$O226]; IF(MIN([.$O226];[.$T226];[.$Y226]) = [.$T226]; [.$T226]; IF(ISNUMBER([.$Y226]); [.$Y226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27]* (1 + extra))" office:value-type="float" office:value="0">
            <text:p>0</text:p>
          </table:table-cell>
          <table:table-cell table:style-name="ce7" table:formula="of:=MAX([.F227];[.E227]+1)" office:value-type="float" office:value="1">
            <text:p>1</text:p>
          </table:table-cell>
          <table:table-cell table:style-name="ce18"/>
          <table:table-cell table:style-name="ce7" table:formula="of:=[.G227]-[.H227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7];[.M227])" office:value-type="float" office:value="0">
            <text:p>0</text:p>
          </table:table-cell>
          <table:table-cell table:style-name="ce38" table:formula="of:=IF([.N227]*[.L227] &gt; 0; [.N227]*[.L22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7];[.R227])" office:value-type="float" office:value="0">
            <text:p>0</text:p>
          </table:table-cell>
          <table:table-cell table:style-name="ce38" table:formula="of:=IF([.S227]*[.Q227] &gt; 0; [.S227]*[.Q22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7];[.W227])" office:value-type="float" office:value="0">
            <text:p>0</text:p>
          </table:table-cell>
          <table:table-cell table:style-name="ce38" table:formula="of:=IF([.X227]*[.V227] &gt; 0; [.X227]*[.V227]; &quot;&quot;)">
            <text:p/>
          </table:table-cell>
          <table:table-cell table:style-name="ce40" table:formula="of:=IF([.$A227] &lt;&gt; &quot;&quot;; IF(MIN([.$O227];[.$T227];[.$Y227]) = [.$O227]; [.$K$1]; IF(MIN([.$O227];[.$T227];[.$Y227]) = [.$T227]; [.$P$1]; IF(ISNUMBER([.$Y227]); [.$U$1]; &quot;NO PRICING&quot;))); &quot;&quot;)">
            <text:p/>
          </table:table-cell>
          <table:table-cell table:style-name="ce46" table:formula="of:=IF([.$A227] &lt;&gt; &quot;&quot;; IF(MIN([.$O227];[.$T227];[.$Y227]) = [.$O227]; [.$K227]; IF(MIN([.$O227];[.$T227];[.$Y227]) = [.$T227]; [.$P227]; IF(ISNUMBER([.$Y227]); [.$U227]; &quot;NO PRICING&quot;))); &quot;&quot;)">
            <text:p/>
          </table:table-cell>
          <table:table-cell table:style-name="ce49" table:formula="of:=IF([.$A227] &lt;&gt; &quot;&quot;; IF(MIN([.$O227];[.$T227];[.$Y227]) = [.$O227]; [.$N227]; IF(MIN([.$O227];[.$T227];[.$Y227]) = [.$T227]; [.$S227]; IF(ISNUMBER([.$Y227]); [.$X227]; &quot;NO PRICING&quot;))); &quot;&quot;)">
            <text:p/>
          </table:table-cell>
          <table:table-cell table:style-name="ce49" table:formula="of:=IF([.$A227] &lt;&gt; &quot;&quot;; IF(MIN([.$O227];[.$T227];[.$Y227]) = [.$O227]; [.$O227]; IF(MIN([.$O227];[.$T227];[.$Y227]) = [.$T227]; [.$T227]; IF(ISNUMBER([.$Y227]); [.$Y227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28]* (1 + extra))" office:value-type="float" office:value="0">
            <text:p>0</text:p>
          </table:table-cell>
          <table:table-cell table:style-name="ce7" table:formula="of:=MAX([.F228];[.E228]+1)" office:value-type="float" office:value="1">
            <text:p>1</text:p>
          </table:table-cell>
          <table:table-cell table:style-name="ce18"/>
          <table:table-cell table:style-name="ce7" table:formula="of:=[.G228]-[.H228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8];[.M228])" office:value-type="float" office:value="0">
            <text:p>0</text:p>
          </table:table-cell>
          <table:table-cell table:style-name="ce38" table:formula="of:=IF([.N228]*[.L228] &gt; 0; [.N228]*[.L22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8];[.R228])" office:value-type="float" office:value="0">
            <text:p>0</text:p>
          </table:table-cell>
          <table:table-cell table:style-name="ce38" table:formula="of:=IF([.S228]*[.Q228] &gt; 0; [.S228]*[.Q22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8];[.W228])" office:value-type="float" office:value="0">
            <text:p>0</text:p>
          </table:table-cell>
          <table:table-cell table:style-name="ce38" table:formula="of:=IF([.X228]*[.V228] &gt; 0; [.X228]*[.V228]; &quot;&quot;)">
            <text:p/>
          </table:table-cell>
          <table:table-cell table:style-name="ce40" table:formula="of:=IF([.$A228] &lt;&gt; &quot;&quot;; IF(MIN([.$O228];[.$T228];[.$Y228]) = [.$O228]; [.$K$1]; IF(MIN([.$O228];[.$T228];[.$Y228]) = [.$T228]; [.$P$1]; IF(ISNUMBER([.$Y228]); [.$U$1]; &quot;NO PRICING&quot;))); &quot;&quot;)">
            <text:p/>
          </table:table-cell>
          <table:table-cell table:style-name="ce46" table:formula="of:=IF([.$A228] &lt;&gt; &quot;&quot;; IF(MIN([.$O228];[.$T228];[.$Y228]) = [.$O228]; [.$K228]; IF(MIN([.$O228];[.$T228];[.$Y228]) = [.$T228]; [.$P228]; IF(ISNUMBER([.$Y228]); [.$U228]; &quot;NO PRICING&quot;))); &quot;&quot;)">
            <text:p/>
          </table:table-cell>
          <table:table-cell table:style-name="ce49" table:formula="of:=IF([.$A228] &lt;&gt; &quot;&quot;; IF(MIN([.$O228];[.$T228];[.$Y228]) = [.$O228]; [.$N228]; IF(MIN([.$O228];[.$T228];[.$Y228]) = [.$T228]; [.$S228]; IF(ISNUMBER([.$Y228]); [.$X228]; &quot;NO PRICING&quot;))); &quot;&quot;)">
            <text:p/>
          </table:table-cell>
          <table:table-cell table:style-name="ce49" table:formula="of:=IF([.$A228] &lt;&gt; &quot;&quot;; IF(MIN([.$O228];[.$T228];[.$Y228]) = [.$O228]; [.$O228]; IF(MIN([.$O228];[.$T228];[.$Y228]) = [.$T228]; [.$T228]; IF(ISNUMBER([.$Y228]); [.$Y228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29]* (1 + extra))" office:value-type="float" office:value="0">
            <text:p>0</text:p>
          </table:table-cell>
          <table:table-cell table:style-name="ce7" table:formula="of:=MAX([.F229];[.E229]+1)" office:value-type="float" office:value="1">
            <text:p>1</text:p>
          </table:table-cell>
          <table:table-cell table:style-name="ce18"/>
          <table:table-cell table:style-name="ce7" table:formula="of:=[.G229]-[.H229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29];[.M229])" office:value-type="float" office:value="0">
            <text:p>0</text:p>
          </table:table-cell>
          <table:table-cell table:style-name="ce38" table:formula="of:=IF([.N229]*[.L229] &gt; 0; [.N229]*[.L22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9];[.R229])" office:value-type="float" office:value="0">
            <text:p>0</text:p>
          </table:table-cell>
          <table:table-cell table:style-name="ce38" table:formula="of:=IF([.S229]*[.Q229] &gt; 0; [.S229]*[.Q22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29];[.W229])" office:value-type="float" office:value="0">
            <text:p>0</text:p>
          </table:table-cell>
          <table:table-cell table:style-name="ce38" table:formula="of:=IF([.X229]*[.V229] &gt; 0; [.X229]*[.V229]; &quot;&quot;)">
            <text:p/>
          </table:table-cell>
          <table:table-cell table:style-name="ce40" table:formula="of:=IF([.$A229] &lt;&gt; &quot;&quot;; IF(MIN([.$O229];[.$T229];[.$Y229]) = [.$O229]; [.$K$1]; IF(MIN([.$O229];[.$T229];[.$Y229]) = [.$T229]; [.$P$1]; IF(ISNUMBER([.$Y229]); [.$U$1]; &quot;NO PRICING&quot;))); &quot;&quot;)">
            <text:p/>
          </table:table-cell>
          <table:table-cell table:style-name="ce46" table:formula="of:=IF([.$A229] &lt;&gt; &quot;&quot;; IF(MIN([.$O229];[.$T229];[.$Y229]) = [.$O229]; [.$K229]; IF(MIN([.$O229];[.$T229];[.$Y229]) = [.$T229]; [.$P229]; IF(ISNUMBER([.$Y229]); [.$U229]; &quot;NO PRICING&quot;))); &quot;&quot;)">
            <text:p/>
          </table:table-cell>
          <table:table-cell table:style-name="ce49" table:formula="of:=IF([.$A229] &lt;&gt; &quot;&quot;; IF(MIN([.$O229];[.$T229];[.$Y229]) = [.$O229]; [.$N229]; IF(MIN([.$O229];[.$T229];[.$Y229]) = [.$T229]; [.$S229]; IF(ISNUMBER([.$Y229]); [.$X229]; &quot;NO PRICING&quot;))); &quot;&quot;)">
            <text:p/>
          </table:table-cell>
          <table:table-cell table:style-name="ce49" table:formula="of:=IF([.$A229] &lt;&gt; &quot;&quot;; IF(MIN([.$O229];[.$T229];[.$Y229]) = [.$O229]; [.$O229]; IF(MIN([.$O229];[.$T229];[.$Y229]) = [.$T229]; [.$T229]; IF(ISNUMBER([.$Y229]); [.$Y229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0]* (1 + extra))" office:value-type="float" office:value="0">
            <text:p>0</text:p>
          </table:table-cell>
          <table:table-cell table:style-name="ce7" table:formula="of:=MAX([.F230];[.E230]+1)" office:value-type="float" office:value="1">
            <text:p>1</text:p>
          </table:table-cell>
          <table:table-cell table:style-name="ce18"/>
          <table:table-cell table:style-name="ce7" table:formula="of:=[.G230]-[.H230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0];[.M230])" office:value-type="float" office:value="0">
            <text:p>0</text:p>
          </table:table-cell>
          <table:table-cell table:style-name="ce38" table:formula="of:=IF([.N230]*[.L230] &gt; 0; [.N230]*[.L23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0];[.R230])" office:value-type="float" office:value="0">
            <text:p>0</text:p>
          </table:table-cell>
          <table:table-cell table:style-name="ce38" table:formula="of:=IF([.S230]*[.Q230] &gt; 0; [.S230]*[.Q23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0];[.W230])" office:value-type="float" office:value="0">
            <text:p>0</text:p>
          </table:table-cell>
          <table:table-cell table:style-name="ce38" table:formula="of:=IF([.X230]*[.V230] &gt; 0; [.X230]*[.V230]; &quot;&quot;)">
            <text:p/>
          </table:table-cell>
          <table:table-cell table:style-name="ce40" table:formula="of:=IF([.$A230] &lt;&gt; &quot;&quot;; IF(MIN([.$O230];[.$T230];[.$Y230]) = [.$O230]; [.$K$1]; IF(MIN([.$O230];[.$T230];[.$Y230]) = [.$T230]; [.$P$1]; IF(ISNUMBER([.$Y230]); [.$U$1]; &quot;NO PRICING&quot;))); &quot;&quot;)">
            <text:p/>
          </table:table-cell>
          <table:table-cell table:style-name="ce46" table:formula="of:=IF([.$A230] &lt;&gt; &quot;&quot;; IF(MIN([.$O230];[.$T230];[.$Y230]) = [.$O230]; [.$K230]; IF(MIN([.$O230];[.$T230];[.$Y230]) = [.$T230]; [.$P230]; IF(ISNUMBER([.$Y230]); [.$U230]; &quot;NO PRICING&quot;))); &quot;&quot;)">
            <text:p/>
          </table:table-cell>
          <table:table-cell table:style-name="ce49" table:formula="of:=IF([.$A230] &lt;&gt; &quot;&quot;; IF(MIN([.$O230];[.$T230];[.$Y230]) = [.$O230]; [.$N230]; IF(MIN([.$O230];[.$T230];[.$Y230]) = [.$T230]; [.$S230]; IF(ISNUMBER([.$Y230]); [.$X230]; &quot;NO PRICING&quot;))); &quot;&quot;)">
            <text:p/>
          </table:table-cell>
          <table:table-cell table:style-name="ce49" table:formula="of:=IF([.$A230] &lt;&gt; &quot;&quot;; IF(MIN([.$O230];[.$T230];[.$Y230]) = [.$O230]; [.$O230]; IF(MIN([.$O230];[.$T230];[.$Y230]) = [.$T230]; [.$T230]; IF(ISNUMBER([.$Y230]); [.$Y230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1]* (1 + extra))" office:value-type="float" office:value="0">
            <text:p>0</text:p>
          </table:table-cell>
          <table:table-cell table:style-name="ce7" table:formula="of:=MAX([.F231];[.E231]+1)" office:value-type="float" office:value="1">
            <text:p>1</text:p>
          </table:table-cell>
          <table:table-cell table:style-name="ce18"/>
          <table:table-cell table:style-name="ce7" table:formula="of:=[.G231]-[.H231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1];[.M231])" office:value-type="float" office:value="0">
            <text:p>0</text:p>
          </table:table-cell>
          <table:table-cell table:style-name="ce38" table:formula="of:=IF([.N231]*[.L231] &gt; 0; [.N231]*[.L23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1];[.R231])" office:value-type="float" office:value="0">
            <text:p>0</text:p>
          </table:table-cell>
          <table:table-cell table:style-name="ce38" table:formula="of:=IF([.S231]*[.Q231] &gt; 0; [.S231]*[.Q23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1];[.W231])" office:value-type="float" office:value="0">
            <text:p>0</text:p>
          </table:table-cell>
          <table:table-cell table:style-name="ce38" table:formula="of:=IF([.X231]*[.V231] &gt; 0; [.X231]*[.V231]; &quot;&quot;)">
            <text:p/>
          </table:table-cell>
          <table:table-cell table:style-name="ce40" table:formula="of:=IF([.$A231] &lt;&gt; &quot;&quot;; IF(MIN([.$O231];[.$T231];[.$Y231]) = [.$O231]; [.$K$1]; IF(MIN([.$O231];[.$T231];[.$Y231]) = [.$T231]; [.$P$1]; IF(ISNUMBER([.$Y231]); [.$U$1]; &quot;NO PRICING&quot;))); &quot;&quot;)">
            <text:p/>
          </table:table-cell>
          <table:table-cell table:style-name="ce46" table:formula="of:=IF([.$A231] &lt;&gt; &quot;&quot;; IF(MIN([.$O231];[.$T231];[.$Y231]) = [.$O231]; [.$K231]; IF(MIN([.$O231];[.$T231];[.$Y231]) = [.$T231]; [.$P231]; IF(ISNUMBER([.$Y231]); [.$U231]; &quot;NO PRICING&quot;))); &quot;&quot;)">
            <text:p/>
          </table:table-cell>
          <table:table-cell table:style-name="ce49" table:formula="of:=IF([.$A231] &lt;&gt; &quot;&quot;; IF(MIN([.$O231];[.$T231];[.$Y231]) = [.$O231]; [.$N231]; IF(MIN([.$O231];[.$T231];[.$Y231]) = [.$T231]; [.$S231]; IF(ISNUMBER([.$Y231]); [.$X231]; &quot;NO PRICING&quot;))); &quot;&quot;)">
            <text:p/>
          </table:table-cell>
          <table:table-cell table:style-name="ce49" table:formula="of:=IF([.$A231] &lt;&gt; &quot;&quot;; IF(MIN([.$O231];[.$T231];[.$Y231]) = [.$O231]; [.$O231]; IF(MIN([.$O231];[.$T231];[.$Y231]) = [.$T231]; [.$T231]; IF(ISNUMBER([.$Y231]); [.$Y231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2]* (1 + extra))" office:value-type="float" office:value="0">
            <text:p>0</text:p>
          </table:table-cell>
          <table:table-cell table:style-name="ce7" table:formula="of:=MAX([.F232];[.E232]+1)" office:value-type="float" office:value="1">
            <text:p>1</text:p>
          </table:table-cell>
          <table:table-cell table:style-name="ce18"/>
          <table:table-cell table:style-name="ce7" table:formula="of:=[.G232]-[.H232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2];[.M232])" office:value-type="float" office:value="0">
            <text:p>0</text:p>
          </table:table-cell>
          <table:table-cell table:style-name="ce38" table:formula="of:=IF([.N232]*[.L232] &gt; 0; [.N232]*[.L23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2];[.R232])" office:value-type="float" office:value="0">
            <text:p>0</text:p>
          </table:table-cell>
          <table:table-cell table:style-name="ce38" table:formula="of:=IF([.S232]*[.Q232] &gt; 0; [.S232]*[.Q23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2];[.W232])" office:value-type="float" office:value="0">
            <text:p>0</text:p>
          </table:table-cell>
          <table:table-cell table:style-name="ce38" table:formula="of:=IF([.X232]*[.V232] &gt; 0; [.X232]*[.V232]; &quot;&quot;)">
            <text:p/>
          </table:table-cell>
          <table:table-cell table:style-name="ce40" table:formula="of:=IF([.$A232] &lt;&gt; &quot;&quot;; IF(MIN([.$O232];[.$T232];[.$Y232]) = [.$O232]; [.$K$1]; IF(MIN([.$O232];[.$T232];[.$Y232]) = [.$T232]; [.$P$1]; IF(ISNUMBER([.$Y232]); [.$U$1]; &quot;NO PRICING&quot;))); &quot;&quot;)">
            <text:p/>
          </table:table-cell>
          <table:table-cell table:style-name="ce46" table:formula="of:=IF([.$A232] &lt;&gt; &quot;&quot;; IF(MIN([.$O232];[.$T232];[.$Y232]) = [.$O232]; [.$K232]; IF(MIN([.$O232];[.$T232];[.$Y232]) = [.$T232]; [.$P232]; IF(ISNUMBER([.$Y232]); [.$U232]; &quot;NO PRICING&quot;))); &quot;&quot;)">
            <text:p/>
          </table:table-cell>
          <table:table-cell table:style-name="ce49" table:formula="of:=IF([.$A232] &lt;&gt; &quot;&quot;; IF(MIN([.$O232];[.$T232];[.$Y232]) = [.$O232]; [.$N232]; IF(MIN([.$O232];[.$T232];[.$Y232]) = [.$T232]; [.$S232]; IF(ISNUMBER([.$Y232]); [.$X232]; &quot;NO PRICING&quot;))); &quot;&quot;)">
            <text:p/>
          </table:table-cell>
          <table:table-cell table:style-name="ce49" table:formula="of:=IF([.$A232] &lt;&gt; &quot;&quot;; IF(MIN([.$O232];[.$T232];[.$Y232]) = [.$O232]; [.$O232]; IF(MIN([.$O232];[.$T232];[.$Y232]) = [.$T232]; [.$T232]; IF(ISNUMBER([.$Y232]); [.$Y232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3]* (1 + extra))" office:value-type="float" office:value="0">
            <text:p>0</text:p>
          </table:table-cell>
          <table:table-cell table:style-name="ce7" table:formula="of:=MAX([.F233];[.E233]+1)" office:value-type="float" office:value="1">
            <text:p>1</text:p>
          </table:table-cell>
          <table:table-cell table:style-name="ce18"/>
          <table:table-cell table:style-name="ce7" table:formula="of:=[.G233]-[.H233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3];[.M233])" office:value-type="float" office:value="0">
            <text:p>0</text:p>
          </table:table-cell>
          <table:table-cell table:style-name="ce38" table:formula="of:=IF([.N233]*[.L233] &gt; 0; [.N233]*[.L23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3];[.R233])" office:value-type="float" office:value="0">
            <text:p>0</text:p>
          </table:table-cell>
          <table:table-cell table:style-name="ce38" table:formula="of:=IF([.S233]*[.Q233] &gt; 0; [.S233]*[.Q23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3];[.W233])" office:value-type="float" office:value="0">
            <text:p>0</text:p>
          </table:table-cell>
          <table:table-cell table:style-name="ce38" table:formula="of:=IF([.X233]*[.V233] &gt; 0; [.X233]*[.V233]; &quot;&quot;)">
            <text:p/>
          </table:table-cell>
          <table:table-cell table:style-name="ce40" table:formula="of:=IF([.$A233] &lt;&gt; &quot;&quot;; IF(MIN([.$O233];[.$T233];[.$Y233]) = [.$O233]; [.$K$1]; IF(MIN([.$O233];[.$T233];[.$Y233]) = [.$T233]; [.$P$1]; IF(ISNUMBER([.$Y233]); [.$U$1]; &quot;NO PRICING&quot;))); &quot;&quot;)">
            <text:p/>
          </table:table-cell>
          <table:table-cell table:style-name="ce46" table:formula="of:=IF([.$A233] &lt;&gt; &quot;&quot;; IF(MIN([.$O233];[.$T233];[.$Y233]) = [.$O233]; [.$K233]; IF(MIN([.$O233];[.$T233];[.$Y233]) = [.$T233]; [.$P233]; IF(ISNUMBER([.$Y233]); [.$U233]; &quot;NO PRICING&quot;))); &quot;&quot;)">
            <text:p/>
          </table:table-cell>
          <table:table-cell table:style-name="ce49" table:formula="of:=IF([.$A233] &lt;&gt; &quot;&quot;; IF(MIN([.$O233];[.$T233];[.$Y233]) = [.$O233]; [.$N233]; IF(MIN([.$O233];[.$T233];[.$Y233]) = [.$T233]; [.$S233]; IF(ISNUMBER([.$Y233]); [.$X233]; &quot;NO PRICING&quot;))); &quot;&quot;)">
            <text:p/>
          </table:table-cell>
          <table:table-cell table:style-name="ce49" table:formula="of:=IF([.$A233] &lt;&gt; &quot;&quot;; IF(MIN([.$O233];[.$T233];[.$Y233]) = [.$O233]; [.$O233]; IF(MIN([.$O233];[.$T233];[.$Y233]) = [.$T233]; [.$T233]; IF(ISNUMBER([.$Y233]); [.$Y233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4]* (1 + extra))" office:value-type="float" office:value="0">
            <text:p>0</text:p>
          </table:table-cell>
          <table:table-cell table:style-name="ce7" table:formula="of:=MAX([.F234];[.E234]+1)" office:value-type="float" office:value="1">
            <text:p>1</text:p>
          </table:table-cell>
          <table:table-cell table:style-name="ce18"/>
          <table:table-cell table:style-name="ce7" table:formula="of:=[.G234]-[.H234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4];[.M234])" office:value-type="float" office:value="0">
            <text:p>0</text:p>
          </table:table-cell>
          <table:table-cell table:style-name="ce38" table:formula="of:=IF([.N234]*[.L234] &gt; 0; [.N234]*[.L23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4];[.R234])" office:value-type="float" office:value="0">
            <text:p>0</text:p>
          </table:table-cell>
          <table:table-cell table:style-name="ce38" table:formula="of:=IF([.S234]*[.Q234] &gt; 0; [.S234]*[.Q23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4];[.W234])" office:value-type="float" office:value="0">
            <text:p>0</text:p>
          </table:table-cell>
          <table:table-cell table:style-name="ce38" table:formula="of:=IF([.X234]*[.V234] &gt; 0; [.X234]*[.V234]; &quot;&quot;)">
            <text:p/>
          </table:table-cell>
          <table:table-cell table:style-name="ce40" table:formula="of:=IF([.$A234] &lt;&gt; &quot;&quot;; IF(MIN([.$O234];[.$T234];[.$Y234]) = [.$O234]; [.$K$1]; IF(MIN([.$O234];[.$T234];[.$Y234]) = [.$T234]; [.$P$1]; IF(ISNUMBER([.$Y234]); [.$U$1]; &quot;NO PRICING&quot;))); &quot;&quot;)">
            <text:p/>
          </table:table-cell>
          <table:table-cell table:style-name="ce46" table:formula="of:=IF([.$A234] &lt;&gt; &quot;&quot;; IF(MIN([.$O234];[.$T234];[.$Y234]) = [.$O234]; [.$K234]; IF(MIN([.$O234];[.$T234];[.$Y234]) = [.$T234]; [.$P234]; IF(ISNUMBER([.$Y234]); [.$U234]; &quot;NO PRICING&quot;))); &quot;&quot;)">
            <text:p/>
          </table:table-cell>
          <table:table-cell table:style-name="ce49" table:formula="of:=IF([.$A234] &lt;&gt; &quot;&quot;; IF(MIN([.$O234];[.$T234];[.$Y234]) = [.$O234]; [.$N234]; IF(MIN([.$O234];[.$T234];[.$Y234]) = [.$T234]; [.$S234]; IF(ISNUMBER([.$Y234]); [.$X234]; &quot;NO PRICING&quot;))); &quot;&quot;)">
            <text:p/>
          </table:table-cell>
          <table:table-cell table:style-name="ce49" table:formula="of:=IF([.$A234] &lt;&gt; &quot;&quot;; IF(MIN([.$O234];[.$T234];[.$Y234]) = [.$O234]; [.$O234]; IF(MIN([.$O234];[.$T234];[.$Y234]) = [.$T234]; [.$T234]; IF(ISNUMBER([.$Y234]); [.$Y234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5]* (1 + extra))" office:value-type="float" office:value="0">
            <text:p>0</text:p>
          </table:table-cell>
          <table:table-cell table:style-name="ce7" table:formula="of:=MAX([.F235];[.E235]+1)" office:value-type="float" office:value="1">
            <text:p>1</text:p>
          </table:table-cell>
          <table:table-cell table:style-name="ce18"/>
          <table:table-cell table:style-name="ce7" table:formula="of:=[.G235]-[.H235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5];[.M235])" office:value-type="float" office:value="0">
            <text:p>0</text:p>
          </table:table-cell>
          <table:table-cell table:style-name="ce38" table:formula="of:=IF([.N235]*[.L235] &gt; 0; [.N235]*[.L23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5];[.R235])" office:value-type="float" office:value="0">
            <text:p>0</text:p>
          </table:table-cell>
          <table:table-cell table:style-name="ce38" table:formula="of:=IF([.S235]*[.Q235] &gt; 0; [.S235]*[.Q23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5];[.W235])" office:value-type="float" office:value="0">
            <text:p>0</text:p>
          </table:table-cell>
          <table:table-cell table:style-name="ce38" table:formula="of:=IF([.X235]*[.V235] &gt; 0; [.X235]*[.V235]; &quot;&quot;)">
            <text:p/>
          </table:table-cell>
          <table:table-cell table:style-name="ce40" table:formula="of:=IF([.$A235] &lt;&gt; &quot;&quot;; IF(MIN([.$O235];[.$T235];[.$Y235]) = [.$O235]; [.$K$1]; IF(MIN([.$O235];[.$T235];[.$Y235]) = [.$T235]; [.$P$1]; IF(ISNUMBER([.$Y235]); [.$U$1]; &quot;NO PRICING&quot;))); &quot;&quot;)">
            <text:p/>
          </table:table-cell>
          <table:table-cell table:style-name="ce46" table:formula="of:=IF([.$A235] &lt;&gt; &quot;&quot;; IF(MIN([.$O235];[.$T235];[.$Y235]) = [.$O235]; [.$K235]; IF(MIN([.$O235];[.$T235];[.$Y235]) = [.$T235]; [.$P235]; IF(ISNUMBER([.$Y235]); [.$U235]; &quot;NO PRICING&quot;))); &quot;&quot;)">
            <text:p/>
          </table:table-cell>
          <table:table-cell table:style-name="ce49" table:formula="of:=IF([.$A235] &lt;&gt; &quot;&quot;; IF(MIN([.$O235];[.$T235];[.$Y235]) = [.$O235]; [.$N235]; IF(MIN([.$O235];[.$T235];[.$Y235]) = [.$T235]; [.$S235]; IF(ISNUMBER([.$Y235]); [.$X235]; &quot;NO PRICING&quot;))); &quot;&quot;)">
            <text:p/>
          </table:table-cell>
          <table:table-cell table:style-name="ce49" table:formula="of:=IF([.$A235] &lt;&gt; &quot;&quot;; IF(MIN([.$O235];[.$T235];[.$Y235]) = [.$O235]; [.$O235]; IF(MIN([.$O235];[.$T235];[.$Y235]) = [.$T235]; [.$T235]; IF(ISNUMBER([.$Y235]); [.$Y235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6]* (1 + extra))" office:value-type="float" office:value="0">
            <text:p>0</text:p>
          </table:table-cell>
          <table:table-cell table:style-name="ce7" table:formula="of:=MAX([.F236];[.E236]+1)" office:value-type="float" office:value="1">
            <text:p>1</text:p>
          </table:table-cell>
          <table:table-cell table:style-name="ce18"/>
          <table:table-cell table:style-name="ce7" table:formula="of:=[.G236]-[.H236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6];[.M236])" office:value-type="float" office:value="0">
            <text:p>0</text:p>
          </table:table-cell>
          <table:table-cell table:style-name="ce38" table:formula="of:=IF([.N236]*[.L236] &gt; 0; [.N236]*[.L23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6];[.R236])" office:value-type="float" office:value="0">
            <text:p>0</text:p>
          </table:table-cell>
          <table:table-cell table:style-name="ce38" table:formula="of:=IF([.S236]*[.Q236] &gt; 0; [.S236]*[.Q23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6];[.W236])" office:value-type="float" office:value="0">
            <text:p>0</text:p>
          </table:table-cell>
          <table:table-cell table:style-name="ce38" table:formula="of:=IF([.X236]*[.V236] &gt; 0; [.X236]*[.V236]; &quot;&quot;)">
            <text:p/>
          </table:table-cell>
          <table:table-cell table:style-name="ce40" table:formula="of:=IF([.$A236] &lt;&gt; &quot;&quot;; IF(MIN([.$O236];[.$T236];[.$Y236]) = [.$O236]; [.$K$1]; IF(MIN([.$O236];[.$T236];[.$Y236]) = [.$T236]; [.$P$1]; IF(ISNUMBER([.$Y236]); [.$U$1]; &quot;NO PRICING&quot;))); &quot;&quot;)">
            <text:p/>
          </table:table-cell>
          <table:table-cell table:style-name="ce46" table:formula="of:=IF([.$A236] &lt;&gt; &quot;&quot;; IF(MIN([.$O236];[.$T236];[.$Y236]) = [.$O236]; [.$K236]; IF(MIN([.$O236];[.$T236];[.$Y236]) = [.$T236]; [.$P236]; IF(ISNUMBER([.$Y236]); [.$U236]; &quot;NO PRICING&quot;))); &quot;&quot;)">
            <text:p/>
          </table:table-cell>
          <table:table-cell table:style-name="ce49" table:formula="of:=IF([.$A236] &lt;&gt; &quot;&quot;; IF(MIN([.$O236];[.$T236];[.$Y236]) = [.$O236]; [.$N236]; IF(MIN([.$O236];[.$T236];[.$Y236]) = [.$T236]; [.$S236]; IF(ISNUMBER([.$Y236]); [.$X236]; &quot;NO PRICING&quot;))); &quot;&quot;)">
            <text:p/>
          </table:table-cell>
          <table:table-cell table:style-name="ce49" table:formula="of:=IF([.$A236] &lt;&gt; &quot;&quot;; IF(MIN([.$O236];[.$T236];[.$Y236]) = [.$O236]; [.$O236]; IF(MIN([.$O236];[.$T236];[.$Y236]) = [.$T236]; [.$T236]; IF(ISNUMBER([.$Y236]); [.$Y236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7]* (1 + extra))" office:value-type="float" office:value="0">
            <text:p>0</text:p>
          </table:table-cell>
          <table:table-cell table:style-name="ce7" table:formula="of:=MAX([.F237];[.E237]+1)" office:value-type="float" office:value="1">
            <text:p>1</text:p>
          </table:table-cell>
          <table:table-cell table:style-name="ce18"/>
          <table:table-cell table:style-name="ce7" table:formula="of:=[.G237]-[.H237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7];[.M237])" office:value-type="float" office:value="0">
            <text:p>0</text:p>
          </table:table-cell>
          <table:table-cell table:style-name="ce38" table:formula="of:=IF([.N237]*[.L237] &gt; 0; [.N237]*[.L23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7];[.R237])" office:value-type="float" office:value="0">
            <text:p>0</text:p>
          </table:table-cell>
          <table:table-cell table:style-name="ce38" table:formula="of:=IF([.S237]*[.Q237] &gt; 0; [.S237]*[.Q23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7];[.W237])" office:value-type="float" office:value="0">
            <text:p>0</text:p>
          </table:table-cell>
          <table:table-cell table:style-name="ce38" table:formula="of:=IF([.X237]*[.V237] &gt; 0; [.X237]*[.V237]; &quot;&quot;)">
            <text:p/>
          </table:table-cell>
          <table:table-cell table:style-name="ce40" table:formula="of:=IF([.$A237] &lt;&gt; &quot;&quot;; IF(MIN([.$O237];[.$T237];[.$Y237]) = [.$O237]; [.$K$1]; IF(MIN([.$O237];[.$T237];[.$Y237]) = [.$T237]; [.$P$1]; IF(ISNUMBER([.$Y237]); [.$U$1]; &quot;NO PRICING&quot;))); &quot;&quot;)">
            <text:p/>
          </table:table-cell>
          <table:table-cell table:style-name="ce46" table:formula="of:=IF([.$A237] &lt;&gt; &quot;&quot;; IF(MIN([.$O237];[.$T237];[.$Y237]) = [.$O237]; [.$K237]; IF(MIN([.$O237];[.$T237];[.$Y237]) = [.$T237]; [.$P237]; IF(ISNUMBER([.$Y237]); [.$U237]; &quot;NO PRICING&quot;))); &quot;&quot;)">
            <text:p/>
          </table:table-cell>
          <table:table-cell table:style-name="ce49" table:formula="of:=IF([.$A237] &lt;&gt; &quot;&quot;; IF(MIN([.$O237];[.$T237];[.$Y237]) = [.$O237]; [.$N237]; IF(MIN([.$O237];[.$T237];[.$Y237]) = [.$T237]; [.$S237]; IF(ISNUMBER([.$Y237]); [.$X237]; &quot;NO PRICING&quot;))); &quot;&quot;)">
            <text:p/>
          </table:table-cell>
          <table:table-cell table:style-name="ce49" table:formula="of:=IF([.$A237] &lt;&gt; &quot;&quot;; IF(MIN([.$O237];[.$T237];[.$Y237]) = [.$O237]; [.$O237]; IF(MIN([.$O237];[.$T237];[.$Y237]) = [.$T237]; [.$T237]; IF(ISNUMBER([.$Y237]); [.$Y237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8]* (1 + extra))" office:value-type="float" office:value="0">
            <text:p>0</text:p>
          </table:table-cell>
          <table:table-cell table:style-name="ce7" table:formula="of:=MAX([.F238];[.E238]+1)" office:value-type="float" office:value="1">
            <text:p>1</text:p>
          </table:table-cell>
          <table:table-cell table:style-name="ce18"/>
          <table:table-cell table:style-name="ce7" table:formula="of:=[.G238]-[.H238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8];[.M238])" office:value-type="float" office:value="0">
            <text:p>0</text:p>
          </table:table-cell>
          <table:table-cell table:style-name="ce38" table:formula="of:=IF([.N238]*[.L238] &gt; 0; [.N238]*[.L23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8];[.R238])" office:value-type="float" office:value="0">
            <text:p>0</text:p>
          </table:table-cell>
          <table:table-cell table:style-name="ce38" table:formula="of:=IF([.S238]*[.Q238] &gt; 0; [.S238]*[.Q23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8];[.W238])" office:value-type="float" office:value="0">
            <text:p>0</text:p>
          </table:table-cell>
          <table:table-cell table:style-name="ce38" table:formula="of:=IF([.X238]*[.V238] &gt; 0; [.X238]*[.V238]; &quot;&quot;)">
            <text:p/>
          </table:table-cell>
          <table:table-cell table:style-name="ce40" table:formula="of:=IF([.$A238] &lt;&gt; &quot;&quot;; IF(MIN([.$O238];[.$T238];[.$Y238]) = [.$O238]; [.$K$1]; IF(MIN([.$O238];[.$T238];[.$Y238]) = [.$T238]; [.$P$1]; IF(ISNUMBER([.$Y238]); [.$U$1]; &quot;NO PRICING&quot;))); &quot;&quot;)">
            <text:p/>
          </table:table-cell>
          <table:table-cell table:style-name="ce46" table:formula="of:=IF([.$A238] &lt;&gt; &quot;&quot;; IF(MIN([.$O238];[.$T238];[.$Y238]) = [.$O238]; [.$K238]; IF(MIN([.$O238];[.$T238];[.$Y238]) = [.$T238]; [.$P238]; IF(ISNUMBER([.$Y238]); [.$U238]; &quot;NO PRICING&quot;))); &quot;&quot;)">
            <text:p/>
          </table:table-cell>
          <table:table-cell table:style-name="ce49" table:formula="of:=IF([.$A238] &lt;&gt; &quot;&quot;; IF(MIN([.$O238];[.$T238];[.$Y238]) = [.$O238]; [.$N238]; IF(MIN([.$O238];[.$T238];[.$Y238]) = [.$T238]; [.$S238]; IF(ISNUMBER([.$Y238]); [.$X238]; &quot;NO PRICING&quot;))); &quot;&quot;)">
            <text:p/>
          </table:table-cell>
          <table:table-cell table:style-name="ce49" table:formula="of:=IF([.$A238] &lt;&gt; &quot;&quot;; IF(MIN([.$O238];[.$T238];[.$Y238]) = [.$O238]; [.$O238]; IF(MIN([.$O238];[.$T238];[.$Y238]) = [.$T238]; [.$T238]; IF(ISNUMBER([.$Y238]); [.$Y238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39]* (1 + extra))" office:value-type="float" office:value="0">
            <text:p>0</text:p>
          </table:table-cell>
          <table:table-cell table:style-name="ce7" table:formula="of:=MAX([.F239];[.E239]+1)" office:value-type="float" office:value="1">
            <text:p>1</text:p>
          </table:table-cell>
          <table:table-cell table:style-name="ce18"/>
          <table:table-cell table:style-name="ce7" table:formula="of:=[.G239]-[.H239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39];[.M239])" office:value-type="float" office:value="0">
            <text:p>0</text:p>
          </table:table-cell>
          <table:table-cell table:style-name="ce38" table:formula="of:=IF([.N239]*[.L239] &gt; 0; [.N239]*[.L23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9];[.R239])" office:value-type="float" office:value="0">
            <text:p>0</text:p>
          </table:table-cell>
          <table:table-cell table:style-name="ce38" table:formula="of:=IF([.S239]*[.Q239] &gt; 0; [.S239]*[.Q23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39];[.W239])" office:value-type="float" office:value="0">
            <text:p>0</text:p>
          </table:table-cell>
          <table:table-cell table:style-name="ce38" table:formula="of:=IF([.X239]*[.V239] &gt; 0; [.X239]*[.V239]; &quot;&quot;)">
            <text:p/>
          </table:table-cell>
          <table:table-cell table:style-name="ce40" table:formula="of:=IF([.$A239] &lt;&gt; &quot;&quot;; IF(MIN([.$O239];[.$T239];[.$Y239]) = [.$O239]; [.$K$1]; IF(MIN([.$O239];[.$T239];[.$Y239]) = [.$T239]; [.$P$1]; IF(ISNUMBER([.$Y239]); [.$U$1]; &quot;NO PRICING&quot;))); &quot;&quot;)">
            <text:p/>
          </table:table-cell>
          <table:table-cell table:style-name="ce46" table:formula="of:=IF([.$A239] &lt;&gt; &quot;&quot;; IF(MIN([.$O239];[.$T239];[.$Y239]) = [.$O239]; [.$K239]; IF(MIN([.$O239];[.$T239];[.$Y239]) = [.$T239]; [.$P239]; IF(ISNUMBER([.$Y239]); [.$U239]; &quot;NO PRICING&quot;))); &quot;&quot;)">
            <text:p/>
          </table:table-cell>
          <table:table-cell table:style-name="ce49" table:formula="of:=IF([.$A239] &lt;&gt; &quot;&quot;; IF(MIN([.$O239];[.$T239];[.$Y239]) = [.$O239]; [.$N239]; IF(MIN([.$O239];[.$T239];[.$Y239]) = [.$T239]; [.$S239]; IF(ISNUMBER([.$Y239]); [.$X239]; &quot;NO PRICING&quot;))); &quot;&quot;)">
            <text:p/>
          </table:table-cell>
          <table:table-cell table:style-name="ce49" table:formula="of:=IF([.$A239] &lt;&gt; &quot;&quot;; IF(MIN([.$O239];[.$T239];[.$Y239]) = [.$O239]; [.$O239]; IF(MIN([.$O239];[.$T239];[.$Y239]) = [.$T239]; [.$T239]; IF(ISNUMBER([.$Y239]); [.$Y239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0]* (1 + extra))" office:value-type="float" office:value="0">
            <text:p>0</text:p>
          </table:table-cell>
          <table:table-cell table:style-name="ce7" table:formula="of:=MAX([.F240];[.E240]+1)" office:value-type="float" office:value="1">
            <text:p>1</text:p>
          </table:table-cell>
          <table:table-cell table:style-name="ce18"/>
          <table:table-cell table:style-name="ce7" table:formula="of:=[.G240]-[.H240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0];[.M240])" office:value-type="float" office:value="0">
            <text:p>0</text:p>
          </table:table-cell>
          <table:table-cell table:style-name="ce38" table:formula="of:=IF([.N240]*[.L240] &gt; 0; [.N240]*[.L24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0];[.R240])" office:value-type="float" office:value="0">
            <text:p>0</text:p>
          </table:table-cell>
          <table:table-cell table:style-name="ce38" table:formula="of:=IF([.S240]*[.Q240] &gt; 0; [.S240]*[.Q24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0];[.W240])" office:value-type="float" office:value="0">
            <text:p>0</text:p>
          </table:table-cell>
          <table:table-cell table:style-name="ce38" table:formula="of:=IF([.X240]*[.V240] &gt; 0; [.X240]*[.V240]; &quot;&quot;)">
            <text:p/>
          </table:table-cell>
          <table:table-cell table:style-name="ce40" table:formula="of:=IF([.$A240] &lt;&gt; &quot;&quot;; IF(MIN([.$O240];[.$T240];[.$Y240]) = [.$O240]; [.$K$1]; IF(MIN([.$O240];[.$T240];[.$Y240]) = [.$T240]; [.$P$1]; IF(ISNUMBER([.$Y240]); [.$U$1]; &quot;NO PRICING&quot;))); &quot;&quot;)">
            <text:p/>
          </table:table-cell>
          <table:table-cell table:style-name="ce46" table:formula="of:=IF([.$A240] &lt;&gt; &quot;&quot;; IF(MIN([.$O240];[.$T240];[.$Y240]) = [.$O240]; [.$K240]; IF(MIN([.$O240];[.$T240];[.$Y240]) = [.$T240]; [.$P240]; IF(ISNUMBER([.$Y240]); [.$U240]; &quot;NO PRICING&quot;))); &quot;&quot;)">
            <text:p/>
          </table:table-cell>
          <table:table-cell table:style-name="ce49" table:formula="of:=IF([.$A240] &lt;&gt; &quot;&quot;; IF(MIN([.$O240];[.$T240];[.$Y240]) = [.$O240]; [.$N240]; IF(MIN([.$O240];[.$T240];[.$Y240]) = [.$T240]; [.$S240]; IF(ISNUMBER([.$Y240]); [.$X240]; &quot;NO PRICING&quot;))); &quot;&quot;)">
            <text:p/>
          </table:table-cell>
          <table:table-cell table:style-name="ce49" table:formula="of:=IF([.$A240] &lt;&gt; &quot;&quot;; IF(MIN([.$O240];[.$T240];[.$Y240]) = [.$O240]; [.$O240]; IF(MIN([.$O240];[.$T240];[.$Y240]) = [.$T240]; [.$T240]; IF(ISNUMBER([.$Y240]); [.$Y240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1]* (1 + extra))" office:value-type="float" office:value="0">
            <text:p>0</text:p>
          </table:table-cell>
          <table:table-cell table:style-name="ce7" table:formula="of:=MAX([.F241];[.E241]+1)" office:value-type="float" office:value="1">
            <text:p>1</text:p>
          </table:table-cell>
          <table:table-cell table:style-name="ce18"/>
          <table:table-cell table:style-name="ce7" table:formula="of:=[.G241]-[.H241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1];[.M241])" office:value-type="float" office:value="0">
            <text:p>0</text:p>
          </table:table-cell>
          <table:table-cell table:style-name="ce38" table:formula="of:=IF([.N241]*[.L241] &gt; 0; [.N241]*[.L24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1];[.R241])" office:value-type="float" office:value="0">
            <text:p>0</text:p>
          </table:table-cell>
          <table:table-cell table:style-name="ce38" table:formula="of:=IF([.S241]*[.Q241] &gt; 0; [.S241]*[.Q24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1];[.W241])" office:value-type="float" office:value="0">
            <text:p>0</text:p>
          </table:table-cell>
          <table:table-cell table:style-name="ce38" table:formula="of:=IF([.X241]*[.V241] &gt; 0; [.X241]*[.V241]; &quot;&quot;)">
            <text:p/>
          </table:table-cell>
          <table:table-cell table:style-name="ce40" table:formula="of:=IF([.$A241] &lt;&gt; &quot;&quot;; IF(MIN([.$O241];[.$T241];[.$Y241]) = [.$O241]; [.$K$1]; IF(MIN([.$O241];[.$T241];[.$Y241]) = [.$T241]; [.$P$1]; IF(ISNUMBER([.$Y241]); [.$U$1]; &quot;NO PRICING&quot;))); &quot;&quot;)">
            <text:p/>
          </table:table-cell>
          <table:table-cell table:style-name="ce46" table:formula="of:=IF([.$A241] &lt;&gt; &quot;&quot;; IF(MIN([.$O241];[.$T241];[.$Y241]) = [.$O241]; [.$K241]; IF(MIN([.$O241];[.$T241];[.$Y241]) = [.$T241]; [.$P241]; IF(ISNUMBER([.$Y241]); [.$U241]; &quot;NO PRICING&quot;))); &quot;&quot;)">
            <text:p/>
          </table:table-cell>
          <table:table-cell table:style-name="ce49" table:formula="of:=IF([.$A241] &lt;&gt; &quot;&quot;; IF(MIN([.$O241];[.$T241];[.$Y241]) = [.$O241]; [.$N241]; IF(MIN([.$O241];[.$T241];[.$Y241]) = [.$T241]; [.$S241]; IF(ISNUMBER([.$Y241]); [.$X241]; &quot;NO PRICING&quot;))); &quot;&quot;)">
            <text:p/>
          </table:table-cell>
          <table:table-cell table:style-name="ce49" table:formula="of:=IF([.$A241] &lt;&gt; &quot;&quot;; IF(MIN([.$O241];[.$T241];[.$Y241]) = [.$O241]; [.$O241]; IF(MIN([.$O241];[.$T241];[.$Y241]) = [.$T241]; [.$T241]; IF(ISNUMBER([.$Y241]); [.$Y241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2]* (1 + extra))" office:value-type="float" office:value="0">
            <text:p>0</text:p>
          </table:table-cell>
          <table:table-cell table:style-name="ce7" table:formula="of:=MAX([.F242];[.E242]+1)" office:value-type="float" office:value="1">
            <text:p>1</text:p>
          </table:table-cell>
          <table:table-cell table:style-name="ce18"/>
          <table:table-cell table:style-name="ce7" table:formula="of:=[.G242]-[.H242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2];[.M242])" office:value-type="float" office:value="0">
            <text:p>0</text:p>
          </table:table-cell>
          <table:table-cell table:style-name="ce38" table:formula="of:=IF([.N242]*[.L242] &gt; 0; [.N242]*[.L24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2];[.R242])" office:value-type="float" office:value="0">
            <text:p>0</text:p>
          </table:table-cell>
          <table:table-cell table:style-name="ce38" table:formula="of:=IF([.S242]*[.Q242] &gt; 0; [.S242]*[.Q24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2];[.W242])" office:value-type="float" office:value="0">
            <text:p>0</text:p>
          </table:table-cell>
          <table:table-cell table:style-name="ce38" table:formula="of:=IF([.X242]*[.V242] &gt; 0; [.X242]*[.V242]; &quot;&quot;)">
            <text:p/>
          </table:table-cell>
          <table:table-cell table:style-name="ce40" table:formula="of:=IF([.$A242] &lt;&gt; &quot;&quot;; IF(MIN([.$O242];[.$T242];[.$Y242]) = [.$O242]; [.$K$1]; IF(MIN([.$O242];[.$T242];[.$Y242]) = [.$T242]; [.$P$1]; IF(ISNUMBER([.$Y242]); [.$U$1]; &quot;NO PRICING&quot;))); &quot;&quot;)">
            <text:p/>
          </table:table-cell>
          <table:table-cell table:style-name="ce46" table:formula="of:=IF([.$A242] &lt;&gt; &quot;&quot;; IF(MIN([.$O242];[.$T242];[.$Y242]) = [.$O242]; [.$K242]; IF(MIN([.$O242];[.$T242];[.$Y242]) = [.$T242]; [.$P242]; IF(ISNUMBER([.$Y242]); [.$U242]; &quot;NO PRICING&quot;))); &quot;&quot;)">
            <text:p/>
          </table:table-cell>
          <table:table-cell table:style-name="ce49" table:formula="of:=IF([.$A242] &lt;&gt; &quot;&quot;; IF(MIN([.$O242];[.$T242];[.$Y242]) = [.$O242]; [.$N242]; IF(MIN([.$O242];[.$T242];[.$Y242]) = [.$T242]; [.$S242]; IF(ISNUMBER([.$Y242]); [.$X242]; &quot;NO PRICING&quot;))); &quot;&quot;)">
            <text:p/>
          </table:table-cell>
          <table:table-cell table:style-name="ce49" table:formula="of:=IF([.$A242] &lt;&gt; &quot;&quot;; IF(MIN([.$O242];[.$T242];[.$Y242]) = [.$O242]; [.$O242]; IF(MIN([.$O242];[.$T242];[.$Y242]) = [.$T242]; [.$T242]; IF(ISNUMBER([.$Y242]); [.$Y242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3]* (1 + extra))" office:value-type="float" office:value="0">
            <text:p>0</text:p>
          </table:table-cell>
          <table:table-cell table:style-name="ce7" table:formula="of:=MAX([.F243];[.E243]+1)" office:value-type="float" office:value="1">
            <text:p>1</text:p>
          </table:table-cell>
          <table:table-cell table:style-name="ce18"/>
          <table:table-cell table:style-name="ce7" table:formula="of:=[.G243]-[.H243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3];[.M243])" office:value-type="float" office:value="0">
            <text:p>0</text:p>
          </table:table-cell>
          <table:table-cell table:style-name="ce38" table:formula="of:=IF([.N243]*[.L243] &gt; 0; [.N243]*[.L24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3];[.R243])" office:value-type="float" office:value="0">
            <text:p>0</text:p>
          </table:table-cell>
          <table:table-cell table:style-name="ce38" table:formula="of:=IF([.S243]*[.Q243] &gt; 0; [.S243]*[.Q24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3];[.W243])" office:value-type="float" office:value="0">
            <text:p>0</text:p>
          </table:table-cell>
          <table:table-cell table:style-name="ce38" table:formula="of:=IF([.X243]*[.V243] &gt; 0; [.X243]*[.V243]; &quot;&quot;)">
            <text:p/>
          </table:table-cell>
          <table:table-cell table:style-name="ce40" table:formula="of:=IF([.$A243] &lt;&gt; &quot;&quot;; IF(MIN([.$O243];[.$T243];[.$Y243]) = [.$O243]; [.$K$1]; IF(MIN([.$O243];[.$T243];[.$Y243]) = [.$T243]; [.$P$1]; IF(ISNUMBER([.$Y243]); [.$U$1]; &quot;NO PRICING&quot;))); &quot;&quot;)">
            <text:p/>
          </table:table-cell>
          <table:table-cell table:style-name="ce46" table:formula="of:=IF([.$A243] &lt;&gt; &quot;&quot;; IF(MIN([.$O243];[.$T243];[.$Y243]) = [.$O243]; [.$K243]; IF(MIN([.$O243];[.$T243];[.$Y243]) = [.$T243]; [.$P243]; IF(ISNUMBER([.$Y243]); [.$U243]; &quot;NO PRICING&quot;))); &quot;&quot;)">
            <text:p/>
          </table:table-cell>
          <table:table-cell table:style-name="ce49" table:formula="of:=IF([.$A243] &lt;&gt; &quot;&quot;; IF(MIN([.$O243];[.$T243];[.$Y243]) = [.$O243]; [.$N243]; IF(MIN([.$O243];[.$T243];[.$Y243]) = [.$T243]; [.$S243]; IF(ISNUMBER([.$Y243]); [.$X243]; &quot;NO PRICING&quot;))); &quot;&quot;)">
            <text:p/>
          </table:table-cell>
          <table:table-cell table:style-name="ce49" table:formula="of:=IF([.$A243] &lt;&gt; &quot;&quot;; IF(MIN([.$O243];[.$T243];[.$Y243]) = [.$O243]; [.$O243]; IF(MIN([.$O243];[.$T243];[.$Y243]) = [.$T243]; [.$T243]; IF(ISNUMBER([.$Y243]); [.$Y243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4]* (1 + extra))" office:value-type="float" office:value="0">
            <text:p>0</text:p>
          </table:table-cell>
          <table:table-cell table:style-name="ce7" table:formula="of:=MAX([.F244];[.E244]+1)" office:value-type="float" office:value="1">
            <text:p>1</text:p>
          </table:table-cell>
          <table:table-cell table:style-name="ce18"/>
          <table:table-cell table:style-name="ce7" table:formula="of:=[.G244]-[.H244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4];[.M244])" office:value-type="float" office:value="0">
            <text:p>0</text:p>
          </table:table-cell>
          <table:table-cell table:style-name="ce38" table:formula="of:=IF([.N244]*[.L244] &gt; 0; [.N244]*[.L24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4];[.R244])" office:value-type="float" office:value="0">
            <text:p>0</text:p>
          </table:table-cell>
          <table:table-cell table:style-name="ce38" table:formula="of:=IF([.S244]*[.Q244] &gt; 0; [.S244]*[.Q24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4];[.W244])" office:value-type="float" office:value="0">
            <text:p>0</text:p>
          </table:table-cell>
          <table:table-cell table:style-name="ce38" table:formula="of:=IF([.X244]*[.V244] &gt; 0; [.X244]*[.V244]; &quot;&quot;)">
            <text:p/>
          </table:table-cell>
          <table:table-cell table:style-name="ce40" table:formula="of:=IF([.$A244] &lt;&gt; &quot;&quot;; IF(MIN([.$O244];[.$T244];[.$Y244]) = [.$O244]; [.$K$1]; IF(MIN([.$O244];[.$T244];[.$Y244]) = [.$T244]; [.$P$1]; IF(ISNUMBER([.$Y244]); [.$U$1]; &quot;NO PRICING&quot;))); &quot;&quot;)">
            <text:p/>
          </table:table-cell>
          <table:table-cell table:style-name="ce46" table:formula="of:=IF([.$A244] &lt;&gt; &quot;&quot;; IF(MIN([.$O244];[.$T244];[.$Y244]) = [.$O244]; [.$K244]; IF(MIN([.$O244];[.$T244];[.$Y244]) = [.$T244]; [.$P244]; IF(ISNUMBER([.$Y244]); [.$U244]; &quot;NO PRICING&quot;))); &quot;&quot;)">
            <text:p/>
          </table:table-cell>
          <table:table-cell table:style-name="ce49" table:formula="of:=IF([.$A244] &lt;&gt; &quot;&quot;; IF(MIN([.$O244];[.$T244];[.$Y244]) = [.$O244]; [.$N244]; IF(MIN([.$O244];[.$T244];[.$Y244]) = [.$T244]; [.$S244]; IF(ISNUMBER([.$Y244]); [.$X244]; &quot;NO PRICING&quot;))); &quot;&quot;)">
            <text:p/>
          </table:table-cell>
          <table:table-cell table:style-name="ce49" table:formula="of:=IF([.$A244] &lt;&gt; &quot;&quot;; IF(MIN([.$O244];[.$T244];[.$Y244]) = [.$O244]; [.$O244]; IF(MIN([.$O244];[.$T244];[.$Y244]) = [.$T244]; [.$T244]; IF(ISNUMBER([.$Y244]); [.$Y244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5]* (1 + extra))" office:value-type="float" office:value="0">
            <text:p>0</text:p>
          </table:table-cell>
          <table:table-cell table:style-name="ce7" table:formula="of:=MAX([.F245];[.E245]+1)" office:value-type="float" office:value="1">
            <text:p>1</text:p>
          </table:table-cell>
          <table:table-cell table:style-name="ce18"/>
          <table:table-cell table:style-name="ce7" table:formula="of:=[.G245]-[.H245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5];[.M245])" office:value-type="float" office:value="0">
            <text:p>0</text:p>
          </table:table-cell>
          <table:table-cell table:style-name="ce38" table:formula="of:=IF([.N245]*[.L245] &gt; 0; [.N245]*[.L24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5];[.R245])" office:value-type="float" office:value="0">
            <text:p>0</text:p>
          </table:table-cell>
          <table:table-cell table:style-name="ce38" table:formula="of:=IF([.S245]*[.Q245] &gt; 0; [.S245]*[.Q24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5];[.W245])" office:value-type="float" office:value="0">
            <text:p>0</text:p>
          </table:table-cell>
          <table:table-cell table:style-name="ce38" table:formula="of:=IF([.X245]*[.V245] &gt; 0; [.X245]*[.V245]; &quot;&quot;)">
            <text:p/>
          </table:table-cell>
          <table:table-cell table:style-name="ce40" table:formula="of:=IF([.$A245] &lt;&gt; &quot;&quot;; IF(MIN([.$O245];[.$T245];[.$Y245]) = [.$O245]; [.$K$1]; IF(MIN([.$O245];[.$T245];[.$Y245]) = [.$T245]; [.$P$1]; IF(ISNUMBER([.$Y245]); [.$U$1]; &quot;NO PRICING&quot;))); &quot;&quot;)">
            <text:p/>
          </table:table-cell>
          <table:table-cell table:style-name="ce46" table:formula="of:=IF([.$A245] &lt;&gt; &quot;&quot;; IF(MIN([.$O245];[.$T245];[.$Y245]) = [.$O245]; [.$K245]; IF(MIN([.$O245];[.$T245];[.$Y245]) = [.$T245]; [.$P245]; IF(ISNUMBER([.$Y245]); [.$U245]; &quot;NO PRICING&quot;))); &quot;&quot;)">
            <text:p/>
          </table:table-cell>
          <table:table-cell table:style-name="ce49" table:formula="of:=IF([.$A245] &lt;&gt; &quot;&quot;; IF(MIN([.$O245];[.$T245];[.$Y245]) = [.$O245]; [.$N245]; IF(MIN([.$O245];[.$T245];[.$Y245]) = [.$T245]; [.$S245]; IF(ISNUMBER([.$Y245]); [.$X245]; &quot;NO PRICING&quot;))); &quot;&quot;)">
            <text:p/>
          </table:table-cell>
          <table:table-cell table:style-name="ce49" table:formula="of:=IF([.$A245] &lt;&gt; &quot;&quot;; IF(MIN([.$O245];[.$T245];[.$Y245]) = [.$O245]; [.$O245]; IF(MIN([.$O245];[.$T245];[.$Y245]) = [.$T245]; [.$T245]; IF(ISNUMBER([.$Y245]); [.$Y245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6]* (1 + extra))" office:value-type="float" office:value="0">
            <text:p>0</text:p>
          </table:table-cell>
          <table:table-cell table:style-name="ce7" table:formula="of:=MAX([.F246];[.E246]+1)" office:value-type="float" office:value="1">
            <text:p>1</text:p>
          </table:table-cell>
          <table:table-cell table:style-name="ce18"/>
          <table:table-cell table:style-name="ce7" table:formula="of:=[.G246]-[.H246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6];[.M246])" office:value-type="float" office:value="0">
            <text:p>0</text:p>
          </table:table-cell>
          <table:table-cell table:style-name="ce38" table:formula="of:=IF([.N246]*[.L246] &gt; 0; [.N246]*[.L24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6];[.R246])" office:value-type="float" office:value="0">
            <text:p>0</text:p>
          </table:table-cell>
          <table:table-cell table:style-name="ce38" table:formula="of:=IF([.S246]*[.Q246] &gt; 0; [.S246]*[.Q24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6];[.W246])" office:value-type="float" office:value="0">
            <text:p>0</text:p>
          </table:table-cell>
          <table:table-cell table:style-name="ce38" table:formula="of:=IF([.X246]*[.V246] &gt; 0; [.X246]*[.V246]; &quot;&quot;)">
            <text:p/>
          </table:table-cell>
          <table:table-cell table:style-name="ce40" table:formula="of:=IF([.$A246] &lt;&gt; &quot;&quot;; IF(MIN([.$O246];[.$T246];[.$Y246]) = [.$O246]; [.$K$1]; IF(MIN([.$O246];[.$T246];[.$Y246]) = [.$T246]; [.$P$1]; IF(ISNUMBER([.$Y246]); [.$U$1]; &quot;NO PRICING&quot;))); &quot;&quot;)">
            <text:p/>
          </table:table-cell>
          <table:table-cell table:style-name="ce46" table:formula="of:=IF([.$A246] &lt;&gt; &quot;&quot;; IF(MIN([.$O246];[.$T246];[.$Y246]) = [.$O246]; [.$K246]; IF(MIN([.$O246];[.$T246];[.$Y246]) = [.$T246]; [.$P246]; IF(ISNUMBER([.$Y246]); [.$U246]; &quot;NO PRICING&quot;))); &quot;&quot;)">
            <text:p/>
          </table:table-cell>
          <table:table-cell table:style-name="ce49" table:formula="of:=IF([.$A246] &lt;&gt; &quot;&quot;; IF(MIN([.$O246];[.$T246];[.$Y246]) = [.$O246]; [.$N246]; IF(MIN([.$O246];[.$T246];[.$Y246]) = [.$T246]; [.$S246]; IF(ISNUMBER([.$Y246]); [.$X246]; &quot;NO PRICING&quot;))); &quot;&quot;)">
            <text:p/>
          </table:table-cell>
          <table:table-cell table:style-name="ce49" table:formula="of:=IF([.$A246] &lt;&gt; &quot;&quot;; IF(MIN([.$O246];[.$T246];[.$Y246]) = [.$O246]; [.$O246]; IF(MIN([.$O246];[.$T246];[.$Y246]) = [.$T246]; [.$T246]; IF(ISNUMBER([.$Y246]); [.$Y246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7]* (1 + extra))" office:value-type="float" office:value="0">
            <text:p>0</text:p>
          </table:table-cell>
          <table:table-cell table:style-name="ce7" table:formula="of:=MAX([.F247];[.E247]+1)" office:value-type="float" office:value="1">
            <text:p>1</text:p>
          </table:table-cell>
          <table:table-cell table:style-name="ce18"/>
          <table:table-cell table:style-name="ce7" table:formula="of:=[.G247]-[.H247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7];[.M247])" office:value-type="float" office:value="0">
            <text:p>0</text:p>
          </table:table-cell>
          <table:table-cell table:style-name="ce38" table:formula="of:=IF([.N247]*[.L247] &gt; 0; [.N247]*[.L24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7];[.R247])" office:value-type="float" office:value="0">
            <text:p>0</text:p>
          </table:table-cell>
          <table:table-cell table:style-name="ce38" table:formula="of:=IF([.S247]*[.Q247] &gt; 0; [.S247]*[.Q24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7];[.W247])" office:value-type="float" office:value="0">
            <text:p>0</text:p>
          </table:table-cell>
          <table:table-cell table:style-name="ce38" table:formula="of:=IF([.X247]*[.V247] &gt; 0; [.X247]*[.V247]; &quot;&quot;)">
            <text:p/>
          </table:table-cell>
          <table:table-cell table:style-name="ce40" table:formula="of:=IF([.$A247] &lt;&gt; &quot;&quot;; IF(MIN([.$O247];[.$T247];[.$Y247]) = [.$O247]; [.$K$1]; IF(MIN([.$O247];[.$T247];[.$Y247]) = [.$T247]; [.$P$1]; IF(ISNUMBER([.$Y247]); [.$U$1]; &quot;NO PRICING&quot;))); &quot;&quot;)">
            <text:p/>
          </table:table-cell>
          <table:table-cell table:style-name="ce46" table:formula="of:=IF([.$A247] &lt;&gt; &quot;&quot;; IF(MIN([.$O247];[.$T247];[.$Y247]) = [.$O247]; [.$K247]; IF(MIN([.$O247];[.$T247];[.$Y247]) = [.$T247]; [.$P247]; IF(ISNUMBER([.$Y247]); [.$U247]; &quot;NO PRICING&quot;))); &quot;&quot;)">
            <text:p/>
          </table:table-cell>
          <table:table-cell table:style-name="ce49" table:formula="of:=IF([.$A247] &lt;&gt; &quot;&quot;; IF(MIN([.$O247];[.$T247];[.$Y247]) = [.$O247]; [.$N247]; IF(MIN([.$O247];[.$T247];[.$Y247]) = [.$T247]; [.$S247]; IF(ISNUMBER([.$Y247]); [.$X247]; &quot;NO PRICING&quot;))); &quot;&quot;)">
            <text:p/>
          </table:table-cell>
          <table:table-cell table:style-name="ce49" table:formula="of:=IF([.$A247] &lt;&gt; &quot;&quot;; IF(MIN([.$O247];[.$T247];[.$Y247]) = [.$O247]; [.$O247]; IF(MIN([.$O247];[.$T247];[.$Y247]) = [.$T247]; [.$T247]; IF(ISNUMBER([.$Y247]); [.$Y247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8]* (1 + extra))" office:value-type="float" office:value="0">
            <text:p>0</text:p>
          </table:table-cell>
          <table:table-cell table:style-name="ce7" table:formula="of:=MAX([.F248];[.E248]+1)" office:value-type="float" office:value="1">
            <text:p>1</text:p>
          </table:table-cell>
          <table:table-cell table:style-name="ce18"/>
          <table:table-cell table:style-name="ce7" table:formula="of:=[.G248]-[.H248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8];[.M248])" office:value-type="float" office:value="0">
            <text:p>0</text:p>
          </table:table-cell>
          <table:table-cell table:style-name="ce38" table:formula="of:=IF([.N248]*[.L248] &gt; 0; [.N248]*[.L24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8];[.R248])" office:value-type="float" office:value="0">
            <text:p>0</text:p>
          </table:table-cell>
          <table:table-cell table:style-name="ce38" table:formula="of:=IF([.S248]*[.Q248] &gt; 0; [.S248]*[.Q24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8];[.W248])" office:value-type="float" office:value="0">
            <text:p>0</text:p>
          </table:table-cell>
          <table:table-cell table:style-name="ce38" table:formula="of:=IF([.X248]*[.V248] &gt; 0; [.X248]*[.V248]; &quot;&quot;)">
            <text:p/>
          </table:table-cell>
          <table:table-cell table:style-name="ce40" table:formula="of:=IF([.$A248] &lt;&gt; &quot;&quot;; IF(MIN([.$O248];[.$T248];[.$Y248]) = [.$O248]; [.$K$1]; IF(MIN([.$O248];[.$T248];[.$Y248]) = [.$T248]; [.$P$1]; IF(ISNUMBER([.$Y248]); [.$U$1]; &quot;NO PRICING&quot;))); &quot;&quot;)">
            <text:p/>
          </table:table-cell>
          <table:table-cell table:style-name="ce46" table:formula="of:=IF([.$A248] &lt;&gt; &quot;&quot;; IF(MIN([.$O248];[.$T248];[.$Y248]) = [.$O248]; [.$K248]; IF(MIN([.$O248];[.$T248];[.$Y248]) = [.$T248]; [.$P248]; IF(ISNUMBER([.$Y248]); [.$U248]; &quot;NO PRICING&quot;))); &quot;&quot;)">
            <text:p/>
          </table:table-cell>
          <table:table-cell table:style-name="ce49" table:formula="of:=IF([.$A248] &lt;&gt; &quot;&quot;; IF(MIN([.$O248];[.$T248];[.$Y248]) = [.$O248]; [.$N248]; IF(MIN([.$O248];[.$T248];[.$Y248]) = [.$T248]; [.$S248]; IF(ISNUMBER([.$Y248]); [.$X248]; &quot;NO PRICING&quot;))); &quot;&quot;)">
            <text:p/>
          </table:table-cell>
          <table:table-cell table:style-name="ce49" table:formula="of:=IF([.$A248] &lt;&gt; &quot;&quot;; IF(MIN([.$O248];[.$T248];[.$Y248]) = [.$O248]; [.$O248]; IF(MIN([.$O248];[.$T248];[.$Y248]) = [.$T248]; [.$T248]; IF(ISNUMBER([.$Y248]); [.$Y248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49]* (1 + extra))" office:value-type="float" office:value="0">
            <text:p>0</text:p>
          </table:table-cell>
          <table:table-cell table:style-name="ce7" table:formula="of:=MAX([.F249];[.E249]+1)" office:value-type="float" office:value="1">
            <text:p>1</text:p>
          </table:table-cell>
          <table:table-cell table:style-name="ce18"/>
          <table:table-cell table:style-name="ce7" table:formula="of:=[.G249]-[.H249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49];[.M249])" office:value-type="float" office:value="0">
            <text:p>0</text:p>
          </table:table-cell>
          <table:table-cell table:style-name="ce38" table:formula="of:=IF([.N249]*[.L249] &gt; 0; [.N249]*[.L24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9];[.R249])" office:value-type="float" office:value="0">
            <text:p>0</text:p>
          </table:table-cell>
          <table:table-cell table:style-name="ce38" table:formula="of:=IF([.S249]*[.Q249] &gt; 0; [.S249]*[.Q24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49];[.W249])" office:value-type="float" office:value="0">
            <text:p>0</text:p>
          </table:table-cell>
          <table:table-cell table:style-name="ce38" table:formula="of:=IF([.X249]*[.V249] &gt; 0; [.X249]*[.V249]; &quot;&quot;)">
            <text:p/>
          </table:table-cell>
          <table:table-cell table:style-name="ce40" table:formula="of:=IF([.$A249] &lt;&gt; &quot;&quot;; IF(MIN([.$O249];[.$T249];[.$Y249]) = [.$O249]; [.$K$1]; IF(MIN([.$O249];[.$T249];[.$Y249]) = [.$T249]; [.$P$1]; IF(ISNUMBER([.$Y249]); [.$U$1]; &quot;NO PRICING&quot;))); &quot;&quot;)">
            <text:p/>
          </table:table-cell>
          <table:table-cell table:style-name="ce46" table:formula="of:=IF([.$A249] &lt;&gt; &quot;&quot;; IF(MIN([.$O249];[.$T249];[.$Y249]) = [.$O249]; [.$K249]; IF(MIN([.$O249];[.$T249];[.$Y249]) = [.$T249]; [.$P249]; IF(ISNUMBER([.$Y249]); [.$U249]; &quot;NO PRICING&quot;))); &quot;&quot;)">
            <text:p/>
          </table:table-cell>
          <table:table-cell table:style-name="ce49" table:formula="of:=IF([.$A249] &lt;&gt; &quot;&quot;; IF(MIN([.$O249];[.$T249];[.$Y249]) = [.$O249]; [.$N249]; IF(MIN([.$O249];[.$T249];[.$Y249]) = [.$T249]; [.$S249]; IF(ISNUMBER([.$Y249]); [.$X249]; &quot;NO PRICING&quot;))); &quot;&quot;)">
            <text:p/>
          </table:table-cell>
          <table:table-cell table:style-name="ce49" table:formula="of:=IF([.$A249] &lt;&gt; &quot;&quot;; IF(MIN([.$O249];[.$T249];[.$Y249]) = [.$O249]; [.$O249]; IF(MIN([.$O249];[.$T249];[.$Y249]) = [.$T249]; [.$T249]; IF(ISNUMBER([.$Y249]); [.$Y249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0]* (1 + extra))" office:value-type="float" office:value="0">
            <text:p>0</text:p>
          </table:table-cell>
          <table:table-cell table:style-name="ce7" table:formula="of:=MAX([.F250];[.E250]+1)" office:value-type="float" office:value="1">
            <text:p>1</text:p>
          </table:table-cell>
          <table:table-cell table:style-name="ce18"/>
          <table:table-cell table:style-name="ce7" table:formula="of:=[.G250]-[.H250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0];[.M250])" office:value-type="float" office:value="0">
            <text:p>0</text:p>
          </table:table-cell>
          <table:table-cell table:style-name="ce38" table:formula="of:=IF([.N250]*[.L250] &gt; 0; [.N250]*[.L25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0];[.R250])" office:value-type="float" office:value="0">
            <text:p>0</text:p>
          </table:table-cell>
          <table:table-cell table:style-name="ce38" table:formula="of:=IF([.S250]*[.Q250] &gt; 0; [.S250]*[.Q25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0];[.W250])" office:value-type="float" office:value="0">
            <text:p>0</text:p>
          </table:table-cell>
          <table:table-cell table:style-name="ce38" table:formula="of:=IF([.X250]*[.V250] &gt; 0; [.X250]*[.V250]; &quot;&quot;)">
            <text:p/>
          </table:table-cell>
          <table:table-cell table:style-name="ce40" table:formula="of:=IF([.$A250] &lt;&gt; &quot;&quot;; IF(MIN([.$O250];[.$T250];[.$Y250]) = [.$O250]; [.$K$1]; IF(MIN([.$O250];[.$T250];[.$Y250]) = [.$T250]; [.$P$1]; IF(ISNUMBER([.$Y250]); [.$U$1]; &quot;NO PRICING&quot;))); &quot;&quot;)">
            <text:p/>
          </table:table-cell>
          <table:table-cell table:style-name="ce46" table:formula="of:=IF([.$A250] &lt;&gt; &quot;&quot;; IF(MIN([.$O250];[.$T250];[.$Y250]) = [.$O250]; [.$K250]; IF(MIN([.$O250];[.$T250];[.$Y250]) = [.$T250]; [.$P250]; IF(ISNUMBER([.$Y250]); [.$U250]; &quot;NO PRICING&quot;))); &quot;&quot;)">
            <text:p/>
          </table:table-cell>
          <table:table-cell table:style-name="ce49" table:formula="of:=IF([.$A250] &lt;&gt; &quot;&quot;; IF(MIN([.$O250];[.$T250];[.$Y250]) = [.$O250]; [.$N250]; IF(MIN([.$O250];[.$T250];[.$Y250]) = [.$T250]; [.$S250]; IF(ISNUMBER([.$Y250]); [.$X250]; &quot;NO PRICING&quot;))); &quot;&quot;)">
            <text:p/>
          </table:table-cell>
          <table:table-cell table:style-name="ce49" table:formula="of:=IF([.$A250] &lt;&gt; &quot;&quot;; IF(MIN([.$O250];[.$T250];[.$Y250]) = [.$O250]; [.$O250]; IF(MIN([.$O250];[.$T250];[.$Y250]) = [.$T250]; [.$T250]; IF(ISNUMBER([.$Y250]); [.$Y250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1]* (1 + extra))" office:value-type="float" office:value="0">
            <text:p>0</text:p>
          </table:table-cell>
          <table:table-cell table:style-name="ce7" table:formula="of:=MAX([.F251];[.E251]+1)" office:value-type="float" office:value="1">
            <text:p>1</text:p>
          </table:table-cell>
          <table:table-cell table:style-name="ce18"/>
          <table:table-cell table:style-name="ce7" table:formula="of:=[.G251]-[.H251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1];[.M251])" office:value-type="float" office:value="0">
            <text:p>0</text:p>
          </table:table-cell>
          <table:table-cell table:style-name="ce38" table:formula="of:=IF([.N251]*[.L251] &gt; 0; [.N251]*[.L25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1];[.R251])" office:value-type="float" office:value="0">
            <text:p>0</text:p>
          </table:table-cell>
          <table:table-cell table:style-name="ce38" table:formula="of:=IF([.S251]*[.Q251] &gt; 0; [.S251]*[.Q25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1];[.W251])" office:value-type="float" office:value="0">
            <text:p>0</text:p>
          </table:table-cell>
          <table:table-cell table:style-name="ce38" table:formula="of:=IF([.X251]*[.V251] &gt; 0; [.X251]*[.V251]; &quot;&quot;)">
            <text:p/>
          </table:table-cell>
          <table:table-cell table:style-name="ce40" table:formula="of:=IF([.$A251] &lt;&gt; &quot;&quot;; IF(MIN([.$O251];[.$T251];[.$Y251]) = [.$O251]; [.$K$1]; IF(MIN([.$O251];[.$T251];[.$Y251]) = [.$T251]; [.$P$1]; IF(ISNUMBER([.$Y251]); [.$U$1]; &quot;NO PRICING&quot;))); &quot;&quot;)">
            <text:p/>
          </table:table-cell>
          <table:table-cell table:style-name="ce46" table:formula="of:=IF([.$A251] &lt;&gt; &quot;&quot;; IF(MIN([.$O251];[.$T251];[.$Y251]) = [.$O251]; [.$K251]; IF(MIN([.$O251];[.$T251];[.$Y251]) = [.$T251]; [.$P251]; IF(ISNUMBER([.$Y251]); [.$U251]; &quot;NO PRICING&quot;))); &quot;&quot;)">
            <text:p/>
          </table:table-cell>
          <table:table-cell table:style-name="ce49" table:formula="of:=IF([.$A251] &lt;&gt; &quot;&quot;; IF(MIN([.$O251];[.$T251];[.$Y251]) = [.$O251]; [.$N251]; IF(MIN([.$O251];[.$T251];[.$Y251]) = [.$T251]; [.$S251]; IF(ISNUMBER([.$Y251]); [.$X251]; &quot;NO PRICING&quot;))); &quot;&quot;)">
            <text:p/>
          </table:table-cell>
          <table:table-cell table:style-name="ce49" table:formula="of:=IF([.$A251] &lt;&gt; &quot;&quot;; IF(MIN([.$O251];[.$T251];[.$Y251]) = [.$O251]; [.$O251]; IF(MIN([.$O251];[.$T251];[.$Y251]) = [.$T251]; [.$T251]; IF(ISNUMBER([.$Y251]); [.$Y251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2]* (1 + extra))" office:value-type="float" office:value="0">
            <text:p>0</text:p>
          </table:table-cell>
          <table:table-cell table:style-name="ce7" table:formula="of:=MAX([.F252];[.E252]+1)" office:value-type="float" office:value="1">
            <text:p>1</text:p>
          </table:table-cell>
          <table:table-cell table:style-name="ce18"/>
          <table:table-cell table:style-name="ce7" table:formula="of:=[.G252]-[.H252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2];[.M252])" office:value-type="float" office:value="0">
            <text:p>0</text:p>
          </table:table-cell>
          <table:table-cell table:style-name="ce38" table:formula="of:=IF([.N252]*[.L252] &gt; 0; [.N252]*[.L25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2];[.R252])" office:value-type="float" office:value="0">
            <text:p>0</text:p>
          </table:table-cell>
          <table:table-cell table:style-name="ce38" table:formula="of:=IF([.S252]*[.Q252] &gt; 0; [.S252]*[.Q25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2];[.W252])" office:value-type="float" office:value="0">
            <text:p>0</text:p>
          </table:table-cell>
          <table:table-cell table:style-name="ce38" table:formula="of:=IF([.X252]*[.V252] &gt; 0; [.X252]*[.V252]; &quot;&quot;)">
            <text:p/>
          </table:table-cell>
          <table:table-cell table:style-name="ce40" table:formula="of:=IF([.$A252] &lt;&gt; &quot;&quot;; IF(MIN([.$O252];[.$T252];[.$Y252]) = [.$O252]; [.$K$1]; IF(MIN([.$O252];[.$T252];[.$Y252]) = [.$T252]; [.$P$1]; IF(ISNUMBER([.$Y252]); [.$U$1]; &quot;NO PRICING&quot;))); &quot;&quot;)">
            <text:p/>
          </table:table-cell>
          <table:table-cell table:style-name="ce46" table:formula="of:=IF([.$A252] &lt;&gt; &quot;&quot;; IF(MIN([.$O252];[.$T252];[.$Y252]) = [.$O252]; [.$K252]; IF(MIN([.$O252];[.$T252];[.$Y252]) = [.$T252]; [.$P252]; IF(ISNUMBER([.$Y252]); [.$U252]; &quot;NO PRICING&quot;))); &quot;&quot;)">
            <text:p/>
          </table:table-cell>
          <table:table-cell table:style-name="ce49" table:formula="of:=IF([.$A252] &lt;&gt; &quot;&quot;; IF(MIN([.$O252];[.$T252];[.$Y252]) = [.$O252]; [.$N252]; IF(MIN([.$O252];[.$T252];[.$Y252]) = [.$T252]; [.$S252]; IF(ISNUMBER([.$Y252]); [.$X252]; &quot;NO PRICING&quot;))); &quot;&quot;)">
            <text:p/>
          </table:table-cell>
          <table:table-cell table:style-name="ce49" table:formula="of:=IF([.$A252] &lt;&gt; &quot;&quot;; IF(MIN([.$O252];[.$T252];[.$Y252]) = [.$O252]; [.$O252]; IF(MIN([.$O252];[.$T252];[.$Y252]) = [.$T252]; [.$T252]; IF(ISNUMBER([.$Y252]); [.$Y252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3]* (1 + extra))" office:value-type="float" office:value="0">
            <text:p>0</text:p>
          </table:table-cell>
          <table:table-cell table:style-name="ce7" table:formula="of:=MAX([.F253];[.E253]+1)" office:value-type="float" office:value="1">
            <text:p>1</text:p>
          </table:table-cell>
          <table:table-cell table:style-name="ce18"/>
          <table:table-cell table:style-name="ce7" table:formula="of:=[.G253]-[.H253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3];[.M253])" office:value-type="float" office:value="0">
            <text:p>0</text:p>
          </table:table-cell>
          <table:table-cell table:style-name="ce38" table:formula="of:=IF([.N253]*[.L253] &gt; 0; [.N253]*[.L25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3];[.R253])" office:value-type="float" office:value="0">
            <text:p>0</text:p>
          </table:table-cell>
          <table:table-cell table:style-name="ce38" table:formula="of:=IF([.S253]*[.Q253] &gt; 0; [.S253]*[.Q25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3];[.W253])" office:value-type="float" office:value="0">
            <text:p>0</text:p>
          </table:table-cell>
          <table:table-cell table:style-name="ce38" table:formula="of:=IF([.X253]*[.V253] &gt; 0; [.X253]*[.V253]; &quot;&quot;)">
            <text:p/>
          </table:table-cell>
          <table:table-cell table:style-name="ce40" table:formula="of:=IF([.$A253] &lt;&gt; &quot;&quot;; IF(MIN([.$O253];[.$T253];[.$Y253]) = [.$O253]; [.$K$1]; IF(MIN([.$O253];[.$T253];[.$Y253]) = [.$T253]; [.$P$1]; IF(ISNUMBER([.$Y253]); [.$U$1]; &quot;NO PRICING&quot;))); &quot;&quot;)">
            <text:p/>
          </table:table-cell>
          <table:table-cell table:style-name="ce46" table:formula="of:=IF([.$A253] &lt;&gt; &quot;&quot;; IF(MIN([.$O253];[.$T253];[.$Y253]) = [.$O253]; [.$K253]; IF(MIN([.$O253];[.$T253];[.$Y253]) = [.$T253]; [.$P253]; IF(ISNUMBER([.$Y253]); [.$U253]; &quot;NO PRICING&quot;))); &quot;&quot;)">
            <text:p/>
          </table:table-cell>
          <table:table-cell table:style-name="ce49" table:formula="of:=IF([.$A253] &lt;&gt; &quot;&quot;; IF(MIN([.$O253];[.$T253];[.$Y253]) = [.$O253]; [.$N253]; IF(MIN([.$O253];[.$T253];[.$Y253]) = [.$T253]; [.$S253]; IF(ISNUMBER([.$Y253]); [.$X253]; &quot;NO PRICING&quot;))); &quot;&quot;)">
            <text:p/>
          </table:table-cell>
          <table:table-cell table:style-name="ce49" table:formula="of:=IF([.$A253] &lt;&gt; &quot;&quot;; IF(MIN([.$O253];[.$T253];[.$Y253]) = [.$O253]; [.$O253]; IF(MIN([.$O253];[.$T253];[.$Y253]) = [.$T253]; [.$T253]; IF(ISNUMBER([.$Y253]); [.$Y253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4]* (1 + extra))" office:value-type="float" office:value="0">
            <text:p>0</text:p>
          </table:table-cell>
          <table:table-cell table:style-name="ce7" table:formula="of:=MAX([.F254];[.E254]+1)" office:value-type="float" office:value="1">
            <text:p>1</text:p>
          </table:table-cell>
          <table:table-cell table:style-name="ce18"/>
          <table:table-cell table:style-name="ce7" table:formula="of:=[.G254]-[.H254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4];[.M254])" office:value-type="float" office:value="0">
            <text:p>0</text:p>
          </table:table-cell>
          <table:table-cell table:style-name="ce38" table:formula="of:=IF([.N254]*[.L254] &gt; 0; [.N254]*[.L25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4];[.R254])" office:value-type="float" office:value="0">
            <text:p>0</text:p>
          </table:table-cell>
          <table:table-cell table:style-name="ce38" table:formula="of:=IF([.S254]*[.Q254] &gt; 0; [.S254]*[.Q254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4];[.W254])" office:value-type="float" office:value="0">
            <text:p>0</text:p>
          </table:table-cell>
          <table:table-cell table:style-name="ce38" table:formula="of:=IF([.X254]*[.V254] &gt; 0; [.X254]*[.V254]; &quot;&quot;)">
            <text:p/>
          </table:table-cell>
          <table:table-cell table:style-name="ce40" table:formula="of:=IF([.$A254] &lt;&gt; &quot;&quot;; IF(MIN([.$O254];[.$T254];[.$Y254]) = [.$O254]; [.$K$1]; IF(MIN([.$O254];[.$T254];[.$Y254]) = [.$T254]; [.$P$1]; IF(ISNUMBER([.$Y254]); [.$U$1]; &quot;NO PRICING&quot;))); &quot;&quot;)">
            <text:p/>
          </table:table-cell>
          <table:table-cell table:style-name="ce46" table:formula="of:=IF([.$A254] &lt;&gt; &quot;&quot;; IF(MIN([.$O254];[.$T254];[.$Y254]) = [.$O254]; [.$K254]; IF(MIN([.$O254];[.$T254];[.$Y254]) = [.$T254]; [.$P254]; IF(ISNUMBER([.$Y254]); [.$U254]; &quot;NO PRICING&quot;))); &quot;&quot;)">
            <text:p/>
          </table:table-cell>
          <table:table-cell table:style-name="ce49" table:formula="of:=IF([.$A254] &lt;&gt; &quot;&quot;; IF(MIN([.$O254];[.$T254];[.$Y254]) = [.$O254]; [.$N254]; IF(MIN([.$O254];[.$T254];[.$Y254]) = [.$T254]; [.$S254]; IF(ISNUMBER([.$Y254]); [.$X254]; &quot;NO PRICING&quot;))); &quot;&quot;)">
            <text:p/>
          </table:table-cell>
          <table:table-cell table:style-name="ce49" table:formula="of:=IF([.$A254] &lt;&gt; &quot;&quot;; IF(MIN([.$O254];[.$T254];[.$Y254]) = [.$O254]; [.$O254]; IF(MIN([.$O254];[.$T254];[.$Y254]) = [.$T254]; [.$T254]; IF(ISNUMBER([.$Y254]); [.$Y254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5]* (1 + extra))" office:value-type="float" office:value="0">
            <text:p>0</text:p>
          </table:table-cell>
          <table:table-cell table:style-name="ce7" table:formula="of:=MAX([.F255];[.E255]+1)" office:value-type="float" office:value="1">
            <text:p>1</text:p>
          </table:table-cell>
          <table:table-cell table:style-name="ce18"/>
          <table:table-cell table:style-name="ce7" table:formula="of:=[.G255]-[.H255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5];[.M255])" office:value-type="float" office:value="0">
            <text:p>0</text:p>
          </table:table-cell>
          <table:table-cell table:style-name="ce38" table:formula="of:=IF([.N255]*[.L255] &gt; 0; [.N255]*[.L25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5];[.R255])" office:value-type="float" office:value="0">
            <text:p>0</text:p>
          </table:table-cell>
          <table:table-cell table:style-name="ce38" table:formula="of:=IF([.S255]*[.Q255] &gt; 0; [.S255]*[.Q255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5];[.W255])" office:value-type="float" office:value="0">
            <text:p>0</text:p>
          </table:table-cell>
          <table:table-cell table:style-name="ce38" table:formula="of:=IF([.X255]*[.V255] &gt; 0; [.X255]*[.V255]; &quot;&quot;)">
            <text:p/>
          </table:table-cell>
          <table:table-cell table:style-name="ce40" table:formula="of:=IF([.$A255] &lt;&gt; &quot;&quot;; IF(MIN([.$O255];[.$T255];[.$Y255]) = [.$O255]; [.$K$1]; IF(MIN([.$O255];[.$T255];[.$Y255]) = [.$T255]; [.$P$1]; IF(ISNUMBER([.$Y255]); [.$U$1]; &quot;NO PRICING&quot;))); &quot;&quot;)">
            <text:p/>
          </table:table-cell>
          <table:table-cell table:style-name="ce46" table:formula="of:=IF([.$A255] &lt;&gt; &quot;&quot;; IF(MIN([.$O255];[.$T255];[.$Y255]) = [.$O255]; [.$K255]; IF(MIN([.$O255];[.$T255];[.$Y255]) = [.$T255]; [.$P255]; IF(ISNUMBER([.$Y255]); [.$U255]; &quot;NO PRICING&quot;))); &quot;&quot;)">
            <text:p/>
          </table:table-cell>
          <table:table-cell table:style-name="ce49" table:formula="of:=IF([.$A255] &lt;&gt; &quot;&quot;; IF(MIN([.$O255];[.$T255];[.$Y255]) = [.$O255]; [.$N255]; IF(MIN([.$O255];[.$T255];[.$Y255]) = [.$T255]; [.$S255]; IF(ISNUMBER([.$Y255]); [.$X255]; &quot;NO PRICING&quot;))); &quot;&quot;)">
            <text:p/>
          </table:table-cell>
          <table:table-cell table:style-name="ce49" table:formula="of:=IF([.$A255] &lt;&gt; &quot;&quot;; IF(MIN([.$O255];[.$T255];[.$Y255]) = [.$O255]; [.$O255]; IF(MIN([.$O255];[.$T255];[.$Y255]) = [.$T255]; [.$T255]; IF(ISNUMBER([.$Y255]); [.$Y255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6]* (1 + extra))" office:value-type="float" office:value="0">
            <text:p>0</text:p>
          </table:table-cell>
          <table:table-cell table:style-name="ce7" table:formula="of:=MAX([.F256];[.E256]+1)" office:value-type="float" office:value="1">
            <text:p>1</text:p>
          </table:table-cell>
          <table:table-cell table:style-name="ce18"/>
          <table:table-cell table:style-name="ce7" table:formula="of:=[.G256]-[.H256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6];[.M256])" office:value-type="float" office:value="0">
            <text:p>0</text:p>
          </table:table-cell>
          <table:table-cell table:style-name="ce38" table:formula="of:=IF([.N256]*[.L256] &gt; 0; [.N256]*[.L25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6];[.R256])" office:value-type="float" office:value="0">
            <text:p>0</text:p>
          </table:table-cell>
          <table:table-cell table:style-name="ce38" table:formula="of:=IF([.S256]*[.Q256] &gt; 0; [.S256]*[.Q256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6];[.W256])" office:value-type="float" office:value="0">
            <text:p>0</text:p>
          </table:table-cell>
          <table:table-cell table:style-name="ce38" table:formula="of:=IF([.X256]*[.V256] &gt; 0; [.X256]*[.V256]; &quot;&quot;)">
            <text:p/>
          </table:table-cell>
          <table:table-cell table:style-name="ce40" table:formula="of:=IF([.$A256] &lt;&gt; &quot;&quot;; IF(MIN([.$O256];[.$T256];[.$Y256]) = [.$O256]; [.$K$1]; IF(MIN([.$O256];[.$T256];[.$Y256]) = [.$T256]; [.$P$1]; IF(ISNUMBER([.$Y256]); [.$U$1]; &quot;NO PRICING&quot;))); &quot;&quot;)">
            <text:p/>
          </table:table-cell>
          <table:table-cell table:style-name="ce46" table:formula="of:=IF([.$A256] &lt;&gt; &quot;&quot;; IF(MIN([.$O256];[.$T256];[.$Y256]) = [.$O256]; [.$K256]; IF(MIN([.$O256];[.$T256];[.$Y256]) = [.$T256]; [.$P256]; IF(ISNUMBER([.$Y256]); [.$U256]; &quot;NO PRICING&quot;))); &quot;&quot;)">
            <text:p/>
          </table:table-cell>
          <table:table-cell table:style-name="ce49" table:formula="of:=IF([.$A256] &lt;&gt; &quot;&quot;; IF(MIN([.$O256];[.$T256];[.$Y256]) = [.$O256]; [.$N256]; IF(MIN([.$O256];[.$T256];[.$Y256]) = [.$T256]; [.$S256]; IF(ISNUMBER([.$Y256]); [.$X256]; &quot;NO PRICING&quot;))); &quot;&quot;)">
            <text:p/>
          </table:table-cell>
          <table:table-cell table:style-name="ce49" table:formula="of:=IF([.$A256] &lt;&gt; &quot;&quot;; IF(MIN([.$O256];[.$T256];[.$Y256]) = [.$O256]; [.$O256]; IF(MIN([.$O256];[.$T256];[.$Y256]) = [.$T256]; [.$T256]; IF(ISNUMBER([.$Y256]); [.$Y256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7]* (1 + extra))" office:value-type="float" office:value="0">
            <text:p>0</text:p>
          </table:table-cell>
          <table:table-cell table:style-name="ce7" table:formula="of:=MAX([.F257];[.E257]+1)" office:value-type="float" office:value="1">
            <text:p>1</text:p>
          </table:table-cell>
          <table:table-cell table:style-name="ce18"/>
          <table:table-cell table:style-name="ce7" table:formula="of:=[.G257]-[.H257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7];[.M257])" office:value-type="float" office:value="0">
            <text:p>0</text:p>
          </table:table-cell>
          <table:table-cell table:style-name="ce38" table:formula="of:=IF([.N257]*[.L257] &gt; 0; [.N257]*[.L25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7];[.R257])" office:value-type="float" office:value="0">
            <text:p>0</text:p>
          </table:table-cell>
          <table:table-cell table:style-name="ce38" table:formula="of:=IF([.S257]*[.Q257] &gt; 0; [.S257]*[.Q257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7];[.W257])" office:value-type="float" office:value="0">
            <text:p>0</text:p>
          </table:table-cell>
          <table:table-cell table:style-name="ce38" table:formula="of:=IF([.X257]*[.V257] &gt; 0; [.X257]*[.V257]; &quot;&quot;)">
            <text:p/>
          </table:table-cell>
          <table:table-cell table:style-name="ce40" table:formula="of:=IF([.$A257] &lt;&gt; &quot;&quot;; IF(MIN([.$O257];[.$T257];[.$Y257]) = [.$O257]; [.$K$1]; IF(MIN([.$O257];[.$T257];[.$Y257]) = [.$T257]; [.$P$1]; IF(ISNUMBER([.$Y257]); [.$U$1]; &quot;NO PRICING&quot;))); &quot;&quot;)">
            <text:p/>
          </table:table-cell>
          <table:table-cell table:style-name="ce46" table:formula="of:=IF([.$A257] &lt;&gt; &quot;&quot;; IF(MIN([.$O257];[.$T257];[.$Y257]) = [.$O257]; [.$K257]; IF(MIN([.$O257];[.$T257];[.$Y257]) = [.$T257]; [.$P257]; IF(ISNUMBER([.$Y257]); [.$U257]; &quot;NO PRICING&quot;))); &quot;&quot;)">
            <text:p/>
          </table:table-cell>
          <table:table-cell table:style-name="ce49" table:formula="of:=IF([.$A257] &lt;&gt; &quot;&quot;; IF(MIN([.$O257];[.$T257];[.$Y257]) = [.$O257]; [.$N257]; IF(MIN([.$O257];[.$T257];[.$Y257]) = [.$T257]; [.$S257]; IF(ISNUMBER([.$Y257]); [.$X257]; &quot;NO PRICING&quot;))); &quot;&quot;)">
            <text:p/>
          </table:table-cell>
          <table:table-cell table:style-name="ce49" table:formula="of:=IF([.$A257] &lt;&gt; &quot;&quot;; IF(MIN([.$O257];[.$T257];[.$Y257]) = [.$O257]; [.$O257]; IF(MIN([.$O257];[.$T257];[.$Y257]) = [.$T257]; [.$T257]; IF(ISNUMBER([.$Y257]); [.$Y257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8]* (1 + extra))" office:value-type="float" office:value="0">
            <text:p>0</text:p>
          </table:table-cell>
          <table:table-cell table:style-name="ce7" table:formula="of:=MAX([.F258];[.E258]+1)" office:value-type="float" office:value="1">
            <text:p>1</text:p>
          </table:table-cell>
          <table:table-cell table:style-name="ce18"/>
          <table:table-cell table:style-name="ce7" table:formula="of:=[.G258]-[.H258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8];[.M258])" office:value-type="float" office:value="0">
            <text:p>0</text:p>
          </table:table-cell>
          <table:table-cell table:style-name="ce38" table:formula="of:=IF([.N258]*[.L258] &gt; 0; [.N258]*[.L25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8];[.R258])" office:value-type="float" office:value="0">
            <text:p>0</text:p>
          </table:table-cell>
          <table:table-cell table:style-name="ce38" table:formula="of:=IF([.S258]*[.Q258] &gt; 0; [.S258]*[.Q258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8];[.W258])" office:value-type="float" office:value="0">
            <text:p>0</text:p>
          </table:table-cell>
          <table:table-cell table:style-name="ce38" table:formula="of:=IF([.X258]*[.V258] &gt; 0; [.X258]*[.V258]; &quot;&quot;)">
            <text:p/>
          </table:table-cell>
          <table:table-cell table:style-name="ce40" table:formula="of:=IF([.$A258] &lt;&gt; &quot;&quot;; IF(MIN([.$O258];[.$T258];[.$Y258]) = [.$O258]; [.$K$1]; IF(MIN([.$O258];[.$T258];[.$Y258]) = [.$T258]; [.$P$1]; IF(ISNUMBER([.$Y258]); [.$U$1]; &quot;NO PRICING&quot;))); &quot;&quot;)">
            <text:p/>
          </table:table-cell>
          <table:table-cell table:style-name="ce46" table:formula="of:=IF([.$A258] &lt;&gt; &quot;&quot;; IF(MIN([.$O258];[.$T258];[.$Y258]) = [.$O258]; [.$K258]; IF(MIN([.$O258];[.$T258];[.$Y258]) = [.$T258]; [.$P258]; IF(ISNUMBER([.$Y258]); [.$U258]; &quot;NO PRICING&quot;))); &quot;&quot;)">
            <text:p/>
          </table:table-cell>
          <table:table-cell table:style-name="ce49" table:formula="of:=IF([.$A258] &lt;&gt; &quot;&quot;; IF(MIN([.$O258];[.$T258];[.$Y258]) = [.$O258]; [.$N258]; IF(MIN([.$O258];[.$T258];[.$Y258]) = [.$T258]; [.$S258]; IF(ISNUMBER([.$Y258]); [.$X258]; &quot;NO PRICING&quot;))); &quot;&quot;)">
            <text:p/>
          </table:table-cell>
          <table:table-cell table:style-name="ce49" table:formula="of:=IF([.$A258] &lt;&gt; &quot;&quot;; IF(MIN([.$O258];[.$T258];[.$Y258]) = [.$O258]; [.$O258]; IF(MIN([.$O258];[.$T258];[.$Y258]) = [.$T258]; [.$T258]; IF(ISNUMBER([.$Y258]); [.$Y258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59]* (1 + extra))" office:value-type="float" office:value="0">
            <text:p>0</text:p>
          </table:table-cell>
          <table:table-cell table:style-name="ce7" table:formula="of:=MAX([.F259];[.E259]+1)" office:value-type="float" office:value="1">
            <text:p>1</text:p>
          </table:table-cell>
          <table:table-cell table:style-name="ce18"/>
          <table:table-cell table:style-name="ce7" table:formula="of:=[.G259]-[.H259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59];[.M259])" office:value-type="float" office:value="0">
            <text:p>0</text:p>
          </table:table-cell>
          <table:table-cell table:style-name="ce38" table:formula="of:=IF([.N259]*[.L259] &gt; 0; [.N259]*[.L25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9];[.R259])" office:value-type="float" office:value="0">
            <text:p>0</text:p>
          </table:table-cell>
          <table:table-cell table:style-name="ce38" table:formula="of:=IF([.S259]*[.Q259] &gt; 0; [.S259]*[.Q259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59];[.W259])" office:value-type="float" office:value="0">
            <text:p>0</text:p>
          </table:table-cell>
          <table:table-cell table:style-name="ce38" table:formula="of:=IF([.X259]*[.V259] &gt; 0; [.X259]*[.V259]; &quot;&quot;)">
            <text:p/>
          </table:table-cell>
          <table:table-cell table:style-name="ce40" table:formula="of:=IF([.$A259] &lt;&gt; &quot;&quot;; IF(MIN([.$O259];[.$T259];[.$Y259]) = [.$O259]; [.$K$1]; IF(MIN([.$O259];[.$T259];[.$Y259]) = [.$T259]; [.$P$1]; IF(ISNUMBER([.$Y259]); [.$U$1]; &quot;NO PRICING&quot;))); &quot;&quot;)">
            <text:p/>
          </table:table-cell>
          <table:table-cell table:style-name="ce46" table:formula="of:=IF([.$A259] &lt;&gt; &quot;&quot;; IF(MIN([.$O259];[.$T259];[.$Y259]) = [.$O259]; [.$K259]; IF(MIN([.$O259];[.$T259];[.$Y259]) = [.$T259]; [.$P259]; IF(ISNUMBER([.$Y259]); [.$U259]; &quot;NO PRICING&quot;))); &quot;&quot;)">
            <text:p/>
          </table:table-cell>
          <table:table-cell table:style-name="ce49" table:formula="of:=IF([.$A259] &lt;&gt; &quot;&quot;; IF(MIN([.$O259];[.$T259];[.$Y259]) = [.$O259]; [.$N259]; IF(MIN([.$O259];[.$T259];[.$Y259]) = [.$T259]; [.$S259]; IF(ISNUMBER([.$Y259]); [.$X259]; &quot;NO PRICING&quot;))); &quot;&quot;)">
            <text:p/>
          </table:table-cell>
          <table:table-cell table:style-name="ce49" table:formula="of:=IF([.$A259] &lt;&gt; &quot;&quot;; IF(MIN([.$O259];[.$T259];[.$Y259]) = [.$O259]; [.$O259]; IF(MIN([.$O259];[.$T259];[.$Y259]) = [.$T259]; [.$T259]; IF(ISNUMBER([.$Y259]); [.$Y259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60]* (1 + extra))" office:value-type="float" office:value="0">
            <text:p>0</text:p>
          </table:table-cell>
          <table:table-cell table:style-name="ce7" table:formula="of:=MAX([.F260];[.E260]+1)" office:value-type="float" office:value="1">
            <text:p>1</text:p>
          </table:table-cell>
          <table:table-cell table:style-name="ce18"/>
          <table:table-cell table:style-name="ce7" table:formula="of:=[.G260]-[.H260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60];[.M260])" office:value-type="float" office:value="0">
            <text:p>0</text:p>
          </table:table-cell>
          <table:table-cell table:style-name="ce38" table:formula="of:=IF([.N260]*[.L260] &gt; 0; [.N260]*[.L26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0];[.R260])" office:value-type="float" office:value="0">
            <text:p>0</text:p>
          </table:table-cell>
          <table:table-cell table:style-name="ce38" table:formula="of:=IF([.S260]*[.Q260] &gt; 0; [.S260]*[.Q260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0];[.W260])" office:value-type="float" office:value="0">
            <text:p>0</text:p>
          </table:table-cell>
          <table:table-cell table:style-name="ce38" table:formula="of:=IF([.X260]*[.V260] &gt; 0; [.X260]*[.V260]; &quot;&quot;)">
            <text:p/>
          </table:table-cell>
          <table:table-cell table:style-name="ce40" table:formula="of:=IF([.$A260] &lt;&gt; &quot;&quot;; IF(MIN([.$O260];[.$T260];[.$Y260]) = [.$O260]; [.$K$1]; IF(MIN([.$O260];[.$T260];[.$Y260]) = [.$T260]; [.$P$1]; IF(ISNUMBER([.$Y260]); [.$U$1]; &quot;NO PRICING&quot;))); &quot;&quot;)">
            <text:p/>
          </table:table-cell>
          <table:table-cell table:style-name="ce46" table:formula="of:=IF([.$A260] &lt;&gt; &quot;&quot;; IF(MIN([.$O260];[.$T260];[.$Y260]) = [.$O260]; [.$K260]; IF(MIN([.$O260];[.$T260];[.$Y260]) = [.$T260]; [.$P260]; IF(ISNUMBER([.$Y260]); [.$U260]; &quot;NO PRICING&quot;))); &quot;&quot;)">
            <text:p/>
          </table:table-cell>
          <table:table-cell table:style-name="ce49" table:formula="of:=IF([.$A260] &lt;&gt; &quot;&quot;; IF(MIN([.$O260];[.$T260];[.$Y260]) = [.$O260]; [.$N260]; IF(MIN([.$O260];[.$T260];[.$Y260]) = [.$T260]; [.$S260]; IF(ISNUMBER([.$Y260]); [.$X260]; &quot;NO PRICING&quot;))); &quot;&quot;)">
            <text:p/>
          </table:table-cell>
          <table:table-cell table:style-name="ce49" table:formula="of:=IF([.$A260] &lt;&gt; &quot;&quot;; IF(MIN([.$O260];[.$T260];[.$Y260]) = [.$O260]; [.$O260]; IF(MIN([.$O260];[.$T260];[.$Y260]) = [.$T260]; [.$T260]; IF(ISNUMBER([.$Y260]); [.$Y260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61]* (1 + extra))" office:value-type="float" office:value="0">
            <text:p>0</text:p>
          </table:table-cell>
          <table:table-cell table:style-name="ce7" table:formula="of:=MAX([.F261];[.E261]+1)" office:value-type="float" office:value="1">
            <text:p>1</text:p>
          </table:table-cell>
          <table:table-cell table:style-name="ce18"/>
          <table:table-cell table:style-name="ce7" table:formula="of:=[.G261]-[.H261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61];[.M261])" office:value-type="float" office:value="0">
            <text:p>0</text:p>
          </table:table-cell>
          <table:table-cell table:style-name="ce38" table:formula="of:=IF([.N261]*[.L261] &gt; 0; [.N261]*[.L26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1];[.R261])" office:value-type="float" office:value="0">
            <text:p>0</text:p>
          </table:table-cell>
          <table:table-cell table:style-name="ce38" table:formula="of:=IF([.S261]*[.Q261] &gt; 0; [.S261]*[.Q261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1];[.W261])" office:value-type="float" office:value="0">
            <text:p>0</text:p>
          </table:table-cell>
          <table:table-cell table:style-name="ce38" table:formula="of:=IF([.X261]*[.V261] &gt; 0; [.X261]*[.V261]; &quot;&quot;)">
            <text:p/>
          </table:table-cell>
          <table:table-cell table:style-name="ce40" table:formula="of:=IF([.$A261] &lt;&gt; &quot;&quot;; IF(MIN([.$O261];[.$T261];[.$Y261]) = [.$O261]; [.$K$1]; IF(MIN([.$O261];[.$T261];[.$Y261]) = [.$T261]; [.$P$1]; IF(ISNUMBER([.$Y261]); [.$U$1]; &quot;NO PRICING&quot;))); &quot;&quot;)">
            <text:p/>
          </table:table-cell>
          <table:table-cell table:style-name="ce46" table:formula="of:=IF([.$A261] &lt;&gt; &quot;&quot;; IF(MIN([.$O261];[.$T261];[.$Y261]) = [.$O261]; [.$K261]; IF(MIN([.$O261];[.$T261];[.$Y261]) = [.$T261]; [.$P261]; IF(ISNUMBER([.$Y261]); [.$U261]; &quot;NO PRICING&quot;))); &quot;&quot;)">
            <text:p/>
          </table:table-cell>
          <table:table-cell table:style-name="ce49" table:formula="of:=IF([.$A261] &lt;&gt; &quot;&quot;; IF(MIN([.$O261];[.$T261];[.$Y261]) = [.$O261]; [.$N261]; IF(MIN([.$O261];[.$T261];[.$Y261]) = [.$T261]; [.$S261]; IF(ISNUMBER([.$Y261]); [.$X261]; &quot;NO PRICING&quot;))); &quot;&quot;)">
            <text:p/>
          </table:table-cell>
          <table:table-cell table:style-name="ce49" table:formula="of:=IF([.$A261] &lt;&gt; &quot;&quot;; IF(MIN([.$O261];[.$T261];[.$Y261]) = [.$O261]; [.$O261]; IF(MIN([.$O261];[.$T261];[.$Y261]) = [.$T261]; [.$T261]; IF(ISNUMBER([.$Y261]); [.$Y261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62]* (1 + extra))" office:value-type="float" office:value="0">
            <text:p>0</text:p>
          </table:table-cell>
          <table:table-cell table:style-name="ce7" table:formula="of:=MAX([.F262];[.E262]+1)" office:value-type="float" office:value="1">
            <text:p>1</text:p>
          </table:table-cell>
          <table:table-cell table:style-name="ce18"/>
          <table:table-cell table:style-name="ce7" table:formula="of:=[.G262]-[.H262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62];[.M262])" office:value-type="float" office:value="0">
            <text:p>0</text:p>
          </table:table-cell>
          <table:table-cell table:style-name="ce38" table:formula="of:=IF([.N262]*[.L262] &gt; 0; [.N262]*[.L26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2];[.R262])" office:value-type="float" office:value="0">
            <text:p>0</text:p>
          </table:table-cell>
          <table:table-cell table:style-name="ce38" table:formula="of:=IF([.S262]*[.Q262] &gt; 0; [.S262]*[.Q262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2];[.W262])" office:value-type="float" office:value="0">
            <text:p>0</text:p>
          </table:table-cell>
          <table:table-cell table:style-name="ce38" table:formula="of:=IF([.X262]*[.V262] &gt; 0; [.X262]*[.V262]; &quot;&quot;)">
            <text:p/>
          </table:table-cell>
          <table:table-cell table:style-name="ce40" table:formula="of:=IF([.$A262] &lt;&gt; &quot;&quot;; IF(MIN([.$O262];[.$T262];[.$Y262]) = [.$O262]; [.$K$1]; IF(MIN([.$O262];[.$T262];[.$Y262]) = [.$T262]; [.$P$1]; IF(ISNUMBER([.$Y262]); [.$U$1]; &quot;NO PRICING&quot;))); &quot;&quot;)">
            <text:p/>
          </table:table-cell>
          <table:table-cell table:style-name="ce46" table:formula="of:=IF([.$A262] &lt;&gt; &quot;&quot;; IF(MIN([.$O262];[.$T262];[.$Y262]) = [.$O262]; [.$K262]; IF(MIN([.$O262];[.$T262];[.$Y262]) = [.$T262]; [.$P262]; IF(ISNUMBER([.$Y262]); [.$U262]; &quot;NO PRICING&quot;))); &quot;&quot;)">
            <text:p/>
          </table:table-cell>
          <table:table-cell table:style-name="ce49" table:formula="of:=IF([.$A262] &lt;&gt; &quot;&quot;; IF(MIN([.$O262];[.$T262];[.$Y262]) = [.$O262]; [.$N262]; IF(MIN([.$O262];[.$T262];[.$Y262]) = [.$T262]; [.$S262]; IF(ISNUMBER([.$Y262]); [.$X262]; &quot;NO PRICING&quot;))); &quot;&quot;)">
            <text:p/>
          </table:table-cell>
          <table:table-cell table:style-name="ce49" table:formula="of:=IF([.$A262] &lt;&gt; &quot;&quot;; IF(MIN([.$O262];[.$T262];[.$Y262]) = [.$O262]; [.$O262]; IF(MIN([.$O262];[.$T262];[.$Y262]) = [.$T262]; [.$T262]; IF(ISNUMBER([.$Y262]); [.$Y262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5">
          <table:table-cell table:style-name="ce7"/>
          <table:table-cell table:style-name="ce7" table:number-columns-repeated="2"/>
          <table:table-cell table:style-name="ce16"/>
          <table:table-cell table:style-name="ce7"/>
          <table:table-cell table:style-name="ce7" table:formula="of:=ROUND([.E263]* (1 + extra))" office:value-type="float" office:value="0">
            <text:p>0</text:p>
          </table:table-cell>
          <table:table-cell table:style-name="ce7" table:formula="of:=MAX([.F263];[.E263]+1)" office:value-type="float" office:value="1">
            <text:p>1</text:p>
          </table:table-cell>
          <table:table-cell table:style-name="ce18"/>
          <table:table-cell table:style-name="ce7" table:formula="of:=[.G263]-[.H263]" office:value-type="float" office:value="1">
            <text:p>1</text:p>
          </table:table-cell>
          <table:table-cell table:style-name="ce7"/>
          <table:table-cell table:style-name="ce24"/>
          <table:table-cell table:style-name="ce30"/>
          <table:table-cell table:style-name="ce7"/>
          <table:table-cell table:style-name="ce7" table:formula="of:=CEILING([.$H263];[.M263])" office:value-type="float" office:value="0">
            <text:p>0</text:p>
          </table:table-cell>
          <table:table-cell table:style-name="ce37" table:formula="of:=IF([.N263]*[.L263] &gt; 0; [.N263]*[.L26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3];[.R263])" office:value-type="float" office:value="0">
            <text:p>0</text:p>
          </table:table-cell>
          <table:table-cell table:style-name="ce37" table:formula="of:=IF([.S263]*[.Q263] &gt; 0; [.S263]*[.Q263]; &quot;&quot;)">
            <text:p/>
          </table:table-cell>
          <table:table-cell table:style-name="ce24"/>
          <table:table-cell table:style-name="ce30"/>
          <table:table-cell table:style-name="ce7"/>
          <table:table-cell table:style-name="ce7" table:formula="of:=CEILING([.$H263];[.W263])" office:value-type="float" office:value="0">
            <text:p>0</text:p>
          </table:table-cell>
          <table:table-cell table:style-name="ce37" table:formula="of:=IF([.X263]*[.V263] &gt; 0; [.X263]*[.V263]; &quot;&quot;)">
            <text:p/>
          </table:table-cell>
          <table:table-cell table:style-name="ce41" table:formula="of:=IF([.$A263] &lt;&gt; &quot;&quot;; IF(MIN([.$O263];[.$T263];[.$Y263]) = [.$O263]; [.$K$1]; IF(MIN([.$O263];[.$T263];[.$Y263]) = [.$T263]; [.$P$1]; IF(ISNUMBER([.$Y263]); [.$U$1]; &quot;NO PRICING&quot;))); &quot;&quot;)">
            <text:p/>
          </table:table-cell>
          <table:table-cell table:style-name="ce5" table:formula="of:=IF([.$A263] &lt;&gt; &quot;&quot;; IF(MIN([.$O263];[.$T263];[.$Y263]) = [.$O263]; [.$K263]; IF(MIN([.$O263];[.$T263];[.$Y263]) = [.$T263]; [.$P263]; IF(ISNUMBER([.$Y263]); [.$U263]; &quot;NO PRICING&quot;))); &quot;&quot;)">
            <text:p/>
          </table:table-cell>
          <table:table-cell table:style-name="ce5" table:formula="of:=IF([.$A263] &lt;&gt; &quot;&quot;; IF(MIN([.$O263];[.$T263];[.$Y263]) = [.$O263]; [.$N263]; IF(MIN([.$O263];[.$T263];[.$Y263]) = [.$T263]; [.$S263]; IF(ISNUMBER([.$Y263]); [.$X263]; &quot;NO PRICING&quot;))); &quot;&quot;)">
            <text:p/>
          </table:table-cell>
          <table:table-cell table:style-name="ce37" table:formula="of:=IF([.$A263] &lt;&gt; &quot;&quot;; IF(MIN([.$O263];[.$T263];[.$Y263]) = [.$O263]; [.$O263]; IF(MIN([.$O263];[.$T263];[.$Y263]) = [.$T263]; [.$T263]; IF(ISNUMBER([.$Y263]); [.$Y263]; &quot;NO PRICING&quot;))); &quot;&quot;)">
            <text:p/>
          </table:table-cell>
          <table:table-cell table:style-name="ce55"/>
          <table:table-cell table:style-name="ce7" table:number-columns-repeated="993"/>
        </table:table-row>
        <table:table-row table:style-name="ro2">
          <table:table-cell table:style-name="ce8"/>
          <table:table-cell table:style-name="ce12" table:number-columns-repeated="6"/>
          <table:table-cell table:style-name="ce20"/>
          <table:table-cell table:style-name="ce12" table:number-columns-repeated="2"/>
          <table:table-cell table:style-name="ce26"/>
          <table:table-cell table:style-name="ce32"/>
          <table:table-cell table:style-name="ce12"/>
          <table:table-cell table:style-name="ce12" table:formula="of:=SUM([.N3:.N263])" office:value-type="float" office:value="1358">
            <text:p>1358</text:p>
          </table:table-cell>
          <table:table-cell table:style-name="ce12" table:formula="of:=SUM([.O3:.O263])" office:value-type="float" office:value="349.684">
            <text:p>349,684</text:p>
          </table:table-cell>
          <table:table-cell table:style-name="ce26"/>
          <table:table-cell table:style-name="ce32"/>
          <table:table-cell table:style-name="ce12"/>
          <table:table-cell table:style-name="ce12" table:formula="of:=SUM([.S3:.S263])" office:value-type="float" office:value="578">
            <text:p>578</text:p>
          </table:table-cell>
          <table:table-cell table:style-name="ce12" table:formula="of:=SUM([.T3:.T263])" office:value-type="float" office:value="43.936">
            <text:p>43,936</text:p>
          </table:table-cell>
          <table:table-cell table:style-name="ce26"/>
          <table:table-cell table:style-name="ce32"/>
          <table:table-cell table:style-name="ce12"/>
          <table:table-cell table:style-name="ce12" table:formula="of:=SUM([.X3:.X263])" office:value-type="float" office:value="1348">
            <text:p>1348</text:p>
          </table:table-cell>
          <table:table-cell table:style-name="ce12" table:formula="of:=SUM([.Y3:.Y263])" office:value-type="float" office:value="1350985">
            <text:p>1350985</text:p>
          </table:table-cell>
          <table:table-cell table:style-name="ce42"/>
          <table:table-cell table:style-name="ce12" table:number-columns-repeated="2"/>
          <table:table-cell table:style-name="ce52" table:formula="of:=SUM([.AC3:.AC263])" office:value-type="float" office:value="339.82">
            <text:p>339.82</text:p>
          </table:table-cell>
          <table:table-cell table:style-name="ce59"/>
          <table:table-cell table:style-name="ce60" table:number-columns-repeated="993"/>
        </table:table-row>
        <table:table-row table:style-name="ro2">
          <table:table-cell office:value-type="string">
            <text:p>VAT</text:p>
          </table:table-cell>
          <table:table-cell table:style-name="ce13" office:value-type="percentage" office:value="0.2">
            <text:p>20,00%</text:p>
          </table:table-cell>
          <table:table-cell table:number-columns-repeated="25"/>
          <table:table-cell table:style-name="ce50"/>
          <table:table-cell table:formula="of:=([.AC264]+US_surcharge)*VAT" office:value-type="float" office:value="71.154">
            <text:p>71.15</text:p>
          </table:table-cell>
          <table:table-cell table:number-columns-repeated="994"/>
        </table:table-row>
        <table:table-row table:style-name="ro2">
          <table:table-cell office:value-type="string">
            <text:p>Farnell US Surcharge</text:p>
          </table:table-cell>
          <table:table-cell table:style-name="ce14" office:value-type="currency" office:currency="GBP" office:value="15.95">
            <text:p>£15.95</text:p>
          </table:table-cell>
          <table:table-cell table:number-columns-repeated="26"/>
          <table:table-cell table:formula="of:=US_surcharge" office:value-type="float" office:value="15.95">
            <text:p>15.95</text:p>
          </table:table-cell>
          <table:table-cell table:number-columns-repeated="994"/>
        </table:table-row>
        <table:table-row table:style-name="ro2">
          <table:table-cell office:value-type="string">
            <text:p>Extra Quantity</text:p>
          </table:table-cell>
          <table:table-cell table:style-name="ce13" office:value-type="percentage" office:value="0.1">
            <text:p>10,00%</text:p>
          </table:table-cell>
          <table:table-cell table:number-columns-repeated="1021"/>
        </table:table-row>
        <table:table-row table:style-name="ro2">
          <table:table-cell office:value-type="string">
            <text:p>Grand Total</text:p>
          </table:table-cell>
          <table:table-cell table:number-columns-repeated="27"/>
          <table:table-cell table:formula="of:=SUM([.AC264:.AC266])" office:value-type="float" office:value="426.924">
            <text:p>426.92</text:p>
          </table:table-cell>
          <table:table-cell table:number-columns-repeated="994"/>
        </table:table-row>
        <table:table-row table:style-name="ro2" table:number-rows-repeated="104830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extra" table:target-range-address="Sheet2.B267:Sheet2.B267" table:orientation="column"/>
        <table:database-range table:name="main" table:target-range-address="Sheet2.A3:Sheet2.Y199" table:orientation="column"/>
        <table:database-range table:name="US_surcharge" table:target-range-address="Sheet2.B266:Sheet2.B266" table:orientation="column"/>
        <table:database-range table:name="VAT" table:target-range-address="Sheet2.B265:Sheet2.B265" table:orientation="column"/>
        <table:database-range table:name="__Anonymous_Sheet_DB__1" table:target-range-address="Sheet2.A3:Sheet2.AMI19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number:currency-style style:name="N112P0" style:volatile="true">
      <number:number number:decimal-places="0" number:min-integer-digits="1" number:grouping="true"/>
      <number:text> </number:text>
      <number:currency-symbol number:language="el" number:country="GR">€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el" number:country="GR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115P0" style:volatile="true">
      <number:number number:decimal-places="3" number:min-integer-digits="0" number:grouping="true"/>
      <number:text> </number:text>
      <number:currency-symbol number:language="el" number:country="GR">€</number:currency-symbol>
    </number:currency-style>
    <number:currency-style style:name="N115">
      <number:text>-</number:text>
      <number:number number:decimal-places="3" number:min-integer-digits="0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number-style style:name="N116">
      <number:number number:decimal-places="0" number:min-integer-digits="0" number:grouping="true"/>
    </number:number-style>
    <number:number-style style:name="N117">
      <number:number number:decimal-places="0" number:min-integer-digits="3" number:grouping="true"/>
    </number:number-style>
    <number:number-style style:name="N118">
      <number:number number:decimal-places="3" number:min-integer-digits="0" number:grouping="true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4" number:grouping="true"/>
    </number:number-style>
    <number:number-style style:name="N121">
      <number:number number:decimal-places="3" number:min-integer-digits="0" number:decimal-replacement=""/>
    </number:number-style>
    <number:number-style style:name="N5110" number:language="en" number:country="GB">
      <number:number number:decimal-places="3" number:min-integer-digits="1"/>
    </number:number-style>
    <number:number-style style:name="N5111P0" style:volatile="true" number:language="en" number:country="GB">
      <number:number number:decimal-places="2" number:min-integer-digits="1" number:grouping="true"/>
    </number:number-style>
    <number:number-style style:name="N5111" number:language="en" number:country="GB">
      <number:text>-</number:text>
      <number:number number:decimal-places="2" number:min-integer-digits="1" number:grouping="true"/>
      <style:map style:condition="value()&gt;=0" style:apply-style-name="N5111P0"/>
    </number:number-style>
    <number:currency-style style:name="N10106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10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106P0"/>
    </number:currency-style>
    <number:currency-style style:name="N15109P0" style:volatile="true" number:language="el" number:country="GR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5109" number:language="el" number:country="GR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5109P0"/>
    </number:currency-style>
    <number:currency-style style:name="N2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9P0"/>
    </number:currency-style>
    <number:currency-style style:name="N25109P0" style:volatile="true" number:language="de" number:country="LU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25109" number:language="de" number:country="LU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25109P0"/>
    </number:currency-style>
    <number:currency-style style:name="N30111P0" style:volatile="true" number:language="en" number:country="IE">
      <number:currency-symbol number:language="en" number:country="IE">€</number:currency-symbol>
      <number:number number:decimal-places="2" number:min-integer-digits="1" number:grouping="true"/>
    </number:currency-style>
    <number:currency-style style:name="N30111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30111P0"/>
    </number:currency-style>
    <number:currency-style style:name="N35111P0" style:volatile="true" number:language="en" number:country="GH">
      <number:currency-symbol number:language="en" number:country="GH">GH₵</number:currency-symbol>
      <number:number number:decimal-places="2" number:min-integer-digits="1" number:grouping="true"/>
    </number:currency-style>
    <number:currency-style style:name="N35111" number:language="en" number:country="GH">
      <style:text-properties fo:color="#ff0000"/>
      <number:text>-</number:text>
      <number:currency-symbol number:language="en" number:country="GH">GH₵</number:currency-symbol>
      <number:number number:decimal-places="2" number:min-integer-digits="1" number:grouping="true"/>
      <style:map style:condition="value()&gt;=0" style:apply-style-name="N35111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808080"/>
    </style:style>
    <style:style style:name="Obtained_20_in_20_full" style:display-name="Obtained in full" style:family="table-cell" style:parent-style-name="Default">
      <style:table-cell-properties style:vertical-justify="auto"/>
      <style:paragraph-properties css3t:text-justify="auto"/>
      <style:text-properties fo:color="#808080" style:text-line-through-style="none" style:font-weight-asian="normal"/>
    </style:style>
    <style:style style:name="Not_20_obtained_20_any" style:display-name="Not obtained any" style:family="table-cell" style:parent-style-name="Default">
      <style:text-properties fo:color="#800000" style:font-weight-asian="normal"/>
    </style:style>
    <style:style style:name="Greyed_20_Out" style:display-name="Greyed Out" style:family="table-cell" style:parent-style-name="Default">
      <style:table-cell-properties fo:border="none" fo:padding-bottom="0.106cm" fo:padding-left="0.035cm" fo:padding-right="0.035cm" fo:padding-top="0.106cm"/>
      <style:text-properties fo:color="#cccccc"/>
    </style:style>
    <style:style style:name="Farnell" style:family="table-cell" style:parent-style-name="Greyed_20_Out">
      <style:text-properties fo:color="#eb613d"/>
    </style:style>
    <style:style style:name="Farnell_20_US" style:display-name="Farnell US" style:family="table-cell" style:parent-style-name="Greyed_20_Out">
      <style:text-properties fo:color="#6b4794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16T14:14:08</dc:date>
    <meta:generator>LibreOffice/3.5$Linux_X86_64 LibreOffice_project/350m1$Build-2</meta:generator>
    <meta:editing-duration>PT16H10M26S</meta:editing-duration>
    <meta:editing-cycles>216</meta:editing-cycles>
    <meta:document-statistic meta:table-count="2" meta:cell-count="10118" meta:object-count="0"/>
  </office:meta>
</office:document-meta>
</file>